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4.91pt"/>
    </style:style>
    <style:style style:name="co2" style:family="table-column">
      <style:table-column-properties fo:break-before="auto" style:column-width="156.25pt"/>
    </style:style>
    <style:style style:name="co3" style:family="table-column">
      <style:table-column-properties fo:break-before="auto" style:column-width="58.34pt"/>
    </style:style>
    <style:style style:name="co4" style:family="table-column">
      <style:table-column-properties fo:break-before="auto" style:column-width="54.14pt"/>
    </style:style>
    <style:style style:name="co5" style:family="table-column">
      <style:table-column-properties fo:break-before="auto" style:column-width="63.21pt"/>
    </style:style>
    <style:style style:name="co6" style:family="table-column">
      <style:table-column-properties fo:break-before="auto" style:column-width="47.96pt"/>
    </style:style>
    <style:style style:name="co7" style:family="table-column">
      <style:table-column-properties fo:break-before="auto" style:column-width="70.16pt"/>
    </style:style>
    <style:style style:name="co8" style:family="table-column">
      <style:table-column-properties fo:break-before="auto" style:column-width="120.16pt"/>
    </style:style>
    <style:style style:name="co9" style:family="table-column">
      <style:table-column-properties fo:break-before="auto" style:column-width="79.91pt"/>
    </style:style>
    <style:style style:name="co10" style:family="table-column">
      <style:table-column-properties fo:break-before="auto" style:column-width="64.6pt"/>
    </style:style>
    <style:style style:name="co11" style:family="table-column">
      <style:table-column-properties fo:break-before="auto" style:column-width="44.45pt"/>
    </style:style>
    <style:style style:name="co12" style:family="table-column">
      <style:table-column-properties fo:break-before="auto" style:column-width="49.29pt"/>
    </style:style>
    <style:style style:name="co13" style:family="table-column">
      <style:table-column-properties fo:break-before="auto" style:column-width="309.06pt"/>
    </style:style>
    <style:style style:name="co14" style:family="table-column">
      <style:table-column-properties fo:break-before="auto" style:column-width="454.2pt"/>
    </style:style>
    <style:style style:name="co15" style:family="table-column">
      <style:table-column-properties fo:break-before="auto" style:column-width="718.81pt"/>
    </style:style>
    <style:style style:name="co16" style:family="table-column">
      <style:table-column-properties fo:break-before="auto" style:column-width="150.69pt"/>
    </style:style>
    <style:style style:name="co17" style:family="table-column">
      <style:table-column-properties fo:break-before="auto" style:column-width="141pt"/>
    </style:style>
    <style:style style:name="co18" style:family="table-column">
      <style:table-column-properties fo:break-before="auto" style:column-width="79.14pt"/>
    </style:style>
    <style:style style:name="co19" style:family="table-column">
      <style:table-column-properties fo:break-before="auto" style:column-width="107.66pt"/>
    </style:style>
    <style:style style:name="co20" style:family="table-column">
      <style:table-column-properties fo:break-before="auto" style:column-width="80.5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lean_5f_ElectricCarData">
      <style:table-properties table:display="true" style:writing-mode="lr-tb"/>
    </style:style>
    <style:style style:name="ta2" style:family="table" style:master-page-name="PageStyle_5f_Changelog">
      <style:table-properties table:display="true" style:writing-mode="lr-tb"/>
    </style:style>
    <style:style style:name="ta3" style:family="table" style:master-page-name="PageStyle_5f_EDA">
      <style:table-properties table:display="true" style:writing-mode="lr-tb"/>
    </style:style>
    <style:style style:name="ta4" style:family="table" style:master-page-name="PageStyle_5f_PT-_20_Brand_20_x_20_Price">
      <style:table-properties table:display="true" style:writing-mode="lr-tb"/>
    </style:style>
    <style:style style:name="ta5" style:family="table" style:master-page-name="PageStyle_5f_PT-_20_BodyStyle_20_x_20_Price">
      <style:table-properties table:display="true" style:writing-mode="lr-tb"/>
    </style:style>
    <style:style style:name="ta6" style:family="table" style:master-page-name="PageStyle_5f_PT-_20_PowerTrain_20_x_20_AccelSec">
      <style:table-properties table:display="true" style:writing-mode="lr-tb"/>
    </style:style>
    <style:style style:name="ta7" style:family="table" style:master-page-name="PageStyle_5f_Stats_5f_ElectricCarData">
      <style:table-properties table:display="true" style:writing-mode="lr-tb"/>
    </style:style>
    <style:style style:name="ta8" style:family="table" style:master-page-name="PageStyle_5f_raw_5f_ElectricCarData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27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28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28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2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29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f1f1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1f1f1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f1f1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1f1f1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8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39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40" style:family="table-cell" style:parent-style-name="Pivot_20_Table_20_Value" style:data-style-name="N3">
      <style:table-cell-properties fo:border-bottom="none" fo:border-left="0.99pt solid #000000" fo:border-right="2.01pt solid #000000" fo:border-top="0.99pt solid #000000"/>
    </style:style>
    <style:style style:name="ce41" style:family="table-cell" style:parent-style-name="Pivot_20_Table_20_Value" style:data-style-name="N3">
      <style:table-cell-properties fo:border-bottom="none" fo:border-left="0.99pt solid #000000" fo:border-right="2.01pt solid #000000" fo:border-top="none"/>
    </style:style>
    <style:style style:name="ce42" style:family="table-cell" style:parent-style-name="Pivot_20_Table_20_Value" style:data-style-name="N3">
      <style:table-cell-properties fo:border-bottom="2.01pt solid #000000" fo:border-left="0.99pt solid #000000" fo:border-right="2.01pt solid #000000" fo:border-top="none"/>
    </style:style>
    <style:style style:name="ce43" style:family="table-cell" style:parent-style-name="Pivot_20_Table_20_Value" style:data-style-name="N126">
      <style:table-cell-properties fo:border-bottom="none" fo:border-left="0.99pt solid #000000" fo:border-right="2.01pt solid #000000" fo:border-top="0.99pt solid #000000"/>
    </style:style>
    <style:style style:name="ce44" style:family="table-cell" style:parent-style-name="Pivot_20_Table_20_Value" style:data-style-name="N126">
      <style:table-cell-properties fo:border-bottom="none" fo:border-left="0.99pt solid #000000" fo:border-right="2.01pt solid #000000" fo:border-top="none"/>
    </style:style>
    <style:style style:name="ce45" style:family="table-cell" style:parent-style-name="Pivot_20_Table_20_Value" style:data-style-name="N126">
      <style:table-cell-properties fo:border-bottom="2.01pt solid #000000" fo:border-left="0.99pt solid #000000" fo:border-right="2.01pt solid #000000" fo:border-top="none"/>
    </style:style>
    <style:style style:name="ce4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3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 style:data-style-name="N13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A1]))=0)" style:apply-style-name="ConditionalStyle_5f_1" style:base-cell-address="raw_ElectricCarData.A1"/>
    </style:style>
    <style:style style:name="ce50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A1]))=0)" style:apply-style-name="ConditionalStyle_5f_1" style:base-cell-address="raw_ElectricCarData.A1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lean_ElectricCar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6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7" table:visibility="collapse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7" table:number-columns-repeated="1006" table:default-cell-style-name="Default"/>
        <table:table-row table:style-name="ro1">
          <table:table-cell table:style-name="ce1" office:value-type="string" calcext:value-type="string">
            <text:p>Brand</text:p>
          </table:table-cell>
          <table:table-cell table:style-name="ce3" office:value-type="string" calcext:value-type="string">
            <text:p>Model</text:p>
          </table:table-cell>
          <table:table-cell table:style-name="ce6" office:value-type="string" calcext:value-type="string">
            <text:p>AccelSec_Km</text:p>
          </table:table-cell>
          <table:table-cell table:style-name="ce1" office:value-type="string" calcext:value-type="string">
            <text:p>AccelSec_Mi</text:p>
          </table:table-cell>
          <table:table-cell table:style-name="ce1" office:value-type="string" calcext:value-type="string">
            <text:p>TopSpeed_Km</text:p>
          </table:table-cell>
          <table:table-cell table:style-name="ce11" office:value-type="string" calcext:value-type="string">
            <text:p>TopSpeed_Mi</text:p>
          </table:table-cell>
          <table:table-cell table:style-name="ce1" office:value-type="string" calcext:value-type="string">
            <text:p>Range_Km</text:p>
          </table:table-cell>
          <table:table-cell table:style-name="ce11" office:value-type="string" calcext:value-type="string">
            <text:p>Range_Mi</text:p>
          </table:table-cell>
          <table:table-cell table:style-name="ce1" office:value-type="string" calcext:value-type="string">
            <text:p>Efficiency_Km</text:p>
          </table:table-cell>
          <table:table-cell table:style-name="ce11" office:value-type="string" calcext:value-type="string">
            <text:p>Efficiency_Mi</text:p>
          </table:table-cell>
          <table:table-cell table:style-name="ce1" office:value-type="string" calcext:value-type="string">
            <text:p>FastCharge_Km</text:p>
          </table:table-cell>
          <table:table-cell table:style-name="ce18" office:value-type="string" calcext:value-type="string">
            <text:p>FastCharge_Mi</text:p>
          </table:table-cell>
          <table:table-cell table:style-name="ce1" office:value-type="string" calcext:value-type="string">
            <text:p>RapidCharge</text:p>
          </table:table-cell>
          <table:table-cell table:style-name="ce1" office:value-type="string" calcext:value-type="string">
            <text:p>PowerTrain</text:p>
          </table:table-cell>
          <table:table-cell table:style-name="ce1" office:value-type="string" calcext:value-type="string">
            <text:p>BodyStyle</text:p>
          </table:table-cell>
          <table:table-cell table:style-name="ce1" office:value-type="string" calcext:value-type="string">
            <text:p>Seats</text:p>
          </table:table-cell>
          <table:table-cell table:style-name="ce1" office:value-type="string" calcext:value-type="string">
            <text:p>PriceEuro</text:p>
          </table:table-cell>
          <table:table-cell table:style-name="ce19" office:value-type="string" calcext:value-type="string">
            <text:p>PriceDollar</text:p>
          </table:table-cell>
          <table:table-cell table:style-name="ce1" table:number-columns-repeated="12"/>
          <table:table-cell table:number-columns-repeated="994"/>
        </table:table-row>
        <table:table-row table:style-name="ro1">
          <table:table-cell table:style-name="ce2" office:value-type="string" calcext:value-type="string">
            <text:p>Aiways</text:p>
          </table:table-cell>
          <table:table-cell table:style-name="ce4" office:value-type="string" calcext:value-type="string">
            <text:p>U5</text:p>
          </table:table-cell>
          <table:table-cell table:style-name="ce7" office:value-type="float" office:value="9" calcext:value-type="float">
            <text:p>9.0</text:p>
          </table:table-cell>
          <table:table-cell table:style-name="ce9" table:formula="of:=[.C2]/1.0356" office:value-type="float" office:value="8.69061413673233" calcext:value-type="float">
            <text:p>8.69 sec</text:p>
          </table:table-cell>
          <table:table-cell table:style-name="ce2" office:value-type="float" office:value="150" calcext:value-type="float">
            <text:p>150</text:p>
          </table:table-cell>
          <table:table-cell table:style-name="ce12" table:formula="of:=[.E2]*0.62" office:value-type="float" office:value="93" calcext:value-type="float">
            <text:p>93 mi/hr</text:p>
          </table:table-cell>
          <table:table-cell table:style-name="ce2" office:value-type="float" office:value="335" calcext:value-type="float">
            <text:p>335</text:p>
          </table:table-cell>
          <table:table-cell table:style-name="ce14" table:formula="of:=[.G2]*0.62" office:value-type="float" office:value="207.7" calcext:value-type="float">
            <text:p>208 mi</text:p>
          </table:table-cell>
          <table:table-cell table:style-name="ce2" office:value-type="float" office:value="188" calcext:value-type="float">
            <text:p>188</text:p>
          </table:table-cell>
          <table:table-cell table:style-name="ce16" table:formula="of:=[.I2]*1.6" office:value-type="float" office:value="300.8" calcext:value-type="float">
            <text:p>301 Wh/mi</text:p>
          </table:table-cell>
          <table:table-cell table:style-name="ce2" office:value-type="float" office:value="350" calcext:value-type="float">
            <text:p>350</text:p>
          </table:table-cell>
          <table:table-cell table:style-name="ce12" table:formula="of:=IF([.K2]=&quot;N/a&quot;;&quot;N/a&quot;;[.K2]/1.0356)" office:value-type="float" office:value="337.968327539591" calcext:value-type="float">
            <text:p>338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Front Wheel Drive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6057" calcext:value-type="float">
            <text:p>36057</text:p>
          </table:table-cell>
          <table:table-cell table:style-name="ce20" table:formula="of:=[.Q2]/1.1" office:value-type="float" office:value="32779.0909090909" calcext:value-type="float">
            <text:p>32,779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Audi</text:p>
          </table:table-cell>
          <table:table-cell table:style-name="ce4" office:value-type="string" calcext:value-type="string">
            <text:p>e-tron GT</text:p>
          </table:table-cell>
          <table:table-cell table:style-name="ce7" office:value-type="float" office:value="3.5" calcext:value-type="float">
            <text:p>3.5</text:p>
          </table:table-cell>
          <table:table-cell table:style-name="ce9" table:formula="of:=[.C3]/1.0356" office:value-type="float" office:value="3.37968327539591" calcext:value-type="float">
            <text:p>3.38 sec</text:p>
          </table:table-cell>
          <table:table-cell table:style-name="ce2" office:value-type="float" office:value="240" calcext:value-type="float">
            <text:p>240</text:p>
          </table:table-cell>
          <table:table-cell table:style-name="ce12" table:formula="of:=[.E3]*0.62" office:value-type="float" office:value="148.8" calcext:value-type="float">
            <text:p>149 mi/hr</text:p>
          </table:table-cell>
          <table:table-cell table:style-name="ce2" office:value-type="float" office:value="425" calcext:value-type="float">
            <text:p>425</text:p>
          </table:table-cell>
          <table:table-cell table:style-name="ce14" table:formula="of:=[.G3]*0.62" office:value-type="float" office:value="263.5" calcext:value-type="float">
            <text:p>264 mi</text:p>
          </table:table-cell>
          <table:table-cell table:style-name="ce2" office:value-type="float" office:value="197" calcext:value-type="float">
            <text:p>197</text:p>
          </table:table-cell>
          <table:table-cell table:style-name="ce16" table:formula="of:=[.I3]*1.6" office:value-type="float" office:value="315.2" calcext:value-type="float">
            <text:p>315 Wh/mi</text:p>
          </table:table-cell>
          <table:table-cell table:style-name="ce2" office:value-type="float" office:value="850" calcext:value-type="float">
            <text:p>850</text:p>
          </table:table-cell>
          <table:table-cell table:style-name="ce12" table:formula="of:=IF([.K3]=&quot;N/a&quot;;&quot;N/a&quot;;[.K3]/1.0356)" office:value-type="float" office:value="820.78022402472" calcext:value-type="float">
            <text:p>821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All Wheel Drive</text:p>
          </table:table-cell>
          <table:table-cell table:style-name="ce2" office:value-type="string" calcext:value-type="string">
            <text:p>Sedan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25000" calcext:value-type="float">
            <text:p>125000</text:p>
          </table:table-cell>
          <table:table-cell table:style-name="ce20" table:formula="of:=[.Q3]/1.1" office:value-type="float" office:value="113636.363636364" calcext:value-type="float">
            <text:p>113,63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Audi</text:p>
          </table:table-cell>
          <table:table-cell table:style-name="ce4" office:value-type="string" calcext:value-type="string">
            <text:p>e-tron S Sportback 55 quattro</text:p>
          </table:table-cell>
          <table:table-cell table:style-name="ce7" office:value-type="float" office:value="4.5" calcext:value-type="float">
            <text:p>4.5</text:p>
          </table:table-cell>
          <table:table-cell table:style-name="ce9" table:formula="of:=[.C4]/1.0356" office:value-type="float" office:value="4.34530706836616" calcext:value-type="float">
            <text:p>4.35 sec</text:p>
          </table:table-cell>
          <table:table-cell table:style-name="ce2" office:value-type="float" office:value="210" calcext:value-type="float">
            <text:p>210</text:p>
          </table:table-cell>
          <table:table-cell table:style-name="ce12" table:formula="of:=[.E4]*0.62" office:value-type="float" office:value="130.2" calcext:value-type="float">
            <text:p>130 mi/hr</text:p>
          </table:table-cell>
          <table:table-cell table:style-name="ce2" office:value-type="float" office:value="335" calcext:value-type="float">
            <text:p>335</text:p>
          </table:table-cell>
          <table:table-cell table:style-name="ce14" table:formula="of:=[.G4]*0.62" office:value-type="float" office:value="207.7" calcext:value-type="float">
            <text:p>208 mi</text:p>
          </table:table-cell>
          <table:table-cell table:style-name="ce2" office:value-type="float" office:value="258" calcext:value-type="float">
            <text:p>258</text:p>
          </table:table-cell>
          <table:table-cell table:style-name="ce16" table:formula="of:=[.I4]*1.6" office:value-type="float" office:value="412.8" calcext:value-type="float">
            <text:p>413 Wh/mi</text:p>
          </table:table-cell>
          <table:table-cell table:style-name="ce2" office:value-type="float" office:value="540" calcext:value-type="float">
            <text:p>540</text:p>
          </table:table-cell>
          <table:table-cell table:style-name="ce12" table:formula="of:=IF([.K4]=&quot;N/a&quot;;&quot;N/a&quot;;[.K4]/1.0356)" office:value-type="float" office:value="521.43684820394" calcext:value-type="float">
            <text:p>521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All Wheel Drive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6050" calcext:value-type="float">
            <text:p>96050</text:p>
          </table:table-cell>
          <table:table-cell table:style-name="ce20" table:formula="of:=[.Q4]/1.1" office:value-type="float" office:value="87318.1818181818" calcext:value-type="float">
            <text:p>87,318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Audi</text:p>
          </table:table-cell>
          <table:table-cell table:style-name="ce4" office:value-type="string" calcext:value-type="string">
            <text:p>e-tron S 55 quattro</text:p>
          </table:table-cell>
          <table:table-cell table:style-name="ce7" office:value-type="float" office:value="4.5" calcext:value-type="float">
            <text:p>4.5</text:p>
          </table:table-cell>
          <table:table-cell table:style-name="ce9" table:formula="of:=[.C5]/1.0356" office:value-type="float" office:value="4.34530706836616" calcext:value-type="float">
            <text:p>4.35 sec</text:p>
          </table:table-cell>
          <table:table-cell table:style-name="ce2" office:value-type="float" office:value="210" calcext:value-type="float">
            <text:p>210</text:p>
          </table:table-cell>
          <table:table-cell table:style-name="ce12" table:formula="of:=[.E5]*0.62" office:value-type="float" office:value="130.2" calcext:value-type="float">
            <text:p>130 mi/hr</text:p>
          </table:table-cell>
          <table:table-cell table:style-name="ce2" office:value-type="float" office:value="320" calcext:value-type="float">
            <text:p>320</text:p>
          </table:table-cell>
          <table:table-cell table:style-name="ce14" table:formula="of:=[.G5]*0.62" office:value-type="float" office:value="198.4" calcext:value-type="float">
            <text:p>198 mi</text:p>
          </table:table-cell>
          <table:table-cell table:style-name="ce2" office:value-type="float" office:value="270" calcext:value-type="float">
            <text:p>270</text:p>
          </table:table-cell>
          <table:table-cell table:style-name="ce16" table:formula="of:=[.I5]*1.6" office:value-type="float" office:value="432" calcext:value-type="float">
            <text:p>432 Wh/mi</text:p>
          </table:table-cell>
          <table:table-cell table:style-name="ce2" office:value-type="float" office:value="510" calcext:value-type="float">
            <text:p>510</text:p>
          </table:table-cell>
          <table:table-cell table:style-name="ce12" table:formula="of:=IF([.K5]=&quot;N/a&quot;;&quot;N/a&quot;;[.K5]/1.0356)" office:value-type="float" office:value="492.468134414832" calcext:value-type="float">
            <text:p>492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All Wheel Drive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3800" calcext:value-type="float">
            <text:p>93800</text:p>
          </table:table-cell>
          <table:table-cell table:style-name="ce20" table:formula="of:=[.Q5]/1.1" office:value-type="float" office:value="85272.7272727273" calcext:value-type="float">
            <text:p>85,273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Audi</text:p>
          </table:table-cell>
          <table:table-cell table:style-name="ce4" office:value-type="string" calcext:value-type="string">
            <text:p>e-tron Sportback 55 quattro</text:p>
          </table:table-cell>
          <table:table-cell table:style-name="ce7" office:value-type="float" office:value="5.7" calcext:value-type="float">
            <text:p>5.7</text:p>
          </table:table-cell>
          <table:table-cell table:style-name="ce9" table:formula="of:=[.C6]/1.0356" office:value-type="float" office:value="5.50405561993048" calcext:value-type="float">
            <text:p>5.50 sec</text:p>
          </table:table-cell>
          <table:table-cell table:style-name="ce2" office:value-type="float" office:value="200" calcext:value-type="float">
            <text:p>200</text:p>
          </table:table-cell>
          <table:table-cell table:style-name="ce12" table:formula="of:=[.E6]*0.62" office:value-type="float" office:value="124" calcext:value-type="float">
            <text:p>124 mi/hr</text:p>
          </table:table-cell>
          <table:table-cell table:style-name="ce2" office:value-type="float" office:value="380" calcext:value-type="float">
            <text:p>380</text:p>
          </table:table-cell>
          <table:table-cell table:style-name="ce14" table:formula="of:=[.G6]*0.62" office:value-type="float" office:value="235.6" calcext:value-type="float">
            <text:p>236 mi</text:p>
          </table:table-cell>
          <table:table-cell table:style-name="ce2" office:value-type="float" office:value="228" calcext:value-type="float">
            <text:p>228</text:p>
          </table:table-cell>
          <table:table-cell table:style-name="ce16" table:formula="of:=[.I6]*1.6" office:value-type="float" office:value="364.8" calcext:value-type="float">
            <text:p>365 Wh/mi</text:p>
          </table:table-cell>
          <table:table-cell table:style-name="ce2" office:value-type="float" office:value="610" calcext:value-type="float">
            <text:p>610</text:p>
          </table:table-cell>
          <table:table-cell table:style-name="ce12" table:formula="of:=IF([.K6]=&quot;N/a&quot;;&quot;N/a&quot;;[.K6]/1.0356)" office:value-type="float" office:value="589.030513711858" calcext:value-type="float">
            <text:p>589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All Wheel Drive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1639" calcext:value-type="float">
            <text:p>81639</text:p>
          </table:table-cell>
          <table:table-cell table:style-name="ce20" table:formula="of:=[.Q6]/1.1" office:value-type="float" office:value="74217.2727272727" calcext:value-type="float">
            <text:p>74,217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Audi</text:p>
          </table:table-cell>
          <table:table-cell table:style-name="ce4" office:value-type="string" calcext:value-type="string">
            <text:p>e-tron 55 quattro</text:p>
          </table:table-cell>
          <table:table-cell table:style-name="ce7" office:value-type="float" office:value="5.7" calcext:value-type="float">
            <text:p>5.7</text:p>
          </table:table-cell>
          <table:table-cell table:style-name="ce9" table:formula="of:=[.C7]/1.0356" office:value-type="float" office:value="5.50405561993048" calcext:value-type="float">
            <text:p>5.50 sec</text:p>
          </table:table-cell>
          <table:table-cell table:style-name="ce2" office:value-type="float" office:value="200" calcext:value-type="float">
            <text:p>200</text:p>
          </table:table-cell>
          <table:table-cell table:style-name="ce12" table:formula="of:=[.E7]*0.62" office:value-type="float" office:value="124" calcext:value-type="float">
            <text:p>124 mi/hr</text:p>
          </table:table-cell>
          <table:table-cell table:style-name="ce2" office:value-type="float" office:value="365" calcext:value-type="float">
            <text:p>365</text:p>
          </table:table-cell>
          <table:table-cell table:style-name="ce14" table:formula="of:=[.G7]*0.62" office:value-type="float" office:value="226.3" calcext:value-type="float">
            <text:p>226 mi</text:p>
          </table:table-cell>
          <table:table-cell table:style-name="ce2" office:value-type="float" office:value="237" calcext:value-type="float">
            <text:p>237</text:p>
          </table:table-cell>
          <table:table-cell table:style-name="ce16" table:formula="of:=[.I7]*1.6" office:value-type="float" office:value="379.2" calcext:value-type="float">
            <text:p>379 Wh/mi</text:p>
          </table:table-cell>
          <table:table-cell table:style-name="ce2" office:value-type="float" office:value="590" calcext:value-type="float">
            <text:p>590</text:p>
          </table:table-cell>
          <table:table-cell table:style-name="ce12" table:formula="of:=IF([.K7]=&quot;N/a&quot;;&quot;N/a&quot;;[.K7]/1.0356)" office:value-type="float" office:value="569.718037852453" calcext:value-type="float">
            <text:p>570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All Wheel Drive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9445" calcext:value-type="float">
            <text:p>79445</text:p>
          </table:table-cell>
          <table:table-cell table:style-name="ce20" table:formula="of:=[.Q7]/1.1" office:value-type="float" office:value="72222.7272727273" calcext:value-type="float">
            <text:p>72,223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Audi</text:p>
          </table:table-cell>
          <table:table-cell table:style-name="ce4" office:value-type="string" calcext:value-type="string">
            <text:p>e-tron Sportback 50 quattro</text:p>
          </table:table-cell>
          <table:table-cell table:style-name="ce7" office:value-type="float" office:value="6.8" calcext:value-type="float">
            <text:p>6.8</text:p>
          </table:table-cell>
          <table:table-cell table:style-name="ce9" table:formula="of:=[.C8]/1.0356" office:value-type="float" office:value="6.56624179219776" calcext:value-type="float">
            <text:p>6.57 sec</text:p>
          </table:table-cell>
          <table:table-cell table:style-name="ce2" office:value-type="float" office:value="190" calcext:value-type="float">
            <text:p>190</text:p>
          </table:table-cell>
          <table:table-cell table:style-name="ce12" table:formula="of:=[.E8]*0.62" office:value-type="float" office:value="117.8" calcext:value-type="float">
            <text:p>118 mi/hr</text:p>
          </table:table-cell>
          <table:table-cell table:style-name="ce2" office:value-type="float" office:value="295" calcext:value-type="float">
            <text:p>295</text:p>
          </table:table-cell>
          <table:table-cell table:style-name="ce14" table:formula="of:=[.G8]*0.62" office:value-type="float" office:value="182.9" calcext:value-type="float">
            <text:p>183 mi</text:p>
          </table:table-cell>
          <table:table-cell table:style-name="ce2" office:value-type="float" office:value="219" calcext:value-type="float">
            <text:p>219</text:p>
          </table:table-cell>
          <table:table-cell table:style-name="ce16" table:formula="of:=[.I8]*1.6" office:value-type="float" office:value="350.4" calcext:value-type="float">
            <text:p>350 Wh/mi</text:p>
          </table:table-cell>
          <table:table-cell table:style-name="ce2" office:value-type="float" office:value="470" calcext:value-type="float">
            <text:p>470</text:p>
          </table:table-cell>
          <table:table-cell table:style-name="ce12" table:formula="of:=IF([.K8]=&quot;N/a&quot;;&quot;N/a&quot;;[.K8]/1.0356)" office:value-type="float" office:value="453.843182696022" calcext:value-type="float">
            <text:p>454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All Wheel Drive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9551" calcext:value-type="float">
            <text:p>69551</text:p>
          </table:table-cell>
          <table:table-cell table:style-name="ce20" table:formula="of:=[.Q8]/1.1" office:value-type="float" office:value="63228.1818181818" calcext:value-type="float">
            <text:p>63,228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Audi</text:p>
          </table:table-cell>
          <table:table-cell table:style-name="ce4" office:value-type="string" calcext:value-type="string">
            <text:p>e-tron 50 quattro</text:p>
          </table:table-cell>
          <table:table-cell table:style-name="ce7" office:value-type="float" office:value="6.8" calcext:value-type="float">
            <text:p>6.8</text:p>
          </table:table-cell>
          <table:table-cell table:style-name="ce9" table:formula="of:=[.C9]/1.0356" office:value-type="float" office:value="6.56624179219776" calcext:value-type="float">
            <text:p>6.57 sec</text:p>
          </table:table-cell>
          <table:table-cell table:style-name="ce2" office:value-type="float" office:value="190" calcext:value-type="float">
            <text:p>190</text:p>
          </table:table-cell>
          <table:table-cell table:style-name="ce12" table:formula="of:=[.E9]*0.62" office:value-type="float" office:value="117.8" calcext:value-type="float">
            <text:p>118 mi/hr</text:p>
          </table:table-cell>
          <table:table-cell table:style-name="ce2" office:value-type="float" office:value="280" calcext:value-type="float">
            <text:p>280</text:p>
          </table:table-cell>
          <table:table-cell table:style-name="ce14" table:formula="of:=[.G9]*0.62" office:value-type="float" office:value="173.6" calcext:value-type="float">
            <text:p>174 mi</text:p>
          </table:table-cell>
          <table:table-cell table:style-name="ce2" office:value-type="float" office:value="231" calcext:value-type="float">
            <text:p>231</text:p>
          </table:table-cell>
          <table:table-cell table:style-name="ce16" table:formula="of:=[.I9]*1.6" office:value-type="float" office:value="369.6" calcext:value-type="float">
            <text:p>370 Wh/mi</text:p>
          </table:table-cell>
          <table:table-cell table:style-name="ce2" office:value-type="float" office:value="450" calcext:value-type="float">
            <text:p>450</text:p>
          </table:table-cell>
          <table:table-cell table:style-name="ce12" table:formula="of:=IF([.K9]=&quot;N/a&quot;;&quot;N/a&quot;;[.K9]/1.0356)" office:value-type="float" office:value="434.530706836616" calcext:value-type="float">
            <text:p>435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All Wheel Drive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7358" calcext:value-type="float">
            <text:p>67358</text:p>
          </table:table-cell>
          <table:table-cell table:style-name="ce20" table:formula="of:=[.Q9]/1.1" office:value-type="float" office:value="61234.5454545455" calcext:value-type="float">
            <text:p>61,23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Audi</text:p>
          </table:table-cell>
          <table:table-cell table:style-name="ce4" office:value-type="string" calcext:value-type="string">
            <text:p>Q4 Sportback e-tron</text:p>
          </table:table-cell>
          <table:table-cell table:style-name="ce7" office:value-type="float" office:value="6.3" calcext:value-type="float">
            <text:p>6.3</text:p>
          </table:table-cell>
          <table:table-cell table:style-name="ce9" table:formula="of:=[.C10]/1.0356" office:value-type="float" office:value="6.08342989571263" calcext:value-type="float">
            <text:p>6.08 sec</text:p>
          </table:table-cell>
          <table:table-cell table:style-name="ce2" office:value-type="float" office:value="180" calcext:value-type="float">
            <text:p>180</text:p>
          </table:table-cell>
          <table:table-cell table:style-name="ce12" table:formula="of:=[.E10]*0.62" office:value-type="float" office:value="111.6" calcext:value-type="float">
            <text:p>112 mi/hr</text:p>
          </table:table-cell>
          <table:table-cell table:style-name="ce2" office:value-type="float" office:value="410" calcext:value-type="float">
            <text:p>410</text:p>
          </table:table-cell>
          <table:table-cell table:style-name="ce14" table:formula="of:=[.G10]*0.62" office:value-type="float" office:value="254.2" calcext:value-type="float">
            <text:p>254 mi</text:p>
          </table:table-cell>
          <table:table-cell table:style-name="ce2" office:value-type="float" office:value="188" calcext:value-type="float">
            <text:p>188</text:p>
          </table:table-cell>
          <table:table-cell table:style-name="ce16" table:formula="of:=[.I10]*1.6" office:value-type="float" office:value="300.8" calcext:value-type="float">
            <text:p>301 Wh/mi</text:p>
          </table:table-cell>
          <table:table-cell table:style-name="ce2" office:value-type="float" office:value="550" calcext:value-type="float">
            <text:p>550</text:p>
          </table:table-cell>
          <table:table-cell table:style-name="ce12" table:formula="of:=IF([.K10]=&quot;N/a&quot;;&quot;N/a&quot;;[.K10]/1.0356)" office:value-type="float" office:value="531.093086133642" calcext:value-type="float">
            <text:p>531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All Wheel Drive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500" calcext:value-type="float">
            <text:p>57500</text:p>
          </table:table-cell>
          <table:table-cell table:style-name="ce20" table:formula="of:=[.Q10]/1.1" office:value-type="float" office:value="52272.7272727273" calcext:value-type="float">
            <text:p>52,273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Audi</text:p>
          </table:table-cell>
          <table:table-cell table:style-name="ce4" office:value-type="string" calcext:value-type="string">
            <text:p>Q4 e-tron</text:p>
          </table:table-cell>
          <table:table-cell table:style-name="ce7" office:value-type="float" office:value="6.3" calcext:value-type="float">
            <text:p>6.3</text:p>
          </table:table-cell>
          <table:table-cell table:style-name="ce9" table:formula="of:=[.C11]/1.0356" office:value-type="float" office:value="6.08342989571263" calcext:value-type="float">
            <text:p>6.08 sec</text:p>
          </table:table-cell>
          <table:table-cell table:style-name="ce2" office:value-type="float" office:value="180" calcext:value-type="float">
            <text:p>180</text:p>
          </table:table-cell>
          <table:table-cell table:style-name="ce12" table:formula="of:=[.E11]*0.62" office:value-type="float" office:value="111.6" calcext:value-type="float">
            <text:p>112 mi/hr</text:p>
          </table:table-cell>
          <table:table-cell table:style-name="ce2" office:value-type="float" office:value="400" calcext:value-type="float">
            <text:p>400</text:p>
          </table:table-cell>
          <table:table-cell table:style-name="ce14" table:formula="of:=[.G11]*0.62" office:value-type="float" office:value="248" calcext:value-type="float">
            <text:p>248 mi</text:p>
          </table:table-cell>
          <table:table-cell table:style-name="ce2" office:value-type="float" office:value="193" calcext:value-type="float">
            <text:p>193</text:p>
          </table:table-cell>
          <table:table-cell table:style-name="ce16" table:formula="of:=[.I11]*1.6" office:value-type="float" office:value="308.8" calcext:value-type="float">
            <text:p>309 Wh/mi</text:p>
          </table:table-cell>
          <table:table-cell table:style-name="ce2" office:value-type="float" office:value="540" calcext:value-type="float">
            <text:p>540</text:p>
          </table:table-cell>
          <table:table-cell table:style-name="ce12" table:formula="of:=IF([.K11]=&quot;N/a&quot;;&quot;N/a&quot;;[.K11]/1.0356)" office:value-type="float" office:value="521.43684820394" calcext:value-type="float">
            <text:p>521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All Wheel Drive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5000" calcext:value-type="float">
            <text:p>55000</text:p>
          </table:table-cell>
          <table:table-cell table:style-name="ce20" table:formula="of:=[.Q11]/1.1" office:value-type="float" office:value="50000" calcext:value-type="float">
            <text:p>50,000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BMW</text:p>
          </table:table-cell>
          <table:table-cell table:style-name="ce4" office:value-type="string" calcext:value-type="string">
            <text:p>iX3</text:p>
          </table:table-cell>
          <table:table-cell table:style-name="ce7" office:value-type="float" office:value="6.8" calcext:value-type="float">
            <text:p>6.8</text:p>
          </table:table-cell>
          <table:table-cell table:style-name="ce9" table:formula="of:=[.C12]/1.0356" office:value-type="float" office:value="6.56624179219776" calcext:value-type="float">
            <text:p>6.57 sec</text:p>
          </table:table-cell>
          <table:table-cell table:style-name="ce2" office:value-type="float" office:value="180" calcext:value-type="float">
            <text:p>180</text:p>
          </table:table-cell>
          <table:table-cell table:style-name="ce12" table:formula="of:=[.E12]*0.62" office:value-type="float" office:value="111.6" calcext:value-type="float">
            <text:p>112 mi/hr</text:p>
          </table:table-cell>
          <table:table-cell table:style-name="ce2" office:value-type="float" office:value="360" calcext:value-type="float">
            <text:p>360</text:p>
          </table:table-cell>
          <table:table-cell table:style-name="ce14" table:formula="of:=[.G12]*0.62" office:value-type="float" office:value="223.2" calcext:value-type="float">
            <text:p>223 mi</text:p>
          </table:table-cell>
          <table:table-cell table:style-name="ce2" office:value-type="float" office:value="206" calcext:value-type="float">
            <text:p>206</text:p>
          </table:table-cell>
          <table:table-cell table:style-name="ce16" table:formula="of:=[.I12]*1.6" office:value-type="float" office:value="329.6" calcext:value-type="float">
            <text:p>330 Wh/mi</text:p>
          </table:table-cell>
          <table:table-cell table:style-name="ce2" office:value-type="float" office:value="560" calcext:value-type="float">
            <text:p>560</text:p>
          </table:table-cell>
          <table:table-cell table:style-name="ce12" table:formula="of:=IF([.K12]=&quot;N/a&quot;;&quot;N/a&quot;;[.K12]/1.0356)" office:value-type="float" office:value="540.749324063345" calcext:value-type="float">
            <text:p>541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Rear Wheel Drive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8040" calcext:value-type="float">
            <text:p>68040</text:p>
          </table:table-cell>
          <table:table-cell table:style-name="ce20" table:formula="of:=[.Q12]/1.1" office:value-type="float" office:value="61854.5454545454" calcext:value-type="float">
            <text:p>61,85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BMW</text:p>
          </table:table-cell>
          <table:table-cell table:style-name="ce4" office:value-type="string" calcext:value-type="string">
            <text:p>i4</text:p>
          </table:table-cell>
          <table:table-cell table:style-name="ce7" office:value-type="float" office:value="4" calcext:value-type="float">
            <text:p>4.0</text:p>
          </table:table-cell>
          <table:table-cell table:style-name="ce9" table:formula="of:=[.C13]/1.0356" office:value-type="float" office:value="3.86249517188103" calcext:value-type="float">
            <text:p>3.86 sec</text:p>
          </table:table-cell>
          <table:table-cell table:style-name="ce2" office:value-type="float" office:value="200" calcext:value-type="float">
            <text:p>200</text:p>
          </table:table-cell>
          <table:table-cell table:style-name="ce12" table:formula="of:=[.E13]*0.62" office:value-type="float" office:value="124" calcext:value-type="float">
            <text:p>124 mi/hr</text:p>
          </table:table-cell>
          <table:table-cell table:style-name="ce2" office:value-type="float" office:value="450" calcext:value-type="float">
            <text:p>450</text:p>
          </table:table-cell>
          <table:table-cell table:style-name="ce14" table:formula="of:=[.G13]*0.62" office:value-type="float" office:value="279" calcext:value-type="float">
            <text:p>279 mi</text:p>
          </table:table-cell>
          <table:table-cell table:style-name="ce2" office:value-type="float" office:value="178" calcext:value-type="float">
            <text:p>178</text:p>
          </table:table-cell>
          <table:table-cell table:style-name="ce16" table:formula="of:=[.I13]*1.6" office:value-type="float" office:value="284.8" calcext:value-type="float">
            <text:p>285 Wh/mi</text:p>
          </table:table-cell>
          <table:table-cell table:style-name="ce2" office:value-type="float" office:value="650" calcext:value-type="float">
            <text:p>650</text:p>
          </table:table-cell>
          <table:table-cell table:style-name="ce12" table:formula="of:=IF([.K13]=&quot;N/a&quot;;&quot;N/a&quot;;[.K13]/1.0356)" office:value-type="float" office:value="627.655465430668" calcext:value-type="float">
            <text:p>628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Rear Wheel Drive</text:p>
          </table:table-cell>
          <table:table-cell table:style-name="ce2" office:value-type="string" calcext:value-type="string">
            <text:p>Sedan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5000" calcext:value-type="float">
            <text:p>65000</text:p>
          </table:table-cell>
          <table:table-cell table:style-name="ce20" table:formula="of:=[.Q13]/1.1" office:value-type="float" office:value="59090.9090909091" calcext:value-type="float">
            <text:p>59,091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BMW</text:p>
          </table:table-cell>
          <table:table-cell table:style-name="ce4" office:value-type="string" calcext:value-type="string">
            <text:p>i3s 120 Ah</text:p>
          </table:table-cell>
          <table:table-cell table:style-name="ce7" office:value-type="float" office:value="6.9" calcext:value-type="float">
            <text:p>6.9</text:p>
          </table:table-cell>
          <table:table-cell table:style-name="ce9" table:formula="of:=[.C14]/1.0356" office:value-type="float" office:value="6.66280417149479" calcext:value-type="float">
            <text:p>6.66 sec</text:p>
          </table:table-cell>
          <table:table-cell table:style-name="ce2" office:value-type="float" office:value="160" calcext:value-type="float">
            <text:p>160</text:p>
          </table:table-cell>
          <table:table-cell table:style-name="ce12" table:formula="of:=[.E14]*0.62" office:value-type="float" office:value="99.2" calcext:value-type="float">
            <text:p>99 mi/hr</text:p>
          </table:table-cell>
          <table:table-cell table:style-name="ce2" office:value-type="float" office:value="230" calcext:value-type="float">
            <text:p>230</text:p>
          </table:table-cell>
          <table:table-cell table:style-name="ce14" table:formula="of:=[.G14]*0.62" office:value-type="float" office:value="142.6" calcext:value-type="float">
            <text:p>143 mi</text:p>
          </table:table-cell>
          <table:table-cell table:style-name="ce2" office:value-type="float" office:value="165" calcext:value-type="float">
            <text:p>165</text:p>
          </table:table-cell>
          <table:table-cell table:style-name="ce16" table:formula="of:=[.I14]*1.6" office:value-type="float" office:value="264" calcext:value-type="float">
            <text:p>264 Wh/mi</text:p>
          </table:table-cell>
          <table:table-cell table:style-name="ce2" office:value-type="float" office:value="260" calcext:value-type="float">
            <text:p>260</text:p>
          </table:table-cell>
          <table:table-cell table:style-name="ce12" table:formula="of:=IF([.K14]=&quot;N/a&quot;;&quot;N/a&quot;;[.K14]/1.0356)" office:value-type="float" office:value="251.062186172267" calcext:value-type="float">
            <text:p>251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Rear Wheel Drive</text:p>
          </table:table-cell>
          <table:table-cell table:style-name="ce2" office:value-type="string" calcext:value-type="string">
            <text:p>Hatchback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1526" calcext:value-type="float">
            <text:p>41526</text:p>
          </table:table-cell>
          <table:table-cell table:style-name="ce20" table:formula="of:=[.Q14]/1.1" office:value-type="float" office:value="37750.9090909091" calcext:value-type="float">
            <text:p>37,751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BMW</text:p>
          </table:table-cell>
          <table:table-cell table:style-name="ce4" office:value-type="string" calcext:value-type="string">
            <text:p>i3 120 Ah</text:p>
          </table:table-cell>
          <table:table-cell table:style-name="ce7" office:value-type="float" office:value="7.3" calcext:value-type="float">
            <text:p>7.3</text:p>
          </table:table-cell>
          <table:table-cell table:style-name="ce9" table:formula="of:=[.C15]/1.0356" office:value-type="float" office:value="7.04905368868289" calcext:value-type="float">
            <text:p>7.05 sec</text:p>
          </table:table-cell>
          <table:table-cell table:style-name="ce2" office:value-type="float" office:value="150" calcext:value-type="float">
            <text:p>150</text:p>
          </table:table-cell>
          <table:table-cell table:style-name="ce12" table:formula="of:=[.E15]*0.62" office:value-type="float" office:value="93" calcext:value-type="float">
            <text:p>93 mi/hr</text:p>
          </table:table-cell>
          <table:table-cell table:style-name="ce2" office:value-type="float" office:value="235" calcext:value-type="float">
            <text:p>235</text:p>
          </table:table-cell>
          <table:table-cell table:style-name="ce14" table:formula="of:=[.G15]*0.62" office:value-type="float" office:value="145.7" calcext:value-type="float">
            <text:p>146 mi</text:p>
          </table:table-cell>
          <table:table-cell table:style-name="ce2" office:value-type="float" office:value="161" calcext:value-type="float">
            <text:p>161</text:p>
          </table:table-cell>
          <table:table-cell table:style-name="ce16" table:formula="of:=[.I15]*1.6" office:value-type="float" office:value="257.6" calcext:value-type="float">
            <text:p>258 Wh/mi</text:p>
          </table:table-cell>
          <table:table-cell table:style-name="ce2" office:value-type="float" office:value="270" calcext:value-type="float">
            <text:p>270</text:p>
          </table:table-cell>
          <table:table-cell table:style-name="ce12" table:formula="of:=IF([.K15]=&quot;N/a&quot;;&quot;N/a&quot;;[.K15]/1.0356)" office:value-type="float" office:value="260.71842410197" calcext:value-type="float">
            <text:p>261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Rear Wheel Drive</text:p>
          </table:table-cell>
          <table:table-cell table:style-name="ce2" office:value-type="string" calcext:value-type="string">
            <text:p>Hatchback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8017" calcext:value-type="float">
            <text:p>38017</text:p>
          </table:table-cell>
          <table:table-cell table:style-name="ce20" table:formula="of:=[.Q15]/1.1" office:value-type="float" office:value="34560.9090909091" calcext:value-type="float">
            <text:p>34,561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Byton</text:p>
          </table:table-cell>
          <table:table-cell table:style-name="ce4" office:value-type="string" calcext:value-type="string">
            <text:p>M-Byte 95 kWh 4WD</text:p>
          </table:table-cell>
          <table:table-cell table:style-name="ce7" office:value-type="float" office:value="5.5" calcext:value-type="float">
            <text:p>5.5</text:p>
          </table:table-cell>
          <table:table-cell table:style-name="ce9" table:formula="of:=[.C16]/1.0356" office:value-type="float" office:value="5.31093086133642" calcext:value-type="float">
            <text:p>5.31 sec</text:p>
          </table:table-cell>
          <table:table-cell table:style-name="ce2" office:value-type="float" office:value="190" calcext:value-type="float">
            <text:p>190</text:p>
          </table:table-cell>
          <table:table-cell table:style-name="ce12" table:formula="of:=[.E16]*0.62" office:value-type="float" office:value="117.8" calcext:value-type="float">
            <text:p>118 mi/hr</text:p>
          </table:table-cell>
          <table:table-cell table:style-name="ce2" office:value-type="float" office:value="390" calcext:value-type="float">
            <text:p>390</text:p>
          </table:table-cell>
          <table:table-cell table:style-name="ce14" table:formula="of:=[.G16]*0.62" office:value-type="float" office:value="241.8" calcext:value-type="float">
            <text:p>242 mi</text:p>
          </table:table-cell>
          <table:table-cell table:style-name="ce2" office:value-type="float" office:value="244" calcext:value-type="float">
            <text:p>244</text:p>
          </table:table-cell>
          <table:table-cell table:style-name="ce16" table:formula="of:=[.I16]*1.6" office:value-type="float" office:value="390.4" calcext:value-type="float">
            <text:p>390 Wh/mi</text:p>
          </table:table-cell>
          <table:table-cell table:style-name="ce2" office:value-type="float" office:value="460" calcext:value-type="float">
            <text:p>460</text:p>
          </table:table-cell>
          <table:table-cell table:style-name="ce12" table:formula="of:=IF([.K16]=&quot;N/a&quot;;&quot;N/a&quot;;[.K16]/1.0356)" office:value-type="float" office:value="444.186944766319" calcext:value-type="float">
            <text:p>444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All Wheel Drive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4000" calcext:value-type="float">
            <text:p>64000</text:p>
          </table:table-cell>
          <table:table-cell table:style-name="ce20" table:formula="of:=[.Q16]/1.1" office:value-type="float" office:value="58181.8181818182" calcext:value-type="float">
            <text:p>58,182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Byton</text:p>
          </table:table-cell>
          <table:table-cell table:style-name="ce4" office:value-type="string" calcext:value-type="string">
            <text:p>M-Byte 95 kWh 2WD</text:p>
          </table:table-cell>
          <table:table-cell table:style-name="ce7" office:value-type="float" office:value="7.5" calcext:value-type="float">
            <text:p>7.5</text:p>
          </table:table-cell>
          <table:table-cell table:style-name="ce9" table:formula="of:=[.C17]/1.0356" office:value-type="float" office:value="7.24217844727694" calcext:value-type="float">
            <text:p>7.24 sec</text:p>
          </table:table-cell>
          <table:table-cell table:style-name="ce2" office:value-type="float" office:value="190" calcext:value-type="float">
            <text:p>190</text:p>
          </table:table-cell>
          <table:table-cell table:style-name="ce12" table:formula="of:=[.E17]*0.62" office:value-type="float" office:value="117.8" calcext:value-type="float">
            <text:p>118 mi/hr</text:p>
          </table:table-cell>
          <table:table-cell table:style-name="ce2" office:value-type="float" office:value="400" calcext:value-type="float">
            <text:p>400</text:p>
          </table:table-cell>
          <table:table-cell table:style-name="ce14" table:formula="of:=[.G17]*0.62" office:value-type="float" office:value="248" calcext:value-type="float">
            <text:p>248 mi</text:p>
          </table:table-cell>
          <table:table-cell table:style-name="ce2" office:value-type="float" office:value="238" calcext:value-type="float">
            <text:p>238</text:p>
          </table:table-cell>
          <table:table-cell table:style-name="ce16" table:formula="of:=[.I17]*1.6" office:value-type="float" office:value="380.8" calcext:value-type="float">
            <text:p>381 Wh/mi</text:p>
          </table:table-cell>
          <table:table-cell table:style-name="ce2" office:value-type="float" office:value="480" calcext:value-type="float">
            <text:p>480</text:p>
          </table:table-cell>
          <table:table-cell table:style-name="ce12" table:formula="of:=IF([.K17]=&quot;N/a&quot;;&quot;N/a&quot;;[.K17]/1.0356)" office:value-type="float" office:value="463.499420625724" calcext:value-type="float">
            <text:p>463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All Wheel Drive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2000" calcext:value-type="float">
            <text:p>62000</text:p>
          </table:table-cell>
          <table:table-cell table:style-name="ce20" table:formula="of:=[.Q17]/1.1" office:value-type="float" office:value="56363.6363636364" calcext:value-type="float">
            <text:p>56,364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Byton</text:p>
          </table:table-cell>
          <table:table-cell table:style-name="ce4" office:value-type="string" calcext:value-type="string">
            <text:p>M-Byte 72 kWh 2WD</text:p>
          </table:table-cell>
          <table:table-cell table:style-name="ce7" office:value-type="float" office:value="7.5" calcext:value-type="float">
            <text:p>7.5</text:p>
          </table:table-cell>
          <table:table-cell table:style-name="ce9" table:formula="of:=[.C18]/1.0356" office:value-type="float" office:value="7.24217844727694" calcext:value-type="float">
            <text:p>7.24 sec</text:p>
          </table:table-cell>
          <table:table-cell table:style-name="ce2" office:value-type="float" office:value="190" calcext:value-type="float">
            <text:p>190</text:p>
          </table:table-cell>
          <table:table-cell table:style-name="ce12" table:formula="of:=[.E18]*0.62" office:value-type="float" office:value="117.8" calcext:value-type="float">
            <text:p>118 mi/hr</text:p>
          </table:table-cell>
          <table:table-cell table:style-name="ce2" office:value-type="float" office:value="325" calcext:value-type="float">
            <text:p>325</text:p>
          </table:table-cell>
          <table:table-cell table:style-name="ce14" table:formula="of:=[.G18]*0.62" office:value-type="float" office:value="201.5" calcext:value-type="float">
            <text:p>202 mi</text:p>
          </table:table-cell>
          <table:table-cell table:style-name="ce2" office:value-type="float" office:value="222" calcext:value-type="float">
            <text:p>222</text:p>
          </table:table-cell>
          <table:table-cell table:style-name="ce16" table:formula="of:=[.I18]*1.6" office:value-type="float" office:value="355.2" calcext:value-type="float">
            <text:p>355 Wh/mi</text:p>
          </table:table-cell>
          <table:table-cell table:style-name="ce2" office:value-type="float" office:value="420" calcext:value-type="float">
            <text:p>420</text:p>
          </table:table-cell>
          <table:table-cell table:style-name="ce12" table:formula="of:=IF([.K18]=&quot;N/a&quot;;&quot;N/a&quot;;[.K18]/1.0356)" office:value-type="float" office:value="405.561993047509" calcext:value-type="float">
            <text:p>406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Rear Wheel Drive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3500" calcext:value-type="float">
            <text:p>53500</text:p>
          </table:table-cell>
          <table:table-cell table:style-name="ce20" table:formula="of:=[.Q18]/1.1" office:value-type="float" office:value="48636.3636363636" calcext:value-type="float">
            <text:p>48,63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Citroen</text:p>
          </table:table-cell>
          <table:table-cell table:style-name="ce4" office:value-type="string" calcext:value-type="string">
            <text:p>e-C4</text:p>
          </table:table-cell>
          <table:table-cell table:style-name="ce7" office:value-type="float" office:value="9.7" calcext:value-type="float">
            <text:p>9.7</text:p>
          </table:table-cell>
          <table:table-cell table:style-name="ce9" table:formula="of:=[.C19]/1.0356" office:value-type="float" office:value="9.36655079181151" calcext:value-type="float">
            <text:p>9.37 sec</text:p>
          </table:table-cell>
          <table:table-cell table:style-name="ce2" office:value-type="float" office:value="150" calcext:value-type="float">
            <text:p>150</text:p>
          </table:table-cell>
          <table:table-cell table:style-name="ce12" table:formula="of:=[.E19]*0.62" office:value-type="float" office:value="93" calcext:value-type="float">
            <text:p>93 mi/hr</text:p>
          </table:table-cell>
          <table:table-cell table:style-name="ce2" office:value-type="float" office:value="250" calcext:value-type="float">
            <text:p>250</text:p>
          </table:table-cell>
          <table:table-cell table:style-name="ce14" table:formula="of:=[.G19]*0.62" office:value-type="float" office:value="155" calcext:value-type="float">
            <text:p>155 mi</text:p>
          </table:table-cell>
          <table:table-cell table:style-name="ce2" office:value-type="float" office:value="180" calcext:value-type="float">
            <text:p>180</text:p>
          </table:table-cell>
          <table:table-cell table:style-name="ce16" table:formula="of:=[.I19]*1.6" office:value-type="float" office:value="288" calcext:value-type="float">
            <text:p>288 Wh/mi</text:p>
          </table:table-cell>
          <table:table-cell table:style-name="ce2" office:value-type="float" office:value="380" calcext:value-type="float">
            <text:p>380</text:p>
          </table:table-cell>
          <table:table-cell table:style-name="ce12" table:formula="of:=IF([.K19]=&quot;N/a&quot;;&quot;N/a&quot;;[.K19]/1.0356)" office:value-type="float" office:value="366.937041328698" calcext:value-type="float">
            <text:p>367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Front Wheel Drive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0" table:formula="of:=[.Q19]/1.1" office:value-type="float" office:value="36363.6363636364" calcext:value-type="float">
            <text:p>36,364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CUPRA</text:p>
          </table:table-cell>
          <table:table-cell table:style-name="ce4" office:value-type="string" calcext:value-type="string">
            <text:p>el-Born</text:p>
          </table:table-cell>
          <table:table-cell table:style-name="ce7" office:value-type="float" office:value="6.5" calcext:value-type="float">
            <text:p>6.5</text:p>
          </table:table-cell>
          <table:table-cell table:style-name="ce9" table:formula="of:=[.C20]/1.0356" office:value-type="float" office:value="6.27655465430668" calcext:value-type="float">
            <text:p>6.28 sec</text:p>
          </table:table-cell>
          <table:table-cell table:style-name="ce2" office:value-type="float" office:value="160" calcext:value-type="float">
            <text:p>160</text:p>
          </table:table-cell>
          <table:table-cell table:style-name="ce12" table:formula="of:=[.E20]*0.62" office:value-type="float" office:value="99.2" calcext:value-type="float">
            <text:p>99 mi/hr</text:p>
          </table:table-cell>
          <table:table-cell table:style-name="ce2" office:value-type="float" office:value="425" calcext:value-type="float">
            <text:p>425</text:p>
          </table:table-cell>
          <table:table-cell table:style-name="ce14" table:formula="of:=[.G20]*0.62" office:value-type="float" office:value="263.5" calcext:value-type="float">
            <text:p>264 mi</text:p>
          </table:table-cell>
          <table:table-cell table:style-name="ce2" office:value-type="float" office:value="181" calcext:value-type="float">
            <text:p>181</text:p>
          </table:table-cell>
          <table:table-cell table:style-name="ce16" table:formula="of:=[.I20]*1.6" office:value-type="float" office:value="289.6" calcext:value-type="float">
            <text:p>290 Wh/mi</text:p>
          </table:table-cell>
          <table:table-cell table:style-name="ce2" office:value-type="float" office:value="570" calcext:value-type="float">
            <text:p>570</text:p>
          </table:table-cell>
          <table:table-cell table:style-name="ce12" table:formula="of:=IF([.K20]=&quot;N/a&quot;;&quot;N/a&quot;;[.K20]/1.0356)" office:value-type="float" office:value="550.405561993048" calcext:value-type="float">
            <text:p>550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Rear Wheel Drive</text:p>
          </table:table-cell>
          <table:table-cell table:style-name="ce2" office:value-type="string" calcext:value-type="string">
            <text:p>Hatchback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5000" calcext:value-type="float">
            <text:p>45000</text:p>
          </table:table-cell>
          <table:table-cell table:style-name="ce20" table:formula="of:=[.Q20]/1.1" office:value-type="float" office:value="40909.0909090909" calcext:value-type="float">
            <text:p>40,909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S</text:p>
          </table:table-cell>
          <table:table-cell table:style-name="ce4" office:value-type="string" calcext:value-type="string">
            <text:p>3 Crossback E-Tense</text:p>
          </table:table-cell>
          <table:table-cell table:style-name="ce7" office:value-type="float" office:value="8.7" calcext:value-type="float">
            <text:p>8.7</text:p>
          </table:table-cell>
          <table:table-cell table:style-name="ce9" table:formula="of:=[.C21]/1.0356" office:value-type="float" office:value="8.40092699884125" calcext:value-type="float">
            <text:p>8.40 sec</text:p>
          </table:table-cell>
          <table:table-cell table:style-name="ce2" office:value-type="float" office:value="150" calcext:value-type="float">
            <text:p>150</text:p>
          </table:table-cell>
          <table:table-cell table:style-name="ce12" table:formula="of:=[.E21]*0.62" office:value-type="float" office:value="93" calcext:value-type="float">
            <text:p>93 mi/hr</text:p>
          </table:table-cell>
          <table:table-cell table:style-name="ce2" office:value-type="float" office:value="250" calcext:value-type="float">
            <text:p>250</text:p>
          </table:table-cell>
          <table:table-cell table:style-name="ce14" table:formula="of:=[.G21]*0.62" office:value-type="float" office:value="155" calcext:value-type="float">
            <text:p>155 mi</text:p>
          </table:table-cell>
          <table:table-cell table:style-name="ce2" office:value-type="float" office:value="180" calcext:value-type="float">
            <text:p>180</text:p>
          </table:table-cell>
          <table:table-cell table:style-name="ce16" table:formula="of:=[.I21]*1.6" office:value-type="float" office:value="288" calcext:value-type="float">
            <text:p>288 Wh/mi</text:p>
          </table:table-cell>
          <table:table-cell table:style-name="ce2" office:value-type="float" office:value="380" calcext:value-type="float">
            <text:p>380</text:p>
          </table:table-cell>
          <table:table-cell table:style-name="ce12" table:formula="of:=IF([.K21]=&quot;N/a&quot;;&quot;N/a&quot;;[.K21]/1.0356)" office:value-type="float" office:value="366.937041328698" calcext:value-type="float">
            <text:p>367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Front Wheel Drive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7422" calcext:value-type="float">
            <text:p>37422</text:p>
          </table:table-cell>
          <table:table-cell table:style-name="ce20" table:formula="of:=[.Q21]/1.1" office:value-type="float" office:value="34020" calcext:value-type="float">
            <text:p>34,020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Fiat</text:p>
          </table:table-cell>
          <table:table-cell table:style-name="ce4" office:value-type="string" calcext:value-type="string">
            <text:p>500e Convertible</text:p>
          </table:table-cell>
          <table:table-cell table:style-name="ce7" office:value-type="float" office:value="9" calcext:value-type="float">
            <text:p>9.0</text:p>
          </table:table-cell>
          <table:table-cell table:style-name="ce9" table:formula="of:=[.C22]/1.0356" office:value-type="float" office:value="8.69061413673233" calcext:value-type="float">
            <text:p>8.69 sec</text:p>
          </table:table-cell>
          <table:table-cell table:style-name="ce2" office:value-type="float" office:value="150" calcext:value-type="float">
            <text:p>150</text:p>
          </table:table-cell>
          <table:table-cell table:style-name="ce12" table:formula="of:=[.E22]*0.62" office:value-type="float" office:value="93" calcext:value-type="float">
            <text:p>93 mi/hr</text:p>
          </table:table-cell>
          <table:table-cell table:style-name="ce2" office:value-type="float" office:value="250" calcext:value-type="float">
            <text:p>250</text:p>
          </table:table-cell>
          <table:table-cell table:style-name="ce14" table:formula="of:=[.G22]*0.62" office:value-type="float" office:value="155" calcext:value-type="float">
            <text:p>155 mi</text:p>
          </table:table-cell>
          <table:table-cell table:style-name="ce2" office:value-type="float" office:value="168" calcext:value-type="float">
            <text:p>168</text:p>
          </table:table-cell>
          <table:table-cell table:style-name="ce16" table:formula="of:=[.I22]*1.6" office:value-type="float" office:value="268.8" calcext:value-type="float">
            <text:p>269 Wh/mi</text:p>
          </table:table-cell>
          <table:table-cell table:style-name="ce2" office:value-type="float" office:value="330" calcext:value-type="float">
            <text:p>330</text:p>
          </table:table-cell>
          <table:table-cell table:style-name="ce12" table:formula="of:=IF([.K22]=&quot;N/a&quot;;&quot;N/a&quot;;[.K22]/1.0356)" office:value-type="float" office:value="318.655851680185" calcext:value-type="float">
            <text:p>319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Front Wheel Drive</text:p>
          </table:table-cell>
          <table:table-cell table:style-name="ce2" office:value-type="string" calcext:value-type="string">
            <text:p>Cabrio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7900" calcext:value-type="float">
            <text:p>37900</text:p>
          </table:table-cell>
          <table:table-cell table:style-name="ce20" table:formula="of:=[.Q22]/1.1" office:value-type="float" office:value="34454.5454545454" calcext:value-type="float">
            <text:p>34,45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Fiat</text:p>
          </table:table-cell>
          <table:table-cell table:style-name="ce4" office:value-type="string" calcext:value-type="string">
            <text:p>500e Hatchback</text:p>
          </table:table-cell>
          <table:table-cell table:style-name="ce7" office:value-type="float" office:value="9" calcext:value-type="float">
            <text:p>9.0</text:p>
          </table:table-cell>
          <table:table-cell table:style-name="ce9" table:formula="of:=[.C23]/1.0356" office:value-type="float" office:value="8.69061413673233" calcext:value-type="float">
            <text:p>8.69 sec</text:p>
          </table:table-cell>
          <table:table-cell table:style-name="ce2" office:value-type="float" office:value="150" calcext:value-type="float">
            <text:p>150</text:p>
          </table:table-cell>
          <table:table-cell table:style-name="ce12" table:formula="of:=[.E23]*0.62" office:value-type="float" office:value="93" calcext:value-type="float">
            <text:p>93 mi/hr</text:p>
          </table:table-cell>
          <table:table-cell table:style-name="ce2" office:value-type="float" office:value="250" calcext:value-type="float">
            <text:p>250</text:p>
          </table:table-cell>
          <table:table-cell table:style-name="ce14" table:formula="of:=[.G23]*0.62" office:value-type="float" office:value="155" calcext:value-type="float">
            <text:p>155 mi</text:p>
          </table:table-cell>
          <table:table-cell table:style-name="ce2" office:value-type="float" office:value="168" calcext:value-type="float">
            <text:p>168</text:p>
          </table:table-cell>
          <table:table-cell table:style-name="ce16" table:formula="of:=[.I23]*1.6" office:value-type="float" office:value="268.8" calcext:value-type="float">
            <text:p>269 Wh/mi</text:p>
          </table:table-cell>
          <table:table-cell table:style-name="ce2" office:value-type="float" office:value="330" calcext:value-type="float">
            <text:p>330</text:p>
          </table:table-cell>
          <table:table-cell table:style-name="ce12" table:formula="of:=IF([.K23]=&quot;N/a&quot;;&quot;N/a&quot;;[.K23]/1.0356)" office:value-type="float" office:value="318.655851680185" calcext:value-type="float">
            <text:p>319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Front Wheel Drive</text:p>
          </table:table-cell>
          <table:table-cell table:style-name="ce2" office:value-type="string" calcext:value-type="string">
            <text:p>Hatchback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4900" calcext:value-type="float">
            <text:p>34900</text:p>
          </table:table-cell>
          <table:table-cell table:style-name="ce20" table:formula="of:=[.Q23]/1.1" office:value-type="float" office:value="31727.2727272727" calcext:value-type="float">
            <text:p>31,727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Ford</text:p>
          </table:table-cell>
          <table:table-cell table:style-name="ce4" office:value-type="string" calcext:value-type="string">
            <text:p>Mustang Mach-E ER AWD</text:p>
          </table:table-cell>
          <table:table-cell table:style-name="ce7" office:value-type="float" office:value="6" calcext:value-type="float">
            <text:p>6.0</text:p>
          </table:table-cell>
          <table:table-cell table:style-name="ce9" table:formula="of:=[.C24]/1.0356" office:value-type="float" office:value="5.79374275782155" calcext:value-type="float">
            <text:p>5.79 sec</text:p>
          </table:table-cell>
          <table:table-cell table:style-name="ce2" office:value-type="float" office:value="180" calcext:value-type="float">
            <text:p>180</text:p>
          </table:table-cell>
          <table:table-cell table:style-name="ce12" table:formula="of:=[.E24]*0.62" office:value-type="float" office:value="111.6" calcext:value-type="float">
            <text:p>112 mi/hr</text:p>
          </table:table-cell>
          <table:table-cell table:style-name="ce2" office:value-type="float" office:value="430" calcext:value-type="float">
            <text:p>430</text:p>
          </table:table-cell>
          <table:table-cell table:style-name="ce14" table:formula="of:=[.G24]*0.62" office:value-type="float" office:value="266.6" calcext:value-type="float">
            <text:p>267 mi</text:p>
          </table:table-cell>
          <table:table-cell table:style-name="ce2" office:value-type="float" office:value="209" calcext:value-type="float">
            <text:p>209</text:p>
          </table:table-cell>
          <table:table-cell table:style-name="ce16" table:formula="of:=[.I24]*1.6" office:value-type="float" office:value="334.4" calcext:value-type="float">
            <text:p>334 Wh/mi</text:p>
          </table:table-cell>
          <table:table-cell table:style-name="ce2" office:value-type="float" office:value="410" calcext:value-type="float">
            <text:p>410</text:p>
          </table:table-cell>
          <table:table-cell table:style-name="ce12" table:formula="of:=IF([.K24]=&quot;N/a&quot;;&quot;N/a&quot;;[.K24]/1.0356)" office:value-type="float" office:value="395.905755117806" calcext:value-type="float">
            <text:p>396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All Wheel Drive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2900" calcext:value-type="float">
            <text:p>62900</text:p>
          </table:table-cell>
          <table:table-cell table:style-name="ce20" table:formula="of:=[.Q24]/1.1" office:value-type="float" office:value="57181.8181818182" calcext:value-type="float">
            <text:p>57,182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Ford</text:p>
          </table:table-cell>
          <table:table-cell table:style-name="ce4" office:value-type="string" calcext:value-type="string">
            <text:p>Mustang Mach-E ER RWD</text:p>
          </table:table-cell>
          <table:table-cell table:style-name="ce7" office:value-type="float" office:value="7" calcext:value-type="float">
            <text:p>7.0</text:p>
          </table:table-cell>
          <table:table-cell table:style-name="ce9" table:formula="of:=[.C25]/1.0356" office:value-type="float" office:value="6.75936655079181" calcext:value-type="float">
            <text:p>6.76 sec</text:p>
          </table:table-cell>
          <table:table-cell table:style-name="ce2" office:value-type="float" office:value="180" calcext:value-type="float">
            <text:p>180</text:p>
          </table:table-cell>
          <table:table-cell table:style-name="ce12" table:formula="of:=[.E25]*0.62" office:value-type="float" office:value="111.6" calcext:value-type="float">
            <text:p>112 mi/hr</text:p>
          </table:table-cell>
          <table:table-cell table:style-name="ce2" office:value-type="float" office:value="450" calcext:value-type="float">
            <text:p>450</text:p>
          </table:table-cell>
          <table:table-cell table:style-name="ce14" table:formula="of:=[.G25]*0.62" office:value-type="float" office:value="279" calcext:value-type="float">
            <text:p>279 mi</text:p>
          </table:table-cell>
          <table:table-cell table:style-name="ce2" office:value-type="float" office:value="200" calcext:value-type="float">
            <text:p>200</text:p>
          </table:table-cell>
          <table:table-cell table:style-name="ce16" table:formula="of:=[.I25]*1.6" office:value-type="float" office:value="320" calcext:value-type="float">
            <text:p>320 Wh/mi</text:p>
          </table:table-cell>
          <table:table-cell table:style-name="ce2" office:value-type="float" office:value="430" calcext:value-type="float">
            <text:p>430</text:p>
          </table:table-cell>
          <table:table-cell table:style-name="ce12" table:formula="of:=IF([.K25]=&quot;N/a&quot;;&quot;N/a&quot;;[.K25]/1.0356)" office:value-type="float" office:value="415.218230977211" calcext:value-type="float">
            <text:p>415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Rear Wheel Drive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4475" calcext:value-type="float">
            <text:p>54475</text:p>
          </table:table-cell>
          <table:table-cell table:style-name="ce20" table:formula="of:=[.Q25]/1.1" office:value-type="float" office:value="49522.7272727273" calcext:value-type="float">
            <text:p>49,523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Ford</text:p>
          </table:table-cell>
          <table:table-cell table:style-name="ce4" office:value-type="string" calcext:value-type="string">
            <text:p>Mustang Mach-E SR AWD</text:p>
          </table:table-cell>
          <table:table-cell table:style-name="ce7" office:value-type="float" office:value="6" calcext:value-type="float">
            <text:p>6.0</text:p>
          </table:table-cell>
          <table:table-cell table:style-name="ce9" table:formula="of:=[.C26]/1.0356" office:value-type="float" office:value="5.79374275782155" calcext:value-type="float">
            <text:p>5.79 sec</text:p>
          </table:table-cell>
          <table:table-cell table:style-name="ce2" office:value-type="float" office:value="180" calcext:value-type="float">
            <text:p>180</text:p>
          </table:table-cell>
          <table:table-cell table:style-name="ce12" table:formula="of:=[.E26]*0.62" office:value-type="float" office:value="111.6" calcext:value-type="float">
            <text:p>112 mi/hr</text:p>
          </table:table-cell>
          <table:table-cell table:style-name="ce2" office:value-type="float" office:value="340" calcext:value-type="float">
            <text:p>340</text:p>
          </table:table-cell>
          <table:table-cell table:style-name="ce14" table:formula="of:=[.G26]*0.62" office:value-type="float" office:value="210.8" calcext:value-type="float">
            <text:p>211 mi</text:p>
          </table:table-cell>
          <table:table-cell table:style-name="ce2" office:value-type="float" office:value="206" calcext:value-type="float">
            <text:p>206</text:p>
          </table:table-cell>
          <table:table-cell table:style-name="ce16" table:formula="of:=[.I26]*1.6" office:value-type="float" office:value="329.6" calcext:value-type="float">
            <text:p>330 Wh/mi</text:p>
          </table:table-cell>
          <table:table-cell table:style-name="ce2" office:value-type="float" office:value="360" calcext:value-type="float">
            <text:p>360</text:p>
          </table:table-cell>
          <table:table-cell table:style-name="ce12" table:formula="of:=IF([.K26]=&quot;N/a&quot;;&quot;N/a&quot;;[.K26]/1.0356)" office:value-type="float" office:value="347.624565469293" calcext:value-type="float">
            <text:p>348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All Wheel Drive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4000" calcext:value-type="float">
            <text:p>54000</text:p>
          </table:table-cell>
          <table:table-cell table:style-name="ce20" table:formula="of:=[.Q26]/1.1" office:value-type="float" office:value="49090.9090909091" calcext:value-type="float">
            <text:p>49,091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Ford</text:p>
          </table:table-cell>
          <table:table-cell table:style-name="ce4" office:value-type="string" calcext:value-type="string">
            <text:p>Mustang Mach-E SR RWD</text:p>
          </table:table-cell>
          <table:table-cell table:style-name="ce7" office:value-type="float" office:value="6.6" calcext:value-type="float">
            <text:p>6.6</text:p>
          </table:table-cell>
          <table:table-cell table:style-name="ce9" table:formula="of:=[.C27]/1.0356" office:value-type="float" office:value="6.37311703360371" calcext:value-type="float">
            <text:p>6.37 sec</text:p>
          </table:table-cell>
          <table:table-cell table:style-name="ce2" office:value-type="float" office:value="180" calcext:value-type="float">
            <text:p>180</text:p>
          </table:table-cell>
          <table:table-cell table:style-name="ce12" table:formula="of:=[.E27]*0.62" office:value-type="float" office:value="111.6" calcext:value-type="float">
            <text:p>112 mi/hr</text:p>
          </table:table-cell>
          <table:table-cell table:style-name="ce2" office:value-type="float" office:value="360" calcext:value-type="float">
            <text:p>360</text:p>
          </table:table-cell>
          <table:table-cell table:style-name="ce14" table:formula="of:=[.G27]*0.62" office:value-type="float" office:value="223.2" calcext:value-type="float">
            <text:p>223 mi</text:p>
          </table:table-cell>
          <table:table-cell table:style-name="ce2" office:value-type="float" office:value="194" calcext:value-type="float">
            <text:p>194</text:p>
          </table:table-cell>
          <table:table-cell table:style-name="ce16" table:formula="of:=[.I27]*1.6" office:value-type="float" office:value="310.4" calcext:value-type="float">
            <text:p>310 Wh/mi</text:p>
          </table:table-cell>
          <table:table-cell table:style-name="ce2" office:value-type="float" office:value="380" calcext:value-type="float">
            <text:p>380</text:p>
          </table:table-cell>
          <table:table-cell table:style-name="ce12" table:formula="of:=IF([.K27]=&quot;N/a&quot;;&quot;N/a&quot;;[.K27]/1.0356)" office:value-type="float" office:value="366.937041328698" calcext:value-type="float">
            <text:p>367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Rear Wheel Drive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6900" calcext:value-type="float">
            <text:p>46900</text:p>
          </table:table-cell>
          <table:table-cell table:style-name="ce20" table:formula="of:=[.Q27]/1.1" office:value-type="float" office:value="42636.3636363636" calcext:value-type="float">
            <text:p>42,63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Honda</text:p>
          </table:table-cell>
          <table:table-cell table:style-name="ce4" office:value-type="string" calcext:value-type="string">
            <text:p>e Advance</text:p>
          </table:table-cell>
          <table:table-cell table:style-name="ce7" office:value-type="float" office:value="8.3" calcext:value-type="float">
            <text:p>8.3</text:p>
          </table:table-cell>
          <table:table-cell table:style-name="ce9" table:formula="of:=[.C28]/1.0356" office:value-type="float" office:value="8.01467748165315" calcext:value-type="float">
            <text:p>8.01 sec</text:p>
          </table:table-cell>
          <table:table-cell table:style-name="ce2" office:value-type="float" office:value="145" calcext:value-type="float">
            <text:p>145</text:p>
          </table:table-cell>
          <table:table-cell table:style-name="ce12" table:formula="of:=[.E28]*0.62" office:value-type="float" office:value="89.9" calcext:value-type="float">
            <text:p>90 mi/hr</text:p>
          </table:table-cell>
          <table:table-cell table:style-name="ce2" office:value-type="float" office:value="170" calcext:value-type="float">
            <text:p>170</text:p>
          </table:table-cell>
          <table:table-cell table:style-name="ce14" table:formula="of:=[.G28]*0.62" office:value-type="float" office:value="105.4" calcext:value-type="float">
            <text:p>105 mi</text:p>
          </table:table-cell>
          <table:table-cell table:style-name="ce2" office:value-type="float" office:value="168" calcext:value-type="float">
            <text:p>168</text:p>
          </table:table-cell>
          <table:table-cell table:style-name="ce16" table:formula="of:=[.I28]*1.6" office:value-type="float" office:value="268.8" calcext:value-type="float">
            <text:p>269 Wh/mi</text:p>
          </table:table-cell>
          <table:table-cell table:style-name="ce2" office:value-type="float" office:value="190" calcext:value-type="float">
            <text:p>190</text:p>
          </table:table-cell>
          <table:table-cell table:style-name="ce12" table:formula="of:=IF([.K28]=&quot;N/a&quot;;&quot;N/a&quot;;[.K28]/1.0356)" office:value-type="float" office:value="183.468520664349" calcext:value-type="float">
            <text:p>183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Rear Wheel Drive</text:p>
          </table:table-cell>
          <table:table-cell table:style-name="ce2" office:value-type="string" calcext:value-type="string">
            <text:p>Hatchback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5921" calcext:value-type="float">
            <text:p>35921</text:p>
          </table:table-cell>
          <table:table-cell table:style-name="ce20" table:formula="of:=[.Q28]/1.1" office:value-type="float" office:value="32655.4545454545" calcext:value-type="float">
            <text:p>32,65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Honda</text:p>
          </table:table-cell>
          <table:table-cell table:style-name="ce4" office:value-type="string" calcext:value-type="string">
            <text:p>e</text:p>
          </table:table-cell>
          <table:table-cell table:style-name="ce7" office:value-type="float" office:value="9.5" calcext:value-type="float">
            <text:p>9.5</text:p>
          </table:table-cell>
          <table:table-cell table:style-name="ce9" table:formula="of:=[.C29]/1.0356" office:value-type="float" office:value="9.17342603321746" calcext:value-type="float">
            <text:p>9.17 sec</text:p>
          </table:table-cell>
          <table:table-cell table:style-name="ce2" office:value-type="float" office:value="145" calcext:value-type="float">
            <text:p>145</text:p>
          </table:table-cell>
          <table:table-cell table:style-name="ce12" table:formula="of:=[.E29]*0.62" office:value-type="float" office:value="89.9" calcext:value-type="float">
            <text:p>90 mi/hr</text:p>
          </table:table-cell>
          <table:table-cell table:style-name="ce2" office:value-type="float" office:value="170" calcext:value-type="float">
            <text:p>170</text:p>
          </table:table-cell>
          <table:table-cell table:style-name="ce14" table:formula="of:=[.G29]*0.62" office:value-type="float" office:value="105.4" calcext:value-type="float">
            <text:p>105 mi</text:p>
          </table:table-cell>
          <table:table-cell table:style-name="ce2" office:value-type="float" office:value="168" calcext:value-type="float">
            <text:p>168</text:p>
          </table:table-cell>
          <table:table-cell table:style-name="ce16" table:formula="of:=[.I29]*1.6" office:value-type="float" office:value="268.8" calcext:value-type="float">
            <text:p>269 Wh/mi</text:p>
          </table:table-cell>
          <table:table-cell table:style-name="ce2" office:value-type="float" office:value="190" calcext:value-type="float">
            <text:p>190</text:p>
          </table:table-cell>
          <table:table-cell table:style-name="ce12" table:formula="of:=IF([.K29]=&quot;N/a&quot;;&quot;N/a&quot;;[.K29]/1.0356)" office:value-type="float" office:value="183.468520664349" calcext:value-type="float">
            <text:p>183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Rear Wheel Drive</text:p>
          </table:table-cell>
          <table:table-cell table:style-name="ce2" office:value-type="string" calcext:value-type="string">
            <text:p>Hatchback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2997" calcext:value-type="float">
            <text:p>32997</text:p>
          </table:table-cell>
          <table:table-cell table:style-name="ce20" table:formula="of:=[.Q29]/1.1" office:value-type="float" office:value="29997.2727272727" calcext:value-type="float">
            <text:p>29,997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Hyundai</text:p>
          </table:table-cell>
          <table:table-cell table:style-name="ce4" office:value-type="string" calcext:value-type="string">
            <text:p>Kona Electric 64 kWh</text:p>
          </table:table-cell>
          <table:table-cell table:style-name="ce7" office:value-type="float" office:value="7.9" calcext:value-type="float">
            <text:p>7.9</text:p>
          </table:table-cell>
          <table:table-cell table:style-name="ce9" table:formula="of:=[.C30]/1.0356" office:value-type="float" office:value="7.62842796446504" calcext:value-type="float">
            <text:p>7.63 sec</text:p>
          </table:table-cell>
          <table:table-cell table:style-name="ce2" office:value-type="float" office:value="167" calcext:value-type="float">
            <text:p>167</text:p>
          </table:table-cell>
          <table:table-cell table:style-name="ce12" table:formula="of:=[.E30]*0.62" office:value-type="float" office:value="103.54" calcext:value-type="float">
            <text:p>104 mi/hr</text:p>
          </table:table-cell>
          <table:table-cell table:style-name="ce2" office:value-type="float" office:value="400" calcext:value-type="float">
            <text:p>400</text:p>
          </table:table-cell>
          <table:table-cell table:style-name="ce14" table:formula="of:=[.G30]*0.62" office:value-type="float" office:value="248" calcext:value-type="float">
            <text:p>248 mi</text:p>
          </table:table-cell>
          <table:table-cell table:style-name="ce2" office:value-type="float" office:value="160" calcext:value-type="float">
            <text:p>160</text:p>
          </table:table-cell>
          <table:table-cell table:style-name="ce16" table:formula="of:=[.I30]*1.6" office:value-type="float" office:value="256" calcext:value-type="float">
            <text:p>256 Wh/mi</text:p>
          </table:table-cell>
          <table:table-cell table:style-name="ce2" office:value-type="float" office:value="380" calcext:value-type="float">
            <text:p>380</text:p>
          </table:table-cell>
          <table:table-cell table:style-name="ce12" table:formula="of:=IF([.K30]=&quot;N/a&quot;;&quot;N/a&quot;;[.K30]/1.0356)" office:value-type="float" office:value="366.937041328698" calcext:value-type="float">
            <text:p>367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Front Wheel Drive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0795" calcext:value-type="float">
            <text:p>40795</text:p>
          </table:table-cell>
          <table:table-cell table:style-name="ce20" table:formula="of:=[.Q30]/1.1" office:value-type="float" office:value="37086.3636363636" calcext:value-type="float">
            <text:p>37,08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Hyundai</text:p>
          </table:table-cell>
          <table:table-cell table:style-name="ce4" office:value-type="string" calcext:value-type="string">
            <text:p>IONIQ Electric</text:p>
          </table:table-cell>
          <table:table-cell table:style-name="ce7" office:value-type="float" office:value="9.7" calcext:value-type="float">
            <text:p>9.7</text:p>
          </table:table-cell>
          <table:table-cell table:style-name="ce9" table:formula="of:=[.C31]/1.0356" office:value-type="float" office:value="9.36655079181151" calcext:value-type="float">
            <text:p>9.37 sec</text:p>
          </table:table-cell>
          <table:table-cell table:style-name="ce2" office:value-type="float" office:value="165" calcext:value-type="float">
            <text:p>165</text:p>
          </table:table-cell>
          <table:table-cell table:style-name="ce12" table:formula="of:=[.E31]*0.62" office:value-type="float" office:value="102.3" calcext:value-type="float">
            <text:p>102 mi/hr</text:p>
          </table:table-cell>
          <table:table-cell table:style-name="ce2" office:value-type="float" office:value="250" calcext:value-type="float">
            <text:p>250</text:p>
          </table:table-cell>
          <table:table-cell table:style-name="ce14" table:formula="of:=[.G31]*0.62" office:value-type="float" office:value="155" calcext:value-type="float">
            <text:p>155 mi</text:p>
          </table:table-cell>
          <table:table-cell table:style-name="ce2" office:value-type="float" office:value="153" calcext:value-type="float">
            <text:p>153</text:p>
          </table:table-cell>
          <table:table-cell table:style-name="ce16" table:formula="of:=[.I31]*1.6" office:value-type="float" office:value="244.8" calcext:value-type="float">
            <text:p>245 Wh/mi</text:p>
          </table:table-cell>
          <table:table-cell table:style-name="ce2" office:value-type="float" office:value="210" calcext:value-type="float">
            <text:p>210</text:p>
          </table:table-cell>
          <table:table-cell table:style-name="ce12" table:formula="of:=IF([.K31]=&quot;N/a&quot;;&quot;N/a&quot;;[.K31]/1.0356)" office:value-type="float" office:value="202.780996523754" calcext:value-type="float">
            <text:p>203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Front Wheel Drive</text:p>
          </table:table-cell>
          <table:table-cell table:style-name="ce2" office:value-type="string" calcext:value-type="string">
            <text:p>Liftback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4459" calcext:value-type="float">
            <text:p>34459</text:p>
          </table:table-cell>
          <table:table-cell table:style-name="ce20" table:formula="of:=[.Q31]/1.1" office:value-type="float" office:value="31326.3636363636" calcext:value-type="float">
            <text:p>31,32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Hyundai</text:p>
          </table:table-cell>
          <table:table-cell table:style-name="ce4" office:value-type="string" calcext:value-type="string">
            <text:p>Kona Electric 39 kWh</text:p>
          </table:table-cell>
          <table:table-cell table:style-name="ce7" office:value-type="float" office:value="9.9" calcext:value-type="float">
            <text:p>9.9</text:p>
          </table:table-cell>
          <table:table-cell table:style-name="ce9" table:formula="of:=[.C32]/1.0356" office:value-type="float" office:value="9.55967555040556" calcext:value-type="float">
            <text:p>9.56 sec</text:p>
          </table:table-cell>
          <table:table-cell table:style-name="ce2" office:value-type="float" office:value="155" calcext:value-type="float">
            <text:p>155</text:p>
          </table:table-cell>
          <table:table-cell table:style-name="ce12" table:formula="of:=[.E32]*0.62" office:value-type="float" office:value="96.1" calcext:value-type="float">
            <text:p>96 mi/hr</text:p>
          </table:table-cell>
          <table:table-cell table:style-name="ce2" office:value-type="float" office:value="255" calcext:value-type="float">
            <text:p>255</text:p>
          </table:table-cell>
          <table:table-cell table:style-name="ce14" table:formula="of:=[.G32]*0.62" office:value-type="float" office:value="158.1" calcext:value-type="float">
            <text:p>158 mi</text:p>
          </table:table-cell>
          <table:table-cell table:style-name="ce2" office:value-type="float" office:value="154" calcext:value-type="float">
            <text:p>154</text:p>
          </table:table-cell>
          <table:table-cell table:style-name="ce16" table:formula="of:=[.I32]*1.6" office:value-type="float" office:value="246.4" calcext:value-type="float">
            <text:p>246 Wh/mi</text:p>
          </table:table-cell>
          <table:table-cell table:style-name="ce2" office:value-type="float" office:value="210" calcext:value-type="float">
            <text:p>210</text:p>
          </table:table-cell>
          <table:table-cell table:style-name="ce12" table:formula="of:=IF([.K32]=&quot;N/a&quot;;&quot;N/a&quot;;[.K32]/1.0356)" office:value-type="float" office:value="202.780996523754" calcext:value-type="float">
            <text:p>203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Front Wheel Drive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3971" calcext:value-type="float">
            <text:p>33971</text:p>
          </table:table-cell>
          <table:table-cell table:style-name="ce20" table:formula="of:=[.Q32]/1.1" office:value-type="float" office:value="30882.7272727273" calcext:value-type="float">
            <text:p>30,883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Jaguar</text:p>
          </table:table-cell>
          <table:table-cell table:style-name="ce4" office:value-type="string" calcext:value-type="string">
            <text:p>I-Pace</text:p>
          </table:table-cell>
          <table:table-cell table:style-name="ce7" office:value-type="float" office:value="4.8" calcext:value-type="float">
            <text:p>4.8</text:p>
          </table:table-cell>
          <table:table-cell table:style-name="ce9" table:formula="of:=[.C33]/1.0356" office:value-type="float" office:value="4.63499420625724" calcext:value-type="float">
            <text:p>4.63 sec</text:p>
          </table:table-cell>
          <table:table-cell table:style-name="ce2" office:value-type="float" office:value="200" calcext:value-type="float">
            <text:p>200</text:p>
          </table:table-cell>
          <table:table-cell table:style-name="ce12" table:formula="of:=[.E33]*0.62" office:value-type="float" office:value="124" calcext:value-type="float">
            <text:p>124 mi/hr</text:p>
          </table:table-cell>
          <table:table-cell table:style-name="ce2" office:value-type="float" office:value="365" calcext:value-type="float">
            <text:p>365</text:p>
          </table:table-cell>
          <table:table-cell table:style-name="ce14" table:formula="of:=[.G33]*0.62" office:value-type="float" office:value="226.3" calcext:value-type="float">
            <text:p>226 mi</text:p>
          </table:table-cell>
          <table:table-cell table:style-name="ce2" office:value-type="float" office:value="232" calcext:value-type="float">
            <text:p>232</text:p>
          </table:table-cell>
          <table:table-cell table:style-name="ce16" table:formula="of:=[.I33]*1.6" office:value-type="float" office:value="371.2" calcext:value-type="float">
            <text:p>371 Wh/mi</text:p>
          </table:table-cell>
          <table:table-cell table:style-name="ce2" office:value-type="float" office:value="340" calcext:value-type="float">
            <text:p>340</text:p>
          </table:table-cell>
          <table:table-cell table:style-name="ce12" table:formula="of:=IF([.K33]=&quot;N/a&quot;;&quot;N/a&quot;;[.K33]/1.0356)" office:value-type="float" office:value="328.312089609888" calcext:value-type="float">
            <text:p>328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All Wheel Drive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5351" calcext:value-type="float">
            <text:p>75351</text:p>
          </table:table-cell>
          <table:table-cell table:style-name="ce20" table:formula="of:=[.Q33]/1.1" office:value-type="float" office:value="68500.9090909091" calcext:value-type="float">
            <text:p>68,501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Kia</text:p>
          </table:table-cell>
          <table:table-cell table:style-name="ce4" office:value-type="string" calcext:value-type="string">
            <text:p>e-Niro 64 kWh</text:p>
          </table:table-cell>
          <table:table-cell table:style-name="ce7" office:value-type="float" office:value="7.8" calcext:value-type="float">
            <text:p>7.8</text:p>
          </table:table-cell>
          <table:table-cell table:style-name="ce9" table:formula="of:=[.C34]/1.0356" office:value-type="float" office:value="7.53186558516802" calcext:value-type="float">
            <text:p>7.53 sec</text:p>
          </table:table-cell>
          <table:table-cell table:style-name="ce2" office:value-type="float" office:value="167" calcext:value-type="float">
            <text:p>167</text:p>
          </table:table-cell>
          <table:table-cell table:style-name="ce12" table:formula="of:=[.E34]*0.62" office:value-type="float" office:value="103.54" calcext:value-type="float">
            <text:p>104 mi/hr</text:p>
          </table:table-cell>
          <table:table-cell table:style-name="ce2" office:value-type="float" office:value="370" calcext:value-type="float">
            <text:p>370</text:p>
          </table:table-cell>
          <table:table-cell table:style-name="ce14" table:formula="of:=[.G34]*0.62" office:value-type="float" office:value="229.4" calcext:value-type="float">
            <text:p>229 mi</text:p>
          </table:table-cell>
          <table:table-cell table:style-name="ce2" office:value-type="float" office:value="173" calcext:value-type="float">
            <text:p>173</text:p>
          </table:table-cell>
          <table:table-cell table:style-name="ce16" table:formula="of:=[.I34]*1.6" office:value-type="float" office:value="276.8" calcext:value-type="float">
            <text:p>277 Wh/mi</text:p>
          </table:table-cell>
          <table:table-cell table:style-name="ce2" office:value-type="float" office:value="350" calcext:value-type="float">
            <text:p>350</text:p>
          </table:table-cell>
          <table:table-cell table:style-name="ce12" table:formula="of:=IF([.K34]=&quot;N/a&quot;;&quot;N/a&quot;;[.K34]/1.0356)" office:value-type="float" office:value="337.968327539591" calcext:value-type="float">
            <text:p>338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Front Wheel Drive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8105" calcext:value-type="float">
            <text:p>38105</text:p>
          </table:table-cell>
          <table:table-cell table:style-name="ce20" table:formula="of:=[.Q34]/1.1" office:value-type="float" office:value="34640.9090909091" calcext:value-type="float">
            <text:p>34,641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Kia</text:p>
          </table:table-cell>
          <table:table-cell table:style-name="ce4" office:value-type="string" calcext:value-type="string">
            <text:p>e-Soul 64 kWh</text:p>
          </table:table-cell>
          <table:table-cell table:style-name="ce7" office:value-type="float" office:value="7.9" calcext:value-type="float">
            <text:p>7.9</text:p>
          </table:table-cell>
          <table:table-cell table:style-name="ce9" table:formula="of:=[.C35]/1.0356" office:value-type="float" office:value="7.62842796446504" calcext:value-type="float">
            <text:p>7.63 sec</text:p>
          </table:table-cell>
          <table:table-cell table:style-name="ce2" office:value-type="float" office:value="167" calcext:value-type="float">
            <text:p>167</text:p>
          </table:table-cell>
          <table:table-cell table:style-name="ce12" table:formula="of:=[.E35]*0.62" office:value-type="float" office:value="103.54" calcext:value-type="float">
            <text:p>104 mi/hr</text:p>
          </table:table-cell>
          <table:table-cell table:style-name="ce2" office:value-type="float" office:value="365" calcext:value-type="float">
            <text:p>365</text:p>
          </table:table-cell>
          <table:table-cell table:style-name="ce14" table:formula="of:=[.G35]*0.62" office:value-type="float" office:value="226.3" calcext:value-type="float">
            <text:p>226 mi</text:p>
          </table:table-cell>
          <table:table-cell table:style-name="ce2" office:value-type="float" office:value="175" calcext:value-type="float">
            <text:p>175</text:p>
          </table:table-cell>
          <table:table-cell table:style-name="ce16" table:formula="of:=[.I35]*1.6" office:value-type="float" office:value="280" calcext:value-type="float">
            <text:p>280 Wh/mi</text:p>
          </table:table-cell>
          <table:table-cell table:style-name="ce2" office:value-type="float" office:value="340" calcext:value-type="float">
            <text:p>340</text:p>
          </table:table-cell>
          <table:table-cell table:style-name="ce12" table:formula="of:=IF([.K35]=&quot;N/a&quot;;&quot;N/a&quot;;[.K35]/1.0356)" office:value-type="float" office:value="328.312089609888" calcext:value-type="float">
            <text:p>328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Front Wheel Drive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6837" calcext:value-type="float">
            <text:p>36837</text:p>
          </table:table-cell>
          <table:table-cell table:style-name="ce20" table:formula="of:=[.Q35]/1.1" office:value-type="float" office:value="33488.1818181818" calcext:value-type="float">
            <text:p>33,488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Kia</text:p>
          </table:table-cell>
          <table:table-cell table:style-name="ce4" office:value-type="string" calcext:value-type="string">
            <text:p>e-Soul 64 kWh</text:p>
          </table:table-cell>
          <table:table-cell table:style-name="ce7" office:value-type="float" office:value="7.9" calcext:value-type="float">
            <text:p>7.9</text:p>
          </table:table-cell>
          <table:table-cell table:style-name="ce9" table:formula="of:=[.C36]/1.0356" office:value-type="float" office:value="7.62842796446504" calcext:value-type="float">
            <text:p>7.63 sec</text:p>
          </table:table-cell>
          <table:table-cell table:style-name="ce2" office:value-type="float" office:value="167" calcext:value-type="float">
            <text:p>167</text:p>
          </table:table-cell>
          <table:table-cell table:style-name="ce12" table:formula="of:=[.E36]*0.62" office:value-type="float" office:value="103.54" calcext:value-type="float">
            <text:p>104 mi/hr</text:p>
          </table:table-cell>
          <table:table-cell table:style-name="ce2" office:value-type="float" office:value="365" calcext:value-type="float">
            <text:p>365</text:p>
          </table:table-cell>
          <table:table-cell table:style-name="ce14" table:formula="of:=[.G36]*0.62" office:value-type="float" office:value="226.3" calcext:value-type="float">
            <text:p>226 mi</text:p>
          </table:table-cell>
          <table:table-cell table:style-name="ce2" office:value-type="float" office:value="175" calcext:value-type="float">
            <text:p>175</text:p>
          </table:table-cell>
          <table:table-cell table:style-name="ce16" table:formula="of:=[.I36]*1.6" office:value-type="float" office:value="280" calcext:value-type="float">
            <text:p>280 Wh/mi</text:p>
          </table:table-cell>
          <table:table-cell table:style-name="ce2" office:value-type="float" office:value="320" calcext:value-type="float">
            <text:p>320</text:p>
          </table:table-cell>
          <table:table-cell table:style-name="ce12" table:formula="of:=IF([.K36]=&quot;N/a&quot;;&quot;N/a&quot;;[.K36]/1.0356)" office:value-type="float" office:value="308.999613750483" calcext:value-type="float">
            <text:p>309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Front Wheel Drive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6837" calcext:value-type="float">
            <text:p>36837</text:p>
          </table:table-cell>
          <table:table-cell table:style-name="ce20" table:formula="of:=[.Q36]/1.1" office:value-type="float" office:value="33488.1818181818" calcext:value-type="float">
            <text:p>33,488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Kia</text:p>
          </table:table-cell>
          <table:table-cell table:style-name="ce4" office:value-type="string" calcext:value-type="string">
            <text:p>e-Niro 39 kWh</text:p>
          </table:table-cell>
          <table:table-cell table:style-name="ce7" office:value-type="float" office:value="9.8" calcext:value-type="float">
            <text:p>9.8</text:p>
          </table:table-cell>
          <table:table-cell table:style-name="ce9" table:formula="of:=[.C37]/1.0356" office:value-type="float" office:value="9.46311317110854" calcext:value-type="float">
            <text:p>9.46 sec</text:p>
          </table:table-cell>
          <table:table-cell table:style-name="ce2" office:value-type="float" office:value="155" calcext:value-type="float">
            <text:p>155</text:p>
          </table:table-cell>
          <table:table-cell table:style-name="ce12" table:formula="of:=[.E37]*0.62" office:value-type="float" office:value="96.1" calcext:value-type="float">
            <text:p>96 mi/hr</text:p>
          </table:table-cell>
          <table:table-cell table:style-name="ce2" office:value-type="float" office:value="235" calcext:value-type="float">
            <text:p>235</text:p>
          </table:table-cell>
          <table:table-cell table:style-name="ce14" table:formula="of:=[.G37]*0.62" office:value-type="float" office:value="145.7" calcext:value-type="float">
            <text:p>146 mi</text:p>
          </table:table-cell>
          <table:table-cell table:style-name="ce2" office:value-type="float" office:value="167" calcext:value-type="float">
            <text:p>167</text:p>
          </table:table-cell>
          <table:table-cell table:style-name="ce16" table:formula="of:=[.I37]*1.6" office:value-type="float" office:value="267.2" calcext:value-type="float">
            <text:p>267 Wh/mi</text:p>
          </table:table-cell>
          <table:table-cell table:style-name="ce2" office:value-type="float" office:value="230" calcext:value-type="float">
            <text:p>230</text:p>
          </table:table-cell>
          <table:table-cell table:style-name="ce12" table:formula="of:=IF([.K37]=&quot;N/a&quot;;&quot;N/a&quot;;[.K37]/1.0356)" office:value-type="float" office:value="222.09347238316" calcext:value-type="float">
            <text:p>222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Front Wheel Drive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4400" calcext:value-type="float">
            <text:p>34400</text:p>
          </table:table-cell>
          <table:table-cell table:style-name="ce20" table:formula="of:=[.Q37]/1.1" office:value-type="float" office:value="31272.7272727273" calcext:value-type="float">
            <text:p>31,273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Kia</text:p>
          </table:table-cell>
          <table:table-cell table:style-name="ce4" office:value-type="string" calcext:value-type="string">
            <text:p>e-Soul 39 kWh</text:p>
          </table:table-cell>
          <table:table-cell table:style-name="ce7" office:value-type="float" office:value="9.9" calcext:value-type="float">
            <text:p>9.9</text:p>
          </table:table-cell>
          <table:table-cell table:style-name="ce9" table:formula="of:=[.C38]/1.0356" office:value-type="float" office:value="9.55967555040556" calcext:value-type="float">
            <text:p>9.56 sec</text:p>
          </table:table-cell>
          <table:table-cell table:style-name="ce2" office:value-type="float" office:value="157" calcext:value-type="float">
            <text:p>157</text:p>
          </table:table-cell>
          <table:table-cell table:style-name="ce12" table:formula="of:=[.E38]*0.62" office:value-type="float" office:value="97.34" calcext:value-type="float">
            <text:p>97 mi/hr</text:p>
          </table:table-cell>
          <table:table-cell table:style-name="ce2" office:value-type="float" office:value="230" calcext:value-type="float">
            <text:p>230</text:p>
          </table:table-cell>
          <table:table-cell table:style-name="ce14" table:formula="of:=[.G38]*0.62" office:value-type="float" office:value="142.6" calcext:value-type="float">
            <text:p>143 mi</text:p>
          </table:table-cell>
          <table:table-cell table:style-name="ce2" office:value-type="float" office:value="170" calcext:value-type="float">
            <text:p>170</text:p>
          </table:table-cell>
          <table:table-cell table:style-name="ce16" table:formula="of:=[.I38]*1.6" office:value-type="float" office:value="272" calcext:value-type="float">
            <text:p>272 Wh/mi</text:p>
          </table:table-cell>
          <table:table-cell table:style-name="ce2" office:value-type="float" office:value="220" calcext:value-type="float">
            <text:p>220</text:p>
          </table:table-cell>
          <table:table-cell table:style-name="ce12" table:formula="of:=IF([.K38]=&quot;N/a&quot;;&quot;N/a&quot;;[.K38]/1.0356)" office:value-type="float" office:value="212.437234453457" calcext:value-type="float">
            <text:p>212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Front Wheel Drive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3133" calcext:value-type="float">
            <text:p>33133</text:p>
          </table:table-cell>
          <table:table-cell table:style-name="ce20" table:formula="of:=[.Q38]/1.1" office:value-type="float" office:value="30120.9090909091" calcext:value-type="float">
            <text:p>30,121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Lexus</text:p>
          </table:table-cell>
          <table:table-cell table:style-name="ce4" office:value-type="string" calcext:value-type="string">
            <text:p>UX 300e</text:p>
          </table:table-cell>
          <table:table-cell table:style-name="ce7" office:value-type="float" office:value="7.5" calcext:value-type="float">
            <text:p>7.5</text:p>
          </table:table-cell>
          <table:table-cell table:style-name="ce9" table:formula="of:=[.C39]/1.0356" office:value-type="float" office:value="7.24217844727694" calcext:value-type="float">
            <text:p>7.24 sec</text:p>
          </table:table-cell>
          <table:table-cell table:style-name="ce2" office:value-type="float" office:value="160" calcext:value-type="float">
            <text:p>160</text:p>
          </table:table-cell>
          <table:table-cell table:style-name="ce12" table:formula="of:=[.E39]*0.62" office:value-type="float" office:value="99.2" calcext:value-type="float">
            <text:p>99 mi/hr</text:p>
          </table:table-cell>
          <table:table-cell table:style-name="ce2" office:value-type="float" office:value="270" calcext:value-type="float">
            <text:p>270</text:p>
          </table:table-cell>
          <table:table-cell table:style-name="ce14" table:formula="of:=[.G39]*0.62" office:value-type="float" office:value="167.4" calcext:value-type="float">
            <text:p>167 mi</text:p>
          </table:table-cell>
          <table:table-cell table:style-name="ce2" office:value-type="float" office:value="193" calcext:value-type="float">
            <text:p>193</text:p>
          </table:table-cell>
          <table:table-cell table:style-name="ce16" table:formula="of:=[.I39]*1.6" office:value-type="float" office:value="308.8" calcext:value-type="float">
            <text:p>309 Wh/mi</text:p>
          </table:table-cell>
          <table:table-cell table:style-name="ce2" office:value-type="float" office:value="190" calcext:value-type="float">
            <text:p>190</text:p>
          </table:table-cell>
          <table:table-cell table:style-name="ce12" table:formula="of:=IF([.K39]=&quot;N/a&quot;;&quot;N/a&quot;;[.K39]/1.0356)" office:value-type="float" office:value="183.468520664349" calcext:value-type="float">
            <text:p>183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Front Wheel Drive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0" table:formula="of:=[.Q39]/1.1" office:value-type="float" office:value="45454.5454545455" calcext:value-type="float">
            <text:p>45,45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Lightyear</text:p>
          </table:table-cell>
          <table:table-cell table:style-name="ce4" office:value-type="string" calcext:value-type="string">
            <text:p>One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C40]/1.0356" office:value-type="float" office:value="9.65623792970259" calcext:value-type="float">
            <text:p>9.66 sec</text:p>
          </table:table-cell>
          <table:table-cell table:style-name="ce2" office:value-type="float" office:value="150" calcext:value-type="float">
            <text:p>150</text:p>
          </table:table-cell>
          <table:table-cell table:style-name="ce12" table:formula="of:=[.E40]*0.62" office:value-type="float" office:value="93" calcext:value-type="float">
            <text:p>93 mi/hr</text:p>
          </table:table-cell>
          <table:table-cell table:style-name="ce2" office:value-type="float" office:value="575" calcext:value-type="float">
            <text:p>575</text:p>
          </table:table-cell>
          <table:table-cell table:style-name="ce14" table:formula="of:=[.G40]*0.62" office:value-type="float" office:value="356.5" calcext:value-type="float">
            <text:p>357 mi</text:p>
          </table:table-cell>
          <table:table-cell table:style-name="ce2" office:value-type="float" office:value="104" calcext:value-type="float">
            <text:p>104</text:p>
          </table:table-cell>
          <table:table-cell table:style-name="ce16" table:formula="of:=[.I40]*1.6" office:value-type="float" office:value="166.4" calcext:value-type="float">
            <text:p>166 Wh/mi</text:p>
          </table:table-cell>
          <table:table-cell table:style-name="ce2" office:value-type="float" office:value="540" calcext:value-type="float">
            <text:p>540</text:p>
          </table:table-cell>
          <table:table-cell table:style-name="ce12" table:formula="of:=IF([.K40]=&quot;N/a&quot;;&quot;N/a&quot;;[.K40]/1.0356)" office:value-type="float" office:value="521.43684820394" calcext:value-type="float">
            <text:p>521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All Wheel Drive</text:p>
          </table:table-cell>
          <table:table-cell table:style-name="ce2" office:value-type="string" calcext:value-type="string">
            <text:p>Liftback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49000" calcext:value-type="float">
            <text:p>149000</text:p>
          </table:table-cell>
          <table:table-cell table:style-name="ce20" table:formula="of:=[.Q40]/1.1" office:value-type="float" office:value="135454.545454545" calcext:value-type="float">
            <text:p>135,45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Lucid</text:p>
          </table:table-cell>
          <table:table-cell table:style-name="ce4" office:value-type="string" calcext:value-type="string">
            <text:p>Air</text:p>
          </table:table-cell>
          <table:table-cell table:style-name="ce7" office:value-type="float" office:value="2.8" calcext:value-type="float">
            <text:p>2.8</text:p>
          </table:table-cell>
          <table:table-cell table:style-name="ce9" table:formula="of:=[.C41]/1.0356" office:value-type="float" office:value="2.70374662031672" calcext:value-type="float">
            <text:p>2.70 sec</text:p>
          </table:table-cell>
          <table:table-cell table:style-name="ce2" office:value-type="float" office:value="250" calcext:value-type="float">
            <text:p>250</text:p>
          </table:table-cell>
          <table:table-cell table:style-name="ce12" table:formula="of:=[.E41]*0.62" office:value-type="float" office:value="155" calcext:value-type="float">
            <text:p>155 mi/hr</text:p>
          </table:table-cell>
          <table:table-cell table:style-name="ce2" office:value-type="float" office:value="610" calcext:value-type="float">
            <text:p>610</text:p>
          </table:table-cell>
          <table:table-cell table:style-name="ce14" table:formula="of:=[.G41]*0.62" office:value-type="float" office:value="378.2" calcext:value-type="float">
            <text:p>378 mi</text:p>
          </table:table-cell>
          <table:table-cell table:style-name="ce2" office:value-type="float" office:value="180" calcext:value-type="float">
            <text:p>180</text:p>
          </table:table-cell>
          <table:table-cell table:style-name="ce16" table:formula="of:=[.I41]*1.6" office:value-type="float" office:value="288" calcext:value-type="float">
            <text:p>288 Wh/mi</text:p>
          </table:table-cell>
          <table:table-cell table:style-name="ce2" office:value-type="float" office:value="620" calcext:value-type="float">
            <text:p>620</text:p>
          </table:table-cell>
          <table:table-cell table:style-name="ce12" table:formula="of:=IF([.K41]=&quot;N/a&quot;;&quot;N/a&quot;;[.K41]/1.0356)" office:value-type="float" office:value="598.68675164156" calcext:value-type="float">
            <text:p>599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All Wheel Drive</text:p>
          </table:table-cell>
          <table:table-cell table:style-name="ce2" office:value-type="string" calcext:value-type="string">
            <text:p>Sedan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5000" calcext:value-type="float">
            <text:p>105000</text:p>
          </table:table-cell>
          <table:table-cell table:style-name="ce20" table:formula="of:=[.Q41]/1.1" office:value-type="float" office:value="95454.5454545455" calcext:value-type="float">
            <text:p>95,45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Mazda</text:p>
          </table:table-cell>
          <table:table-cell table:style-name="ce4" office:value-type="string" calcext:value-type="string">
            <text:p>MX-30</text:p>
          </table:table-cell>
          <table:table-cell table:style-name="ce7" office:value-type="float" office:value="9" calcext:value-type="float">
            <text:p>9.0</text:p>
          </table:table-cell>
          <table:table-cell table:style-name="ce9" table:formula="of:=[.C42]/1.0356" office:value-type="float" office:value="8.69061413673233" calcext:value-type="float">
            <text:p>8.69 sec</text:p>
          </table:table-cell>
          <table:table-cell table:style-name="ce2" office:value-type="float" office:value="150" calcext:value-type="float">
            <text:p>150</text:p>
          </table:table-cell>
          <table:table-cell table:style-name="ce12" table:formula="of:=[.E42]*0.62" office:value-type="float" office:value="93" calcext:value-type="float">
            <text:p>93 mi/hr</text:p>
          </table:table-cell>
          <table:table-cell table:style-name="ce2" office:value-type="float" office:value="180" calcext:value-type="float">
            <text:p>180</text:p>
          </table:table-cell>
          <table:table-cell table:style-name="ce14" table:formula="of:=[.G42]*0.62" office:value-type="float" office:value="111.6" calcext:value-type="float">
            <text:p>112 mi</text:p>
          </table:table-cell>
          <table:table-cell table:style-name="ce2" office:value-type="float" office:value="178" calcext:value-type="float">
            <text:p>178</text:p>
          </table:table-cell>
          <table:table-cell table:style-name="ce16" table:formula="of:=[.I42]*1.6" office:value-type="float" office:value="284.8" calcext:value-type="float">
            <text:p>285 Wh/mi</text:p>
          </table:table-cell>
          <table:table-cell table:style-name="ce2" office:value-type="float" office:value="240" calcext:value-type="float">
            <text:p>240</text:p>
          </table:table-cell>
          <table:table-cell table:style-name="ce12" table:formula="of:=IF([.K42]=&quot;N/a&quot;;&quot;N/a&quot;;[.K42]/1.0356)" office:value-type="float" office:value="231.749710312862" calcext:value-type="float">
            <text:p>232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Front Wheel Drive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2646" calcext:value-type="float">
            <text:p>32646</text:p>
          </table:table-cell>
          <table:table-cell table:style-name="ce20" table:formula="of:=[.Q42]/1.1" office:value-type="float" office:value="29678.1818181818" calcext:value-type="float">
            <text:p>29,678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Mercedes</text:p>
          </table:table-cell>
          <table:table-cell table:style-name="ce4" office:value-type="string" calcext:value-type="string">
            <text:p>EQV 300 Long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C43]/1.0356" office:value-type="float" office:value="9.65623792970259" calcext:value-type="float">
            <text:p>9.66 sec</text:p>
          </table:table-cell>
          <table:table-cell table:style-name="ce2" office:value-type="float" office:value="140" calcext:value-type="float">
            <text:p>140</text:p>
          </table:table-cell>
          <table:table-cell table:style-name="ce12" table:formula="of:=[.E43]*0.62" office:value-type="float" office:value="86.8" calcext:value-type="float">
            <text:p>87 mi/hr</text:p>
          </table:table-cell>
          <table:table-cell table:style-name="ce2" office:value-type="float" office:value="330" calcext:value-type="float">
            <text:p>330</text:p>
          </table:table-cell>
          <table:table-cell table:style-name="ce14" table:formula="of:=[.G43]*0.62" office:value-type="float" office:value="204.6" calcext:value-type="float">
            <text:p>205 mi</text:p>
          </table:table-cell>
          <table:table-cell table:style-name="ce2" office:value-type="float" office:value="273" calcext:value-type="float">
            <text:p>273</text:p>
          </table:table-cell>
          <table:table-cell table:style-name="ce16" table:formula="of:=[.I43]*1.6" office:value-type="float" office:value="436.8" calcext:value-type="float">
            <text:p>437 Wh/mi</text:p>
          </table:table-cell>
          <table:table-cell table:style-name="ce2" office:value-type="float" office:value="290" calcext:value-type="float">
            <text:p>290</text:p>
          </table:table-cell>
          <table:table-cell table:style-name="ce12" table:formula="of:=IF([.K43]=&quot;N/a&quot;;&quot;N/a&quot;;[.K43]/1.0356)" office:value-type="float" office:value="280.030899961375" calcext:value-type="float">
            <text:p>280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Front Wheel Drive</text:p>
          </table:table-cell>
          <table:table-cell table:style-name="ce2" office:value-type="string" calcext:value-type="string">
            <text:p>SPV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70631" calcext:value-type="float">
            <text:p>70631</text:p>
          </table:table-cell>
          <table:table-cell table:style-name="ce20" table:formula="of:=[.Q43]/1.1" office:value-type="float" office:value="64210" calcext:value-type="float">
            <text:p>64,210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Mercedes</text:p>
          </table:table-cell>
          <table:table-cell table:style-name="ce4" office:value-type="string" calcext:value-type="string">
            <text:p>EQC 400 4MATIC</text:p>
          </table:table-cell>
          <table:table-cell table:style-name="ce7" office:value-type="float" office:value="5.1" calcext:value-type="float">
            <text:p>5.1</text:p>
          </table:table-cell>
          <table:table-cell table:style-name="ce9" table:formula="of:=[.C44]/1.0356" office:value-type="float" office:value="4.92468134414832" calcext:value-type="float">
            <text:p>4.92 sec</text:p>
          </table:table-cell>
          <table:table-cell table:style-name="ce2" office:value-type="float" office:value="180" calcext:value-type="float">
            <text:p>180</text:p>
          </table:table-cell>
          <table:table-cell table:style-name="ce12" table:formula="of:=[.E44]*0.62" office:value-type="float" office:value="111.6" calcext:value-type="float">
            <text:p>112 mi/hr</text:p>
          </table:table-cell>
          <table:table-cell table:style-name="ce2" office:value-type="float" office:value="370" calcext:value-type="float">
            <text:p>370</text:p>
          </table:table-cell>
          <table:table-cell table:style-name="ce14" table:formula="of:=[.G44]*0.62" office:value-type="float" office:value="229.4" calcext:value-type="float">
            <text:p>229 mi</text:p>
          </table:table-cell>
          <table:table-cell table:style-name="ce2" office:value-type="float" office:value="216" calcext:value-type="float">
            <text:p>216</text:p>
          </table:table-cell>
          <table:table-cell table:style-name="ce16" table:formula="of:=[.I44]*1.6" office:value-type="float" office:value="345.6" calcext:value-type="float">
            <text:p>346 Wh/mi</text:p>
          </table:table-cell>
          <table:table-cell table:style-name="ce2" office:value-type="float" office:value="440" calcext:value-type="float">
            <text:p>440</text:p>
          </table:table-cell>
          <table:table-cell table:style-name="ce12" table:formula="of:=IF([.K44]=&quot;N/a&quot;;&quot;N/a&quot;;[.K44]/1.0356)" office:value-type="float" office:value="424.874468906914" calcext:value-type="float">
            <text:p>425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All Wheel Drive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9484" calcext:value-type="float">
            <text:p>69484</text:p>
          </table:table-cell>
          <table:table-cell table:style-name="ce20" table:formula="of:=[.Q44]/1.1" office:value-type="float" office:value="63167.2727272727" calcext:value-type="float">
            <text:p>63,167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Mercedes</text:p>
          </table:table-cell>
          <table:table-cell table:style-name="ce4" office:value-type="string" calcext:value-type="string">
            <text:p>EQA</text:p>
          </table:table-cell>
          <table:table-cell table:style-name="ce7" office:value-type="float" office:value="5" calcext:value-type="float">
            <text:p>5.0</text:p>
          </table:table-cell>
          <table:table-cell table:style-name="ce9" table:formula="of:=[.C45]/1.0356" office:value-type="float" office:value="4.82811896485129" calcext:value-type="float">
            <text:p>4.83 sec</text:p>
          </table:table-cell>
          <table:table-cell table:style-name="ce2" office:value-type="float" office:value="200" calcext:value-type="float">
            <text:p>200</text:p>
          </table:table-cell>
          <table:table-cell table:style-name="ce12" table:formula="of:=[.E45]*0.62" office:value-type="float" office:value="124" calcext:value-type="float">
            <text:p>124 mi/hr</text:p>
          </table:table-cell>
          <table:table-cell table:style-name="ce2" office:value-type="float" office:value="350" calcext:value-type="float">
            <text:p>350</text:p>
          </table:table-cell>
          <table:table-cell table:style-name="ce14" table:formula="of:=[.G45]*0.62" office:value-type="float" office:value="217" calcext:value-type="float">
            <text:p>217 mi</text:p>
          </table:table-cell>
          <table:table-cell table:style-name="ce2" office:value-type="float" office:value="171" calcext:value-type="float">
            <text:p>171</text:p>
          </table:table-cell>
          <table:table-cell table:style-name="ce16" table:formula="of:=[.I45]*1.6" office:value-type="float" office:value="273.6" calcext:value-type="float">
            <text:p>274 Wh/mi</text:p>
          </table:table-cell>
          <table:table-cell table:style-name="ce2" office:value-type="float" office:value="440" calcext:value-type="float">
            <text:p>440</text:p>
          </table:table-cell>
          <table:table-cell table:style-name="ce12" table:formula="of:=IF([.K45]=&quot;N/a&quot;;&quot;N/a&quot;;[.K45]/1.0356)" office:value-type="float" office:value="424.874468906914" calcext:value-type="float">
            <text:p>425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All Wheel Drive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5000" calcext:value-type="float">
            <text:p>45000</text:p>
          </table:table-cell>
          <table:table-cell table:style-name="ce20" table:formula="of:=[.Q45]/1.1" office:value-type="float" office:value="40909.0909090909" calcext:value-type="float">
            <text:p>40,909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MG</text:p>
          </table:table-cell>
          <table:table-cell table:style-name="ce4" office:value-type="string" calcext:value-type="string">
            <text:p>ZS EV</text:p>
          </table:table-cell>
          <table:table-cell table:style-name="ce7" office:value-type="float" office:value="8.2" calcext:value-type="float">
            <text:p>8.2</text:p>
          </table:table-cell>
          <table:table-cell table:style-name="ce9" table:formula="of:=[.C46]/1.0356" office:value-type="float" office:value="7.91811510235612" calcext:value-type="float">
            <text:p>7.92 sec</text:p>
          </table:table-cell>
          <table:table-cell table:style-name="ce2" office:value-type="float" office:value="140" calcext:value-type="float">
            <text:p>140</text:p>
          </table:table-cell>
          <table:table-cell table:style-name="ce12" table:formula="of:=[.E46]*0.62" office:value-type="float" office:value="86.8" calcext:value-type="float">
            <text:p>87 mi/hr</text:p>
          </table:table-cell>
          <table:table-cell table:style-name="ce2" office:value-type="float" office:value="220" calcext:value-type="float">
            <text:p>220</text:p>
          </table:table-cell>
          <table:table-cell table:style-name="ce14" table:formula="of:=[.G46]*0.62" office:value-type="float" office:value="136.4" calcext:value-type="float">
            <text:p>136 mi</text:p>
          </table:table-cell>
          <table:table-cell table:style-name="ce2" office:value-type="float" office:value="193" calcext:value-type="float">
            <text:p>193</text:p>
          </table:table-cell>
          <table:table-cell table:style-name="ce16" table:formula="of:=[.I46]*1.6" office:value-type="float" office:value="308.8" calcext:value-type="float">
            <text:p>309 Wh/mi</text:p>
          </table:table-cell>
          <table:table-cell table:style-name="ce2" office:value-type="float" office:value="260" calcext:value-type="float">
            <text:p>260</text:p>
          </table:table-cell>
          <table:table-cell table:style-name="ce12" table:formula="of:=IF([.K46]=&quot;N/a&quot;;&quot;N/a&quot;;[.K46]/1.0356)" office:value-type="float" office:value="251.062186172267" calcext:value-type="float">
            <text:p>251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Front Wheel Drive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0000" calcext:value-type="float">
            <text:p>30000</text:p>
          </table:table-cell>
          <table:table-cell table:style-name="ce20" table:formula="of:=[.Q46]/1.1" office:value-type="float" office:value="27272.7272727273" calcext:value-type="float">
            <text:p>27,273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Mini</text:p>
          </table:table-cell>
          <table:table-cell table:style-name="ce4" office:value-type="string" calcext:value-type="string">
            <text:p>Cooper SE</text:p>
          </table:table-cell>
          <table:table-cell table:style-name="ce7" office:value-type="float" office:value="7.3" calcext:value-type="float">
            <text:p>7.3</text:p>
          </table:table-cell>
          <table:table-cell table:style-name="ce9" table:formula="of:=[.C47]/1.0356" office:value-type="float" office:value="7.04905368868289" calcext:value-type="float">
            <text:p>7.05 sec</text:p>
          </table:table-cell>
          <table:table-cell table:style-name="ce2" office:value-type="float" office:value="150" calcext:value-type="float">
            <text:p>150</text:p>
          </table:table-cell>
          <table:table-cell table:style-name="ce12" table:formula="of:=[.E47]*0.62" office:value-type="float" office:value="93" calcext:value-type="float">
            <text:p>93 mi/hr</text:p>
          </table:table-cell>
          <table:table-cell table:style-name="ce2" office:value-type="float" office:value="185" calcext:value-type="float">
            <text:p>185</text:p>
          </table:table-cell>
          <table:table-cell table:style-name="ce14" table:formula="of:=[.G47]*0.62" office:value-type="float" office:value="114.7" calcext:value-type="float">
            <text:p>115 mi</text:p>
          </table:table-cell>
          <table:table-cell table:style-name="ce2" office:value-type="float" office:value="156" calcext:value-type="float">
            <text:p>156</text:p>
          </table:table-cell>
          <table:table-cell table:style-name="ce16" table:formula="of:=[.I47]*1.6" office:value-type="float" office:value="249.6" calcext:value-type="float">
            <text:p>250 Wh/mi</text:p>
          </table:table-cell>
          <table:table-cell table:style-name="ce2" office:value-type="float" office:value="260" calcext:value-type="float">
            <text:p>260</text:p>
          </table:table-cell>
          <table:table-cell table:style-name="ce12" table:formula="of:=IF([.K47]=&quot;N/a&quot;;&quot;N/a&quot;;[.K47]/1.0356)" office:value-type="float" office:value="251.062186172267" calcext:value-type="float">
            <text:p>251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Front Wheel Drive</text:p>
          </table:table-cell>
          <table:table-cell table:style-name="ce2" office:value-type="string" calcext:value-type="string">
            <text:p>Hatchback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1681" calcext:value-type="float">
            <text:p>31681</text:p>
          </table:table-cell>
          <table:table-cell table:style-name="ce20" table:formula="of:=[.Q47]/1.1" office:value-type="float" office:value="28800.9090909091" calcext:value-type="float">
            <text:p>28,801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Nissan</text:p>
          </table:table-cell>
          <table:table-cell table:style-name="ce4" office:value-type="string" calcext:value-type="string">
            <text:p>Ariya e-4ORCE 87kWh Performance</text:p>
          </table:table-cell>
          <table:table-cell table:style-name="ce7" office:value-type="float" office:value="5.1" calcext:value-type="float">
            <text:p>5.1</text:p>
          </table:table-cell>
          <table:table-cell table:style-name="ce9" table:formula="of:=[.C48]/1.0356" office:value-type="float" office:value="4.92468134414832" calcext:value-type="float">
            <text:p>4.92 sec</text:p>
          </table:table-cell>
          <table:table-cell table:style-name="ce2" office:value-type="float" office:value="200" calcext:value-type="float">
            <text:p>200</text:p>
          </table:table-cell>
          <table:table-cell table:style-name="ce12" table:formula="of:=[.E48]*0.62" office:value-type="float" office:value="124" calcext:value-type="float">
            <text:p>124 mi/hr</text:p>
          </table:table-cell>
          <table:table-cell table:style-name="ce2" office:value-type="float" office:value="375" calcext:value-type="float">
            <text:p>375</text:p>
          </table:table-cell>
          <table:table-cell table:style-name="ce14" table:formula="of:=[.G48]*0.62" office:value-type="float" office:value="232.5" calcext:value-type="float">
            <text:p>233 mi</text:p>
          </table:table-cell>
          <table:table-cell table:style-name="ce2" office:value-type="float" office:value="232" calcext:value-type="float">
            <text:p>232</text:p>
          </table:table-cell>
          <table:table-cell table:style-name="ce16" table:formula="of:=[.I48]*1.6" office:value-type="float" office:value="371.2" calcext:value-type="float">
            <text:p>371 Wh/mi</text:p>
          </table:table-cell>
          <table:table-cell table:style-name="ce2" office:value-type="float" office:value="450" calcext:value-type="float">
            <text:p>450</text:p>
          </table:table-cell>
          <table:table-cell table:style-name="ce12" table:formula="of:=IF([.K48]=&quot;N/a&quot;;&quot;N/a&quot;;[.K48]/1.0356)" office:value-type="float" office:value="434.530706836616" calcext:value-type="float">
            <text:p>435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All Wheel Drive</text:p>
          </table:table-cell>
          <table:table-cell table:style-name="ce2" office:value-type="string" calcext:value-type="string">
            <text:p>Hatchback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5000" calcext:value-type="float">
            <text:p>65000</text:p>
          </table:table-cell>
          <table:table-cell table:style-name="ce20" table:formula="of:=[.Q48]/1.1" office:value-type="float" office:value="59090.9090909091" calcext:value-type="float">
            <text:p>59,091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Nissan</text:p>
          </table:table-cell>
          <table:table-cell table:style-name="ce4" office:value-type="string" calcext:value-type="string">
            <text:p>Ariya e-4ORCE 87kWh</text:p>
          </table:table-cell>
          <table:table-cell table:style-name="ce7" office:value-type="float" office:value="5.7" calcext:value-type="float">
            <text:p>5.7</text:p>
          </table:table-cell>
          <table:table-cell table:style-name="ce9" table:formula="of:=[.C49]/1.0356" office:value-type="float" office:value="5.50405561993048" calcext:value-type="float">
            <text:p>5.50 sec</text:p>
          </table:table-cell>
          <table:table-cell table:style-name="ce2" office:value-type="float" office:value="200" calcext:value-type="float">
            <text:p>200</text:p>
          </table:table-cell>
          <table:table-cell table:style-name="ce12" table:formula="of:=[.E49]*0.62" office:value-type="float" office:value="124" calcext:value-type="float">
            <text:p>124 mi/hr</text:p>
          </table:table-cell>
          <table:table-cell table:style-name="ce2" office:value-type="float" office:value="420" calcext:value-type="float">
            <text:p>420</text:p>
          </table:table-cell>
          <table:table-cell table:style-name="ce14" table:formula="of:=[.G49]*0.62" office:value-type="float" office:value="260.4" calcext:value-type="float">
            <text:p>260 mi</text:p>
          </table:table-cell>
          <table:table-cell table:style-name="ce2" office:value-type="float" office:value="207" calcext:value-type="float">
            <text:p>207</text:p>
          </table:table-cell>
          <table:table-cell table:style-name="ce16" table:formula="of:=[.I49]*1.6" office:value-type="float" office:value="331.2" calcext:value-type="float">
            <text:p>331 Wh/mi</text:p>
          </table:table-cell>
          <table:table-cell table:style-name="ce2" office:value-type="float" office:value="500" calcext:value-type="float">
            <text:p>500</text:p>
          </table:table-cell>
          <table:table-cell table:style-name="ce12" table:formula="of:=IF([.K49]=&quot;N/a&quot;;&quot;N/a&quot;;[.K49]/1.0356)" office:value-type="float" office:value="482.811896485129" calcext:value-type="float">
            <text:p>483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All Wheel Drive</text:p>
          </table:table-cell>
          <table:table-cell table:style-name="ce2" office:value-type="string" calcext:value-type="string">
            <text:p>Hatchback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500" calcext:value-type="float">
            <text:p>57500</text:p>
          </table:table-cell>
          <table:table-cell table:style-name="ce20" table:formula="of:=[.Q49]/1.1" office:value-type="float" office:value="52272.7272727273" calcext:value-type="float">
            <text:p>52,273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Nissan</text:p>
          </table:table-cell>
          <table:table-cell table:style-name="ce4" office:value-type="string" calcext:value-type="string">
            <text:p>Ariya 87kWh</text:p>
          </table:table-cell>
          <table:table-cell table:style-name="ce7" office:value-type="float" office:value="7.6" calcext:value-type="float">
            <text:p>7.6</text:p>
          </table:table-cell>
          <table:table-cell table:style-name="ce9" table:formula="of:=[.C50]/1.0356" office:value-type="float" office:value="7.33874082657397" calcext:value-type="float">
            <text:p>7.34 sec</text:p>
          </table:table-cell>
          <table:table-cell table:style-name="ce2" office:value-type="float" office:value="160" calcext:value-type="float">
            <text:p>160</text:p>
          </table:table-cell>
          <table:table-cell table:style-name="ce12" table:formula="of:=[.E50]*0.62" office:value-type="float" office:value="99.2" calcext:value-type="float">
            <text:p>99 mi/hr</text:p>
          </table:table-cell>
          <table:table-cell table:style-name="ce2" office:value-type="float" office:value="440" calcext:value-type="float">
            <text:p>440</text:p>
          </table:table-cell>
          <table:table-cell table:style-name="ce14" table:formula="of:=[.G50]*0.62" office:value-type="float" office:value="272.8" calcext:value-type="float">
            <text:p>273 mi</text:p>
          </table:table-cell>
          <table:table-cell table:style-name="ce2" office:value-type="float" office:value="198" calcext:value-type="float">
            <text:p>198</text:p>
          </table:table-cell>
          <table:table-cell table:style-name="ce16" table:formula="of:=[.I50]*1.6" office:value-type="float" office:value="316.8" calcext:value-type="float">
            <text:p>317 Wh/mi</text:p>
          </table:table-cell>
          <table:table-cell table:style-name="ce2" office:value-type="float" office:value="520" calcext:value-type="float">
            <text:p>520</text:p>
          </table:table-cell>
          <table:table-cell table:style-name="ce12" table:formula="of:=IF([.K50]=&quot;N/a&quot;;&quot;N/a&quot;;[.K50]/1.0356)" office:value-type="float" office:value="502.124372344535" calcext:value-type="float">
            <text:p>502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Front Wheel Drive</text:p>
          </table:table-cell>
          <table:table-cell table:style-name="ce2" office:value-type="string" calcext:value-type="string">
            <text:p>Hatchback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0" table:formula="of:=[.Q50]/1.1" office:value-type="float" office:value="45454.5454545455" calcext:value-type="float">
            <text:p>45,45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Nissan</text:p>
          </table:table-cell>
          <table:table-cell table:style-name="ce4" office:value-type="string" calcext:value-type="string">
            <text:p>Ariya e-4ORCE 63kWh</text:p>
          </table:table-cell>
          <table:table-cell table:style-name="ce7" office:value-type="float" office:value="5.9" calcext:value-type="float">
            <text:p>5.9</text:p>
          </table:table-cell>
          <table:table-cell table:style-name="ce9" table:formula="of:=[.C51]/1.0356" office:value-type="float" office:value="5.69718037852453" calcext:value-type="float">
            <text:p>5.70 sec</text:p>
          </table:table-cell>
          <table:table-cell table:style-name="ce2" office:value-type="float" office:value="200" calcext:value-type="float">
            <text:p>200</text:p>
          </table:table-cell>
          <table:table-cell table:style-name="ce12" table:formula="of:=[.E51]*0.62" office:value-type="float" office:value="124" calcext:value-type="float">
            <text:p>124 mi/hr</text:p>
          </table:table-cell>
          <table:table-cell table:style-name="ce2" office:value-type="float" office:value="325" calcext:value-type="float">
            <text:p>325</text:p>
          </table:table-cell>
          <table:table-cell table:style-name="ce14" table:formula="of:=[.G51]*0.62" office:value-type="float" office:value="201.5" calcext:value-type="float">
            <text:p>202 mi</text:p>
          </table:table-cell>
          <table:table-cell table:style-name="ce2" office:value-type="float" office:value="194" calcext:value-type="float">
            <text:p>194</text:p>
          </table:table-cell>
          <table:table-cell table:style-name="ce16" table:formula="of:=[.I51]*1.6" office:value-type="float" office:value="310.4" calcext:value-type="float">
            <text:p>310 Wh/mi</text:p>
          </table:table-cell>
          <table:table-cell table:style-name="ce2" office:value-type="float" office:value="440" calcext:value-type="float">
            <text:p>440</text:p>
          </table:table-cell>
          <table:table-cell table:style-name="ce12" table:formula="of:=IF([.K51]=&quot;N/a&quot;;&quot;N/a&quot;;[.K51]/1.0356)" office:value-type="float" office:value="424.874468906914" calcext:value-type="float">
            <text:p>425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All Wheel Drive</text:p>
          </table:table-cell>
          <table:table-cell table:style-name="ce2" office:value-type="string" calcext:value-type="string">
            <text:p>Hatchback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0" table:formula="of:=[.Q51]/1.1" office:value-type="float" office:value="45454.5454545455" calcext:value-type="float">
            <text:p>45,45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Nissan</text:p>
          </table:table-cell>
          <table:table-cell table:style-name="ce4" office:value-type="string" calcext:value-type="string">
            <text:p>Ariya 63kWh</text:p>
          </table:table-cell>
          <table:table-cell table:style-name="ce7" office:value-type="float" office:value="7.5" calcext:value-type="float">
            <text:p>7.5</text:p>
          </table:table-cell>
          <table:table-cell table:style-name="ce9" table:formula="of:=[.C52]/1.0356" office:value-type="float" office:value="7.24217844727694" calcext:value-type="float">
            <text:p>7.24 sec</text:p>
          </table:table-cell>
          <table:table-cell table:style-name="ce2" office:value-type="float" office:value="160" calcext:value-type="float">
            <text:p>160</text:p>
          </table:table-cell>
          <table:table-cell table:style-name="ce12" table:formula="of:=[.E52]*0.62" office:value-type="float" office:value="99.2" calcext:value-type="float">
            <text:p>99 mi/hr</text:p>
          </table:table-cell>
          <table:table-cell table:style-name="ce2" office:value-type="float" office:value="330" calcext:value-type="float">
            <text:p>330</text:p>
          </table:table-cell>
          <table:table-cell table:style-name="ce14" table:formula="of:=[.G52]*0.62" office:value-type="float" office:value="204.6" calcext:value-type="float">
            <text:p>205 mi</text:p>
          </table:table-cell>
          <table:table-cell table:style-name="ce2" office:value-type="float" office:value="191" calcext:value-type="float">
            <text:p>191</text:p>
          </table:table-cell>
          <table:table-cell table:style-name="ce16" table:formula="of:=[.I52]*1.6" office:value-type="float" office:value="305.6" calcext:value-type="float">
            <text:p>306 Wh/mi</text:p>
          </table:table-cell>
          <table:table-cell table:style-name="ce2" office:value-type="float" office:value="440" calcext:value-type="float">
            <text:p>440</text:p>
          </table:table-cell>
          <table:table-cell table:style-name="ce12" table:formula="of:=IF([.K52]=&quot;N/a&quot;;&quot;N/a&quot;;[.K52]/1.0356)" office:value-type="float" office:value="424.874468906914" calcext:value-type="float">
            <text:p>425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Front Wheel Drive</text:p>
          </table:table-cell>
          <table:table-cell table:style-name="ce2" office:value-type="string" calcext:value-type="string">
            <text:p>Hatchback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5000" calcext:value-type="float">
            <text:p>45000</text:p>
          </table:table-cell>
          <table:table-cell table:style-name="ce20" table:formula="of:=[.Q52]/1.1" office:value-type="float" office:value="40909.0909090909" calcext:value-type="float">
            <text:p>40,909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Nissan</text:p>
          </table:table-cell>
          <table:table-cell table:style-name="ce4" office:value-type="string" calcext:value-type="string">
            <text:p>Leaf e+</text:p>
          </table:table-cell>
          <table:table-cell table:style-name="ce7" office:value-type="float" office:value="7.3" calcext:value-type="float">
            <text:p>7.3</text:p>
          </table:table-cell>
          <table:table-cell table:style-name="ce9" table:formula="of:=[.C53]/1.0356" office:value-type="float" office:value="7.04905368868289" calcext:value-type="float">
            <text:p>7.05 sec</text:p>
          </table:table-cell>
          <table:table-cell table:style-name="ce2" office:value-type="float" office:value="157" calcext:value-type="float">
            <text:p>157</text:p>
          </table:table-cell>
          <table:table-cell table:style-name="ce12" table:formula="of:=[.E53]*0.62" office:value-type="float" office:value="97.34" calcext:value-type="float">
            <text:p>97 mi/hr</text:p>
          </table:table-cell>
          <table:table-cell table:style-name="ce2" office:value-type="float" office:value="325" calcext:value-type="float">
            <text:p>325</text:p>
          </table:table-cell>
          <table:table-cell table:style-name="ce14" table:formula="of:=[.G53]*0.62" office:value-type="float" office:value="201.5" calcext:value-type="float">
            <text:p>202 mi</text:p>
          </table:table-cell>
          <table:table-cell table:style-name="ce2" office:value-type="float" office:value="172" calcext:value-type="float">
            <text:p>172</text:p>
          </table:table-cell>
          <table:table-cell table:style-name="ce16" table:formula="of:=[.I53]*1.6" office:value-type="float" office:value="275.2" calcext:value-type="float">
            <text:p>275 Wh/mi</text:p>
          </table:table-cell>
          <table:table-cell table:style-name="ce2" office:value-type="float" office:value="390" calcext:value-type="float">
            <text:p>390</text:p>
          </table:table-cell>
          <table:table-cell table:style-name="ce12" table:formula="of:=IF([.K53]=&quot;N/a&quot;;&quot;N/a&quot;;[.K53]/1.0356)" office:value-type="float" office:value="376.593279258401" calcext:value-type="float">
            <text:p>377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Front Wheel Drive</text:p>
          </table:table-cell>
          <table:table-cell table:style-name="ce2" office:value-type="string" calcext:value-type="string">
            <text:p>Hatchback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7237" calcext:value-type="float">
            <text:p>37237</text:p>
          </table:table-cell>
          <table:table-cell table:style-name="ce20" table:formula="of:=[.Q53]/1.1" office:value-type="float" office:value="33851.8181818182" calcext:value-type="float">
            <text:p>33,852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Nissan</text:p>
          </table:table-cell>
          <table:table-cell table:style-name="ce4" office:value-type="string" calcext:value-type="string">
            <text:p>e-NV200 Evalia</text:p>
          </table:table-cell>
          <table:table-cell table:style-name="ce7" office:value-type="float" office:value="14" calcext:value-type="float">
            <text:p>14.0</text:p>
          </table:table-cell>
          <table:table-cell table:style-name="ce9" table:formula="of:=[.C54]/1.0356" office:value-type="float" office:value="13.5187331015836" calcext:value-type="float">
            <text:p>13.52 sec</text:p>
          </table:table-cell>
          <table:table-cell table:style-name="ce2" office:value-type="float" office:value="123" calcext:value-type="float">
            <text:p>123</text:p>
          </table:table-cell>
          <table:table-cell table:style-name="ce12" table:formula="of:=[.E54]*0.62" office:value-type="float" office:value="76.26" calcext:value-type="float">
            <text:p>76 mi/hr</text:p>
          </table:table-cell>
          <table:table-cell table:style-name="ce2" office:value-type="float" office:value="190" calcext:value-type="float">
            <text:p>190</text:p>
          </table:table-cell>
          <table:table-cell table:style-name="ce14" table:formula="of:=[.G54]*0.62" office:value-type="float" office:value="117.8" calcext:value-type="float">
            <text:p>118 mi</text:p>
          </table:table-cell>
          <table:table-cell table:style-name="ce2" office:value-type="float" office:value="200" calcext:value-type="float">
            <text:p>200</text:p>
          </table:table-cell>
          <table:table-cell table:style-name="ce16" table:formula="of:=[.I54]*1.6" office:value-type="float" office:value="320" calcext:value-type="float">
            <text:p>320 Wh/mi</text:p>
          </table:table-cell>
          <table:table-cell table:style-name="ce2" office:value-type="float" office:value="190" calcext:value-type="float">
            <text:p>190</text:p>
          </table:table-cell>
          <table:table-cell table:style-name="ce12" table:formula="of:=IF([.K54]=&quot;N/a&quot;;&quot;N/a&quot;;[.K54]/1.0356)" office:value-type="float" office:value="183.468520664349" calcext:value-type="float">
            <text:p>183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Front Wheel Drive</text:p>
          </table:table-cell>
          <table:table-cell table:style-name="ce2" office:value-type="string" calcext:value-type="string">
            <text:p>SPV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3246" calcext:value-type="float">
            <text:p>33246</text:p>
          </table:table-cell>
          <table:table-cell table:style-name="ce20" table:formula="of:=[.Q54]/1.1" office:value-type="float" office:value="30223.6363636364" calcext:value-type="float">
            <text:p>30,224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Nissan</text:p>
          </table:table-cell>
          <table:table-cell table:style-name="ce4" office:value-type="string" calcext:value-type="string">
            <text:p>Leaf</text:p>
          </table:table-cell>
          <table:table-cell table:style-name="ce7" office:value-type="float" office:value="7.9" calcext:value-type="float">
            <text:p>7.9</text:p>
          </table:table-cell>
          <table:table-cell table:style-name="ce9" table:formula="of:=[.C55]/1.0356" office:value-type="float" office:value="7.62842796446504" calcext:value-type="float">
            <text:p>7.63 sec</text:p>
          </table:table-cell>
          <table:table-cell table:style-name="ce2" office:value-type="float" office:value="144" calcext:value-type="float">
            <text:p>144</text:p>
          </table:table-cell>
          <table:table-cell table:style-name="ce12" table:formula="of:=[.E55]*0.62" office:value-type="float" office:value="89.28" calcext:value-type="float">
            <text:p>89 mi/hr</text:p>
          </table:table-cell>
          <table:table-cell table:style-name="ce2" office:value-type="float" office:value="220" calcext:value-type="float">
            <text:p>220</text:p>
          </table:table-cell>
          <table:table-cell table:style-name="ce14" table:formula="of:=[.G55]*0.62" office:value-type="float" office:value="136.4" calcext:value-type="float">
            <text:p>136 mi</text:p>
          </table:table-cell>
          <table:table-cell table:style-name="ce2" office:value-type="float" office:value="164" calcext:value-type="float">
            <text:p>164</text:p>
          </table:table-cell>
          <table:table-cell table:style-name="ce16" table:formula="of:=[.I55]*1.6" office:value-type="float" office:value="262.4" calcext:value-type="float">
            <text:p>262 Wh/mi</text:p>
          </table:table-cell>
          <table:table-cell table:style-name="ce2" office:value-type="float" office:value="230" calcext:value-type="float">
            <text:p>230</text:p>
          </table:table-cell>
          <table:table-cell table:style-name="ce12" table:formula="of:=IF([.K55]=&quot;N/a&quot;;&quot;N/a&quot;;[.K55]/1.0356)" office:value-type="float" office:value="222.09347238316" calcext:value-type="float">
            <text:p>222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Front Wheel Drive</text:p>
          </table:table-cell>
          <table:table-cell table:style-name="ce2" office:value-type="string" calcext:value-type="string">
            <text:p>Hatchback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9234" calcext:value-type="float">
            <text:p>29234</text:p>
          </table:table-cell>
          <table:table-cell table:style-name="ce20" table:formula="of:=[.Q55]/1.1" office:value-type="float" office:value="26576.3636363636" calcext:value-type="float">
            <text:p>26,57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Opel</text:p>
          </table:table-cell>
          <table:table-cell table:style-name="ce4" office:value-type="string" calcext:value-type="string">
            <text:p>Ampera-e</text:p>
          </table:table-cell>
          <table:table-cell table:style-name="ce7" office:value-type="float" office:value="7.3" calcext:value-type="float">
            <text:p>7.3</text:p>
          </table:table-cell>
          <table:table-cell table:style-name="ce9" table:formula="of:=[.C56]/1.0356" office:value-type="float" office:value="7.04905368868289" calcext:value-type="float">
            <text:p>7.05 sec</text:p>
          </table:table-cell>
          <table:table-cell table:style-name="ce2" office:value-type="float" office:value="150" calcext:value-type="float">
            <text:p>150</text:p>
          </table:table-cell>
          <table:table-cell table:style-name="ce12" table:formula="of:=[.E56]*0.62" office:value-type="float" office:value="93" calcext:value-type="float">
            <text:p>93 mi/hr</text:p>
          </table:table-cell>
          <table:table-cell table:style-name="ce2" office:value-type="float" office:value="335" calcext:value-type="float">
            <text:p>335</text:p>
          </table:table-cell>
          <table:table-cell table:style-name="ce14" table:formula="of:=[.G56]*0.62" office:value-type="float" office:value="207.7" calcext:value-type="float">
            <text:p>208 mi</text:p>
          </table:table-cell>
          <table:table-cell table:style-name="ce2" office:value-type="float" office:value="173" calcext:value-type="float">
            <text:p>173</text:p>
          </table:table-cell>
          <table:table-cell table:style-name="ce16" table:formula="of:=[.I56]*1.6" office:value-type="float" office:value="276.8" calcext:value-type="float">
            <text:p>277 Wh/mi</text:p>
          </table:table-cell>
          <table:table-cell table:style-name="ce2" office:value-type="float" office:value="210" calcext:value-type="float">
            <text:p>210</text:p>
          </table:table-cell>
          <table:table-cell table:style-name="ce12" table:formula="of:=IF([.K56]=&quot;N/a&quot;;&quot;N/a&quot;;[.K56]/1.0356)" office:value-type="float" office:value="202.780996523754" calcext:value-type="float">
            <text:p>203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Front Wheel Drive</text:p>
          </table:table-cell>
          <table:table-cell table:style-name="ce2" office:value-type="string" calcext:value-type="string">
            <text:p>MPV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1906" calcext:value-type="float">
            <text:p>41906</text:p>
          </table:table-cell>
          <table:table-cell table:style-name="ce20" table:formula="of:=[.Q56]/1.1" office:value-type="float" office:value="38096.3636363636" calcext:value-type="float">
            <text:p>38,09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Opel</text:p>
          </table:table-cell>
          <table:table-cell table:style-name="ce4" office:value-type="string" calcext:value-type="string">
            <text:p>Mokka-e</text:p>
          </table:table-cell>
          <table:table-cell table:style-name="ce7" office:value-type="float" office:value="8.5" calcext:value-type="float">
            <text:p>8.5</text:p>
          </table:table-cell>
          <table:table-cell table:style-name="ce9" table:formula="of:=[.C57]/1.0356" office:value-type="float" office:value="8.2078022402472" calcext:value-type="float">
            <text:p>8.21 sec</text:p>
          </table:table-cell>
          <table:table-cell table:style-name="ce2" office:value-type="float" office:value="150" calcext:value-type="float">
            <text:p>150</text:p>
          </table:table-cell>
          <table:table-cell table:style-name="ce12" table:formula="of:=[.E57]*0.62" office:value-type="float" office:value="93" calcext:value-type="float">
            <text:p>93 mi/hr</text:p>
          </table:table-cell>
          <table:table-cell table:style-name="ce2" office:value-type="float" office:value="255" calcext:value-type="float">
            <text:p>255</text:p>
          </table:table-cell>
          <table:table-cell table:style-name="ce14" table:formula="of:=[.G57]*0.62" office:value-type="float" office:value="158.1" calcext:value-type="float">
            <text:p>158 mi</text:p>
          </table:table-cell>
          <table:table-cell table:style-name="ce2" office:value-type="float" office:value="176" calcext:value-type="float">
            <text:p>176</text:p>
          </table:table-cell>
          <table:table-cell table:style-name="ce16" table:formula="of:=[.I57]*1.6" office:value-type="float" office:value="281.6" calcext:value-type="float">
            <text:p>282 Wh/mi</text:p>
          </table:table-cell>
          <table:table-cell table:style-name="ce2" office:value-type="float" office:value="390" calcext:value-type="float">
            <text:p>390</text:p>
          </table:table-cell>
          <table:table-cell table:style-name="ce12" table:formula="of:=IF([.K57]=&quot;N/a&quot;;&quot;N/a&quot;;[.K57]/1.0356)" office:value-type="float" office:value="376.593279258401" calcext:value-type="float">
            <text:p>377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Front Wheel Drive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5000" calcext:value-type="float">
            <text:p>35000</text:p>
          </table:table-cell>
          <table:table-cell table:style-name="ce20" table:formula="of:=[.Q57]/1.1" office:value-type="float" office:value="31818.1818181818" calcext:value-type="float">
            <text:p>31,818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Opel</text:p>
          </table:table-cell>
          <table:table-cell table:style-name="ce4" office:value-type="string" calcext:value-type="string">
            <text:p>Corsa-e</text:p>
          </table:table-cell>
          <table:table-cell table:style-name="ce7" office:value-type="float" office:value="8.1" calcext:value-type="float">
            <text:p>8.1</text:p>
          </table:table-cell>
          <table:table-cell table:style-name="ce9" table:formula="of:=[.C58]/1.0356" office:value-type="float" office:value="7.8215527230591" calcext:value-type="float">
            <text:p>7.82 sec</text:p>
          </table:table-cell>
          <table:table-cell table:style-name="ce2" office:value-type="float" office:value="150" calcext:value-type="float">
            <text:p>150</text:p>
          </table:table-cell>
          <table:table-cell table:style-name="ce12" table:formula="of:=[.E58]*0.62" office:value-type="float" office:value="93" calcext:value-type="float">
            <text:p>93 mi/hr</text:p>
          </table:table-cell>
          <table:table-cell table:style-name="ce2" office:value-type="float" office:value="275" calcext:value-type="float">
            <text:p>275</text:p>
          </table:table-cell>
          <table:table-cell table:style-name="ce14" table:formula="of:=[.G58]*0.62" office:value-type="float" office:value="170.5" calcext:value-type="float">
            <text:p>171 mi</text:p>
          </table:table-cell>
          <table:table-cell table:style-name="ce2" office:value-type="float" office:value="164" calcext:value-type="float">
            <text:p>164</text:p>
          </table:table-cell>
          <table:table-cell table:style-name="ce16" table:formula="of:=[.I58]*1.6" office:value-type="float" office:value="262.4" calcext:value-type="float">
            <text:p>262 Wh/mi</text:p>
          </table:table-cell>
          <table:table-cell table:style-name="ce2" office:value-type="float" office:value="420" calcext:value-type="float">
            <text:p>420</text:p>
          </table:table-cell>
          <table:table-cell table:style-name="ce12" table:formula="of:=IF([.K58]=&quot;N/a&quot;;&quot;N/a&quot;;[.K58]/1.0356)" office:value-type="float" office:value="405.561993047509" calcext:value-type="float">
            <text:p>406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Front Wheel Drive</text:p>
          </table:table-cell>
          <table:table-cell table:style-name="ce2" office:value-type="string" calcext:value-type="string">
            <text:p>Hatchback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9146" calcext:value-type="float">
            <text:p>29146</text:p>
          </table:table-cell>
          <table:table-cell table:style-name="ce20" table:formula="of:=[.Q58]/1.1" office:value-type="float" office:value="26496.3636363636" calcext:value-type="float">
            <text:p>26,49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Peugeot</text:p>
          </table:table-cell>
          <table:table-cell table:style-name="ce4" office:value-type="string" calcext:value-type="string">
            <text:p>e-2008 SUV</text:p>
          </table:table-cell>
          <table:table-cell table:style-name="ce7" office:value-type="float" office:value="8.5" calcext:value-type="float">
            <text:p>8.5</text:p>
          </table:table-cell>
          <table:table-cell table:style-name="ce9" table:formula="of:=[.C59]/1.0356" office:value-type="float" office:value="8.2078022402472" calcext:value-type="float">
            <text:p>8.21 sec</text:p>
          </table:table-cell>
          <table:table-cell table:style-name="ce2" office:value-type="float" office:value="150" calcext:value-type="float">
            <text:p>150</text:p>
          </table:table-cell>
          <table:table-cell table:style-name="ce12" table:formula="of:=[.E59]*0.62" office:value-type="float" office:value="93" calcext:value-type="float">
            <text:p>93 mi/hr</text:p>
          </table:table-cell>
          <table:table-cell table:style-name="ce2" office:value-type="float" office:value="250" calcext:value-type="float">
            <text:p>250</text:p>
          </table:table-cell>
          <table:table-cell table:style-name="ce14" table:formula="of:=[.G59]*0.62" office:value-type="float" office:value="155" calcext:value-type="float">
            <text:p>155 mi</text:p>
          </table:table-cell>
          <table:table-cell table:style-name="ce2" office:value-type="float" office:value="180" calcext:value-type="float">
            <text:p>180</text:p>
          </table:table-cell>
          <table:table-cell table:style-name="ce16" table:formula="of:=[.I59]*1.6" office:value-type="float" office:value="288" calcext:value-type="float">
            <text:p>288 Wh/mi</text:p>
          </table:table-cell>
          <table:table-cell table:style-name="ce2" office:value-type="float" office:value="380" calcext:value-type="float">
            <text:p>380</text:p>
          </table:table-cell>
          <table:table-cell table:style-name="ce12" table:formula="of:=IF([.K59]=&quot;N/a&quot;;&quot;N/a&quot;;[.K59]/1.0356)" office:value-type="float" office:value="366.937041328698" calcext:value-type="float">
            <text:p>367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Front Wheel Drive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4361" calcext:value-type="float">
            <text:p>34361</text:p>
          </table:table-cell>
          <table:table-cell table:style-name="ce20" table:formula="of:=[.Q59]/1.1" office:value-type="float" office:value="31237.2727272727" calcext:value-type="float">
            <text:p>31,237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Peugeot</text:p>
          </table:table-cell>
          <table:table-cell table:style-name="ce4" office:value-type="string" calcext:value-type="string">
            <text:p>e-208</text:p>
          </table:table-cell>
          <table:table-cell table:style-name="ce7" office:value-type="float" office:value="8.1" calcext:value-type="float">
            <text:p>8.1</text:p>
          </table:table-cell>
          <table:table-cell table:style-name="ce9" table:formula="of:=[.C60]/1.0356" office:value-type="float" office:value="7.8215527230591" calcext:value-type="float">
            <text:p>7.82 sec</text:p>
          </table:table-cell>
          <table:table-cell table:style-name="ce2" office:value-type="float" office:value="150" calcext:value-type="float">
            <text:p>150</text:p>
          </table:table-cell>
          <table:table-cell table:style-name="ce12" table:formula="of:=[.E60]*0.62" office:value-type="float" office:value="93" calcext:value-type="float">
            <text:p>93 mi/hr</text:p>
          </table:table-cell>
          <table:table-cell table:style-name="ce2" office:value-type="float" office:value="275" calcext:value-type="float">
            <text:p>275</text:p>
          </table:table-cell>
          <table:table-cell table:style-name="ce14" table:formula="of:=[.G60]*0.62" office:value-type="float" office:value="170.5" calcext:value-type="float">
            <text:p>171 mi</text:p>
          </table:table-cell>
          <table:table-cell table:style-name="ce2" office:value-type="float" office:value="164" calcext:value-type="float">
            <text:p>164</text:p>
          </table:table-cell>
          <table:table-cell table:style-name="ce16" table:formula="of:=[.I60]*1.6" office:value-type="float" office:value="262.4" calcext:value-type="float">
            <text:p>262 Wh/mi</text:p>
          </table:table-cell>
          <table:table-cell table:style-name="ce2" office:value-type="float" office:value="420" calcext:value-type="float">
            <text:p>420</text:p>
          </table:table-cell>
          <table:table-cell table:style-name="ce12" table:formula="of:=IF([.K60]=&quot;N/a&quot;;&quot;N/a&quot;;[.K60]/1.0356)" office:value-type="float" office:value="405.561993047509" calcext:value-type="float">
            <text:p>406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Front Wheel Drive</text:p>
          </table:table-cell>
          <table:table-cell table:style-name="ce2" office:value-type="string" calcext:value-type="string">
            <text:p>Hatchback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9682" calcext:value-type="float">
            <text:p>29682</text:p>
          </table:table-cell>
          <table:table-cell table:style-name="ce20" table:formula="of:=[.Q60]/1.1" office:value-type="float" office:value="26983.6363636364" calcext:value-type="float">
            <text:p>26,984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Polestar</text:p>
          </table:table-cell>
          <table:table-cell table:style-name="ce4" office:value-type="string" calcext:value-type="string">
            <text:p>2</text:p>
          </table:table-cell>
          <table:table-cell table:style-name="ce7" office:value-type="float" office:value="4.7" calcext:value-type="float">
            <text:p>4.7</text:p>
          </table:table-cell>
          <table:table-cell table:style-name="ce9" table:formula="of:=[.C61]/1.0356" office:value-type="float" office:value="4.53843182696022" calcext:value-type="float">
            <text:p>4.54 sec</text:p>
          </table:table-cell>
          <table:table-cell table:style-name="ce2" office:value-type="float" office:value="210" calcext:value-type="float">
            <text:p>210</text:p>
          </table:table-cell>
          <table:table-cell table:style-name="ce12" table:formula="of:=[.E61]*0.62" office:value-type="float" office:value="130.2" calcext:value-type="float">
            <text:p>130 mi/hr</text:p>
          </table:table-cell>
          <table:table-cell table:style-name="ce2" office:value-type="float" office:value="400" calcext:value-type="float">
            <text:p>400</text:p>
          </table:table-cell>
          <table:table-cell table:style-name="ce14" table:formula="of:=[.G61]*0.62" office:value-type="float" office:value="248" calcext:value-type="float">
            <text:p>248 mi</text:p>
          </table:table-cell>
          <table:table-cell table:style-name="ce2" office:value-type="float" office:value="181" calcext:value-type="float">
            <text:p>181</text:p>
          </table:table-cell>
          <table:table-cell table:style-name="ce16" table:formula="of:=[.I61]*1.6" office:value-type="float" office:value="289.6" calcext:value-type="float">
            <text:p>290 Wh/mi</text:p>
          </table:table-cell>
          <table:table-cell table:style-name="ce2" office:value-type="float" office:value="620" calcext:value-type="float">
            <text:p>620</text:p>
          </table:table-cell>
          <table:table-cell table:style-name="ce12" table:formula="of:=IF([.K61]=&quot;N/a&quot;;&quot;N/a&quot;;[.K61]/1.0356)" office:value-type="float" office:value="598.68675164156" calcext:value-type="float">
            <text:p>599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All Wheel Drive</text:p>
          </table:table-cell>
          <table:table-cell table:style-name="ce2" office:value-type="string" calcext:value-type="string">
            <text:p>Liftback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6440" calcext:value-type="float">
            <text:p>56440</text:p>
          </table:table-cell>
          <table:table-cell table:style-name="ce20" table:formula="of:=[.Q61]/1.1" office:value-type="float" office:value="51309.0909090909" calcext:value-type="float">
            <text:p>51,309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Porsche</text:p>
          </table:table-cell>
          <table:table-cell table:style-name="ce4" office:value-type="string" calcext:value-type="string">
            <text:p>Taycan Turbo S</text:p>
          </table:table-cell>
          <table:table-cell table:style-name="ce7" office:value-type="float" office:value="2.8" calcext:value-type="float">
            <text:p>2.8</text:p>
          </table:table-cell>
          <table:table-cell table:style-name="ce9" table:formula="of:=[.C62]/1.0356" office:value-type="float" office:value="2.70374662031672" calcext:value-type="float">
            <text:p>2.70 sec</text:p>
          </table:table-cell>
          <table:table-cell table:style-name="ce2" office:value-type="float" office:value="260" calcext:value-type="float">
            <text:p>260</text:p>
          </table:table-cell>
          <table:table-cell table:style-name="ce12" table:formula="of:=[.E62]*0.62" office:value-type="float" office:value="161.2" calcext:value-type="float">
            <text:p>161 mi/hr</text:p>
          </table:table-cell>
          <table:table-cell table:style-name="ce2" office:value-type="float" office:value="375" calcext:value-type="float">
            <text:p>375</text:p>
          </table:table-cell>
          <table:table-cell table:style-name="ce14" table:formula="of:=[.G62]*0.62" office:value-type="float" office:value="232.5" calcext:value-type="float">
            <text:p>233 mi</text:p>
          </table:table-cell>
          <table:table-cell table:style-name="ce2" office:value-type="float" office:value="223" calcext:value-type="float">
            <text:p>223</text:p>
          </table:table-cell>
          <table:table-cell table:style-name="ce16" table:formula="of:=[.I62]*1.6" office:value-type="float" office:value="356.8" calcext:value-type="float">
            <text:p>357 Wh/mi</text:p>
          </table:table-cell>
          <table:table-cell table:style-name="ce2" office:value-type="float" office:value="780" calcext:value-type="float">
            <text:p>780</text:p>
          </table:table-cell>
          <table:table-cell table:style-name="ce12" table:formula="of:=IF([.K62]=&quot;N/a&quot;;&quot;N/a&quot;;[.K62]/1.0356)" office:value-type="float" office:value="753.186558516802" calcext:value-type="float">
            <text:p>753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All Wheel Drive</text:p>
          </table:table-cell>
          <table:table-cell table:style-name="ce2" office:value-type="string" calcext:value-type="string">
            <text:p>Sedan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80781" calcext:value-type="float">
            <text:p>180781</text:p>
          </table:table-cell>
          <table:table-cell table:style-name="ce20" table:formula="of:=[.Q62]/1.1" office:value-type="float" office:value="164346.363636364" calcext:value-type="float">
            <text:p>164,34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Porsche</text:p>
          </table:table-cell>
          <table:table-cell table:style-name="ce4" office:value-type="string" calcext:value-type="string">
            <text:p>Taycan Cross Turismo</text:p>
          </table:table-cell>
          <table:table-cell table:style-name="ce7" office:value-type="float" office:value="3.5" calcext:value-type="float">
            <text:p>3.5</text:p>
          </table:table-cell>
          <table:table-cell table:style-name="ce9" table:formula="of:=[.C63]/1.0356" office:value-type="float" office:value="3.37968327539591" calcext:value-type="float">
            <text:p>3.38 sec</text:p>
          </table:table-cell>
          <table:table-cell table:style-name="ce2" office:value-type="float" office:value="250" calcext:value-type="float">
            <text:p>250</text:p>
          </table:table-cell>
          <table:table-cell table:style-name="ce12" table:formula="of:=[.E63]*0.62" office:value-type="float" office:value="155" calcext:value-type="float">
            <text:p>155 mi/hr</text:p>
          </table:table-cell>
          <table:table-cell table:style-name="ce2" office:value-type="float" office:value="385" calcext:value-type="float">
            <text:p>385</text:p>
          </table:table-cell>
          <table:table-cell table:style-name="ce14" table:formula="of:=[.G63]*0.62" office:value-type="float" office:value="238.7" calcext:value-type="float">
            <text:p>239 mi</text:p>
          </table:table-cell>
          <table:table-cell table:style-name="ce2" office:value-type="float" office:value="217" calcext:value-type="float">
            <text:p>217</text:p>
          </table:table-cell>
          <table:table-cell table:style-name="ce16" table:formula="of:=[.I63]*1.6" office:value-type="float" office:value="347.2" calcext:value-type="float">
            <text:p>347 Wh/mi</text:p>
          </table:table-cell>
          <table:table-cell table:style-name="ce2" office:value-type="float" office:value="770" calcext:value-type="float">
            <text:p>770</text:p>
          </table:table-cell>
          <table:table-cell table:style-name="ce12" table:formula="of:=IF([.K63]=&quot;N/a&quot;;&quot;N/a&quot;;[.K63]/1.0356)" office:value-type="float" office:value="743.530320587099" calcext:value-type="float">
            <text:p>744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All Wheel Drive</text:p>
          </table:table-cell>
          <table:table-cell table:style-name="ce2" office:value-type="string" calcext:value-type="string">
            <text:p>Station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50000" calcext:value-type="float">
            <text:p>150000</text:p>
          </table:table-cell>
          <table:table-cell table:style-name="ce20" table:formula="of:=[.Q63]/1.1" office:value-type="float" office:value="136363.636363636" calcext:value-type="float">
            <text:p>136,364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Porsche</text:p>
          </table:table-cell>
          <table:table-cell table:style-name="ce4" office:value-type="string" calcext:value-type="string">
            <text:p>Taycan Turbo</text:p>
          </table:table-cell>
          <table:table-cell table:style-name="ce7" office:value-type="float" office:value="3.2" calcext:value-type="float">
            <text:p>3.2</text:p>
          </table:table-cell>
          <table:table-cell table:style-name="ce9" table:formula="of:=[.C64]/1.0356" office:value-type="float" office:value="3.08999613750483" calcext:value-type="float">
            <text:p>3.09 sec</text:p>
          </table:table-cell>
          <table:table-cell table:style-name="ce2" office:value-type="float" office:value="260" calcext:value-type="float">
            <text:p>260</text:p>
          </table:table-cell>
          <table:table-cell table:style-name="ce12" table:formula="of:=[.E64]*0.62" office:value-type="float" office:value="161.2" calcext:value-type="float">
            <text:p>161 mi/hr</text:p>
          </table:table-cell>
          <table:table-cell table:style-name="ce2" office:value-type="float" office:value="390" calcext:value-type="float">
            <text:p>390</text:p>
          </table:table-cell>
          <table:table-cell table:style-name="ce14" table:formula="of:=[.G64]*0.62" office:value-type="float" office:value="241.8" calcext:value-type="float">
            <text:p>242 mi</text:p>
          </table:table-cell>
          <table:table-cell table:style-name="ce2" office:value-type="float" office:value="215" calcext:value-type="float">
            <text:p>215</text:p>
          </table:table-cell>
          <table:table-cell table:style-name="ce16" table:formula="of:=[.I64]*1.6" office:value-type="float" office:value="344" calcext:value-type="float">
            <text:p>344 Wh/mi</text:p>
          </table:table-cell>
          <table:table-cell table:style-name="ce2" office:value-type="float" office:value="810" calcext:value-type="float">
            <text:p>810</text:p>
          </table:table-cell>
          <table:table-cell table:style-name="ce12" table:formula="of:=IF([.K64]=&quot;N/a&quot;;&quot;N/a&quot;;[.K64]/1.0356)" office:value-type="float" office:value="782.15527230591" calcext:value-type="float">
            <text:p>782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All Wheel Drive</text:p>
          </table:table-cell>
          <table:table-cell table:style-name="ce2" office:value-type="string" calcext:value-type="string">
            <text:p>Sedan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48301" calcext:value-type="float">
            <text:p>148301</text:p>
          </table:table-cell>
          <table:table-cell table:style-name="ce20" table:formula="of:=[.Q64]/1.1" office:value-type="float" office:value="134819.090909091" calcext:value-type="float">
            <text:p>134,819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Porsche</text:p>
          </table:table-cell>
          <table:table-cell table:style-name="ce4" office:value-type="string" calcext:value-type="string">
            <text:p>Taycan 4S Plus</text:p>
          </table:table-cell>
          <table:table-cell table:style-name="ce7" office:value-type="float" office:value="4" calcext:value-type="float">
            <text:p>4.0</text:p>
          </table:table-cell>
          <table:table-cell table:style-name="ce9" table:formula="of:=[.C65]/1.0356" office:value-type="float" office:value="3.86249517188103" calcext:value-type="float">
            <text:p>3.86 sec</text:p>
          </table:table-cell>
          <table:table-cell table:style-name="ce2" office:value-type="float" office:value="250" calcext:value-type="float">
            <text:p>250</text:p>
          </table:table-cell>
          <table:table-cell table:style-name="ce12" table:formula="of:=[.E65]*0.62" office:value-type="float" office:value="155" calcext:value-type="float">
            <text:p>155 mi/hr</text:p>
          </table:table-cell>
          <table:table-cell table:style-name="ce2" office:value-type="float" office:value="425" calcext:value-type="float">
            <text:p>425</text:p>
          </table:table-cell>
          <table:table-cell table:style-name="ce14" table:formula="of:=[.G65]*0.62" office:value-type="float" office:value="263.5" calcext:value-type="float">
            <text:p>264 mi</text:p>
          </table:table-cell>
          <table:table-cell table:style-name="ce2" office:value-type="float" office:value="197" calcext:value-type="float">
            <text:p>197</text:p>
          </table:table-cell>
          <table:table-cell table:style-name="ce16" table:formula="of:=[.I65]*1.6" office:value-type="float" office:value="315.2" calcext:value-type="float">
            <text:p>315 Wh/mi</text:p>
          </table:table-cell>
          <table:table-cell table:style-name="ce2" office:value-type="float" office:value="890" calcext:value-type="float">
            <text:p>890</text:p>
          </table:table-cell>
          <table:table-cell table:style-name="ce12" table:formula="of:=IF([.K65]=&quot;N/a&quot;;&quot;N/a&quot;;[.K65]/1.0356)" office:value-type="float" office:value="859.40517574353" calcext:value-type="float">
            <text:p>859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All Wheel Drive</text:p>
          </table:table-cell>
          <table:table-cell table:style-name="ce2" office:value-type="string" calcext:value-type="string">
            <text:p>Sedan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9302" calcext:value-type="float">
            <text:p>109302</text:p>
          </table:table-cell>
          <table:table-cell table:style-name="ce20" table:formula="of:=[.Q65]/1.1" office:value-type="float" office:value="99365.4545454545" calcext:value-type="float">
            <text:p>99,36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Porsche</text:p>
          </table:table-cell>
          <table:table-cell table:style-name="ce4" office:value-type="string" calcext:value-type="string">
            <text:p>Taycan 4S</text:p>
          </table:table-cell>
          <table:table-cell table:style-name="ce7" office:value-type="float" office:value="4" calcext:value-type="float">
            <text:p>4.0</text:p>
          </table:table-cell>
          <table:table-cell table:style-name="ce9" table:formula="of:=[.C66]/1.0356" office:value-type="float" office:value="3.86249517188103" calcext:value-type="float">
            <text:p>3.86 sec</text:p>
          </table:table-cell>
          <table:table-cell table:style-name="ce2" office:value-type="float" office:value="250" calcext:value-type="float">
            <text:p>250</text:p>
          </table:table-cell>
          <table:table-cell table:style-name="ce12" table:formula="of:=[.E66]*0.62" office:value-type="float" office:value="155" calcext:value-type="float">
            <text:p>155 mi/hr</text:p>
          </table:table-cell>
          <table:table-cell table:style-name="ce2" office:value-type="float" office:value="365" calcext:value-type="float">
            <text:p>365</text:p>
          </table:table-cell>
          <table:table-cell table:style-name="ce14" table:formula="of:=[.G66]*0.62" office:value-type="float" office:value="226.3" calcext:value-type="float">
            <text:p>226 mi</text:p>
          </table:table-cell>
          <table:table-cell table:style-name="ce2" office:value-type="float" office:value="195" calcext:value-type="float">
            <text:p>195</text:p>
          </table:table-cell>
          <table:table-cell table:style-name="ce16" table:formula="of:=[.I66]*1.6" office:value-type="float" office:value="312" calcext:value-type="float">
            <text:p>312 Wh/mi</text:p>
          </table:table-cell>
          <table:table-cell table:style-name="ce2" office:value-type="float" office:value="730" calcext:value-type="float">
            <text:p>730</text:p>
          </table:table-cell>
          <table:table-cell table:style-name="ce12" table:formula="of:=IF([.K66]=&quot;N/a&quot;;&quot;N/a&quot;;[.K66]/1.0356)" office:value-type="float" office:value="704.905368868289" calcext:value-type="float">
            <text:p>705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All Wheel Drive</text:p>
          </table:table-cell>
          <table:table-cell table:style-name="ce2" office:value-type="string" calcext:value-type="string">
            <text:p>Sedan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2945" calcext:value-type="float">
            <text:p>102945</text:p>
          </table:table-cell>
          <table:table-cell table:style-name="ce20" table:formula="of:=[.Q66]/1.1" office:value-type="float" office:value="93586.3636363636" calcext:value-type="float">
            <text:p>93,58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Renault</text:p>
          </table:table-cell>
          <table:table-cell table:style-name="ce4" office:value-type="string" calcext:value-type="string">
            <text:p>Kangoo Maxi ZE 33</text:p>
          </table:table-cell>
          <table:table-cell table:style-name="ce7" office:value-type="float" office:value="22.4" calcext:value-type="float">
            <text:p>22.4</text:p>
          </table:table-cell>
          <table:table-cell table:style-name="ce9" table:formula="of:=[.C67]/1.0356" office:value-type="float" office:value="21.6299729625338" calcext:value-type="float">
            <text:p>21.63 sec</text:p>
          </table:table-cell>
          <table:table-cell table:style-name="ce2" office:value-type="float" office:value="130" calcext:value-type="float">
            <text:p>130</text:p>
          </table:table-cell>
          <table:table-cell table:style-name="ce12" table:formula="of:=[.E67]*0.62" office:value-type="float" office:value="80.6" calcext:value-type="float">
            <text:p>81 mi/hr</text:p>
          </table:table-cell>
          <table:table-cell table:style-name="ce2" office:value-type="float" office:value="160" calcext:value-type="float">
            <text:p>160</text:p>
          </table:table-cell>
          <table:table-cell table:style-name="ce14" table:formula="of:=[.G67]*0.62" office:value-type="float" office:value="99.2" calcext:value-type="float">
            <text:p>99 mi</text:p>
          </table:table-cell>
          <table:table-cell table:style-name="ce2" office:value-type="float" office:value="194" calcext:value-type="float">
            <text:p>194</text:p>
          </table:table-cell>
          <table:table-cell table:style-name="ce16" table:formula="of:=[.I67]*1.6" office:value-type="float" office:value="310.4" calcext:value-type="float">
            <text:p>310 Wh/mi</text:p>
          </table:table-cell>
          <table:table-cell table:style-name="ce2" office:value-type="string" calcext:value-type="string">
            <text:p>N/a</text:p>
          </table:table-cell>
          <table:table-cell table:style-name="ce12" table:formula="of:=IF([.K67]=&quot;N/a&quot;;&quot;N/a&quot;;[.K67]/1.0356)" office:value-type="string" office:string-value="N/a" calcext:value-type="string">
            <text:p>N/a</text:p>
          </table:table-cell>
          <table:table-cell table:style-name="ce2" office:value-type="string" calcext:value-type="string">
            <text:p>Rapid charging not possible</text:p>
          </table:table-cell>
          <table:table-cell table:style-name="ce2" office:value-type="string" calcext:value-type="string">
            <text:p>Front Wheel Drive</text:p>
          </table:table-cell>
          <table:table-cell table:style-name="ce2" office:value-type="string" calcext:value-type="string">
            <text:p>SPV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8000" calcext:value-type="float">
            <text:p>38000</text:p>
          </table:table-cell>
          <table:table-cell table:style-name="ce20" table:formula="of:=[.Q67]/1.1" office:value-type="float" office:value="34545.4545454545" calcext:value-type="float">
            <text:p>34,54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Renault</text:p>
          </table:table-cell>
          <table:table-cell table:style-name="ce4" office:value-type="string" calcext:value-type="string">
            <text:p>Zoe ZE50 R135</text:p>
          </table:table-cell>
          <table:table-cell table:style-name="ce7" office:value-type="float" office:value="9.5" calcext:value-type="float">
            <text:p>9.5</text:p>
          </table:table-cell>
          <table:table-cell table:style-name="ce9" table:formula="of:=[.C68]/1.0356" office:value-type="float" office:value="9.17342603321746" calcext:value-type="float">
            <text:p>9.17 sec</text:p>
          </table:table-cell>
          <table:table-cell table:style-name="ce2" office:value-type="float" office:value="140" calcext:value-type="float">
            <text:p>140</text:p>
          </table:table-cell>
          <table:table-cell table:style-name="ce12" table:formula="of:=[.E68]*0.62" office:value-type="float" office:value="86.8" calcext:value-type="float">
            <text:p>87 mi/hr</text:p>
          </table:table-cell>
          <table:table-cell table:style-name="ce2" office:value-type="float" office:value="310" calcext:value-type="float">
            <text:p>310</text:p>
          </table:table-cell>
          <table:table-cell table:style-name="ce14" table:formula="of:=[.G68]*0.62" office:value-type="float" office:value="192.2" calcext:value-type="float">
            <text:p>192 mi</text:p>
          </table:table-cell>
          <table:table-cell table:style-name="ce2" office:value-type="float" office:value="168" calcext:value-type="float">
            <text:p>168</text:p>
          </table:table-cell>
          <table:table-cell table:style-name="ce16" table:formula="of:=[.I68]*1.6" office:value-type="float" office:value="268.8" calcext:value-type="float">
            <text:p>269 Wh/mi</text:p>
          </table:table-cell>
          <table:table-cell table:style-name="ce2" office:value-type="float" office:value="230" calcext:value-type="float">
            <text:p>230</text:p>
          </table:table-cell>
          <table:table-cell table:style-name="ce12" table:formula="of:=IF([.K68]=&quot;N/a&quot;;&quot;N/a&quot;;[.K68]/1.0356)" office:value-type="float" office:value="222.09347238316" calcext:value-type="float">
            <text:p>222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Front Wheel Drive</text:p>
          </table:table-cell>
          <table:table-cell table:style-name="ce2" office:value-type="string" calcext:value-type="string">
            <text:p>Hatchback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3133" calcext:value-type="float">
            <text:p>33133</text:p>
          </table:table-cell>
          <table:table-cell table:style-name="ce20" table:formula="of:=[.Q68]/1.1" office:value-type="float" office:value="30120.9090909091" calcext:value-type="float">
            <text:p>30,121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Renault</text:p>
          </table:table-cell>
          <table:table-cell table:style-name="ce4" office:value-type="string" calcext:value-type="string">
            <text:p>Zoe ZE50 R110</text:p>
          </table:table-cell>
          <table:table-cell table:style-name="ce7" office:value-type="float" office:value="11.4" calcext:value-type="float">
            <text:p>11.4</text:p>
          </table:table-cell>
          <table:table-cell table:style-name="ce9" table:formula="of:=[.C69]/1.0356" office:value-type="float" office:value="11.008111239861" calcext:value-type="float">
            <text:p>11.01 sec</text:p>
          </table:table-cell>
          <table:table-cell table:style-name="ce2" office:value-type="float" office:value="135" calcext:value-type="float">
            <text:p>135</text:p>
          </table:table-cell>
          <table:table-cell table:style-name="ce12" table:formula="of:=[.E69]*0.62" office:value-type="float" office:value="83.7" calcext:value-type="float">
            <text:p>84 mi/hr</text:p>
          </table:table-cell>
          <table:table-cell table:style-name="ce2" office:value-type="float" office:value="315" calcext:value-type="float">
            <text:p>315</text:p>
          </table:table-cell>
          <table:table-cell table:style-name="ce14" table:formula="of:=[.G69]*0.62" office:value-type="float" office:value="195.3" calcext:value-type="float">
            <text:p>195 mi</text:p>
          </table:table-cell>
          <table:table-cell table:style-name="ce2" office:value-type="float" office:value="165" calcext:value-type="float">
            <text:p>165</text:p>
          </table:table-cell>
          <table:table-cell table:style-name="ce16" table:formula="of:=[.I69]*1.6" office:value-type="float" office:value="264" calcext:value-type="float">
            <text:p>264 Wh/mi</text:p>
          </table:table-cell>
          <table:table-cell table:style-name="ce2" office:value-type="float" office:value="230" calcext:value-type="float">
            <text:p>230</text:p>
          </table:table-cell>
          <table:table-cell table:style-name="ce12" table:formula="of:=IF([.K69]=&quot;N/a&quot;;&quot;N/a&quot;;[.K69]/1.0356)" office:value-type="float" office:value="222.09347238316" calcext:value-type="float">
            <text:p>222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Front Wheel Drive</text:p>
          </table:table-cell>
          <table:table-cell table:style-name="ce2" office:value-type="string" calcext:value-type="string">
            <text:p>Hatchback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1184" calcext:value-type="float">
            <text:p>31184</text:p>
          </table:table-cell>
          <table:table-cell table:style-name="ce20" table:formula="of:=[.Q69]/1.1" office:value-type="float" office:value="28349.0909090909" calcext:value-type="float">
            <text:p>28,349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Renault</text:p>
          </table:table-cell>
          <table:table-cell table:style-name="ce4" office:value-type="string" calcext:value-type="string">
            <text:p>Zoe ZE40 R110</text:p>
          </table:table-cell>
          <table:table-cell table:style-name="ce7" office:value-type="float" office:value="11.4" calcext:value-type="float">
            <text:p>11.4</text:p>
          </table:table-cell>
          <table:table-cell table:style-name="ce9" table:formula="of:=[.C70]/1.0356" office:value-type="float" office:value="11.008111239861" calcext:value-type="float">
            <text:p>11.01 sec</text:p>
          </table:table-cell>
          <table:table-cell table:style-name="ce2" office:value-type="float" office:value="135" calcext:value-type="float">
            <text:p>135</text:p>
          </table:table-cell>
          <table:table-cell table:style-name="ce12" table:formula="of:=[.E70]*0.62" office:value-type="float" office:value="83.7" calcext:value-type="float">
            <text:p>84 mi/hr</text:p>
          </table:table-cell>
          <table:table-cell table:style-name="ce2" office:value-type="float" office:value="255" calcext:value-type="float">
            <text:p>255</text:p>
          </table:table-cell>
          <table:table-cell table:style-name="ce14" table:formula="of:=[.G70]*0.62" office:value-type="float" office:value="158.1" calcext:value-type="float">
            <text:p>158 mi</text:p>
          </table:table-cell>
          <table:table-cell table:style-name="ce2" office:value-type="float" office:value="161" calcext:value-type="float">
            <text:p>161</text:p>
          </table:table-cell>
          <table:table-cell table:style-name="ce16" table:formula="of:=[.I70]*1.6" office:value-type="float" office:value="257.6" calcext:value-type="float">
            <text:p>258 Wh/mi</text:p>
          </table:table-cell>
          <table:table-cell table:style-name="ce2" office:value-type="float" office:value="230" calcext:value-type="float">
            <text:p>230</text:p>
          </table:table-cell>
          <table:table-cell table:style-name="ce12" table:formula="of:=IF([.K70]=&quot;N/a&quot;;&quot;N/a&quot;;[.K70]/1.0356)" office:value-type="float" office:value="222.09347238316" calcext:value-type="float">
            <text:p>222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Front Wheel Drive</text:p>
          </table:table-cell>
          <table:table-cell table:style-name="ce2" office:value-type="string" calcext:value-type="string">
            <text:p>Hatchback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9234" calcext:value-type="float">
            <text:p>29234</text:p>
          </table:table-cell>
          <table:table-cell table:style-name="ce20" table:formula="of:=[.Q70]/1.1" office:value-type="float" office:value="26576.3636363636" calcext:value-type="float">
            <text:p>26,57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Renault</text:p>
          </table:table-cell>
          <table:table-cell table:style-name="ce4" office:value-type="string" calcext:value-type="string">
            <text:p>Twingo ZE</text:p>
          </table:table-cell>
          <table:table-cell table:style-name="ce7" office:value-type="float" office:value="12.6" calcext:value-type="float">
            <text:p>12.6</text:p>
          </table:table-cell>
          <table:table-cell table:style-name="ce9" table:formula="of:=[.C71]/1.0356" office:value-type="float" office:value="12.1668597914253" calcext:value-type="float">
            <text:p>12.17 sec</text:p>
          </table:table-cell>
          <table:table-cell table:style-name="ce2" office:value-type="float" office:value="135" calcext:value-type="float">
            <text:p>135</text:p>
          </table:table-cell>
          <table:table-cell table:style-name="ce12" table:formula="of:=[.E71]*0.62" office:value-type="float" office:value="83.7" calcext:value-type="float">
            <text:p>84 mi/hr</text:p>
          </table:table-cell>
          <table:table-cell table:style-name="ce2" office:value-type="float" office:value="130" calcext:value-type="float">
            <text:p>130</text:p>
          </table:table-cell>
          <table:table-cell table:style-name="ce14" table:formula="of:=[.G71]*0.62" office:value-type="float" office:value="80.6" calcext:value-type="float">
            <text:p>81 mi</text:p>
          </table:table-cell>
          <table:table-cell table:style-name="ce2" office:value-type="float" office:value="164" calcext:value-type="float">
            <text:p>164</text:p>
          </table:table-cell>
          <table:table-cell table:style-name="ce16" table:formula="of:=[.I71]*1.6" office:value-type="float" office:value="262.4" calcext:value-type="float">
            <text:p>262 Wh/mi</text:p>
          </table:table-cell>
          <table:table-cell table:style-name="ce2" office:value-type="string" calcext:value-type="string">
            <text:p>N/a</text:p>
          </table:table-cell>
          <table:table-cell table:style-name="ce12" table:formula="of:=IF([.K71]=&quot;N/a&quot;;&quot;N/a&quot;;[.K71]/1.0356)" office:value-type="string" office:string-value="N/a" calcext:value-type="string">
            <text:p>N/a</text:p>
          </table:table-cell>
          <table:table-cell table:style-name="ce2" office:value-type="string" calcext:value-type="string">
            <text:p>Rapid charging not possible</text:p>
          </table:table-cell>
          <table:table-cell table:style-name="ce2" office:value-type="string" calcext:value-type="string">
            <text:p>Rear Wheel Drive</text:p>
          </table:table-cell>
          <table:table-cell table:style-name="ce2" office:value-type="string" calcext:value-type="string">
            <text:p>Hatchback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4790" calcext:value-type="float">
            <text:p>24790</text:p>
          </table:table-cell>
          <table:table-cell table:style-name="ce20" table:formula="of:=[.Q71]/1.1" office:value-type="float" office:value="22536.3636363636" calcext:value-type="float">
            <text:p>22,53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SEAT</text:p>
          </table:table-cell>
          <table:table-cell table:style-name="ce4" office:value-type="string" calcext:value-type="string">
            <text:p>Mii Electric</text:p>
          </table:table-cell>
          <table:table-cell table:style-name="ce7" office:value-type="float" office:value="12.3" calcext:value-type="float">
            <text:p>12.3</text:p>
          </table:table-cell>
          <table:table-cell table:style-name="ce9" table:formula="of:=[.C72]/1.0356" office:value-type="float" office:value="11.8771726535342" calcext:value-type="float">
            <text:p>11.88 sec</text:p>
          </table:table-cell>
          <table:table-cell table:style-name="ce2" office:value-type="float" office:value="130" calcext:value-type="float">
            <text:p>130</text:p>
          </table:table-cell>
          <table:table-cell table:style-name="ce12" table:formula="of:=[.E72]*0.62" office:value-type="float" office:value="80.6" calcext:value-type="float">
            <text:p>81 mi/hr</text:p>
          </table:table-cell>
          <table:table-cell table:style-name="ce2" office:value-type="float" office:value="195" calcext:value-type="float">
            <text:p>195</text:p>
          </table:table-cell>
          <table:table-cell table:style-name="ce14" table:formula="of:=[.G72]*0.62" office:value-type="float" office:value="120.9" calcext:value-type="float">
            <text:p>121 mi</text:p>
          </table:table-cell>
          <table:table-cell table:style-name="ce2" office:value-type="float" office:value="166" calcext:value-type="float">
            <text:p>166</text:p>
          </table:table-cell>
          <table:table-cell table:style-name="ce16" table:formula="of:=[.I72]*1.6" office:value-type="float" office:value="265.6" calcext:value-type="float">
            <text:p>266 Wh/mi</text:p>
          </table:table-cell>
          <table:table-cell table:style-name="ce2" office:value-type="float" office:value="170" calcext:value-type="float">
            <text:p>170</text:p>
          </table:table-cell>
          <table:table-cell table:style-name="ce12" table:formula="of:=IF([.K72]=&quot;N/a&quot;;&quot;N/a&quot;;[.K72]/1.0356)" office:value-type="float" office:value="164.156044804944" calcext:value-type="float">
            <text:p>164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Front Wheel Drive</text:p>
          </table:table-cell>
          <table:table-cell table:style-name="ce2" office:value-type="string" calcext:value-type="string">
            <text:p>Hatchback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29" calcext:value-type="float">
            <text:p>20129</text:p>
          </table:table-cell>
          <table:table-cell table:style-name="ce20" table:formula="of:=[.Q72]/1.1" office:value-type="float" office:value="18299.0909090909" calcext:value-type="float">
            <text:p>18,299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Skoda</text:p>
          </table:table-cell>
          <table:table-cell table:style-name="ce4" office:value-type="string" calcext:value-type="string">
            <text:p>Enyaq iV vRS</text:p>
          </table:table-cell>
          <table:table-cell table:style-name="ce7" office:value-type="float" office:value="6.2" calcext:value-type="float">
            <text:p>6.2</text:p>
          </table:table-cell>
          <table:table-cell table:style-name="ce9" table:formula="of:=[.C73]/1.0356" office:value-type="float" office:value="5.9868675164156" calcext:value-type="float">
            <text:p>5.99 sec</text:p>
          </table:table-cell>
          <table:table-cell table:style-name="ce2" office:value-type="float" office:value="180" calcext:value-type="float">
            <text:p>180</text:p>
          </table:table-cell>
          <table:table-cell table:style-name="ce12" table:formula="of:=[.E73]*0.62" office:value-type="float" office:value="111.6" calcext:value-type="float">
            <text:p>112 mi/hr</text:p>
          </table:table-cell>
          <table:table-cell table:style-name="ce2" office:value-type="float" office:value="400" calcext:value-type="float">
            <text:p>400</text:p>
          </table:table-cell>
          <table:table-cell table:style-name="ce14" table:formula="of:=[.G73]*0.62" office:value-type="float" office:value="248" calcext:value-type="float">
            <text:p>248 mi</text:p>
          </table:table-cell>
          <table:table-cell table:style-name="ce2" office:value-type="float" office:value="193" calcext:value-type="float">
            <text:p>193</text:p>
          </table:table-cell>
          <table:table-cell table:style-name="ce16" table:formula="of:=[.I73]*1.6" office:value-type="float" office:value="308.8" calcext:value-type="float">
            <text:p>309 Wh/mi</text:p>
          </table:table-cell>
          <table:table-cell table:style-name="ce2" office:value-type="float" office:value="540" calcext:value-type="float">
            <text:p>540</text:p>
          </table:table-cell>
          <table:table-cell table:style-name="ce12" table:formula="of:=IF([.K73]=&quot;N/a&quot;;&quot;N/a&quot;;[.K73]/1.0356)" office:value-type="float" office:value="521.43684820394" calcext:value-type="float">
            <text:p>521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All Wheel Drive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7500" calcext:value-type="float">
            <text:p>47500</text:p>
          </table:table-cell>
          <table:table-cell table:style-name="ce20" table:formula="of:=[.Q73]/1.1" office:value-type="float" office:value="43181.8181818182" calcext:value-type="float">
            <text:p>43,182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Skoda</text:p>
          </table:table-cell>
          <table:table-cell table:style-name="ce4" office:value-type="string" calcext:value-type="string">
            <text:p>Enyaq iV 80X</text:p>
          </table:table-cell>
          <table:table-cell table:style-name="ce7" office:value-type="float" office:value="7" calcext:value-type="float">
            <text:p>7.0</text:p>
          </table:table-cell>
          <table:table-cell table:style-name="ce9" table:formula="of:=[.C74]/1.0356" office:value-type="float" office:value="6.75936655079181" calcext:value-type="float">
            <text:p>6.76 sec</text:p>
          </table:table-cell>
          <table:table-cell table:style-name="ce2" office:value-type="float" office:value="160" calcext:value-type="float">
            <text:p>160</text:p>
          </table:table-cell>
          <table:table-cell table:style-name="ce12" table:formula="of:=[.E74]*0.62" office:value-type="float" office:value="99.2" calcext:value-type="float">
            <text:p>99 mi/hr</text:p>
          </table:table-cell>
          <table:table-cell table:style-name="ce2" office:value-type="float" office:value="400" calcext:value-type="float">
            <text:p>400</text:p>
          </table:table-cell>
          <table:table-cell table:style-name="ce14" table:formula="of:=[.G74]*0.62" office:value-type="float" office:value="248" calcext:value-type="float">
            <text:p>248 mi</text:p>
          </table:table-cell>
          <table:table-cell table:style-name="ce2" office:value-type="float" office:value="193" calcext:value-type="float">
            <text:p>193</text:p>
          </table:table-cell>
          <table:table-cell table:style-name="ce16" table:formula="of:=[.I74]*1.6" office:value-type="float" office:value="308.8" calcext:value-type="float">
            <text:p>309 Wh/mi</text:p>
          </table:table-cell>
          <table:table-cell table:style-name="ce2" office:value-type="float" office:value="540" calcext:value-type="float">
            <text:p>540</text:p>
          </table:table-cell>
          <table:table-cell table:style-name="ce12" table:formula="of:=IF([.K74]=&quot;N/a&quot;;&quot;N/a&quot;;[.K74]/1.0356)" office:value-type="float" office:value="521.43684820394" calcext:value-type="float">
            <text:p>521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All Wheel Drive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5000" calcext:value-type="float">
            <text:p>45000</text:p>
          </table:table-cell>
          <table:table-cell table:style-name="ce20" table:formula="of:=[.Q74]/1.1" office:value-type="float" office:value="40909.0909090909" calcext:value-type="float">
            <text:p>40,909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Skoda</text:p>
          </table:table-cell>
          <table:table-cell table:style-name="ce4" office:value-type="string" calcext:value-type="string">
            <text:p>Enyaq iV 80</text:p>
          </table:table-cell>
          <table:table-cell table:style-name="ce7" office:value-type="float" office:value="8.8" calcext:value-type="float">
            <text:p>8.8</text:p>
          </table:table-cell>
          <table:table-cell table:style-name="ce9" table:formula="of:=[.C75]/1.0356" office:value-type="float" office:value="8.49748937813828" calcext:value-type="float">
            <text:p>8.50 sec</text:p>
          </table:table-cell>
          <table:table-cell table:style-name="ce2" office:value-type="float" office:value="160" calcext:value-type="float">
            <text:p>160</text:p>
          </table:table-cell>
          <table:table-cell table:style-name="ce12" table:formula="of:=[.E75]*0.62" office:value-type="float" office:value="99.2" calcext:value-type="float">
            <text:p>99 mi/hr</text:p>
          </table:table-cell>
          <table:table-cell table:style-name="ce2" office:value-type="float" office:value="420" calcext:value-type="float">
            <text:p>420</text:p>
          </table:table-cell>
          <table:table-cell table:style-name="ce14" table:formula="of:=[.G75]*0.62" office:value-type="float" office:value="260.4" calcext:value-type="float">
            <text:p>260 mi</text:p>
          </table:table-cell>
          <table:table-cell table:style-name="ce2" office:value-type="float" office:value="183" calcext:value-type="float">
            <text:p>183</text:p>
          </table:table-cell>
          <table:table-cell table:style-name="ce16" table:formula="of:=[.I75]*1.6" office:value-type="float" office:value="292.8" calcext:value-type="float">
            <text:p>293 Wh/mi</text:p>
          </table:table-cell>
          <table:table-cell table:style-name="ce2" office:value-type="float" office:value="560" calcext:value-type="float">
            <text:p>560</text:p>
          </table:table-cell>
          <table:table-cell table:style-name="ce12" table:formula="of:=IF([.K75]=&quot;N/a&quot;;&quot;N/a&quot;;[.K75]/1.0356)" office:value-type="float" office:value="540.749324063345" calcext:value-type="float">
            <text:p>541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Rear Wheel Drive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0" table:formula="of:=[.Q75]/1.1" office:value-type="float" office:value="36363.6363636364" calcext:value-type="float">
            <text:p>36,364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Skoda</text:p>
          </table:table-cell>
          <table:table-cell table:style-name="ce4" office:value-type="string" calcext:value-type="string">
            <text:p>Enyaq iV 60</text:p>
          </table:table-cell>
          <table:table-cell table:style-name="ce7" office:value-type="float" office:value="9" calcext:value-type="float">
            <text:p>9.0</text:p>
          </table:table-cell>
          <table:table-cell table:style-name="ce9" table:formula="of:=[.C76]/1.0356" office:value-type="float" office:value="8.69061413673233" calcext:value-type="float">
            <text:p>8.69 sec</text:p>
          </table:table-cell>
          <table:table-cell table:style-name="ce2" office:value-type="float" office:value="160" calcext:value-type="float">
            <text:p>160</text:p>
          </table:table-cell>
          <table:table-cell table:style-name="ce12" table:formula="of:=[.E76]*0.62" office:value-type="float" office:value="99.2" calcext:value-type="float">
            <text:p>99 mi/hr</text:p>
          </table:table-cell>
          <table:table-cell table:style-name="ce2" office:value-type="float" office:value="320" calcext:value-type="float">
            <text:p>320</text:p>
          </table:table-cell>
          <table:table-cell table:style-name="ce14" table:formula="of:=[.G76]*0.62" office:value-type="float" office:value="198.4" calcext:value-type="float">
            <text:p>198 mi</text:p>
          </table:table-cell>
          <table:table-cell table:style-name="ce2" office:value-type="float" office:value="181" calcext:value-type="float">
            <text:p>181</text:p>
          </table:table-cell>
          <table:table-cell table:style-name="ce16" table:formula="of:=[.I76]*1.6" office:value-type="float" office:value="289.6" calcext:value-type="float">
            <text:p>290 Wh/mi</text:p>
          </table:table-cell>
          <table:table-cell table:style-name="ce2" office:value-type="float" office:value="440" calcext:value-type="float">
            <text:p>440</text:p>
          </table:table-cell>
          <table:table-cell table:style-name="ce12" table:formula="of:=IF([.K76]=&quot;N/a&quot;;&quot;N/a&quot;;[.K76]/1.0356)" office:value-type="float" office:value="424.874468906914" calcext:value-type="float">
            <text:p>425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Rear Wheel Drive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7500" calcext:value-type="float">
            <text:p>37500</text:p>
          </table:table-cell>
          <table:table-cell table:style-name="ce20" table:formula="of:=[.Q76]/1.1" office:value-type="float" office:value="34090.9090909091" calcext:value-type="float">
            <text:p>34,091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Skoda</text:p>
          </table:table-cell>
          <table:table-cell table:style-name="ce4" office:value-type="string" calcext:value-type="string">
            <text:p>Enyaq iV 50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C77]/1.0356" office:value-type="float" office:value="9.65623792970259" calcext:value-type="float">
            <text:p>9.66 sec</text:p>
          </table:table-cell>
          <table:table-cell table:style-name="ce2" office:value-type="float" office:value="160" calcext:value-type="float">
            <text:p>160</text:p>
          </table:table-cell>
          <table:table-cell table:style-name="ce12" table:formula="of:=[.E77]*0.62" office:value-type="float" office:value="99.2" calcext:value-type="float">
            <text:p>99 mi/hr</text:p>
          </table:table-cell>
          <table:table-cell table:style-name="ce2" office:value-type="float" office:value="290" calcext:value-type="float">
            <text:p>290</text:p>
          </table:table-cell>
          <table:table-cell table:style-name="ce14" table:formula="of:=[.G77]*0.62" office:value-type="float" office:value="179.8" calcext:value-type="float">
            <text:p>180 mi</text:p>
          </table:table-cell>
          <table:table-cell table:style-name="ce2" office:value-type="float" office:value="179" calcext:value-type="float">
            <text:p>179</text:p>
          </table:table-cell>
          <table:table-cell table:style-name="ce16" table:formula="of:=[.I77]*1.6" office:value-type="float" office:value="286.4" calcext:value-type="float">
            <text:p>286 Wh/mi</text:p>
          </table:table-cell>
          <table:table-cell table:style-name="ce2" office:value-type="float" office:value="230" calcext:value-type="float">
            <text:p>230</text:p>
          </table:table-cell>
          <table:table-cell table:style-name="ce12" table:formula="of:=IF([.K77]=&quot;N/a&quot;;&quot;N/a&quot;;[.K77]/1.0356)" office:value-type="float" office:value="222.09347238316" calcext:value-type="float">
            <text:p>222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Rear Wheel Drive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5000" calcext:value-type="float">
            <text:p>35000</text:p>
          </table:table-cell>
          <table:table-cell table:style-name="ce20" table:formula="of:=[.Q77]/1.1" office:value-type="float" office:value="31818.1818181818" calcext:value-type="float">
            <text:p>31,818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Skoda</text:p>
          </table:table-cell>
          <table:table-cell table:style-name="ce4" office:value-type="string" calcext:value-type="string">
            <text:p>CITIGOe iV</text:p>
          </table:table-cell>
          <table:table-cell table:style-name="ce7" office:value-type="float" office:value="12.3" calcext:value-type="float">
            <text:p>12.3</text:p>
          </table:table-cell>
          <table:table-cell table:style-name="ce9" table:formula="of:=[.C78]/1.0356" office:value-type="float" office:value="11.8771726535342" calcext:value-type="float">
            <text:p>11.88 sec</text:p>
          </table:table-cell>
          <table:table-cell table:style-name="ce2" office:value-type="float" office:value="130" calcext:value-type="float">
            <text:p>130</text:p>
          </table:table-cell>
          <table:table-cell table:style-name="ce12" table:formula="of:=[.E78]*0.62" office:value-type="float" office:value="80.6" calcext:value-type="float">
            <text:p>81 mi/hr</text:p>
          </table:table-cell>
          <table:table-cell table:style-name="ce2" office:value-type="float" office:value="195" calcext:value-type="float">
            <text:p>195</text:p>
          </table:table-cell>
          <table:table-cell table:style-name="ce14" table:formula="of:=[.G78]*0.62" office:value-type="float" office:value="120.9" calcext:value-type="float">
            <text:p>121 mi</text:p>
          </table:table-cell>
          <table:table-cell table:style-name="ce2" office:value-type="float" office:value="166" calcext:value-type="float">
            <text:p>166</text:p>
          </table:table-cell>
          <table:table-cell table:style-name="ce16" table:formula="of:=[.I78]*1.6" office:value-type="float" office:value="265.6" calcext:value-type="float">
            <text:p>266 Wh/mi</text:p>
          </table:table-cell>
          <table:table-cell table:style-name="ce2" office:value-type="float" office:value="170" calcext:value-type="float">
            <text:p>170</text:p>
          </table:table-cell>
          <table:table-cell table:style-name="ce12" table:formula="of:=IF([.K78]=&quot;N/a&quot;;&quot;N/a&quot;;[.K78]/1.0356)" office:value-type="float" office:value="164.156044804944" calcext:value-type="float">
            <text:p>164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Front Wheel Drive</text:p>
          </table:table-cell>
          <table:table-cell table:style-name="ce2" office:value-type="string" calcext:value-type="string">
            <text:p>Hatchback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4534" calcext:value-type="float">
            <text:p>24534</text:p>
          </table:table-cell>
          <table:table-cell table:style-name="ce20" table:formula="of:=[.Q78]/1.1" office:value-type="float" office:value="22303.6363636364" calcext:value-type="float">
            <text:p>22,304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Smart</text:p>
          </table:table-cell>
          <table:table-cell table:style-name="ce4" office:value-type="string" calcext:value-type="string">
            <text:p>EQ fortwo cabrio</text:p>
          </table:table-cell>
          <table:table-cell table:style-name="ce7" office:value-type="float" office:value="11.9" calcext:value-type="float">
            <text:p>11.9</text:p>
          </table:table-cell>
          <table:table-cell table:style-name="ce9" table:formula="of:=[.C79]/1.0356" office:value-type="float" office:value="11.4909231363461" calcext:value-type="float">
            <text:p>11.49 sec</text:p>
          </table:table-cell>
          <table:table-cell table:style-name="ce2" office:value-type="float" office:value="130" calcext:value-type="float">
            <text:p>130</text:p>
          </table:table-cell>
          <table:table-cell table:style-name="ce12" table:formula="of:=[.E79]*0.62" office:value-type="float" office:value="80.6" calcext:value-type="float">
            <text:p>81 mi/hr</text:p>
          </table:table-cell>
          <table:table-cell table:style-name="ce2" office:value-type="float" office:value="95" calcext:value-type="float">
            <text:p>95</text:p>
          </table:table-cell>
          <table:table-cell table:style-name="ce14" table:formula="of:=[.G79]*0.62" office:value-type="float" office:value="58.9" calcext:value-type="float">
            <text:p>59 mi</text:p>
          </table:table-cell>
          <table:table-cell table:style-name="ce2" office:value-type="float" office:value="176" calcext:value-type="float">
            <text:p>176</text:p>
          </table:table-cell>
          <table:table-cell table:style-name="ce16" table:formula="of:=[.I79]*1.6" office:value-type="float" office:value="281.6" calcext:value-type="float">
            <text:p>282 Wh/mi</text:p>
          </table:table-cell>
          <table:table-cell table:style-name="ce2" office:value-type="string" calcext:value-type="string">
            <text:p>N/a</text:p>
          </table:table-cell>
          <table:table-cell table:style-name="ce12" table:formula="of:=IF([.K79]=&quot;N/a&quot;;&quot;N/a&quot;;[.K79]/1.0356)" office:value-type="string" office:string-value="N/a" calcext:value-type="string">
            <text:p>N/a</text:p>
          </table:table-cell>
          <table:table-cell table:style-name="ce2" office:value-type="string" calcext:value-type="string">
            <text:p>Rapid charging not possible</text:p>
          </table:table-cell>
          <table:table-cell table:style-name="ce2" office:value-type="string" calcext:value-type="string">
            <text:p>Rear Wheel Drive</text:p>
          </table:table-cell>
          <table:table-cell table:style-name="ce2" office:value-type="string" calcext:value-type="string">
            <text:p>Cabri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4565" calcext:value-type="float">
            <text:p>24565</text:p>
          </table:table-cell>
          <table:table-cell table:style-name="ce20" table:formula="of:=[.Q79]/1.1" office:value-type="float" office:value="22331.8181818182" calcext:value-type="float">
            <text:p>22,332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Smart</text:p>
          </table:table-cell>
          <table:table-cell table:style-name="ce4" office:value-type="string" calcext:value-type="string">
            <text:p>EQ forfour</text:p>
          </table:table-cell>
          <table:table-cell table:style-name="ce7" office:value-type="float" office:value="12.7" calcext:value-type="float">
            <text:p>12.7</text:p>
          </table:table-cell>
          <table:table-cell table:style-name="ce9" table:formula="of:=[.C80]/1.0356" office:value-type="float" office:value="12.2634221707223" calcext:value-type="float">
            <text:p>12.26 sec</text:p>
          </table:table-cell>
          <table:table-cell table:style-name="ce2" office:value-type="float" office:value="130" calcext:value-type="float">
            <text:p>130</text:p>
          </table:table-cell>
          <table:table-cell table:style-name="ce12" table:formula="of:=[.E80]*0.62" office:value-type="float" office:value="80.6" calcext:value-type="float">
            <text:p>81 mi/hr</text:p>
          </table:table-cell>
          <table:table-cell table:style-name="ce2" office:value-type="float" office:value="95" calcext:value-type="float">
            <text:p>95</text:p>
          </table:table-cell>
          <table:table-cell table:style-name="ce14" table:formula="of:=[.G80]*0.62" office:value-type="float" office:value="58.9" calcext:value-type="float">
            <text:p>59 mi</text:p>
          </table:table-cell>
          <table:table-cell table:style-name="ce2" office:value-type="float" office:value="176" calcext:value-type="float">
            <text:p>176</text:p>
          </table:table-cell>
          <table:table-cell table:style-name="ce16" table:formula="of:=[.I80]*1.6" office:value-type="float" office:value="281.6" calcext:value-type="float">
            <text:p>282 Wh/mi</text:p>
          </table:table-cell>
          <table:table-cell table:style-name="ce2" office:value-type="string" calcext:value-type="string">
            <text:p>N/a</text:p>
          </table:table-cell>
          <table:table-cell table:style-name="ce12" table:formula="of:=IF([.K80]=&quot;N/a&quot;;&quot;N/a&quot;;[.K80]/1.0356)" office:value-type="string" office:string-value="N/a" calcext:value-type="string">
            <text:p>N/a</text:p>
          </table:table-cell>
          <table:table-cell table:style-name="ce2" office:value-type="string" calcext:value-type="string">
            <text:p>Rapid charging not possible</text:p>
          </table:table-cell>
          <table:table-cell table:style-name="ce2" office:value-type="string" calcext:value-type="string">
            <text:p>Rear Wheel Drive</text:p>
          </table:table-cell>
          <table:table-cell table:style-name="ce2" office:value-type="string" calcext:value-type="string">
            <text:p>Hatchback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2030" calcext:value-type="float">
            <text:p>22030</text:p>
          </table:table-cell>
          <table:table-cell table:style-name="ce20" table:formula="of:=[.Q80]/1.1" office:value-type="float" office:value="20027.2727272727" calcext:value-type="float">
            <text:p>20,027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Smart</text:p>
          </table:table-cell>
          <table:table-cell table:style-name="ce4" office:value-type="string" calcext:value-type="string">
            <text:p>EQ fortwo coupe</text:p>
          </table:table-cell>
          <table:table-cell table:style-name="ce7" office:value-type="float" office:value="11.6" calcext:value-type="float">
            <text:p>11.6</text:p>
          </table:table-cell>
          <table:table-cell table:style-name="ce9" table:formula="of:=[.C81]/1.0356" office:value-type="float" office:value="11.201235998455" calcext:value-type="float">
            <text:p>11.20 sec</text:p>
          </table:table-cell>
          <table:table-cell table:style-name="ce2" office:value-type="float" office:value="130" calcext:value-type="float">
            <text:p>130</text:p>
          </table:table-cell>
          <table:table-cell table:style-name="ce12" table:formula="of:=[.E81]*0.62" office:value-type="float" office:value="80.6" calcext:value-type="float">
            <text:p>81 mi/hr</text:p>
          </table:table-cell>
          <table:table-cell table:style-name="ce2" office:value-type="float" office:value="100" calcext:value-type="float">
            <text:p>100</text:p>
          </table:table-cell>
          <table:table-cell table:style-name="ce14" table:formula="of:=[.G81]*0.62" office:value-type="float" office:value="62" calcext:value-type="float">
            <text:p>62 mi</text:p>
          </table:table-cell>
          <table:table-cell table:style-name="ce2" office:value-type="float" office:value="167" calcext:value-type="float">
            <text:p>167</text:p>
          </table:table-cell>
          <table:table-cell table:style-name="ce16" table:formula="of:=[.I81]*1.6" office:value-type="float" office:value="267.2" calcext:value-type="float">
            <text:p>267 Wh/mi</text:p>
          </table:table-cell>
          <table:table-cell table:style-name="ce2" office:value-type="string" calcext:value-type="string">
            <text:p>N/a</text:p>
          </table:table-cell>
          <table:table-cell table:style-name="ce12" table:formula="of:=IF([.K81]=&quot;N/a&quot;;&quot;N/a&quot;;[.K81]/1.0356)" office:value-type="string" office:string-value="N/a" calcext:value-type="string">
            <text:p>N/a</text:p>
          </table:table-cell>
          <table:table-cell table:style-name="ce2" office:value-type="string" calcext:value-type="string">
            <text:p>Rapid charging not possible</text:p>
          </table:table-cell>
          <table:table-cell table:style-name="ce2" office:value-type="string" calcext:value-type="string">
            <text:p>Rear Wheel Drive</text:p>
          </table:table-cell>
          <table:table-cell table:style-name="ce2" office:value-type="string" calcext:value-type="string">
            <text:p>Hatchback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1387" calcext:value-type="float">
            <text:p>21387</text:p>
          </table:table-cell>
          <table:table-cell table:style-name="ce20" table:formula="of:=[.Q81]/1.1" office:value-type="float" office:value="19442.7272727273" calcext:value-type="float">
            <text:p>19,443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Sono</text:p>
          </table:table-cell>
          <table:table-cell table:style-name="ce4" office:value-type="string" calcext:value-type="string">
            <text:p>Sion</text:p>
          </table:table-cell>
          <table:table-cell table:style-name="ce7" office:value-type="float" office:value="9" calcext:value-type="float">
            <text:p>9.0</text:p>
          </table:table-cell>
          <table:table-cell table:style-name="ce9" table:formula="of:=[.C82]/1.0356" office:value-type="float" office:value="8.69061413673233" calcext:value-type="float">
            <text:p>8.69 sec</text:p>
          </table:table-cell>
          <table:table-cell table:style-name="ce2" office:value-type="float" office:value="140" calcext:value-type="float">
            <text:p>140</text:p>
          </table:table-cell>
          <table:table-cell table:style-name="ce12" table:formula="of:=[.E82]*0.62" office:value-type="float" office:value="86.8" calcext:value-type="float">
            <text:p>87 mi/hr</text:p>
          </table:table-cell>
          <table:table-cell table:style-name="ce2" office:value-type="float" office:value="225" calcext:value-type="float">
            <text:p>225</text:p>
          </table:table-cell>
          <table:table-cell table:style-name="ce14" table:formula="of:=[.G82]*0.62" office:value-type="float" office:value="139.5" calcext:value-type="float">
            <text:p>140 mi</text:p>
          </table:table-cell>
          <table:table-cell table:style-name="ce2" office:value-type="float" office:value="156" calcext:value-type="float">
            <text:p>156</text:p>
          </table:table-cell>
          <table:table-cell table:style-name="ce16" table:formula="of:=[.I82]*1.6" office:value-type="float" office:value="249.6" calcext:value-type="float">
            <text:p>250 Wh/mi</text:p>
          </table:table-cell>
          <table:table-cell table:style-name="ce2" office:value-type="float" office:value="270" calcext:value-type="float">
            <text:p>270</text:p>
          </table:table-cell>
          <table:table-cell table:style-name="ce12" table:formula="of:=IF([.K82]=&quot;N/a&quot;;&quot;N/a&quot;;[.K82]/1.0356)" office:value-type="float" office:value="260.71842410197" calcext:value-type="float">
            <text:p>261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Front Wheel Drive</text:p>
          </table:table-cell>
          <table:table-cell table:style-name="ce2" office:value-type="string" calcext:value-type="string">
            <text:p>Hatchback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5500" calcext:value-type="float">
            <text:p>25500</text:p>
          </table:table-cell>
          <table:table-cell table:style-name="ce20" table:formula="of:=[.Q82]/1.1" office:value-type="float" office:value="23181.8181818182" calcext:value-type="float">
            <text:p>23,182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Tesla</text:p>
          </table:table-cell>
          <table:table-cell table:style-name="ce4" office:value-type="string" calcext:value-type="string">
            <text:p>Roadster</text:p>
          </table:table-cell>
          <table:table-cell table:style-name="ce7" office:value-type="float" office:value="2.1" calcext:value-type="float">
            <text:p>2.1</text:p>
          </table:table-cell>
          <table:table-cell table:style-name="ce9" table:formula="of:=[.C83]/1.0356" office:value-type="float" office:value="2.02780996523754" calcext:value-type="float">
            <text:p>2.03 sec</text:p>
          </table:table-cell>
          <table:table-cell table:style-name="ce2" office:value-type="float" office:value="410" calcext:value-type="float">
            <text:p>410</text:p>
          </table:table-cell>
          <table:table-cell table:style-name="ce12" table:formula="of:=[.E83]*0.62" office:value-type="float" office:value="254.2" calcext:value-type="float">
            <text:p>254 mi/hr</text:p>
          </table:table-cell>
          <table:table-cell table:style-name="ce2" office:value-type="float" office:value="970" calcext:value-type="float">
            <text:p>970</text:p>
          </table:table-cell>
          <table:table-cell table:style-name="ce14" table:formula="of:=[.G83]*0.62" office:value-type="float" office:value="601.4" calcext:value-type="float">
            <text:p>601 mi</text:p>
          </table:table-cell>
          <table:table-cell table:style-name="ce2" office:value-type="float" office:value="206" calcext:value-type="float">
            <text:p>206</text:p>
          </table:table-cell>
          <table:table-cell table:style-name="ce16" table:formula="of:=[.I83]*1.6" office:value-type="float" office:value="329.6" calcext:value-type="float">
            <text:p>330 Wh/mi</text:p>
          </table:table-cell>
          <table:table-cell table:style-name="ce2" office:value-type="float" office:value="920" calcext:value-type="float">
            <text:p>920</text:p>
          </table:table-cell>
          <table:table-cell table:style-name="ce12" table:formula="of:=IF([.K83]=&quot;N/a&quot;;&quot;N/a&quot;;[.K83]/1.0356)" office:value-type="float" office:value="888.373889532638" calcext:value-type="float">
            <text:p>888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All Wheel Drive</text:p>
          </table:table-cell>
          <table:table-cell table:style-name="ce2" office:value-type="string" calcext:value-type="string">
            <text:p>Cabrio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15000" calcext:value-type="float">
            <text:p>215000</text:p>
          </table:table-cell>
          <table:table-cell table:style-name="ce20" table:formula="of:=[.Q83]/1.1" office:value-type="float" office:value="195454.545454545" calcext:value-type="float">
            <text:p>195,45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Tesla</text:p>
          </table:table-cell>
          <table:table-cell table:style-name="ce4" office:value-type="string" calcext:value-type="string">
            <text:p>Model X Performance</text:p>
          </table:table-cell>
          <table:table-cell table:style-name="ce7" office:value-type="float" office:value="2.8" calcext:value-type="float">
            <text:p>2.8</text:p>
          </table:table-cell>
          <table:table-cell table:style-name="ce9" table:formula="of:=[.C84]/1.0356" office:value-type="float" office:value="2.70374662031672" calcext:value-type="float">
            <text:p>2.70 sec</text:p>
          </table:table-cell>
          <table:table-cell table:style-name="ce2" office:value-type="float" office:value="250" calcext:value-type="float">
            <text:p>250</text:p>
          </table:table-cell>
          <table:table-cell table:style-name="ce12" table:formula="of:=[.E84]*0.62" office:value-type="float" office:value="155" calcext:value-type="float">
            <text:p>155 mi/hr</text:p>
          </table:table-cell>
          <table:table-cell table:style-name="ce2" office:value-type="float" office:value="440" calcext:value-type="float">
            <text:p>440</text:p>
          </table:table-cell>
          <table:table-cell table:style-name="ce14" table:formula="of:=[.G84]*0.62" office:value-type="float" office:value="272.8" calcext:value-type="float">
            <text:p>273 mi</text:p>
          </table:table-cell>
          <table:table-cell table:style-name="ce2" office:value-type="float" office:value="216" calcext:value-type="float">
            <text:p>216</text:p>
          </table:table-cell>
          <table:table-cell table:style-name="ce16" table:formula="of:=[.I84]*1.6" office:value-type="float" office:value="345.6" calcext:value-type="float">
            <text:p>346 Wh/mi</text:p>
          </table:table-cell>
          <table:table-cell table:style-name="ce2" office:value-type="float" office:value="480" calcext:value-type="float">
            <text:p>480</text:p>
          </table:table-cell>
          <table:table-cell table:style-name="ce12" table:formula="of:=IF([.K84]=&quot;N/a&quot;;&quot;N/a&quot;;[.K84]/1.0356)" office:value-type="float" office:value="463.499420625724" calcext:value-type="float">
            <text:p>463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All Wheel Drive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2990" calcext:value-type="float">
            <text:p>102990</text:p>
          </table:table-cell>
          <table:table-cell table:style-name="ce20" table:formula="of:=[.Q84]/1.1" office:value-type="float" office:value="93627.2727272727" calcext:value-type="float">
            <text:p>93,627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Tesla</text:p>
          </table:table-cell>
          <table:table-cell table:style-name="ce4" office:value-type="string" calcext:value-type="string">
            <text:p>Model S Performance</text:p>
          </table:table-cell>
          <table:table-cell table:style-name="ce7" office:value-type="float" office:value="2.5" calcext:value-type="float">
            <text:p>2.5</text:p>
          </table:table-cell>
          <table:table-cell table:style-name="ce9" table:formula="of:=[.C85]/1.0356" office:value-type="float" office:value="2.41405948242565" calcext:value-type="float">
            <text:p>2.41 sec</text:p>
          </table:table-cell>
          <table:table-cell table:style-name="ce2" office:value-type="float" office:value="261" calcext:value-type="float">
            <text:p>261</text:p>
          </table:table-cell>
          <table:table-cell table:style-name="ce12" table:formula="of:=[.E85]*0.62" office:value-type="float" office:value="161.82" calcext:value-type="float">
            <text:p>162 mi/hr</text:p>
          </table:table-cell>
          <table:table-cell table:style-name="ce2" office:value-type="float" office:value="505" calcext:value-type="float">
            <text:p>505</text:p>
          </table:table-cell>
          <table:table-cell table:style-name="ce14" table:formula="of:=[.G85]*0.62" office:value-type="float" office:value="313.1" calcext:value-type="float">
            <text:p>313 mi</text:p>
          </table:table-cell>
          <table:table-cell table:style-name="ce2" office:value-type="float" office:value="188" calcext:value-type="float">
            <text:p>188</text:p>
          </table:table-cell>
          <table:table-cell table:style-name="ce16" table:formula="of:=[.I85]*1.6" office:value-type="float" office:value="300.8" calcext:value-type="float">
            <text:p>301 Wh/mi</text:p>
          </table:table-cell>
          <table:table-cell table:style-name="ce2" office:value-type="float" office:value="550" calcext:value-type="float">
            <text:p>550</text:p>
          </table:table-cell>
          <table:table-cell table:style-name="ce12" table:formula="of:=IF([.K85]=&quot;N/a&quot;;&quot;N/a&quot;;[.K85]/1.0356)" office:value-type="float" office:value="531.093086133642" calcext:value-type="float">
            <text:p>531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All Wheel Drive</text:p>
          </table:table-cell>
          <table:table-cell table:style-name="ce2" office:value-type="string" calcext:value-type="string">
            <text:p>Liftback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6990" calcext:value-type="float">
            <text:p>96990</text:p>
          </table:table-cell>
          <table:table-cell table:style-name="ce20" table:formula="of:=[.Q85]/1.1" office:value-type="float" office:value="88172.7272727273" calcext:value-type="float">
            <text:p>88,173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Tesla</text:p>
          </table:table-cell>
          <table:table-cell table:style-name="ce4" office:value-type="string" calcext:value-type="string">
            <text:p>Model X Long Range</text:p>
          </table:table-cell>
          <table:table-cell table:style-name="ce7" office:value-type="float" office:value="4.6" calcext:value-type="float">
            <text:p>4.6</text:p>
          </table:table-cell>
          <table:table-cell table:style-name="ce9" table:formula="of:=[.C86]/1.0356" office:value-type="float" office:value="4.44186944766319" calcext:value-type="float">
            <text:p>4.44 sec</text:p>
          </table:table-cell>
          <table:table-cell table:style-name="ce2" office:value-type="float" office:value="250" calcext:value-type="float">
            <text:p>250</text:p>
          </table:table-cell>
          <table:table-cell table:style-name="ce12" table:formula="of:=[.E86]*0.62" office:value-type="float" office:value="155" calcext:value-type="float">
            <text:p>155 mi/hr</text:p>
          </table:table-cell>
          <table:table-cell table:style-name="ce2" office:value-type="float" office:value="450" calcext:value-type="float">
            <text:p>450</text:p>
          </table:table-cell>
          <table:table-cell table:style-name="ce14" table:formula="of:=[.G86]*0.62" office:value-type="float" office:value="279" calcext:value-type="float">
            <text:p>279 mi</text:p>
          </table:table-cell>
          <table:table-cell table:style-name="ce2" office:value-type="float" office:value="211" calcext:value-type="float">
            <text:p>211</text:p>
          </table:table-cell>
          <table:table-cell table:style-name="ce16" table:formula="of:=[.I86]*1.6" office:value-type="float" office:value="337.6" calcext:value-type="float">
            <text:p>338 Wh/mi</text:p>
          </table:table-cell>
          <table:table-cell table:style-name="ce2" office:value-type="float" office:value="490" calcext:value-type="float">
            <text:p>490</text:p>
          </table:table-cell>
          <table:table-cell table:style-name="ce12" table:formula="of:=IF([.K86]=&quot;N/a&quot;;&quot;N/a&quot;;[.K86]/1.0356)" office:value-type="float" office:value="473.155658555427" calcext:value-type="float">
            <text:p>473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All Wheel Drive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5990" calcext:value-type="float">
            <text:p>85990</text:p>
          </table:table-cell>
          <table:table-cell table:style-name="ce20" table:formula="of:=[.Q86]/1.1" office:value-type="float" office:value="78172.7272727273" calcext:value-type="float">
            <text:p>78,173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Tesla</text:p>
          </table:table-cell>
          <table:table-cell table:style-name="ce4" office:value-type="string" calcext:value-type="string">
            <text:p>Model S Long Range</text:p>
          </table:table-cell>
          <table:table-cell table:style-name="ce7" office:value-type="float" office:value="3.8" calcext:value-type="float">
            <text:p>3.8</text:p>
          </table:table-cell>
          <table:table-cell table:style-name="ce9" table:formula="of:=[.C87]/1.0356" office:value-type="float" office:value="3.66937041328698" calcext:value-type="float">
            <text:p>3.67 sec</text:p>
          </table:table-cell>
          <table:table-cell table:style-name="ce2" office:value-type="float" office:value="250" calcext:value-type="float">
            <text:p>250</text:p>
          </table:table-cell>
          <table:table-cell table:style-name="ce12" table:formula="of:=[.E87]*0.62" office:value-type="float" office:value="155" calcext:value-type="float">
            <text:p>155 mi/hr</text:p>
          </table:table-cell>
          <table:table-cell table:style-name="ce2" office:value-type="float" office:value="515" calcext:value-type="float">
            <text:p>515</text:p>
          </table:table-cell>
          <table:table-cell table:style-name="ce14" table:formula="of:=[.G87]*0.62" office:value-type="float" office:value="319.3" calcext:value-type="float">
            <text:p>319 mi</text:p>
          </table:table-cell>
          <table:table-cell table:style-name="ce2" office:value-type="float" office:value="184" calcext:value-type="float">
            <text:p>184</text:p>
          </table:table-cell>
          <table:table-cell table:style-name="ce16" table:formula="of:=[.I87]*1.6" office:value-type="float" office:value="294.4" calcext:value-type="float">
            <text:p>294 Wh/mi</text:p>
          </table:table-cell>
          <table:table-cell table:style-name="ce2" office:value-type="float" office:value="560" calcext:value-type="float">
            <text:p>560</text:p>
          </table:table-cell>
          <table:table-cell table:style-name="ce12" table:formula="of:=IF([.K87]=&quot;N/a&quot;;&quot;N/a&quot;;[.K87]/1.0356)" office:value-type="float" office:value="540.749324063345" calcext:value-type="float">
            <text:p>541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All Wheel Drive</text:p>
          </table:table-cell>
          <table:table-cell table:style-name="ce2" office:value-type="string" calcext:value-type="string">
            <text:p>Liftback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9990" calcext:value-type="float">
            <text:p>79990</text:p>
          </table:table-cell>
          <table:table-cell table:style-name="ce20" table:formula="of:=[.Q87]/1.1" office:value-type="float" office:value="72718.1818181818" calcext:value-type="float">
            <text:p>72,718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Tesla</text:p>
          </table:table-cell>
          <table:table-cell table:style-name="ce4" office:value-type="string" calcext:value-type="string">
            <text:p>Cybertruck Tri Motor</text:p>
          </table:table-cell>
          <table:table-cell table:style-name="ce7" office:value-type="float" office:value="3" calcext:value-type="float">
            <text:p>3.0</text:p>
          </table:table-cell>
          <table:table-cell table:style-name="ce9" table:formula="of:=[.C88]/1.0356" office:value-type="float" office:value="2.89687137891078" calcext:value-type="float">
            <text:p>2.90 sec</text:p>
          </table:table-cell>
          <table:table-cell table:style-name="ce2" office:value-type="float" office:value="210" calcext:value-type="float">
            <text:p>210</text:p>
          </table:table-cell>
          <table:table-cell table:style-name="ce12" table:formula="of:=[.E88]*0.62" office:value-type="float" office:value="130.2" calcext:value-type="float">
            <text:p>130 mi/hr</text:p>
          </table:table-cell>
          <table:table-cell table:style-name="ce2" office:value-type="float" office:value="750" calcext:value-type="float">
            <text:p>750</text:p>
          </table:table-cell>
          <table:table-cell table:style-name="ce14" table:formula="of:=[.G88]*0.62" office:value-type="float" office:value="465" calcext:value-type="float">
            <text:p>465 mi</text:p>
          </table:table-cell>
          <table:table-cell table:style-name="ce2" office:value-type="float" office:value="267" calcext:value-type="float">
            <text:p>267</text:p>
          </table:table-cell>
          <table:table-cell table:style-name="ce16" table:formula="of:=[.I88]*1.6" office:value-type="float" office:value="427.2" calcext:value-type="float">
            <text:p>427 Wh/mi</text:p>
          </table:table-cell>
          <table:table-cell table:style-name="ce2" office:value-type="float" office:value="710" calcext:value-type="float">
            <text:p>710</text:p>
          </table:table-cell>
          <table:table-cell table:style-name="ce12" table:formula="of:=IF([.K88]=&quot;N/a&quot;;&quot;N/a&quot;;[.K88]/1.0356)" office:value-type="float" office:value="685.592893008884" calcext:value-type="float">
            <text:p>686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All Wheel Drive</text:p>
          </table:table-cell>
          <table:table-cell table:style-name="ce2" office:value-type="string" calcext:value-type="string">
            <text:p>Pickup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5000" calcext:value-type="float">
            <text:p>75000</text:p>
          </table:table-cell>
          <table:table-cell table:style-name="ce20" table:formula="of:=[.Q88]/1.1" office:value-type="float" office:value="68181.8181818182" calcext:value-type="float">
            <text:p>68,182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Tesla</text:p>
          </table:table-cell>
          <table:table-cell table:style-name="ce4" office:value-type="string" calcext:value-type="string">
            <text:p>Model Y Long Range Performance</text:p>
          </table:table-cell>
          <table:table-cell table:style-name="ce7" office:value-type="float" office:value="3.7" calcext:value-type="float">
            <text:p>3.7</text:p>
          </table:table-cell>
          <table:table-cell table:style-name="ce9" table:formula="of:=[.C89]/1.0356" office:value-type="float" office:value="3.57280803398996" calcext:value-type="float">
            <text:p>3.57 sec</text:p>
          </table:table-cell>
          <table:table-cell table:style-name="ce2" office:value-type="float" office:value="241" calcext:value-type="float">
            <text:p>241</text:p>
          </table:table-cell>
          <table:table-cell table:style-name="ce12" table:formula="of:=[.E89]*0.62" office:value-type="float" office:value="149.42" calcext:value-type="float">
            <text:p>149 mi/hr</text:p>
          </table:table-cell>
          <table:table-cell table:style-name="ce2" office:value-type="float" office:value="410" calcext:value-type="float">
            <text:p>410</text:p>
          </table:table-cell>
          <table:table-cell table:style-name="ce14" table:formula="of:=[.G89]*0.62" office:value-type="float" office:value="254.2" calcext:value-type="float">
            <text:p>254 mi</text:p>
          </table:table-cell>
          <table:table-cell table:style-name="ce2" office:value-type="float" office:value="177" calcext:value-type="float">
            <text:p>177</text:p>
          </table:table-cell>
          <table:table-cell table:style-name="ce16" table:formula="of:=[.I89]*1.6" office:value-type="float" office:value="283.2" calcext:value-type="float">
            <text:p>283 Wh/mi</text:p>
          </table:table-cell>
          <table:table-cell table:style-name="ce2" office:value-type="float" office:value="900" calcext:value-type="float">
            <text:p>900</text:p>
          </table:table-cell>
          <table:table-cell table:style-name="ce12" table:formula="of:=IF([.K89]=&quot;N/a&quot;;&quot;N/a&quot;;[.K89]/1.0356)" office:value-type="float" office:value="869.061413673233" calcext:value-type="float">
            <text:p>869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All Wheel Drive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5620" calcext:value-type="float">
            <text:p>65620</text:p>
          </table:table-cell>
          <table:table-cell table:style-name="ce20" table:formula="of:=[.Q89]/1.1" office:value-type="float" office:value="59654.5454545455" calcext:value-type="float">
            <text:p>59,65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Tesla</text:p>
          </table:table-cell>
          <table:table-cell table:style-name="ce4" office:value-type="string" calcext:value-type="string">
            <text:p>Model 3 Long Range Performance</text:p>
          </table:table-cell>
          <table:table-cell table:style-name="ce7" office:value-type="float" office:value="3.4" calcext:value-type="float">
            <text:p>3.4</text:p>
          </table:table-cell>
          <table:table-cell table:style-name="ce9" table:formula="of:=[.C90]/1.0356" office:value-type="float" office:value="3.28312089609888" calcext:value-type="float">
            <text:p>3.28 sec</text:p>
          </table:table-cell>
          <table:table-cell table:style-name="ce2" office:value-type="float" office:value="261" calcext:value-type="float">
            <text:p>261</text:p>
          </table:table-cell>
          <table:table-cell table:style-name="ce12" table:formula="of:=[.E90]*0.62" office:value-type="float" office:value="161.82" calcext:value-type="float">
            <text:p>162 mi/hr</text:p>
          </table:table-cell>
          <table:table-cell table:style-name="ce2" office:value-type="float" office:value="435" calcext:value-type="float">
            <text:p>435</text:p>
          </table:table-cell>
          <table:table-cell table:style-name="ce14" table:formula="of:=[.G90]*0.62" office:value-type="float" office:value="269.7" calcext:value-type="float">
            <text:p>270 mi</text:p>
          </table:table-cell>
          <table:table-cell table:style-name="ce2" office:value-type="float" office:value="167" calcext:value-type="float">
            <text:p>167</text:p>
          </table:table-cell>
          <table:table-cell table:style-name="ce16" table:formula="of:=[.I90]*1.6" office:value-type="float" office:value="267.2" calcext:value-type="float">
            <text:p>267 Wh/mi</text:p>
          </table:table-cell>
          <table:table-cell table:style-name="ce2" office:value-type="float" office:value="910" calcext:value-type="float">
            <text:p>910</text:p>
          </table:table-cell>
          <table:table-cell table:style-name="ce12" table:formula="of:=IF([.K90]=&quot;N/a&quot;;&quot;N/a&quot;;[.K90]/1.0356)" office:value-type="float" office:value="878.717651602936" calcext:value-type="float">
            <text:p>879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All Wheel Drive</text:p>
          </table:table-cell>
          <table:table-cell table:style-name="ce2" office:value-type="string" calcext:value-type="string">
            <text:p>Sedan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1480" calcext:value-type="float">
            <text:p>61480</text:p>
          </table:table-cell>
          <table:table-cell table:style-name="ce20" table:formula="of:=[.Q90]/1.1" office:value-type="float" office:value="55890.9090909091" calcext:value-type="float">
            <text:p>55,891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Tesla</text:p>
          </table:table-cell>
          <table:table-cell table:style-name="ce4" office:value-type="string" calcext:value-type="string">
            <text:p>Model Y Long Range Dual Motor</text:p>
          </table:table-cell>
          <table:table-cell table:style-name="ce7" office:value-type="float" office:value="5.1" calcext:value-type="float">
            <text:p>5.1</text:p>
          </table:table-cell>
          <table:table-cell table:style-name="ce9" table:formula="of:=[.C91]/1.0356" office:value-type="float" office:value="4.92468134414832" calcext:value-type="float">
            <text:p>4.92 sec</text:p>
          </table:table-cell>
          <table:table-cell table:style-name="ce2" office:value-type="float" office:value="217" calcext:value-type="float">
            <text:p>217</text:p>
          </table:table-cell>
          <table:table-cell table:style-name="ce12" table:formula="of:=[.E91]*0.62" office:value-type="float" office:value="134.54" calcext:value-type="float">
            <text:p>135 mi/hr</text:p>
          </table:table-cell>
          <table:table-cell table:style-name="ce2" office:value-type="float" office:value="425" calcext:value-type="float">
            <text:p>425</text:p>
          </table:table-cell>
          <table:table-cell table:style-name="ce14" table:formula="of:=[.G91]*0.62" office:value-type="float" office:value="263.5" calcext:value-type="float">
            <text:p>264 mi</text:p>
          </table:table-cell>
          <table:table-cell table:style-name="ce2" office:value-type="float" office:value="171" calcext:value-type="float">
            <text:p>171</text:p>
          </table:table-cell>
          <table:table-cell table:style-name="ce16" table:formula="of:=[.I91]*1.6" office:value-type="float" office:value="273.6" calcext:value-type="float">
            <text:p>274 Wh/mi</text:p>
          </table:table-cell>
          <table:table-cell table:style-name="ce2" office:value-type="float" office:value="930" calcext:value-type="float">
            <text:p>930</text:p>
          </table:table-cell>
          <table:table-cell table:style-name="ce12" table:formula="of:=IF([.K91]=&quot;N/a&quot;;&quot;N/a&quot;;[.K91]/1.0356)" office:value-type="float" office:value="898.030127462341" calcext:value-type="float">
            <text:p>898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All Wheel Drive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8620" calcext:value-type="float">
            <text:p>58620</text:p>
          </table:table-cell>
          <table:table-cell table:style-name="ce20" table:formula="of:=[.Q91]/1.1" office:value-type="float" office:value="53290.9090909091" calcext:value-type="float">
            <text:p>53,291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Tesla</text:p>
          </table:table-cell>
          <table:table-cell table:style-name="ce4" office:value-type="string" calcext:value-type="string">
            <text:p>Model 3 Long Range Dual Motor</text:p>
          </table:table-cell>
          <table:table-cell table:style-name="ce7" office:value-type="float" office:value="4.6" calcext:value-type="float">
            <text:p>4.6</text:p>
          </table:table-cell>
          <table:table-cell table:style-name="ce9" table:formula="of:=[.C92]/1.0356" office:value-type="float" office:value="4.44186944766319" calcext:value-type="float">
            <text:p>4.44 sec</text:p>
          </table:table-cell>
          <table:table-cell table:style-name="ce2" office:value-type="float" office:value="233" calcext:value-type="float">
            <text:p>233</text:p>
          </table:table-cell>
          <table:table-cell table:style-name="ce12" table:formula="of:=[.E92]*0.62" office:value-type="float" office:value="144.46" calcext:value-type="float">
            <text:p>144 mi/hr</text:p>
          </table:table-cell>
          <table:table-cell table:style-name="ce2" office:value-type="float" office:value="450" calcext:value-type="float">
            <text:p>450</text:p>
          </table:table-cell>
          <table:table-cell table:style-name="ce14" table:formula="of:=[.G92]*0.62" office:value-type="float" office:value="279" calcext:value-type="float">
            <text:p>279 mi</text:p>
          </table:table-cell>
          <table:table-cell table:style-name="ce2" office:value-type="float" office:value="161" calcext:value-type="float">
            <text:p>161</text:p>
          </table:table-cell>
          <table:table-cell table:style-name="ce16" table:formula="of:=[.I92]*1.6" office:value-type="float" office:value="257.6" calcext:value-type="float">
            <text:p>258 Wh/mi</text:p>
          </table:table-cell>
          <table:table-cell table:style-name="ce2" office:value-type="float" office:value="940" calcext:value-type="float">
            <text:p>940</text:p>
          </table:table-cell>
          <table:table-cell table:style-name="ce12" table:formula="of:=IF([.K92]=&quot;N/a&quot;;&quot;N/a&quot;;[.K92]/1.0356)" office:value-type="float" office:value="907.686365392043" calcext:value-type="float">
            <text:p>908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All Wheel Drive</text:p>
          </table:table-cell>
          <table:table-cell table:style-name="ce2" office:value-type="string" calcext:value-type="string">
            <text:p>Sedan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5480" calcext:value-type="float">
            <text:p>55480</text:p>
          </table:table-cell>
          <table:table-cell table:style-name="ce20" table:formula="of:=[.Q92]/1.1" office:value-type="float" office:value="50436.3636363636" calcext:value-type="float">
            <text:p>50,43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Tesla</text:p>
          </table:table-cell>
          <table:table-cell table:style-name="ce4" office:value-type="string" calcext:value-type="string">
            <text:p>Cybertruck Dual Motor</text:p>
          </table:table-cell>
          <table:table-cell table:style-name="ce7" office:value-type="float" office:value="5" calcext:value-type="float">
            <text:p>5.0</text:p>
          </table:table-cell>
          <table:table-cell table:style-name="ce9" table:formula="of:=[.C93]/1.0356" office:value-type="float" office:value="4.82811896485129" calcext:value-type="float">
            <text:p>4.83 sec</text:p>
          </table:table-cell>
          <table:table-cell table:style-name="ce2" office:value-type="float" office:value="190" calcext:value-type="float">
            <text:p>190</text:p>
          </table:table-cell>
          <table:table-cell table:style-name="ce12" table:formula="of:=[.E93]*0.62" office:value-type="float" office:value="117.8" calcext:value-type="float">
            <text:p>118 mi/hr</text:p>
          </table:table-cell>
          <table:table-cell table:style-name="ce2" office:value-type="float" office:value="460" calcext:value-type="float">
            <text:p>460</text:p>
          </table:table-cell>
          <table:table-cell table:style-name="ce14" table:formula="of:=[.G93]*0.62" office:value-type="float" office:value="285.2" calcext:value-type="float">
            <text:p>285 mi</text:p>
          </table:table-cell>
          <table:table-cell table:style-name="ce2" office:value-type="float" office:value="261" calcext:value-type="float">
            <text:p>261</text:p>
          </table:table-cell>
          <table:table-cell table:style-name="ce16" table:formula="of:=[.I93]*1.6" office:value-type="float" office:value="417.6" calcext:value-type="float">
            <text:p>418 Wh/mi</text:p>
          </table:table-cell>
          <table:table-cell table:style-name="ce2" office:value-type="float" office:value="710" calcext:value-type="float">
            <text:p>710</text:p>
          </table:table-cell>
          <table:table-cell table:style-name="ce12" table:formula="of:=IF([.K93]=&quot;N/a&quot;;&quot;N/a&quot;;[.K93]/1.0356)" office:value-type="float" office:value="685.592893008884" calcext:value-type="float">
            <text:p>686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All Wheel Drive</text:p>
          </table:table-cell>
          <table:table-cell table:style-name="ce2" office:value-type="string" calcext:value-type="string">
            <text:p>Pickup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5000" calcext:value-type="float">
            <text:p>55000</text:p>
          </table:table-cell>
          <table:table-cell table:style-name="ce20" table:formula="of:=[.Q93]/1.1" office:value-type="float" office:value="50000" calcext:value-type="float">
            <text:p>50,000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Tesla</text:p>
          </table:table-cell>
          <table:table-cell table:style-name="ce4" office:value-type="string" calcext:value-type="string">
            <text:p>Model 3 Standard Range Plus</text:p>
          </table:table-cell>
          <table:table-cell table:style-name="ce7" office:value-type="float" office:value="5.6" calcext:value-type="float">
            <text:p>5.6</text:p>
          </table:table-cell>
          <table:table-cell table:style-name="ce9" table:formula="of:=[.C94]/1.0356" office:value-type="float" office:value="5.40749324063345" calcext:value-type="float">
            <text:p>5.41 sec</text:p>
          </table:table-cell>
          <table:table-cell table:style-name="ce2" office:value-type="float" office:value="225" calcext:value-type="float">
            <text:p>225</text:p>
          </table:table-cell>
          <table:table-cell table:style-name="ce12" table:formula="of:=[.E94]*0.62" office:value-type="float" office:value="139.5" calcext:value-type="float">
            <text:p>140 mi/hr</text:p>
          </table:table-cell>
          <table:table-cell table:style-name="ce2" office:value-type="float" office:value="310" calcext:value-type="float">
            <text:p>310</text:p>
          </table:table-cell>
          <table:table-cell table:style-name="ce14" table:formula="of:=[.G94]*0.62" office:value-type="float" office:value="192.2" calcext:value-type="float">
            <text:p>192 mi</text:p>
          </table:table-cell>
          <table:table-cell table:style-name="ce2" office:value-type="float" office:value="153" calcext:value-type="float">
            <text:p>153</text:p>
          </table:table-cell>
          <table:table-cell table:style-name="ce16" table:formula="of:=[.I94]*1.6" office:value-type="float" office:value="244.8" calcext:value-type="float">
            <text:p>245 Wh/mi</text:p>
          </table:table-cell>
          <table:table-cell table:style-name="ce2" office:value-type="float" office:value="650" calcext:value-type="float">
            <text:p>650</text:p>
          </table:table-cell>
          <table:table-cell table:style-name="ce12" table:formula="of:=IF([.K94]=&quot;N/a&quot;;&quot;N/a&quot;;[.K94]/1.0356)" office:value-type="float" office:value="627.655465430668" calcext:value-type="float">
            <text:p>628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Rear Wheel Drive</text:p>
          </table:table-cell>
          <table:table-cell table:style-name="ce2" office:value-type="string" calcext:value-type="string">
            <text:p>Sedan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6380" calcext:value-type="float">
            <text:p>46380</text:p>
          </table:table-cell>
          <table:table-cell table:style-name="ce20" table:formula="of:=[.Q94]/1.1" office:value-type="float" office:value="42163.6363636364" calcext:value-type="float">
            <text:p>42,164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Tesla</text:p>
          </table:table-cell>
          <table:table-cell table:style-name="ce4" office:value-type="string" calcext:value-type="string">
            <text:p>Cybertruck Single Motor</text:p>
          </table:table-cell>
          <table:table-cell table:style-name="ce7" office:value-type="float" office:value="7" calcext:value-type="float">
            <text:p>7.0</text:p>
          </table:table-cell>
          <table:table-cell table:style-name="ce9" table:formula="of:=[.C95]/1.0356" office:value-type="float" office:value="6.75936655079181" calcext:value-type="float">
            <text:p>6.76 sec</text:p>
          </table:table-cell>
          <table:table-cell table:style-name="ce2" office:value-type="float" office:value="180" calcext:value-type="float">
            <text:p>180</text:p>
          </table:table-cell>
          <table:table-cell table:style-name="ce12" table:formula="of:=[.E95]*0.62" office:value-type="float" office:value="111.6" calcext:value-type="float">
            <text:p>112 mi/hr</text:p>
          </table:table-cell>
          <table:table-cell table:style-name="ce2" office:value-type="float" office:value="390" calcext:value-type="float">
            <text:p>390</text:p>
          </table:table-cell>
          <table:table-cell table:style-name="ce14" table:formula="of:=[.G95]*0.62" office:value-type="float" office:value="241.8" calcext:value-type="float">
            <text:p>242 mi</text:p>
          </table:table-cell>
          <table:table-cell table:style-name="ce2" office:value-type="float" office:value="256" calcext:value-type="float">
            <text:p>256</text:p>
          </table:table-cell>
          <table:table-cell table:style-name="ce16" table:formula="of:=[.I95]*1.6" office:value-type="float" office:value="409.6" calcext:value-type="float">
            <text:p>410 Wh/mi</text:p>
          </table:table-cell>
          <table:table-cell table:style-name="ce2" office:value-type="float" office:value="740" calcext:value-type="float">
            <text:p>740</text:p>
          </table:table-cell>
          <table:table-cell table:style-name="ce12" table:formula="of:=IF([.K95]=&quot;N/a&quot;;&quot;N/a&quot;;[.K95]/1.0356)" office:value-type="float" office:value="714.561606797991" calcext:value-type="float">
            <text:p>715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Rear Wheel Drive</text:p>
          </table:table-cell>
          <table:table-cell table:style-name="ce2" office:value-type="string" calcext:value-type="string">
            <text:p>Pickup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5000" calcext:value-type="float">
            <text:p>45000</text:p>
          </table:table-cell>
          <table:table-cell table:style-name="ce20" table:formula="of:=[.Q95]/1.1" office:value-type="float" office:value="40909.0909090909" calcext:value-type="float">
            <text:p>40,909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Volkswagen</text:p>
          </table:table-cell>
          <table:table-cell table:style-name="ce4" office:value-type="string" calcext:value-type="string">
            <text:p>ID.4</text:p>
          </table:table-cell>
          <table:table-cell table:style-name="ce7" office:value-type="float" office:value="7.5" calcext:value-type="float">
            <text:p>7.5</text:p>
          </table:table-cell>
          <table:table-cell table:style-name="ce9" table:formula="of:=[.C96]/1.0356" office:value-type="float" office:value="7.24217844727694" calcext:value-type="float">
            <text:p>7.24 sec</text:p>
          </table:table-cell>
          <table:table-cell table:style-name="ce2" office:value-type="float" office:value="160" calcext:value-type="float">
            <text:p>160</text:p>
          </table:table-cell>
          <table:table-cell table:style-name="ce12" table:formula="of:=[.E96]*0.62" office:value-type="float" office:value="99.2" calcext:value-type="float">
            <text:p>99 mi/hr</text:p>
          </table:table-cell>
          <table:table-cell table:style-name="ce2" office:value-type="float" office:value="420" calcext:value-type="float">
            <text:p>420</text:p>
          </table:table-cell>
          <table:table-cell table:style-name="ce14" table:formula="of:=[.G96]*0.62" office:value-type="float" office:value="260.4" calcext:value-type="float">
            <text:p>260 mi</text:p>
          </table:table-cell>
          <table:table-cell table:style-name="ce2" office:value-type="float" office:value="183" calcext:value-type="float">
            <text:p>183</text:p>
          </table:table-cell>
          <table:table-cell table:style-name="ce16" table:formula="of:=[.I96]*1.6" office:value-type="float" office:value="292.8" calcext:value-type="float">
            <text:p>293 Wh/mi</text:p>
          </table:table-cell>
          <table:table-cell table:style-name="ce2" office:value-type="float" office:value="560" calcext:value-type="float">
            <text:p>560</text:p>
          </table:table-cell>
          <table:table-cell table:style-name="ce12" table:formula="of:=IF([.K96]=&quot;N/a&quot;;&quot;N/a&quot;;[.K96]/1.0356)" office:value-type="float" office:value="540.749324063345" calcext:value-type="float">
            <text:p>541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Rear Wheel Drive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5000" calcext:value-type="float">
            <text:p>45000</text:p>
          </table:table-cell>
          <table:table-cell table:style-name="ce20" table:formula="of:=[.Q96]/1.1" office:value-type="float" office:value="40909.0909090909" calcext:value-type="float">
            <text:p>40,909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Volkswagen</text:p>
          </table:table-cell>
          <table:table-cell table:style-name="ce4" office:value-type="string" calcext:value-type="string">
            <text:p>ID.3 Pro S</text:p>
          </table:table-cell>
          <table:table-cell table:style-name="ce7" office:value-type="float" office:value="7.9" calcext:value-type="float">
            <text:p>7.9</text:p>
          </table:table-cell>
          <table:table-cell table:style-name="ce9" table:formula="of:=[.C97]/1.0356" office:value-type="float" office:value="7.62842796446504" calcext:value-type="float">
            <text:p>7.63 sec</text:p>
          </table:table-cell>
          <table:table-cell table:style-name="ce2" office:value-type="float" office:value="160" calcext:value-type="float">
            <text:p>160</text:p>
          </table:table-cell>
          <table:table-cell table:style-name="ce12" table:formula="of:=[.E97]*0.62" office:value-type="float" office:value="99.2" calcext:value-type="float">
            <text:p>99 mi/hr</text:p>
          </table:table-cell>
          <table:table-cell table:style-name="ce2" office:value-type="float" office:value="440" calcext:value-type="float">
            <text:p>440</text:p>
          </table:table-cell>
          <table:table-cell table:style-name="ce14" table:formula="of:=[.G97]*0.62" office:value-type="float" office:value="272.8" calcext:value-type="float">
            <text:p>273 mi</text:p>
          </table:table-cell>
          <table:table-cell table:style-name="ce2" office:value-type="float" office:value="175" calcext:value-type="float">
            <text:p>175</text:p>
          </table:table-cell>
          <table:table-cell table:style-name="ce16" table:formula="of:=[.I97]*1.6" office:value-type="float" office:value="280" calcext:value-type="float">
            <text:p>280 Wh/mi</text:p>
          </table:table-cell>
          <table:table-cell table:style-name="ce2" office:value-type="float" office:value="590" calcext:value-type="float">
            <text:p>590</text:p>
          </table:table-cell>
          <table:table-cell table:style-name="ce12" table:formula="of:=IF([.K97]=&quot;N/a&quot;;&quot;N/a&quot;;[.K97]/1.0356)" office:value-type="float" office:value="569.718037852453" calcext:value-type="float">
            <text:p>570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Rear Wheel Drive</text:p>
          </table:table-cell>
          <table:table-cell table:style-name="ce2" office:value-type="string" calcext:value-type="string">
            <text:p>Hatchback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0936" calcext:value-type="float">
            <text:p>40936</text:p>
          </table:table-cell>
          <table:table-cell table:style-name="ce20" table:formula="of:=[.Q97]/1.1" office:value-type="float" office:value="37214.5454545454" calcext:value-type="float">
            <text:p>37,215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Volkswagen</text:p>
          </table:table-cell>
          <table:table-cell table:style-name="ce4" office:value-type="string" calcext:value-type="string">
            <text:p>ID.3 1st</text:p>
          </table:table-cell>
          <table:table-cell table:style-name="ce7" office:value-type="float" office:value="7.3" calcext:value-type="float">
            <text:p>7.3</text:p>
          </table:table-cell>
          <table:table-cell table:style-name="ce9" table:formula="of:=[.C98]/1.0356" office:value-type="float" office:value="7.04905368868289" calcext:value-type="float">
            <text:p>7.05 sec</text:p>
          </table:table-cell>
          <table:table-cell table:style-name="ce2" office:value-type="float" office:value="160" calcext:value-type="float">
            <text:p>160</text:p>
          </table:table-cell>
          <table:table-cell table:style-name="ce12" table:formula="of:=[.E98]*0.62" office:value-type="float" office:value="99.2" calcext:value-type="float">
            <text:p>99 mi/hr</text:p>
          </table:table-cell>
          <table:table-cell table:style-name="ce2" office:value-type="float" office:value="340" calcext:value-type="float">
            <text:p>340</text:p>
          </table:table-cell>
          <table:table-cell table:style-name="ce14" table:formula="of:=[.G98]*0.62" office:value-type="float" office:value="210.8" calcext:value-type="float">
            <text:p>211 mi</text:p>
          </table:table-cell>
          <table:table-cell table:style-name="ce2" office:value-type="float" office:value="171" calcext:value-type="float">
            <text:p>171</text:p>
          </table:table-cell>
          <table:table-cell table:style-name="ce16" table:formula="of:=[.I98]*1.6" office:value-type="float" office:value="273.6" calcext:value-type="float">
            <text:p>274 Wh/mi</text:p>
          </table:table-cell>
          <table:table-cell table:style-name="ce2" office:value-type="float" office:value="470" calcext:value-type="float">
            <text:p>470</text:p>
          </table:table-cell>
          <table:table-cell table:style-name="ce12" table:formula="of:=IF([.K98]=&quot;N/a&quot;;&quot;N/a&quot;;[.K98]/1.0356)" office:value-type="float" office:value="453.843182696022" calcext:value-type="float">
            <text:p>454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Rear Wheel Drive</text:p>
          </table:table-cell>
          <table:table-cell table:style-name="ce2" office:value-type="string" calcext:value-type="string">
            <text:p>Hatchback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8987" calcext:value-type="float">
            <text:p>38987</text:p>
          </table:table-cell>
          <table:table-cell table:style-name="ce20" table:formula="of:=[.Q98]/1.1" office:value-type="float" office:value="35442.7272727273" calcext:value-type="float">
            <text:p>35,443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Volkswagen</text:p>
          </table:table-cell>
          <table:table-cell table:style-name="ce4" office:value-type="string" calcext:value-type="string">
            <text:p>ID.3 Pro Performance</text:p>
          </table:table-cell>
          <table:table-cell table:style-name="ce7" office:value-type="float" office:value="7.3" calcext:value-type="float">
            <text:p>7.3</text:p>
          </table:table-cell>
          <table:table-cell table:style-name="ce9" table:formula="of:=[.C99]/1.0356" office:value-type="float" office:value="7.04905368868289" calcext:value-type="float">
            <text:p>7.05 sec</text:p>
          </table:table-cell>
          <table:table-cell table:style-name="ce2" office:value-type="float" office:value="160" calcext:value-type="float">
            <text:p>160</text:p>
          </table:table-cell>
          <table:table-cell table:style-name="ce12" table:formula="of:=[.E99]*0.62" office:value-type="float" office:value="99.2" calcext:value-type="float">
            <text:p>99 mi/hr</text:p>
          </table:table-cell>
          <table:table-cell table:style-name="ce2" office:value-type="float" office:value="340" calcext:value-type="float">
            <text:p>340</text:p>
          </table:table-cell>
          <table:table-cell table:style-name="ce14" table:formula="of:=[.G99]*0.62" office:value-type="float" office:value="210.8" calcext:value-type="float">
            <text:p>211 mi</text:p>
          </table:table-cell>
          <table:table-cell table:style-name="ce2" office:value-type="float" office:value="171" calcext:value-type="float">
            <text:p>171</text:p>
          </table:table-cell>
          <table:table-cell table:style-name="ce16" table:formula="of:=[.I99]*1.6" office:value-type="float" office:value="273.6" calcext:value-type="float">
            <text:p>274 Wh/mi</text:p>
          </table:table-cell>
          <table:table-cell table:style-name="ce2" office:value-type="float" office:value="470" calcext:value-type="float">
            <text:p>470</text:p>
          </table:table-cell>
          <table:table-cell table:style-name="ce12" table:formula="of:=IF([.K99]=&quot;N/a&quot;;&quot;N/a&quot;;[.K99]/1.0356)" office:value-type="float" office:value="453.843182696022" calcext:value-type="float">
            <text:p>454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Rear Wheel Drive</text:p>
          </table:table-cell>
          <table:table-cell table:style-name="ce2" office:value-type="string" calcext:value-type="string">
            <text:p>Hatchback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5575" calcext:value-type="float">
            <text:p>35575</text:p>
          </table:table-cell>
          <table:table-cell table:style-name="ce20" table:formula="of:=[.Q99]/1.1" office:value-type="float" office:value="32340.9090909091" calcext:value-type="float">
            <text:p>32,341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Volkswagen</text:p>
          </table:table-cell>
          <table:table-cell table:style-name="ce4" office:value-type="string" calcext:value-type="string">
            <text:p>ID.3 Pro</text:p>
          </table:table-cell>
          <table:table-cell table:style-name="ce7" office:value-type="float" office:value="9" calcext:value-type="float">
            <text:p>9.0</text:p>
          </table:table-cell>
          <table:table-cell table:style-name="ce9" table:formula="of:=[.C100]/1.0356" office:value-type="float" office:value="8.69061413673233" calcext:value-type="float">
            <text:p>8.69 sec</text:p>
          </table:table-cell>
          <table:table-cell table:style-name="ce2" office:value-type="float" office:value="160" calcext:value-type="float">
            <text:p>160</text:p>
          </table:table-cell>
          <table:table-cell table:style-name="ce12" table:formula="of:=[.E100]*0.62" office:value-type="float" office:value="99.2" calcext:value-type="float">
            <text:p>99 mi/hr</text:p>
          </table:table-cell>
          <table:table-cell table:style-name="ce2" office:value-type="float" office:value="350" calcext:value-type="float">
            <text:p>350</text:p>
          </table:table-cell>
          <table:table-cell table:style-name="ce14" table:formula="of:=[.G100]*0.62" office:value-type="float" office:value="217" calcext:value-type="float">
            <text:p>217 mi</text:p>
          </table:table-cell>
          <table:table-cell table:style-name="ce2" office:value-type="float" office:value="166" calcext:value-type="float">
            <text:p>166</text:p>
          </table:table-cell>
          <table:table-cell table:style-name="ce16" table:formula="of:=[.I100]*1.6" office:value-type="float" office:value="265.6" calcext:value-type="float">
            <text:p>266 Wh/mi</text:p>
          </table:table-cell>
          <table:table-cell table:style-name="ce2" office:value-type="float" office:value="490" calcext:value-type="float">
            <text:p>490</text:p>
          </table:table-cell>
          <table:table-cell table:style-name="ce12" table:formula="of:=IF([.K100]=&quot;N/a&quot;;&quot;N/a&quot;;[.K100]/1.0356)" office:value-type="float" office:value="473.155658555427" calcext:value-type="float">
            <text:p>473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Rear Wheel Drive</text:p>
          </table:table-cell>
          <table:table-cell table:style-name="ce2" office:value-type="string" calcext:value-type="string">
            <text:p>Hatchback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3000" calcext:value-type="float">
            <text:p>33000</text:p>
          </table:table-cell>
          <table:table-cell table:style-name="ce20" table:formula="of:=[.Q100]/1.1" office:value-type="float" office:value="30000" calcext:value-type="float">
            <text:p>30,000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Volkswagen</text:p>
          </table:table-cell>
          <table:table-cell table:style-name="ce4" office:value-type="string" calcext:value-type="string">
            <text:p>e-Golf</text:p>
          </table:table-cell>
          <table:table-cell table:style-name="ce7" office:value-type="float" office:value="9.6" calcext:value-type="float">
            <text:p>9.6</text:p>
          </table:table-cell>
          <table:table-cell table:style-name="ce9" table:formula="of:=[.C101]/1.0356" office:value-type="float" office:value="9.26998841251448" calcext:value-type="float">
            <text:p>9.27 sec</text:p>
          </table:table-cell>
          <table:table-cell table:style-name="ce2" office:value-type="float" office:value="150" calcext:value-type="float">
            <text:p>150</text:p>
          </table:table-cell>
          <table:table-cell table:style-name="ce12" table:formula="of:=[.E101]*0.62" office:value-type="float" office:value="93" calcext:value-type="float">
            <text:p>93 mi/hr</text:p>
          </table:table-cell>
          <table:table-cell table:style-name="ce2" office:value-type="float" office:value="190" calcext:value-type="float">
            <text:p>190</text:p>
          </table:table-cell>
          <table:table-cell table:style-name="ce14" table:formula="of:=[.G101]*0.62" office:value-type="float" office:value="117.8" calcext:value-type="float">
            <text:p>118 mi</text:p>
          </table:table-cell>
          <table:table-cell table:style-name="ce2" office:value-type="float" office:value="168" calcext:value-type="float">
            <text:p>168</text:p>
          </table:table-cell>
          <table:table-cell table:style-name="ce16" table:formula="of:=[.I101]*1.6" office:value-type="float" office:value="268.8" calcext:value-type="float">
            <text:p>269 Wh/mi</text:p>
          </table:table-cell>
          <table:table-cell table:style-name="ce2" office:value-type="float" office:value="220" calcext:value-type="float">
            <text:p>220</text:p>
          </table:table-cell>
          <table:table-cell table:style-name="ce12" table:formula="of:=IF([.K101]=&quot;N/a&quot;;&quot;N/a&quot;;[.K101]/1.0356)" office:value-type="float" office:value="212.437234453457" calcext:value-type="float">
            <text:p>212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Front Wheel Drive</text:p>
          </table:table-cell>
          <table:table-cell table:style-name="ce2" office:value-type="string" calcext:value-type="string">
            <text:p>Hatchback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1900" calcext:value-type="float">
            <text:p>31900</text:p>
          </table:table-cell>
          <table:table-cell table:style-name="ce20" table:formula="of:=[.Q101]/1.1" office:value-type="float" office:value="29000" calcext:value-type="float">
            <text:p>29,000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Volkswagen</text:p>
          </table:table-cell>
          <table:table-cell table:style-name="ce4" office:value-type="string" calcext:value-type="string">
            <text:p>ID.3 Pure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C102]/1.0356" office:value-type="float" office:value="9.65623792970259" calcext:value-type="float">
            <text:p>9.66 sec</text:p>
          </table:table-cell>
          <table:table-cell table:style-name="ce2" office:value-type="float" office:value="160" calcext:value-type="float">
            <text:p>160</text:p>
          </table:table-cell>
          <table:table-cell table:style-name="ce12" table:formula="of:=[.E102]*0.62" office:value-type="float" office:value="99.2" calcext:value-type="float">
            <text:p>99 mi/hr</text:p>
          </table:table-cell>
          <table:table-cell table:style-name="ce2" office:value-type="float" office:value="270" calcext:value-type="float">
            <text:p>270</text:p>
          </table:table-cell>
          <table:table-cell table:style-name="ce14" table:formula="of:=[.G102]*0.62" office:value-type="float" office:value="167.4" calcext:value-type="float">
            <text:p>167 mi</text:p>
          </table:table-cell>
          <table:table-cell table:style-name="ce2" office:value-type="float" office:value="167" calcext:value-type="float">
            <text:p>167</text:p>
          </table:table-cell>
          <table:table-cell table:style-name="ce16" table:formula="of:=[.I102]*1.6" office:value-type="float" office:value="267.2" calcext:value-type="float">
            <text:p>267 Wh/mi</text:p>
          </table:table-cell>
          <table:table-cell table:style-name="ce2" office:value-type="float" office:value="250" calcext:value-type="float">
            <text:p>250</text:p>
          </table:table-cell>
          <table:table-cell table:style-name="ce12" table:formula="of:=IF([.K102]=&quot;N/a&quot;;&quot;N/a&quot;;[.K102]/1.0356)" office:value-type="float" office:value="241.405948242565" calcext:value-type="float">
            <text:p>241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Rear Wheel Drive</text:p>
          </table:table-cell>
          <table:table-cell table:style-name="ce2" office:value-type="string" calcext:value-type="string">
            <text:p>Hatchback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0000" calcext:value-type="float">
            <text:p>30000</text:p>
          </table:table-cell>
          <table:table-cell table:style-name="ce20" table:formula="of:=[.Q102]/1.1" office:value-type="float" office:value="27272.7272727273" calcext:value-type="float">
            <text:p>27,273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Volkswagen</text:p>
          </table:table-cell>
          <table:table-cell table:style-name="ce4" office:value-type="string" calcext:value-type="string">
            <text:p>e-Up!</text:p>
          </table:table-cell>
          <table:table-cell table:style-name="ce7" office:value-type="float" office:value="11.9" calcext:value-type="float">
            <text:p>11.9</text:p>
          </table:table-cell>
          <table:table-cell table:style-name="ce9" table:formula="of:=[.C103]/1.0356" office:value-type="float" office:value="11.4909231363461" calcext:value-type="float">
            <text:p>11.49 sec</text:p>
          </table:table-cell>
          <table:table-cell table:style-name="ce2" office:value-type="float" office:value="130" calcext:value-type="float">
            <text:p>130</text:p>
          </table:table-cell>
          <table:table-cell table:style-name="ce12" table:formula="of:=[.E103]*0.62" office:value-type="float" office:value="80.6" calcext:value-type="float">
            <text:p>81 mi/hr</text:p>
          </table:table-cell>
          <table:table-cell table:style-name="ce2" office:value-type="float" office:value="195" calcext:value-type="float">
            <text:p>195</text:p>
          </table:table-cell>
          <table:table-cell table:style-name="ce14" table:formula="of:=[.G103]*0.62" office:value-type="float" office:value="120.9" calcext:value-type="float">
            <text:p>121 mi</text:p>
          </table:table-cell>
          <table:table-cell table:style-name="ce2" office:value-type="float" office:value="166" calcext:value-type="float">
            <text:p>166</text:p>
          </table:table-cell>
          <table:table-cell table:style-name="ce16" table:formula="of:=[.I103]*1.6" office:value-type="float" office:value="265.6" calcext:value-type="float">
            <text:p>266 Wh/mi</text:p>
          </table:table-cell>
          <table:table-cell table:style-name="ce2" office:value-type="float" office:value="170" calcext:value-type="float">
            <text:p>170</text:p>
          </table:table-cell>
          <table:table-cell table:style-name="ce12" table:formula="of:=IF([.K103]=&quot;N/a&quot;;&quot;N/a&quot;;[.K103]/1.0356)" office:value-type="float" office:value="164.156044804944" calcext:value-type="float">
            <text:p>164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Front Wheel Drive</text:p>
          </table:table-cell>
          <table:table-cell table:style-name="ce2" office:value-type="string" calcext:value-type="string">
            <text:p>Hatchback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1421" calcext:value-type="float">
            <text:p>21421</text:p>
          </table:table-cell>
          <table:table-cell table:style-name="ce20" table:formula="of:=[.Q103]/1.1" office:value-type="float" office:value="19473.6363636364" calcext:value-type="float">
            <text:p>19,474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Volvo</text:p>
          </table:table-cell>
          <table:table-cell table:style-name="ce4" office:value-type="string" calcext:value-type="string">
            <text:p>XC40 P8 AWD Recharge</text:p>
          </table:table-cell>
          <table:table-cell table:style-name="ce7" office:value-type="float" office:value="4.9" calcext:value-type="float">
            <text:p>4.9</text:p>
          </table:table-cell>
          <table:table-cell table:style-name="ce9" table:formula="of:=[.C104]/1.0356" office:value-type="float" office:value="4.73155658555427" calcext:value-type="float">
            <text:p>4.73 sec</text:p>
          </table:table-cell>
          <table:table-cell table:style-name="ce2" office:value-type="float" office:value="180" calcext:value-type="float">
            <text:p>180</text:p>
          </table:table-cell>
          <table:table-cell table:style-name="ce12" table:formula="of:=[.E104]*0.62" office:value-type="float" office:value="111.6" calcext:value-type="float">
            <text:p>112 mi/hr</text:p>
          </table:table-cell>
          <table:table-cell table:style-name="ce2" office:value-type="float" office:value="375" calcext:value-type="float">
            <text:p>375</text:p>
          </table:table-cell>
          <table:table-cell table:style-name="ce14" table:formula="of:=[.G104]*0.62" office:value-type="float" office:value="232.5" calcext:value-type="float">
            <text:p>233 mi</text:p>
          </table:table-cell>
          <table:table-cell table:style-name="ce2" office:value-type="float" office:value="200" calcext:value-type="float">
            <text:p>200</text:p>
          </table:table-cell>
          <table:table-cell table:style-name="ce16" table:formula="of:=[.I104]*1.6" office:value-type="float" office:value="320" calcext:value-type="float">
            <text:p>320 Wh/mi</text:p>
          </table:table-cell>
          <table:table-cell table:style-name="ce2" office:value-type="float" office:value="470" calcext:value-type="float">
            <text:p>470</text:p>
          </table:table-cell>
          <table:table-cell table:style-name="ce12" table:formula="of:=IF([.K104]=&quot;N/a&quot;;&quot;N/a&quot;;[.K104]/1.0356)" office:value-type="float" office:value="453.843182696022" calcext:value-type="float">
            <text:p>454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All Wheel Drive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0437" calcext:value-type="float">
            <text:p>60437</text:p>
          </table:table-cell>
          <table:table-cell table:style-name="ce20" table:formula="of:=[.Q104]/1.1" office:value-type="float" office:value="54942.7272727273" calcext:value-type="float">
            <text:p>54,943</text:p>
          </table:table-cell>
          <table:table-cell table:number-columns-repeated="1006"/>
        </table:table-row>
        <table:table-row table:style-name="ro1" table:number-rows-repeated="896">
          <table:table-cell/>
          <table:table-cell table:style-name="ce5"/>
          <table:table-cell table:style-name="ce8"/>
          <table:table-cell table:style-name="ce10"/>
          <table:table-cell/>
          <table:table-cell table:style-name="ce13"/>
          <table:table-cell/>
          <table:table-cell table:style-name="ce15"/>
          <table:table-cell/>
          <table:table-cell table:style-name="ce17"/>
          <table:table-cell/>
          <table:table-cell table:style-name="ce13"/>
          <table:table-cell table:number-columns-repeated="5"/>
          <table:table-cell table:style-name="ce21"/>
          <table:table-cell table:number-columns-repeated="1006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clean_ElectricCarData.$A$1" table:cell-range-address="$clean_ElectricCarData.$A$1:.$R$104"/>
        </table:named-expressions>
      </table:table>
      <table:table table:name="Changelog" table:style-name="ta2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number-columns-repeated="1021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23" office:value-type="string" calcext:value-type="string">
            <text:p>Description of Changes</text:p>
          </table:table-cell>
          <table:table-cell table:style-name="ce26" office:value-type="string" calcext:value-type="string">
            <text:p>Relevent Notes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22" office:value-type="string" calcext:value-type="string">
            <text:p>Ex) Day 1</text:p>
          </table:table-cell>
          <table:table-cell table:style-name="ce24" office:value-type="string" calcext:value-type="string">
            <text:p>Created a Duplicate copy of the sheet for cleaning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22"/>
          <table:table-cell table:style-name="ce24" office:value-type="string" calcext:value-type="string">
            <text:p>Observed the range of the data</text:p>
          </table:table-cell>
          <table:table-cell table:style-name="ce25" office:value-type="string" calcext:value-type="string">
            <text:p>- the dataset set has 14 Columns and 104 Rows including a Header row.</text:p>
          </table:table-cell>
          <table:table-cell table:number-columns-repeated="1021"/>
        </table:table-row>
        <table:table-row table:style-name="ro1">
          <table:table-cell table:style-name="ce22"/>
          <table:table-cell table:style-name="ce24" office:value-type="string" calcext:value-type="string">
            <text:p>Created a filter highlighting the range of the data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22"/>
          <table:table-cell table:style-name="ce24" office:value-type="string" calcext:value-type="string">
            <text:p>Checking each column for Nulls using "is empty" condition - Brand</text:p>
          </table:table-cell>
          <table:table-cell table:style-name="ce25" office:value-type="string" calcext:value-type="string">
            <text:p>- no nulls found; many non-US sold brands included</text:p>
          </table:table-cell>
          <table:table-cell table:number-columns-repeated="1021"/>
        </table:table-row>
        <table:table-row table:style-name="ro1">
          <table:table-cell table:style-name="ce22"/>
          <table:table-cell table:style-name="ce24" office:value-type="string" calcext:value-type="string">
            <text:p>Checking each column for Nulls using "is empty" condition - Model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22"/>
          <table:table-cell table:style-name="ce24" office:value-type="string" calcext:value-type="string">
            <text:p>Checking each column for Nulls using "is empty" condition - Accel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22"/>
          <table:table-cell table:style-name="ce24" office:value-type="string" calcext:value-type="string">
            <text:p>Checking each column for Nulls using "is empty" condition - TopSpeed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22"/>
          <table:table-cell table:style-name="ce24" office:value-type="string" calcext:value-type="string">
            <text:p>Checking each column for Nulls using "is empty" condition - Range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22"/>
          <table:table-cell table:style-name="ce24" office:value-type="string" calcext:value-type="string">
            <text:p>Checking each column for Nulls using "is empty" condition - Efficiency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22"/>
          <table:table-cell table:style-name="ce24" office:value-type="string" calcext:value-type="string">
            <text:p>Checking each column for Nulls using "is empty" condition - FastCharge</text:p>
          </table:table-cell>
          <table:table-cell table:style-name="ce27" office:value-type="string" calcext:value-type="string">
            <text:p>- cross referencing with fields in RapidCharge column indicate non-valid value was appropriate</text:p>
          </table:table-cell>
          <table:table-cell table:number-columns-repeated="1021"/>
        </table:table-row>
        <table:table-row table:style-name="ro1">
          <table:table-cell table:style-name="ce22"/>
          <table:table-cell table:style-name="ce24" office:value-type="string" calcext:value-type="string">
            <text:p>Replaced "-" values in FastCharge column with "N/a"</text:p>
          </table:table-cell>
          <table:table-cell table:style-name="ce27" office:value-type="string" calcext:value-type="string">
            <text:p>- 5 records were changed</text:p>
          </table:table-cell>
          <table:table-cell table:number-columns-repeated="1021"/>
        </table:table-row>
        <table:table-row table:style-name="ro1">
          <table:table-cell table:style-name="ce22"/>
          <table:table-cell table:style-name="ce24" office:value-type="string" calcext:value-type="string">
            <text:p>Checking each column for Nulls using "is empty" condition - RapidCharge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22"/>
          <table:table-cell table:style-name="ce24" office:value-type="string" calcext:value-type="string">
            <text:p>Checking each column for Nulls using "is empty" condition - PowerTrain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22"/>
          <table:table-cell table:style-name="ce24" office:value-type="string" calcext:value-type="string">
            <text:p>Checking each column for Nulls using "is empty" condition - PlugType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22"/>
          <table:table-cell table:style-name="ce24" office:value-type="string" calcext:value-type="string">
            <text:p>Checking each column for Nulls using "is empty" condition - BodyStyle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22"/>
          <table:table-cell table:style-name="ce24" office:value-type="string" calcext:value-type="string">
            <text:p>Checking each column for Nulls using "is empty" condition - Segment</text:p>
          </table:table-cell>
          <table:table-cell table:style-name="ce25" office:value-type="string" calcext:value-type="string">
            <text:p>- no Nulls; unsure what the records in this column mean</text:p>
          </table:table-cell>
          <table:table-cell table:number-columns-repeated="1021"/>
        </table:table-row>
        <table:table-row table:style-name="ro1">
          <table:table-cell table:style-name="ce22"/>
          <table:table-cell table:style-name="ce24" office:value-type="string" calcext:value-type="string">
            <text:p>Checking each column for Nulls using "is empty" condition - Seats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22"/>
          <table:table-cell table:style-name="ce24" office:value-type="string" calcext:value-type="string">
            <text:p>Checking each column for Nulls using "is empty" condition - PriceEuro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22"/>
          <table:table-cell table:style-name="ce24" office:value-type="string" calcext:value-type="string">
            <text:p>Checked for Duplicates using Data Cleanup under the Data tab</text:p>
          </table:table-cell>
          <table:table-cell table:style-name="ce25" office:value-type="string" calcext:value-type="string">
            <text:p>- no duplicates were found</text:p>
          </table:table-cell>
          <table:table-cell table:number-columns-repeated="1021"/>
        </table:table-row>
        <table:table-row table:style-name="ro1">
          <table:table-cell table:style-name="ce22"/>
          <table:table-cell table:style-name="ce24" office:value-type="string" calcext:value-type="string">
            <text:p>Removed Whitespace using Data Cleanup under the Data tab</text:p>
          </table:table-cell>
          <table:table-cell table:style-name="ce25" office:value-type="string" calcext:value-type="string">
            <text:p>- no available whitespace to trim</text:p>
          </table:table-cell>
          <table:table-cell table:number-columns-repeated="1021"/>
        </table:table-row>
        <table:table-row table:style-name="ro1">
          <table:table-cell table:style-name="ce22"/>
          <table:table-cell table:style-name="ce24" office:value-type="string" calcext:value-type="string">
            <text:p>Converted all values in Model column to Plain text</text:p>
          </table:table-cell>
          <table:table-cell table:style-name="ce25" office:value-type="string" calcext:value-type="string">
            <text:p>- since some models contain only numbers, there were incorrectly formatted as number values in a string column</text:p>
          </table:table-cell>
          <table:table-cell table:number-columns-repeated="1021"/>
        </table:table-row>
        <table:table-row table:style-name="ro1">
          <table:table-cell table:style-name="ce22"/>
          <table:table-cell table:style-name="ce24" office:value-type="string" calcext:value-type="string">
            <text:p>Created a new column to covert Accel column from 0-100 km/hr acceleration to 0-60mi/hr</text:p>
          </table:table-cell>
          <table:table-cell table:style-name="ce25" office:value-type="string" calcext:value-type="string">
            <text:p>- divide value in Accel column by 1.0356 to get an estimated 0-60 mi; found conversion rate by using calculations including 100 km = 62.1371 mi; an issue occurred since Accel column contains string values</text:p>
          </table:table-cell>
          <table:table-cell table:number-columns-repeated="1021"/>
        </table:table-row>
        <table:table-row table:style-name="ro1">
          <table:table-cell table:style-name="ce22"/>
          <table:table-cell table:style-name="ce24" office:value-type="string" calcext:value-type="string">
            <text:p>Removed "sec" and trimmed whitespace from Accel column, formatted to numbers &amp; renamed to AccelSec_Km</text:p>
          </table:table-cell>
          <table:table-cell table:style-name="ce25" office:value-type="string" calcext:value-type="string">
            <text:p>- Conversion from AccelSec_Km to AccelSec_Mi was now succesful; maintained two decimal places to mimic original column</text:p>
          </table:table-cell>
          <table:table-cell table:number-columns-repeated="1021"/>
        </table:table-row>
        <table:table-row table:style-name="ro1">
          <table:table-cell table:style-name="ce22"/>
          <table:table-cell table:style-name="ce25" office:value-type="string" calcext:value-type="string">
            <text:p>AccelSec_Km column was hid 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22"/>
          <table:table-cell table:style-name="ce24" office:value-type="string" calcext:value-type="string">
            <text:p>Removed "km/h" and trimmed whitespace from TopSpeed column, formatted to numbers &amp; renamed to TopSpeed_Km</text:p>
          </table:table-cell>
          <table:table-cell table:style-name="ce25" office:value-type="string" calcext:value-type="string">
            <text:p>- following the above steps resulted in no issues</text:p>
          </table:table-cell>
          <table:table-cell table:number-columns-repeated="1021"/>
        </table:table-row>
        <table:table-row table:style-name="ro1">
          <table:table-cell table:style-name="ce22"/>
          <table:table-cell table:style-name="ce24" office:value-type="string" calcext:value-type="string">
            <text:p>Created a new column to convert TopSpeed column from km to mi</text:p>
          </table:table-cell>
          <table:table-cell table:style-name="ce28" office:value-type="string" calcext:value-type="string">
            <text:p>- multiplied by conversion rate which in this case is 0.62; maintained no numbers after the decimal place</text:p>
          </table:table-cell>
          <table:table-cell table:number-columns-repeated="1021"/>
        </table:table-row>
        <table:table-row table:style-name="ro1">
          <table:table-cell table:style-name="ce22"/>
          <table:table-cell table:style-name="ce25" office:value-type="string" calcext:value-type="string">
            <text:p>TopSpeed_Km column was hid</text:p>
          </table:table-cell>
          <table:table-cell table:style-name="ce29"/>
          <table:table-cell table:number-columns-repeated="1021"/>
        </table:table-row>
        <table:table-row table:style-name="ro1">
          <table:table-cell table:style-name="ce22"/>
          <table:table-cell table:style-name="ce24" office:value-type="string" calcext:value-type="string">
            <text:p>Removed "km" and trimmed whitespace from Range column, formatted to numbers &amp; renamed to Range_Km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22"/>
          <table:table-cell table:style-name="ce24" office:value-type="string" calcext:value-type="string">
            <text:p>Created a new column to convert Range column from km to mi</text:p>
          </table:table-cell>
          <table:table-cell table:style-name="ce25" office:value-type="string" calcext:value-type="string">
            <text:p>- multiplied by conversion rate which in this case is 0.62; maintained no numbers after the decimal place</text:p>
          </table:table-cell>
          <table:table-cell table:number-columns-repeated="1021"/>
        </table:table-row>
        <table:table-row table:style-name="ro1">
          <table:table-cell table:style-name="ce22"/>
          <table:table-cell table:style-name="ce24" office:value-type="string" calcext:value-type="string">
            <text:p>Range_Km column was hid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22"/>
          <table:table-cell table:style-name="ce24" office:value-type="string" calcext:value-type="string">
            <text:p>Removed "Wh/km" and trimmed whitespace from Efficiency column, formatted to numbers &amp; renamed to Efficiency_Km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22"/>
          <table:table-cell table:style-name="ce24" office:value-type="string" calcext:value-type="string">
            <text:p>Created a new column to convert Efficiency column from Wh/km to Wh/mi</text:p>
          </table:table-cell>
          <table:table-cell table:style-name="ce25" office:value-type="string" calcext:value-type="string">
            <text:p>- multiplied by conversion rate which in this case is 1.60; maintained no numbers after the decimal place</text:p>
          </table:table-cell>
          <table:table-cell table:number-columns-repeated="1021"/>
        </table:table-row>
        <table:table-row table:style-name="ro1">
          <table:table-cell table:style-name="ce22"/>
          <table:table-cell table:style-name="ce24" office:value-type="string" calcext:value-type="string">
            <text:p>Efficiency_Km column was hid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22"/>
          <table:table-cell table:style-name="ce24" office:value-type="string" calcext:value-type="string">
            <text:p>Removed "km/h" and trimmed whitespace from FastCharge column, formatted to numbers &amp; renamed to FastCharge_Km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22"/>
          <table:table-cell table:style-name="ce24" office:value-type="string" calcext:value-type="string">
            <text:p>Created a new column to convert FastCharge column from km/hr to mi/hr</text:p>
          </table:table-cell>
          <table:table-cell table:style-name="ce25" office:value-type="string" calcext:value-type="string">
            <text:p>- used the same conversion as the Accel column; maintained no numbers after the decimal place</text:p>
          </table:table-cell>
          <table:table-cell table:number-columns-repeated="1021"/>
        </table:table-row>
        <table:table-row table:style-name="ro1">
          <table:table-cell table:style-name="ce22"/>
          <table:table-cell table:style-name="ce24" office:value-type="string" calcext:value-type="string">
            <text:p>#Value error addressed using IF function to bypass nonnumerical records</text:p>
          </table:table-cell>
          <table:table-cell table:style-name="ce25" office:value-type="string" calcext:value-type="string">
            <text:p>- 5 records had "N/a" in FastCharge_Km column</text:p>
          </table:table-cell>
          <table:table-cell table:number-columns-repeated="1021"/>
        </table:table-row>
        <table:table-row table:style-name="ro1">
          <table:table-cell table:style-name="ce22"/>
          <table:table-cell table:style-name="ce24" office:value-type="string" calcext:value-type="string">
            <text:p>FastCharge_Km column was hid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22"/>
          <table:table-cell table:style-name="ce24" office:value-type="string" calcext:value-type="string">
            <text:p>Custom Formatted the Accel_Mi, TopSpeed_Mi, Range_Mi, Efficiency_Mi, FastCharge_Mi columns to include the units in each record</text:p>
          </table:table-cell>
          <table:table-cell table:style-name="ce25" office:value-type="string" calcext:value-type="string">
            <text:p>- will not affect calculations b/c the units are understood to be a separate string</text:p>
          </table:table-cell>
          <table:table-cell table:number-columns-repeated="1021"/>
        </table:table-row>
        <table:table-row table:style-name="ro1">
          <table:table-cell table:style-name="ce22"/>
          <table:table-cell table:style-name="ce24" office:value-type="string" calcext:value-type="string">
            <text:p>Created a new column to convert PriceEurocolumn to PriceDollar</text:p>
          </table:table-cell>
          <table:table-cell table:style-name="ce25" office:value-type="string" calcext:value-type="string">
            <text:p>- current currency exchange as of date show 1 euro = 1.10 dollars; manintained no decimal numbers</text:p>
          </table:table-cell>
          <table:table-cell table:number-columns-repeated="1021"/>
        </table:table-row>
        <table:table-row table:style-name="ro1">
          <table:table-cell table:style-name="ce22" office:value-type="string" calcext:value-type="string">
            <text:p>Ex) Day 2</text:p>
          </table:table-cell>
          <table:table-cell table:style-name="ce24" office:value-type="string" calcext:value-type="string">
            <text:p>Removed Segment column</text:p>
          </table:table-cell>
          <table:table-cell table:style-name="ce25" office:value-type="string" calcext:value-type="string">
            <text:p>- market segment not useful to analysis; lack of context from datasource</text:p>
          </table:table-cell>
          <table:table-cell table:number-columns-repeated="1021"/>
        </table:table-row>
        <table:table-row table:style-name="ro1">
          <table:table-cell table:style-name="ce22"/>
          <table:table-cell table:style-name="ce24" office:value-type="string" calcext:value-type="string">
            <text:p>Removed PlugType column</text:p>
          </table:table-cell>
          <table:table-cell table:style-name="ce25" office:value-type="string" calcext:value-type="string">
            <text:p>- not useful to current analysis</text:p>
          </table:table-cell>
          <table:table-cell table:number-columns-repeated="1021"/>
        </table:table-row>
        <table:table-row table:style-name="ro1">
          <table:table-cell/>
          <table:table-cell table:style-name="ce24" office:value-type="string" calcext:value-type="string">
            <text:p>Duplicated sheet to perform basic statistics in separate sheet</text:p>
          </table:table-cell>
          <table:table-cell table:style-name="ce25"/>
          <table:table-cell table:number-columns-repeated="1021"/>
        </table:table-row>
        <table:table-row table:style-name="ro1">
          <table:table-cell/>
          <table:table-cell table:style-name="ce24" office:value-type="string" calcext:value-type="string">
            <text:p>Created a Stats column to measure descriptive statistics for value columns</text:p>
          </table:table-cell>
          <table:table-cell table:style-name="ce25" office:value-type="string" calcext:value-type="string">
            <text:p>- FastCharge_mi values resulted in error since some fields contain "N/a" string; Mean, Median, Mode, Min, Max, &amp; Stddevp obtained for quantitative columns; Mode obtained for qualitative columns</text:p>
          </table:table-cell>
          <table:table-cell table:number-columns-repeated="1021"/>
        </table:table-row>
        <table:table-row table:style-name="ro1">
          <table:table-cell table:style-name="ce22"/>
          <table:table-cell table:style-name="ce24" office:value-type="string" calcext:value-type="string">
            <text:p>Used an IFERROR function to bypass string fields</text:p>
          </table:table-cell>
          <table:table-cell table:style-name="ce25" office:value-type="string" calcext:value-type="string">
            <text:p>- resulted in stats being obtained</text:p>
          </table:table-cell>
          <table:table-cell table:number-columns-repeated="1021"/>
        </table:table-row>
        <table:table-row table:style-name="ro1">
          <table:table-cell table:style-name="ce22"/>
          <table:table-cell table:style-name="ce24" office:value-type="string" calcext:value-type="string">
            <text:p>Used scatterplots to check for outliers in quantitative data columns</text:p>
          </table:table-cell>
          <table:table-cell table:style-name="ce25" office:value-type="string" calcext:value-type="string">
            <text:p>- outlier on AccelSec_Mi <text:s/>column that would affect stats</text:p>
          </table:table-cell>
          <table:table-cell table:number-columns-repeated="1021"/>
        </table:table-row>
        <table:table-row table:style-name="ro1">
          <table:table-cell table:style-name="ce22"/>
          <table:table-cell table:style-name="ce24"/>
          <table:table-cell table:style-name="ce25" office:value-type="string" calcext:value-type="string">
            <text:p>- outlier on TopSpeed column that would affect stats</text:p>
          </table:table-cell>
          <table:table-cell table:number-columns-repeated="1021"/>
        </table:table-row>
        <table:table-row table:style-name="ro1">
          <table:table-cell table:style-name="ce22"/>
          <table:table-cell table:style-name="ce24" office:value-type="string" calcext:value-type="string">
            <text:p>Created a table out of the dataset to sort &amp; filter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22"/>
          <table:table-cell table:style-name="ce24" office:value-type="string" calcext:value-type="string">
            <text:p>Performed bivariate analysis on Brand vs. average PriceDollars</text:p>
          </table:table-cell>
          <table:table-cell table:style-name="ce25" office:value-type="string" calcext:value-type="string">
            <text:p>- Pivot Table plus Chart created for visualization</text:p>
          </table:table-cell>
          <table:table-cell table:number-columns-repeated="1021"/>
        </table:table-row>
        <table:table-row table:style-name="ro1">
          <table:table-cell table:style-name="ce22"/>
          <table:table-cell table:style-name="ce24" office:value-type="string" calcext:value-type="string">
            <text:p>Performed bivariate analysis on BodyStyle vs. average PriceDollars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22"/>
          <table:table-cell table:style-name="ce24" office:value-type="string" calcext:value-type="string">
            <text:p>Performed bivariate analysis on PowerTrain vs. average AccelSec</text:p>
          </table:table-cell>
          <table:table-cell table:style-name="ce25" office:value-type="string" calcext:value-type="string">
            <text:p>- felt unnecesary to create chart for this Pivot Table</text:p>
          </table:table-cell>
          <table:table-cell table:number-columns-repeated="1021"/>
        </table:table-row>
        <table:table-row table:style-name="ro1" table:number-rows-repeated="958">
          <table:table-cell table:style-name="ce22"/>
          <table:table-cell table:style-name="ce24"/>
          <table:table-cell table:style-name="ce25"/>
          <table:table-cell table:number-columns-repeated="1021"/>
        </table:table-row>
        <table:table-row table:style-name="ro2" table:number-rows-repeated="1047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DA" table:style-name="ta3">
        <table:table-column table:style-name="co15" table:default-cell-style-name="Default"/>
        <table:table-column table:style-name="co7" table:number-columns-repeated="1023" table:default-cell-style-name="Default"/>
        <table:table-row table:style-name="ro1">
          <table:table-cell table:style-name="ce30" office:value-type="string" calcext:value-type="string">
            <text:p>Data Source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>
            <text:p>Downloaded the dataset from Kaggle with source credits to ev-database.org/; data was last updated four years ago with no plans for a future update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Kaggle License is CC0: Public Domain; the purpose of this dataset is to practice cleaning and exploratory data analysis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32" office:value-type="string" calcext:value-type="string">
            <text:p>Raw Dat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aw data shows 103 rows &amp; 14 column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Included fields: Brand, Model, Accel(Acceleration), TopSpeed, Range, Efficiency, FastCharge, RapidCharge, PowerTrain, PlugType, BodyStyle, Segment, Seats, PriceEuro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ualitative data: Brand, Model, FastCharge, RapidCharge, PowerTrain, PlugType, BodyStyle, Segmen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uantitative data: Accel, TopSpeed, Range, Efficiency, Seats, PriceEuro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apidCharge field includes "Rapid charging possible" &amp; "Rapid charging not possible" record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owerTrain field includes "Front Wheel Drive", "Rear Wheel Drive", &amp; "All Wheel Drive" record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eats field "2", "4", "5", "6" &amp; "7" record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rice field includes a min value of "18,299", a max value of "195,455 &amp; a mean value of "50,738"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tats tab includes this data plus more for each quantitative field and some applicable qualitative field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32" office:value-type="string" calcext:value-type="string">
            <text:p>Clean Dat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Outlier in AccelSec column that affects Mean for variable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Outlier on TopSpeed column that affects Mean for variabl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op 5 Brand/Model for best in AccelSec (smallest numerical) include 3 Tesla Models, 1 Porsche, and 1 Lucid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Top 5 Brand/Model for best in TopSpeed (largest num) include 3 Tesla Models and 2 Porsche Models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Top 5 Brand/Model for best in Range (largest num) include 3 Tesla Models, 1 Lucid, and 1 Lightyear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Top 5 Brand/Model for best in Efficiency (largest num) include 2 Tesla Models, 2 Audi, and 1 Mercedes</text:p>
          </table:table-cell>
          <table:table-cell table:number-columns-repeated="1023"/>
        </table:table-row>
        <table:table-row table:style-name="ro1">
          <table:table-cell table:style-name="ce34" office:value-type="string" calcext:value-type="string">
            <text:p>Top 5 Brand/Model for best in FastCharge (largest num) include 5 Tesla Models</text:p>
          </table:table-cell>
          <table:table-cell table:number-columns-repeated="1023"/>
        </table:table-row>
        <table:table-row table:style-name="ro1">
          <table:table-cell table:style-name="ce34" office:value-type="string" calcext:value-type="string">
            <text:p>Top 5 most expensive Brand/Model for price (largest num) include 3 Porsche Models, 1 Tesla, and 1 Lightyear</text:p>
          </table:table-cell>
          <table:table-cell table:number-columns-repeated="1023"/>
        </table:table-row>
        <table:table-row table:style-name="ro1">
          <table:table-cell table:style-name="ce34" office:value-type="string" calcext:value-type="string">
            <text:p>Top 5 least expensive Brand/Model for price (smallest num) include 2 Smart Models, 1 SEAT, 1 Volkswagen, and 1 Skoda</text:p>
          </table:table-cell>
          <table:table-cell table:number-columns-repeated="1023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T- Brand x Price" table:style-name="ta4">
        <table:table-column table:style-name="co7" table:default-cell-style-name="Default"/>
        <table:table-column table:style-name="co16" table:default-cell-style-name="Default"/>
        <table:table-column table:style-name="co7" table:number-columns-repeated="1022" table:default-cell-style-name="Default"/>
        <table:table-row table:style-name="ro1">
          <table:table-cell table:style-name="ce35" office:value-type="string" calcext:value-type="string">
            <text:p>Brand</text:p>
          </table:table-cell>
          <table:table-cell table:style-name="ce39" office:value-type="string" calcext:value-type="string">
            <text:p>Average - PriceDollar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Aiways</text:p>
          </table:table-cell>
          <table:table-cell table:style-name="ce40" office:value-type="float" office:value="32779.0909090909" calcext:value-type="float">
            <text:p>32,779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Audi</text:p>
          </table:table-cell>
          <table:table-cell table:style-name="ce41" office:value-type="float" office:value="73266.9696969697" calcext:value-type="float">
            <text:p>73,267</text:p>
          </table:table-cell>
          <table:table-cell>
            <draw:frame table:end-cell-address="'PT- Brand x Price'.I18" table:end-x="15.59pt" table:end-y="11.25pt" draw:z-index="0" draw:name="Chart 1" draw:style-name="gr1" draw:text-style-name="P1" svg:width="387.72pt" svg:height="239.98pt" svg:x="48.76pt" svg:y="7.51pt">
              <draw:object draw:notify-on-update-of-ranges="'PT- Brand x Price'.A2:'PT- Brand x Price'.A35 'PT- Brand x Price'.B1:'PT- Brand x Price'.B1 'PT- Brand x Price'.B2:'PT- Brand x Price'.B3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1"/>
        </table:table-row>
        <table:table-row table:style-name="ro1">
          <table:table-cell table:style-name="ce37" office:value-type="string" calcext:value-type="string">
            <text:p>BMW</text:p>
          </table:table-cell>
          <table:table-cell table:style-name="ce41" office:value-type="float" office:value="48314.3181818182" calcext:value-type="float">
            <text:p>48,314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Byton</text:p>
          </table:table-cell>
          <table:table-cell table:style-name="ce41" office:value-type="float" office:value="54393.9393939394" calcext:value-type="float">
            <text:p>54,394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Citroen</text:p>
          </table:table-cell>
          <table:table-cell table:style-name="ce41" office:value-type="float" office:value="36363.6363636364" calcext:value-type="float">
            <text:p>36,364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CUPRA</text:p>
          </table:table-cell>
          <table:table-cell table:style-name="ce41" office:value-type="float" office:value="40909.0909090909" calcext:value-type="float">
            <text:p>40,909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DS</text:p>
          </table:table-cell>
          <table:table-cell table:style-name="ce41" office:value-type="float" office:value="34020" calcext:value-type="float">
            <text:p>34,020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Fiat</text:p>
          </table:table-cell>
          <table:table-cell table:style-name="ce41" office:value-type="float" office:value="33090.9090909091" calcext:value-type="float">
            <text:p>33,091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Ford</text:p>
          </table:table-cell>
          <table:table-cell table:style-name="ce41" office:value-type="float" office:value="49607.9545454546" calcext:value-type="float">
            <text:p>49,608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Honda</text:p>
          </table:table-cell>
          <table:table-cell table:style-name="ce41" office:value-type="float" office:value="31326.3636363636" calcext:value-type="float">
            <text:p>31,326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Hyundai</text:p>
          </table:table-cell>
          <table:table-cell table:style-name="ce41" office:value-type="float" office:value="33098.4848484848" calcext:value-type="float">
            <text:p>33,098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Jaguar</text:p>
          </table:table-cell>
          <table:table-cell table:style-name="ce41" office:value-type="float" office:value="68500.9090909091" calcext:value-type="float">
            <text:p>68,501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Kia</text:p>
          </table:table-cell>
          <table:table-cell table:style-name="ce41" office:value-type="float" office:value="32602.1818181818" calcext:value-type="float">
            <text:p>32,602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Lexus</text:p>
          </table:table-cell>
          <table:table-cell table:style-name="ce41" office:value-type="float" office:value="45454.5454545455" calcext:value-type="float">
            <text:p>45,455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Lightyear</text:p>
          </table:table-cell>
          <table:table-cell table:style-name="ce41" office:value-type="float" office:value="135454.545454545" calcext:value-type="float">
            <text:p>135,455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Lucid</text:p>
          </table:table-cell>
          <table:table-cell table:style-name="ce41" office:value-type="float" office:value="95454.5454545455" calcext:value-type="float">
            <text:p>95,455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Mazda</text:p>
          </table:table-cell>
          <table:table-cell table:style-name="ce41" office:value-type="float" office:value="29678.1818181818" calcext:value-type="float">
            <text:p>29,678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Mercedes</text:p>
          </table:table-cell>
          <table:table-cell table:style-name="ce41" office:value-type="float" office:value="56095.4545454545" calcext:value-type="float">
            <text:p>56,095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MG</text:p>
          </table:table-cell>
          <table:table-cell table:style-name="ce41" office:value-type="float" office:value="27272.7272727273" calcext:value-type="float">
            <text:p>27,273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Mini</text:p>
          </table:table-cell>
          <table:table-cell table:style-name="ce41" office:value-type="float" office:value="28800.9090909091" calcext:value-type="float">
            <text:p>28,801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Nissan</text:p>
          </table:table-cell>
          <table:table-cell table:style-name="ce41" office:value-type="float" office:value="41729.2045454545" calcext:value-type="float">
            <text:p>41,729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Opel</text:p>
          </table:table-cell>
          <table:table-cell table:style-name="ce41" office:value-type="float" office:value="32136.9696969697" calcext:value-type="float">
            <text:p>32,137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Peugeot</text:p>
          </table:table-cell>
          <table:table-cell table:style-name="ce41" office:value-type="float" office:value="29110.4545454545" calcext:value-type="float">
            <text:p>29,110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Polestar</text:p>
          </table:table-cell>
          <table:table-cell table:style-name="ce41" office:value-type="float" office:value="51309.0909090909" calcext:value-type="float">
            <text:p>51,309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Porsche</text:p>
          </table:table-cell>
          <table:table-cell table:style-name="ce41" office:value-type="float" office:value="125696.181818182" calcext:value-type="float">
            <text:p>125,696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Renault</text:p>
          </table:table-cell>
          <table:table-cell table:style-name="ce41" office:value-type="float" office:value="28425.6363636364" calcext:value-type="float">
            <text:p>28,426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SEAT</text:p>
          </table:table-cell>
          <table:table-cell table:style-name="ce41" office:value-type="float" office:value="18299.0909090909" calcext:value-type="float">
            <text:p>18,299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Skoda</text:p>
          </table:table-cell>
          <table:table-cell table:style-name="ce41" office:value-type="float" office:value="34777.8787878788" calcext:value-type="float">
            <text:p>34,778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Smart</text:p>
          </table:table-cell>
          <table:table-cell table:style-name="ce41" office:value-type="float" office:value="20600.6060606061" calcext:value-type="float">
            <text:p>20,601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Sono</text:p>
          </table:table-cell>
          <table:table-cell table:style-name="ce41" office:value-type="float" office:value="23181.8181818182" calcext:value-type="float">
            <text:p>23,182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Tesla</text:p>
          </table:table-cell>
          <table:table-cell table:style-name="ce41" office:value-type="float" office:value="72974.8251748252" calcext:value-type="float">
            <text:p>72,975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Volkswagen</text:p>
          </table:table-cell>
          <table:table-cell table:style-name="ce41" office:value-type="float" office:value="31456.7045454545" calcext:value-type="float">
            <text:p>31,457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>
            <text:p>Volvo</text:p>
          </table:table-cell>
          <table:table-cell table:style-name="ce42" office:value-type="float" office:value="54942.7272727273" calcext:value-type="float">
            <text:p>54,943</text:p>
          </table:table-cell>
          <table:table-cell table:number-columns-repeated="1022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Z_2D892971_7E13_4083_981B_158F4ABB8976_.wvu.FilterData" table:base-cell-address="$clean_ElectricCarData.$A$1" table:cell-range-address="$'PT- Brand x Price'.$A$1:.$B$34"/>
        </table:named-expressions>
      </table:table>
      <table:table table:name="PT- BodyStyle x Price" table:style-name="ta5">
        <table:table-column table:style-name="co7" table:default-cell-style-name="Default"/>
        <table:table-column table:style-name="co17" table:default-cell-style-name="Default"/>
        <table:table-column table:style-name="co7" table:number-columns-repeated="1022" table:default-cell-style-name="Default"/>
        <table:table-row table:style-name="ro1">
          <table:table-cell table:style-name="ce35" office:value-type="string" calcext:value-type="string">
            <text:p>BodyStyle</text:p>
          </table:table-cell>
          <table:table-cell table:style-name="ce39" office:value-type="string" calcext:value-type="string">
            <text:p>Average - PriceDollar</text:p>
          </table:table-cell>
          <table:table-cell>
            <draw:frame table:end-cell-address="'PT- BodyStyle x Price'.G13" table:end-x="69.62pt" table:end-y="3.71pt" draw:z-index="0" draw:name="Chart 2" draw:style-name="gr1" draw:text-style-name="P1" svg:width="293.22pt" svg:height="180.71pt" svg:x="57pt" svg:y="11.99pt">
              <draw:object draw:notify-on-update-of-ranges="'PT- BodyStyle x Price'.A2:'PT- BodyStyle x Price'.A10 'PT- BodyStyle x Price'.B1:'PT- BodyStyle x Price'.B1 'PT- BodyStyle x Price'.B2:'PT- BodyStyle x Price'.B1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1"/>
        </table:table-row>
        <table:table-row table:style-name="ro1">
          <table:table-cell table:style-name="ce36" office:value-type="string" calcext:value-type="string">
            <text:p>Cabrio</text:p>
          </table:table-cell>
          <table:table-cell table:style-name="ce40" office:value-type="float" office:value="84080.303030303" calcext:value-type="float">
            <text:p>84,080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Hatchback</text:p>
          </table:table-cell>
          <table:table-cell table:style-name="ce41" office:value-type="float" office:value="31721.0511363636" calcext:value-type="float">
            <text:p>31,721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Liftback</text:p>
          </table:table-cell>
          <table:table-cell table:style-name="ce41" office:value-type="float" office:value="75796.1818181818" calcext:value-type="float">
            <text:p>75,796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MPV</text:p>
          </table:table-cell>
          <table:table-cell table:style-name="ce41" office:value-type="float" office:value="38096.3636363636" calcext:value-type="float">
            <text:p>38,096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Pickup</text:p>
          </table:table-cell>
          <table:table-cell table:style-name="ce41" office:value-type="float" office:value="53030.303030303" calcext:value-type="float">
            <text:p>53,030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Sedan</text:p>
          </table:table-cell>
          <table:table-cell table:style-name="ce41" office:value-type="float" office:value="90879" calcext:value-type="float">
            <text:p>90,879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SPV</text:p>
          </table:table-cell>
          <table:table-cell table:style-name="ce41" office:value-type="float" office:value="42993.0303030303" calcext:value-type="float">
            <text:p>42,993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Station</text:p>
          </table:table-cell>
          <table:table-cell table:style-name="ce41" office:value-type="float" office:value="136363.636363636" calcext:value-type="float">
            <text:p>136,364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>
            <text:p>SUV</text:p>
          </table:table-cell>
          <table:table-cell table:style-name="ce42" office:value-type="float" office:value="49075.0303030303" calcext:value-type="float">
            <text:p>49,075</text:p>
          </table:table-cell>
          <table:table-cell table:number-columns-repeated="1022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T- PowerTrain x AccelSec" table:style-name="ta6">
        <table:table-column table:style-name="co18" table:default-cell-style-name="Default"/>
        <table:table-column table:style-name="co19" table:default-cell-style-name="Default"/>
        <table:table-column table:style-name="co7" table:number-columns-repeated="1022" table:default-cell-style-name="Default"/>
        <table:table-row table:style-name="ro1">
          <table:table-cell table:style-name="ce35" office:value-type="string" calcext:value-type="string">
            <text:p>PowerTrain</text:p>
          </table:table-cell>
          <table:table-cell table:style-name="ce39" office:value-type="string" calcext:value-type="string">
            <text:p>Average - AccelSec_Mi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All Wheel Drive</text:p>
          </table:table-cell>
          <table:table-cell table:style-name="ce43" office:value-type="float" office:value="4.71978068564" calcext:value-type="float">
            <text:p>4.72 sec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Front Wheel Drive</text:p>
          </table:table-cell>
          <table:table-cell table:style-name="ce44" office:value-type="float" office:value="9.20735335567317" calcext:value-type="float">
            <text:p>9.21 sec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>
            <text:p>Rear Wheel Drive</text:p>
          </table:table-cell>
          <table:table-cell table:style-name="ce45" office:value-type="float" office:value="8.05716492854384" calcext:value-type="float">
            <text:p>8.06 sec</text:p>
          </table:table-cell>
          <table:table-cell table:number-columns-repeated="1022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ts_ElectricCarData" table:style-name="ta7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6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7" table:visibility="collapse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0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7" table:number-columns-repeated="1003" table:default-cell-style-name="Default"/>
        <table:table-row table:style-name="ro1">
          <table:table-cell table:style-name="ce1" office:value-type="string" calcext:value-type="string">
            <text:p>Stats</text:p>
          </table:table-cell>
          <table:table-cell table:style-name="ce1" office:value-type="string" calcext:value-type="string">
            <text:p>Brand</text:p>
          </table:table-cell>
          <table:table-cell table:style-name="ce3" office:value-type="string" calcext:value-type="string">
            <text:p>Model</text:p>
          </table:table-cell>
          <table:table-cell table:style-name="ce6" office:value-type="string" calcext:value-type="string">
            <text:p>AccelSec_Km</text:p>
          </table:table-cell>
          <table:table-cell table:style-name="ce1" office:value-type="string" calcext:value-type="string">
            <text:p>AccelSec_Mi</text:p>
          </table:table-cell>
          <table:table-cell table:style-name="ce1" office:value-type="string" calcext:value-type="string">
            <text:p>TopSpeed_Km</text:p>
          </table:table-cell>
          <table:table-cell table:style-name="ce11" office:value-type="string" calcext:value-type="string">
            <text:p>TopSpeed_Mi</text:p>
          </table:table-cell>
          <table:table-cell table:style-name="ce1" office:value-type="string" calcext:value-type="string">
            <text:p>Range_Km</text:p>
          </table:table-cell>
          <table:table-cell table:style-name="ce11" office:value-type="string" calcext:value-type="string">
            <text:p>Range_Mi</text:p>
          </table:table-cell>
          <table:table-cell table:style-name="ce1" office:value-type="string" calcext:value-type="string">
            <text:p>Efficiency_Km</text:p>
          </table:table-cell>
          <table:table-cell table:style-name="ce11" office:value-type="string" calcext:value-type="string">
            <text:p>Efficiency_Mi</text:p>
          </table:table-cell>
          <table:table-cell table:style-name="ce1" office:value-type="string" calcext:value-type="string">
            <text:p>FastCharge_Km</text:p>
          </table:table-cell>
          <table:table-cell table:style-name="ce18" office:value-type="string" calcext:value-type="string">
            <text:p>FastCharge_Mi</text:p>
          </table:table-cell>
          <table:table-cell table:style-name="ce1" office:value-type="string" calcext:value-type="string">
            <text:p>RapidCharge</text:p>
          </table:table-cell>
          <table:table-cell table:style-name="ce1" office:value-type="string" calcext:value-type="string">
            <text:p>PowerTrain</text:p>
          </table:table-cell>
          <table:table-cell table:style-name="ce1" office:value-type="string" calcext:value-type="string">
            <text:p>PlugType</text:p>
          </table:table-cell>
          <table:table-cell table:style-name="ce1" office:value-type="string" calcext:value-type="string">
            <text:p>BodyStyle</text:p>
          </table:table-cell>
          <table:table-cell table:style-name="ce1" office:value-type="string" calcext:value-type="string">
            <text:p>Segment</text:p>
          </table:table-cell>
          <table:table-cell table:style-name="ce1" office:value-type="string" calcext:value-type="string">
            <text:p>Seats</text:p>
          </table:table-cell>
          <table:table-cell table:style-name="ce1" office:value-type="string" calcext:value-type="string">
            <text:p>PriceEuro</text:p>
          </table:table-cell>
          <table:table-cell table:style-name="ce1" office:value-type="string" calcext:value-type="string">
            <text:p>PriceDollar</text:p>
          </table:table-cell>
          <table:table-cell table:style-name="ce1" table:number-columns-repeated="12"/>
          <table:table-cell table:number-columns-repeated="991"/>
        </table:table-row>
        <table:table-row table:style-name="ro1">
          <table:table-cell table:style-name="ce2"/>
          <table:table-cell table:style-name="ce2" office:value-type="string" calcext:value-type="string">
            <text:p>Tesla</text:p>
          </table:table-cell>
          <table:table-cell table:style-name="ce4" office:value-type="string" calcext:value-type="string">
            <text:p>Model 3 Long Range Dual Motor</text:p>
          </table:table-cell>
          <table:table-cell table:style-name="ce7" office:value-type="float" office:value="4.6" calcext:value-type="float">
            <text:p>4.6</text:p>
          </table:table-cell>
          <table:table-cell table:style-name="ce9" table:formula="of:=[.D2]/1.0356" office:value-type="float" office:value="4.44186944766319" calcext:value-type="float">
            <text:p>4.44 sec</text:p>
          </table:table-cell>
          <table:table-cell table:style-name="ce2" office:value-type="float" office:value="233" calcext:value-type="float">
            <text:p>233</text:p>
          </table:table-cell>
          <table:table-cell table:style-name="ce12" table:formula="of:=[.F2]*0.62" office:value-type="float" office:value="144.46" calcext:value-type="float">
            <text:p>144 mi/hr</text:p>
          </table:table-cell>
          <table:table-cell table:style-name="ce2" office:value-type="float" office:value="450" calcext:value-type="float">
            <text:p>450</text:p>
          </table:table-cell>
          <table:table-cell table:style-name="ce14" table:formula="of:=[.H2]*0.62" office:value-type="float" office:value="279" calcext:value-type="float">
            <text:p>279 mi</text:p>
          </table:table-cell>
          <table:table-cell table:style-name="ce2" office:value-type="float" office:value="161" calcext:value-type="float">
            <text:p>161</text:p>
          </table:table-cell>
          <table:table-cell table:style-name="ce16" table:formula="of:=[.J2]*1.6" office:value-type="float" office:value="257.6" calcext:value-type="float">
            <text:p>258 Wh/mi</text:p>
          </table:table-cell>
          <table:table-cell table:style-name="ce2" office:value-type="float" office:value="940" calcext:value-type="float">
            <text:p>940</text:p>
          </table:table-cell>
          <table:table-cell table:style-name="ce12" table:formula="of:=IFERROR([.L2]/1.0356; &quot;N/a&quot;)" office:value-type="float" office:value="907.686365392043" calcext:value-type="float">
            <text:p>908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All Wheel Drive</text:p>
          </table:table-cell>
          <table:table-cell table:style-name="ce2" office:value-type="string" calcext:value-type="string">
            <text:p>Type 2 CCS</text:p>
          </table:table-cell>
          <table:table-cell table:style-name="ce2" office:value-type="string" calcext:value-type="string">
            <text:p>Sedan</text:p>
          </table:table-cell>
          <table:table-cell table:style-name="ce2" office:value-type="string" calcext:value-type="string">
            <text:p>D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5480" calcext:value-type="float">
            <text:p>55480</text:p>
          </table:table-cell>
          <table:table-cell table:style-name="ce47" table:formula="of:=[.T2]/1.1" office:value-type="float" office:value="50436.3636363636" calcext:value-type="float">
            <text:p>$50,436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Volkswagen</text:p>
          </table:table-cell>
          <table:table-cell table:style-name="ce4" office:value-type="string" calcext:value-type="string">
            <text:p>ID.3 Pure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3]/1.0356" office:value-type="float" office:value="9.65623792970259" calcext:value-type="float">
            <text:p>9.66 sec</text:p>
          </table:table-cell>
          <table:table-cell table:style-name="ce2" office:value-type="float" office:value="160" calcext:value-type="float">
            <text:p>160</text:p>
          </table:table-cell>
          <table:table-cell table:style-name="ce12" table:formula="of:=[.F3]*0.62" office:value-type="float" office:value="99.2" calcext:value-type="float">
            <text:p>99 mi/hr</text:p>
          </table:table-cell>
          <table:table-cell table:style-name="ce2" office:value-type="float" office:value="270" calcext:value-type="float">
            <text:p>270</text:p>
          </table:table-cell>
          <table:table-cell table:style-name="ce14" table:formula="of:=[.H3]*0.62" office:value-type="float" office:value="167.4" calcext:value-type="float">
            <text:p>167 mi</text:p>
          </table:table-cell>
          <table:table-cell table:style-name="ce2" office:value-type="float" office:value="167" calcext:value-type="float">
            <text:p>167</text:p>
          </table:table-cell>
          <table:table-cell table:style-name="ce16" table:formula="of:=[.J3]*1.6" office:value-type="float" office:value="267.2" calcext:value-type="float">
            <text:p>267 Wh/mi</text:p>
          </table:table-cell>
          <table:table-cell table:style-name="ce2" office:value-type="float" office:value="250" calcext:value-type="float">
            <text:p>250</text:p>
          </table:table-cell>
          <table:table-cell table:style-name="ce12" table:formula="of:=IFERROR([.L3]/1.0356; &quot;N/a&quot;)" office:value-type="float" office:value="241.405948242565" calcext:value-type="float">
            <text:p>241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Rear Wheel Drive</text:p>
          </table:table-cell>
          <table:table-cell table:style-name="ce2" office:value-type="string" calcext:value-type="string">
            <text:p>Type 2 CCS</text:p>
          </table:table-cell>
          <table:table-cell table:style-name="ce2" office:value-type="string" calcext:value-type="string">
            <text:p>Hatchback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0000" calcext:value-type="float">
            <text:p>30000</text:p>
          </table:table-cell>
          <table:table-cell table:style-name="ce47" table:formula="of:=[.T3]/1.1" office:value-type="float" office:value="27272.7272727273" calcext:value-type="float">
            <text:p>$27,273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Polestar</text:p>
          </table:table-cell>
          <table:table-cell table:style-name="ce4" office:value-type="string" calcext:value-type="string">
            <text:p>2</text:p>
          </table:table-cell>
          <table:table-cell table:style-name="ce7" office:value-type="float" office:value="4.7" calcext:value-type="float">
            <text:p>4.7</text:p>
          </table:table-cell>
          <table:table-cell table:style-name="ce9" table:formula="of:=[.D4]/1.0356" office:value-type="float" office:value="4.53843182696022" calcext:value-type="float">
            <text:p>4.54 sec</text:p>
          </table:table-cell>
          <table:table-cell table:style-name="ce2" office:value-type="float" office:value="210" calcext:value-type="float">
            <text:p>210</text:p>
          </table:table-cell>
          <table:table-cell table:style-name="ce12" table:formula="of:=[.F4]*0.62" office:value-type="float" office:value="130.2" calcext:value-type="float">
            <text:p>130 mi/hr</text:p>
          </table:table-cell>
          <table:table-cell table:style-name="ce2" office:value-type="float" office:value="400" calcext:value-type="float">
            <text:p>400</text:p>
          </table:table-cell>
          <table:table-cell table:style-name="ce14" table:formula="of:=[.H4]*0.62" office:value-type="float" office:value="248" calcext:value-type="float">
            <text:p>248 mi</text:p>
          </table:table-cell>
          <table:table-cell table:style-name="ce2" office:value-type="float" office:value="181" calcext:value-type="float">
            <text:p>181</text:p>
          </table:table-cell>
          <table:table-cell table:style-name="ce16" table:formula="of:=[.J4]*1.6" office:value-type="float" office:value="289.6" calcext:value-type="float">
            <text:p>290 Wh/mi</text:p>
          </table:table-cell>
          <table:table-cell table:style-name="ce2" office:value-type="float" office:value="620" calcext:value-type="float">
            <text:p>620</text:p>
          </table:table-cell>
          <table:table-cell table:style-name="ce12" table:formula="of:=IFERROR([.L4]/1.0356; &quot;N/a&quot;)" office:value-type="float" office:value="598.68675164156" calcext:value-type="float">
            <text:p>599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All Wheel Drive</text:p>
          </table:table-cell>
          <table:table-cell table:style-name="ce2" office:value-type="string" calcext:value-type="string">
            <text:p>Type 2 CCS</text:p>
          </table:table-cell>
          <table:table-cell table:style-name="ce2" office:value-type="string" calcext:value-type="string">
            <text:p>Liftback</text:p>
          </table:table-cell>
          <table:table-cell table:style-name="ce2" office:value-type="string" calcext:value-type="string">
            <text:p>D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6440" calcext:value-type="float">
            <text:p>56440</text:p>
          </table:table-cell>
          <table:table-cell table:style-name="ce47" table:formula="of:=[.T4]/1.1" office:value-type="float" office:value="51309.0909090909" calcext:value-type="float">
            <text:p>$51,309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BMW</text:p>
          </table:table-cell>
          <table:table-cell table:style-name="ce4" office:value-type="string" calcext:value-type="string">
            <text:p>iX3</text:p>
          </table:table-cell>
          <table:table-cell table:style-name="ce7" office:value-type="float" office:value="6.8" calcext:value-type="float">
            <text:p>6.8</text:p>
          </table:table-cell>
          <table:table-cell table:style-name="ce9" table:formula="of:=[.D5]/1.0356" office:value-type="float" office:value="6.56624179219776" calcext:value-type="float">
            <text:p>6.57 sec</text:p>
          </table:table-cell>
          <table:table-cell table:style-name="ce2" office:value-type="float" office:value="180" calcext:value-type="float">
            <text:p>180</text:p>
          </table:table-cell>
          <table:table-cell table:style-name="ce12" table:formula="of:=[.F5]*0.62" office:value-type="float" office:value="111.6" calcext:value-type="float">
            <text:p>112 mi/hr</text:p>
          </table:table-cell>
          <table:table-cell table:style-name="ce2" office:value-type="float" office:value="360" calcext:value-type="float">
            <text:p>360</text:p>
          </table:table-cell>
          <table:table-cell table:style-name="ce14" table:formula="of:=[.H5]*0.62" office:value-type="float" office:value="223.2" calcext:value-type="float">
            <text:p>223 mi</text:p>
          </table:table-cell>
          <table:table-cell table:style-name="ce2" office:value-type="float" office:value="206" calcext:value-type="float">
            <text:p>206</text:p>
          </table:table-cell>
          <table:table-cell table:style-name="ce16" table:formula="of:=[.J5]*1.6" office:value-type="float" office:value="329.6" calcext:value-type="float">
            <text:p>330 Wh/mi</text:p>
          </table:table-cell>
          <table:table-cell table:style-name="ce2" office:value-type="float" office:value="560" calcext:value-type="float">
            <text:p>560</text:p>
          </table:table-cell>
          <table:table-cell table:style-name="ce12" table:formula="of:=IFERROR([.L5]/1.0356; &quot;N/a&quot;)" office:value-type="float" office:value="540.749324063345" calcext:value-type="float">
            <text:p>541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Rear Wheel Drive</text:p>
          </table:table-cell>
          <table:table-cell table:style-name="ce2" office:value-type="string" calcext:value-type="string">
            <text:p>Type 2 CCS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string" calcext:value-type="string">
            <text:p>D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8040" calcext:value-type="float">
            <text:p>68040</text:p>
          </table:table-cell>
          <table:table-cell table:style-name="ce47" table:formula="of:=[.T5]/1.1" office:value-type="float" office:value="61854.5454545454" calcext:value-type="float">
            <text:p>$61,855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Honda</text:p>
          </table:table-cell>
          <table:table-cell table:style-name="ce4" office:value-type="string" calcext:value-type="string">
            <text:p>e</text:p>
          </table:table-cell>
          <table:table-cell table:style-name="ce7" office:value-type="float" office:value="9.5" calcext:value-type="float">
            <text:p>9.5</text:p>
          </table:table-cell>
          <table:table-cell table:style-name="ce9" table:formula="of:=[.D6]/1.0356" office:value-type="float" office:value="9.17342603321746" calcext:value-type="float">
            <text:p>9.17 sec</text:p>
          </table:table-cell>
          <table:table-cell table:style-name="ce2" office:value-type="float" office:value="145" calcext:value-type="float">
            <text:p>145</text:p>
          </table:table-cell>
          <table:table-cell table:style-name="ce12" table:formula="of:=[.F6]*0.62" office:value-type="float" office:value="89.9" calcext:value-type="float">
            <text:p>90 mi/hr</text:p>
          </table:table-cell>
          <table:table-cell table:style-name="ce2" office:value-type="float" office:value="170" calcext:value-type="float">
            <text:p>170</text:p>
          </table:table-cell>
          <table:table-cell table:style-name="ce14" table:formula="of:=[.H6]*0.62" office:value-type="float" office:value="105.4" calcext:value-type="float">
            <text:p>105 mi</text:p>
          </table:table-cell>
          <table:table-cell table:style-name="ce2" office:value-type="float" office:value="168" calcext:value-type="float">
            <text:p>168</text:p>
          </table:table-cell>
          <table:table-cell table:style-name="ce16" table:formula="of:=[.J6]*1.6" office:value-type="float" office:value="268.8" calcext:value-type="float">
            <text:p>269 Wh/mi</text:p>
          </table:table-cell>
          <table:table-cell table:style-name="ce2" office:value-type="float" office:value="190" calcext:value-type="float">
            <text:p>190</text:p>
          </table:table-cell>
          <table:table-cell table:style-name="ce12" table:formula="of:=IFERROR([.L6]/1.0356; &quot;N/a&quot;)" office:value-type="float" office:value="183.468520664349" calcext:value-type="float">
            <text:p>183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Rear Wheel Drive</text:p>
          </table:table-cell>
          <table:table-cell table:style-name="ce2" office:value-type="string" calcext:value-type="string">
            <text:p>Type 2 CCS</text:p>
          </table:table-cell>
          <table:table-cell table:style-name="ce2" office:value-type="string" calcext:value-type="string">
            <text:p>Hatchback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2997" calcext:value-type="float">
            <text:p>32997</text:p>
          </table:table-cell>
          <table:table-cell table:style-name="ce47" table:formula="of:=[.T6]/1.1" office:value-type="float" office:value="29997.2727272727" calcext:value-type="float">
            <text:p>$29,997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Lucid</text:p>
          </table:table-cell>
          <table:table-cell table:style-name="ce4" office:value-type="string" calcext:value-type="string">
            <text:p>Air</text:p>
          </table:table-cell>
          <table:table-cell table:style-name="ce7" office:value-type="float" office:value="2.8" calcext:value-type="float">
            <text:p>2.8</text:p>
          </table:table-cell>
          <table:table-cell table:style-name="ce9" table:formula="of:=[.D7]/1.0356" office:value-type="float" office:value="2.70374662031672" calcext:value-type="float">
            <text:p>2.70 sec</text:p>
          </table:table-cell>
          <table:table-cell table:style-name="ce2" office:value-type="float" office:value="250" calcext:value-type="float">
            <text:p>250</text:p>
          </table:table-cell>
          <table:table-cell table:style-name="ce12" table:formula="of:=[.F7]*0.62" office:value-type="float" office:value="155" calcext:value-type="float">
            <text:p>155 mi/hr</text:p>
          </table:table-cell>
          <table:table-cell table:style-name="ce2" office:value-type="float" office:value="610" calcext:value-type="float">
            <text:p>610</text:p>
          </table:table-cell>
          <table:table-cell table:style-name="ce14" table:formula="of:=[.H7]*0.62" office:value-type="float" office:value="378.2" calcext:value-type="float">
            <text:p>378 mi</text:p>
          </table:table-cell>
          <table:table-cell table:style-name="ce2" office:value-type="float" office:value="180" calcext:value-type="float">
            <text:p>180</text:p>
          </table:table-cell>
          <table:table-cell table:style-name="ce16" table:formula="of:=[.J7]*1.6" office:value-type="float" office:value="288" calcext:value-type="float">
            <text:p>288 Wh/mi</text:p>
          </table:table-cell>
          <table:table-cell table:style-name="ce2" office:value-type="float" office:value="620" calcext:value-type="float">
            <text:p>620</text:p>
          </table:table-cell>
          <table:table-cell table:style-name="ce12" table:formula="of:=IFERROR([.L7]/1.0356; &quot;N/a&quot;)" office:value-type="float" office:value="598.68675164156" calcext:value-type="float">
            <text:p>599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All Wheel Drive</text:p>
          </table:table-cell>
          <table:table-cell table:style-name="ce2" office:value-type="string" calcext:value-type="string">
            <text:p>Type 2 CCS</text:p>
          </table:table-cell>
          <table:table-cell table:style-name="ce2" office:value-type="string" calcext:value-type="string">
            <text:p>Sedan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5000" calcext:value-type="float">
            <text:p>105000</text:p>
          </table:table-cell>
          <table:table-cell table:style-name="ce47" table:formula="of:=[.T7]/1.1" office:value-type="float" office:value="95454.5454545455" calcext:value-type="float">
            <text:p>$95,455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Volkswagen</text:p>
          </table:table-cell>
          <table:table-cell table:style-name="ce4" office:value-type="string" calcext:value-type="string">
            <text:p>e-Golf</text:p>
          </table:table-cell>
          <table:table-cell table:style-name="ce7" office:value-type="float" office:value="9.6" calcext:value-type="float">
            <text:p>9.6</text:p>
          </table:table-cell>
          <table:table-cell table:style-name="ce9" table:formula="of:=[.D8]/1.0356" office:value-type="float" office:value="9.26998841251448" calcext:value-type="float">
            <text:p>9.27 sec</text:p>
          </table:table-cell>
          <table:table-cell table:style-name="ce2" office:value-type="float" office:value="150" calcext:value-type="float">
            <text:p>150</text:p>
          </table:table-cell>
          <table:table-cell table:style-name="ce12" table:formula="of:=[.F8]*0.62" office:value-type="float" office:value="93" calcext:value-type="float">
            <text:p>93 mi/hr</text:p>
          </table:table-cell>
          <table:table-cell table:style-name="ce2" office:value-type="float" office:value="190" calcext:value-type="float">
            <text:p>190</text:p>
          </table:table-cell>
          <table:table-cell table:style-name="ce14" table:formula="of:=[.H8]*0.62" office:value-type="float" office:value="117.8" calcext:value-type="float">
            <text:p>118 mi</text:p>
          </table:table-cell>
          <table:table-cell table:style-name="ce2" office:value-type="float" office:value="168" calcext:value-type="float">
            <text:p>168</text:p>
          </table:table-cell>
          <table:table-cell table:style-name="ce16" table:formula="of:=[.J8]*1.6" office:value-type="float" office:value="268.8" calcext:value-type="float">
            <text:p>269 Wh/mi</text:p>
          </table:table-cell>
          <table:table-cell table:style-name="ce2" office:value-type="float" office:value="220" calcext:value-type="float">
            <text:p>220</text:p>
          </table:table-cell>
          <table:table-cell table:style-name="ce12" table:formula="of:=IFERROR([.L8]/1.0356; &quot;N/a&quot;)" office:value-type="float" office:value="212.437234453457" calcext:value-type="float">
            <text:p>212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Front Wheel Drive</text:p>
          </table:table-cell>
          <table:table-cell table:style-name="ce2" office:value-type="string" calcext:value-type="string">
            <text:p>Type 2 CCS</text:p>
          </table:table-cell>
          <table:table-cell table:style-name="ce2" office:value-type="string" calcext:value-type="string">
            <text:p>Hatchback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1900" calcext:value-type="float">
            <text:p>31900</text:p>
          </table:table-cell>
          <table:table-cell table:style-name="ce47" table:formula="of:=[.T8]/1.1" office:value-type="float" office:value="29000" calcext:value-type="float">
            <text:p>$29,000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Peugeot</text:p>
          </table:table-cell>
          <table:table-cell table:style-name="ce4" office:value-type="string" calcext:value-type="string">
            <text:p>e-208</text:p>
          </table:table-cell>
          <table:table-cell table:style-name="ce7" office:value-type="float" office:value="8.1" calcext:value-type="float">
            <text:p>8.1</text:p>
          </table:table-cell>
          <table:table-cell table:style-name="ce9" table:formula="of:=[.D9]/1.0356" office:value-type="float" office:value="7.8215527230591" calcext:value-type="float">
            <text:p>7.82 sec</text:p>
          </table:table-cell>
          <table:table-cell table:style-name="ce2" office:value-type="float" office:value="150" calcext:value-type="float">
            <text:p>150</text:p>
          </table:table-cell>
          <table:table-cell table:style-name="ce12" table:formula="of:=[.F9]*0.62" office:value-type="float" office:value="93" calcext:value-type="float">
            <text:p>93 mi/hr</text:p>
          </table:table-cell>
          <table:table-cell table:style-name="ce2" office:value-type="float" office:value="275" calcext:value-type="float">
            <text:p>275</text:p>
          </table:table-cell>
          <table:table-cell table:style-name="ce14" table:formula="of:=[.H9]*0.62" office:value-type="float" office:value="170.5" calcext:value-type="float">
            <text:p>171 mi</text:p>
          </table:table-cell>
          <table:table-cell table:style-name="ce2" office:value-type="float" office:value="164" calcext:value-type="float">
            <text:p>164</text:p>
          </table:table-cell>
          <table:table-cell table:style-name="ce16" table:formula="of:=[.J9]*1.6" office:value-type="float" office:value="262.4" calcext:value-type="float">
            <text:p>262 Wh/mi</text:p>
          </table:table-cell>
          <table:table-cell table:style-name="ce2" office:value-type="float" office:value="420" calcext:value-type="float">
            <text:p>420</text:p>
          </table:table-cell>
          <table:table-cell table:style-name="ce12" table:formula="of:=IFERROR([.L9]/1.0356; &quot;N/a&quot;)" office:value-type="float" office:value="405.561993047509" calcext:value-type="float">
            <text:p>406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Front Wheel Drive</text:p>
          </table:table-cell>
          <table:table-cell table:style-name="ce2" office:value-type="string" calcext:value-type="string">
            <text:p>Type 2 CCS</text:p>
          </table:table-cell>
          <table:table-cell table:style-name="ce2" office:value-type="string" calcext:value-type="string">
            <text:p>Hatchback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9682" calcext:value-type="float">
            <text:p>29682</text:p>
          </table:table-cell>
          <table:table-cell table:style-name="ce47" table:formula="of:=[.T9]/1.1" office:value-type="float" office:value="26983.6363636364" calcext:value-type="float">
            <text:p>$26,984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Tesla</text:p>
          </table:table-cell>
          <table:table-cell table:style-name="ce4" office:value-type="string" calcext:value-type="string">
            <text:p>Model 3 Standard Range Plus</text:p>
          </table:table-cell>
          <table:table-cell table:style-name="ce7" office:value-type="float" office:value="5.6" calcext:value-type="float">
            <text:p>5.6</text:p>
          </table:table-cell>
          <table:table-cell table:style-name="ce9" table:formula="of:=[.D10]/1.0356" office:value-type="float" office:value="5.40749324063345" calcext:value-type="float">
            <text:p>5.41 sec</text:p>
          </table:table-cell>
          <table:table-cell table:style-name="ce2" office:value-type="float" office:value="225" calcext:value-type="float">
            <text:p>225</text:p>
          </table:table-cell>
          <table:table-cell table:style-name="ce12" table:formula="of:=[.F10]*0.62" office:value-type="float" office:value="139.5" calcext:value-type="float">
            <text:p>140 mi/hr</text:p>
          </table:table-cell>
          <table:table-cell table:style-name="ce2" office:value-type="float" office:value="310" calcext:value-type="float">
            <text:p>310</text:p>
          </table:table-cell>
          <table:table-cell table:style-name="ce14" table:formula="of:=[.H10]*0.62" office:value-type="float" office:value="192.2" calcext:value-type="float">
            <text:p>192 mi</text:p>
          </table:table-cell>
          <table:table-cell table:style-name="ce2" office:value-type="float" office:value="153" calcext:value-type="float">
            <text:p>153</text:p>
          </table:table-cell>
          <table:table-cell table:style-name="ce16" table:formula="of:=[.J10]*1.6" office:value-type="float" office:value="244.8" calcext:value-type="float">
            <text:p>245 Wh/mi</text:p>
          </table:table-cell>
          <table:table-cell table:style-name="ce2" office:value-type="float" office:value="650" calcext:value-type="float">
            <text:p>650</text:p>
          </table:table-cell>
          <table:table-cell table:style-name="ce12" table:formula="of:=IFERROR([.L10]/1.0356; &quot;N/a&quot;)" office:value-type="float" office:value="627.655465430668" calcext:value-type="float">
            <text:p>628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Rear Wheel Drive</text:p>
          </table:table-cell>
          <table:table-cell table:style-name="ce2" office:value-type="string" calcext:value-type="string">
            <text:p>Type 2 CCS</text:p>
          </table:table-cell>
          <table:table-cell table:style-name="ce2" office:value-type="string" calcext:value-type="string">
            <text:p>Sedan</text:p>
          </table:table-cell>
          <table:table-cell table:style-name="ce2" office:value-type="string" calcext:value-type="string">
            <text:p>D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6380" calcext:value-type="float">
            <text:p>46380</text:p>
          </table:table-cell>
          <table:table-cell table:style-name="ce47" table:formula="of:=[.T10]/1.1" office:value-type="float" office:value="42163.6363636364" calcext:value-type="float">
            <text:p>$42,164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Audi</text:p>
          </table:table-cell>
          <table:table-cell table:style-name="ce4" office:value-type="string" calcext:value-type="string">
            <text:p>Q4 e-tron</text:p>
          </table:table-cell>
          <table:table-cell table:style-name="ce7" office:value-type="float" office:value="6.3" calcext:value-type="float">
            <text:p>6.3</text:p>
          </table:table-cell>
          <table:table-cell table:style-name="ce9" table:formula="of:=[.D11]/1.0356" office:value-type="float" office:value="6.08342989571263" calcext:value-type="float">
            <text:p>6.08 sec</text:p>
          </table:table-cell>
          <table:table-cell table:style-name="ce2" office:value-type="float" office:value="180" calcext:value-type="float">
            <text:p>180</text:p>
          </table:table-cell>
          <table:table-cell table:style-name="ce12" table:formula="of:=[.F11]*0.62" office:value-type="float" office:value="111.6" calcext:value-type="float">
            <text:p>112 mi/hr</text:p>
          </table:table-cell>
          <table:table-cell table:style-name="ce2" office:value-type="float" office:value="400" calcext:value-type="float">
            <text:p>400</text:p>
          </table:table-cell>
          <table:table-cell table:style-name="ce14" table:formula="of:=[.H11]*0.62" office:value-type="float" office:value="248" calcext:value-type="float">
            <text:p>248 mi</text:p>
          </table:table-cell>
          <table:table-cell table:style-name="ce2" office:value-type="float" office:value="193" calcext:value-type="float">
            <text:p>193</text:p>
          </table:table-cell>
          <table:table-cell table:style-name="ce16" table:formula="of:=[.J11]*1.6" office:value-type="float" office:value="308.8" calcext:value-type="float">
            <text:p>309 Wh/mi</text:p>
          </table:table-cell>
          <table:table-cell table:style-name="ce2" office:value-type="float" office:value="540" calcext:value-type="float">
            <text:p>540</text:p>
          </table:table-cell>
          <table:table-cell table:style-name="ce12" table:formula="of:=IFERROR([.L11]/1.0356; &quot;N/a&quot;)" office:value-type="float" office:value="521.43684820394" calcext:value-type="float">
            <text:p>521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All Wheel Drive</text:p>
          </table:table-cell>
          <table:table-cell table:style-name="ce2" office:value-type="string" calcext:value-type="string">
            <text:p>Type 2 CCS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string" calcext:value-type="string">
            <text:p>D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5000" calcext:value-type="float">
            <text:p>55000</text:p>
          </table:table-cell>
          <table:table-cell table:style-name="ce47" table:formula="of:=[.T11]/1.1" office:value-type="float" office:value="50000" calcext:value-type="float">
            <text:p>$50,000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Mercedes</text:p>
          </table:table-cell>
          <table:table-cell table:style-name="ce4" office:value-type="string" calcext:value-type="string">
            <text:p>EQC 400 4MATIC</text:p>
          </table:table-cell>
          <table:table-cell table:style-name="ce7" office:value-type="float" office:value="5.1" calcext:value-type="float">
            <text:p>5.1</text:p>
          </table:table-cell>
          <table:table-cell table:style-name="ce9" table:formula="of:=[.D12]/1.0356" office:value-type="float" office:value="4.92468134414832" calcext:value-type="float">
            <text:p>4.92 sec</text:p>
          </table:table-cell>
          <table:table-cell table:style-name="ce2" office:value-type="float" office:value="180" calcext:value-type="float">
            <text:p>180</text:p>
          </table:table-cell>
          <table:table-cell table:style-name="ce12" table:formula="of:=[.F12]*0.62" office:value-type="float" office:value="111.6" calcext:value-type="float">
            <text:p>112 mi/hr</text:p>
          </table:table-cell>
          <table:table-cell table:style-name="ce2" office:value-type="float" office:value="370" calcext:value-type="float">
            <text:p>370</text:p>
          </table:table-cell>
          <table:table-cell table:style-name="ce14" table:formula="of:=[.H12]*0.62" office:value-type="float" office:value="229.4" calcext:value-type="float">
            <text:p>229 mi</text:p>
          </table:table-cell>
          <table:table-cell table:style-name="ce2" office:value-type="float" office:value="216" calcext:value-type="float">
            <text:p>216</text:p>
          </table:table-cell>
          <table:table-cell table:style-name="ce16" table:formula="of:=[.J12]*1.6" office:value-type="float" office:value="345.6" calcext:value-type="float">
            <text:p>346 Wh/mi</text:p>
          </table:table-cell>
          <table:table-cell table:style-name="ce2" office:value-type="float" office:value="440" calcext:value-type="float">
            <text:p>440</text:p>
          </table:table-cell>
          <table:table-cell table:style-name="ce12" table:formula="of:=IFERROR([.L12]/1.0356; &quot;N/a&quot;)" office:value-type="float" office:value="424.874468906914" calcext:value-type="float">
            <text:p>425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All Wheel Drive</text:p>
          </table:table-cell>
          <table:table-cell table:style-name="ce2" office:value-type="string" calcext:value-type="string">
            <text:p>Type 2 CCS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string" calcext:value-type="string">
            <text:p>D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9484" calcext:value-type="float">
            <text:p>69484</text:p>
          </table:table-cell>
          <table:table-cell table:style-name="ce47" table:formula="of:=[.T12]/1.1" office:value-type="float" office:value="63167.2727272727" calcext:value-type="float">
            <text:p>$63,167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Nissan</text:p>
          </table:table-cell>
          <table:table-cell table:style-name="ce4" office:value-type="string" calcext:value-type="string">
            <text:p>Leaf</text:p>
          </table:table-cell>
          <table:table-cell table:style-name="ce7" office:value-type="float" office:value="7.9" calcext:value-type="float">
            <text:p>7.9</text:p>
          </table:table-cell>
          <table:table-cell table:style-name="ce9" table:formula="of:=[.D13]/1.0356" office:value-type="float" office:value="7.62842796446504" calcext:value-type="float">
            <text:p>7.63 sec</text:p>
          </table:table-cell>
          <table:table-cell table:style-name="ce2" office:value-type="float" office:value="144" calcext:value-type="float">
            <text:p>144</text:p>
          </table:table-cell>
          <table:table-cell table:style-name="ce12" table:formula="of:=[.F13]*0.62" office:value-type="float" office:value="89.28" calcext:value-type="float">
            <text:p>89 mi/hr</text:p>
          </table:table-cell>
          <table:table-cell table:style-name="ce2" office:value-type="float" office:value="220" calcext:value-type="float">
            <text:p>220</text:p>
          </table:table-cell>
          <table:table-cell table:style-name="ce14" table:formula="of:=[.H13]*0.62" office:value-type="float" office:value="136.4" calcext:value-type="float">
            <text:p>136 mi</text:p>
          </table:table-cell>
          <table:table-cell table:style-name="ce2" office:value-type="float" office:value="164" calcext:value-type="float">
            <text:p>164</text:p>
          </table:table-cell>
          <table:table-cell table:style-name="ce16" table:formula="of:=[.J13]*1.6" office:value-type="float" office:value="262.4" calcext:value-type="float">
            <text:p>262 Wh/mi</text:p>
          </table:table-cell>
          <table:table-cell table:style-name="ce2" office:value-type="float" office:value="230" calcext:value-type="float">
            <text:p>230</text:p>
          </table:table-cell>
          <table:table-cell table:style-name="ce12" table:formula="of:=IFERROR([.L13]/1.0356; &quot;N/a&quot;)" office:value-type="float" office:value="222.09347238316" calcext:value-type="float">
            <text:p>222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Front Wheel Drive</text:p>
          </table:table-cell>
          <table:table-cell table:style-name="ce2" office:value-type="string" calcext:value-type="string">
            <text:p>Type 2 CHAdeMO</text:p>
          </table:table-cell>
          <table:table-cell table:style-name="ce2" office:value-type="string" calcext:value-type="string">
            <text:p>Hatchback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9234" calcext:value-type="float">
            <text:p>29234</text:p>
          </table:table-cell>
          <table:table-cell table:style-name="ce47" table:formula="of:=[.T13]/1.1" office:value-type="float" office:value="26576.3636363636" calcext:value-type="float">
            <text:p>$26,576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Hyundai</text:p>
          </table:table-cell>
          <table:table-cell table:style-name="ce4" office:value-type="string" calcext:value-type="string">
            <text:p>Kona Electric 64 kWh</text:p>
          </table:table-cell>
          <table:table-cell table:style-name="ce7" office:value-type="float" office:value="7.9" calcext:value-type="float">
            <text:p>7.9</text:p>
          </table:table-cell>
          <table:table-cell table:style-name="ce9" table:formula="of:=[.D14]/1.0356" office:value-type="float" office:value="7.62842796446504" calcext:value-type="float">
            <text:p>7.63 sec</text:p>
          </table:table-cell>
          <table:table-cell table:style-name="ce2" office:value-type="float" office:value="167" calcext:value-type="float">
            <text:p>167</text:p>
          </table:table-cell>
          <table:table-cell table:style-name="ce12" table:formula="of:=[.F14]*0.62" office:value-type="float" office:value="103.54" calcext:value-type="float">
            <text:p>104 mi/hr</text:p>
          </table:table-cell>
          <table:table-cell table:style-name="ce2" office:value-type="float" office:value="400" calcext:value-type="float">
            <text:p>400</text:p>
          </table:table-cell>
          <table:table-cell table:style-name="ce14" table:formula="of:=[.H14]*0.62" office:value-type="float" office:value="248" calcext:value-type="float">
            <text:p>248 mi</text:p>
          </table:table-cell>
          <table:table-cell table:style-name="ce2" office:value-type="float" office:value="160" calcext:value-type="float">
            <text:p>160</text:p>
          </table:table-cell>
          <table:table-cell table:style-name="ce16" table:formula="of:=[.J14]*1.6" office:value-type="float" office:value="256" calcext:value-type="float">
            <text:p>256 Wh/mi</text:p>
          </table:table-cell>
          <table:table-cell table:style-name="ce2" office:value-type="float" office:value="380" calcext:value-type="float">
            <text:p>380</text:p>
          </table:table-cell>
          <table:table-cell table:style-name="ce12" table:formula="of:=IFERROR([.L14]/1.0356; &quot;N/a&quot;)" office:value-type="float" office:value="366.937041328698" calcext:value-type="float">
            <text:p>367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Front Wheel Drive</text:p>
          </table:table-cell>
          <table:table-cell table:style-name="ce2" office:value-type="string" calcext:value-type="string">
            <text:p>Type 2 CCS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0795" calcext:value-type="float">
            <text:p>40795</text:p>
          </table:table-cell>
          <table:table-cell table:style-name="ce47" table:formula="of:=[.T14]/1.1" office:value-type="float" office:value="37086.3636363636" calcext:value-type="float">
            <text:p>$37,086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BMW</text:p>
          </table:table-cell>
          <table:table-cell table:style-name="ce4" office:value-type="string" calcext:value-type="string">
            <text:p>i4</text:p>
          </table:table-cell>
          <table:table-cell table:style-name="ce7" office:value-type="float" office:value="4" calcext:value-type="float">
            <text:p>4.0</text:p>
          </table:table-cell>
          <table:table-cell table:style-name="ce9" table:formula="of:=[.D15]/1.0356" office:value-type="float" office:value="3.86249517188103" calcext:value-type="float">
            <text:p>3.86 sec</text:p>
          </table:table-cell>
          <table:table-cell table:style-name="ce2" office:value-type="float" office:value="200" calcext:value-type="float">
            <text:p>200</text:p>
          </table:table-cell>
          <table:table-cell table:style-name="ce12" table:formula="of:=[.F15]*0.62" office:value-type="float" office:value="124" calcext:value-type="float">
            <text:p>124 mi/hr</text:p>
          </table:table-cell>
          <table:table-cell table:style-name="ce2" office:value-type="float" office:value="450" calcext:value-type="float">
            <text:p>450</text:p>
          </table:table-cell>
          <table:table-cell table:style-name="ce14" table:formula="of:=[.H15]*0.62" office:value-type="float" office:value="279" calcext:value-type="float">
            <text:p>279 mi</text:p>
          </table:table-cell>
          <table:table-cell table:style-name="ce2" office:value-type="float" office:value="178" calcext:value-type="float">
            <text:p>178</text:p>
          </table:table-cell>
          <table:table-cell table:style-name="ce16" table:formula="of:=[.J15]*1.6" office:value-type="float" office:value="284.8" calcext:value-type="float">
            <text:p>285 Wh/mi</text:p>
          </table:table-cell>
          <table:table-cell table:style-name="ce2" office:value-type="float" office:value="650" calcext:value-type="float">
            <text:p>650</text:p>
          </table:table-cell>
          <table:table-cell table:style-name="ce12" table:formula="of:=IFERROR([.L15]/1.0356; &quot;N/a&quot;)" office:value-type="float" office:value="627.655465430668" calcext:value-type="float">
            <text:p>628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Rear Wheel Drive</text:p>
          </table:table-cell>
          <table:table-cell table:style-name="ce2" office:value-type="string" calcext:value-type="string">
            <text:p>Type 2 CCS</text:p>
          </table:table-cell>
          <table:table-cell table:style-name="ce2" office:value-type="string" calcext:value-type="string">
            <text:p>Sedan</text:p>
          </table:table-cell>
          <table:table-cell table:style-name="ce2" office:value-type="string" calcext:value-type="string">
            <text:p>D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5000" calcext:value-type="float">
            <text:p>65000</text:p>
          </table:table-cell>
          <table:table-cell table:style-name="ce47" table:formula="of:=[.T15]/1.1" office:value-type="float" office:value="59090.9090909091" calcext:value-type="float">
            <text:p>$59,091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Hyundai</text:p>
          </table:table-cell>
          <table:table-cell table:style-name="ce4" office:value-type="string" calcext:value-type="string">
            <text:p>IONIQ Electric</text:p>
          </table:table-cell>
          <table:table-cell table:style-name="ce7" office:value-type="float" office:value="9.7" calcext:value-type="float">
            <text:p>9.7</text:p>
          </table:table-cell>
          <table:table-cell table:style-name="ce9" table:formula="of:=[.D16]/1.0356" office:value-type="float" office:value="9.36655079181151" calcext:value-type="float">
            <text:p>9.37 sec</text:p>
          </table:table-cell>
          <table:table-cell table:style-name="ce2" office:value-type="float" office:value="165" calcext:value-type="float">
            <text:p>165</text:p>
          </table:table-cell>
          <table:table-cell table:style-name="ce12" table:formula="of:=[.F16]*0.62" office:value-type="float" office:value="102.3" calcext:value-type="float">
            <text:p>102 mi/hr</text:p>
          </table:table-cell>
          <table:table-cell table:style-name="ce2" office:value-type="float" office:value="250" calcext:value-type="float">
            <text:p>250</text:p>
          </table:table-cell>
          <table:table-cell table:style-name="ce14" table:formula="of:=[.H16]*0.62" office:value-type="float" office:value="155" calcext:value-type="float">
            <text:p>155 mi</text:p>
          </table:table-cell>
          <table:table-cell table:style-name="ce2" office:value-type="float" office:value="153" calcext:value-type="float">
            <text:p>153</text:p>
          </table:table-cell>
          <table:table-cell table:style-name="ce16" table:formula="of:=[.J16]*1.6" office:value-type="float" office:value="244.8" calcext:value-type="float">
            <text:p>245 Wh/mi</text:p>
          </table:table-cell>
          <table:table-cell table:style-name="ce2" office:value-type="float" office:value="210" calcext:value-type="float">
            <text:p>210</text:p>
          </table:table-cell>
          <table:table-cell table:style-name="ce12" table:formula="of:=IFERROR([.L16]/1.0356; &quot;N/a&quot;)" office:value-type="float" office:value="202.780996523754" calcext:value-type="float">
            <text:p>203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Front Wheel Drive</text:p>
          </table:table-cell>
          <table:table-cell table:style-name="ce2" office:value-type="string" calcext:value-type="string">
            <text:p>Type 2 CCS</text:p>
          </table:table-cell>
          <table:table-cell table:style-name="ce2" office:value-type="string" calcext:value-type="string">
            <text:p>Liftback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4459" calcext:value-type="float">
            <text:p>34459</text:p>
          </table:table-cell>
          <table:table-cell table:style-name="ce47" table:formula="of:=[.T16]/1.1" office:value-type="float" office:value="31326.3636363636" calcext:value-type="float">
            <text:p>$31,326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Volkswagen</text:p>
          </table:table-cell>
          <table:table-cell table:style-name="ce4" office:value-type="string" calcext:value-type="string">
            <text:p>ID.3 Pro S</text:p>
          </table:table-cell>
          <table:table-cell table:style-name="ce7" office:value-type="float" office:value="7.9" calcext:value-type="float">
            <text:p>7.9</text:p>
          </table:table-cell>
          <table:table-cell table:style-name="ce9" table:formula="of:=[.D17]/1.0356" office:value-type="float" office:value="7.62842796446504" calcext:value-type="float">
            <text:p>7.63 sec</text:p>
          </table:table-cell>
          <table:table-cell table:style-name="ce2" office:value-type="float" office:value="160" calcext:value-type="float">
            <text:p>160</text:p>
          </table:table-cell>
          <table:table-cell table:style-name="ce12" table:formula="of:=[.F17]*0.62" office:value-type="float" office:value="99.2" calcext:value-type="float">
            <text:p>99 mi/hr</text:p>
          </table:table-cell>
          <table:table-cell table:style-name="ce2" office:value-type="float" office:value="440" calcext:value-type="float">
            <text:p>440</text:p>
          </table:table-cell>
          <table:table-cell table:style-name="ce14" table:formula="of:=[.H17]*0.62" office:value-type="float" office:value="272.8" calcext:value-type="float">
            <text:p>273 mi</text:p>
          </table:table-cell>
          <table:table-cell table:style-name="ce2" office:value-type="float" office:value="175" calcext:value-type="float">
            <text:p>175</text:p>
          </table:table-cell>
          <table:table-cell table:style-name="ce16" table:formula="of:=[.J17]*1.6" office:value-type="float" office:value="280" calcext:value-type="float">
            <text:p>280 Wh/mi</text:p>
          </table:table-cell>
          <table:table-cell table:style-name="ce2" office:value-type="float" office:value="590" calcext:value-type="float">
            <text:p>590</text:p>
          </table:table-cell>
          <table:table-cell table:style-name="ce12" table:formula="of:=IFERROR([.L17]/1.0356; &quot;N/a&quot;)" office:value-type="float" office:value="569.718037852453" calcext:value-type="float">
            <text:p>570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Rear Wheel Drive</text:p>
          </table:table-cell>
          <table:table-cell table:style-name="ce2" office:value-type="string" calcext:value-type="string">
            <text:p>Type 2 CCS</text:p>
          </table:table-cell>
          <table:table-cell table:style-name="ce2" office:value-type="string" calcext:value-type="string">
            <text:p>Hatchback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0936" calcext:value-type="float">
            <text:p>40936</text:p>
          </table:table-cell>
          <table:table-cell table:style-name="ce47" table:formula="of:=[.T17]/1.1" office:value-type="float" office:value="37214.5454545454" calcext:value-type="float">
            <text:p>$37,215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Porsche</text:p>
          </table:table-cell>
          <table:table-cell table:style-name="ce4" office:value-type="string" calcext:value-type="string">
            <text:p>Taycan Turbo S</text:p>
          </table:table-cell>
          <table:table-cell table:style-name="ce7" office:value-type="float" office:value="2.8" calcext:value-type="float">
            <text:p>2.8</text:p>
          </table:table-cell>
          <table:table-cell table:style-name="ce9" table:formula="of:=[.D18]/1.0356" office:value-type="float" office:value="2.70374662031672" calcext:value-type="float">
            <text:p>2.70 sec</text:p>
          </table:table-cell>
          <table:table-cell table:style-name="ce2" office:value-type="float" office:value="260" calcext:value-type="float">
            <text:p>260</text:p>
          </table:table-cell>
          <table:table-cell table:style-name="ce12" table:formula="of:=[.F18]*0.62" office:value-type="float" office:value="161.2" calcext:value-type="float">
            <text:p>161 mi/hr</text:p>
          </table:table-cell>
          <table:table-cell table:style-name="ce2" office:value-type="float" office:value="375" calcext:value-type="float">
            <text:p>375</text:p>
          </table:table-cell>
          <table:table-cell table:style-name="ce14" table:formula="of:=[.H18]*0.62" office:value-type="float" office:value="232.5" calcext:value-type="float">
            <text:p>233 mi</text:p>
          </table:table-cell>
          <table:table-cell table:style-name="ce2" office:value-type="float" office:value="223" calcext:value-type="float">
            <text:p>223</text:p>
          </table:table-cell>
          <table:table-cell table:style-name="ce16" table:formula="of:=[.J18]*1.6" office:value-type="float" office:value="356.8" calcext:value-type="float">
            <text:p>357 Wh/mi</text:p>
          </table:table-cell>
          <table:table-cell table:style-name="ce2" office:value-type="float" office:value="780" calcext:value-type="float">
            <text:p>780</text:p>
          </table:table-cell>
          <table:table-cell table:style-name="ce12" table:formula="of:=IFERROR([.L18]/1.0356; &quot;N/a&quot;)" office:value-type="float" office:value="753.186558516802" calcext:value-type="float">
            <text:p>753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All Wheel Drive</text:p>
          </table:table-cell>
          <table:table-cell table:style-name="ce2" office:value-type="string" calcext:value-type="string">
            <text:p>Type 2 CCS</text:p>
          </table:table-cell>
          <table:table-cell table:style-name="ce2" office:value-type="string" calcext:value-type="string">
            <text:p>Sedan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80781" calcext:value-type="float">
            <text:p>180781</text:p>
          </table:table-cell>
          <table:table-cell table:style-name="ce47" table:formula="of:=[.T18]/1.1" office:value-type="float" office:value="164346.363636364" calcext:value-type="float">
            <text:p>$164,346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Volkswagen</text:p>
          </table:table-cell>
          <table:table-cell table:style-name="ce4" office:value-type="string" calcext:value-type="string">
            <text:p>e-Up!</text:p>
          </table:table-cell>
          <table:table-cell table:style-name="ce7" office:value-type="float" office:value="11.9" calcext:value-type="float">
            <text:p>11.9</text:p>
          </table:table-cell>
          <table:table-cell table:style-name="ce9" table:formula="of:=[.D19]/1.0356" office:value-type="float" office:value="11.4909231363461" calcext:value-type="float">
            <text:p>11.49 sec</text:p>
          </table:table-cell>
          <table:table-cell table:style-name="ce2" office:value-type="float" office:value="130" calcext:value-type="float">
            <text:p>130</text:p>
          </table:table-cell>
          <table:table-cell table:style-name="ce12" table:formula="of:=[.F19]*0.62" office:value-type="float" office:value="80.6" calcext:value-type="float">
            <text:p>81 mi/hr</text:p>
          </table:table-cell>
          <table:table-cell table:style-name="ce2" office:value-type="float" office:value="195" calcext:value-type="float">
            <text:p>195</text:p>
          </table:table-cell>
          <table:table-cell table:style-name="ce14" table:formula="of:=[.H19]*0.62" office:value-type="float" office:value="120.9" calcext:value-type="float">
            <text:p>121 mi</text:p>
          </table:table-cell>
          <table:table-cell table:style-name="ce2" office:value-type="float" office:value="166" calcext:value-type="float">
            <text:p>166</text:p>
          </table:table-cell>
          <table:table-cell table:style-name="ce16" table:formula="of:=[.J19]*1.6" office:value-type="float" office:value="265.6" calcext:value-type="float">
            <text:p>266 Wh/mi</text:p>
          </table:table-cell>
          <table:table-cell table:style-name="ce2" office:value-type="float" office:value="170" calcext:value-type="float">
            <text:p>170</text:p>
          </table:table-cell>
          <table:table-cell table:style-name="ce12" table:formula="of:=IFERROR([.L19]/1.0356; &quot;N/a&quot;)" office:value-type="float" office:value="164.156044804944" calcext:value-type="float">
            <text:p>164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Front Wheel Drive</text:p>
          </table:table-cell>
          <table:table-cell table:style-name="ce2" office:value-type="string" calcext:value-type="string">
            <text:p>Type 2 CCS</text:p>
          </table:table-cell>
          <table:table-cell table:style-name="ce2" office:value-type="string" calcext:value-type="string">
            <text:p>Hatchback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1421" calcext:value-type="float">
            <text:p>21421</text:p>
          </table:table-cell>
          <table:table-cell table:style-name="ce47" table:formula="of:=[.T19]/1.1" office:value-type="float" office:value="19473.6363636364" calcext:value-type="float">
            <text:p>$19,474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MG</text:p>
          </table:table-cell>
          <table:table-cell table:style-name="ce4" office:value-type="string" calcext:value-type="string">
            <text:p>ZS EV</text:p>
          </table:table-cell>
          <table:table-cell table:style-name="ce7" office:value-type="float" office:value="8.2" calcext:value-type="float">
            <text:p>8.2</text:p>
          </table:table-cell>
          <table:table-cell table:style-name="ce9" table:formula="of:=[.D20]/1.0356" office:value-type="float" office:value="7.91811510235612" calcext:value-type="float">
            <text:p>7.92 sec</text:p>
          </table:table-cell>
          <table:table-cell table:style-name="ce2" office:value-type="float" office:value="140" calcext:value-type="float">
            <text:p>140</text:p>
          </table:table-cell>
          <table:table-cell table:style-name="ce12" table:formula="of:=[.F20]*0.62" office:value-type="float" office:value="86.8" calcext:value-type="float">
            <text:p>87 mi/hr</text:p>
          </table:table-cell>
          <table:table-cell table:style-name="ce2" office:value-type="float" office:value="220" calcext:value-type="float">
            <text:p>220</text:p>
          </table:table-cell>
          <table:table-cell table:style-name="ce14" table:formula="of:=[.H20]*0.62" office:value-type="float" office:value="136.4" calcext:value-type="float">
            <text:p>136 mi</text:p>
          </table:table-cell>
          <table:table-cell table:style-name="ce2" office:value-type="float" office:value="193" calcext:value-type="float">
            <text:p>193</text:p>
          </table:table-cell>
          <table:table-cell table:style-name="ce16" table:formula="of:=[.J20]*1.6" office:value-type="float" office:value="308.8" calcext:value-type="float">
            <text:p>309 Wh/mi</text:p>
          </table:table-cell>
          <table:table-cell table:style-name="ce2" office:value-type="float" office:value="260" calcext:value-type="float">
            <text:p>260</text:p>
          </table:table-cell>
          <table:table-cell table:style-name="ce12" table:formula="of:=IFERROR([.L20]/1.0356; &quot;N/a&quot;)" office:value-type="float" office:value="251.062186172267" calcext:value-type="float">
            <text:p>251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Front Wheel Drive</text:p>
          </table:table-cell>
          <table:table-cell table:style-name="ce2" office:value-type="string" calcext:value-type="string">
            <text:p>Type 2 CCS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0000" calcext:value-type="float">
            <text:p>30000</text:p>
          </table:table-cell>
          <table:table-cell table:style-name="ce47" table:formula="of:=[.T20]/1.1" office:value-type="float" office:value="27272.7272727273" calcext:value-type="float">
            <text:p>$27,273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Mini</text:p>
          </table:table-cell>
          <table:table-cell table:style-name="ce4" office:value-type="string" calcext:value-type="string">
            <text:p>Cooper SE</text:p>
          </table:table-cell>
          <table:table-cell table:style-name="ce7" office:value-type="float" office:value="7.3" calcext:value-type="float">
            <text:p>7.3</text:p>
          </table:table-cell>
          <table:table-cell table:style-name="ce9" table:formula="of:=[.D21]/1.0356" office:value-type="float" office:value="7.04905368868289" calcext:value-type="float">
            <text:p>7.05 sec</text:p>
          </table:table-cell>
          <table:table-cell table:style-name="ce2" office:value-type="float" office:value="150" calcext:value-type="float">
            <text:p>150</text:p>
          </table:table-cell>
          <table:table-cell table:style-name="ce12" table:formula="of:=[.F21]*0.62" office:value-type="float" office:value="93" calcext:value-type="float">
            <text:p>93 mi/hr</text:p>
          </table:table-cell>
          <table:table-cell table:style-name="ce2" office:value-type="float" office:value="185" calcext:value-type="float">
            <text:p>185</text:p>
          </table:table-cell>
          <table:table-cell table:style-name="ce14" table:formula="of:=[.H21]*0.62" office:value-type="float" office:value="114.7" calcext:value-type="float">
            <text:p>115 mi</text:p>
          </table:table-cell>
          <table:table-cell table:style-name="ce2" office:value-type="float" office:value="156" calcext:value-type="float">
            <text:p>156</text:p>
          </table:table-cell>
          <table:table-cell table:style-name="ce16" table:formula="of:=[.J21]*1.6" office:value-type="float" office:value="249.6" calcext:value-type="float">
            <text:p>250 Wh/mi</text:p>
          </table:table-cell>
          <table:table-cell table:style-name="ce2" office:value-type="float" office:value="260" calcext:value-type="float">
            <text:p>260</text:p>
          </table:table-cell>
          <table:table-cell table:style-name="ce12" table:formula="of:=IFERROR([.L21]/1.0356; &quot;N/a&quot;)" office:value-type="float" office:value="251.062186172267" calcext:value-type="float">
            <text:p>251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Front Wheel Drive</text:p>
          </table:table-cell>
          <table:table-cell table:style-name="ce2" office:value-type="string" calcext:value-type="string">
            <text:p>Type 2 CCS</text:p>
          </table:table-cell>
          <table:table-cell table:style-name="ce2" office:value-type="string" calcext:value-type="string">
            <text:p>Hatchback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1681" calcext:value-type="float">
            <text:p>31681</text:p>
          </table:table-cell>
          <table:table-cell table:style-name="ce47" table:formula="of:=[.T21]/1.1" office:value-type="float" office:value="28800.9090909091" calcext:value-type="float">
            <text:p>$28,801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Opel</text:p>
          </table:table-cell>
          <table:table-cell table:style-name="ce4" office:value-type="string" calcext:value-type="string">
            <text:p>Corsa-e</text:p>
          </table:table-cell>
          <table:table-cell table:style-name="ce7" office:value-type="float" office:value="8.1" calcext:value-type="float">
            <text:p>8.1</text:p>
          </table:table-cell>
          <table:table-cell table:style-name="ce9" table:formula="of:=[.D22]/1.0356" office:value-type="float" office:value="7.8215527230591" calcext:value-type="float">
            <text:p>7.82 sec</text:p>
          </table:table-cell>
          <table:table-cell table:style-name="ce2" office:value-type="float" office:value="150" calcext:value-type="float">
            <text:p>150</text:p>
          </table:table-cell>
          <table:table-cell table:style-name="ce12" table:formula="of:=[.F22]*0.62" office:value-type="float" office:value="93" calcext:value-type="float">
            <text:p>93 mi/hr</text:p>
          </table:table-cell>
          <table:table-cell table:style-name="ce2" office:value-type="float" office:value="275" calcext:value-type="float">
            <text:p>275</text:p>
          </table:table-cell>
          <table:table-cell table:style-name="ce14" table:formula="of:=[.H22]*0.62" office:value-type="float" office:value="170.5" calcext:value-type="float">
            <text:p>171 mi</text:p>
          </table:table-cell>
          <table:table-cell table:style-name="ce2" office:value-type="float" office:value="164" calcext:value-type="float">
            <text:p>164</text:p>
          </table:table-cell>
          <table:table-cell table:style-name="ce16" table:formula="of:=[.J22]*1.6" office:value-type="float" office:value="262.4" calcext:value-type="float">
            <text:p>262 Wh/mi</text:p>
          </table:table-cell>
          <table:table-cell table:style-name="ce2" office:value-type="float" office:value="420" calcext:value-type="float">
            <text:p>420</text:p>
          </table:table-cell>
          <table:table-cell table:style-name="ce12" table:formula="of:=IFERROR([.L22]/1.0356; &quot;N/a&quot;)" office:value-type="float" office:value="405.561993047509" calcext:value-type="float">
            <text:p>406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Front Wheel Drive</text:p>
          </table:table-cell>
          <table:table-cell table:style-name="ce2" office:value-type="string" calcext:value-type="string">
            <text:p>Type 2 CCS</text:p>
          </table:table-cell>
          <table:table-cell table:style-name="ce2" office:value-type="string" calcext:value-type="string">
            <text:p>Hatchback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9146" calcext:value-type="float">
            <text:p>29146</text:p>
          </table:table-cell>
          <table:table-cell table:style-name="ce47" table:formula="of:=[.T22]/1.1" office:value-type="float" office:value="26496.3636363636" calcext:value-type="float">
            <text:p>$26,496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Tesla</text:p>
          </table:table-cell>
          <table:table-cell table:style-name="ce4" office:value-type="string" calcext:value-type="string">
            <text:p>Model Y Long Range Dual Motor</text:p>
          </table:table-cell>
          <table:table-cell table:style-name="ce7" office:value-type="float" office:value="5.1" calcext:value-type="float">
            <text:p>5.1</text:p>
          </table:table-cell>
          <table:table-cell table:style-name="ce9" table:formula="of:=[.D23]/1.0356" office:value-type="float" office:value="4.92468134414832" calcext:value-type="float">
            <text:p>4.92 sec</text:p>
          </table:table-cell>
          <table:table-cell table:style-name="ce2" office:value-type="float" office:value="217" calcext:value-type="float">
            <text:p>217</text:p>
          </table:table-cell>
          <table:table-cell table:style-name="ce12" table:formula="of:=[.F23]*0.62" office:value-type="float" office:value="134.54" calcext:value-type="float">
            <text:p>135 mi/hr</text:p>
          </table:table-cell>
          <table:table-cell table:style-name="ce2" office:value-type="float" office:value="425" calcext:value-type="float">
            <text:p>425</text:p>
          </table:table-cell>
          <table:table-cell table:style-name="ce14" table:formula="of:=[.H23]*0.62" office:value-type="float" office:value="263.5" calcext:value-type="float">
            <text:p>264 mi</text:p>
          </table:table-cell>
          <table:table-cell table:style-name="ce2" office:value-type="float" office:value="171" calcext:value-type="float">
            <text:p>171</text:p>
          </table:table-cell>
          <table:table-cell table:style-name="ce16" table:formula="of:=[.J23]*1.6" office:value-type="float" office:value="273.6" calcext:value-type="float">
            <text:p>274 Wh/mi</text:p>
          </table:table-cell>
          <table:table-cell table:style-name="ce2" office:value-type="float" office:value="930" calcext:value-type="float">
            <text:p>930</text:p>
          </table:table-cell>
          <table:table-cell table:style-name="ce12" table:formula="of:=IFERROR([.L23]/1.0356; &quot;N/a&quot;)" office:value-type="float" office:value="898.030127462341" calcext:value-type="float">
            <text:p>898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All Wheel Drive</text:p>
          </table:table-cell>
          <table:table-cell table:style-name="ce2" office:value-type="string" calcext:value-type="string">
            <text:p>Type 2 CCS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string" calcext:value-type="string">
            <text:p>D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8620" calcext:value-type="float">
            <text:p>58620</text:p>
          </table:table-cell>
          <table:table-cell table:style-name="ce47" table:formula="of:=[.T23]/1.1" office:value-type="float" office:value="53290.9090909091" calcext:value-type="float">
            <text:p>$53,291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Skoda</text:p>
          </table:table-cell>
          <table:table-cell table:style-name="ce4" office:value-type="string" calcext:value-type="string">
            <text:p>Enyaq iV 50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4]/1.0356" office:value-type="float" office:value="9.65623792970259" calcext:value-type="float">
            <text:p>9.66 sec</text:p>
          </table:table-cell>
          <table:table-cell table:style-name="ce2" office:value-type="float" office:value="160" calcext:value-type="float">
            <text:p>160</text:p>
          </table:table-cell>
          <table:table-cell table:style-name="ce12" table:formula="of:=[.F24]*0.62" office:value-type="float" office:value="99.2" calcext:value-type="float">
            <text:p>99 mi/hr</text:p>
          </table:table-cell>
          <table:table-cell table:style-name="ce2" office:value-type="float" office:value="290" calcext:value-type="float">
            <text:p>290</text:p>
          </table:table-cell>
          <table:table-cell table:style-name="ce14" table:formula="of:=[.H24]*0.62" office:value-type="float" office:value="179.8" calcext:value-type="float">
            <text:p>180 mi</text:p>
          </table:table-cell>
          <table:table-cell table:style-name="ce2" office:value-type="float" office:value="179" calcext:value-type="float">
            <text:p>179</text:p>
          </table:table-cell>
          <table:table-cell table:style-name="ce16" table:formula="of:=[.J24]*1.6" office:value-type="float" office:value="286.4" calcext:value-type="float">
            <text:p>286 Wh/mi</text:p>
          </table:table-cell>
          <table:table-cell table:style-name="ce2" office:value-type="float" office:value="230" calcext:value-type="float">
            <text:p>230</text:p>
          </table:table-cell>
          <table:table-cell table:style-name="ce12" table:formula="of:=IFERROR([.L24]/1.0356; &quot;N/a&quot;)" office:value-type="float" office:value="222.09347238316" calcext:value-type="float">
            <text:p>222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Rear Wheel Drive</text:p>
          </table:table-cell>
          <table:table-cell table:style-name="ce2" office:value-type="string" calcext:value-type="string">
            <text:p>Type 2 CCS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5000" calcext:value-type="float">
            <text:p>35000</text:p>
          </table:table-cell>
          <table:table-cell table:style-name="ce47" table:formula="of:=[.T24]/1.1" office:value-type="float" office:value="31818.1818181818" calcext:value-type="float">
            <text:p>$31,818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Audi</text:p>
          </table:table-cell>
          <table:table-cell table:style-name="ce4" office:value-type="string" calcext:value-type="string">
            <text:p>e-tron GT</text:p>
          </table:table-cell>
          <table:table-cell table:style-name="ce7" office:value-type="float" office:value="3.5" calcext:value-type="float">
            <text:p>3.5</text:p>
          </table:table-cell>
          <table:table-cell table:style-name="ce9" table:formula="of:=[.D25]/1.0356" office:value-type="float" office:value="3.37968327539591" calcext:value-type="float">
            <text:p>3.38 sec</text:p>
          </table:table-cell>
          <table:table-cell table:style-name="ce2" office:value-type="float" office:value="240" calcext:value-type="float">
            <text:p>240</text:p>
          </table:table-cell>
          <table:table-cell table:style-name="ce12" table:formula="of:=[.F25]*0.62" office:value-type="float" office:value="148.8" calcext:value-type="float">
            <text:p>149 mi/hr</text:p>
          </table:table-cell>
          <table:table-cell table:style-name="ce2" office:value-type="float" office:value="425" calcext:value-type="float">
            <text:p>425</text:p>
          </table:table-cell>
          <table:table-cell table:style-name="ce14" table:formula="of:=[.H25]*0.62" office:value-type="float" office:value="263.5" calcext:value-type="float">
            <text:p>264 mi</text:p>
          </table:table-cell>
          <table:table-cell table:style-name="ce2" office:value-type="float" office:value="197" calcext:value-type="float">
            <text:p>197</text:p>
          </table:table-cell>
          <table:table-cell table:style-name="ce16" table:formula="of:=[.J25]*1.6" office:value-type="float" office:value="315.2" calcext:value-type="float">
            <text:p>315 Wh/mi</text:p>
          </table:table-cell>
          <table:table-cell table:style-name="ce2" office:value-type="float" office:value="850" calcext:value-type="float">
            <text:p>850</text:p>
          </table:table-cell>
          <table:table-cell table:style-name="ce12" table:formula="of:=IFERROR([.L25]/1.0356; &quot;N/a&quot;)" office:value-type="float" office:value="820.78022402472" calcext:value-type="float">
            <text:p>821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All Wheel Drive</text:p>
          </table:table-cell>
          <table:table-cell table:style-name="ce2" office:value-type="string" calcext:value-type="string">
            <text:p>Type 2 CCS</text:p>
          </table:table-cell>
          <table:table-cell table:style-name="ce2" office:value-type="string" calcext:value-type="string">
            <text:p>Sedan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25000" calcext:value-type="float">
            <text:p>125000</text:p>
          </table:table-cell>
          <table:table-cell table:style-name="ce47" table:formula="of:=[.T25]/1.1" office:value-type="float" office:value="113636.363636364" calcext:value-type="float">
            <text:p>$113,636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Tesla</text:p>
          </table:table-cell>
          <table:table-cell table:style-name="ce4" office:value-type="string" calcext:value-type="string">
            <text:p>Model 3 Long Range Performance</text:p>
          </table:table-cell>
          <table:table-cell table:style-name="ce7" office:value-type="float" office:value="3.4" calcext:value-type="float">
            <text:p>3.4</text:p>
          </table:table-cell>
          <table:table-cell table:style-name="ce9" table:formula="of:=[.D26]/1.0356" office:value-type="float" office:value="3.28312089609888" calcext:value-type="float">
            <text:p>3.28 sec</text:p>
          </table:table-cell>
          <table:table-cell table:style-name="ce2" office:value-type="float" office:value="261" calcext:value-type="float">
            <text:p>261</text:p>
          </table:table-cell>
          <table:table-cell table:style-name="ce12" table:formula="of:=[.F26]*0.62" office:value-type="float" office:value="161.82" calcext:value-type="float">
            <text:p>162 mi/hr</text:p>
          </table:table-cell>
          <table:table-cell table:style-name="ce2" office:value-type="float" office:value="435" calcext:value-type="float">
            <text:p>435</text:p>
          </table:table-cell>
          <table:table-cell table:style-name="ce14" table:formula="of:=[.H26]*0.62" office:value-type="float" office:value="269.7" calcext:value-type="float">
            <text:p>270 mi</text:p>
          </table:table-cell>
          <table:table-cell table:style-name="ce2" office:value-type="float" office:value="167" calcext:value-type="float">
            <text:p>167</text:p>
          </table:table-cell>
          <table:table-cell table:style-name="ce16" table:formula="of:=[.J26]*1.6" office:value-type="float" office:value="267.2" calcext:value-type="float">
            <text:p>267 Wh/mi</text:p>
          </table:table-cell>
          <table:table-cell table:style-name="ce2" office:value-type="float" office:value="910" calcext:value-type="float">
            <text:p>910</text:p>
          </table:table-cell>
          <table:table-cell table:style-name="ce12" table:formula="of:=IFERROR([.L26]/1.0356; &quot;N/a&quot;)" office:value-type="float" office:value="878.717651602936" calcext:value-type="float">
            <text:p>879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All Wheel Drive</text:p>
          </table:table-cell>
          <table:table-cell table:style-name="ce2" office:value-type="string" calcext:value-type="string">
            <text:p>Type 2 CCS</text:p>
          </table:table-cell>
          <table:table-cell table:style-name="ce2" office:value-type="string" calcext:value-type="string">
            <text:p>Sedan</text:p>
          </table:table-cell>
          <table:table-cell table:style-name="ce2" office:value-type="string" calcext:value-type="string">
            <text:p>D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1480" calcext:value-type="float">
            <text:p>61480</text:p>
          </table:table-cell>
          <table:table-cell table:style-name="ce47" table:formula="of:=[.T26]/1.1" office:value-type="float" office:value="55890.9090909091" calcext:value-type="float">
            <text:p>$55,891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Volkswagen</text:p>
          </table:table-cell>
          <table:table-cell table:style-name="ce4" office:value-type="string" calcext:value-type="string">
            <text:p>ID.4</text:p>
          </table:table-cell>
          <table:table-cell table:style-name="ce7" office:value-type="float" office:value="7.5" calcext:value-type="float">
            <text:p>7.5</text:p>
          </table:table-cell>
          <table:table-cell table:style-name="ce9" table:formula="of:=[.D27]/1.0356" office:value-type="float" office:value="7.24217844727694" calcext:value-type="float">
            <text:p>7.24 sec</text:p>
          </table:table-cell>
          <table:table-cell table:style-name="ce2" office:value-type="float" office:value="160" calcext:value-type="float">
            <text:p>160</text:p>
          </table:table-cell>
          <table:table-cell table:style-name="ce12" table:formula="of:=[.F27]*0.62" office:value-type="float" office:value="99.2" calcext:value-type="float">
            <text:p>99 mi/hr</text:p>
          </table:table-cell>
          <table:table-cell table:style-name="ce2" office:value-type="float" office:value="420" calcext:value-type="float">
            <text:p>420</text:p>
          </table:table-cell>
          <table:table-cell table:style-name="ce14" table:formula="of:=[.H27]*0.62" office:value-type="float" office:value="260.4" calcext:value-type="float">
            <text:p>260 mi</text:p>
          </table:table-cell>
          <table:table-cell table:style-name="ce2" office:value-type="float" office:value="183" calcext:value-type="float">
            <text:p>183</text:p>
          </table:table-cell>
          <table:table-cell table:style-name="ce16" table:formula="of:=[.J27]*1.6" office:value-type="float" office:value="292.8" calcext:value-type="float">
            <text:p>293 Wh/mi</text:p>
          </table:table-cell>
          <table:table-cell table:style-name="ce2" office:value-type="float" office:value="560" calcext:value-type="float">
            <text:p>560</text:p>
          </table:table-cell>
          <table:table-cell table:style-name="ce12" table:formula="of:=IFERROR([.L27]/1.0356; &quot;N/a&quot;)" office:value-type="float" office:value="540.749324063345" calcext:value-type="float">
            <text:p>541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Rear Wheel Drive</text:p>
          </table:table-cell>
          <table:table-cell table:style-name="ce2" office:value-type="string" calcext:value-type="string">
            <text:p>Type 2 CCS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5000" calcext:value-type="float">
            <text:p>45000</text:p>
          </table:table-cell>
          <table:table-cell table:style-name="ce47" table:formula="of:=[.T27]/1.1" office:value-type="float" office:value="40909.0909090909" calcext:value-type="float">
            <text:p>$40,909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Volkswagen</text:p>
          </table:table-cell>
          <table:table-cell table:style-name="ce4" office:value-type="string" calcext:value-type="string">
            <text:p>ID.3 Pro</text:p>
          </table:table-cell>
          <table:table-cell table:style-name="ce7" office:value-type="float" office:value="9" calcext:value-type="float">
            <text:p>9.0</text:p>
          </table:table-cell>
          <table:table-cell table:style-name="ce9" table:formula="of:=[.D28]/1.0356" office:value-type="float" office:value="8.69061413673233" calcext:value-type="float">
            <text:p>8.69 sec</text:p>
          </table:table-cell>
          <table:table-cell table:style-name="ce2" office:value-type="float" office:value="160" calcext:value-type="float">
            <text:p>160</text:p>
          </table:table-cell>
          <table:table-cell table:style-name="ce12" table:formula="of:=[.F28]*0.62" office:value-type="float" office:value="99.2" calcext:value-type="float">
            <text:p>99 mi/hr</text:p>
          </table:table-cell>
          <table:table-cell table:style-name="ce2" office:value-type="float" office:value="350" calcext:value-type="float">
            <text:p>350</text:p>
          </table:table-cell>
          <table:table-cell table:style-name="ce14" table:formula="of:=[.H28]*0.62" office:value-type="float" office:value="217" calcext:value-type="float">
            <text:p>217 mi</text:p>
          </table:table-cell>
          <table:table-cell table:style-name="ce2" office:value-type="float" office:value="166" calcext:value-type="float">
            <text:p>166</text:p>
          </table:table-cell>
          <table:table-cell table:style-name="ce16" table:formula="of:=[.J28]*1.6" office:value-type="float" office:value="265.6" calcext:value-type="float">
            <text:p>266 Wh/mi</text:p>
          </table:table-cell>
          <table:table-cell table:style-name="ce2" office:value-type="float" office:value="490" calcext:value-type="float">
            <text:p>490</text:p>
          </table:table-cell>
          <table:table-cell table:style-name="ce12" table:formula="of:=IFERROR([.L28]/1.0356; &quot;N/a&quot;)" office:value-type="float" office:value="473.155658555427" calcext:value-type="float">
            <text:p>473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Rear Wheel Drive</text:p>
          </table:table-cell>
          <table:table-cell table:style-name="ce2" office:value-type="string" calcext:value-type="string">
            <text:p>Type 2 CCS</text:p>
          </table:table-cell>
          <table:table-cell table:style-name="ce2" office:value-type="string" calcext:value-type="string">
            <text:p>Hatchback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3000" calcext:value-type="float">
            <text:p>33000</text:p>
          </table:table-cell>
          <table:table-cell table:style-name="ce47" table:formula="of:=[.T28]/1.1" office:value-type="float" office:value="30000" calcext:value-type="float">
            <text:p>$30,000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Volvo</text:p>
          </table:table-cell>
          <table:table-cell table:style-name="ce4" office:value-type="string" calcext:value-type="string">
            <text:p>XC40 P8 AWD Recharge</text:p>
          </table:table-cell>
          <table:table-cell table:style-name="ce7" office:value-type="float" office:value="4.9" calcext:value-type="float">
            <text:p>4.9</text:p>
          </table:table-cell>
          <table:table-cell table:style-name="ce9" table:formula="of:=[.D29]/1.0356" office:value-type="float" office:value="4.73155658555427" calcext:value-type="float">
            <text:p>4.73 sec</text:p>
          </table:table-cell>
          <table:table-cell table:style-name="ce2" office:value-type="float" office:value="180" calcext:value-type="float">
            <text:p>180</text:p>
          </table:table-cell>
          <table:table-cell table:style-name="ce12" table:formula="of:=[.F29]*0.62" office:value-type="float" office:value="111.6" calcext:value-type="float">
            <text:p>112 mi/hr</text:p>
          </table:table-cell>
          <table:table-cell table:style-name="ce2" office:value-type="float" office:value="375" calcext:value-type="float">
            <text:p>375</text:p>
          </table:table-cell>
          <table:table-cell table:style-name="ce14" table:formula="of:=[.H29]*0.62" office:value-type="float" office:value="232.5" calcext:value-type="float">
            <text:p>233 mi</text:p>
          </table:table-cell>
          <table:table-cell table:style-name="ce2" office:value-type="float" office:value="200" calcext:value-type="float">
            <text:p>200</text:p>
          </table:table-cell>
          <table:table-cell table:style-name="ce16" table:formula="of:=[.J29]*1.6" office:value-type="float" office:value="320" calcext:value-type="float">
            <text:p>320 Wh/mi</text:p>
          </table:table-cell>
          <table:table-cell table:style-name="ce2" office:value-type="float" office:value="470" calcext:value-type="float">
            <text:p>470</text:p>
          </table:table-cell>
          <table:table-cell table:style-name="ce12" table:formula="of:=IFERROR([.L29]/1.0356; &quot;N/a&quot;)" office:value-type="float" office:value="453.843182696022" calcext:value-type="float">
            <text:p>454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All Wheel Drive</text:p>
          </table:table-cell>
          <table:table-cell table:style-name="ce2" office:value-type="string" calcext:value-type="string">
            <text:p>Type 2 CCS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0437" calcext:value-type="float">
            <text:p>60437</text:p>
          </table:table-cell>
          <table:table-cell table:style-name="ce47" table:formula="of:=[.T29]/1.1" office:value-type="float" office:value="54942.7272727273" calcext:value-type="float">
            <text:p>$54,943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BMW</text:p>
          </table:table-cell>
          <table:table-cell table:style-name="ce4" office:value-type="string" calcext:value-type="string">
            <text:p>i3 120 Ah</text:p>
          </table:table-cell>
          <table:table-cell table:style-name="ce7" office:value-type="float" office:value="7.3" calcext:value-type="float">
            <text:p>7.3</text:p>
          </table:table-cell>
          <table:table-cell table:style-name="ce9" table:formula="of:=[.D30]/1.0356" office:value-type="float" office:value="7.04905368868289" calcext:value-type="float">
            <text:p>7.05 sec</text:p>
          </table:table-cell>
          <table:table-cell table:style-name="ce2" office:value-type="float" office:value="150" calcext:value-type="float">
            <text:p>150</text:p>
          </table:table-cell>
          <table:table-cell table:style-name="ce12" table:formula="of:=[.F30]*0.62" office:value-type="float" office:value="93" calcext:value-type="float">
            <text:p>93 mi/hr</text:p>
          </table:table-cell>
          <table:table-cell table:style-name="ce2" office:value-type="float" office:value="235" calcext:value-type="float">
            <text:p>235</text:p>
          </table:table-cell>
          <table:table-cell table:style-name="ce14" table:formula="of:=[.H30]*0.62" office:value-type="float" office:value="145.7" calcext:value-type="float">
            <text:p>146 mi</text:p>
          </table:table-cell>
          <table:table-cell table:style-name="ce2" office:value-type="float" office:value="161" calcext:value-type="float">
            <text:p>161</text:p>
          </table:table-cell>
          <table:table-cell table:style-name="ce16" table:formula="of:=[.J30]*1.6" office:value-type="float" office:value="257.6" calcext:value-type="float">
            <text:p>258 Wh/mi</text:p>
          </table:table-cell>
          <table:table-cell table:style-name="ce2" office:value-type="float" office:value="270" calcext:value-type="float">
            <text:p>270</text:p>
          </table:table-cell>
          <table:table-cell table:style-name="ce12" table:formula="of:=IFERROR([.L30]/1.0356; &quot;N/a&quot;)" office:value-type="float" office:value="260.71842410197" calcext:value-type="float">
            <text:p>261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Rear Wheel Drive</text:p>
          </table:table-cell>
          <table:table-cell table:style-name="ce2" office:value-type="string" calcext:value-type="string">
            <text:p>Type 2 CCS</text:p>
          </table:table-cell>
          <table:table-cell table:style-name="ce2" office:value-type="string" calcext:value-type="string">
            <text:p>Hatchback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8017" calcext:value-type="float">
            <text:p>38017</text:p>
          </table:table-cell>
          <table:table-cell table:style-name="ce47" table:formula="of:=[.T30]/1.1" office:value-type="float" office:value="34560.9090909091" calcext:value-type="float">
            <text:p>$34,561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Peugeot</text:p>
          </table:table-cell>
          <table:table-cell table:style-name="ce4" office:value-type="string" calcext:value-type="string">
            <text:p>e-2008 SUV</text:p>
          </table:table-cell>
          <table:table-cell table:style-name="ce7" office:value-type="float" office:value="8.5" calcext:value-type="float">
            <text:p>8.5</text:p>
          </table:table-cell>
          <table:table-cell table:style-name="ce9" table:formula="of:=[.D31]/1.0356" office:value-type="float" office:value="8.2078022402472" calcext:value-type="float">
            <text:p>8.21 sec</text:p>
          </table:table-cell>
          <table:table-cell table:style-name="ce2" office:value-type="float" office:value="150" calcext:value-type="float">
            <text:p>150</text:p>
          </table:table-cell>
          <table:table-cell table:style-name="ce12" table:formula="of:=[.F31]*0.62" office:value-type="float" office:value="93" calcext:value-type="float">
            <text:p>93 mi/hr</text:p>
          </table:table-cell>
          <table:table-cell table:style-name="ce2" office:value-type="float" office:value="250" calcext:value-type="float">
            <text:p>250</text:p>
          </table:table-cell>
          <table:table-cell table:style-name="ce14" table:formula="of:=[.H31]*0.62" office:value-type="float" office:value="155" calcext:value-type="float">
            <text:p>155 mi</text:p>
          </table:table-cell>
          <table:table-cell table:style-name="ce2" office:value-type="float" office:value="180" calcext:value-type="float">
            <text:p>180</text:p>
          </table:table-cell>
          <table:table-cell table:style-name="ce16" table:formula="of:=[.J31]*1.6" office:value-type="float" office:value="288" calcext:value-type="float">
            <text:p>288 Wh/mi</text:p>
          </table:table-cell>
          <table:table-cell table:style-name="ce2" office:value-type="float" office:value="380" calcext:value-type="float">
            <text:p>380</text:p>
          </table:table-cell>
          <table:table-cell table:style-name="ce12" table:formula="of:=IFERROR([.L31]/1.0356; &quot;N/a&quot;)" office:value-type="float" office:value="366.937041328698" calcext:value-type="float">
            <text:p>367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Front Wheel Drive</text:p>
          </table:table-cell>
          <table:table-cell table:style-name="ce2" office:value-type="string" calcext:value-type="string">
            <text:p>Type 2 CCS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4361" calcext:value-type="float">
            <text:p>34361</text:p>
          </table:table-cell>
          <table:table-cell table:style-name="ce47" table:formula="of:=[.T31]/1.1" office:value-type="float" office:value="31237.2727272727" calcext:value-type="float">
            <text:p>$31,237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Audi</text:p>
          </table:table-cell>
          <table:table-cell table:style-name="ce4" office:value-type="string" calcext:value-type="string">
            <text:p>e-tron 50 quattro</text:p>
          </table:table-cell>
          <table:table-cell table:style-name="ce7" office:value-type="float" office:value="6.8" calcext:value-type="float">
            <text:p>6.8</text:p>
          </table:table-cell>
          <table:table-cell table:style-name="ce9" table:formula="of:=[.D32]/1.0356" office:value-type="float" office:value="6.56624179219776" calcext:value-type="float">
            <text:p>6.57 sec</text:p>
          </table:table-cell>
          <table:table-cell table:style-name="ce2" office:value-type="float" office:value="190" calcext:value-type="float">
            <text:p>190</text:p>
          </table:table-cell>
          <table:table-cell table:style-name="ce12" table:formula="of:=[.F32]*0.62" office:value-type="float" office:value="117.8" calcext:value-type="float">
            <text:p>118 mi/hr</text:p>
          </table:table-cell>
          <table:table-cell table:style-name="ce2" office:value-type="float" office:value="280" calcext:value-type="float">
            <text:p>280</text:p>
          </table:table-cell>
          <table:table-cell table:style-name="ce14" table:formula="of:=[.H32]*0.62" office:value-type="float" office:value="173.6" calcext:value-type="float">
            <text:p>174 mi</text:p>
          </table:table-cell>
          <table:table-cell table:style-name="ce2" office:value-type="float" office:value="231" calcext:value-type="float">
            <text:p>231</text:p>
          </table:table-cell>
          <table:table-cell table:style-name="ce16" table:formula="of:=[.J32]*1.6" office:value-type="float" office:value="369.6" calcext:value-type="float">
            <text:p>370 Wh/mi</text:p>
          </table:table-cell>
          <table:table-cell table:style-name="ce2" office:value-type="float" office:value="450" calcext:value-type="float">
            <text:p>450</text:p>
          </table:table-cell>
          <table:table-cell table:style-name="ce12" table:formula="of:=IFERROR([.L32]/1.0356; &quot;N/a&quot;)" office:value-type="float" office:value="434.530706836616" calcext:value-type="float">
            <text:p>435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All Wheel Drive</text:p>
          </table:table-cell>
          <table:table-cell table:style-name="ce2" office:value-type="string" calcext:value-type="string">
            <text:p>Type 2 CCS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string" calcext:value-type="string">
            <text:p>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7358" calcext:value-type="float">
            <text:p>67358</text:p>
          </table:table-cell>
          <table:table-cell table:style-name="ce47" table:formula="of:=[.T32]/1.1" office:value-type="float" office:value="61234.5454545455" calcext:value-type="float">
            <text:p>$61,235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Kia</text:p>
          </table:table-cell>
          <table:table-cell table:style-name="ce4" office:value-type="string" calcext:value-type="string">
            <text:p>e-Niro 64 kWh</text:p>
          </table:table-cell>
          <table:table-cell table:style-name="ce7" office:value-type="float" office:value="7.8" calcext:value-type="float">
            <text:p>7.8</text:p>
          </table:table-cell>
          <table:table-cell table:style-name="ce9" table:formula="of:=[.D33]/1.0356" office:value-type="float" office:value="7.53186558516802" calcext:value-type="float">
            <text:p>7.53 sec</text:p>
          </table:table-cell>
          <table:table-cell table:style-name="ce2" office:value-type="float" office:value="167" calcext:value-type="float">
            <text:p>167</text:p>
          </table:table-cell>
          <table:table-cell table:style-name="ce12" table:formula="of:=[.F33]*0.62" office:value-type="float" office:value="103.54" calcext:value-type="float">
            <text:p>104 mi/hr</text:p>
          </table:table-cell>
          <table:table-cell table:style-name="ce2" office:value-type="float" office:value="370" calcext:value-type="float">
            <text:p>370</text:p>
          </table:table-cell>
          <table:table-cell table:style-name="ce14" table:formula="of:=[.H33]*0.62" office:value-type="float" office:value="229.4" calcext:value-type="float">
            <text:p>229 mi</text:p>
          </table:table-cell>
          <table:table-cell table:style-name="ce2" office:value-type="float" office:value="173" calcext:value-type="float">
            <text:p>173</text:p>
          </table:table-cell>
          <table:table-cell table:style-name="ce16" table:formula="of:=[.J33]*1.6" office:value-type="float" office:value="276.8" calcext:value-type="float">
            <text:p>277 Wh/mi</text:p>
          </table:table-cell>
          <table:table-cell table:style-name="ce2" office:value-type="float" office:value="350" calcext:value-type="float">
            <text:p>350</text:p>
          </table:table-cell>
          <table:table-cell table:style-name="ce12" table:formula="of:=IFERROR([.L33]/1.0356; &quot;N/a&quot;)" office:value-type="float" office:value="337.968327539591" calcext:value-type="float">
            <text:p>338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Front Wheel Drive</text:p>
          </table:table-cell>
          <table:table-cell table:style-name="ce2" office:value-type="string" calcext:value-type="string">
            <text:p>Type 2 CCS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8105" calcext:value-type="float">
            <text:p>38105</text:p>
          </table:table-cell>
          <table:table-cell table:style-name="ce47" table:formula="of:=[.T33]/1.1" office:value-type="float" office:value="34640.9090909091" calcext:value-type="float">
            <text:p>$34,641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Renault</text:p>
          </table:table-cell>
          <table:table-cell table:style-name="ce4" office:value-type="string" calcext:value-type="string">
            <text:p>Zoe ZE50 R110</text:p>
          </table:table-cell>
          <table:table-cell table:style-name="ce7" office:value-type="float" office:value="11.4" calcext:value-type="float">
            <text:p>11.4</text:p>
          </table:table-cell>
          <table:table-cell table:style-name="ce9" table:formula="of:=[.D34]/1.0356" office:value-type="float" office:value="11.008111239861" calcext:value-type="float">
            <text:p>11.01 sec</text:p>
          </table:table-cell>
          <table:table-cell table:style-name="ce2" office:value-type="float" office:value="135" calcext:value-type="float">
            <text:p>135</text:p>
          </table:table-cell>
          <table:table-cell table:style-name="ce12" table:formula="of:=[.F34]*0.62" office:value-type="float" office:value="83.7" calcext:value-type="float">
            <text:p>84 mi/hr</text:p>
          </table:table-cell>
          <table:table-cell table:style-name="ce2" office:value-type="float" office:value="315" calcext:value-type="float">
            <text:p>315</text:p>
          </table:table-cell>
          <table:table-cell table:style-name="ce14" table:formula="of:=[.H34]*0.62" office:value-type="float" office:value="195.3" calcext:value-type="float">
            <text:p>195 mi</text:p>
          </table:table-cell>
          <table:table-cell table:style-name="ce2" office:value-type="float" office:value="165" calcext:value-type="float">
            <text:p>165</text:p>
          </table:table-cell>
          <table:table-cell table:style-name="ce16" table:formula="of:=[.J34]*1.6" office:value-type="float" office:value="264" calcext:value-type="float">
            <text:p>264 Wh/mi</text:p>
          </table:table-cell>
          <table:table-cell table:style-name="ce2" office:value-type="float" office:value="230" calcext:value-type="float">
            <text:p>230</text:p>
          </table:table-cell>
          <table:table-cell table:style-name="ce12" table:formula="of:=IFERROR([.L34]/1.0356; &quot;N/a&quot;)" office:value-type="float" office:value="222.09347238316" calcext:value-type="float">
            <text:p>222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Front Wheel Drive</text:p>
          </table:table-cell>
          <table:table-cell table:style-name="ce2" office:value-type="string" calcext:value-type="string">
            <text:p>Type 2 CCS</text:p>
          </table:table-cell>
          <table:table-cell table:style-name="ce2" office:value-type="string" calcext:value-type="string">
            <text:p>Hatchback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1184" calcext:value-type="float">
            <text:p>31184</text:p>
          </table:table-cell>
          <table:table-cell table:style-name="ce47" table:formula="of:=[.T34]/1.1" office:value-type="float" office:value="28349.0909090909" calcext:value-type="float">
            <text:p>$28,349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Tesla</text:p>
          </table:table-cell>
          <table:table-cell table:style-name="ce4" office:value-type="string" calcext:value-type="string">
            <text:p>Cybertruck Tri Motor</text:p>
          </table:table-cell>
          <table:table-cell table:style-name="ce7" office:value-type="float" office:value="3" calcext:value-type="float">
            <text:p>3.0</text:p>
          </table:table-cell>
          <table:table-cell table:style-name="ce9" table:formula="of:=[.D35]/1.0356" office:value-type="float" office:value="2.89687137891078" calcext:value-type="float">
            <text:p>2.90 sec</text:p>
          </table:table-cell>
          <table:table-cell table:style-name="ce2" office:value-type="float" office:value="210" calcext:value-type="float">
            <text:p>210</text:p>
          </table:table-cell>
          <table:table-cell table:style-name="ce12" table:formula="of:=[.F35]*0.62" office:value-type="float" office:value="130.2" calcext:value-type="float">
            <text:p>130 mi/hr</text:p>
          </table:table-cell>
          <table:table-cell table:style-name="ce2" office:value-type="float" office:value="750" calcext:value-type="float">
            <text:p>750</text:p>
          </table:table-cell>
          <table:table-cell table:style-name="ce14" table:formula="of:=[.H35]*0.62" office:value-type="float" office:value="465" calcext:value-type="float">
            <text:p>465 mi</text:p>
          </table:table-cell>
          <table:table-cell table:style-name="ce2" office:value-type="float" office:value="267" calcext:value-type="float">
            <text:p>267</text:p>
          </table:table-cell>
          <table:table-cell table:style-name="ce16" table:formula="of:=[.J35]*1.6" office:value-type="float" office:value="427.2" calcext:value-type="float">
            <text:p>427 Wh/mi</text:p>
          </table:table-cell>
          <table:table-cell table:style-name="ce2" office:value-type="float" office:value="710" calcext:value-type="float">
            <text:p>710</text:p>
          </table:table-cell>
          <table:table-cell table:style-name="ce12" table:formula="of:=IFERROR([.L35]/1.0356; &quot;N/a&quot;)" office:value-type="float" office:value="685.592893008884" calcext:value-type="float">
            <text:p>686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All Wheel Drive</text:p>
          </table:table-cell>
          <table:table-cell table:style-name="ce2" office:value-type="string" calcext:value-type="string">
            <text:p>Type 2 CCS</text:p>
          </table:table-cell>
          <table:table-cell table:style-name="ce2" office:value-type="string" calcext:value-type="string">
            <text:p>Pickup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5000" calcext:value-type="float">
            <text:p>75000</text:p>
          </table:table-cell>
          <table:table-cell table:style-name="ce47" table:formula="of:=[.T35]/1.1" office:value-type="float" office:value="68181.8181818182" calcext:value-type="float">
            <text:p>$68,182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Mazda</text:p>
          </table:table-cell>
          <table:table-cell table:style-name="ce4" office:value-type="string" calcext:value-type="string">
            <text:p>MX-30</text:p>
          </table:table-cell>
          <table:table-cell table:style-name="ce7" office:value-type="float" office:value="9" calcext:value-type="float">
            <text:p>9.0</text:p>
          </table:table-cell>
          <table:table-cell table:style-name="ce9" table:formula="of:=[.D36]/1.0356" office:value-type="float" office:value="8.69061413673233" calcext:value-type="float">
            <text:p>8.69 sec</text:p>
          </table:table-cell>
          <table:table-cell table:style-name="ce2" office:value-type="float" office:value="150" calcext:value-type="float">
            <text:p>150</text:p>
          </table:table-cell>
          <table:table-cell table:style-name="ce12" table:formula="of:=[.F36]*0.62" office:value-type="float" office:value="93" calcext:value-type="float">
            <text:p>93 mi/hr</text:p>
          </table:table-cell>
          <table:table-cell table:style-name="ce2" office:value-type="float" office:value="180" calcext:value-type="float">
            <text:p>180</text:p>
          </table:table-cell>
          <table:table-cell table:style-name="ce14" table:formula="of:=[.H36]*0.62" office:value-type="float" office:value="111.6" calcext:value-type="float">
            <text:p>112 mi</text:p>
          </table:table-cell>
          <table:table-cell table:style-name="ce2" office:value-type="float" office:value="178" calcext:value-type="float">
            <text:p>178</text:p>
          </table:table-cell>
          <table:table-cell table:style-name="ce16" table:formula="of:=[.J36]*1.6" office:value-type="float" office:value="284.8" calcext:value-type="float">
            <text:p>285 Wh/mi</text:p>
          </table:table-cell>
          <table:table-cell table:style-name="ce2" office:value-type="float" office:value="240" calcext:value-type="float">
            <text:p>240</text:p>
          </table:table-cell>
          <table:table-cell table:style-name="ce12" table:formula="of:=IFERROR([.L36]/1.0356; &quot;N/a&quot;)" office:value-type="float" office:value="231.749710312862" calcext:value-type="float">
            <text:p>232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Front Wheel Drive</text:p>
          </table:table-cell>
          <table:table-cell table:style-name="ce2" office:value-type="string" calcext:value-type="string">
            <text:p>Type 2 CCS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2646" calcext:value-type="float">
            <text:p>32646</text:p>
          </table:table-cell>
          <table:table-cell table:style-name="ce47" table:formula="of:=[.T36]/1.1" office:value-type="float" office:value="29678.1818181818" calcext:value-type="float">
            <text:p>$29,678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Nissan</text:p>
          </table:table-cell>
          <table:table-cell table:style-name="ce4" office:value-type="string" calcext:value-type="string">
            <text:p>Leaf e+</text:p>
          </table:table-cell>
          <table:table-cell table:style-name="ce7" office:value-type="float" office:value="7.3" calcext:value-type="float">
            <text:p>7.3</text:p>
          </table:table-cell>
          <table:table-cell table:style-name="ce9" table:formula="of:=[.D37]/1.0356" office:value-type="float" office:value="7.04905368868289" calcext:value-type="float">
            <text:p>7.05 sec</text:p>
          </table:table-cell>
          <table:table-cell table:style-name="ce2" office:value-type="float" office:value="157" calcext:value-type="float">
            <text:p>157</text:p>
          </table:table-cell>
          <table:table-cell table:style-name="ce12" table:formula="of:=[.F37]*0.62" office:value-type="float" office:value="97.34" calcext:value-type="float">
            <text:p>97 mi/hr</text:p>
          </table:table-cell>
          <table:table-cell table:style-name="ce2" office:value-type="float" office:value="325" calcext:value-type="float">
            <text:p>325</text:p>
          </table:table-cell>
          <table:table-cell table:style-name="ce14" table:formula="of:=[.H37]*0.62" office:value-type="float" office:value="201.5" calcext:value-type="float">
            <text:p>202 mi</text:p>
          </table:table-cell>
          <table:table-cell table:style-name="ce2" office:value-type="float" office:value="172" calcext:value-type="float">
            <text:p>172</text:p>
          </table:table-cell>
          <table:table-cell table:style-name="ce16" table:formula="of:=[.J37]*1.6" office:value-type="float" office:value="275.2" calcext:value-type="float">
            <text:p>275 Wh/mi</text:p>
          </table:table-cell>
          <table:table-cell table:style-name="ce2" office:value-type="float" office:value="390" calcext:value-type="float">
            <text:p>390</text:p>
          </table:table-cell>
          <table:table-cell table:style-name="ce12" table:formula="of:=IFERROR([.L37]/1.0356; &quot;N/a&quot;)" office:value-type="float" office:value="376.593279258401" calcext:value-type="float">
            <text:p>377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Front Wheel Drive</text:p>
          </table:table-cell>
          <table:table-cell table:style-name="ce2" office:value-type="string" calcext:value-type="string">
            <text:p>Type 2 CHAdeMO</text:p>
          </table:table-cell>
          <table:table-cell table:style-name="ce2" office:value-type="string" calcext:value-type="string">
            <text:p>Hatchback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7237" calcext:value-type="float">
            <text:p>37237</text:p>
          </table:table-cell>
          <table:table-cell table:style-name="ce47" table:formula="of:=[.T37]/1.1" office:value-type="float" office:value="33851.8181818182" calcext:value-type="float">
            <text:p>$33,852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Lexus</text:p>
          </table:table-cell>
          <table:table-cell table:style-name="ce4" office:value-type="string" calcext:value-type="string">
            <text:p>UX 300e</text:p>
          </table:table-cell>
          <table:table-cell table:style-name="ce7" office:value-type="float" office:value="7.5" calcext:value-type="float">
            <text:p>7.5</text:p>
          </table:table-cell>
          <table:table-cell table:style-name="ce9" table:formula="of:=[.D38]/1.0356" office:value-type="float" office:value="7.24217844727694" calcext:value-type="float">
            <text:p>7.24 sec</text:p>
          </table:table-cell>
          <table:table-cell table:style-name="ce2" office:value-type="float" office:value="160" calcext:value-type="float">
            <text:p>160</text:p>
          </table:table-cell>
          <table:table-cell table:style-name="ce12" table:formula="of:=[.F38]*0.62" office:value-type="float" office:value="99.2" calcext:value-type="float">
            <text:p>99 mi/hr</text:p>
          </table:table-cell>
          <table:table-cell table:style-name="ce2" office:value-type="float" office:value="270" calcext:value-type="float">
            <text:p>270</text:p>
          </table:table-cell>
          <table:table-cell table:style-name="ce14" table:formula="of:=[.H38]*0.62" office:value-type="float" office:value="167.4" calcext:value-type="float">
            <text:p>167 mi</text:p>
          </table:table-cell>
          <table:table-cell table:style-name="ce2" office:value-type="float" office:value="193" calcext:value-type="float">
            <text:p>193</text:p>
          </table:table-cell>
          <table:table-cell table:style-name="ce16" table:formula="of:=[.J38]*1.6" office:value-type="float" office:value="308.8" calcext:value-type="float">
            <text:p>309 Wh/mi</text:p>
          </table:table-cell>
          <table:table-cell table:style-name="ce2" office:value-type="float" office:value="190" calcext:value-type="float">
            <text:p>190</text:p>
          </table:table-cell>
          <table:table-cell table:style-name="ce12" table:formula="of:=IFERROR([.L38]/1.0356; &quot;N/a&quot;)" office:value-type="float" office:value="183.468520664349" calcext:value-type="float">
            <text:p>183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Front Wheel Drive</text:p>
          </table:table-cell>
          <table:table-cell table:style-name="ce2" office:value-type="string" calcext:value-type="string">
            <text:p>Type 2 CHAdeMO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0000" calcext:value-type="float">
            <text:p>50000</text:p>
          </table:table-cell>
          <table:table-cell table:style-name="ce47" table:formula="of:=[.T38]/1.1" office:value-type="float" office:value="45454.5454545455" calcext:value-type="float">
            <text:p>$45,455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CUPRA</text:p>
          </table:table-cell>
          <table:table-cell table:style-name="ce4" office:value-type="string" calcext:value-type="string">
            <text:p>el-Born</text:p>
          </table:table-cell>
          <table:table-cell table:style-name="ce7" office:value-type="float" office:value="6.5" calcext:value-type="float">
            <text:p>6.5</text:p>
          </table:table-cell>
          <table:table-cell table:style-name="ce9" table:formula="of:=[.D39]/1.0356" office:value-type="float" office:value="6.27655465430668" calcext:value-type="float">
            <text:p>6.28 sec</text:p>
          </table:table-cell>
          <table:table-cell table:style-name="ce2" office:value-type="float" office:value="160" calcext:value-type="float">
            <text:p>160</text:p>
          </table:table-cell>
          <table:table-cell table:style-name="ce12" table:formula="of:=[.F39]*0.62" office:value-type="float" office:value="99.2" calcext:value-type="float">
            <text:p>99 mi/hr</text:p>
          </table:table-cell>
          <table:table-cell table:style-name="ce2" office:value-type="float" office:value="425" calcext:value-type="float">
            <text:p>425</text:p>
          </table:table-cell>
          <table:table-cell table:style-name="ce14" table:formula="of:=[.H39]*0.62" office:value-type="float" office:value="263.5" calcext:value-type="float">
            <text:p>264 mi</text:p>
          </table:table-cell>
          <table:table-cell table:style-name="ce2" office:value-type="float" office:value="181" calcext:value-type="float">
            <text:p>181</text:p>
          </table:table-cell>
          <table:table-cell table:style-name="ce16" table:formula="of:=[.J39]*1.6" office:value-type="float" office:value="289.6" calcext:value-type="float">
            <text:p>290 Wh/mi</text:p>
          </table:table-cell>
          <table:table-cell table:style-name="ce2" office:value-type="float" office:value="570" calcext:value-type="float">
            <text:p>570</text:p>
          </table:table-cell>
          <table:table-cell table:style-name="ce12" table:formula="of:=IFERROR([.L39]/1.0356; &quot;N/a&quot;)" office:value-type="float" office:value="550.405561993048" calcext:value-type="float">
            <text:p>550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Rear Wheel Drive</text:p>
          </table:table-cell>
          <table:table-cell table:style-name="ce2" office:value-type="string" calcext:value-type="string">
            <text:p>Type 2 CCS</text:p>
          </table:table-cell>
          <table:table-cell table:style-name="ce2" office:value-type="string" calcext:value-type="string">
            <text:p>Hatchback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5000" calcext:value-type="float">
            <text:p>45000</text:p>
          </table:table-cell>
          <table:table-cell table:style-name="ce47" table:formula="of:=[.T39]/1.1" office:value-type="float" office:value="40909.0909090909" calcext:value-type="float">
            <text:p>$40,909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Renault</text:p>
          </table:table-cell>
          <table:table-cell table:style-name="ce4" office:value-type="string" calcext:value-type="string">
            <text:p>Zoe ZE50 R135</text:p>
          </table:table-cell>
          <table:table-cell table:style-name="ce7" office:value-type="float" office:value="9.5" calcext:value-type="float">
            <text:p>9.5</text:p>
          </table:table-cell>
          <table:table-cell table:style-name="ce9" table:formula="of:=[.D40]/1.0356" office:value-type="float" office:value="9.17342603321746" calcext:value-type="float">
            <text:p>9.17 sec</text:p>
          </table:table-cell>
          <table:table-cell table:style-name="ce2" office:value-type="float" office:value="140" calcext:value-type="float">
            <text:p>140</text:p>
          </table:table-cell>
          <table:table-cell table:style-name="ce12" table:formula="of:=[.F40]*0.62" office:value-type="float" office:value="86.8" calcext:value-type="float">
            <text:p>87 mi/hr</text:p>
          </table:table-cell>
          <table:table-cell table:style-name="ce2" office:value-type="float" office:value="310" calcext:value-type="float">
            <text:p>310</text:p>
          </table:table-cell>
          <table:table-cell table:style-name="ce14" table:formula="of:=[.H40]*0.62" office:value-type="float" office:value="192.2" calcext:value-type="float">
            <text:p>192 mi</text:p>
          </table:table-cell>
          <table:table-cell table:style-name="ce2" office:value-type="float" office:value="168" calcext:value-type="float">
            <text:p>168</text:p>
          </table:table-cell>
          <table:table-cell table:style-name="ce16" table:formula="of:=[.J40]*1.6" office:value-type="float" office:value="268.8" calcext:value-type="float">
            <text:p>269 Wh/mi</text:p>
          </table:table-cell>
          <table:table-cell table:style-name="ce2" office:value-type="float" office:value="230" calcext:value-type="float">
            <text:p>230</text:p>
          </table:table-cell>
          <table:table-cell table:style-name="ce12" table:formula="of:=IFERROR([.L40]/1.0356; &quot;N/a&quot;)" office:value-type="float" office:value="222.09347238316" calcext:value-type="float">
            <text:p>222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Front Wheel Drive</text:p>
          </table:table-cell>
          <table:table-cell table:style-name="ce2" office:value-type="string" calcext:value-type="string">
            <text:p>Type 2 CCS</text:p>
          </table:table-cell>
          <table:table-cell table:style-name="ce2" office:value-type="string" calcext:value-type="string">
            <text:p>Hatchback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3133" calcext:value-type="float">
            <text:p>33133</text:p>
          </table:table-cell>
          <table:table-cell table:style-name="ce47" table:formula="of:=[.T40]/1.1" office:value-type="float" office:value="30120.9090909091" calcext:value-type="float">
            <text:p>$30,121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Mercedes</text:p>
          </table:table-cell>
          <table:table-cell table:style-name="ce4" office:value-type="string" calcext:value-type="string">
            <text:p>EQA</text:p>
          </table:table-cell>
          <table:table-cell table:style-name="ce7" office:value-type="float" office:value="5" calcext:value-type="float">
            <text:p>5.0</text:p>
          </table:table-cell>
          <table:table-cell table:style-name="ce9" table:formula="of:=[.D41]/1.0356" office:value-type="float" office:value="4.82811896485129" calcext:value-type="float">
            <text:p>4.83 sec</text:p>
          </table:table-cell>
          <table:table-cell table:style-name="ce2" office:value-type="float" office:value="200" calcext:value-type="float">
            <text:p>200</text:p>
          </table:table-cell>
          <table:table-cell table:style-name="ce12" table:formula="of:=[.F41]*0.62" office:value-type="float" office:value="124" calcext:value-type="float">
            <text:p>124 mi/hr</text:p>
          </table:table-cell>
          <table:table-cell table:style-name="ce2" office:value-type="float" office:value="350" calcext:value-type="float">
            <text:p>350</text:p>
          </table:table-cell>
          <table:table-cell table:style-name="ce14" table:formula="of:=[.H41]*0.62" office:value-type="float" office:value="217" calcext:value-type="float">
            <text:p>217 mi</text:p>
          </table:table-cell>
          <table:table-cell table:style-name="ce2" office:value-type="float" office:value="171" calcext:value-type="float">
            <text:p>171</text:p>
          </table:table-cell>
          <table:table-cell table:style-name="ce16" table:formula="of:=[.J41]*1.6" office:value-type="float" office:value="273.6" calcext:value-type="float">
            <text:p>274 Wh/mi</text:p>
          </table:table-cell>
          <table:table-cell table:style-name="ce2" office:value-type="float" office:value="440" calcext:value-type="float">
            <text:p>440</text:p>
          </table:table-cell>
          <table:table-cell table:style-name="ce12" table:formula="of:=IFERROR([.L41]/1.0356; &quot;N/a&quot;)" office:value-type="float" office:value="424.874468906914" calcext:value-type="float">
            <text:p>425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All Wheel Drive</text:p>
          </table:table-cell>
          <table:table-cell table:style-name="ce2" office:value-type="string" calcext:value-type="string">
            <text:p>Type 2 CCS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5000" calcext:value-type="float">
            <text:p>45000</text:p>
          </table:table-cell>
          <table:table-cell table:style-name="ce47" table:formula="of:=[.T41]/1.1" office:value-type="float" office:value="40909.0909090909" calcext:value-type="float">
            <text:p>$40,909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Tesla</text:p>
          </table:table-cell>
          <table:table-cell table:style-name="ce4" office:value-type="string" calcext:value-type="string">
            <text:p>Model S Long Range</text:p>
          </table:table-cell>
          <table:table-cell table:style-name="ce7" office:value-type="float" office:value="3.8" calcext:value-type="float">
            <text:p>3.8</text:p>
          </table:table-cell>
          <table:table-cell table:style-name="ce9" table:formula="of:=[.D42]/1.0356" office:value-type="float" office:value="3.66937041328698" calcext:value-type="float">
            <text:p>3.67 sec</text:p>
          </table:table-cell>
          <table:table-cell table:style-name="ce2" office:value-type="float" office:value="250" calcext:value-type="float">
            <text:p>250</text:p>
          </table:table-cell>
          <table:table-cell table:style-name="ce12" table:formula="of:=[.F42]*0.62" office:value-type="float" office:value="155" calcext:value-type="float">
            <text:p>155 mi/hr</text:p>
          </table:table-cell>
          <table:table-cell table:style-name="ce2" office:value-type="float" office:value="515" calcext:value-type="float">
            <text:p>515</text:p>
          </table:table-cell>
          <table:table-cell table:style-name="ce14" table:formula="of:=[.H42]*0.62" office:value-type="float" office:value="319.3" calcext:value-type="float">
            <text:p>319 mi</text:p>
          </table:table-cell>
          <table:table-cell table:style-name="ce2" office:value-type="float" office:value="184" calcext:value-type="float">
            <text:p>184</text:p>
          </table:table-cell>
          <table:table-cell table:style-name="ce16" table:formula="of:=[.J42]*1.6" office:value-type="float" office:value="294.4" calcext:value-type="float">
            <text:p>294 Wh/mi</text:p>
          </table:table-cell>
          <table:table-cell table:style-name="ce2" office:value-type="float" office:value="560" calcext:value-type="float">
            <text:p>560</text:p>
          </table:table-cell>
          <table:table-cell table:style-name="ce12" table:formula="of:=IFERROR([.L42]/1.0356; &quot;N/a&quot;)" office:value-type="float" office:value="540.749324063345" calcext:value-type="float">
            <text:p>541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All Wheel Drive</text:p>
          </table:table-cell>
          <table:table-cell table:style-name="ce2" office:value-type="string" calcext:value-type="string">
            <text:p>Type 2</text:p>
          </table:table-cell>
          <table:table-cell table:style-name="ce2" office:value-type="string" calcext:value-type="string">
            <text:p>Liftback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9990" calcext:value-type="float">
            <text:p>79990</text:p>
          </table:table-cell>
          <table:table-cell table:style-name="ce47" table:formula="of:=[.T42]/1.1" office:value-type="float" office:value="72718.1818181818" calcext:value-type="float">
            <text:p>$72,718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Hyundai</text:p>
          </table:table-cell>
          <table:table-cell table:style-name="ce4" office:value-type="string" calcext:value-type="string">
            <text:p>Kona Electric 39 kWh</text:p>
          </table:table-cell>
          <table:table-cell table:style-name="ce7" office:value-type="float" office:value="9.9" calcext:value-type="float">
            <text:p>9.9</text:p>
          </table:table-cell>
          <table:table-cell table:style-name="ce9" table:formula="of:=[.D43]/1.0356" office:value-type="float" office:value="9.55967555040556" calcext:value-type="float">
            <text:p>9.56 sec</text:p>
          </table:table-cell>
          <table:table-cell table:style-name="ce2" office:value-type="float" office:value="155" calcext:value-type="float">
            <text:p>155</text:p>
          </table:table-cell>
          <table:table-cell table:style-name="ce12" table:formula="of:=[.F43]*0.62" office:value-type="float" office:value="96.1" calcext:value-type="float">
            <text:p>96 mi/hr</text:p>
          </table:table-cell>
          <table:table-cell table:style-name="ce2" office:value-type="float" office:value="255" calcext:value-type="float">
            <text:p>255</text:p>
          </table:table-cell>
          <table:table-cell table:style-name="ce14" table:formula="of:=[.H43]*0.62" office:value-type="float" office:value="158.1" calcext:value-type="float">
            <text:p>158 mi</text:p>
          </table:table-cell>
          <table:table-cell table:style-name="ce2" office:value-type="float" office:value="154" calcext:value-type="float">
            <text:p>154</text:p>
          </table:table-cell>
          <table:table-cell table:style-name="ce16" table:formula="of:=[.J43]*1.6" office:value-type="float" office:value="246.4" calcext:value-type="float">
            <text:p>246 Wh/mi</text:p>
          </table:table-cell>
          <table:table-cell table:style-name="ce2" office:value-type="float" office:value="210" calcext:value-type="float">
            <text:p>210</text:p>
          </table:table-cell>
          <table:table-cell table:style-name="ce12" table:formula="of:=IFERROR([.L43]/1.0356; &quot;N/a&quot;)" office:value-type="float" office:value="202.780996523754" calcext:value-type="float">
            <text:p>203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Front Wheel Drive</text:p>
          </table:table-cell>
          <table:table-cell table:style-name="ce2" office:value-type="string" calcext:value-type="string">
            <text:p>Type 2 CCS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3971" calcext:value-type="float">
            <text:p>33971</text:p>
          </table:table-cell>
          <table:table-cell table:style-name="ce47" table:formula="of:=[.T43]/1.1" office:value-type="float" office:value="30882.7272727273" calcext:value-type="float">
            <text:p>$30,883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Audi</text:p>
          </table:table-cell>
          <table:table-cell table:style-name="ce4" office:value-type="string" calcext:value-type="string">
            <text:p>e-tron Sportback 55 quattro</text:p>
          </table:table-cell>
          <table:table-cell table:style-name="ce7" office:value-type="float" office:value="5.7" calcext:value-type="float">
            <text:p>5.7</text:p>
          </table:table-cell>
          <table:table-cell table:style-name="ce9" table:formula="of:=[.D44]/1.0356" office:value-type="float" office:value="5.50405561993048" calcext:value-type="float">
            <text:p>5.50 sec</text:p>
          </table:table-cell>
          <table:table-cell table:style-name="ce2" office:value-type="float" office:value="200" calcext:value-type="float">
            <text:p>200</text:p>
          </table:table-cell>
          <table:table-cell table:style-name="ce12" table:formula="of:=[.F44]*0.62" office:value-type="float" office:value="124" calcext:value-type="float">
            <text:p>124 mi/hr</text:p>
          </table:table-cell>
          <table:table-cell table:style-name="ce2" office:value-type="float" office:value="380" calcext:value-type="float">
            <text:p>380</text:p>
          </table:table-cell>
          <table:table-cell table:style-name="ce14" table:formula="of:=[.H44]*0.62" office:value-type="float" office:value="235.6" calcext:value-type="float">
            <text:p>236 mi</text:p>
          </table:table-cell>
          <table:table-cell table:style-name="ce2" office:value-type="float" office:value="228" calcext:value-type="float">
            <text:p>228</text:p>
          </table:table-cell>
          <table:table-cell table:style-name="ce16" table:formula="of:=[.J44]*1.6" office:value-type="float" office:value="364.8" calcext:value-type="float">
            <text:p>365 Wh/mi</text:p>
          </table:table-cell>
          <table:table-cell table:style-name="ce2" office:value-type="float" office:value="610" calcext:value-type="float">
            <text:p>610</text:p>
          </table:table-cell>
          <table:table-cell table:style-name="ce12" table:formula="of:=IFERROR([.L44]/1.0356; &quot;N/a&quot;)" office:value-type="float" office:value="589.030513711858" calcext:value-type="float">
            <text:p>589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All Wheel Drive</text:p>
          </table:table-cell>
          <table:table-cell table:style-name="ce2" office:value-type="string" calcext:value-type="string">
            <text:p>Type 2 CCS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string" calcext:value-type="string">
            <text:p>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1639" calcext:value-type="float">
            <text:p>81639</text:p>
          </table:table-cell>
          <table:table-cell table:style-name="ce47" table:formula="of:=[.T44]/1.1" office:value-type="float" office:value="74217.2727272727" calcext:value-type="float">
            <text:p>$74,217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Skoda</text:p>
          </table:table-cell>
          <table:table-cell table:style-name="ce4" office:value-type="string" calcext:value-type="string">
            <text:p>CITIGOe iV</text:p>
          </table:table-cell>
          <table:table-cell table:style-name="ce7" office:value-type="float" office:value="12.3" calcext:value-type="float">
            <text:p>12.3</text:p>
          </table:table-cell>
          <table:table-cell table:style-name="ce9" table:formula="of:=[.D45]/1.0356" office:value-type="float" office:value="11.8771726535342" calcext:value-type="float">
            <text:p>11.88 sec</text:p>
          </table:table-cell>
          <table:table-cell table:style-name="ce2" office:value-type="float" office:value="130" calcext:value-type="float">
            <text:p>130</text:p>
          </table:table-cell>
          <table:table-cell table:style-name="ce12" table:formula="of:=[.F45]*0.62" office:value-type="float" office:value="80.6" calcext:value-type="float">
            <text:p>81 mi/hr</text:p>
          </table:table-cell>
          <table:table-cell table:style-name="ce2" office:value-type="float" office:value="195" calcext:value-type="float">
            <text:p>195</text:p>
          </table:table-cell>
          <table:table-cell table:style-name="ce14" table:formula="of:=[.H45]*0.62" office:value-type="float" office:value="120.9" calcext:value-type="float">
            <text:p>121 mi</text:p>
          </table:table-cell>
          <table:table-cell table:style-name="ce2" office:value-type="float" office:value="166" calcext:value-type="float">
            <text:p>166</text:p>
          </table:table-cell>
          <table:table-cell table:style-name="ce16" table:formula="of:=[.J45]*1.6" office:value-type="float" office:value="265.6" calcext:value-type="float">
            <text:p>266 Wh/mi</text:p>
          </table:table-cell>
          <table:table-cell table:style-name="ce2" office:value-type="float" office:value="170" calcext:value-type="float">
            <text:p>170</text:p>
          </table:table-cell>
          <table:table-cell table:style-name="ce12" table:formula="of:=IFERROR([.L45]/1.0356; &quot;N/a&quot;)" office:value-type="float" office:value="164.156044804944" calcext:value-type="float">
            <text:p>164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Front Wheel Drive</text:p>
          </table:table-cell>
          <table:table-cell table:style-name="ce2" office:value-type="string" calcext:value-type="string">
            <text:p>Type 2 CCS</text:p>
          </table:table-cell>
          <table:table-cell table:style-name="ce2" office:value-type="string" calcext:value-type="string">
            <text:p>Hatchback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4534" calcext:value-type="float">
            <text:p>24534</text:p>
          </table:table-cell>
          <table:table-cell table:style-name="ce47" table:formula="of:=[.T45]/1.1" office:value-type="float" office:value="22303.6363636364" calcext:value-type="float">
            <text:p>$22,304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SEAT</text:p>
          </table:table-cell>
          <table:table-cell table:style-name="ce4" office:value-type="string" calcext:value-type="string">
            <text:p>Mii Electric</text:p>
          </table:table-cell>
          <table:table-cell table:style-name="ce7" office:value-type="float" office:value="12.3" calcext:value-type="float">
            <text:p>12.3</text:p>
          </table:table-cell>
          <table:table-cell table:style-name="ce9" table:formula="of:=[.D46]/1.0356" office:value-type="float" office:value="11.8771726535342" calcext:value-type="float">
            <text:p>11.88 sec</text:p>
          </table:table-cell>
          <table:table-cell table:style-name="ce2" office:value-type="float" office:value="130" calcext:value-type="float">
            <text:p>130</text:p>
          </table:table-cell>
          <table:table-cell table:style-name="ce12" table:formula="of:=[.F46]*0.62" office:value-type="float" office:value="80.6" calcext:value-type="float">
            <text:p>81 mi/hr</text:p>
          </table:table-cell>
          <table:table-cell table:style-name="ce2" office:value-type="float" office:value="195" calcext:value-type="float">
            <text:p>195</text:p>
          </table:table-cell>
          <table:table-cell table:style-name="ce14" table:formula="of:=[.H46]*0.62" office:value-type="float" office:value="120.9" calcext:value-type="float">
            <text:p>121 mi</text:p>
          </table:table-cell>
          <table:table-cell table:style-name="ce2" office:value-type="float" office:value="166" calcext:value-type="float">
            <text:p>166</text:p>
          </table:table-cell>
          <table:table-cell table:style-name="ce16" table:formula="of:=[.J46]*1.6" office:value-type="float" office:value="265.6" calcext:value-type="float">
            <text:p>266 Wh/mi</text:p>
          </table:table-cell>
          <table:table-cell table:style-name="ce2" office:value-type="float" office:value="170" calcext:value-type="float">
            <text:p>170</text:p>
          </table:table-cell>
          <table:table-cell table:style-name="ce12" table:formula="of:=IFERROR([.L46]/1.0356; &quot;N/a&quot;)" office:value-type="float" office:value="164.156044804944" calcext:value-type="float">
            <text:p>164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Front Wheel Drive</text:p>
          </table:table-cell>
          <table:table-cell table:style-name="ce2" office:value-type="string" calcext:value-type="string">
            <text:p>Type 2 CCS</text:p>
          </table:table-cell>
          <table:table-cell table:style-name="ce2" office:value-type="string" calcext:value-type="string">
            <text:p>Hatchback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129" calcext:value-type="float">
            <text:p>20129</text:p>
          </table:table-cell>
          <table:table-cell table:style-name="ce47" table:formula="of:=[.T46]/1.1" office:value-type="float" office:value="18299.0909090909" calcext:value-type="float">
            <text:p>$18,299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Kia</text:p>
          </table:table-cell>
          <table:table-cell table:style-name="ce4" office:value-type="string" calcext:value-type="string">
            <text:p>e-Soul 64 kWh</text:p>
          </table:table-cell>
          <table:table-cell table:style-name="ce7" office:value-type="float" office:value="7.9" calcext:value-type="float">
            <text:p>7.9</text:p>
          </table:table-cell>
          <table:table-cell table:style-name="ce9" table:formula="of:=[.D47]/1.0356" office:value-type="float" office:value="7.62842796446504" calcext:value-type="float">
            <text:p>7.63 sec</text:p>
          </table:table-cell>
          <table:table-cell table:style-name="ce2" office:value-type="float" office:value="167" calcext:value-type="float">
            <text:p>167</text:p>
          </table:table-cell>
          <table:table-cell table:style-name="ce12" table:formula="of:=[.F47]*0.62" office:value-type="float" office:value="103.54" calcext:value-type="float">
            <text:p>104 mi/hr</text:p>
          </table:table-cell>
          <table:table-cell table:style-name="ce2" office:value-type="float" office:value="365" calcext:value-type="float">
            <text:p>365</text:p>
          </table:table-cell>
          <table:table-cell table:style-name="ce14" table:formula="of:=[.H47]*0.62" office:value-type="float" office:value="226.3" calcext:value-type="float">
            <text:p>226 mi</text:p>
          </table:table-cell>
          <table:table-cell table:style-name="ce2" office:value-type="float" office:value="175" calcext:value-type="float">
            <text:p>175</text:p>
          </table:table-cell>
          <table:table-cell table:style-name="ce16" table:formula="of:=[.J47]*1.6" office:value-type="float" office:value="280" calcext:value-type="float">
            <text:p>280 Wh/mi</text:p>
          </table:table-cell>
          <table:table-cell table:style-name="ce2" office:value-type="float" office:value="340" calcext:value-type="float">
            <text:p>340</text:p>
          </table:table-cell>
          <table:table-cell table:style-name="ce12" table:formula="of:=IFERROR([.L47]/1.0356; &quot;N/a&quot;)" office:value-type="float" office:value="328.312089609888" calcext:value-type="float">
            <text:p>328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Front Wheel Drive</text:p>
          </table:table-cell>
          <table:table-cell table:style-name="ce2" office:value-type="string" calcext:value-type="string">
            <text:p>Type 2 CCS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6837" calcext:value-type="float">
            <text:p>36837</text:p>
          </table:table-cell>
          <table:table-cell table:style-name="ce47" table:formula="of:=[.T47]/1.1" office:value-type="float" office:value="33488.1818181818" calcext:value-type="float">
            <text:p>$33,488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Opel</text:p>
          </table:table-cell>
          <table:table-cell table:style-name="ce4" office:value-type="string" calcext:value-type="string">
            <text:p>Ampera-e</text:p>
          </table:table-cell>
          <table:table-cell table:style-name="ce7" office:value-type="float" office:value="7.3" calcext:value-type="float">
            <text:p>7.3</text:p>
          </table:table-cell>
          <table:table-cell table:style-name="ce9" table:formula="of:=[.D48]/1.0356" office:value-type="float" office:value="7.04905368868289" calcext:value-type="float">
            <text:p>7.05 sec</text:p>
          </table:table-cell>
          <table:table-cell table:style-name="ce2" office:value-type="float" office:value="150" calcext:value-type="float">
            <text:p>150</text:p>
          </table:table-cell>
          <table:table-cell table:style-name="ce12" table:formula="of:=[.F48]*0.62" office:value-type="float" office:value="93" calcext:value-type="float">
            <text:p>93 mi/hr</text:p>
          </table:table-cell>
          <table:table-cell table:style-name="ce2" office:value-type="float" office:value="335" calcext:value-type="float">
            <text:p>335</text:p>
          </table:table-cell>
          <table:table-cell table:style-name="ce14" table:formula="of:=[.H48]*0.62" office:value-type="float" office:value="207.7" calcext:value-type="float">
            <text:p>208 mi</text:p>
          </table:table-cell>
          <table:table-cell table:style-name="ce2" office:value-type="float" office:value="173" calcext:value-type="float">
            <text:p>173</text:p>
          </table:table-cell>
          <table:table-cell table:style-name="ce16" table:formula="of:=[.J48]*1.6" office:value-type="float" office:value="276.8" calcext:value-type="float">
            <text:p>277 Wh/mi</text:p>
          </table:table-cell>
          <table:table-cell table:style-name="ce2" office:value-type="float" office:value="210" calcext:value-type="float">
            <text:p>210</text:p>
          </table:table-cell>
          <table:table-cell table:style-name="ce12" table:formula="of:=IFERROR([.L48]/1.0356; &quot;N/a&quot;)" office:value-type="float" office:value="202.780996523754" calcext:value-type="float">
            <text:p>203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Front Wheel Drive</text:p>
          </table:table-cell>
          <table:table-cell table:style-name="ce2" office:value-type="string" calcext:value-type="string">
            <text:p>Type 2 CCS</text:p>
          </table:table-cell>
          <table:table-cell table:style-name="ce2" office:value-type="string" calcext:value-type="string">
            <text:p>MPV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1906" calcext:value-type="float">
            <text:p>41906</text:p>
          </table:table-cell>
          <table:table-cell table:style-name="ce47" table:formula="of:=[.T48]/1.1" office:value-type="float" office:value="38096.3636363636" calcext:value-type="float">
            <text:p>$38,096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Porsche</text:p>
          </table:table-cell>
          <table:table-cell table:style-name="ce4" office:value-type="string" calcext:value-type="string">
            <text:p>Taycan 4S</text:p>
          </table:table-cell>
          <table:table-cell table:style-name="ce7" office:value-type="float" office:value="4" calcext:value-type="float">
            <text:p>4.0</text:p>
          </table:table-cell>
          <table:table-cell table:style-name="ce9" table:formula="of:=[.D49]/1.0356" office:value-type="float" office:value="3.86249517188103" calcext:value-type="float">
            <text:p>3.86 sec</text:p>
          </table:table-cell>
          <table:table-cell table:style-name="ce2" office:value-type="float" office:value="250" calcext:value-type="float">
            <text:p>250</text:p>
          </table:table-cell>
          <table:table-cell table:style-name="ce12" table:formula="of:=[.F49]*0.62" office:value-type="float" office:value="155" calcext:value-type="float">
            <text:p>155 mi/hr</text:p>
          </table:table-cell>
          <table:table-cell table:style-name="ce2" office:value-type="float" office:value="365" calcext:value-type="float">
            <text:p>365</text:p>
          </table:table-cell>
          <table:table-cell table:style-name="ce14" table:formula="of:=[.H49]*0.62" office:value-type="float" office:value="226.3" calcext:value-type="float">
            <text:p>226 mi</text:p>
          </table:table-cell>
          <table:table-cell table:style-name="ce2" office:value-type="float" office:value="195" calcext:value-type="float">
            <text:p>195</text:p>
          </table:table-cell>
          <table:table-cell table:style-name="ce16" table:formula="of:=[.J49]*1.6" office:value-type="float" office:value="312" calcext:value-type="float">
            <text:p>312 Wh/mi</text:p>
          </table:table-cell>
          <table:table-cell table:style-name="ce2" office:value-type="float" office:value="730" calcext:value-type="float">
            <text:p>730</text:p>
          </table:table-cell>
          <table:table-cell table:style-name="ce12" table:formula="of:=IFERROR([.L49]/1.0356; &quot;N/a&quot;)" office:value-type="float" office:value="704.905368868289" calcext:value-type="float">
            <text:p>705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All Wheel Drive</text:p>
          </table:table-cell>
          <table:table-cell table:style-name="ce2" office:value-type="string" calcext:value-type="string">
            <text:p>Type 2 CCS</text:p>
          </table:table-cell>
          <table:table-cell table:style-name="ce2" office:value-type="string" calcext:value-type="string">
            <text:p>Sedan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2945" calcext:value-type="float">
            <text:p>102945</text:p>
          </table:table-cell>
          <table:table-cell table:style-name="ce47" table:formula="of:=[.T49]/1.1" office:value-type="float" office:value="93586.3636363636" calcext:value-type="float">
            <text:p>$93,586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Lightyear</text:p>
          </table:table-cell>
          <table:table-cell table:style-name="ce4" office:value-type="string" calcext:value-type="string">
            <text:p>One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50]/1.0356" office:value-type="float" office:value="9.65623792970259" calcext:value-type="float">
            <text:p>9.66 sec</text:p>
          </table:table-cell>
          <table:table-cell table:style-name="ce2" office:value-type="float" office:value="150" calcext:value-type="float">
            <text:p>150</text:p>
          </table:table-cell>
          <table:table-cell table:style-name="ce12" table:formula="of:=[.F50]*0.62" office:value-type="float" office:value="93" calcext:value-type="float">
            <text:p>93 mi/hr</text:p>
          </table:table-cell>
          <table:table-cell table:style-name="ce2" office:value-type="float" office:value="575" calcext:value-type="float">
            <text:p>575</text:p>
          </table:table-cell>
          <table:table-cell table:style-name="ce14" table:formula="of:=[.H50]*0.62" office:value-type="float" office:value="356.5" calcext:value-type="float">
            <text:p>357 mi</text:p>
          </table:table-cell>
          <table:table-cell table:style-name="ce2" office:value-type="float" office:value="104" calcext:value-type="float">
            <text:p>104</text:p>
          </table:table-cell>
          <table:table-cell table:style-name="ce16" table:formula="of:=[.J50]*1.6" office:value-type="float" office:value="166.4" calcext:value-type="float">
            <text:p>166 Wh/mi</text:p>
          </table:table-cell>
          <table:table-cell table:style-name="ce2" office:value-type="float" office:value="540" calcext:value-type="float">
            <text:p>540</text:p>
          </table:table-cell>
          <table:table-cell table:style-name="ce12" table:formula="of:=IFERROR([.L50]/1.0356; &quot;N/a&quot;)" office:value-type="float" office:value="521.43684820394" calcext:value-type="float">
            <text:p>521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All Wheel Drive</text:p>
          </table:table-cell>
          <table:table-cell table:style-name="ce2" office:value-type="string" calcext:value-type="string">
            <text:p>Type 2 CCS</text:p>
          </table:table-cell>
          <table:table-cell table:style-name="ce2" office:value-type="string" calcext:value-type="string">
            <text:p>Liftback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49000" calcext:value-type="float">
            <text:p>149000</text:p>
          </table:table-cell>
          <table:table-cell table:style-name="ce47" table:formula="of:=[.T50]/1.1" office:value-type="float" office:value="135454.545454545" calcext:value-type="float">
            <text:p>$135,455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Aiways</text:p>
          </table:table-cell>
          <table:table-cell table:style-name="ce4" office:value-type="string" calcext:value-type="string">
            <text:p>U5</text:p>
          </table:table-cell>
          <table:table-cell table:style-name="ce7" office:value-type="float" office:value="9" calcext:value-type="float">
            <text:p>9.0</text:p>
          </table:table-cell>
          <table:table-cell table:style-name="ce9" table:formula="of:=[.D51]/1.0356" office:value-type="float" office:value="8.69061413673233" calcext:value-type="float">
            <text:p>8.69 sec</text:p>
          </table:table-cell>
          <table:table-cell table:style-name="ce2" office:value-type="float" office:value="150" calcext:value-type="float">
            <text:p>150</text:p>
          </table:table-cell>
          <table:table-cell table:style-name="ce12" table:formula="of:=[.F51]*0.62" office:value-type="float" office:value="93" calcext:value-type="float">
            <text:p>93 mi/hr</text:p>
          </table:table-cell>
          <table:table-cell table:style-name="ce2" office:value-type="float" office:value="335" calcext:value-type="float">
            <text:p>335</text:p>
          </table:table-cell>
          <table:table-cell table:style-name="ce14" table:formula="of:=[.H51]*0.62" office:value-type="float" office:value="207.7" calcext:value-type="float">
            <text:p>208 mi</text:p>
          </table:table-cell>
          <table:table-cell table:style-name="ce2" office:value-type="float" office:value="188" calcext:value-type="float">
            <text:p>188</text:p>
          </table:table-cell>
          <table:table-cell table:style-name="ce16" table:formula="of:=[.J51]*1.6" office:value-type="float" office:value="300.8" calcext:value-type="float">
            <text:p>301 Wh/mi</text:p>
          </table:table-cell>
          <table:table-cell table:style-name="ce2" office:value-type="float" office:value="350" calcext:value-type="float">
            <text:p>350</text:p>
          </table:table-cell>
          <table:table-cell table:style-name="ce12" table:formula="of:=IFERROR([.L51]/1.0356; &quot;N/a&quot;)" office:value-type="float" office:value="337.968327539591" calcext:value-type="float">
            <text:p>338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Front Wheel Drive</text:p>
          </table:table-cell>
          <table:table-cell table:style-name="ce2" office:value-type="string" calcext:value-type="string">
            <text:p>Type 2 CCS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6057" calcext:value-type="float">
            <text:p>36057</text:p>
          </table:table-cell>
          <table:table-cell table:style-name="ce47" table:formula="of:=[.T51]/1.1" office:value-type="float" office:value="32779.0909090909" calcext:value-type="float">
            <text:p>$32,779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Audi</text:p>
          </table:table-cell>
          <table:table-cell table:style-name="ce4" office:value-type="string" calcext:value-type="string">
            <text:p>e-tron 55 quattro</text:p>
          </table:table-cell>
          <table:table-cell table:style-name="ce7" office:value-type="float" office:value="5.7" calcext:value-type="float">
            <text:p>5.7</text:p>
          </table:table-cell>
          <table:table-cell table:style-name="ce9" table:formula="of:=[.D52]/1.0356" office:value-type="float" office:value="5.50405561993048" calcext:value-type="float">
            <text:p>5.50 sec</text:p>
          </table:table-cell>
          <table:table-cell table:style-name="ce2" office:value-type="float" office:value="200" calcext:value-type="float">
            <text:p>200</text:p>
          </table:table-cell>
          <table:table-cell table:style-name="ce12" table:formula="of:=[.F52]*0.62" office:value-type="float" office:value="124" calcext:value-type="float">
            <text:p>124 mi/hr</text:p>
          </table:table-cell>
          <table:table-cell table:style-name="ce2" office:value-type="float" office:value="365" calcext:value-type="float">
            <text:p>365</text:p>
          </table:table-cell>
          <table:table-cell table:style-name="ce14" table:formula="of:=[.H52]*0.62" office:value-type="float" office:value="226.3" calcext:value-type="float">
            <text:p>226 mi</text:p>
          </table:table-cell>
          <table:table-cell table:style-name="ce2" office:value-type="float" office:value="237" calcext:value-type="float">
            <text:p>237</text:p>
          </table:table-cell>
          <table:table-cell table:style-name="ce16" table:formula="of:=[.J52]*1.6" office:value-type="float" office:value="379.2" calcext:value-type="float">
            <text:p>379 Wh/mi</text:p>
          </table:table-cell>
          <table:table-cell table:style-name="ce2" office:value-type="float" office:value="590" calcext:value-type="float">
            <text:p>590</text:p>
          </table:table-cell>
          <table:table-cell table:style-name="ce12" table:formula="of:=IFERROR([.L52]/1.0356; &quot;N/a&quot;)" office:value-type="float" office:value="569.718037852453" calcext:value-type="float">
            <text:p>570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All Wheel Drive</text:p>
          </table:table-cell>
          <table:table-cell table:style-name="ce2" office:value-type="string" calcext:value-type="string">
            <text:p>Type 2 CCS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string" calcext:value-type="string">
            <text:p>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9445" calcext:value-type="float">
            <text:p>79445</text:p>
          </table:table-cell>
          <table:table-cell table:style-name="ce47" table:formula="of:=[.T52]/1.1" office:value-type="float" office:value="72222.7272727273" calcext:value-type="float">
            <text:p>$72,223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Tesla</text:p>
          </table:table-cell>
          <table:table-cell table:style-name="ce4" office:value-type="string" calcext:value-type="string">
            <text:p>Roadster</text:p>
          </table:table-cell>
          <table:table-cell table:style-name="ce7" office:value-type="float" office:value="2.1" calcext:value-type="float">
            <text:p>2.1</text:p>
          </table:table-cell>
          <table:table-cell table:style-name="ce9" table:formula="of:=[.D53]/1.0356" office:value-type="float" office:value="2.02780996523754" calcext:value-type="float">
            <text:p>2.03 sec</text:p>
          </table:table-cell>
          <table:table-cell table:style-name="ce2" office:value-type="float" office:value="410" calcext:value-type="float">
            <text:p>410</text:p>
          </table:table-cell>
          <table:table-cell table:style-name="ce12" table:formula="of:=[.F53]*0.62" office:value-type="float" office:value="254.2" calcext:value-type="float">
            <text:p>254 mi/hr</text:p>
          </table:table-cell>
          <table:table-cell table:style-name="ce2" office:value-type="float" office:value="970" calcext:value-type="float">
            <text:p>970</text:p>
          </table:table-cell>
          <table:table-cell table:style-name="ce14" table:formula="of:=[.H53]*0.62" office:value-type="float" office:value="601.4" calcext:value-type="float">
            <text:p>601 mi</text:p>
          </table:table-cell>
          <table:table-cell table:style-name="ce2" office:value-type="float" office:value="206" calcext:value-type="float">
            <text:p>206</text:p>
          </table:table-cell>
          <table:table-cell table:style-name="ce16" table:formula="of:=[.J53]*1.6" office:value-type="float" office:value="329.6" calcext:value-type="float">
            <text:p>330 Wh/mi</text:p>
          </table:table-cell>
          <table:table-cell table:style-name="ce2" office:value-type="float" office:value="920" calcext:value-type="float">
            <text:p>920</text:p>
          </table:table-cell>
          <table:table-cell table:style-name="ce12" table:formula="of:=IFERROR([.L53]/1.0356; &quot;N/a&quot;)" office:value-type="float" office:value="888.373889532638" calcext:value-type="float">
            <text:p>888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All Wheel Drive</text:p>
          </table:table-cell>
          <table:table-cell table:style-name="ce2" office:value-type="string" calcext:value-type="string">
            <text:p>Type 2 CCS</text:p>
          </table:table-cell>
          <table:table-cell table:style-name="ce2" office:value-type="string" calcext:value-type="string">
            <text:p>Cabrio</text:p>
          </table:table-cell>
          <table:table-cell table:style-name="ce2" office:value-type="string" calcext:value-type="string">
            <text:p>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15000" calcext:value-type="float">
            <text:p>215000</text:p>
          </table:table-cell>
          <table:table-cell table:style-name="ce47" table:formula="of:=[.T53]/1.1" office:value-type="float" office:value="195454.545454545" calcext:value-type="float">
            <text:p>$195,455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Opel</text:p>
          </table:table-cell>
          <table:table-cell table:style-name="ce4" office:value-type="string" calcext:value-type="string">
            <text:p>Mokka-e</text:p>
          </table:table-cell>
          <table:table-cell table:style-name="ce7" office:value-type="float" office:value="8.5" calcext:value-type="float">
            <text:p>8.5</text:p>
          </table:table-cell>
          <table:table-cell table:style-name="ce9" table:formula="of:=[.D54]/1.0356" office:value-type="float" office:value="8.2078022402472" calcext:value-type="float">
            <text:p>8.21 sec</text:p>
          </table:table-cell>
          <table:table-cell table:style-name="ce2" office:value-type="float" office:value="150" calcext:value-type="float">
            <text:p>150</text:p>
          </table:table-cell>
          <table:table-cell table:style-name="ce12" table:formula="of:=[.F54]*0.62" office:value-type="float" office:value="93" calcext:value-type="float">
            <text:p>93 mi/hr</text:p>
          </table:table-cell>
          <table:table-cell table:style-name="ce2" office:value-type="float" office:value="255" calcext:value-type="float">
            <text:p>255</text:p>
          </table:table-cell>
          <table:table-cell table:style-name="ce14" table:formula="of:=[.H54]*0.62" office:value-type="float" office:value="158.1" calcext:value-type="float">
            <text:p>158 mi</text:p>
          </table:table-cell>
          <table:table-cell table:style-name="ce2" office:value-type="float" office:value="176" calcext:value-type="float">
            <text:p>176</text:p>
          </table:table-cell>
          <table:table-cell table:style-name="ce16" table:formula="of:=[.J54]*1.6" office:value-type="float" office:value="281.6" calcext:value-type="float">
            <text:p>282 Wh/mi</text:p>
          </table:table-cell>
          <table:table-cell table:style-name="ce2" office:value-type="float" office:value="390" calcext:value-type="float">
            <text:p>390</text:p>
          </table:table-cell>
          <table:table-cell table:style-name="ce12" table:formula="of:=IFERROR([.L54]/1.0356; &quot;N/a&quot;)" office:value-type="float" office:value="376.593279258401" calcext:value-type="float">
            <text:p>377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Front Wheel Drive</text:p>
          </table:table-cell>
          <table:table-cell table:style-name="ce2" office:value-type="string" calcext:value-type="string">
            <text:p>Type 2 CCS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5000" calcext:value-type="float">
            <text:p>35000</text:p>
          </table:table-cell>
          <table:table-cell table:style-name="ce47" table:formula="of:=[.T54]/1.1" office:value-type="float" office:value="31818.1818181818" calcext:value-type="float">
            <text:p>$31,818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Skoda</text:p>
          </table:table-cell>
          <table:table-cell table:style-name="ce4" office:value-type="string" calcext:value-type="string">
            <text:p>Enyaq iV 80</text:p>
          </table:table-cell>
          <table:table-cell table:style-name="ce7" office:value-type="float" office:value="8.8" calcext:value-type="float">
            <text:p>8.8</text:p>
          </table:table-cell>
          <table:table-cell table:style-name="ce9" table:formula="of:=[.D55]/1.0356" office:value-type="float" office:value="8.49748937813828" calcext:value-type="float">
            <text:p>8.50 sec</text:p>
          </table:table-cell>
          <table:table-cell table:style-name="ce2" office:value-type="float" office:value="160" calcext:value-type="float">
            <text:p>160</text:p>
          </table:table-cell>
          <table:table-cell table:style-name="ce12" table:formula="of:=[.F55]*0.62" office:value-type="float" office:value="99.2" calcext:value-type="float">
            <text:p>99 mi/hr</text:p>
          </table:table-cell>
          <table:table-cell table:style-name="ce2" office:value-type="float" office:value="420" calcext:value-type="float">
            <text:p>420</text:p>
          </table:table-cell>
          <table:table-cell table:style-name="ce14" table:formula="of:=[.H55]*0.62" office:value-type="float" office:value="260.4" calcext:value-type="float">
            <text:p>260 mi</text:p>
          </table:table-cell>
          <table:table-cell table:style-name="ce2" office:value-type="float" office:value="183" calcext:value-type="float">
            <text:p>183</text:p>
          </table:table-cell>
          <table:table-cell table:style-name="ce16" table:formula="of:=[.J55]*1.6" office:value-type="float" office:value="292.8" calcext:value-type="float">
            <text:p>293 Wh/mi</text:p>
          </table:table-cell>
          <table:table-cell table:style-name="ce2" office:value-type="float" office:value="560" calcext:value-type="float">
            <text:p>560</text:p>
          </table:table-cell>
          <table:table-cell table:style-name="ce12" table:formula="of:=IFERROR([.L55]/1.0356; &quot;N/a&quot;)" office:value-type="float" office:value="540.749324063345" calcext:value-type="float">
            <text:p>541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Rear Wheel Drive</text:p>
          </table:table-cell>
          <table:table-cell table:style-name="ce2" office:value-type="string" calcext:value-type="string">
            <text:p>Type 2 CCS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0000" calcext:value-type="float">
            <text:p>40000</text:p>
          </table:table-cell>
          <table:table-cell table:style-name="ce47" table:formula="of:=[.T55]/1.1" office:value-type="float" office:value="36363.6363636364" calcext:value-type="float">
            <text:p>$36,364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Tesla</text:p>
          </table:table-cell>
          <table:table-cell table:style-name="ce4" office:value-type="string" calcext:value-type="string">
            <text:p>Model X Long Range</text:p>
          </table:table-cell>
          <table:table-cell table:style-name="ce7" office:value-type="float" office:value="4.6" calcext:value-type="float">
            <text:p>4.6</text:p>
          </table:table-cell>
          <table:table-cell table:style-name="ce9" table:formula="of:=[.D56]/1.0356" office:value-type="float" office:value="4.44186944766319" calcext:value-type="float">
            <text:p>4.44 sec</text:p>
          </table:table-cell>
          <table:table-cell table:style-name="ce2" office:value-type="float" office:value="250" calcext:value-type="float">
            <text:p>250</text:p>
          </table:table-cell>
          <table:table-cell table:style-name="ce12" table:formula="of:=[.F56]*0.62" office:value-type="float" office:value="155" calcext:value-type="float">
            <text:p>155 mi/hr</text:p>
          </table:table-cell>
          <table:table-cell table:style-name="ce2" office:value-type="float" office:value="450" calcext:value-type="float">
            <text:p>450</text:p>
          </table:table-cell>
          <table:table-cell table:style-name="ce14" table:formula="of:=[.H56]*0.62" office:value-type="float" office:value="279" calcext:value-type="float">
            <text:p>279 mi</text:p>
          </table:table-cell>
          <table:table-cell table:style-name="ce2" office:value-type="float" office:value="211" calcext:value-type="float">
            <text:p>211</text:p>
          </table:table-cell>
          <table:table-cell table:style-name="ce16" table:formula="of:=[.J56]*1.6" office:value-type="float" office:value="337.6" calcext:value-type="float">
            <text:p>338 Wh/mi</text:p>
          </table:table-cell>
          <table:table-cell table:style-name="ce2" office:value-type="float" office:value="490" calcext:value-type="float">
            <text:p>490</text:p>
          </table:table-cell>
          <table:table-cell table:style-name="ce12" table:formula="of:=IFERROR([.L56]/1.0356; &quot;N/a&quot;)" office:value-type="float" office:value="473.155658555427" calcext:value-type="float">
            <text:p>473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All Wheel Drive</text:p>
          </table:table-cell>
          <table:table-cell table:style-name="ce2" office:value-type="string" calcext:value-type="string">
            <text:p>Type 2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5990" calcext:value-type="float">
            <text:p>85990</text:p>
          </table:table-cell>
          <table:table-cell table:style-name="ce47" table:formula="of:=[.T56]/1.1" office:value-type="float" office:value="78172.7272727273" calcext:value-type="float">
            <text:p>$78,173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Honda</text:p>
          </table:table-cell>
          <table:table-cell table:style-name="ce4" office:value-type="string" calcext:value-type="string">
            <text:p>e Advance</text:p>
          </table:table-cell>
          <table:table-cell table:style-name="ce7" office:value-type="float" office:value="8.3" calcext:value-type="float">
            <text:p>8.3</text:p>
          </table:table-cell>
          <table:table-cell table:style-name="ce9" table:formula="of:=[.D57]/1.0356" office:value-type="float" office:value="8.01467748165315" calcext:value-type="float">
            <text:p>8.01 sec</text:p>
          </table:table-cell>
          <table:table-cell table:style-name="ce2" office:value-type="float" office:value="145" calcext:value-type="float">
            <text:p>145</text:p>
          </table:table-cell>
          <table:table-cell table:style-name="ce12" table:formula="of:=[.F57]*0.62" office:value-type="float" office:value="89.9" calcext:value-type="float">
            <text:p>90 mi/hr</text:p>
          </table:table-cell>
          <table:table-cell table:style-name="ce2" office:value-type="float" office:value="170" calcext:value-type="float">
            <text:p>170</text:p>
          </table:table-cell>
          <table:table-cell table:style-name="ce14" table:formula="of:=[.H57]*0.62" office:value-type="float" office:value="105.4" calcext:value-type="float">
            <text:p>105 mi</text:p>
          </table:table-cell>
          <table:table-cell table:style-name="ce2" office:value-type="float" office:value="168" calcext:value-type="float">
            <text:p>168</text:p>
          </table:table-cell>
          <table:table-cell table:style-name="ce16" table:formula="of:=[.J57]*1.6" office:value-type="float" office:value="268.8" calcext:value-type="float">
            <text:p>269 Wh/mi</text:p>
          </table:table-cell>
          <table:table-cell table:style-name="ce2" office:value-type="float" office:value="190" calcext:value-type="float">
            <text:p>190</text:p>
          </table:table-cell>
          <table:table-cell table:style-name="ce12" table:formula="of:=IFERROR([.L57]/1.0356; &quot;N/a&quot;)" office:value-type="float" office:value="183.468520664349" calcext:value-type="float">
            <text:p>183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Rear Wheel Drive</text:p>
          </table:table-cell>
          <table:table-cell table:style-name="ce2" office:value-type="string" calcext:value-type="string">
            <text:p>Type 2 CCS</text:p>
          </table:table-cell>
          <table:table-cell table:style-name="ce2" office:value-type="string" calcext:value-type="string">
            <text:p>Hatchback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5921" calcext:value-type="float">
            <text:p>35921</text:p>
          </table:table-cell>
          <table:table-cell table:style-name="ce47" table:formula="of:=[.T57]/1.1" office:value-type="float" office:value="32655.4545454545" calcext:value-type="float">
            <text:p>$32,655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DS</text:p>
          </table:table-cell>
          <table:table-cell table:style-name="ce4" office:value-type="string" calcext:value-type="string">
            <text:p>3 Crossback E-Tense</text:p>
          </table:table-cell>
          <table:table-cell table:style-name="ce7" office:value-type="float" office:value="8.7" calcext:value-type="float">
            <text:p>8.7</text:p>
          </table:table-cell>
          <table:table-cell table:style-name="ce9" table:formula="of:=[.D58]/1.0356" office:value-type="float" office:value="8.40092699884125" calcext:value-type="float">
            <text:p>8.40 sec</text:p>
          </table:table-cell>
          <table:table-cell table:style-name="ce2" office:value-type="float" office:value="150" calcext:value-type="float">
            <text:p>150</text:p>
          </table:table-cell>
          <table:table-cell table:style-name="ce12" table:formula="of:=[.F58]*0.62" office:value-type="float" office:value="93" calcext:value-type="float">
            <text:p>93 mi/hr</text:p>
          </table:table-cell>
          <table:table-cell table:style-name="ce2" office:value-type="float" office:value="250" calcext:value-type="float">
            <text:p>250</text:p>
          </table:table-cell>
          <table:table-cell table:style-name="ce14" table:formula="of:=[.H58]*0.62" office:value-type="float" office:value="155" calcext:value-type="float">
            <text:p>155 mi</text:p>
          </table:table-cell>
          <table:table-cell table:style-name="ce2" office:value-type="float" office:value="180" calcext:value-type="float">
            <text:p>180</text:p>
          </table:table-cell>
          <table:table-cell table:style-name="ce16" table:formula="of:=[.J58]*1.6" office:value-type="float" office:value="288" calcext:value-type="float">
            <text:p>288 Wh/mi</text:p>
          </table:table-cell>
          <table:table-cell table:style-name="ce2" office:value-type="float" office:value="380" calcext:value-type="float">
            <text:p>380</text:p>
          </table:table-cell>
          <table:table-cell table:style-name="ce12" table:formula="of:=IFERROR([.L58]/1.0356; &quot;N/a&quot;)" office:value-type="float" office:value="366.937041328698" calcext:value-type="float">
            <text:p>367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Front Wheel Drive</text:p>
          </table:table-cell>
          <table:table-cell table:style-name="ce2" office:value-type="string" calcext:value-type="string">
            <text:p>Type 2 CCS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7422" calcext:value-type="float">
            <text:p>37422</text:p>
          </table:table-cell>
          <table:table-cell table:style-name="ce47" table:formula="of:=[.T58]/1.1" office:value-type="float" office:value="34020" calcext:value-type="float">
            <text:p>$34,020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Renault</text:p>
          </table:table-cell>
          <table:table-cell table:style-name="ce4" office:value-type="string" calcext:value-type="string">
            <text:p>Twingo ZE</text:p>
          </table:table-cell>
          <table:table-cell table:style-name="ce7" office:value-type="float" office:value="12.6" calcext:value-type="float">
            <text:p>12.6</text:p>
          </table:table-cell>
          <table:table-cell table:style-name="ce9" table:formula="of:=[.D59]/1.0356" office:value-type="float" office:value="12.1668597914253" calcext:value-type="float">
            <text:p>12.17 sec</text:p>
          </table:table-cell>
          <table:table-cell table:style-name="ce2" office:value-type="float" office:value="135" calcext:value-type="float">
            <text:p>135</text:p>
          </table:table-cell>
          <table:table-cell table:style-name="ce12" table:formula="of:=[.F59]*0.62" office:value-type="float" office:value="83.7" calcext:value-type="float">
            <text:p>84 mi/hr</text:p>
          </table:table-cell>
          <table:table-cell table:style-name="ce2" office:value-type="float" office:value="130" calcext:value-type="float">
            <text:p>130</text:p>
          </table:table-cell>
          <table:table-cell table:style-name="ce14" table:formula="of:=[.H59]*0.62" office:value-type="float" office:value="80.6" calcext:value-type="float">
            <text:p>81 mi</text:p>
          </table:table-cell>
          <table:table-cell table:style-name="ce2" office:value-type="float" office:value="164" calcext:value-type="float">
            <text:p>164</text:p>
          </table:table-cell>
          <table:table-cell table:style-name="ce16" table:formula="of:=[.J59]*1.6" office:value-type="float" office:value="262.4" calcext:value-type="float">
            <text:p>262 Wh/mi</text:p>
          </table:table-cell>
          <table:table-cell table:style-name="ce2" office:value-type="string" calcext:value-type="string">
            <text:p>N/a</text:p>
          </table:table-cell>
          <table:table-cell table:style-name="ce12" table:formula="of:=IFERROR([.L59]/1.0356; &quot;N/a&quot;)" office:value-type="string" office:string-value="N/a" calcext:value-type="string">
            <text:p>N/a</text:p>
          </table:table-cell>
          <table:table-cell table:style-name="ce2" office:value-type="string" calcext:value-type="string">
            <text:p>Rapid charging not possible</text:p>
          </table:table-cell>
          <table:table-cell table:style-name="ce2" office:value-type="string" calcext:value-type="string">
            <text:p>Rear Wheel Drive</text:p>
          </table:table-cell>
          <table:table-cell table:style-name="ce2" office:value-type="string" calcext:value-type="string">
            <text:p>Type 2</text:p>
          </table:table-cell>
          <table:table-cell table:style-name="ce2" office:value-type="string" calcext:value-type="string">
            <text:p>Hatchback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4790" calcext:value-type="float">
            <text:p>24790</text:p>
          </table:table-cell>
          <table:table-cell table:style-name="ce47" table:formula="of:=[.T59]/1.1" office:value-type="float" office:value="22536.3636363636" calcext:value-type="float">
            <text:p>$22,536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Citroen</text:p>
          </table:table-cell>
          <table:table-cell table:style-name="ce4" office:value-type="string" calcext:value-type="string">
            <text:p>e-C4</text:p>
          </table:table-cell>
          <table:table-cell table:style-name="ce7" office:value-type="float" office:value="9.7" calcext:value-type="float">
            <text:p>9.7</text:p>
          </table:table-cell>
          <table:table-cell table:style-name="ce9" table:formula="of:=[.D60]/1.0356" office:value-type="float" office:value="9.36655079181151" calcext:value-type="float">
            <text:p>9.37 sec</text:p>
          </table:table-cell>
          <table:table-cell table:style-name="ce2" office:value-type="float" office:value="150" calcext:value-type="float">
            <text:p>150</text:p>
          </table:table-cell>
          <table:table-cell table:style-name="ce12" table:formula="of:=[.F60]*0.62" office:value-type="float" office:value="93" calcext:value-type="float">
            <text:p>93 mi/hr</text:p>
          </table:table-cell>
          <table:table-cell table:style-name="ce2" office:value-type="float" office:value="250" calcext:value-type="float">
            <text:p>250</text:p>
          </table:table-cell>
          <table:table-cell table:style-name="ce14" table:formula="of:=[.H60]*0.62" office:value-type="float" office:value="155" calcext:value-type="float">
            <text:p>155 mi</text:p>
          </table:table-cell>
          <table:table-cell table:style-name="ce2" office:value-type="float" office:value="180" calcext:value-type="float">
            <text:p>180</text:p>
          </table:table-cell>
          <table:table-cell table:style-name="ce16" table:formula="of:=[.J60]*1.6" office:value-type="float" office:value="288" calcext:value-type="float">
            <text:p>288 Wh/mi</text:p>
          </table:table-cell>
          <table:table-cell table:style-name="ce2" office:value-type="float" office:value="380" calcext:value-type="float">
            <text:p>380</text:p>
          </table:table-cell>
          <table:table-cell table:style-name="ce12" table:formula="of:=IFERROR([.L60]/1.0356; &quot;N/a&quot;)" office:value-type="float" office:value="366.937041328698" calcext:value-type="float">
            <text:p>367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Front Wheel Drive</text:p>
          </table:table-cell>
          <table:table-cell table:style-name="ce2" office:value-type="string" calcext:value-type="string">
            <text:p>Type 2 CCS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0000" calcext:value-type="float">
            <text:p>40000</text:p>
          </table:table-cell>
          <table:table-cell table:style-name="ce47" table:formula="of:=[.T60]/1.1" office:value-type="float" office:value="36363.6363636364" calcext:value-type="float">
            <text:p>$36,364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Tesla</text:p>
          </table:table-cell>
          <table:table-cell table:style-name="ce4" office:value-type="string" calcext:value-type="string">
            <text:p>Model S Performance</text:p>
          </table:table-cell>
          <table:table-cell table:style-name="ce7" office:value-type="float" office:value="2.5" calcext:value-type="float">
            <text:p>2.5</text:p>
          </table:table-cell>
          <table:table-cell table:style-name="ce9" table:formula="of:=[.D61]/1.0356" office:value-type="float" office:value="2.41405948242565" calcext:value-type="float">
            <text:p>2.41 sec</text:p>
          </table:table-cell>
          <table:table-cell table:style-name="ce2" office:value-type="float" office:value="261" calcext:value-type="float">
            <text:p>261</text:p>
          </table:table-cell>
          <table:table-cell table:style-name="ce12" table:formula="of:=[.F61]*0.62" office:value-type="float" office:value="161.82" calcext:value-type="float">
            <text:p>162 mi/hr</text:p>
          </table:table-cell>
          <table:table-cell table:style-name="ce2" office:value-type="float" office:value="505" calcext:value-type="float">
            <text:p>505</text:p>
          </table:table-cell>
          <table:table-cell table:style-name="ce14" table:formula="of:=[.H61]*0.62" office:value-type="float" office:value="313.1" calcext:value-type="float">
            <text:p>313 mi</text:p>
          </table:table-cell>
          <table:table-cell table:style-name="ce2" office:value-type="float" office:value="188" calcext:value-type="float">
            <text:p>188</text:p>
          </table:table-cell>
          <table:table-cell table:style-name="ce16" table:formula="of:=[.J61]*1.6" office:value-type="float" office:value="300.8" calcext:value-type="float">
            <text:p>301 Wh/mi</text:p>
          </table:table-cell>
          <table:table-cell table:style-name="ce2" office:value-type="float" office:value="550" calcext:value-type="float">
            <text:p>550</text:p>
          </table:table-cell>
          <table:table-cell table:style-name="ce12" table:formula="of:=IFERROR([.L61]/1.0356; &quot;N/a&quot;)" office:value-type="float" office:value="531.093086133642" calcext:value-type="float">
            <text:p>531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All Wheel Drive</text:p>
          </table:table-cell>
          <table:table-cell table:style-name="ce2" office:value-type="string" calcext:value-type="string">
            <text:p>Type 2</text:p>
          </table:table-cell>
          <table:table-cell table:style-name="ce2" office:value-type="string" calcext:value-type="string">
            <text:p>Liftback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6990" calcext:value-type="float">
            <text:p>96990</text:p>
          </table:table-cell>
          <table:table-cell table:style-name="ce47" table:formula="of:=[.T61]/1.1" office:value-type="float" office:value="88172.7272727273" calcext:value-type="float">
            <text:p>$88,173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Renault</text:p>
          </table:table-cell>
          <table:table-cell table:style-name="ce4" office:value-type="string" calcext:value-type="string">
            <text:p>Zoe ZE40 R110</text:p>
          </table:table-cell>
          <table:table-cell table:style-name="ce7" office:value-type="float" office:value="11.4" calcext:value-type="float">
            <text:p>11.4</text:p>
          </table:table-cell>
          <table:table-cell table:style-name="ce9" table:formula="of:=[.D62]/1.0356" office:value-type="float" office:value="11.008111239861" calcext:value-type="float">
            <text:p>11.01 sec</text:p>
          </table:table-cell>
          <table:table-cell table:style-name="ce2" office:value-type="float" office:value="135" calcext:value-type="float">
            <text:p>135</text:p>
          </table:table-cell>
          <table:table-cell table:style-name="ce12" table:formula="of:=[.F62]*0.62" office:value-type="float" office:value="83.7" calcext:value-type="float">
            <text:p>84 mi/hr</text:p>
          </table:table-cell>
          <table:table-cell table:style-name="ce2" office:value-type="float" office:value="255" calcext:value-type="float">
            <text:p>255</text:p>
          </table:table-cell>
          <table:table-cell table:style-name="ce14" table:formula="of:=[.H62]*0.62" office:value-type="float" office:value="158.1" calcext:value-type="float">
            <text:p>158 mi</text:p>
          </table:table-cell>
          <table:table-cell table:style-name="ce2" office:value-type="float" office:value="161" calcext:value-type="float">
            <text:p>161</text:p>
          </table:table-cell>
          <table:table-cell table:style-name="ce16" table:formula="of:=[.J62]*1.6" office:value-type="float" office:value="257.6" calcext:value-type="float">
            <text:p>258 Wh/mi</text:p>
          </table:table-cell>
          <table:table-cell table:style-name="ce2" office:value-type="float" office:value="230" calcext:value-type="float">
            <text:p>230</text:p>
          </table:table-cell>
          <table:table-cell table:style-name="ce12" table:formula="of:=IFERROR([.L62]/1.0356; &quot;N/a&quot;)" office:value-type="float" office:value="222.09347238316" calcext:value-type="float">
            <text:p>222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Front Wheel Drive</text:p>
          </table:table-cell>
          <table:table-cell table:style-name="ce2" office:value-type="string" calcext:value-type="string">
            <text:p>Type 2 CCS</text:p>
          </table:table-cell>
          <table:table-cell table:style-name="ce2" office:value-type="string" calcext:value-type="string">
            <text:p>Hatchback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9234" calcext:value-type="float">
            <text:p>29234</text:p>
          </table:table-cell>
          <table:table-cell table:style-name="ce47" table:formula="of:=[.T62]/1.1" office:value-type="float" office:value="26576.3636363636" calcext:value-type="float">
            <text:p>$26,576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Tesla</text:p>
          </table:table-cell>
          <table:table-cell table:style-name="ce4" office:value-type="string" calcext:value-type="string">
            <text:p>Model Y Long Range Performance</text:p>
          </table:table-cell>
          <table:table-cell table:style-name="ce7" office:value-type="float" office:value="3.7" calcext:value-type="float">
            <text:p>3.7</text:p>
          </table:table-cell>
          <table:table-cell table:style-name="ce9" table:formula="of:=[.D63]/1.0356" office:value-type="float" office:value="3.57280803398996" calcext:value-type="float">
            <text:p>3.57 sec</text:p>
          </table:table-cell>
          <table:table-cell table:style-name="ce2" office:value-type="float" office:value="241" calcext:value-type="float">
            <text:p>241</text:p>
          </table:table-cell>
          <table:table-cell table:style-name="ce12" table:formula="of:=[.F63]*0.62" office:value-type="float" office:value="149.42" calcext:value-type="float">
            <text:p>149 mi/hr</text:p>
          </table:table-cell>
          <table:table-cell table:style-name="ce2" office:value-type="float" office:value="410" calcext:value-type="float">
            <text:p>410</text:p>
          </table:table-cell>
          <table:table-cell table:style-name="ce14" table:formula="of:=[.H63]*0.62" office:value-type="float" office:value="254.2" calcext:value-type="float">
            <text:p>254 mi</text:p>
          </table:table-cell>
          <table:table-cell table:style-name="ce2" office:value-type="float" office:value="177" calcext:value-type="float">
            <text:p>177</text:p>
          </table:table-cell>
          <table:table-cell table:style-name="ce16" table:formula="of:=[.J63]*1.6" office:value-type="float" office:value="283.2" calcext:value-type="float">
            <text:p>283 Wh/mi</text:p>
          </table:table-cell>
          <table:table-cell table:style-name="ce2" office:value-type="float" office:value="900" calcext:value-type="float">
            <text:p>900</text:p>
          </table:table-cell>
          <table:table-cell table:style-name="ce12" table:formula="of:=IFERROR([.L63]/1.0356; &quot;N/a&quot;)" office:value-type="float" office:value="869.061413673233" calcext:value-type="float">
            <text:p>869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All Wheel Drive</text:p>
          </table:table-cell>
          <table:table-cell table:style-name="ce2" office:value-type="string" calcext:value-type="string">
            <text:p>Type 2 CCS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string" calcext:value-type="string">
            <text:p>D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5620" calcext:value-type="float">
            <text:p>65620</text:p>
          </table:table-cell>
          <table:table-cell table:style-name="ce47" table:formula="of:=[.T63]/1.1" office:value-type="float" office:value="59654.5454545455" calcext:value-type="float">
            <text:p>$59,655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Nissan</text:p>
          </table:table-cell>
          <table:table-cell table:style-name="ce4" office:value-type="string" calcext:value-type="string">
            <text:p>Ariya 87kWh</text:p>
          </table:table-cell>
          <table:table-cell table:style-name="ce7" office:value-type="float" office:value="7.6" calcext:value-type="float">
            <text:p>7.6</text:p>
          </table:table-cell>
          <table:table-cell table:style-name="ce9" table:formula="of:=[.D64]/1.0356" office:value-type="float" office:value="7.33874082657397" calcext:value-type="float">
            <text:p>7.34 sec</text:p>
          </table:table-cell>
          <table:table-cell table:style-name="ce2" office:value-type="float" office:value="160" calcext:value-type="float">
            <text:p>160</text:p>
          </table:table-cell>
          <table:table-cell table:style-name="ce12" table:formula="of:=[.F64]*0.62" office:value-type="float" office:value="99.2" calcext:value-type="float">
            <text:p>99 mi/hr</text:p>
          </table:table-cell>
          <table:table-cell table:style-name="ce2" office:value-type="float" office:value="440" calcext:value-type="float">
            <text:p>440</text:p>
          </table:table-cell>
          <table:table-cell table:style-name="ce14" table:formula="of:=[.H64]*0.62" office:value-type="float" office:value="272.8" calcext:value-type="float">
            <text:p>273 mi</text:p>
          </table:table-cell>
          <table:table-cell table:style-name="ce2" office:value-type="float" office:value="198" calcext:value-type="float">
            <text:p>198</text:p>
          </table:table-cell>
          <table:table-cell table:style-name="ce16" table:formula="of:=[.J64]*1.6" office:value-type="float" office:value="316.8" calcext:value-type="float">
            <text:p>317 Wh/mi</text:p>
          </table:table-cell>
          <table:table-cell table:style-name="ce2" office:value-type="float" office:value="520" calcext:value-type="float">
            <text:p>520</text:p>
          </table:table-cell>
          <table:table-cell table:style-name="ce12" table:formula="of:=IFERROR([.L64]/1.0356; &quot;N/a&quot;)" office:value-type="float" office:value="502.124372344535" calcext:value-type="float">
            <text:p>502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Front Wheel Drive</text:p>
          </table:table-cell>
          <table:table-cell table:style-name="ce2" office:value-type="string" calcext:value-type="string">
            <text:p>Type 2 CCS</text:p>
          </table:table-cell>
          <table:table-cell table:style-name="ce2" office:value-type="string" calcext:value-type="string">
            <text:p>Hatchback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0000" calcext:value-type="float">
            <text:p>50000</text:p>
          </table:table-cell>
          <table:table-cell table:style-name="ce47" table:formula="of:=[.T64]/1.1" office:value-type="float" office:value="45454.5454545455" calcext:value-type="float">
            <text:p>$45,455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Jaguar</text:p>
          </table:table-cell>
          <table:table-cell table:style-name="ce4" office:value-type="string" calcext:value-type="string">
            <text:p>I-Pace</text:p>
          </table:table-cell>
          <table:table-cell table:style-name="ce7" office:value-type="float" office:value="4.8" calcext:value-type="float">
            <text:p>4.8</text:p>
          </table:table-cell>
          <table:table-cell table:style-name="ce9" table:formula="of:=[.D65]/1.0356" office:value-type="float" office:value="4.63499420625724" calcext:value-type="float">
            <text:p>4.63 sec</text:p>
          </table:table-cell>
          <table:table-cell table:style-name="ce2" office:value-type="float" office:value="200" calcext:value-type="float">
            <text:p>200</text:p>
          </table:table-cell>
          <table:table-cell table:style-name="ce12" table:formula="of:=[.F65]*0.62" office:value-type="float" office:value="124" calcext:value-type="float">
            <text:p>124 mi/hr</text:p>
          </table:table-cell>
          <table:table-cell table:style-name="ce2" office:value-type="float" office:value="365" calcext:value-type="float">
            <text:p>365</text:p>
          </table:table-cell>
          <table:table-cell table:style-name="ce14" table:formula="of:=[.H65]*0.62" office:value-type="float" office:value="226.3" calcext:value-type="float">
            <text:p>226 mi</text:p>
          </table:table-cell>
          <table:table-cell table:style-name="ce2" office:value-type="float" office:value="232" calcext:value-type="float">
            <text:p>232</text:p>
          </table:table-cell>
          <table:table-cell table:style-name="ce16" table:formula="of:=[.J65]*1.6" office:value-type="float" office:value="371.2" calcext:value-type="float">
            <text:p>371 Wh/mi</text:p>
          </table:table-cell>
          <table:table-cell table:style-name="ce2" office:value-type="float" office:value="340" calcext:value-type="float">
            <text:p>340</text:p>
          </table:table-cell>
          <table:table-cell table:style-name="ce12" table:formula="of:=IFERROR([.L65]/1.0356; &quot;N/a&quot;)" office:value-type="float" office:value="328.312089609888" calcext:value-type="float">
            <text:p>328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All Wheel Drive</text:p>
          </table:table-cell>
          <table:table-cell table:style-name="ce2" office:value-type="string" calcext:value-type="string">
            <text:p>Type 2 CCS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string" calcext:value-type="string">
            <text:p>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5351" calcext:value-type="float">
            <text:p>75351</text:p>
          </table:table-cell>
          <table:table-cell table:style-name="ce47" table:formula="of:=[.T65]/1.1" office:value-type="float" office:value="68500.9090909091" calcext:value-type="float">
            <text:p>$68,501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Ford</text:p>
          </table:table-cell>
          <table:table-cell table:style-name="ce4" office:value-type="string" calcext:value-type="string">
            <text:p>Mustang Mach-E ER RWD</text:p>
          </table:table-cell>
          <table:table-cell table:style-name="ce7" office:value-type="float" office:value="7" calcext:value-type="float">
            <text:p>7.0</text:p>
          </table:table-cell>
          <table:table-cell table:style-name="ce9" table:formula="of:=[.D66]/1.0356" office:value-type="float" office:value="6.75936655079181" calcext:value-type="float">
            <text:p>6.76 sec</text:p>
          </table:table-cell>
          <table:table-cell table:style-name="ce2" office:value-type="float" office:value="180" calcext:value-type="float">
            <text:p>180</text:p>
          </table:table-cell>
          <table:table-cell table:style-name="ce12" table:formula="of:=[.F66]*0.62" office:value-type="float" office:value="111.6" calcext:value-type="float">
            <text:p>112 mi/hr</text:p>
          </table:table-cell>
          <table:table-cell table:style-name="ce2" office:value-type="float" office:value="450" calcext:value-type="float">
            <text:p>450</text:p>
          </table:table-cell>
          <table:table-cell table:style-name="ce14" table:formula="of:=[.H66]*0.62" office:value-type="float" office:value="279" calcext:value-type="float">
            <text:p>279 mi</text:p>
          </table:table-cell>
          <table:table-cell table:style-name="ce2" office:value-type="float" office:value="200" calcext:value-type="float">
            <text:p>200</text:p>
          </table:table-cell>
          <table:table-cell table:style-name="ce16" table:formula="of:=[.J66]*1.6" office:value-type="float" office:value="320" calcext:value-type="float">
            <text:p>320 Wh/mi</text:p>
          </table:table-cell>
          <table:table-cell table:style-name="ce2" office:value-type="float" office:value="430" calcext:value-type="float">
            <text:p>430</text:p>
          </table:table-cell>
          <table:table-cell table:style-name="ce12" table:formula="of:=IFERROR([.L66]/1.0356; &quot;N/a&quot;)" office:value-type="float" office:value="415.218230977211" calcext:value-type="float">
            <text:p>415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Rear Wheel Drive</text:p>
          </table:table-cell>
          <table:table-cell table:style-name="ce2" office:value-type="string" calcext:value-type="string">
            <text:p>Type 2 CCS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string" calcext:value-type="string">
            <text:p>D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4475" calcext:value-type="float">
            <text:p>54475</text:p>
          </table:table-cell>
          <table:table-cell table:style-name="ce47" table:formula="of:=[.T66]/1.1" office:value-type="float" office:value="49522.7272727273" calcext:value-type="float">
            <text:p>$49,523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Porsche</text:p>
          </table:table-cell>
          <table:table-cell table:style-name="ce4" office:value-type="string" calcext:value-type="string">
            <text:p>Taycan 4S Plus</text:p>
          </table:table-cell>
          <table:table-cell table:style-name="ce7" office:value-type="float" office:value="4" calcext:value-type="float">
            <text:p>4.0</text:p>
          </table:table-cell>
          <table:table-cell table:style-name="ce9" table:formula="of:=[.D67]/1.0356" office:value-type="float" office:value="3.86249517188103" calcext:value-type="float">
            <text:p>3.86 sec</text:p>
          </table:table-cell>
          <table:table-cell table:style-name="ce2" office:value-type="float" office:value="250" calcext:value-type="float">
            <text:p>250</text:p>
          </table:table-cell>
          <table:table-cell table:style-name="ce12" table:formula="of:=[.F67]*0.62" office:value-type="float" office:value="155" calcext:value-type="float">
            <text:p>155 mi/hr</text:p>
          </table:table-cell>
          <table:table-cell table:style-name="ce2" office:value-type="float" office:value="425" calcext:value-type="float">
            <text:p>425</text:p>
          </table:table-cell>
          <table:table-cell table:style-name="ce14" table:formula="of:=[.H67]*0.62" office:value-type="float" office:value="263.5" calcext:value-type="float">
            <text:p>264 mi</text:p>
          </table:table-cell>
          <table:table-cell table:style-name="ce2" office:value-type="float" office:value="197" calcext:value-type="float">
            <text:p>197</text:p>
          </table:table-cell>
          <table:table-cell table:style-name="ce16" table:formula="of:=[.J67]*1.6" office:value-type="float" office:value="315.2" calcext:value-type="float">
            <text:p>315 Wh/mi</text:p>
          </table:table-cell>
          <table:table-cell table:style-name="ce2" office:value-type="float" office:value="890" calcext:value-type="float">
            <text:p>890</text:p>
          </table:table-cell>
          <table:table-cell table:style-name="ce12" table:formula="of:=IFERROR([.L67]/1.0356; &quot;N/a&quot;)" office:value-type="float" office:value="859.40517574353" calcext:value-type="float">
            <text:p>859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All Wheel Drive</text:p>
          </table:table-cell>
          <table:table-cell table:style-name="ce2" office:value-type="string" calcext:value-type="string">
            <text:p>Type 2 CCS</text:p>
          </table:table-cell>
          <table:table-cell table:style-name="ce2" office:value-type="string" calcext:value-type="string">
            <text:p>Sedan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9302" calcext:value-type="float">
            <text:p>109302</text:p>
          </table:table-cell>
          <table:table-cell table:style-name="ce47" table:formula="of:=[.T67]/1.1" office:value-type="float" office:value="99365.4545454545" calcext:value-type="float">
            <text:p>$99,365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Nissan</text:p>
          </table:table-cell>
          <table:table-cell table:style-name="ce4" office:value-type="string" calcext:value-type="string">
            <text:p>e-NV200 Evalia</text:p>
          </table:table-cell>
          <table:table-cell table:style-name="ce7" office:value-type="float" office:value="14" calcext:value-type="float">
            <text:p>14.0</text:p>
          </table:table-cell>
          <table:table-cell table:style-name="ce9" table:formula="of:=[.D68]/1.0356" office:value-type="float" office:value="13.5187331015836" calcext:value-type="float">
            <text:p>13.52 sec</text:p>
          </table:table-cell>
          <table:table-cell table:style-name="ce2" office:value-type="float" office:value="123" calcext:value-type="float">
            <text:p>123</text:p>
          </table:table-cell>
          <table:table-cell table:style-name="ce12" table:formula="of:=[.F68]*0.62" office:value-type="float" office:value="76.26" calcext:value-type="float">
            <text:p>76 mi/hr</text:p>
          </table:table-cell>
          <table:table-cell table:style-name="ce2" office:value-type="float" office:value="190" calcext:value-type="float">
            <text:p>190</text:p>
          </table:table-cell>
          <table:table-cell table:style-name="ce14" table:formula="of:=[.H68]*0.62" office:value-type="float" office:value="117.8" calcext:value-type="float">
            <text:p>118 mi</text:p>
          </table:table-cell>
          <table:table-cell table:style-name="ce2" office:value-type="float" office:value="200" calcext:value-type="float">
            <text:p>200</text:p>
          </table:table-cell>
          <table:table-cell table:style-name="ce16" table:formula="of:=[.J68]*1.6" office:value-type="float" office:value="320" calcext:value-type="float">
            <text:p>320 Wh/mi</text:p>
          </table:table-cell>
          <table:table-cell table:style-name="ce2" office:value-type="float" office:value="190" calcext:value-type="float">
            <text:p>190</text:p>
          </table:table-cell>
          <table:table-cell table:style-name="ce12" table:formula="of:=IFERROR([.L68]/1.0356; &quot;N/a&quot;)" office:value-type="float" office:value="183.468520664349" calcext:value-type="float">
            <text:p>183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Front Wheel Drive</text:p>
          </table:table-cell>
          <table:table-cell table:style-name="ce2" office:value-type="string" calcext:value-type="string">
            <text:p>Type 1 CHAdeMO</text:p>
          </table:table-cell>
          <table:table-cell table:style-name="ce2" office:value-type="string" calcext:value-type="string">
            <text:p>SPV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3246" calcext:value-type="float">
            <text:p>33246</text:p>
          </table:table-cell>
          <table:table-cell table:style-name="ce47" table:formula="of:=[.T68]/1.1" office:value-type="float" office:value="30223.6363636364" calcext:value-type="float">
            <text:p>$30,224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Tesla</text:p>
          </table:table-cell>
          <table:table-cell table:style-name="ce4" office:value-type="string" calcext:value-type="string">
            <text:p>Cybertruck Dual Motor</text:p>
          </table:table-cell>
          <table:table-cell table:style-name="ce7" office:value-type="float" office:value="5" calcext:value-type="float">
            <text:p>5.0</text:p>
          </table:table-cell>
          <table:table-cell table:style-name="ce9" table:formula="of:=[.D69]/1.0356" office:value-type="float" office:value="4.82811896485129" calcext:value-type="float">
            <text:p>4.83 sec</text:p>
          </table:table-cell>
          <table:table-cell table:style-name="ce2" office:value-type="float" office:value="190" calcext:value-type="float">
            <text:p>190</text:p>
          </table:table-cell>
          <table:table-cell table:style-name="ce12" table:formula="of:=[.F69]*0.62" office:value-type="float" office:value="117.8" calcext:value-type="float">
            <text:p>118 mi/hr</text:p>
          </table:table-cell>
          <table:table-cell table:style-name="ce2" office:value-type="float" office:value="460" calcext:value-type="float">
            <text:p>460</text:p>
          </table:table-cell>
          <table:table-cell table:style-name="ce14" table:formula="of:=[.H69]*0.62" office:value-type="float" office:value="285.2" calcext:value-type="float">
            <text:p>285 mi</text:p>
          </table:table-cell>
          <table:table-cell table:style-name="ce2" office:value-type="float" office:value="261" calcext:value-type="float">
            <text:p>261</text:p>
          </table:table-cell>
          <table:table-cell table:style-name="ce16" table:formula="of:=[.J69]*1.6" office:value-type="float" office:value="417.6" calcext:value-type="float">
            <text:p>418 Wh/mi</text:p>
          </table:table-cell>
          <table:table-cell table:style-name="ce2" office:value-type="float" office:value="710" calcext:value-type="float">
            <text:p>710</text:p>
          </table:table-cell>
          <table:table-cell table:style-name="ce12" table:formula="of:=IFERROR([.L69]/1.0356; &quot;N/a&quot;)" office:value-type="float" office:value="685.592893008884" calcext:value-type="float">
            <text:p>686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All Wheel Drive</text:p>
          </table:table-cell>
          <table:table-cell table:style-name="ce2" office:value-type="string" calcext:value-type="string">
            <text:p>Type 2 CCS</text:p>
          </table:table-cell>
          <table:table-cell table:style-name="ce2" office:value-type="string" calcext:value-type="string">
            <text:p>Pickup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5000" calcext:value-type="float">
            <text:p>55000</text:p>
          </table:table-cell>
          <table:table-cell table:style-name="ce47" table:formula="of:=[.T69]/1.1" office:value-type="float" office:value="50000" calcext:value-type="float">
            <text:p>$50,000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Renault</text:p>
          </table:table-cell>
          <table:table-cell table:style-name="ce4" office:value-type="string" calcext:value-type="string">
            <text:p>Kangoo Maxi ZE 33</text:p>
          </table:table-cell>
          <table:table-cell table:style-name="ce7" office:value-type="float" office:value="22.4" calcext:value-type="float">
            <text:p>22.4</text:p>
          </table:table-cell>
          <table:table-cell table:style-name="ce9" table:formula="of:=[.D70]/1.0356" office:value-type="float" office:value="21.6299729625338" calcext:value-type="float">
            <text:p>21.63 sec</text:p>
          </table:table-cell>
          <table:table-cell table:style-name="ce2" office:value-type="float" office:value="130" calcext:value-type="float">
            <text:p>130</text:p>
          </table:table-cell>
          <table:table-cell table:style-name="ce12" table:formula="of:=[.F70]*0.62" office:value-type="float" office:value="80.6" calcext:value-type="float">
            <text:p>81 mi/hr</text:p>
          </table:table-cell>
          <table:table-cell table:style-name="ce2" office:value-type="float" office:value="160" calcext:value-type="float">
            <text:p>160</text:p>
          </table:table-cell>
          <table:table-cell table:style-name="ce14" table:formula="of:=[.H70]*0.62" office:value-type="float" office:value="99.2" calcext:value-type="float">
            <text:p>99 mi</text:p>
          </table:table-cell>
          <table:table-cell table:style-name="ce2" office:value-type="float" office:value="194" calcext:value-type="float">
            <text:p>194</text:p>
          </table:table-cell>
          <table:table-cell table:style-name="ce16" table:formula="of:=[.J70]*1.6" office:value-type="float" office:value="310.4" calcext:value-type="float">
            <text:p>310 Wh/mi</text:p>
          </table:table-cell>
          <table:table-cell table:style-name="ce2" office:value-type="string" calcext:value-type="string">
            <text:p>N/a</text:p>
          </table:table-cell>
          <table:table-cell table:style-name="ce12" table:formula="of:=IFERROR([.L70]/1.0356; &quot;N/a&quot;)" office:value-type="string" office:string-value="N/a" calcext:value-type="string">
            <text:p>N/a</text:p>
          </table:table-cell>
          <table:table-cell table:style-name="ce2" office:value-type="string" calcext:value-type="string">
            <text:p>Rapid charging not possible</text:p>
          </table:table-cell>
          <table:table-cell table:style-name="ce2" office:value-type="string" calcext:value-type="string">
            <text:p>Front Wheel Drive</text:p>
          </table:table-cell>
          <table:table-cell table:style-name="ce2" office:value-type="string" calcext:value-type="string">
            <text:p>Type 2</text:p>
          </table:table-cell>
          <table:table-cell table:style-name="ce2" office:value-type="string" calcext:value-type="string">
            <text:p>SPV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8000" calcext:value-type="float">
            <text:p>38000</text:p>
          </table:table-cell>
          <table:table-cell table:style-name="ce47" table:formula="of:=[.T70]/1.1" office:value-type="float" office:value="34545.4545454545" calcext:value-type="float">
            <text:p>$34,545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Ford</text:p>
          </table:table-cell>
          <table:table-cell table:style-name="ce4" office:value-type="string" calcext:value-type="string">
            <text:p>Mustang Mach-E ER AWD</text:p>
          </table:table-cell>
          <table:table-cell table:style-name="ce7" office:value-type="float" office:value="6" calcext:value-type="float">
            <text:p>6.0</text:p>
          </table:table-cell>
          <table:table-cell table:style-name="ce9" table:formula="of:=[.D71]/1.0356" office:value-type="float" office:value="5.79374275782155" calcext:value-type="float">
            <text:p>5.79 sec</text:p>
          </table:table-cell>
          <table:table-cell table:style-name="ce2" office:value-type="float" office:value="180" calcext:value-type="float">
            <text:p>180</text:p>
          </table:table-cell>
          <table:table-cell table:style-name="ce12" table:formula="of:=[.F71]*0.62" office:value-type="float" office:value="111.6" calcext:value-type="float">
            <text:p>112 mi/hr</text:p>
          </table:table-cell>
          <table:table-cell table:style-name="ce2" office:value-type="float" office:value="430" calcext:value-type="float">
            <text:p>430</text:p>
          </table:table-cell>
          <table:table-cell table:style-name="ce14" table:formula="of:=[.H71]*0.62" office:value-type="float" office:value="266.6" calcext:value-type="float">
            <text:p>267 mi</text:p>
          </table:table-cell>
          <table:table-cell table:style-name="ce2" office:value-type="float" office:value="209" calcext:value-type="float">
            <text:p>209</text:p>
          </table:table-cell>
          <table:table-cell table:style-name="ce16" table:formula="of:=[.J71]*1.6" office:value-type="float" office:value="334.4" calcext:value-type="float">
            <text:p>334 Wh/mi</text:p>
          </table:table-cell>
          <table:table-cell table:style-name="ce2" office:value-type="float" office:value="410" calcext:value-type="float">
            <text:p>410</text:p>
          </table:table-cell>
          <table:table-cell table:style-name="ce12" table:formula="of:=IFERROR([.L71]/1.0356; &quot;N/a&quot;)" office:value-type="float" office:value="395.905755117806" calcext:value-type="float">
            <text:p>396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All Wheel Drive</text:p>
          </table:table-cell>
          <table:table-cell table:style-name="ce2" office:value-type="string" calcext:value-type="string">
            <text:p>Type 2 CCS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string" calcext:value-type="string">
            <text:p>D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2900" calcext:value-type="float">
            <text:p>62900</text:p>
          </table:table-cell>
          <table:table-cell table:style-name="ce47" table:formula="of:=[.T71]/1.1" office:value-type="float" office:value="57181.8181818182" calcext:value-type="float">
            <text:p>$57,182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BMW</text:p>
          </table:table-cell>
          <table:table-cell table:style-name="ce4" office:value-type="string" calcext:value-type="string">
            <text:p>i3s 120 Ah</text:p>
          </table:table-cell>
          <table:table-cell table:style-name="ce7" office:value-type="float" office:value="6.9" calcext:value-type="float">
            <text:p>6.9</text:p>
          </table:table-cell>
          <table:table-cell table:style-name="ce9" table:formula="of:=[.D72]/1.0356" office:value-type="float" office:value="6.66280417149479" calcext:value-type="float">
            <text:p>6.66 sec</text:p>
          </table:table-cell>
          <table:table-cell table:style-name="ce2" office:value-type="float" office:value="160" calcext:value-type="float">
            <text:p>160</text:p>
          </table:table-cell>
          <table:table-cell table:style-name="ce12" table:formula="of:=[.F72]*0.62" office:value-type="float" office:value="99.2" calcext:value-type="float">
            <text:p>99 mi/hr</text:p>
          </table:table-cell>
          <table:table-cell table:style-name="ce2" office:value-type="float" office:value="230" calcext:value-type="float">
            <text:p>230</text:p>
          </table:table-cell>
          <table:table-cell table:style-name="ce14" table:formula="of:=[.H72]*0.62" office:value-type="float" office:value="142.6" calcext:value-type="float">
            <text:p>143 mi</text:p>
          </table:table-cell>
          <table:table-cell table:style-name="ce2" office:value-type="float" office:value="165" calcext:value-type="float">
            <text:p>165</text:p>
          </table:table-cell>
          <table:table-cell table:style-name="ce16" table:formula="of:=[.J72]*1.6" office:value-type="float" office:value="264" calcext:value-type="float">
            <text:p>264 Wh/mi</text:p>
          </table:table-cell>
          <table:table-cell table:style-name="ce2" office:value-type="float" office:value="260" calcext:value-type="float">
            <text:p>260</text:p>
          </table:table-cell>
          <table:table-cell table:style-name="ce12" table:formula="of:=IFERROR([.L72]/1.0356; &quot;N/a&quot;)" office:value-type="float" office:value="251.062186172267" calcext:value-type="float">
            <text:p>251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Rear Wheel Drive</text:p>
          </table:table-cell>
          <table:table-cell table:style-name="ce2" office:value-type="string" calcext:value-type="string">
            <text:p>Type 2 CCS</text:p>
          </table:table-cell>
          <table:table-cell table:style-name="ce2" office:value-type="string" calcext:value-type="string">
            <text:p>Hatchback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1526" calcext:value-type="float">
            <text:p>41526</text:p>
          </table:table-cell>
          <table:table-cell table:style-name="ce47" table:formula="of:=[.T72]/1.1" office:value-type="float" office:value="37750.9090909091" calcext:value-type="float">
            <text:p>$37,751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Skoda</text:p>
          </table:table-cell>
          <table:table-cell table:style-name="ce4" office:value-type="string" calcext:value-type="string">
            <text:p>Enyaq iV 80X</text:p>
          </table:table-cell>
          <table:table-cell table:style-name="ce7" office:value-type="float" office:value="7" calcext:value-type="float">
            <text:p>7.0</text:p>
          </table:table-cell>
          <table:table-cell table:style-name="ce9" table:formula="of:=[.D73]/1.0356" office:value-type="float" office:value="6.75936655079181" calcext:value-type="float">
            <text:p>6.76 sec</text:p>
          </table:table-cell>
          <table:table-cell table:style-name="ce2" office:value-type="float" office:value="160" calcext:value-type="float">
            <text:p>160</text:p>
          </table:table-cell>
          <table:table-cell table:style-name="ce12" table:formula="of:=[.F73]*0.62" office:value-type="float" office:value="99.2" calcext:value-type="float">
            <text:p>99 mi/hr</text:p>
          </table:table-cell>
          <table:table-cell table:style-name="ce2" office:value-type="float" office:value="400" calcext:value-type="float">
            <text:p>400</text:p>
          </table:table-cell>
          <table:table-cell table:style-name="ce14" table:formula="of:=[.H73]*0.62" office:value-type="float" office:value="248" calcext:value-type="float">
            <text:p>248 mi</text:p>
          </table:table-cell>
          <table:table-cell table:style-name="ce2" office:value-type="float" office:value="193" calcext:value-type="float">
            <text:p>193</text:p>
          </table:table-cell>
          <table:table-cell table:style-name="ce16" table:formula="of:=[.J73]*1.6" office:value-type="float" office:value="308.8" calcext:value-type="float">
            <text:p>309 Wh/mi</text:p>
          </table:table-cell>
          <table:table-cell table:style-name="ce2" office:value-type="float" office:value="540" calcext:value-type="float">
            <text:p>540</text:p>
          </table:table-cell>
          <table:table-cell table:style-name="ce12" table:formula="of:=IFERROR([.L73]/1.0356; &quot;N/a&quot;)" office:value-type="float" office:value="521.43684820394" calcext:value-type="float">
            <text:p>521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All Wheel Drive</text:p>
          </table:table-cell>
          <table:table-cell table:style-name="ce2" office:value-type="string" calcext:value-type="string">
            <text:p>Type 2 CCS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5000" calcext:value-type="float">
            <text:p>45000</text:p>
          </table:table-cell>
          <table:table-cell table:style-name="ce47" table:formula="of:=[.T73]/1.1" office:value-type="float" office:value="40909.0909090909" calcext:value-type="float">
            <text:p>$40,909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Porsche</text:p>
          </table:table-cell>
          <table:table-cell table:style-name="ce4" office:value-type="string" calcext:value-type="string">
            <text:p>Taycan Cross Turismo</text:p>
          </table:table-cell>
          <table:table-cell table:style-name="ce7" office:value-type="float" office:value="3.5" calcext:value-type="float">
            <text:p>3.5</text:p>
          </table:table-cell>
          <table:table-cell table:style-name="ce9" table:formula="of:=[.D74]/1.0356" office:value-type="float" office:value="3.37968327539591" calcext:value-type="float">
            <text:p>3.38 sec</text:p>
          </table:table-cell>
          <table:table-cell table:style-name="ce2" office:value-type="float" office:value="250" calcext:value-type="float">
            <text:p>250</text:p>
          </table:table-cell>
          <table:table-cell table:style-name="ce12" table:formula="of:=[.F74]*0.62" office:value-type="float" office:value="155" calcext:value-type="float">
            <text:p>155 mi/hr</text:p>
          </table:table-cell>
          <table:table-cell table:style-name="ce2" office:value-type="float" office:value="385" calcext:value-type="float">
            <text:p>385</text:p>
          </table:table-cell>
          <table:table-cell table:style-name="ce14" table:formula="of:=[.H74]*0.62" office:value-type="float" office:value="238.7" calcext:value-type="float">
            <text:p>239 mi</text:p>
          </table:table-cell>
          <table:table-cell table:style-name="ce2" office:value-type="float" office:value="217" calcext:value-type="float">
            <text:p>217</text:p>
          </table:table-cell>
          <table:table-cell table:style-name="ce16" table:formula="of:=[.J74]*1.6" office:value-type="float" office:value="347.2" calcext:value-type="float">
            <text:p>347 Wh/mi</text:p>
          </table:table-cell>
          <table:table-cell table:style-name="ce2" office:value-type="float" office:value="770" calcext:value-type="float">
            <text:p>770</text:p>
          </table:table-cell>
          <table:table-cell table:style-name="ce12" table:formula="of:=IFERROR([.L74]/1.0356; &quot;N/a&quot;)" office:value-type="float" office:value="743.530320587099" calcext:value-type="float">
            <text:p>744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All Wheel Drive</text:p>
          </table:table-cell>
          <table:table-cell table:style-name="ce2" office:value-type="string" calcext:value-type="string">
            <text:p>Type 2 CCS</text:p>
          </table:table-cell>
          <table:table-cell table:style-name="ce2" office:value-type="string" calcext:value-type="string">
            <text:p>Station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50000" calcext:value-type="float">
            <text:p>150000</text:p>
          </table:table-cell>
          <table:table-cell table:style-name="ce47" table:formula="of:=[.T74]/1.1" office:value-type="float" office:value="136363.636363636" calcext:value-type="float">
            <text:p>$136,364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Byton</text:p>
          </table:table-cell>
          <table:table-cell table:style-name="ce4" office:value-type="string" calcext:value-type="string">
            <text:p>M-Byte 95 kWh 4WD</text:p>
          </table:table-cell>
          <table:table-cell table:style-name="ce7" office:value-type="float" office:value="5.5" calcext:value-type="float">
            <text:p>5.5</text:p>
          </table:table-cell>
          <table:table-cell table:style-name="ce9" table:formula="of:=[.D75]/1.0356" office:value-type="float" office:value="5.31093086133642" calcext:value-type="float">
            <text:p>5.31 sec</text:p>
          </table:table-cell>
          <table:table-cell table:style-name="ce2" office:value-type="float" office:value="190" calcext:value-type="float">
            <text:p>190</text:p>
          </table:table-cell>
          <table:table-cell table:style-name="ce12" table:formula="of:=[.F75]*0.62" office:value-type="float" office:value="117.8" calcext:value-type="float">
            <text:p>118 mi/hr</text:p>
          </table:table-cell>
          <table:table-cell table:style-name="ce2" office:value-type="float" office:value="390" calcext:value-type="float">
            <text:p>390</text:p>
          </table:table-cell>
          <table:table-cell table:style-name="ce14" table:formula="of:=[.H75]*0.62" office:value-type="float" office:value="241.8" calcext:value-type="float">
            <text:p>242 mi</text:p>
          </table:table-cell>
          <table:table-cell table:style-name="ce2" office:value-type="float" office:value="244" calcext:value-type="float">
            <text:p>244</text:p>
          </table:table-cell>
          <table:table-cell table:style-name="ce16" table:formula="of:=[.J75]*1.6" office:value-type="float" office:value="390.4" calcext:value-type="float">
            <text:p>390 Wh/mi</text:p>
          </table:table-cell>
          <table:table-cell table:style-name="ce2" office:value-type="float" office:value="460" calcext:value-type="float">
            <text:p>460</text:p>
          </table:table-cell>
          <table:table-cell table:style-name="ce12" table:formula="of:=IFERROR([.L75]/1.0356; &quot;N/a&quot;)" office:value-type="float" office:value="444.186944766319" calcext:value-type="float">
            <text:p>444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All Wheel Drive</text:p>
          </table:table-cell>
          <table:table-cell table:style-name="ce2" office:value-type="string" calcext:value-type="string">
            <text:p>Type 2 CCS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string" calcext:value-type="string">
            <text:p>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4000" calcext:value-type="float">
            <text:p>64000</text:p>
          </table:table-cell>
          <table:table-cell table:style-name="ce47" table:formula="of:=[.T75]/1.1" office:value-type="float" office:value="58181.8181818182" calcext:value-type="float">
            <text:p>$58,182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Sono</text:p>
          </table:table-cell>
          <table:table-cell table:style-name="ce4" office:value-type="string" calcext:value-type="string">
            <text:p>Sion</text:p>
          </table:table-cell>
          <table:table-cell table:style-name="ce7" office:value-type="float" office:value="9" calcext:value-type="float">
            <text:p>9.0</text:p>
          </table:table-cell>
          <table:table-cell table:style-name="ce9" table:formula="of:=[.D76]/1.0356" office:value-type="float" office:value="8.69061413673233" calcext:value-type="float">
            <text:p>8.69 sec</text:p>
          </table:table-cell>
          <table:table-cell table:style-name="ce2" office:value-type="float" office:value="140" calcext:value-type="float">
            <text:p>140</text:p>
          </table:table-cell>
          <table:table-cell table:style-name="ce12" table:formula="of:=[.F76]*0.62" office:value-type="float" office:value="86.8" calcext:value-type="float">
            <text:p>87 mi/hr</text:p>
          </table:table-cell>
          <table:table-cell table:style-name="ce2" office:value-type="float" office:value="225" calcext:value-type="float">
            <text:p>225</text:p>
          </table:table-cell>
          <table:table-cell table:style-name="ce14" table:formula="of:=[.H76]*0.62" office:value-type="float" office:value="139.5" calcext:value-type="float">
            <text:p>140 mi</text:p>
          </table:table-cell>
          <table:table-cell table:style-name="ce2" office:value-type="float" office:value="156" calcext:value-type="float">
            <text:p>156</text:p>
          </table:table-cell>
          <table:table-cell table:style-name="ce16" table:formula="of:=[.J76]*1.6" office:value-type="float" office:value="249.6" calcext:value-type="float">
            <text:p>250 Wh/mi</text:p>
          </table:table-cell>
          <table:table-cell table:style-name="ce2" office:value-type="float" office:value="270" calcext:value-type="float">
            <text:p>270</text:p>
          </table:table-cell>
          <table:table-cell table:style-name="ce12" table:formula="of:=IFERROR([.L76]/1.0356; &quot;N/a&quot;)" office:value-type="float" office:value="260.71842410197" calcext:value-type="float">
            <text:p>261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Front Wheel Drive</text:p>
          </table:table-cell>
          <table:table-cell table:style-name="ce2" office:value-type="string" calcext:value-type="string">
            <text:p>Type 2 CCS</text:p>
          </table:table-cell>
          <table:table-cell table:style-name="ce2" office:value-type="string" calcext:value-type="string">
            <text:p>Hatchback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5500" calcext:value-type="float">
            <text:p>25500</text:p>
          </table:table-cell>
          <table:table-cell table:style-name="ce47" table:formula="of:=[.T76]/1.1" office:value-type="float" office:value="23181.8181818182" calcext:value-type="float">
            <text:p>$23,182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Kia</text:p>
          </table:table-cell>
          <table:table-cell table:style-name="ce4" office:value-type="string" calcext:value-type="string">
            <text:p>e-Niro 39 kWh</text:p>
          </table:table-cell>
          <table:table-cell table:style-name="ce7" office:value-type="float" office:value="9.8" calcext:value-type="float">
            <text:p>9.8</text:p>
          </table:table-cell>
          <table:table-cell table:style-name="ce9" table:formula="of:=[.D77]/1.0356" office:value-type="float" office:value="9.46311317110854" calcext:value-type="float">
            <text:p>9.46 sec</text:p>
          </table:table-cell>
          <table:table-cell table:style-name="ce2" office:value-type="float" office:value="155" calcext:value-type="float">
            <text:p>155</text:p>
          </table:table-cell>
          <table:table-cell table:style-name="ce12" table:formula="of:=[.F77]*0.62" office:value-type="float" office:value="96.1" calcext:value-type="float">
            <text:p>96 mi/hr</text:p>
          </table:table-cell>
          <table:table-cell table:style-name="ce2" office:value-type="float" office:value="235" calcext:value-type="float">
            <text:p>235</text:p>
          </table:table-cell>
          <table:table-cell table:style-name="ce14" table:formula="of:=[.H77]*0.62" office:value-type="float" office:value="145.7" calcext:value-type="float">
            <text:p>146 mi</text:p>
          </table:table-cell>
          <table:table-cell table:style-name="ce2" office:value-type="float" office:value="167" calcext:value-type="float">
            <text:p>167</text:p>
          </table:table-cell>
          <table:table-cell table:style-name="ce16" table:formula="of:=[.J77]*1.6" office:value-type="float" office:value="267.2" calcext:value-type="float">
            <text:p>267 Wh/mi</text:p>
          </table:table-cell>
          <table:table-cell table:style-name="ce2" office:value-type="float" office:value="230" calcext:value-type="float">
            <text:p>230</text:p>
          </table:table-cell>
          <table:table-cell table:style-name="ce12" table:formula="of:=IFERROR([.L77]/1.0356; &quot;N/a&quot;)" office:value-type="float" office:value="222.09347238316" calcext:value-type="float">
            <text:p>222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Front Wheel Drive</text:p>
          </table:table-cell>
          <table:table-cell table:style-name="ce2" office:value-type="string" calcext:value-type="string">
            <text:p>Type 2 CCS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4400" calcext:value-type="float">
            <text:p>34400</text:p>
          </table:table-cell>
          <table:table-cell table:style-name="ce47" table:formula="of:=[.T77]/1.1" office:value-type="float" office:value="31272.7272727273" calcext:value-type="float">
            <text:p>$31,273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Audi</text:p>
          </table:table-cell>
          <table:table-cell table:style-name="ce4" office:value-type="string" calcext:value-type="string">
            <text:p>Q4 Sportback e-tron</text:p>
          </table:table-cell>
          <table:table-cell table:style-name="ce7" office:value-type="float" office:value="6.3" calcext:value-type="float">
            <text:p>6.3</text:p>
          </table:table-cell>
          <table:table-cell table:style-name="ce9" table:formula="of:=[.D78]/1.0356" office:value-type="float" office:value="6.08342989571263" calcext:value-type="float">
            <text:p>6.08 sec</text:p>
          </table:table-cell>
          <table:table-cell table:style-name="ce2" office:value-type="float" office:value="180" calcext:value-type="float">
            <text:p>180</text:p>
          </table:table-cell>
          <table:table-cell table:style-name="ce12" table:formula="of:=[.F78]*0.62" office:value-type="float" office:value="111.6" calcext:value-type="float">
            <text:p>112 mi/hr</text:p>
          </table:table-cell>
          <table:table-cell table:style-name="ce2" office:value-type="float" office:value="410" calcext:value-type="float">
            <text:p>410</text:p>
          </table:table-cell>
          <table:table-cell table:style-name="ce14" table:formula="of:=[.H78]*0.62" office:value-type="float" office:value="254.2" calcext:value-type="float">
            <text:p>254 mi</text:p>
          </table:table-cell>
          <table:table-cell table:style-name="ce2" office:value-type="float" office:value="188" calcext:value-type="float">
            <text:p>188</text:p>
          </table:table-cell>
          <table:table-cell table:style-name="ce16" table:formula="of:=[.J78]*1.6" office:value-type="float" office:value="300.8" calcext:value-type="float">
            <text:p>301 Wh/mi</text:p>
          </table:table-cell>
          <table:table-cell table:style-name="ce2" office:value-type="float" office:value="550" calcext:value-type="float">
            <text:p>550</text:p>
          </table:table-cell>
          <table:table-cell table:style-name="ce12" table:formula="of:=IFERROR([.L78]/1.0356; &quot;N/a&quot;)" office:value-type="float" office:value="531.093086133642" calcext:value-type="float">
            <text:p>531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All Wheel Drive</text:p>
          </table:table-cell>
          <table:table-cell table:style-name="ce2" office:value-type="string" calcext:value-type="string">
            <text:p>Type 2 CCS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string" calcext:value-type="string">
            <text:p>D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500" calcext:value-type="float">
            <text:p>57500</text:p>
          </table:table-cell>
          <table:table-cell table:style-name="ce47" table:formula="of:=[.T78]/1.1" office:value-type="float" office:value="52272.7272727273" calcext:value-type="float">
            <text:p>$52,273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Smart</text:p>
          </table:table-cell>
          <table:table-cell table:style-name="ce4" office:value-type="string" calcext:value-type="string">
            <text:p>EQ forfour</text:p>
          </table:table-cell>
          <table:table-cell table:style-name="ce7" office:value-type="float" office:value="12.7" calcext:value-type="float">
            <text:p>12.7</text:p>
          </table:table-cell>
          <table:table-cell table:style-name="ce9" table:formula="of:=[.D79]/1.0356" office:value-type="float" office:value="12.2634221707223" calcext:value-type="float">
            <text:p>12.26 sec</text:p>
          </table:table-cell>
          <table:table-cell table:style-name="ce2" office:value-type="float" office:value="130" calcext:value-type="float">
            <text:p>130</text:p>
          </table:table-cell>
          <table:table-cell table:style-name="ce12" table:formula="of:=[.F79]*0.62" office:value-type="float" office:value="80.6" calcext:value-type="float">
            <text:p>81 mi/hr</text:p>
          </table:table-cell>
          <table:table-cell table:style-name="ce2" office:value-type="float" office:value="95" calcext:value-type="float">
            <text:p>95</text:p>
          </table:table-cell>
          <table:table-cell table:style-name="ce14" table:formula="of:=[.H79]*0.62" office:value-type="float" office:value="58.9" calcext:value-type="float">
            <text:p>59 mi</text:p>
          </table:table-cell>
          <table:table-cell table:style-name="ce2" office:value-type="float" office:value="176" calcext:value-type="float">
            <text:p>176</text:p>
          </table:table-cell>
          <table:table-cell table:style-name="ce16" table:formula="of:=[.J79]*1.6" office:value-type="float" office:value="281.6" calcext:value-type="float">
            <text:p>282 Wh/mi</text:p>
          </table:table-cell>
          <table:table-cell table:style-name="ce2" office:value-type="string" calcext:value-type="string">
            <text:p>N/a</text:p>
          </table:table-cell>
          <table:table-cell table:style-name="ce12" table:formula="of:=IFERROR([.L79]/1.0356; &quot;N/a&quot;)" office:value-type="string" office:string-value="N/a" calcext:value-type="string">
            <text:p>N/a</text:p>
          </table:table-cell>
          <table:table-cell table:style-name="ce2" office:value-type="string" calcext:value-type="string">
            <text:p>Rapid charging not possible</text:p>
          </table:table-cell>
          <table:table-cell table:style-name="ce2" office:value-type="string" calcext:value-type="string">
            <text:p>Rear Wheel Drive</text:p>
          </table:table-cell>
          <table:table-cell table:style-name="ce2" office:value-type="string" calcext:value-type="string">
            <text:p>Type 2</text:p>
          </table:table-cell>
          <table:table-cell table:style-name="ce2" office:value-type="string" calcext:value-type="string">
            <text:p>Hatchback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2030" calcext:value-type="float">
            <text:p>22030</text:p>
          </table:table-cell>
          <table:table-cell table:style-name="ce47" table:formula="of:=[.T79]/1.1" office:value-type="float" office:value="20027.2727272727" calcext:value-type="float">
            <text:p>$20,027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Ford</text:p>
          </table:table-cell>
          <table:table-cell table:style-name="ce4" office:value-type="string" calcext:value-type="string">
            <text:p>Mustang Mach-E SR AWD</text:p>
          </table:table-cell>
          <table:table-cell table:style-name="ce7" office:value-type="float" office:value="6" calcext:value-type="float">
            <text:p>6.0</text:p>
          </table:table-cell>
          <table:table-cell table:style-name="ce9" table:formula="of:=[.D80]/1.0356" office:value-type="float" office:value="5.79374275782155" calcext:value-type="float">
            <text:p>5.79 sec</text:p>
          </table:table-cell>
          <table:table-cell table:style-name="ce2" office:value-type="float" office:value="180" calcext:value-type="float">
            <text:p>180</text:p>
          </table:table-cell>
          <table:table-cell table:style-name="ce12" table:formula="of:=[.F80]*0.62" office:value-type="float" office:value="111.6" calcext:value-type="float">
            <text:p>112 mi/hr</text:p>
          </table:table-cell>
          <table:table-cell table:style-name="ce2" office:value-type="float" office:value="340" calcext:value-type="float">
            <text:p>340</text:p>
          </table:table-cell>
          <table:table-cell table:style-name="ce14" table:formula="of:=[.H80]*0.62" office:value-type="float" office:value="210.8" calcext:value-type="float">
            <text:p>211 mi</text:p>
          </table:table-cell>
          <table:table-cell table:style-name="ce2" office:value-type="float" office:value="206" calcext:value-type="float">
            <text:p>206</text:p>
          </table:table-cell>
          <table:table-cell table:style-name="ce16" table:formula="of:=[.J80]*1.6" office:value-type="float" office:value="329.6" calcext:value-type="float">
            <text:p>330 Wh/mi</text:p>
          </table:table-cell>
          <table:table-cell table:style-name="ce2" office:value-type="float" office:value="360" calcext:value-type="float">
            <text:p>360</text:p>
          </table:table-cell>
          <table:table-cell table:style-name="ce12" table:formula="of:=IFERROR([.L80]/1.0356; &quot;N/a&quot;)" office:value-type="float" office:value="347.624565469293" calcext:value-type="float">
            <text:p>348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All Wheel Drive</text:p>
          </table:table-cell>
          <table:table-cell table:style-name="ce2" office:value-type="string" calcext:value-type="string">
            <text:p>Type 2 CCS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string" calcext:value-type="string">
            <text:p>D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4000" calcext:value-type="float">
            <text:p>54000</text:p>
          </table:table-cell>
          <table:table-cell table:style-name="ce47" table:formula="of:=[.T80]/1.1" office:value-type="float" office:value="49090.9090909091" calcext:value-type="float">
            <text:p>$49,091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Porsche</text:p>
          </table:table-cell>
          <table:table-cell table:style-name="ce4" office:value-type="string" calcext:value-type="string">
            <text:p>Taycan Turbo</text:p>
          </table:table-cell>
          <table:table-cell table:style-name="ce7" office:value-type="float" office:value="3.2" calcext:value-type="float">
            <text:p>3.2</text:p>
          </table:table-cell>
          <table:table-cell table:style-name="ce9" table:formula="of:=[.D81]/1.0356" office:value-type="float" office:value="3.08999613750483" calcext:value-type="float">
            <text:p>3.09 sec</text:p>
          </table:table-cell>
          <table:table-cell table:style-name="ce2" office:value-type="float" office:value="260" calcext:value-type="float">
            <text:p>260</text:p>
          </table:table-cell>
          <table:table-cell table:style-name="ce12" table:formula="of:=[.F81]*0.62" office:value-type="float" office:value="161.2" calcext:value-type="float">
            <text:p>161 mi/hr</text:p>
          </table:table-cell>
          <table:table-cell table:style-name="ce2" office:value-type="float" office:value="390" calcext:value-type="float">
            <text:p>390</text:p>
          </table:table-cell>
          <table:table-cell table:style-name="ce14" table:formula="of:=[.H81]*0.62" office:value-type="float" office:value="241.8" calcext:value-type="float">
            <text:p>242 mi</text:p>
          </table:table-cell>
          <table:table-cell table:style-name="ce2" office:value-type="float" office:value="215" calcext:value-type="float">
            <text:p>215</text:p>
          </table:table-cell>
          <table:table-cell table:style-name="ce16" table:formula="of:=[.J81]*1.6" office:value-type="float" office:value="344" calcext:value-type="float">
            <text:p>344 Wh/mi</text:p>
          </table:table-cell>
          <table:table-cell table:style-name="ce2" office:value-type="float" office:value="810" calcext:value-type="float">
            <text:p>810</text:p>
          </table:table-cell>
          <table:table-cell table:style-name="ce12" table:formula="of:=IFERROR([.L81]/1.0356; &quot;N/a&quot;)" office:value-type="float" office:value="782.15527230591" calcext:value-type="float">
            <text:p>782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All Wheel Drive</text:p>
          </table:table-cell>
          <table:table-cell table:style-name="ce2" office:value-type="string" calcext:value-type="string">
            <text:p>Type 2 CCS</text:p>
          </table:table-cell>
          <table:table-cell table:style-name="ce2" office:value-type="string" calcext:value-type="string">
            <text:p>Sedan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48301" calcext:value-type="float">
            <text:p>148301</text:p>
          </table:table-cell>
          <table:table-cell table:style-name="ce47" table:formula="of:=[.T81]/1.1" office:value-type="float" office:value="134819.090909091" calcext:value-type="float">
            <text:p>$134,819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Volkswagen</text:p>
          </table:table-cell>
          <table:table-cell table:style-name="ce4" office:value-type="string" calcext:value-type="string">
            <text:p>ID.3 1st</text:p>
          </table:table-cell>
          <table:table-cell table:style-name="ce7" office:value-type="float" office:value="7.3" calcext:value-type="float">
            <text:p>7.3</text:p>
          </table:table-cell>
          <table:table-cell table:style-name="ce9" table:formula="of:=[.D82]/1.0356" office:value-type="float" office:value="7.04905368868289" calcext:value-type="float">
            <text:p>7.05 sec</text:p>
          </table:table-cell>
          <table:table-cell table:style-name="ce2" office:value-type="float" office:value="160" calcext:value-type="float">
            <text:p>160</text:p>
          </table:table-cell>
          <table:table-cell table:style-name="ce12" table:formula="of:=[.F82]*0.62" office:value-type="float" office:value="99.2" calcext:value-type="float">
            <text:p>99 mi/hr</text:p>
          </table:table-cell>
          <table:table-cell table:style-name="ce2" office:value-type="float" office:value="340" calcext:value-type="float">
            <text:p>340</text:p>
          </table:table-cell>
          <table:table-cell table:style-name="ce14" table:formula="of:=[.H82]*0.62" office:value-type="float" office:value="210.8" calcext:value-type="float">
            <text:p>211 mi</text:p>
          </table:table-cell>
          <table:table-cell table:style-name="ce2" office:value-type="float" office:value="171" calcext:value-type="float">
            <text:p>171</text:p>
          </table:table-cell>
          <table:table-cell table:style-name="ce16" table:formula="of:=[.J82]*1.6" office:value-type="float" office:value="273.6" calcext:value-type="float">
            <text:p>274 Wh/mi</text:p>
          </table:table-cell>
          <table:table-cell table:style-name="ce2" office:value-type="float" office:value="470" calcext:value-type="float">
            <text:p>470</text:p>
          </table:table-cell>
          <table:table-cell table:style-name="ce12" table:formula="of:=IFERROR([.L82]/1.0356; &quot;N/a&quot;)" office:value-type="float" office:value="453.843182696022" calcext:value-type="float">
            <text:p>454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Rear Wheel Drive</text:p>
          </table:table-cell>
          <table:table-cell table:style-name="ce2" office:value-type="string" calcext:value-type="string">
            <text:p>Type 2 CCS</text:p>
          </table:table-cell>
          <table:table-cell table:style-name="ce2" office:value-type="string" calcext:value-type="string">
            <text:p>Hatchback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8987" calcext:value-type="float">
            <text:p>38987</text:p>
          </table:table-cell>
          <table:table-cell table:style-name="ce47" table:formula="of:=[.T82]/1.1" office:value-type="float" office:value="35442.7272727273" calcext:value-type="float">
            <text:p>$35,443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Tesla</text:p>
          </table:table-cell>
          <table:table-cell table:style-name="ce4" office:value-type="string" calcext:value-type="string">
            <text:p>Model X Performance</text:p>
          </table:table-cell>
          <table:table-cell table:style-name="ce7" office:value-type="float" office:value="2.8" calcext:value-type="float">
            <text:p>2.8</text:p>
          </table:table-cell>
          <table:table-cell table:style-name="ce9" table:formula="of:=[.D83]/1.0356" office:value-type="float" office:value="2.70374662031672" calcext:value-type="float">
            <text:p>2.70 sec</text:p>
          </table:table-cell>
          <table:table-cell table:style-name="ce2" office:value-type="float" office:value="250" calcext:value-type="float">
            <text:p>250</text:p>
          </table:table-cell>
          <table:table-cell table:style-name="ce12" table:formula="of:=[.F83]*0.62" office:value-type="float" office:value="155" calcext:value-type="float">
            <text:p>155 mi/hr</text:p>
          </table:table-cell>
          <table:table-cell table:style-name="ce2" office:value-type="float" office:value="440" calcext:value-type="float">
            <text:p>440</text:p>
          </table:table-cell>
          <table:table-cell table:style-name="ce14" table:formula="of:=[.H83]*0.62" office:value-type="float" office:value="272.8" calcext:value-type="float">
            <text:p>273 mi</text:p>
          </table:table-cell>
          <table:table-cell table:style-name="ce2" office:value-type="float" office:value="216" calcext:value-type="float">
            <text:p>216</text:p>
          </table:table-cell>
          <table:table-cell table:style-name="ce16" table:formula="of:=[.J83]*1.6" office:value-type="float" office:value="345.6" calcext:value-type="float">
            <text:p>346 Wh/mi</text:p>
          </table:table-cell>
          <table:table-cell table:style-name="ce2" office:value-type="float" office:value="480" calcext:value-type="float">
            <text:p>480</text:p>
          </table:table-cell>
          <table:table-cell table:style-name="ce12" table:formula="of:=IFERROR([.L83]/1.0356; &quot;N/a&quot;)" office:value-type="float" office:value="463.499420625724" calcext:value-type="float">
            <text:p>463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All Wheel Drive</text:p>
          </table:table-cell>
          <table:table-cell table:style-name="ce2" office:value-type="string" calcext:value-type="string">
            <text:p>Type 2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2990" calcext:value-type="float">
            <text:p>102990</text:p>
          </table:table-cell>
          <table:table-cell table:style-name="ce47" table:formula="of:=[.T83]/1.1" office:value-type="float" office:value="93627.2727272727" calcext:value-type="float">
            <text:p>$93,627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Smart</text:p>
          </table:table-cell>
          <table:table-cell table:style-name="ce4" office:value-type="string" calcext:value-type="string">
            <text:p>EQ fortwo coupe</text:p>
          </table:table-cell>
          <table:table-cell table:style-name="ce7" office:value-type="float" office:value="11.6" calcext:value-type="float">
            <text:p>11.6</text:p>
          </table:table-cell>
          <table:table-cell table:style-name="ce9" table:formula="of:=[.D84]/1.0356" office:value-type="float" office:value="11.201235998455" calcext:value-type="float">
            <text:p>11.20 sec</text:p>
          </table:table-cell>
          <table:table-cell table:style-name="ce2" office:value-type="float" office:value="130" calcext:value-type="float">
            <text:p>130</text:p>
          </table:table-cell>
          <table:table-cell table:style-name="ce12" table:formula="of:=[.F84]*0.62" office:value-type="float" office:value="80.6" calcext:value-type="float">
            <text:p>81 mi/hr</text:p>
          </table:table-cell>
          <table:table-cell table:style-name="ce2" office:value-type="float" office:value="100" calcext:value-type="float">
            <text:p>100</text:p>
          </table:table-cell>
          <table:table-cell table:style-name="ce14" table:formula="of:=[.H84]*0.62" office:value-type="float" office:value="62" calcext:value-type="float">
            <text:p>62 mi</text:p>
          </table:table-cell>
          <table:table-cell table:style-name="ce2" office:value-type="float" office:value="167" calcext:value-type="float">
            <text:p>167</text:p>
          </table:table-cell>
          <table:table-cell table:style-name="ce16" table:formula="of:=[.J84]*1.6" office:value-type="float" office:value="267.2" calcext:value-type="float">
            <text:p>267 Wh/mi</text:p>
          </table:table-cell>
          <table:table-cell table:style-name="ce2" office:value-type="string" calcext:value-type="string">
            <text:p>N/a</text:p>
          </table:table-cell>
          <table:table-cell table:style-name="ce12" table:formula="of:=IFERROR([.L84]/1.0356; &quot;N/a&quot;)" office:value-type="string" office:string-value="N/a" calcext:value-type="string">
            <text:p>N/a</text:p>
          </table:table-cell>
          <table:table-cell table:style-name="ce2" office:value-type="string" calcext:value-type="string">
            <text:p>Rapid charging not possible</text:p>
          </table:table-cell>
          <table:table-cell table:style-name="ce2" office:value-type="string" calcext:value-type="string">
            <text:p>Rear Wheel Drive</text:p>
          </table:table-cell>
          <table:table-cell table:style-name="ce2" office:value-type="string" calcext:value-type="string">
            <text:p>Type 2</text:p>
          </table:table-cell>
          <table:table-cell table:style-name="ce2" office:value-type="string" calcext:value-type="string">
            <text:p>Hatchback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1387" calcext:value-type="float">
            <text:p>21387</text:p>
          </table:table-cell>
          <table:table-cell table:style-name="ce47" table:formula="of:=[.T84]/1.1" office:value-type="float" office:value="19442.7272727273" calcext:value-type="float">
            <text:p>$19,443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Ford</text:p>
          </table:table-cell>
          <table:table-cell table:style-name="ce4" office:value-type="string" calcext:value-type="string">
            <text:p>Mustang Mach-E SR RWD</text:p>
          </table:table-cell>
          <table:table-cell table:style-name="ce7" office:value-type="float" office:value="6.6" calcext:value-type="float">
            <text:p>6.6</text:p>
          </table:table-cell>
          <table:table-cell table:style-name="ce9" table:formula="of:=[.D85]/1.0356" office:value-type="float" office:value="6.37311703360371" calcext:value-type="float">
            <text:p>6.37 sec</text:p>
          </table:table-cell>
          <table:table-cell table:style-name="ce2" office:value-type="float" office:value="180" calcext:value-type="float">
            <text:p>180</text:p>
          </table:table-cell>
          <table:table-cell table:style-name="ce12" table:formula="of:=[.F85]*0.62" office:value-type="float" office:value="111.6" calcext:value-type="float">
            <text:p>112 mi/hr</text:p>
          </table:table-cell>
          <table:table-cell table:style-name="ce2" office:value-type="float" office:value="360" calcext:value-type="float">
            <text:p>360</text:p>
          </table:table-cell>
          <table:table-cell table:style-name="ce14" table:formula="of:=[.H85]*0.62" office:value-type="float" office:value="223.2" calcext:value-type="float">
            <text:p>223 mi</text:p>
          </table:table-cell>
          <table:table-cell table:style-name="ce2" office:value-type="float" office:value="194" calcext:value-type="float">
            <text:p>194</text:p>
          </table:table-cell>
          <table:table-cell table:style-name="ce16" table:formula="of:=[.J85]*1.6" office:value-type="float" office:value="310.4" calcext:value-type="float">
            <text:p>310 Wh/mi</text:p>
          </table:table-cell>
          <table:table-cell table:style-name="ce2" office:value-type="float" office:value="380" calcext:value-type="float">
            <text:p>380</text:p>
          </table:table-cell>
          <table:table-cell table:style-name="ce12" table:formula="of:=IFERROR([.L85]/1.0356; &quot;N/a&quot;)" office:value-type="float" office:value="366.937041328698" calcext:value-type="float">
            <text:p>367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Rear Wheel Drive</text:p>
          </table:table-cell>
          <table:table-cell table:style-name="ce2" office:value-type="string" calcext:value-type="string">
            <text:p>Type 2 CCS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string" calcext:value-type="string">
            <text:p>D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6900" calcext:value-type="float">
            <text:p>46900</text:p>
          </table:table-cell>
          <table:table-cell table:style-name="ce47" table:formula="of:=[.T85]/1.1" office:value-type="float" office:value="42636.3636363636" calcext:value-type="float">
            <text:p>$42,636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Mercedes</text:p>
          </table:table-cell>
          <table:table-cell table:style-name="ce4" office:value-type="string" calcext:value-type="string">
            <text:p>EQV 300 Long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86]/1.0356" office:value-type="float" office:value="9.65623792970259" calcext:value-type="float">
            <text:p>9.66 sec</text:p>
          </table:table-cell>
          <table:table-cell table:style-name="ce2" office:value-type="float" office:value="140" calcext:value-type="float">
            <text:p>140</text:p>
          </table:table-cell>
          <table:table-cell table:style-name="ce12" table:formula="of:=[.F86]*0.62" office:value-type="float" office:value="86.8" calcext:value-type="float">
            <text:p>87 mi/hr</text:p>
          </table:table-cell>
          <table:table-cell table:style-name="ce2" office:value-type="float" office:value="330" calcext:value-type="float">
            <text:p>330</text:p>
          </table:table-cell>
          <table:table-cell table:style-name="ce14" table:formula="of:=[.H86]*0.62" office:value-type="float" office:value="204.6" calcext:value-type="float">
            <text:p>205 mi</text:p>
          </table:table-cell>
          <table:table-cell table:style-name="ce2" office:value-type="float" office:value="273" calcext:value-type="float">
            <text:p>273</text:p>
          </table:table-cell>
          <table:table-cell table:style-name="ce16" table:formula="of:=[.J86]*1.6" office:value-type="float" office:value="436.8" calcext:value-type="float">
            <text:p>437 Wh/mi</text:p>
          </table:table-cell>
          <table:table-cell table:style-name="ce2" office:value-type="float" office:value="290" calcext:value-type="float">
            <text:p>290</text:p>
          </table:table-cell>
          <table:table-cell table:style-name="ce12" table:formula="of:=IFERROR([.L86]/1.0356; &quot;N/a&quot;)" office:value-type="float" office:value="280.030899961375" calcext:value-type="float">
            <text:p>280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Front Wheel Drive</text:p>
          </table:table-cell>
          <table:table-cell table:style-name="ce2" office:value-type="string" calcext:value-type="string">
            <text:p>Type 2 CCS</text:p>
          </table:table-cell>
          <table:table-cell table:style-name="ce2" office:value-type="string" calcext:value-type="string">
            <text:p>SPV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70631" calcext:value-type="float">
            <text:p>70631</text:p>
          </table:table-cell>
          <table:table-cell table:style-name="ce47" table:formula="of:=[.T86]/1.1" office:value-type="float" office:value="64210" calcext:value-type="float">
            <text:p>$64,210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Fiat</text:p>
          </table:table-cell>
          <table:table-cell table:style-name="ce4" office:value-type="string" calcext:value-type="string">
            <text:p>500e Hatchback</text:p>
          </table:table-cell>
          <table:table-cell table:style-name="ce7" office:value-type="float" office:value="9" calcext:value-type="float">
            <text:p>9.0</text:p>
          </table:table-cell>
          <table:table-cell table:style-name="ce9" table:formula="of:=[.D87]/1.0356" office:value-type="float" office:value="8.69061413673233" calcext:value-type="float">
            <text:p>8.69 sec</text:p>
          </table:table-cell>
          <table:table-cell table:style-name="ce2" office:value-type="float" office:value="150" calcext:value-type="float">
            <text:p>150</text:p>
          </table:table-cell>
          <table:table-cell table:style-name="ce12" table:formula="of:=[.F87]*0.62" office:value-type="float" office:value="93" calcext:value-type="float">
            <text:p>93 mi/hr</text:p>
          </table:table-cell>
          <table:table-cell table:style-name="ce2" office:value-type="float" office:value="250" calcext:value-type="float">
            <text:p>250</text:p>
          </table:table-cell>
          <table:table-cell table:style-name="ce14" table:formula="of:=[.H87]*0.62" office:value-type="float" office:value="155" calcext:value-type="float">
            <text:p>155 mi</text:p>
          </table:table-cell>
          <table:table-cell table:style-name="ce2" office:value-type="float" office:value="168" calcext:value-type="float">
            <text:p>168</text:p>
          </table:table-cell>
          <table:table-cell table:style-name="ce16" table:formula="of:=[.J87]*1.6" office:value-type="float" office:value="268.8" calcext:value-type="float">
            <text:p>269 Wh/mi</text:p>
          </table:table-cell>
          <table:table-cell table:style-name="ce2" office:value-type="float" office:value="330" calcext:value-type="float">
            <text:p>330</text:p>
          </table:table-cell>
          <table:table-cell table:style-name="ce12" table:formula="of:=IFERROR([.L87]/1.0356; &quot;N/a&quot;)" office:value-type="float" office:value="318.655851680185" calcext:value-type="float">
            <text:p>319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Front Wheel Drive</text:p>
          </table:table-cell>
          <table:table-cell table:style-name="ce2" office:value-type="string" calcext:value-type="string">
            <text:p>Type 2 CCS</text:p>
          </table:table-cell>
          <table:table-cell table:style-name="ce2" office:value-type="string" calcext:value-type="string">
            <text:p>Hatchback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4900" calcext:value-type="float">
            <text:p>34900</text:p>
          </table:table-cell>
          <table:table-cell table:style-name="ce47" table:formula="of:=[.T87]/1.1" office:value-type="float" office:value="31727.2727272727" calcext:value-type="float">
            <text:p>$31,727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Tesla</text:p>
          </table:table-cell>
          <table:table-cell table:style-name="ce4" office:value-type="string" calcext:value-type="string">
            <text:p>Cybertruck Single Motor</text:p>
          </table:table-cell>
          <table:table-cell table:style-name="ce7" office:value-type="float" office:value="7" calcext:value-type="float">
            <text:p>7.0</text:p>
          </table:table-cell>
          <table:table-cell table:style-name="ce9" table:formula="of:=[.D88]/1.0356" office:value-type="float" office:value="6.75936655079181" calcext:value-type="float">
            <text:p>6.76 sec</text:p>
          </table:table-cell>
          <table:table-cell table:style-name="ce2" office:value-type="float" office:value="180" calcext:value-type="float">
            <text:p>180</text:p>
          </table:table-cell>
          <table:table-cell table:style-name="ce12" table:formula="of:=[.F88]*0.62" office:value-type="float" office:value="111.6" calcext:value-type="float">
            <text:p>112 mi/hr</text:p>
          </table:table-cell>
          <table:table-cell table:style-name="ce2" office:value-type="float" office:value="390" calcext:value-type="float">
            <text:p>390</text:p>
          </table:table-cell>
          <table:table-cell table:style-name="ce14" table:formula="of:=[.H88]*0.62" office:value-type="float" office:value="241.8" calcext:value-type="float">
            <text:p>242 mi</text:p>
          </table:table-cell>
          <table:table-cell table:style-name="ce2" office:value-type="float" office:value="256" calcext:value-type="float">
            <text:p>256</text:p>
          </table:table-cell>
          <table:table-cell table:style-name="ce16" table:formula="of:=[.J88]*1.6" office:value-type="float" office:value="409.6" calcext:value-type="float">
            <text:p>410 Wh/mi</text:p>
          </table:table-cell>
          <table:table-cell table:style-name="ce2" office:value-type="float" office:value="740" calcext:value-type="float">
            <text:p>740</text:p>
          </table:table-cell>
          <table:table-cell table:style-name="ce12" table:formula="of:=IFERROR([.L88]/1.0356; &quot;N/a&quot;)" office:value-type="float" office:value="714.561606797991" calcext:value-type="float">
            <text:p>715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Rear Wheel Drive</text:p>
          </table:table-cell>
          <table:table-cell table:style-name="ce2" office:value-type="string" calcext:value-type="string">
            <text:p>Type 2 CCS</text:p>
          </table:table-cell>
          <table:table-cell table:style-name="ce2" office:value-type="string" calcext:value-type="string">
            <text:p>Pickup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5000" calcext:value-type="float">
            <text:p>45000</text:p>
          </table:table-cell>
          <table:table-cell table:style-name="ce47" table:formula="of:=[.T88]/1.1" office:value-type="float" office:value="40909.0909090909" calcext:value-type="float">
            <text:p>$40,909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Audi</text:p>
          </table:table-cell>
          <table:table-cell table:style-name="ce4" office:value-type="string" calcext:value-type="string">
            <text:p>e-tron Sportback 50 quattro</text:p>
          </table:table-cell>
          <table:table-cell table:style-name="ce7" office:value-type="float" office:value="6.8" calcext:value-type="float">
            <text:p>6.8</text:p>
          </table:table-cell>
          <table:table-cell table:style-name="ce9" table:formula="of:=[.D89]/1.0356" office:value-type="float" office:value="6.56624179219776" calcext:value-type="float">
            <text:p>6.57 sec</text:p>
          </table:table-cell>
          <table:table-cell table:style-name="ce2" office:value-type="float" office:value="190" calcext:value-type="float">
            <text:p>190</text:p>
          </table:table-cell>
          <table:table-cell table:style-name="ce12" table:formula="of:=[.F89]*0.62" office:value-type="float" office:value="117.8" calcext:value-type="float">
            <text:p>118 mi/hr</text:p>
          </table:table-cell>
          <table:table-cell table:style-name="ce2" office:value-type="float" office:value="295" calcext:value-type="float">
            <text:p>295</text:p>
          </table:table-cell>
          <table:table-cell table:style-name="ce14" table:formula="of:=[.H89]*0.62" office:value-type="float" office:value="182.9" calcext:value-type="float">
            <text:p>183 mi</text:p>
          </table:table-cell>
          <table:table-cell table:style-name="ce2" office:value-type="float" office:value="219" calcext:value-type="float">
            <text:p>219</text:p>
          </table:table-cell>
          <table:table-cell table:style-name="ce16" table:formula="of:=[.J89]*1.6" office:value-type="float" office:value="350.4" calcext:value-type="float">
            <text:p>350 Wh/mi</text:p>
          </table:table-cell>
          <table:table-cell table:style-name="ce2" office:value-type="float" office:value="470" calcext:value-type="float">
            <text:p>470</text:p>
          </table:table-cell>
          <table:table-cell table:style-name="ce12" table:formula="of:=IFERROR([.L89]/1.0356; &quot;N/a&quot;)" office:value-type="float" office:value="453.843182696022" calcext:value-type="float">
            <text:p>454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All Wheel Drive</text:p>
          </table:table-cell>
          <table:table-cell table:style-name="ce2" office:value-type="string" calcext:value-type="string">
            <text:p>Type 2 CCS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string" calcext:value-type="string">
            <text:p>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9551" calcext:value-type="float">
            <text:p>69551</text:p>
          </table:table-cell>
          <table:table-cell table:style-name="ce47" table:formula="of:=[.T89]/1.1" office:value-type="float" office:value="63228.1818181818" calcext:value-type="float">
            <text:p>$63,228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Skoda</text:p>
          </table:table-cell>
          <table:table-cell table:style-name="ce4" office:value-type="string" calcext:value-type="string">
            <text:p>Enyaq iV vRS</text:p>
          </table:table-cell>
          <table:table-cell table:style-name="ce7" office:value-type="float" office:value="6.2" calcext:value-type="float">
            <text:p>6.2</text:p>
          </table:table-cell>
          <table:table-cell table:style-name="ce9" table:formula="of:=[.D90]/1.0356" office:value-type="float" office:value="5.9868675164156" calcext:value-type="float">
            <text:p>5.99 sec</text:p>
          </table:table-cell>
          <table:table-cell table:style-name="ce2" office:value-type="float" office:value="180" calcext:value-type="float">
            <text:p>180</text:p>
          </table:table-cell>
          <table:table-cell table:style-name="ce12" table:formula="of:=[.F90]*0.62" office:value-type="float" office:value="111.6" calcext:value-type="float">
            <text:p>112 mi/hr</text:p>
          </table:table-cell>
          <table:table-cell table:style-name="ce2" office:value-type="float" office:value="400" calcext:value-type="float">
            <text:p>400</text:p>
          </table:table-cell>
          <table:table-cell table:style-name="ce14" table:formula="of:=[.H90]*0.62" office:value-type="float" office:value="248" calcext:value-type="float">
            <text:p>248 mi</text:p>
          </table:table-cell>
          <table:table-cell table:style-name="ce2" office:value-type="float" office:value="193" calcext:value-type="float">
            <text:p>193</text:p>
          </table:table-cell>
          <table:table-cell table:style-name="ce16" table:formula="of:=[.J90]*1.6" office:value-type="float" office:value="308.8" calcext:value-type="float">
            <text:p>309 Wh/mi</text:p>
          </table:table-cell>
          <table:table-cell table:style-name="ce2" office:value-type="float" office:value="540" calcext:value-type="float">
            <text:p>540</text:p>
          </table:table-cell>
          <table:table-cell table:style-name="ce12" table:formula="of:=IFERROR([.L90]/1.0356; &quot;N/a&quot;)" office:value-type="float" office:value="521.43684820394" calcext:value-type="float">
            <text:p>521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All Wheel Drive</text:p>
          </table:table-cell>
          <table:table-cell table:style-name="ce2" office:value-type="string" calcext:value-type="string">
            <text:p>Type 2 CCS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7500" calcext:value-type="float">
            <text:p>47500</text:p>
          </table:table-cell>
          <table:table-cell table:style-name="ce47" table:formula="of:=[.T90]/1.1" office:value-type="float" office:value="43181.8181818182" calcext:value-type="float">
            <text:p>$43,182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Skoda</text:p>
          </table:table-cell>
          <table:table-cell table:style-name="ce4" office:value-type="string" calcext:value-type="string">
            <text:p>Enyaq iV 60</text:p>
          </table:table-cell>
          <table:table-cell table:style-name="ce7" office:value-type="float" office:value="9" calcext:value-type="float">
            <text:p>9.0</text:p>
          </table:table-cell>
          <table:table-cell table:style-name="ce9" table:formula="of:=[.D91]/1.0356" office:value-type="float" office:value="8.69061413673233" calcext:value-type="float">
            <text:p>8.69 sec</text:p>
          </table:table-cell>
          <table:table-cell table:style-name="ce2" office:value-type="float" office:value="160" calcext:value-type="float">
            <text:p>160</text:p>
          </table:table-cell>
          <table:table-cell table:style-name="ce12" table:formula="of:=[.F91]*0.62" office:value-type="float" office:value="99.2" calcext:value-type="float">
            <text:p>99 mi/hr</text:p>
          </table:table-cell>
          <table:table-cell table:style-name="ce2" office:value-type="float" office:value="320" calcext:value-type="float">
            <text:p>320</text:p>
          </table:table-cell>
          <table:table-cell table:style-name="ce14" table:formula="of:=[.H91]*0.62" office:value-type="float" office:value="198.4" calcext:value-type="float">
            <text:p>198 mi</text:p>
          </table:table-cell>
          <table:table-cell table:style-name="ce2" office:value-type="float" office:value="181" calcext:value-type="float">
            <text:p>181</text:p>
          </table:table-cell>
          <table:table-cell table:style-name="ce16" table:formula="of:=[.J91]*1.6" office:value-type="float" office:value="289.6" calcext:value-type="float">
            <text:p>290 Wh/mi</text:p>
          </table:table-cell>
          <table:table-cell table:style-name="ce2" office:value-type="float" office:value="440" calcext:value-type="float">
            <text:p>440</text:p>
          </table:table-cell>
          <table:table-cell table:style-name="ce12" table:formula="of:=IFERROR([.L91]/1.0356; &quot;N/a&quot;)" office:value-type="float" office:value="424.874468906914" calcext:value-type="float">
            <text:p>425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Rear Wheel Drive</text:p>
          </table:table-cell>
          <table:table-cell table:style-name="ce2" office:value-type="string" calcext:value-type="string">
            <text:p>Type 2 CCS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7500" calcext:value-type="float">
            <text:p>37500</text:p>
          </table:table-cell>
          <table:table-cell table:style-name="ce47" table:formula="of:=[.T91]/1.1" office:value-type="float" office:value="34090.9090909091" calcext:value-type="float">
            <text:p>$34,091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Audi</text:p>
          </table:table-cell>
          <table:table-cell table:style-name="ce4" office:value-type="string" calcext:value-type="string">
            <text:p>e-tron S 55 quattro</text:p>
          </table:table-cell>
          <table:table-cell table:style-name="ce7" office:value-type="float" office:value="4.5" calcext:value-type="float">
            <text:p>4.5</text:p>
          </table:table-cell>
          <table:table-cell table:style-name="ce9" table:formula="of:=[.D92]/1.0356" office:value-type="float" office:value="4.34530706836616" calcext:value-type="float">
            <text:p>4.35 sec</text:p>
          </table:table-cell>
          <table:table-cell table:style-name="ce2" office:value-type="float" office:value="210" calcext:value-type="float">
            <text:p>210</text:p>
          </table:table-cell>
          <table:table-cell table:style-name="ce12" table:formula="of:=[.F92]*0.62" office:value-type="float" office:value="130.2" calcext:value-type="float">
            <text:p>130 mi/hr</text:p>
          </table:table-cell>
          <table:table-cell table:style-name="ce2" office:value-type="float" office:value="320" calcext:value-type="float">
            <text:p>320</text:p>
          </table:table-cell>
          <table:table-cell table:style-name="ce14" table:formula="of:=[.H92]*0.62" office:value-type="float" office:value="198.4" calcext:value-type="float">
            <text:p>198 mi</text:p>
          </table:table-cell>
          <table:table-cell table:style-name="ce2" office:value-type="float" office:value="270" calcext:value-type="float">
            <text:p>270</text:p>
          </table:table-cell>
          <table:table-cell table:style-name="ce16" table:formula="of:=[.J92]*1.6" office:value-type="float" office:value="432" calcext:value-type="float">
            <text:p>432 Wh/mi</text:p>
          </table:table-cell>
          <table:table-cell table:style-name="ce2" office:value-type="float" office:value="510" calcext:value-type="float">
            <text:p>510</text:p>
          </table:table-cell>
          <table:table-cell table:style-name="ce12" table:formula="of:=IFERROR([.L92]/1.0356; &quot;N/a&quot;)" office:value-type="float" office:value="492.468134414832" calcext:value-type="float">
            <text:p>492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All Wheel Drive</text:p>
          </table:table-cell>
          <table:table-cell table:style-name="ce2" office:value-type="string" calcext:value-type="string">
            <text:p>Type 2 CCS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string" calcext:value-type="string">
            <text:p>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3800" calcext:value-type="float">
            <text:p>93800</text:p>
          </table:table-cell>
          <table:table-cell table:style-name="ce47" table:formula="of:=[.T92]/1.1" office:value-type="float" office:value="85272.7272727273" calcext:value-type="float">
            <text:p>$85,273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Smart</text:p>
          </table:table-cell>
          <table:table-cell table:style-name="ce4" office:value-type="string" calcext:value-type="string">
            <text:p>EQ fortwo cabrio</text:p>
          </table:table-cell>
          <table:table-cell table:style-name="ce7" office:value-type="float" office:value="11.9" calcext:value-type="float">
            <text:p>11.9</text:p>
          </table:table-cell>
          <table:table-cell table:style-name="ce9" table:formula="of:=[.D93]/1.0356" office:value-type="float" office:value="11.4909231363461" calcext:value-type="float">
            <text:p>11.49 sec</text:p>
          </table:table-cell>
          <table:table-cell table:style-name="ce2" office:value-type="float" office:value="130" calcext:value-type="float">
            <text:p>130</text:p>
          </table:table-cell>
          <table:table-cell table:style-name="ce12" table:formula="of:=[.F93]*0.62" office:value-type="float" office:value="80.6" calcext:value-type="float">
            <text:p>81 mi/hr</text:p>
          </table:table-cell>
          <table:table-cell table:style-name="ce2" office:value-type="float" office:value="95" calcext:value-type="float">
            <text:p>95</text:p>
          </table:table-cell>
          <table:table-cell table:style-name="ce14" table:formula="of:=[.H93]*0.62" office:value-type="float" office:value="58.9" calcext:value-type="float">
            <text:p>59 mi</text:p>
          </table:table-cell>
          <table:table-cell table:style-name="ce2" office:value-type="float" office:value="176" calcext:value-type="float">
            <text:p>176</text:p>
          </table:table-cell>
          <table:table-cell table:style-name="ce16" table:formula="of:=[.J93]*1.6" office:value-type="float" office:value="281.6" calcext:value-type="float">
            <text:p>282 Wh/mi</text:p>
          </table:table-cell>
          <table:table-cell table:style-name="ce2" office:value-type="string" calcext:value-type="string">
            <text:p>N/a</text:p>
          </table:table-cell>
          <table:table-cell table:style-name="ce12" table:formula="of:=IFERROR([.L93]/1.0356; &quot;N/a&quot;)" office:value-type="string" office:string-value="N/a" calcext:value-type="string">
            <text:p>N/a</text:p>
          </table:table-cell>
          <table:table-cell table:style-name="ce2" office:value-type="string" calcext:value-type="string">
            <text:p>Rapid charging not possible</text:p>
          </table:table-cell>
          <table:table-cell table:style-name="ce2" office:value-type="string" calcext:value-type="string">
            <text:p>Rear Wheel Drive</text:p>
          </table:table-cell>
          <table:table-cell table:style-name="ce2" office:value-type="string" calcext:value-type="string">
            <text:p>Type 2</text:p>
          </table:table-cell>
          <table:table-cell table:style-name="ce2" office:value-type="string" calcext:value-type="string">
            <text:p>Cabrio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4565" calcext:value-type="float">
            <text:p>24565</text:p>
          </table:table-cell>
          <table:table-cell table:style-name="ce47" table:formula="of:=[.T93]/1.1" office:value-type="float" office:value="22331.8181818182" calcext:value-type="float">
            <text:p>$22,332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Kia</text:p>
          </table:table-cell>
          <table:table-cell table:style-name="ce4" office:value-type="string" calcext:value-type="string">
            <text:p>e-Soul 64 kWh</text:p>
          </table:table-cell>
          <table:table-cell table:style-name="ce7" office:value-type="float" office:value="7.9" calcext:value-type="float">
            <text:p>7.9</text:p>
          </table:table-cell>
          <table:table-cell table:style-name="ce9" table:formula="of:=[.D94]/1.0356" office:value-type="float" office:value="7.62842796446504" calcext:value-type="float">
            <text:p>7.63 sec</text:p>
          </table:table-cell>
          <table:table-cell table:style-name="ce2" office:value-type="float" office:value="167" calcext:value-type="float">
            <text:p>167</text:p>
          </table:table-cell>
          <table:table-cell table:style-name="ce12" table:formula="of:=[.F94]*0.62" office:value-type="float" office:value="103.54" calcext:value-type="float">
            <text:p>104 mi/hr</text:p>
          </table:table-cell>
          <table:table-cell table:style-name="ce2" office:value-type="float" office:value="365" calcext:value-type="float">
            <text:p>365</text:p>
          </table:table-cell>
          <table:table-cell table:style-name="ce14" table:formula="of:=[.H94]*0.62" office:value-type="float" office:value="226.3" calcext:value-type="float">
            <text:p>226 mi</text:p>
          </table:table-cell>
          <table:table-cell table:style-name="ce2" office:value-type="float" office:value="175" calcext:value-type="float">
            <text:p>175</text:p>
          </table:table-cell>
          <table:table-cell table:style-name="ce16" table:formula="of:=[.J94]*1.6" office:value-type="float" office:value="280" calcext:value-type="float">
            <text:p>280 Wh/mi</text:p>
          </table:table-cell>
          <table:table-cell table:style-name="ce2" office:value-type="float" office:value="320" calcext:value-type="float">
            <text:p>320</text:p>
          </table:table-cell>
          <table:table-cell table:style-name="ce12" table:formula="of:=IFERROR([.L94]/1.0356; &quot;N/a&quot;)" office:value-type="float" office:value="308.999613750483" calcext:value-type="float">
            <text:p>309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Front Wheel Drive</text:p>
          </table:table-cell>
          <table:table-cell table:style-name="ce2" office:value-type="string" calcext:value-type="string">
            <text:p>Type 2 CCS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6837" calcext:value-type="float">
            <text:p>36837</text:p>
          </table:table-cell>
          <table:table-cell table:style-name="ce47" table:formula="of:=[.T94]/1.1" office:value-type="float" office:value="33488.1818181818" calcext:value-type="float">
            <text:p>$33,488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Nissan</text:p>
          </table:table-cell>
          <table:table-cell table:style-name="ce4" office:value-type="string" calcext:value-type="string">
            <text:p>Ariya e-4ORCE 87kWh</text:p>
          </table:table-cell>
          <table:table-cell table:style-name="ce7" office:value-type="float" office:value="5.7" calcext:value-type="float">
            <text:p>5.7</text:p>
          </table:table-cell>
          <table:table-cell table:style-name="ce9" table:formula="of:=[.D95]/1.0356" office:value-type="float" office:value="5.50405561993048" calcext:value-type="float">
            <text:p>5.50 sec</text:p>
          </table:table-cell>
          <table:table-cell table:style-name="ce2" office:value-type="float" office:value="200" calcext:value-type="float">
            <text:p>200</text:p>
          </table:table-cell>
          <table:table-cell table:style-name="ce12" table:formula="of:=[.F95]*0.62" office:value-type="float" office:value="124" calcext:value-type="float">
            <text:p>124 mi/hr</text:p>
          </table:table-cell>
          <table:table-cell table:style-name="ce2" office:value-type="float" office:value="420" calcext:value-type="float">
            <text:p>420</text:p>
          </table:table-cell>
          <table:table-cell table:style-name="ce14" table:formula="of:=[.H95]*0.62" office:value-type="float" office:value="260.4" calcext:value-type="float">
            <text:p>260 mi</text:p>
          </table:table-cell>
          <table:table-cell table:style-name="ce2" office:value-type="float" office:value="207" calcext:value-type="float">
            <text:p>207</text:p>
          </table:table-cell>
          <table:table-cell table:style-name="ce16" table:formula="of:=[.J95]*1.6" office:value-type="float" office:value="331.2" calcext:value-type="float">
            <text:p>331 Wh/mi</text:p>
          </table:table-cell>
          <table:table-cell table:style-name="ce2" office:value-type="float" office:value="500" calcext:value-type="float">
            <text:p>500</text:p>
          </table:table-cell>
          <table:table-cell table:style-name="ce12" table:formula="of:=IFERROR([.L95]/1.0356; &quot;N/a&quot;)" office:value-type="float" office:value="482.811896485129" calcext:value-type="float">
            <text:p>483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All Wheel Drive</text:p>
          </table:table-cell>
          <table:table-cell table:style-name="ce2" office:value-type="string" calcext:value-type="string">
            <text:p>Type 2 CCS</text:p>
          </table:table-cell>
          <table:table-cell table:style-name="ce2" office:value-type="string" calcext:value-type="string">
            <text:p>Hatchback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500" calcext:value-type="float">
            <text:p>57500</text:p>
          </table:table-cell>
          <table:table-cell table:style-name="ce47" table:formula="of:=[.T95]/1.1" office:value-type="float" office:value="52272.7272727273" calcext:value-type="float">
            <text:p>$52,273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Fiat</text:p>
          </table:table-cell>
          <table:table-cell table:style-name="ce4" office:value-type="string" calcext:value-type="string">
            <text:p>500e Convertible</text:p>
          </table:table-cell>
          <table:table-cell table:style-name="ce7" office:value-type="float" office:value="9" calcext:value-type="float">
            <text:p>9.0</text:p>
          </table:table-cell>
          <table:table-cell table:style-name="ce9" table:formula="of:=[.D96]/1.0356" office:value-type="float" office:value="8.69061413673233" calcext:value-type="float">
            <text:p>8.69 sec</text:p>
          </table:table-cell>
          <table:table-cell table:style-name="ce2" office:value-type="float" office:value="150" calcext:value-type="float">
            <text:p>150</text:p>
          </table:table-cell>
          <table:table-cell table:style-name="ce12" table:formula="of:=[.F96]*0.62" office:value-type="float" office:value="93" calcext:value-type="float">
            <text:p>93 mi/hr</text:p>
          </table:table-cell>
          <table:table-cell table:style-name="ce2" office:value-type="float" office:value="250" calcext:value-type="float">
            <text:p>250</text:p>
          </table:table-cell>
          <table:table-cell table:style-name="ce14" table:formula="of:=[.H96]*0.62" office:value-type="float" office:value="155" calcext:value-type="float">
            <text:p>155 mi</text:p>
          </table:table-cell>
          <table:table-cell table:style-name="ce2" office:value-type="float" office:value="168" calcext:value-type="float">
            <text:p>168</text:p>
          </table:table-cell>
          <table:table-cell table:style-name="ce16" table:formula="of:=[.J96]*1.6" office:value-type="float" office:value="268.8" calcext:value-type="float">
            <text:p>269 Wh/mi</text:p>
          </table:table-cell>
          <table:table-cell table:style-name="ce2" office:value-type="float" office:value="330" calcext:value-type="float">
            <text:p>330</text:p>
          </table:table-cell>
          <table:table-cell table:style-name="ce12" table:formula="of:=IFERROR([.L96]/1.0356; &quot;N/a&quot;)" office:value-type="float" office:value="318.655851680185" calcext:value-type="float">
            <text:p>319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Front Wheel Drive</text:p>
          </table:table-cell>
          <table:table-cell table:style-name="ce2" office:value-type="string" calcext:value-type="string">
            <text:p>Type 2 CCS</text:p>
          </table:table-cell>
          <table:table-cell table:style-name="ce2" office:value-type="string" calcext:value-type="string">
            <text:p>Cabrio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7900" calcext:value-type="float">
            <text:p>37900</text:p>
          </table:table-cell>
          <table:table-cell table:style-name="ce47" table:formula="of:=[.T96]/1.1" office:value-type="float" office:value="34454.5454545454" calcext:value-type="float">
            <text:p>$34,455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Volkswagen</text:p>
          </table:table-cell>
          <table:table-cell table:style-name="ce4" office:value-type="string" calcext:value-type="string">
            <text:p>ID.3 Pro Performance</text:p>
          </table:table-cell>
          <table:table-cell table:style-name="ce7" office:value-type="float" office:value="7.3" calcext:value-type="float">
            <text:p>7.3</text:p>
          </table:table-cell>
          <table:table-cell table:style-name="ce9" table:formula="of:=[.D97]/1.0356" office:value-type="float" office:value="7.04905368868289" calcext:value-type="float">
            <text:p>7.05 sec</text:p>
          </table:table-cell>
          <table:table-cell table:style-name="ce2" office:value-type="float" office:value="160" calcext:value-type="float">
            <text:p>160</text:p>
          </table:table-cell>
          <table:table-cell table:style-name="ce12" table:formula="of:=[.F97]*0.62" office:value-type="float" office:value="99.2" calcext:value-type="float">
            <text:p>99 mi/hr</text:p>
          </table:table-cell>
          <table:table-cell table:style-name="ce2" office:value-type="float" office:value="340" calcext:value-type="float">
            <text:p>340</text:p>
          </table:table-cell>
          <table:table-cell table:style-name="ce14" table:formula="of:=[.H97]*0.62" office:value-type="float" office:value="210.8" calcext:value-type="float">
            <text:p>211 mi</text:p>
          </table:table-cell>
          <table:table-cell table:style-name="ce2" office:value-type="float" office:value="171" calcext:value-type="float">
            <text:p>171</text:p>
          </table:table-cell>
          <table:table-cell table:style-name="ce16" table:formula="of:=[.J97]*1.6" office:value-type="float" office:value="273.6" calcext:value-type="float">
            <text:p>274 Wh/mi</text:p>
          </table:table-cell>
          <table:table-cell table:style-name="ce2" office:value-type="float" office:value="470" calcext:value-type="float">
            <text:p>470</text:p>
          </table:table-cell>
          <table:table-cell table:style-name="ce12" table:formula="of:=IFERROR([.L97]/1.0356; &quot;N/a&quot;)" office:value-type="float" office:value="453.843182696022" calcext:value-type="float">
            <text:p>454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Rear Wheel Drive</text:p>
          </table:table-cell>
          <table:table-cell table:style-name="ce2" office:value-type="string" calcext:value-type="string">
            <text:p>Type 2 CCS</text:p>
          </table:table-cell>
          <table:table-cell table:style-name="ce2" office:value-type="string" calcext:value-type="string">
            <text:p>Hatchback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5575" calcext:value-type="float">
            <text:p>35575</text:p>
          </table:table-cell>
          <table:table-cell table:style-name="ce47" table:formula="of:=[.T97]/1.1" office:value-type="float" office:value="32340.9090909091" calcext:value-type="float">
            <text:p>$32,341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Kia</text:p>
          </table:table-cell>
          <table:table-cell table:style-name="ce4" office:value-type="string" calcext:value-type="string">
            <text:p>e-Soul 39 kWh</text:p>
          </table:table-cell>
          <table:table-cell table:style-name="ce7" office:value-type="float" office:value="9.9" calcext:value-type="float">
            <text:p>9.9</text:p>
          </table:table-cell>
          <table:table-cell table:style-name="ce9" table:formula="of:=[.D98]/1.0356" office:value-type="float" office:value="9.55967555040556" calcext:value-type="float">
            <text:p>9.56 sec</text:p>
          </table:table-cell>
          <table:table-cell table:style-name="ce2" office:value-type="float" office:value="157" calcext:value-type="float">
            <text:p>157</text:p>
          </table:table-cell>
          <table:table-cell table:style-name="ce12" table:formula="of:=[.F98]*0.62" office:value-type="float" office:value="97.34" calcext:value-type="float">
            <text:p>97 mi/hr</text:p>
          </table:table-cell>
          <table:table-cell table:style-name="ce2" office:value-type="float" office:value="230" calcext:value-type="float">
            <text:p>230</text:p>
          </table:table-cell>
          <table:table-cell table:style-name="ce14" table:formula="of:=[.H98]*0.62" office:value-type="float" office:value="142.6" calcext:value-type="float">
            <text:p>143 mi</text:p>
          </table:table-cell>
          <table:table-cell table:style-name="ce2" office:value-type="float" office:value="170" calcext:value-type="float">
            <text:p>170</text:p>
          </table:table-cell>
          <table:table-cell table:style-name="ce16" table:formula="of:=[.J98]*1.6" office:value-type="float" office:value="272" calcext:value-type="float">
            <text:p>272 Wh/mi</text:p>
          </table:table-cell>
          <table:table-cell table:style-name="ce2" office:value-type="float" office:value="220" calcext:value-type="float">
            <text:p>220</text:p>
          </table:table-cell>
          <table:table-cell table:style-name="ce12" table:formula="of:=IFERROR([.L98]/1.0356; &quot;N/a&quot;)" office:value-type="float" office:value="212.437234453457" calcext:value-type="float">
            <text:p>212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Front Wheel Drive</text:p>
          </table:table-cell>
          <table:table-cell table:style-name="ce2" office:value-type="string" calcext:value-type="string">
            <text:p>Type 2 CCS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3133" calcext:value-type="float">
            <text:p>33133</text:p>
          </table:table-cell>
          <table:table-cell table:style-name="ce47" table:formula="of:=[.T98]/1.1" office:value-type="float" office:value="30120.9090909091" calcext:value-type="float">
            <text:p>$30,121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Byton</text:p>
          </table:table-cell>
          <table:table-cell table:style-name="ce4" office:value-type="string" calcext:value-type="string">
            <text:p>M-Byte 72 kWh 2WD</text:p>
          </table:table-cell>
          <table:table-cell table:style-name="ce7" office:value-type="float" office:value="7.5" calcext:value-type="float">
            <text:p>7.5</text:p>
          </table:table-cell>
          <table:table-cell table:style-name="ce9" table:formula="of:=[.D99]/1.0356" office:value-type="float" office:value="7.24217844727694" calcext:value-type="float">
            <text:p>7.24 sec</text:p>
          </table:table-cell>
          <table:table-cell table:style-name="ce2" office:value-type="float" office:value="190" calcext:value-type="float">
            <text:p>190</text:p>
          </table:table-cell>
          <table:table-cell table:style-name="ce12" table:formula="of:=[.F99]*0.62" office:value-type="float" office:value="117.8" calcext:value-type="float">
            <text:p>118 mi/hr</text:p>
          </table:table-cell>
          <table:table-cell table:style-name="ce2" office:value-type="float" office:value="325" calcext:value-type="float">
            <text:p>325</text:p>
          </table:table-cell>
          <table:table-cell table:style-name="ce14" table:formula="of:=[.H99]*0.62" office:value-type="float" office:value="201.5" calcext:value-type="float">
            <text:p>202 mi</text:p>
          </table:table-cell>
          <table:table-cell table:style-name="ce2" office:value-type="float" office:value="222" calcext:value-type="float">
            <text:p>222</text:p>
          </table:table-cell>
          <table:table-cell table:style-name="ce16" table:formula="of:=[.J99]*1.6" office:value-type="float" office:value="355.2" calcext:value-type="float">
            <text:p>355 Wh/mi</text:p>
          </table:table-cell>
          <table:table-cell table:style-name="ce2" office:value-type="float" office:value="420" calcext:value-type="float">
            <text:p>420</text:p>
          </table:table-cell>
          <table:table-cell table:style-name="ce12" table:formula="of:=IFERROR([.L99]/1.0356; &quot;N/a&quot;)" office:value-type="float" office:value="405.561993047509" calcext:value-type="float">
            <text:p>406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Rear Wheel Drive</text:p>
          </table:table-cell>
          <table:table-cell table:style-name="ce2" office:value-type="string" calcext:value-type="string">
            <text:p>Type 2 CCS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string" calcext:value-type="string">
            <text:p>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3500" calcext:value-type="float">
            <text:p>53500</text:p>
          </table:table-cell>
          <table:table-cell table:style-name="ce47" table:formula="of:=[.T99]/1.1" office:value-type="float" office:value="48636.3636363636" calcext:value-type="float">
            <text:p>$48,636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Nissan</text:p>
          </table:table-cell>
          <table:table-cell table:style-name="ce4" office:value-type="string" calcext:value-type="string">
            <text:p>Ariya 63kWh</text:p>
          </table:table-cell>
          <table:table-cell table:style-name="ce7" office:value-type="float" office:value="7.5" calcext:value-type="float">
            <text:p>7.5</text:p>
          </table:table-cell>
          <table:table-cell table:style-name="ce9" table:formula="of:=[.D100]/1.0356" office:value-type="float" office:value="7.24217844727694" calcext:value-type="float">
            <text:p>7.24 sec</text:p>
          </table:table-cell>
          <table:table-cell table:style-name="ce2" office:value-type="float" office:value="160" calcext:value-type="float">
            <text:p>160</text:p>
          </table:table-cell>
          <table:table-cell table:style-name="ce12" table:formula="of:=[.F100]*0.62" office:value-type="float" office:value="99.2" calcext:value-type="float">
            <text:p>99 mi/hr</text:p>
          </table:table-cell>
          <table:table-cell table:style-name="ce2" office:value-type="float" office:value="330" calcext:value-type="float">
            <text:p>330</text:p>
          </table:table-cell>
          <table:table-cell table:style-name="ce14" table:formula="of:=[.H100]*0.62" office:value-type="float" office:value="204.6" calcext:value-type="float">
            <text:p>205 mi</text:p>
          </table:table-cell>
          <table:table-cell table:style-name="ce2" office:value-type="float" office:value="191" calcext:value-type="float">
            <text:p>191</text:p>
          </table:table-cell>
          <table:table-cell table:style-name="ce16" table:formula="of:=[.J100]*1.6" office:value-type="float" office:value="305.6" calcext:value-type="float">
            <text:p>306 Wh/mi</text:p>
          </table:table-cell>
          <table:table-cell table:style-name="ce2" office:value-type="float" office:value="440" calcext:value-type="float">
            <text:p>440</text:p>
          </table:table-cell>
          <table:table-cell table:style-name="ce12" table:formula="of:=IFERROR([.L100]/1.0356; &quot;N/a&quot;)" office:value-type="float" office:value="424.874468906914" calcext:value-type="float">
            <text:p>425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Front Wheel Drive</text:p>
          </table:table-cell>
          <table:table-cell table:style-name="ce2" office:value-type="string" calcext:value-type="string">
            <text:p>Type 2 CCS</text:p>
          </table:table-cell>
          <table:table-cell table:style-name="ce2" office:value-type="string" calcext:value-type="string">
            <text:p>Hatchback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5000" calcext:value-type="float">
            <text:p>45000</text:p>
          </table:table-cell>
          <table:table-cell table:style-name="ce47" table:formula="of:=[.T100]/1.1" office:value-type="float" office:value="40909.0909090909" calcext:value-type="float">
            <text:p>$40,909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Audi</text:p>
          </table:table-cell>
          <table:table-cell table:style-name="ce4" office:value-type="string" calcext:value-type="string">
            <text:p>e-tron S Sportback 55 quattro</text:p>
          </table:table-cell>
          <table:table-cell table:style-name="ce7" office:value-type="float" office:value="4.5" calcext:value-type="float">
            <text:p>4.5</text:p>
          </table:table-cell>
          <table:table-cell table:style-name="ce9" table:formula="of:=[.D101]/1.0356" office:value-type="float" office:value="4.34530706836616" calcext:value-type="float">
            <text:p>4.35 sec</text:p>
          </table:table-cell>
          <table:table-cell table:style-name="ce2" office:value-type="float" office:value="210" calcext:value-type="float">
            <text:p>210</text:p>
          </table:table-cell>
          <table:table-cell table:style-name="ce12" table:formula="of:=[.F101]*0.62" office:value-type="float" office:value="130.2" calcext:value-type="float">
            <text:p>130 mi/hr</text:p>
          </table:table-cell>
          <table:table-cell table:style-name="ce2" office:value-type="float" office:value="335" calcext:value-type="float">
            <text:p>335</text:p>
          </table:table-cell>
          <table:table-cell table:style-name="ce14" table:formula="of:=[.H101]*0.62" office:value-type="float" office:value="207.7" calcext:value-type="float">
            <text:p>208 mi</text:p>
          </table:table-cell>
          <table:table-cell table:style-name="ce2" office:value-type="float" office:value="258" calcext:value-type="float">
            <text:p>258</text:p>
          </table:table-cell>
          <table:table-cell table:style-name="ce16" table:formula="of:=[.J101]*1.6" office:value-type="float" office:value="412.8" calcext:value-type="float">
            <text:p>413 Wh/mi</text:p>
          </table:table-cell>
          <table:table-cell table:style-name="ce2" office:value-type="float" office:value="540" calcext:value-type="float">
            <text:p>540</text:p>
          </table:table-cell>
          <table:table-cell table:style-name="ce12" table:formula="of:=IFERROR([.L101]/1.0356; &quot;N/a&quot;)" office:value-type="float" office:value="521.43684820394" calcext:value-type="float">
            <text:p>521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All Wheel Drive</text:p>
          </table:table-cell>
          <table:table-cell table:style-name="ce2" office:value-type="string" calcext:value-type="string">
            <text:p>Type 2 CCS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string" calcext:value-type="string">
            <text:p>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6050" calcext:value-type="float">
            <text:p>96050</text:p>
          </table:table-cell>
          <table:table-cell table:style-name="ce47" table:formula="of:=[.T101]/1.1" office:value-type="float" office:value="87318.1818181818" calcext:value-type="float">
            <text:p>$87,318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Nissan</text:p>
          </table:table-cell>
          <table:table-cell table:style-name="ce4" office:value-type="string" calcext:value-type="string">
            <text:p>Ariya e-4ORCE 63kWh</text:p>
          </table:table-cell>
          <table:table-cell table:style-name="ce7" office:value-type="float" office:value="5.9" calcext:value-type="float">
            <text:p>5.9</text:p>
          </table:table-cell>
          <table:table-cell table:style-name="ce9" table:formula="of:=[.D102]/1.0356" office:value-type="float" office:value="5.69718037852453" calcext:value-type="float">
            <text:p>5.70 sec</text:p>
          </table:table-cell>
          <table:table-cell table:style-name="ce2" office:value-type="float" office:value="200" calcext:value-type="float">
            <text:p>200</text:p>
          </table:table-cell>
          <table:table-cell table:style-name="ce12" table:formula="of:=[.F102]*0.62" office:value-type="float" office:value="124" calcext:value-type="float">
            <text:p>124 mi/hr</text:p>
          </table:table-cell>
          <table:table-cell table:style-name="ce2" office:value-type="float" office:value="325" calcext:value-type="float">
            <text:p>325</text:p>
          </table:table-cell>
          <table:table-cell table:style-name="ce14" table:formula="of:=[.H102]*0.62" office:value-type="float" office:value="201.5" calcext:value-type="float">
            <text:p>202 mi</text:p>
          </table:table-cell>
          <table:table-cell table:style-name="ce2" office:value-type="float" office:value="194" calcext:value-type="float">
            <text:p>194</text:p>
          </table:table-cell>
          <table:table-cell table:style-name="ce16" table:formula="of:=[.J102]*1.6" office:value-type="float" office:value="310.4" calcext:value-type="float">
            <text:p>310 Wh/mi</text:p>
          </table:table-cell>
          <table:table-cell table:style-name="ce2" office:value-type="float" office:value="440" calcext:value-type="float">
            <text:p>440</text:p>
          </table:table-cell>
          <table:table-cell table:style-name="ce12" table:formula="of:=IFERROR([.L102]/1.0356; &quot;N/a&quot;)" office:value-type="float" office:value="424.874468906914" calcext:value-type="float">
            <text:p>425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All Wheel Drive</text:p>
          </table:table-cell>
          <table:table-cell table:style-name="ce2" office:value-type="string" calcext:value-type="string">
            <text:p>Type 2 CCS</text:p>
          </table:table-cell>
          <table:table-cell table:style-name="ce2" office:value-type="string" calcext:value-type="string">
            <text:p>Hatchback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0000" calcext:value-type="float">
            <text:p>50000</text:p>
          </table:table-cell>
          <table:table-cell table:style-name="ce47" table:formula="of:=[.T102]/1.1" office:value-type="float" office:value="45454.5454545455" calcext:value-type="float">
            <text:p>$45,455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Nissan</text:p>
          </table:table-cell>
          <table:table-cell table:style-name="ce4" office:value-type="string" calcext:value-type="string">
            <text:p>Ariya e-4ORCE 87kWh Performance</text:p>
          </table:table-cell>
          <table:table-cell table:style-name="ce7" office:value-type="float" office:value="5.1" calcext:value-type="float">
            <text:p>5.1</text:p>
          </table:table-cell>
          <table:table-cell table:style-name="ce9" table:formula="of:=[.D103]/1.0356" office:value-type="float" office:value="4.92468134414832" calcext:value-type="float">
            <text:p>4.92 sec</text:p>
          </table:table-cell>
          <table:table-cell table:style-name="ce2" office:value-type="float" office:value="200" calcext:value-type="float">
            <text:p>200</text:p>
          </table:table-cell>
          <table:table-cell table:style-name="ce12" table:formula="of:=[.F103]*0.62" office:value-type="float" office:value="124" calcext:value-type="float">
            <text:p>124 mi/hr</text:p>
          </table:table-cell>
          <table:table-cell table:style-name="ce2" office:value-type="float" office:value="375" calcext:value-type="float">
            <text:p>375</text:p>
          </table:table-cell>
          <table:table-cell table:style-name="ce14" table:formula="of:=[.H103]*0.62" office:value-type="float" office:value="232.5" calcext:value-type="float">
            <text:p>233 mi</text:p>
          </table:table-cell>
          <table:table-cell table:style-name="ce2" office:value-type="float" office:value="232" calcext:value-type="float">
            <text:p>232</text:p>
          </table:table-cell>
          <table:table-cell table:style-name="ce16" table:formula="of:=[.J103]*1.6" office:value-type="float" office:value="371.2" calcext:value-type="float">
            <text:p>371 Wh/mi</text:p>
          </table:table-cell>
          <table:table-cell table:style-name="ce2" office:value-type="float" office:value="450" calcext:value-type="float">
            <text:p>450</text:p>
          </table:table-cell>
          <table:table-cell table:style-name="ce12" table:formula="of:=IFERROR([.L103]/1.0356; &quot;N/a&quot;)" office:value-type="float" office:value="434.530706836616" calcext:value-type="float">
            <text:p>435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All Wheel Drive</text:p>
          </table:table-cell>
          <table:table-cell table:style-name="ce2" office:value-type="string" calcext:value-type="string">
            <text:p>Type 2 CCS</text:p>
          </table:table-cell>
          <table:table-cell table:style-name="ce2" office:value-type="string" calcext:value-type="string">
            <text:p>Hatchback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5000" calcext:value-type="float">
            <text:p>65000</text:p>
          </table:table-cell>
          <table:table-cell table:style-name="ce47" table:formula="of:=[.T103]/1.1" office:value-type="float" office:value="59090.9090909091" calcext:value-type="float">
            <text:p>$59,091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Byton</text:p>
          </table:table-cell>
          <table:table-cell table:style-name="ce4" office:value-type="string" calcext:value-type="string">
            <text:p>M-Byte 95 kWh 2WD</text:p>
          </table:table-cell>
          <table:table-cell table:style-name="ce7" office:value-type="float" office:value="7.5" calcext:value-type="float">
            <text:p>7.5</text:p>
          </table:table-cell>
          <table:table-cell table:style-name="ce9" table:formula="of:=[.D104]/1.0356" office:value-type="float" office:value="7.24217844727694" calcext:value-type="float">
            <text:p>7.24 sec</text:p>
          </table:table-cell>
          <table:table-cell table:style-name="ce2" office:value-type="float" office:value="190" calcext:value-type="float">
            <text:p>190</text:p>
          </table:table-cell>
          <table:table-cell table:style-name="ce12" table:formula="of:=[.F104]*0.62" office:value-type="float" office:value="117.8" calcext:value-type="float">
            <text:p>118 mi/hr</text:p>
          </table:table-cell>
          <table:table-cell table:style-name="ce2" office:value-type="float" office:value="400" calcext:value-type="float">
            <text:p>400</text:p>
          </table:table-cell>
          <table:table-cell table:style-name="ce14" table:formula="of:=[.H104]*0.62" office:value-type="float" office:value="248" calcext:value-type="float">
            <text:p>248 mi</text:p>
          </table:table-cell>
          <table:table-cell table:style-name="ce2" office:value-type="float" office:value="238" calcext:value-type="float">
            <text:p>238</text:p>
          </table:table-cell>
          <table:table-cell table:style-name="ce16" table:formula="of:=[.J104]*1.6" office:value-type="float" office:value="380.8" calcext:value-type="float">
            <text:p>381 Wh/mi</text:p>
          </table:table-cell>
          <table:table-cell table:style-name="ce2" office:value-type="float" office:value="480" calcext:value-type="float">
            <text:p>480</text:p>
          </table:table-cell>
          <table:table-cell table:style-name="ce12" table:formula="of:=IFERROR([.L104]/1.0356; &quot;N/a&quot;)" office:value-type="float" office:value="463.499420625724" calcext:value-type="float">
            <text:p>463 mi/hr</text:p>
          </table:table-cell>
          <table:table-cell table:style-name="ce2" office:value-type="string" calcext:value-type="string">
            <text:p>Rapid charging possible</text:p>
          </table:table-cell>
          <table:table-cell table:style-name="ce2" office:value-type="string" calcext:value-type="string">
            <text:p>All Wheel Drive</text:p>
          </table:table-cell>
          <table:table-cell table:style-name="ce2" office:value-type="string" calcext:value-type="string">
            <text:p>Type 2 CCS</text:p>
          </table:table-cell>
          <table:table-cell table:style-name="ce2" office:value-type="string" calcext:value-type="string">
            <text:p>SUV</text:p>
          </table:table-cell>
          <table:table-cell table:style-name="ce2" office:value-type="string" calcext:value-type="string">
            <text:p>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2000" calcext:value-type="float">
            <text:p>62000</text:p>
          </table:table-cell>
          <table:table-cell table:style-name="ce47" table:formula="of:=[.T104]/1.1" office:value-type="float" office:value="56363.6363636364" calcext:value-type="float">
            <text:p>$56,364</text:p>
          </table:table-cell>
          <table:table-cell table:number-columns-repeated="1003"/>
        </table:table-row>
        <table:table-row table:style-name="ro1">
          <table:table-cell table:style-name="ce2" table:number-columns-repeated="2"/>
          <table:table-cell table:style-name="ce4"/>
          <table:table-cell table:style-name="ce7"/>
          <table:table-cell table:style-name="ce9"/>
          <table:table-cell table:style-name="ce2"/>
          <table:table-cell table:style-name="ce12"/>
          <table:table-cell table:style-name="ce2"/>
          <table:table-cell table:style-name="ce14"/>
          <table:table-cell table:style-name="ce2"/>
          <table:table-cell table:style-name="ce16"/>
          <table:table-cell table:style-name="ce2"/>
          <table:table-cell table:style-name="ce12"/>
          <table:table-cell table:style-name="ce2" table:number-columns-repeated="7"/>
          <table:table-cell table:style-name="ce47"/>
          <table:table-cell table:number-columns-repeated="1003"/>
        </table:table-row>
        <table:table-row table:style-name="ro1">
          <table:table-cell table:style-name="ce2" office:value-type="string" calcext:value-type="string">
            <text:p>Mean</text:p>
          </table:table-cell>
          <table:table-cell/>
          <table:table-cell table:style-name="ce5"/>
          <table:table-cell table:style-name="ce8"/>
          <table:table-cell table:style-name="ce10" table:formula="of:=AVERAGE([.E2:.E104])" office:value-type="float" office:value="7.14186607266741" calcext:value-type="float">
            <text:p>7.14 sec</text:p>
          </table:table-cell>
          <table:table-cell table:style-name="ce10" table:formula="of:=AVERAGE([.F2:.F104])" office:value-type="float" office:value="179.194174757282" calcext:value-type="float">
            <text:p>179.19 sec</text:p>
          </table:table-cell>
          <table:table-cell table:style-name="ce10" table:formula="of:=AVERAGE([.G2:.G104])" office:value-type="float" office:value="111.100388349515" calcext:value-type="float">
            <text:p>111.10 sec</text:p>
          </table:table-cell>
          <table:table-cell table:style-name="ce10" table:formula="of:=AVERAGE([.H2:.H104])" office:value-type="float" office:value="338.78640776699" calcext:value-type="float">
            <text:p>338.79 sec</text:p>
          </table:table-cell>
          <table:table-cell table:style-name="ce10" table:formula="of:=AVERAGE([.I2:.I104])" office:value-type="float" office:value="210.047572815534" calcext:value-type="float">
            <text:p>210.05 sec</text:p>
          </table:table-cell>
          <table:table-cell table:style-name="ce10" table:formula="of:=AVERAGE([.J2:.J104])" office:value-type="float" office:value="189.165048543689" calcext:value-type="float">
            <text:p>189.17 sec</text:p>
          </table:table-cell>
          <table:table-cell table:style-name="ce10" table:formula="of:=AVERAGE([.K2:.K104])" office:value-type="float" office:value="302.664077669903" calcext:value-type="float">
            <text:p>302.66 sec</text:p>
          </table:table-cell>
          <table:table-cell table:style-name="ce10" table:formula="of:=AVERAGE([.L2:.L104])" office:value-type="float" office:value="456.734693877551" calcext:value-type="float">
            <text:p>456.73 sec</text:p>
          </table:table-cell>
          <table:table-cell table:style-name="ce10" table:formula="of:=AVERAGE([.M2:.M104])" office:value-type="float" office:value="441.033887483151" calcext:value-type="float">
            <text:p>441.03 sec</text:p>
          </table:table-cell>
          <table:table-cell table:number-columns-repeated="7"/>
          <table:table-cell table:style-name="ce48" table:formula="of:=AVERAGE([.U2:.U104])" office:value-type="float" office:value="50737.78464" calcext:value-type="float">
            <text:p>$50,738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edian</text:p>
          </table:table-cell>
          <table:table-cell/>
          <table:table-cell table:style-name="ce5"/>
          <table:table-cell table:style-name="ce8"/>
          <table:table-cell table:style-name="ce10" table:formula="of:=MEDIAN([.E2:.E104])" office:value-type="float" office:value="7.04905368868289" calcext:value-type="float">
            <text:p>7.05 sec</text:p>
          </table:table-cell>
          <table:table-cell table:style-name="ce10" table:formula="of:=MEDIAN([.F2:.F104])" office:value-type="float" office:value="160" calcext:value-type="float">
            <text:p>160.00 sec</text:p>
          </table:table-cell>
          <table:table-cell table:style-name="ce10" table:formula="of:=MEDIAN([.G2:.G104])" office:value-type="float" office:value="99.2" calcext:value-type="float">
            <text:p>99.20 sec</text:p>
          </table:table-cell>
          <table:table-cell table:style-name="ce10" table:formula="of:=MEDIAN([.H2:.H104])" office:value-type="float" office:value="340" calcext:value-type="float">
            <text:p>340.00 sec</text:p>
          </table:table-cell>
          <table:table-cell table:style-name="ce10" table:formula="of:=MEDIAN([.I2:.I104])" office:value-type="float" office:value="210.8" calcext:value-type="float">
            <text:p>210.80 sec</text:p>
          </table:table-cell>
          <table:table-cell table:style-name="ce10" table:formula="of:=MEDIAN([.J2:.J104])" office:value-type="float" office:value="180" calcext:value-type="float">
            <text:p>180.00 sec</text:p>
          </table:table-cell>
          <table:table-cell table:style-name="ce10" table:formula="of:=MEDIAN([.K2:.K104])" office:value-type="float" office:value="288" calcext:value-type="float">
            <text:p>288.00 sec</text:p>
          </table:table-cell>
          <table:table-cell table:style-name="ce10" table:formula="of:=MEDIAN([.L2:.L104])" office:value-type="float" office:value="440" calcext:value-type="float">
            <text:p>440.00 sec</text:p>
          </table:table-cell>
          <table:table-cell table:style-name="ce10" table:formula="of:=MEDIAN([.M2:.M104])" office:value-type="float" office:value="424.874468906914" calcext:value-type="float">
            <text:p>424.87 sec</text:p>
          </table:table-cell>
          <table:table-cell table:number-columns-repeated="7"/>
          <table:table-cell table:style-name="ce48" table:formula="of:=MEDIAN([.U2:.U104])" office:value-type="float" office:value="40909.09091" calcext:value-type="float">
            <text:p>$40,909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de</text:p>
          </table:table-cell>
          <table:table-cell table:style-name="ce46" table:number-matrix-columns-spanned="1" table:number-matrix-rows-spanned="1" table:formula="of:=INDEX([.B2:.B104];MODE(MATCH([.B2:.B104];[.B2:.B104];0)))" office:value-type="string" office:string-value="Tesla" calcext:value-type="string">
            <text:p>Tesla</text:p>
          </table:table-cell>
          <table:table-cell/>
          <table:table-cell table:style-name="ce8"/>
          <table:table-cell table:style-name="ce10" table:formula="of:=MODE([.E2:.E104])" office:value-type="float" office:value="8.69061413673233" calcext:value-type="float">
            <text:p>8.69 sec</text:p>
          </table:table-cell>
          <table:table-cell table:style-name="ce10" table:formula="of:=MODE([.F2:.F104])" office:value-type="float" office:value="150" calcext:value-type="float">
            <text:p>150.00 sec</text:p>
          </table:table-cell>
          <table:table-cell table:style-name="ce10" table:formula="of:=MODE([.G2:.G104])" office:value-type="float" office:value="93" calcext:value-type="float">
            <text:p>93.00 sec</text:p>
          </table:table-cell>
          <table:table-cell table:style-name="ce10" table:formula="of:=MODE([.H2:.H104])" office:value-type="float" office:value="250" calcext:value-type="float">
            <text:p>250.00 sec</text:p>
          </table:table-cell>
          <table:table-cell table:style-name="ce10" table:formula="of:=MODE([.I2:.I104])" office:value-type="float" office:value="155" calcext:value-type="float">
            <text:p>155.00 sec</text:p>
          </table:table-cell>
          <table:table-cell table:style-name="ce10" table:formula="of:=MODE([.J2:.J104])" office:value-type="float" office:value="168" calcext:value-type="float">
            <text:p>168.00 sec</text:p>
          </table:table-cell>
          <table:table-cell table:style-name="ce10" table:formula="of:=MODE([.K2:.K104])" office:value-type="float" office:value="268.8" calcext:value-type="float">
            <text:p>268.80 sec</text:p>
          </table:table-cell>
          <table:table-cell table:style-name="ce10" table:formula="of:=MODE([.L2:.L104])" office:value-type="float" office:value="230" calcext:value-type="float">
            <text:p>230.00 sec</text:p>
          </table:table-cell>
          <table:table-cell table:style-name="ce10" table:formula="of:=MODE([.M2:.M104])" office:value-type="float" office:value="222.09347238316" calcext:value-type="float">
            <text:p>222.09 sec</text:p>
          </table:table-cell>
          <table:table-cell table:style-name="ce46" table:formula="of:=INDEX([.N2:.N104];MODE(MATCH([.N2:.N104];[.N2:.N104];0)))" office:value-type="string" office:string-value="Rapid charging possible" calcext:value-type="string">
            <text:p>Rapid charging possible</text:p>
          </table:table-cell>
          <table:table-cell table:style-name="ce46" table:formula="of:=INDEX([.O2:.O104];MODE(MATCH([.O2:.O104];[.O2:.O104];0)))" office:value-type="string" office:string-value="All Wheel Drive" calcext:value-type="string">
            <text:p>All Wheel Drive</text:p>
          </table:table-cell>
          <table:table-cell table:style-name="ce46" table:formula="of:=INDEX([.P2:.P104];MODE(MATCH([.P2:.P104];[.P2:.P104];0)))" office:value-type="string" office:string-value="Type 2 CCS" calcext:value-type="string">
            <text:p>Type 2 CCS</text:p>
          </table:table-cell>
          <table:table-cell table:style-name="ce46" table:formula="of:=INDEX([.Q2:.Q104];MODE(MATCH([.Q2:.Q104];[.Q2:.Q104];0)))" office:value-type="string" office:string-value="SUV" calcext:value-type="string">
            <text:p>SUV</text:p>
          </table:table-cell>
          <table:table-cell table:style-name="ce46" table:formula="of:=INDEX([.R2:.R104];MODE(MATCH([.R2:.R104];[.R2:.R104];0)))" office:value-type="string" office:string-value="C" calcext:value-type="string">
            <text:p>C</text:p>
          </table:table-cell>
          <table:table-cell table:style-name="ce46" table:formula="of:=INDEX([.S2:.S104];MODE(MATCH([.S2:.S104];[.S2:.S104];0)))" office:value-type="float" office:value="5" calcext:value-type="float">
            <text:p>5</text:p>
          </table:table-cell>
          <table:table-cell/>
          <table:table-cell table:style-name="ce48" table:formula="of:=MODE([.U2:.U105])" office:value-type="float" office:value="40909.09091" calcext:value-type="float">
            <text:p>$40,909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in</text:p>
          </table:table-cell>
          <table:table-cell/>
          <table:table-cell table:style-name="ce5"/>
          <table:table-cell table:style-name="ce8"/>
          <table:table-cell table:style-name="ce10" table:formula="of:=MIN([.E2:.E104])" office:value-type="float" office:value="2.02780996523754" calcext:value-type="float">
            <text:p>2.03 sec</text:p>
          </table:table-cell>
          <table:table-cell table:style-name="ce10" table:formula="of:=MIN([.F2:.F104])" office:value-type="float" office:value="123" calcext:value-type="float">
            <text:p>123.00 sec</text:p>
          </table:table-cell>
          <table:table-cell table:style-name="ce10" table:formula="of:=MIN([.G2:.G104])" office:value-type="float" office:value="76.26" calcext:value-type="float">
            <text:p>76.26 sec</text:p>
          </table:table-cell>
          <table:table-cell table:style-name="ce10" table:formula="of:=MIN([.H2:.H104])" office:value-type="float" office:value="95" calcext:value-type="float">
            <text:p>95.00 sec</text:p>
          </table:table-cell>
          <table:table-cell table:style-name="ce10" table:formula="of:=MIN([.I2:.I104])" office:value-type="float" office:value="58.9" calcext:value-type="float">
            <text:p>58.90 sec</text:p>
          </table:table-cell>
          <table:table-cell table:style-name="ce10" table:formula="of:=MIN([.J2:.J104])" office:value-type="float" office:value="104" calcext:value-type="float">
            <text:p>104.00 sec</text:p>
          </table:table-cell>
          <table:table-cell table:style-name="ce10" table:formula="of:=MIN([.K2:.K104])" office:value-type="float" office:value="166.4" calcext:value-type="float">
            <text:p>166.40 sec</text:p>
          </table:table-cell>
          <table:table-cell table:style-name="ce10" table:formula="of:=MIN([.L2:.L104])" office:value-type="float" office:value="170" calcext:value-type="float">
            <text:p>170.00 sec</text:p>
          </table:table-cell>
          <table:table-cell table:style-name="ce10" table:formula="of:=MIN([.M2:.M104])" office:value-type="float" office:value="164.156044804944" calcext:value-type="float">
            <text:p>164.16 sec</text:p>
          </table:table-cell>
          <table:table-cell table:number-columns-repeated="7"/>
          <table:table-cell table:style-name="ce48" table:formula="of:=MIN([.U2:.U104])" office:value-type="float" office:value="18299.09091" calcext:value-type="float">
            <text:p>$18,299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ax</text:p>
          </table:table-cell>
          <table:table-cell/>
          <table:table-cell table:style-name="ce5"/>
          <table:table-cell table:style-name="ce8"/>
          <table:table-cell table:style-name="ce10" table:formula="of:=MAX([.E2:.E104])" office:value-type="float" office:value="21.6299729625338" calcext:value-type="float">
            <text:p>21.63 sec</text:p>
          </table:table-cell>
          <table:table-cell table:style-name="ce10" table:formula="of:=MAX([.F2:.F104])" office:value-type="float" office:value="410" calcext:value-type="float">
            <text:p>410.00 sec</text:p>
          </table:table-cell>
          <table:table-cell table:style-name="ce10" table:formula="of:=MAX([.G2:.G104])" office:value-type="float" office:value="254.2" calcext:value-type="float">
            <text:p>254.20 sec</text:p>
          </table:table-cell>
          <table:table-cell table:style-name="ce10" table:formula="of:=MAX([.H2:.H104])" office:value-type="float" office:value="970" calcext:value-type="float">
            <text:p>970.00 sec</text:p>
          </table:table-cell>
          <table:table-cell table:style-name="ce10" table:formula="of:=MAX([.I2:.I104])" office:value-type="float" office:value="601.4" calcext:value-type="float">
            <text:p>601.40 sec</text:p>
          </table:table-cell>
          <table:table-cell table:style-name="ce10" table:formula="of:=MAX([.J2:.J104])" office:value-type="float" office:value="273" calcext:value-type="float">
            <text:p>273.00 sec</text:p>
          </table:table-cell>
          <table:table-cell table:style-name="ce10" table:formula="of:=MAX([.K2:.K104])" office:value-type="float" office:value="436.8" calcext:value-type="float">
            <text:p>436.80 sec</text:p>
          </table:table-cell>
          <table:table-cell table:style-name="ce10" table:formula="of:=MAX([.L2:.L104])" office:value-type="float" office:value="940" calcext:value-type="float">
            <text:p>940.00 sec</text:p>
          </table:table-cell>
          <table:table-cell table:style-name="ce10" table:formula="of:=MAX([.M2:.M104])" office:value-type="float" office:value="907.686365392043" calcext:value-type="float">
            <text:p>907.69 sec</text:p>
          </table:table-cell>
          <table:table-cell table:number-columns-repeated="7"/>
          <table:table-cell table:style-name="ce48" table:formula="of:=MAX([.U2:.U104])" office:value-type="float" office:value="195454.5455" calcext:value-type="float">
            <text:p>$195,455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Stdevp</text:p>
          </table:table-cell>
          <table:table-cell/>
          <table:table-cell table:style-name="ce5"/>
          <table:table-cell table:style-name="ce8"/>
          <table:table-cell table:style-name="ce10" table:formula="of:=STDEVP([.E2:.E104])" office:value-type="float" office:value="2.89952398394133" calcext:value-type="float">
            <text:p>2.90 sec</text:p>
          </table:table-cell>
          <table:table-cell table:style-name="ce10" table:formula="of:=STDEVP([.F2:.F104])" office:value-type="float" office:value="43.3609950116074" calcext:value-type="float">
            <text:p>43.36 sec</text:p>
          </table:table-cell>
          <table:table-cell table:style-name="ce10" table:formula="of:=STDEVP([.G2:.G104])" office:value-type="float" office:value="26.8838169071966" calcext:value-type="float">
            <text:p>26.88 sec</text:p>
          </table:table-cell>
          <table:table-cell table:style-name="ce10" table:formula="of:=STDEVP([.H2:.H104])" office:value-type="float" office:value="125.401231817972" calcext:value-type="float">
            <text:p>125.40 sec</text:p>
          </table:table-cell>
          <table:table-cell table:style-name="ce10" table:formula="of:=STDEVP([.I2:.I104])" office:value-type="float" office:value="77.7487637271427" calcext:value-type="float">
            <text:p>77.75 sec</text:p>
          </table:table-cell>
          <table:table-cell table:style-name="ce10" table:formula="of:=STDEVP([.J2:.J104])" office:value-type="float" office:value="29.4229608138932" calcext:value-type="float">
            <text:p>29.42 sec</text:p>
          </table:table-cell>
          <table:table-cell table:style-name="ce10" table:formula="of:=STDEVP([.K2:.K104])" office:value-type="float" office:value="47.0767373022292" calcext:value-type="float">
            <text:p>47.08 sec</text:p>
          </table:table-cell>
          <table:table-cell table:style-name="ce10" table:formula="of:=STDEVP([.L2:.L104])" office:value-type="float" office:value="200.233412318174" calcext:value-type="float">
            <text:p>200.23 sec</text:p>
          </table:table-cell>
          <table:table-cell table:style-name="ce10" table:formula="of:=STDEVP([.M2:.M104])" office:value-type="float" office:value="193.350147082053" calcext:value-type="float">
            <text:p>193.35 sec</text:p>
          </table:table-cell>
          <table:table-cell table:number-columns-repeated="7"/>
          <table:table-cell table:style-name="ce48" table:formula="of:=STDEVP([.U2:.U104])" office:value-type="float" office:value="30880.50806" calcext:value-type="float">
            <text:p>$30,881</text:p>
          </table:table-cell>
          <table:table-cell table:number-columns-repeated="1003"/>
        </table:table-row>
        <table:table-row table:style-name="ro1" table:number-rows-repeated="890">
          <table:table-cell table:number-columns-repeated="2"/>
          <table:table-cell table:style-name="ce5"/>
          <table:table-cell table:style-name="ce8"/>
          <table:table-cell table:style-name="ce10"/>
          <table:table-cell/>
          <table:table-cell table:style-name="ce13"/>
          <table:table-cell/>
          <table:table-cell table:style-name="ce15"/>
          <table:table-cell/>
          <table:table-cell table:style-name="ce17"/>
          <table:table-cell/>
          <table:table-cell table:style-name="ce13"/>
          <table:table-cell table:number-columns-repeated="7"/>
          <table:table-cell table:style-name="ce48"/>
          <table:table-cell table:number-columns-repeated="1003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aw_ElectricCarData" table:style-name="ta8">
        <table:table-column table:style-name="co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0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5" table:default-cell-style-name="Default"/>
        <table:table-column table:style-name="co7" table:number-columns-repeated="1010" table:default-cell-style-name="Default"/>
        <table:table-row table:style-name="ro1">
          <table:table-cell table:style-name="ce49" office:value-type="string" calcext:value-type="string">
            <text:p>Brand</text:p>
          </table:table-cell>
          <table:table-cell table:style-name="ce50" office:value-type="string" calcext:value-type="string">
            <text:p>Model</text:p>
          </table:table-cell>
          <table:table-cell table:style-name="ce49" office:value-type="string" calcext:value-type="string">
            <text:p>Accel</text:p>
          </table:table-cell>
          <table:table-cell table:style-name="ce49" office:value-type="string" calcext:value-type="string">
            <text:p>TopSpeed</text:p>
          </table:table-cell>
          <table:table-cell table:style-name="ce49" office:value-type="string" calcext:value-type="string">
            <text:p>Range</text:p>
          </table:table-cell>
          <table:table-cell table:style-name="ce49" office:value-type="string" calcext:value-type="string">
            <text:p>Efficiency</text:p>
          </table:table-cell>
          <table:table-cell table:style-name="ce49" office:value-type="string" calcext:value-type="string">
            <text:p>FastCharge</text:p>
          </table:table-cell>
          <table:table-cell table:style-name="ce49" office:value-type="string" calcext:value-type="string">
            <text:p>RapidCharge</text:p>
          </table:table-cell>
          <table:table-cell table:style-name="ce49" office:value-type="string" calcext:value-type="string">
            <text:p>PowerTrain</text:p>
          </table:table-cell>
          <table:table-cell table:style-name="ce49" office:value-type="string" calcext:value-type="string">
            <text:p>PlugType</text:p>
          </table:table-cell>
          <table:table-cell table:style-name="ce49" office:value-type="string" calcext:value-type="string">
            <text:p>BodyStyle</text:p>
          </table:table-cell>
          <table:table-cell table:style-name="ce49" office:value-type="string" calcext:value-type="string">
            <text:p>Segment</text:p>
          </table:table-cell>
          <table:table-cell table:style-name="ce49" office:value-type="string" calcext:value-type="string">
            <text:p>Seats</text:p>
          </table:table-cell>
          <table:table-cell table:style-name="ce49" office:value-type="string" calcext:value-type="string">
            <text:p>PriceEuro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Tesla</text:p>
          </table:table-cell>
          <table:table-cell table:style-name="ce50" office:value-type="string" calcext:value-type="string">
            <text:p>Model 3 Long Range Dual Motor</text:p>
          </table:table-cell>
          <table:table-cell table:style-name="ce49" office:value-type="string" calcext:value-type="string">
            <text:p>4.6 sec</text:p>
          </table:table-cell>
          <table:table-cell table:style-name="ce49" office:value-type="string" calcext:value-type="string">
            <text:p>233 km/h</text:p>
          </table:table-cell>
          <table:table-cell table:style-name="ce49" office:value-type="string" calcext:value-type="string">
            <text:p>450 km</text:p>
          </table:table-cell>
          <table:table-cell table:style-name="ce49" office:value-type="string" calcext:value-type="string">
            <text:p>161 Wh/km</text:p>
          </table:table-cell>
          <table:table-cell table:style-name="ce49" office:value-type="string" calcext:value-type="string">
            <text:p>940 km/h</text:p>
          </table:table-cell>
          <table:table-cell table:style-name="ce49" office:value-type="string" calcext:value-type="string">
            <text:p>Rapid charging possible</text:p>
          </table:table-cell>
          <table:table-cell table:style-name="ce49" office:value-type="string" calcext:value-type="string">
            <text:p>All Wheel Drive</text:p>
          </table:table-cell>
          <table:table-cell table:style-name="ce49" office:value-type="string" calcext:value-type="string">
            <text:p>Type 2 CCS</text:p>
          </table:table-cell>
          <table:table-cell table:style-name="ce49" office:value-type="string" calcext:value-type="string">
            <text:p>Sedan</text:p>
          </table:table-cell>
          <table:table-cell table:style-name="ce49" office:value-type="string" calcext:value-type="string">
            <text:p>D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55480" calcext:value-type="float">
            <text:p>55480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Volkswagen</text:p>
          </table:table-cell>
          <table:table-cell table:style-name="ce50" office:value-type="string" calcext:value-type="string">
            <text:p>ID.3 Pure</text:p>
          </table:table-cell>
          <table:table-cell table:style-name="ce49" office:value-type="string" calcext:value-type="string">
            <text:p>10.0 sec</text:p>
          </table:table-cell>
          <table:table-cell table:style-name="ce49" office:value-type="string" calcext:value-type="string">
            <text:p>160 km/h</text:p>
          </table:table-cell>
          <table:table-cell table:style-name="ce49" office:value-type="string" calcext:value-type="string">
            <text:p>270 km</text:p>
          </table:table-cell>
          <table:table-cell table:style-name="ce49" office:value-type="string" calcext:value-type="string">
            <text:p>167 Wh/km</text:p>
          </table:table-cell>
          <table:table-cell table:style-name="ce49" office:value-type="string" calcext:value-type="string">
            <text:p>250 km/h</text:p>
          </table:table-cell>
          <table:table-cell table:style-name="ce49" office:value-type="string" calcext:value-type="string">
            <text:p>Rapid charging possible</text:p>
          </table:table-cell>
          <table:table-cell table:style-name="ce49" office:value-type="string" calcext:value-type="string">
            <text:p>Rear Wheel Drive</text:p>
          </table:table-cell>
          <table:table-cell table:style-name="ce49" office:value-type="string" calcext:value-type="string">
            <text:p>Type 2 CCS</text:p>
          </table:table-cell>
          <table:table-cell table:style-name="ce49" office:value-type="string" calcext:value-type="string">
            <text:p>Hatchback</text:p>
          </table:table-cell>
          <table:table-cell table:style-name="ce49" office:value-type="string" calcext:value-type="string">
            <text:p>C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30000" calcext:value-type="float">
            <text:p>30000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Polestar</text:p>
          </table:table-cell>
          <table:table-cell table:style-name="ce50" office:value-type="string" calcext:value-type="string">
            <text:p>2</text:p>
          </table:table-cell>
          <table:table-cell table:style-name="ce49" office:value-type="string" calcext:value-type="string">
            <text:p>4.7 sec</text:p>
          </table:table-cell>
          <table:table-cell table:style-name="ce49" office:value-type="string" calcext:value-type="string">
            <text:p>210 km/h</text:p>
          </table:table-cell>
          <table:table-cell table:style-name="ce49" office:value-type="string" calcext:value-type="string">
            <text:p>400 km</text:p>
          </table:table-cell>
          <table:table-cell table:style-name="ce49" office:value-type="string" calcext:value-type="string">
            <text:p>181 Wh/km</text:p>
          </table:table-cell>
          <table:table-cell table:style-name="ce49" office:value-type="string" calcext:value-type="string">
            <text:p>620 km/h</text:p>
          </table:table-cell>
          <table:table-cell table:style-name="ce49" office:value-type="string" calcext:value-type="string">
            <text:p>Rapid charging possible</text:p>
          </table:table-cell>
          <table:table-cell table:style-name="ce49" office:value-type="string" calcext:value-type="string">
            <text:p>All Wheel Drive</text:p>
          </table:table-cell>
          <table:table-cell table:style-name="ce49" office:value-type="string" calcext:value-type="string">
            <text:p>Type 2 CCS</text:p>
          </table:table-cell>
          <table:table-cell table:style-name="ce49" office:value-type="string" calcext:value-type="string">
            <text:p>Liftback</text:p>
          </table:table-cell>
          <table:table-cell table:style-name="ce49" office:value-type="string" calcext:value-type="string">
            <text:p>D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56440" calcext:value-type="float">
            <text:p>56440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BMW</text:p>
          </table:table-cell>
          <table:table-cell table:style-name="ce50" office:value-type="string" calcext:value-type="string">
            <text:p>iX3</text:p>
          </table:table-cell>
          <table:table-cell table:style-name="ce49" office:value-type="string" calcext:value-type="string">
            <text:p>6.8 sec</text:p>
          </table:table-cell>
          <table:table-cell table:style-name="ce49" office:value-type="string" calcext:value-type="string">
            <text:p>180 km/h</text:p>
          </table:table-cell>
          <table:table-cell table:style-name="ce49" office:value-type="string" calcext:value-type="string">
            <text:p>360 km</text:p>
          </table:table-cell>
          <table:table-cell table:style-name="ce49" office:value-type="string" calcext:value-type="string">
            <text:p>206 Wh/km</text:p>
          </table:table-cell>
          <table:table-cell table:style-name="ce49" office:value-type="string" calcext:value-type="string">
            <text:p>560 km/h</text:p>
          </table:table-cell>
          <table:table-cell table:style-name="ce49" office:value-type="string" calcext:value-type="string">
            <text:p>Rapid charging possible</text:p>
          </table:table-cell>
          <table:table-cell table:style-name="ce49" office:value-type="string" calcext:value-type="string">
            <text:p>Rear Wheel Drive</text:p>
          </table:table-cell>
          <table:table-cell table:style-name="ce49" office:value-type="string" calcext:value-type="string">
            <text:p>Type 2 CCS</text:p>
          </table:table-cell>
          <table:table-cell table:style-name="ce49" office:value-type="string" calcext:value-type="string">
            <text:p>SUV</text:p>
          </table:table-cell>
          <table:table-cell table:style-name="ce49" office:value-type="string" calcext:value-type="string">
            <text:p>D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68040" calcext:value-type="float">
            <text:p>68040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Honda</text:p>
          </table:table-cell>
          <table:table-cell table:style-name="ce50" office:value-type="string" calcext:value-type="string">
            <text:p>e</text:p>
          </table:table-cell>
          <table:table-cell table:style-name="ce49" office:value-type="string" calcext:value-type="string">
            <text:p>9.5 sec</text:p>
          </table:table-cell>
          <table:table-cell table:style-name="ce49" office:value-type="string" calcext:value-type="string">
            <text:p>145 km/h</text:p>
          </table:table-cell>
          <table:table-cell table:style-name="ce49" office:value-type="string" calcext:value-type="string">
            <text:p>170 km</text:p>
          </table:table-cell>
          <table:table-cell table:style-name="ce49" office:value-type="string" calcext:value-type="string">
            <text:p>168 Wh/km</text:p>
          </table:table-cell>
          <table:table-cell table:style-name="ce49" office:value-type="string" calcext:value-type="string">
            <text:p>190 km/h</text:p>
          </table:table-cell>
          <table:table-cell table:style-name="ce49" office:value-type="string" calcext:value-type="string">
            <text:p>Rapid charging possible</text:p>
          </table:table-cell>
          <table:table-cell table:style-name="ce49" office:value-type="string" calcext:value-type="string">
            <text:p>Rear Wheel Drive</text:p>
          </table:table-cell>
          <table:table-cell table:style-name="ce49" office:value-type="string" calcext:value-type="string">
            <text:p>Type 2 CCS</text:p>
          </table:table-cell>
          <table:table-cell table:style-name="ce49" office:value-type="string" calcext:value-type="string">
            <text:p>Hatchback</text:p>
          </table:table-cell>
          <table:table-cell table:style-name="ce49" office:value-type="string" calcext:value-type="string">
            <text:p>B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32997" calcext:value-type="float">
            <text:p>32997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Lucid</text:p>
          </table:table-cell>
          <table:table-cell table:style-name="ce50" office:value-type="string" calcext:value-type="string">
            <text:p>Air</text:p>
          </table:table-cell>
          <table:table-cell table:style-name="ce49" office:value-type="string" calcext:value-type="string">
            <text:p>2.8 sec</text:p>
          </table:table-cell>
          <table:table-cell table:style-name="ce49" office:value-type="string" calcext:value-type="string">
            <text:p>250 km/h</text:p>
          </table:table-cell>
          <table:table-cell table:style-name="ce49" office:value-type="string" calcext:value-type="string">
            <text:p>610 km</text:p>
          </table:table-cell>
          <table:table-cell table:style-name="ce49" office:value-type="string" calcext:value-type="string">
            <text:p>180 Wh/km</text:p>
          </table:table-cell>
          <table:table-cell table:style-name="ce49" office:value-type="string" calcext:value-type="string">
            <text:p>620 km/h</text:p>
          </table:table-cell>
          <table:table-cell table:style-name="ce49" office:value-type="string" calcext:value-type="string">
            <text:p>Rapid charging possible</text:p>
          </table:table-cell>
          <table:table-cell table:style-name="ce49" office:value-type="string" calcext:value-type="string">
            <text:p>All Wheel Drive</text:p>
          </table:table-cell>
          <table:table-cell table:style-name="ce49" office:value-type="string" calcext:value-type="string">
            <text:p>Type 2 CCS</text:p>
          </table:table-cell>
          <table:table-cell table:style-name="ce49" office:value-type="string" calcext:value-type="string">
            <text:p>Sedan</text:p>
          </table:table-cell>
          <table:table-cell table:style-name="ce49" office:value-type="string" calcext:value-type="string">
            <text:p>F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105000" calcext:value-type="float">
            <text:p>105000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Volkswagen</text:p>
          </table:table-cell>
          <table:table-cell table:style-name="ce50" office:value-type="string" calcext:value-type="string">
            <text:p>e-Golf</text:p>
          </table:table-cell>
          <table:table-cell table:style-name="ce49" office:value-type="string" calcext:value-type="string">
            <text:p>9.6 sec</text:p>
          </table:table-cell>
          <table:table-cell table:style-name="ce49" office:value-type="string" calcext:value-type="string">
            <text:p>150 km/h</text:p>
          </table:table-cell>
          <table:table-cell table:style-name="ce49" office:value-type="string" calcext:value-type="string">
            <text:p>190 km</text:p>
          </table:table-cell>
          <table:table-cell table:style-name="ce49" office:value-type="string" calcext:value-type="string">
            <text:p>168 Wh/km</text:p>
          </table:table-cell>
          <table:table-cell table:style-name="ce49" office:value-type="string" calcext:value-type="string">
            <text:p>220 km/h</text:p>
          </table:table-cell>
          <table:table-cell table:style-name="ce49" office:value-type="string" calcext:value-type="string">
            <text:p>Rapid charging possible</text:p>
          </table:table-cell>
          <table:table-cell table:style-name="ce49" office:value-type="string" calcext:value-type="string">
            <text:p>Front Wheel Drive</text:p>
          </table:table-cell>
          <table:table-cell table:style-name="ce49" office:value-type="string" calcext:value-type="string">
            <text:p>Type 2 CCS</text:p>
          </table:table-cell>
          <table:table-cell table:style-name="ce49" office:value-type="string" calcext:value-type="string">
            <text:p>Hatchback</text:p>
          </table:table-cell>
          <table:table-cell table:style-name="ce49" office:value-type="string" calcext:value-type="string">
            <text:p>C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31900" calcext:value-type="float">
            <text:p>31900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Peugeot</text:p>
          </table:table-cell>
          <table:table-cell table:style-name="ce50" office:value-type="string" calcext:value-type="string">
            <text:p>e-208</text:p>
          </table:table-cell>
          <table:table-cell table:style-name="ce49" office:value-type="string" calcext:value-type="string">
            <text:p>8.1 sec</text:p>
          </table:table-cell>
          <table:table-cell table:style-name="ce49" office:value-type="string" calcext:value-type="string">
            <text:p>150 km/h</text:p>
          </table:table-cell>
          <table:table-cell table:style-name="ce49" office:value-type="string" calcext:value-type="string">
            <text:p>275 km</text:p>
          </table:table-cell>
          <table:table-cell table:style-name="ce49" office:value-type="string" calcext:value-type="string">
            <text:p>164 Wh/km</text:p>
          </table:table-cell>
          <table:table-cell table:style-name="ce49" office:value-type="string" calcext:value-type="string">
            <text:p>420 km/h</text:p>
          </table:table-cell>
          <table:table-cell table:style-name="ce49" office:value-type="string" calcext:value-type="string">
            <text:p>Rapid charging possible</text:p>
          </table:table-cell>
          <table:table-cell table:style-name="ce49" office:value-type="string" calcext:value-type="string">
            <text:p>Front Wheel Drive</text:p>
          </table:table-cell>
          <table:table-cell table:style-name="ce49" office:value-type="string" calcext:value-type="string">
            <text:p>Type 2 CCS</text:p>
          </table:table-cell>
          <table:table-cell table:style-name="ce49" office:value-type="string" calcext:value-type="string">
            <text:p>Hatchback</text:p>
          </table:table-cell>
          <table:table-cell table:style-name="ce49" office:value-type="string" calcext:value-type="string">
            <text:p>B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29682" calcext:value-type="float">
            <text:p>29682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Tesla</text:p>
          </table:table-cell>
          <table:table-cell table:style-name="ce50" office:value-type="string" calcext:value-type="string">
            <text:p>Model 3 Standard Range Plus</text:p>
          </table:table-cell>
          <table:table-cell table:style-name="ce49" office:value-type="string" calcext:value-type="string">
            <text:p>5.6 sec</text:p>
          </table:table-cell>
          <table:table-cell table:style-name="ce49" office:value-type="string" calcext:value-type="string">
            <text:p>225 km/h</text:p>
          </table:table-cell>
          <table:table-cell table:style-name="ce49" office:value-type="string" calcext:value-type="string">
            <text:p>310 km</text:p>
          </table:table-cell>
          <table:table-cell table:style-name="ce49" office:value-type="string" calcext:value-type="string">
            <text:p>153 Wh/km</text:p>
          </table:table-cell>
          <table:table-cell table:style-name="ce49" office:value-type="string" calcext:value-type="string">
            <text:p>650 km/h</text:p>
          </table:table-cell>
          <table:table-cell table:style-name="ce49" office:value-type="string" calcext:value-type="string">
            <text:p>Rapid charging possible</text:p>
          </table:table-cell>
          <table:table-cell table:style-name="ce49" office:value-type="string" calcext:value-type="string">
            <text:p>Rear Wheel Drive</text:p>
          </table:table-cell>
          <table:table-cell table:style-name="ce49" office:value-type="string" calcext:value-type="string">
            <text:p>Type 2 CCS</text:p>
          </table:table-cell>
          <table:table-cell table:style-name="ce49" office:value-type="string" calcext:value-type="string">
            <text:p>Sedan</text:p>
          </table:table-cell>
          <table:table-cell table:style-name="ce49" office:value-type="string" calcext:value-type="string">
            <text:p>D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46380" calcext:value-type="float">
            <text:p>46380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Audi</text:p>
          </table:table-cell>
          <table:table-cell table:style-name="ce50" office:value-type="string" calcext:value-type="string">
            <text:p>Q4 e-tron</text:p>
          </table:table-cell>
          <table:table-cell table:style-name="ce49" office:value-type="string" calcext:value-type="string">
            <text:p>6.3 sec</text:p>
          </table:table-cell>
          <table:table-cell table:style-name="ce49" office:value-type="string" calcext:value-type="string">
            <text:p>180 km/h</text:p>
          </table:table-cell>
          <table:table-cell table:style-name="ce49" office:value-type="string" calcext:value-type="string">
            <text:p>400 km</text:p>
          </table:table-cell>
          <table:table-cell table:style-name="ce49" office:value-type="string" calcext:value-type="string">
            <text:p>193 Wh/km</text:p>
          </table:table-cell>
          <table:table-cell table:style-name="ce49" office:value-type="string" calcext:value-type="string">
            <text:p>540 km/h</text:p>
          </table:table-cell>
          <table:table-cell table:style-name="ce49" office:value-type="string" calcext:value-type="string">
            <text:p>Rapid charging possible</text:p>
          </table:table-cell>
          <table:table-cell table:style-name="ce49" office:value-type="string" calcext:value-type="string">
            <text:p>All Wheel Drive</text:p>
          </table:table-cell>
          <table:table-cell table:style-name="ce49" office:value-type="string" calcext:value-type="string">
            <text:p>Type 2 CCS</text:p>
          </table:table-cell>
          <table:table-cell table:style-name="ce49" office:value-type="string" calcext:value-type="string">
            <text:p>SUV</text:p>
          </table:table-cell>
          <table:table-cell table:style-name="ce49" office:value-type="string" calcext:value-type="string">
            <text:p>D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55000" calcext:value-type="float">
            <text:p>55000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Mercedes</text:p>
          </table:table-cell>
          <table:table-cell table:style-name="ce50" office:value-type="string" calcext:value-type="string">
            <text:p>EQC 400 4MATIC</text:p>
          </table:table-cell>
          <table:table-cell table:style-name="ce49" office:value-type="string" calcext:value-type="string">
            <text:p>5.1 sec</text:p>
          </table:table-cell>
          <table:table-cell table:style-name="ce49" office:value-type="string" calcext:value-type="string">
            <text:p>180 km/h</text:p>
          </table:table-cell>
          <table:table-cell table:style-name="ce49" office:value-type="string" calcext:value-type="string">
            <text:p>370 km</text:p>
          </table:table-cell>
          <table:table-cell table:style-name="ce49" office:value-type="string" calcext:value-type="string">
            <text:p>216 Wh/km</text:p>
          </table:table-cell>
          <table:table-cell table:style-name="ce49" office:value-type="string" calcext:value-type="string">
            <text:p>440 km/h</text:p>
          </table:table-cell>
          <table:table-cell table:style-name="ce49" office:value-type="string" calcext:value-type="string">
            <text:p>Rapid charging possible</text:p>
          </table:table-cell>
          <table:table-cell table:style-name="ce49" office:value-type="string" calcext:value-type="string">
            <text:p>All Wheel Drive</text:p>
          </table:table-cell>
          <table:table-cell table:style-name="ce49" office:value-type="string" calcext:value-type="string">
            <text:p>Type 2 CCS</text:p>
          </table:table-cell>
          <table:table-cell table:style-name="ce49" office:value-type="string" calcext:value-type="string">
            <text:p>SUV</text:p>
          </table:table-cell>
          <table:table-cell table:style-name="ce49" office:value-type="string" calcext:value-type="string">
            <text:p>D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69484" calcext:value-type="float">
            <text:p>69484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Nissan</text:p>
          </table:table-cell>
          <table:table-cell table:style-name="ce50" office:value-type="string" calcext:value-type="string">
            <text:p>Leaf</text:p>
          </table:table-cell>
          <table:table-cell table:style-name="ce49" office:value-type="string" calcext:value-type="string">
            <text:p>7.9 sec</text:p>
          </table:table-cell>
          <table:table-cell table:style-name="ce49" office:value-type="string" calcext:value-type="string">
            <text:p>144 km/h</text:p>
          </table:table-cell>
          <table:table-cell table:style-name="ce49" office:value-type="string" calcext:value-type="string">
            <text:p>220 km</text:p>
          </table:table-cell>
          <table:table-cell table:style-name="ce49" office:value-type="string" calcext:value-type="string">
            <text:p>164 Wh/km</text:p>
          </table:table-cell>
          <table:table-cell table:style-name="ce49" office:value-type="string" calcext:value-type="string">
            <text:p>230 km/h</text:p>
          </table:table-cell>
          <table:table-cell table:style-name="ce49" office:value-type="string" calcext:value-type="string">
            <text:p>Rapid charging possible</text:p>
          </table:table-cell>
          <table:table-cell table:style-name="ce49" office:value-type="string" calcext:value-type="string">
            <text:p>Front Wheel Drive</text:p>
          </table:table-cell>
          <table:table-cell table:style-name="ce49" office:value-type="string" calcext:value-type="string">
            <text:p>Type 2 CHAdeMO</text:p>
          </table:table-cell>
          <table:table-cell table:style-name="ce49" office:value-type="string" calcext:value-type="string">
            <text:p>Hatchback</text:p>
          </table:table-cell>
          <table:table-cell table:style-name="ce49" office:value-type="string" calcext:value-type="string">
            <text:p>C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29234" calcext:value-type="float">
            <text:p>29234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Hyundai</text:p>
          </table:table-cell>
          <table:table-cell table:style-name="ce50" office:value-type="string" calcext:value-type="string">
            <text:p>Kona Electric 64 kWh</text:p>
          </table:table-cell>
          <table:table-cell table:style-name="ce49" office:value-type="string" calcext:value-type="string">
            <text:p>7.9 sec</text:p>
          </table:table-cell>
          <table:table-cell table:style-name="ce49" office:value-type="string" calcext:value-type="string">
            <text:p>167 km/h</text:p>
          </table:table-cell>
          <table:table-cell table:style-name="ce49" office:value-type="string" calcext:value-type="string">
            <text:p>400 km</text:p>
          </table:table-cell>
          <table:table-cell table:style-name="ce49" office:value-type="string" calcext:value-type="string">
            <text:p>160 Wh/km</text:p>
          </table:table-cell>
          <table:table-cell table:style-name="ce49" office:value-type="string" calcext:value-type="string">
            <text:p>380 km/h</text:p>
          </table:table-cell>
          <table:table-cell table:style-name="ce49" office:value-type="string" calcext:value-type="string">
            <text:p>Rapid charging possible</text:p>
          </table:table-cell>
          <table:table-cell table:style-name="ce49" office:value-type="string" calcext:value-type="string">
            <text:p>Front Wheel Drive</text:p>
          </table:table-cell>
          <table:table-cell table:style-name="ce49" office:value-type="string" calcext:value-type="string">
            <text:p>Type 2 CCS</text:p>
          </table:table-cell>
          <table:table-cell table:style-name="ce49" office:value-type="string" calcext:value-type="string">
            <text:p>SUV</text:p>
          </table:table-cell>
          <table:table-cell table:style-name="ce49" office:value-type="string" calcext:value-type="string">
            <text:p>B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40795" calcext:value-type="float">
            <text:p>40795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BMW</text:p>
          </table:table-cell>
          <table:table-cell table:style-name="ce50" office:value-type="string" calcext:value-type="string">
            <text:p>i4</text:p>
          </table:table-cell>
          <table:table-cell table:style-name="ce49" office:value-type="string" calcext:value-type="string">
            <text:p>4.0 sec</text:p>
          </table:table-cell>
          <table:table-cell table:style-name="ce49" office:value-type="string" calcext:value-type="string">
            <text:p>200 km/h</text:p>
          </table:table-cell>
          <table:table-cell table:style-name="ce49" office:value-type="string" calcext:value-type="string">
            <text:p>450 km</text:p>
          </table:table-cell>
          <table:table-cell table:style-name="ce49" office:value-type="string" calcext:value-type="string">
            <text:p>178 Wh/km</text:p>
          </table:table-cell>
          <table:table-cell table:style-name="ce49" office:value-type="string" calcext:value-type="string">
            <text:p>650 km/h</text:p>
          </table:table-cell>
          <table:table-cell table:style-name="ce49" office:value-type="string" calcext:value-type="string">
            <text:p>Rapid charging possible</text:p>
          </table:table-cell>
          <table:table-cell table:style-name="ce49" office:value-type="string" calcext:value-type="string">
            <text:p>Rear Wheel Drive</text:p>
          </table:table-cell>
          <table:table-cell table:style-name="ce49" office:value-type="string" calcext:value-type="string">
            <text:p>Type 2 CCS</text:p>
          </table:table-cell>
          <table:table-cell table:style-name="ce49" office:value-type="string" calcext:value-type="string">
            <text:p>Sedan</text:p>
          </table:table-cell>
          <table:table-cell table:style-name="ce49" office:value-type="string" calcext:value-type="string">
            <text:p>D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65000" calcext:value-type="float">
            <text:p>65000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Hyundai</text:p>
          </table:table-cell>
          <table:table-cell table:style-name="ce50" office:value-type="string" calcext:value-type="string">
            <text:p>IONIQ Electric</text:p>
          </table:table-cell>
          <table:table-cell table:style-name="ce49" office:value-type="string" calcext:value-type="string">
            <text:p>9.7 sec</text:p>
          </table:table-cell>
          <table:table-cell table:style-name="ce49" office:value-type="string" calcext:value-type="string">
            <text:p>165 km/h</text:p>
          </table:table-cell>
          <table:table-cell table:style-name="ce49" office:value-type="string" calcext:value-type="string">
            <text:p>250 km</text:p>
          </table:table-cell>
          <table:table-cell table:style-name="ce49" office:value-type="string" calcext:value-type="string">
            <text:p>153 Wh/km</text:p>
          </table:table-cell>
          <table:table-cell table:style-name="ce49" office:value-type="string" calcext:value-type="string">
            <text:p>210 km/h</text:p>
          </table:table-cell>
          <table:table-cell table:style-name="ce49" office:value-type="string" calcext:value-type="string">
            <text:p>Rapid charging possible</text:p>
          </table:table-cell>
          <table:table-cell table:style-name="ce49" office:value-type="string" calcext:value-type="string">
            <text:p>Front Wheel Drive</text:p>
          </table:table-cell>
          <table:table-cell table:style-name="ce49" office:value-type="string" calcext:value-type="string">
            <text:p>Type 2 CCS</text:p>
          </table:table-cell>
          <table:table-cell table:style-name="ce49" office:value-type="string" calcext:value-type="string">
            <text:p>Liftback</text:p>
          </table:table-cell>
          <table:table-cell table:style-name="ce49" office:value-type="string" calcext:value-type="string">
            <text:p>C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34459" calcext:value-type="float">
            <text:p>34459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Volkswagen</text:p>
          </table:table-cell>
          <table:table-cell table:style-name="ce50" office:value-type="string" calcext:value-type="string">
            <text:p>ID.3 Pro S</text:p>
          </table:table-cell>
          <table:table-cell table:style-name="ce49" office:value-type="string" calcext:value-type="string">
            <text:p>7.9 sec</text:p>
          </table:table-cell>
          <table:table-cell table:style-name="ce49" office:value-type="string" calcext:value-type="string">
            <text:p>160 km/h</text:p>
          </table:table-cell>
          <table:table-cell table:style-name="ce49" office:value-type="string" calcext:value-type="string">
            <text:p>440 km</text:p>
          </table:table-cell>
          <table:table-cell table:style-name="ce49" office:value-type="string" calcext:value-type="string">
            <text:p>175 Wh/km</text:p>
          </table:table-cell>
          <table:table-cell table:style-name="ce49" office:value-type="string" calcext:value-type="string">
            <text:p>590 km/h</text:p>
          </table:table-cell>
          <table:table-cell table:style-name="ce49" office:value-type="string" calcext:value-type="string">
            <text:p>Rapid charging possible</text:p>
          </table:table-cell>
          <table:table-cell table:style-name="ce49" office:value-type="string" calcext:value-type="string">
            <text:p>Rear Wheel Drive</text:p>
          </table:table-cell>
          <table:table-cell table:style-name="ce49" office:value-type="string" calcext:value-type="string">
            <text:p>Type 2 CCS</text:p>
          </table:table-cell>
          <table:table-cell table:style-name="ce49" office:value-type="string" calcext:value-type="string">
            <text:p>Hatchback</text:p>
          </table:table-cell>
          <table:table-cell table:style-name="ce49" office:value-type="string" calcext:value-type="string">
            <text:p>C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40936" calcext:value-type="float">
            <text:p>40936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Porsche</text:p>
          </table:table-cell>
          <table:table-cell table:style-name="ce50" office:value-type="string" calcext:value-type="string">
            <text:p>Taycan Turbo S</text:p>
          </table:table-cell>
          <table:table-cell table:style-name="ce49" office:value-type="string" calcext:value-type="string">
            <text:p>2.8 sec</text:p>
          </table:table-cell>
          <table:table-cell table:style-name="ce49" office:value-type="string" calcext:value-type="string">
            <text:p>260 km/h</text:p>
          </table:table-cell>
          <table:table-cell table:style-name="ce49" office:value-type="string" calcext:value-type="string">
            <text:p>375 km</text:p>
          </table:table-cell>
          <table:table-cell table:style-name="ce49" office:value-type="string" calcext:value-type="string">
            <text:p>223 Wh/km</text:p>
          </table:table-cell>
          <table:table-cell table:style-name="ce49" office:value-type="string" calcext:value-type="string">
            <text:p>780 km/h</text:p>
          </table:table-cell>
          <table:table-cell table:style-name="ce49" office:value-type="string" calcext:value-type="string">
            <text:p>Rapid charging possible</text:p>
          </table:table-cell>
          <table:table-cell table:style-name="ce49" office:value-type="string" calcext:value-type="string">
            <text:p>All Wheel Drive</text:p>
          </table:table-cell>
          <table:table-cell table:style-name="ce49" office:value-type="string" calcext:value-type="string">
            <text:p>Type 2 CCS</text:p>
          </table:table-cell>
          <table:table-cell table:style-name="ce49" office:value-type="string" calcext:value-type="string">
            <text:p>Sedan</text:p>
          </table:table-cell>
          <table:table-cell table:style-name="ce49" office:value-type="string" calcext:value-type="string">
            <text:p>F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180781" calcext:value-type="float">
            <text:p>180781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Volkswagen</text:p>
          </table:table-cell>
          <table:table-cell table:style-name="ce50" office:value-type="string" calcext:value-type="string">
            <text:p>e-Up!</text:p>
          </table:table-cell>
          <table:table-cell table:style-name="ce49" office:value-type="string" calcext:value-type="string">
            <text:p>11.9 sec</text:p>
          </table:table-cell>
          <table:table-cell table:style-name="ce49" office:value-type="string" calcext:value-type="string">
            <text:p>130 km/h</text:p>
          </table:table-cell>
          <table:table-cell table:style-name="ce49" office:value-type="string" calcext:value-type="string">
            <text:p>195 km</text:p>
          </table:table-cell>
          <table:table-cell table:style-name="ce49" office:value-type="string" calcext:value-type="string">
            <text:p>166 Wh/km</text:p>
          </table:table-cell>
          <table:table-cell table:style-name="ce49" office:value-type="string" calcext:value-type="string">
            <text:p>170 km/h</text:p>
          </table:table-cell>
          <table:table-cell table:style-name="ce49" office:value-type="string" calcext:value-type="string">
            <text:p>Rapid charging possible</text:p>
          </table:table-cell>
          <table:table-cell table:style-name="ce49" office:value-type="string" calcext:value-type="string">
            <text:p>Front Wheel Drive</text:p>
          </table:table-cell>
          <table:table-cell table:style-name="ce49" office:value-type="string" calcext:value-type="string">
            <text:p>Type 2 CCS</text:p>
          </table:table-cell>
          <table:table-cell table:style-name="ce49" office:value-type="string" calcext:value-type="string">
            <text:p>Hatchback</text:p>
          </table:table-cell>
          <table:table-cell table:style-name="ce49" office:value-type="string" calcext:value-type="string">
            <text:p>A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21421" calcext:value-type="float">
            <text:p>21421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MG</text:p>
          </table:table-cell>
          <table:table-cell table:style-name="ce50" office:value-type="string" calcext:value-type="string">
            <text:p>ZS EV</text:p>
          </table:table-cell>
          <table:table-cell table:style-name="ce49" office:value-type="string" calcext:value-type="string">
            <text:p>8.2 sec</text:p>
          </table:table-cell>
          <table:table-cell table:style-name="ce49" office:value-type="string" calcext:value-type="string">
            <text:p>140 km/h</text:p>
          </table:table-cell>
          <table:table-cell table:style-name="ce49" office:value-type="string" calcext:value-type="string">
            <text:p>220 km</text:p>
          </table:table-cell>
          <table:table-cell table:style-name="ce49" office:value-type="string" calcext:value-type="string">
            <text:p>193 Wh/km</text:p>
          </table:table-cell>
          <table:table-cell table:style-name="ce49" office:value-type="string" calcext:value-type="string">
            <text:p>260 km/h</text:p>
          </table:table-cell>
          <table:table-cell table:style-name="ce49" office:value-type="string" calcext:value-type="string">
            <text:p>Rapid charging possible</text:p>
          </table:table-cell>
          <table:table-cell table:style-name="ce49" office:value-type="string" calcext:value-type="string">
            <text:p>Front Wheel Drive</text:p>
          </table:table-cell>
          <table:table-cell table:style-name="ce49" office:value-type="string" calcext:value-type="string">
            <text:p>Type 2 CCS</text:p>
          </table:table-cell>
          <table:table-cell table:style-name="ce49" office:value-type="string" calcext:value-type="string">
            <text:p>SUV</text:p>
          </table:table-cell>
          <table:table-cell table:style-name="ce49" office:value-type="string" calcext:value-type="string">
            <text:p>B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30000" calcext:value-type="float">
            <text:p>30000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Mini</text:p>
          </table:table-cell>
          <table:table-cell table:style-name="ce50" office:value-type="string" calcext:value-type="string">
            <text:p>Cooper SE</text:p>
          </table:table-cell>
          <table:table-cell table:style-name="ce49" office:value-type="string" calcext:value-type="string">
            <text:p>7.3 sec</text:p>
          </table:table-cell>
          <table:table-cell table:style-name="ce49" office:value-type="string" calcext:value-type="string">
            <text:p>150 km/h</text:p>
          </table:table-cell>
          <table:table-cell table:style-name="ce49" office:value-type="string" calcext:value-type="string">
            <text:p>185 km</text:p>
          </table:table-cell>
          <table:table-cell table:style-name="ce49" office:value-type="string" calcext:value-type="string">
            <text:p>156 Wh/km</text:p>
          </table:table-cell>
          <table:table-cell table:style-name="ce49" office:value-type="string" calcext:value-type="string">
            <text:p>260 km/h</text:p>
          </table:table-cell>
          <table:table-cell table:style-name="ce49" office:value-type="string" calcext:value-type="string">
            <text:p>Rapid charging possible</text:p>
          </table:table-cell>
          <table:table-cell table:style-name="ce49" office:value-type="string" calcext:value-type="string">
            <text:p>Front Wheel Drive</text:p>
          </table:table-cell>
          <table:table-cell table:style-name="ce49" office:value-type="string" calcext:value-type="string">
            <text:p>Type 2 CCS</text:p>
          </table:table-cell>
          <table:table-cell table:style-name="ce49" office:value-type="string" calcext:value-type="string">
            <text:p>Hatchback</text:p>
          </table:table-cell>
          <table:table-cell table:style-name="ce49" office:value-type="string" calcext:value-type="string">
            <text:p>B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31681" calcext:value-type="float">
            <text:p>31681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Opel</text:p>
          </table:table-cell>
          <table:table-cell table:style-name="ce50" office:value-type="string" calcext:value-type="string">
            <text:p>Corsa-e</text:p>
          </table:table-cell>
          <table:table-cell table:style-name="ce49" office:value-type="string" calcext:value-type="string">
            <text:p>8.1 sec</text:p>
          </table:table-cell>
          <table:table-cell table:style-name="ce49" office:value-type="string" calcext:value-type="string">
            <text:p>150 km/h</text:p>
          </table:table-cell>
          <table:table-cell table:style-name="ce49" office:value-type="string" calcext:value-type="string">
            <text:p>275 km</text:p>
          </table:table-cell>
          <table:table-cell table:style-name="ce49" office:value-type="string" calcext:value-type="string">
            <text:p>164 Wh/km</text:p>
          </table:table-cell>
          <table:table-cell table:style-name="ce49" office:value-type="string" calcext:value-type="string">
            <text:p>420 km/h</text:p>
          </table:table-cell>
          <table:table-cell table:style-name="ce49" office:value-type="string" calcext:value-type="string">
            <text:p>Rapid charging possible</text:p>
          </table:table-cell>
          <table:table-cell table:style-name="ce49" office:value-type="string" calcext:value-type="string">
            <text:p>Front Wheel Drive</text:p>
          </table:table-cell>
          <table:table-cell table:style-name="ce49" office:value-type="string" calcext:value-type="string">
            <text:p>Type 2 CCS</text:p>
          </table:table-cell>
          <table:table-cell table:style-name="ce49" office:value-type="string" calcext:value-type="string">
            <text:p>Hatchback</text:p>
          </table:table-cell>
          <table:table-cell table:style-name="ce49" office:value-type="string" calcext:value-type="string">
            <text:p>B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29146" calcext:value-type="float">
            <text:p>29146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Tesla</text:p>
          </table:table-cell>
          <table:table-cell table:style-name="ce50" office:value-type="string" calcext:value-type="string">
            <text:p>Model Y Long Range Dual Motor</text:p>
          </table:table-cell>
          <table:table-cell table:style-name="ce49" office:value-type="string" calcext:value-type="string">
            <text:p>5.1 sec</text:p>
          </table:table-cell>
          <table:table-cell table:style-name="ce49" office:value-type="string" calcext:value-type="string">
            <text:p>217 km/h</text:p>
          </table:table-cell>
          <table:table-cell table:style-name="ce49" office:value-type="string" calcext:value-type="string">
            <text:p>425 km</text:p>
          </table:table-cell>
          <table:table-cell table:style-name="ce49" office:value-type="string" calcext:value-type="string">
            <text:p>171 Wh/km</text:p>
          </table:table-cell>
          <table:table-cell table:style-name="ce49" office:value-type="string" calcext:value-type="string">
            <text:p>930 km/h</text:p>
          </table:table-cell>
          <table:table-cell table:style-name="ce49" office:value-type="string" calcext:value-type="string">
            <text:p>Rapid charging possible</text:p>
          </table:table-cell>
          <table:table-cell table:style-name="ce49" office:value-type="string" calcext:value-type="string">
            <text:p>All Wheel Drive</text:p>
          </table:table-cell>
          <table:table-cell table:style-name="ce49" office:value-type="string" calcext:value-type="string">
            <text:p>Type 2 CCS</text:p>
          </table:table-cell>
          <table:table-cell table:style-name="ce49" office:value-type="string" calcext:value-type="string">
            <text:p>SUV</text:p>
          </table:table-cell>
          <table:table-cell table:style-name="ce49" office:value-type="string" calcext:value-type="string">
            <text:p>D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58620" calcext:value-type="float">
            <text:p>58620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Skoda</text:p>
          </table:table-cell>
          <table:table-cell table:style-name="ce50" office:value-type="string" calcext:value-type="string">
            <text:p>Enyaq iV 50</text:p>
          </table:table-cell>
          <table:table-cell table:style-name="ce49" office:value-type="string" calcext:value-type="string">
            <text:p>10.0 sec</text:p>
          </table:table-cell>
          <table:table-cell table:style-name="ce49" office:value-type="string" calcext:value-type="string">
            <text:p>160 km/h</text:p>
          </table:table-cell>
          <table:table-cell table:style-name="ce49" office:value-type="string" calcext:value-type="string">
            <text:p>290 km</text:p>
          </table:table-cell>
          <table:table-cell table:style-name="ce49" office:value-type="string" calcext:value-type="string">
            <text:p>179 Wh/km</text:p>
          </table:table-cell>
          <table:table-cell table:style-name="ce49" office:value-type="string" calcext:value-type="string">
            <text:p>230 km/h</text:p>
          </table:table-cell>
          <table:table-cell table:style-name="ce49" office:value-type="string" calcext:value-type="string">
            <text:p>Rapid charging possible</text:p>
          </table:table-cell>
          <table:table-cell table:style-name="ce49" office:value-type="string" calcext:value-type="string">
            <text:p>Rear Wheel Drive</text:p>
          </table:table-cell>
          <table:table-cell table:style-name="ce49" office:value-type="string" calcext:value-type="string">
            <text:p>Type 2 CCS</text:p>
          </table:table-cell>
          <table:table-cell table:style-name="ce49" office:value-type="string" calcext:value-type="string">
            <text:p>SUV</text:p>
          </table:table-cell>
          <table:table-cell table:style-name="ce49" office:value-type="string" calcext:value-type="string">
            <text:p>C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35000" calcext:value-type="float">
            <text:p>35000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Audi</text:p>
          </table:table-cell>
          <table:table-cell table:style-name="ce50" office:value-type="string" calcext:value-type="string">
            <text:p>e-tron GT</text:p>
          </table:table-cell>
          <table:table-cell table:style-name="ce49" office:value-type="string" calcext:value-type="string">
            <text:p>3.5 sec</text:p>
          </table:table-cell>
          <table:table-cell table:style-name="ce49" office:value-type="string" calcext:value-type="string">
            <text:p>240 km/h</text:p>
          </table:table-cell>
          <table:table-cell table:style-name="ce49" office:value-type="string" calcext:value-type="string">
            <text:p>425 km</text:p>
          </table:table-cell>
          <table:table-cell table:style-name="ce49" office:value-type="string" calcext:value-type="string">
            <text:p>197 Wh/km</text:p>
          </table:table-cell>
          <table:table-cell table:style-name="ce49" office:value-type="string" calcext:value-type="string">
            <text:p>850 km/h</text:p>
          </table:table-cell>
          <table:table-cell table:style-name="ce49" office:value-type="string" calcext:value-type="string">
            <text:p>Rapid charging possible</text:p>
          </table:table-cell>
          <table:table-cell table:style-name="ce49" office:value-type="string" calcext:value-type="string">
            <text:p>All Wheel Drive</text:p>
          </table:table-cell>
          <table:table-cell table:style-name="ce49" office:value-type="string" calcext:value-type="string">
            <text:p>Type 2 CCS</text:p>
          </table:table-cell>
          <table:table-cell table:style-name="ce49" office:value-type="string" calcext:value-type="string">
            <text:p>Sedan</text:p>
          </table:table-cell>
          <table:table-cell table:style-name="ce49" office:value-type="string" calcext:value-type="string">
            <text:p>F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125000" calcext:value-type="float">
            <text:p>125000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Tesla</text:p>
          </table:table-cell>
          <table:table-cell table:style-name="ce50" office:value-type="string" calcext:value-type="string">
            <text:p>Model 3 Long Range Performance</text:p>
          </table:table-cell>
          <table:table-cell table:style-name="ce49" office:value-type="string" calcext:value-type="string">
            <text:p>3.4 sec</text:p>
          </table:table-cell>
          <table:table-cell table:style-name="ce49" office:value-type="string" calcext:value-type="string">
            <text:p>261 km/h</text:p>
          </table:table-cell>
          <table:table-cell table:style-name="ce49" office:value-type="string" calcext:value-type="string">
            <text:p>435 km</text:p>
          </table:table-cell>
          <table:table-cell table:style-name="ce49" office:value-type="string" calcext:value-type="string">
            <text:p>167 Wh/km</text:p>
          </table:table-cell>
          <table:table-cell table:style-name="ce49" office:value-type="string" calcext:value-type="string">
            <text:p>910 km/h</text:p>
          </table:table-cell>
          <table:table-cell table:style-name="ce49" office:value-type="string" calcext:value-type="string">
            <text:p>Rapid charging possible</text:p>
          </table:table-cell>
          <table:table-cell table:style-name="ce49" office:value-type="string" calcext:value-type="string">
            <text:p>All Wheel Drive</text:p>
          </table:table-cell>
          <table:table-cell table:style-name="ce49" office:value-type="string" calcext:value-type="string">
            <text:p>Type 2 CCS</text:p>
          </table:table-cell>
          <table:table-cell table:style-name="ce49" office:value-type="string" calcext:value-type="string">
            <text:p>Sedan</text:p>
          </table:table-cell>
          <table:table-cell table:style-name="ce49" office:value-type="string" calcext:value-type="string">
            <text:p>D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61480" calcext:value-type="float">
            <text:p>61480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Volkswagen</text:p>
          </table:table-cell>
          <table:table-cell table:style-name="ce50" office:value-type="string" calcext:value-type="string">
            <text:p>ID.4</text:p>
          </table:table-cell>
          <table:table-cell table:style-name="ce49" office:value-type="string" calcext:value-type="string">
            <text:p>7.5 sec</text:p>
          </table:table-cell>
          <table:table-cell table:style-name="ce49" office:value-type="string" calcext:value-type="string">
            <text:p>160 km/h</text:p>
          </table:table-cell>
          <table:table-cell table:style-name="ce49" office:value-type="string" calcext:value-type="string">
            <text:p>420 km</text:p>
          </table:table-cell>
          <table:table-cell table:style-name="ce49" office:value-type="string" calcext:value-type="string">
            <text:p>183 Wh/km</text:p>
          </table:table-cell>
          <table:table-cell table:style-name="ce49" office:value-type="string" calcext:value-type="string">
            <text:p>560 km/h</text:p>
          </table:table-cell>
          <table:table-cell table:style-name="ce49" office:value-type="string" calcext:value-type="string">
            <text:p>Rapid charging possible</text:p>
          </table:table-cell>
          <table:table-cell table:style-name="ce49" office:value-type="string" calcext:value-type="string">
            <text:p>Rear Wheel Drive</text:p>
          </table:table-cell>
          <table:table-cell table:style-name="ce49" office:value-type="string" calcext:value-type="string">
            <text:p>Type 2 CCS</text:p>
          </table:table-cell>
          <table:table-cell table:style-name="ce49" office:value-type="string" calcext:value-type="string">
            <text:p>SUV</text:p>
          </table:table-cell>
          <table:table-cell table:style-name="ce49" office:value-type="string" calcext:value-type="string">
            <text:p>C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45000" calcext:value-type="float">
            <text:p>45000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Volkswagen</text:p>
          </table:table-cell>
          <table:table-cell table:style-name="ce50" office:value-type="string" calcext:value-type="string">
            <text:p>ID.3 Pro</text:p>
          </table:table-cell>
          <table:table-cell table:style-name="ce49" office:value-type="string" calcext:value-type="string">
            <text:p>9.0 sec</text:p>
          </table:table-cell>
          <table:table-cell table:style-name="ce49" office:value-type="string" calcext:value-type="string">
            <text:p>160 km/h</text:p>
          </table:table-cell>
          <table:table-cell table:style-name="ce49" office:value-type="string" calcext:value-type="string">
            <text:p>350 km</text:p>
          </table:table-cell>
          <table:table-cell table:style-name="ce49" office:value-type="string" calcext:value-type="string">
            <text:p>166 Wh/km</text:p>
          </table:table-cell>
          <table:table-cell table:style-name="ce49" office:value-type="string" calcext:value-type="string">
            <text:p>490 km/h</text:p>
          </table:table-cell>
          <table:table-cell table:style-name="ce49" office:value-type="string" calcext:value-type="string">
            <text:p>Rapid charging possible</text:p>
          </table:table-cell>
          <table:table-cell table:style-name="ce49" office:value-type="string" calcext:value-type="string">
            <text:p>Rear Wheel Drive</text:p>
          </table:table-cell>
          <table:table-cell table:style-name="ce49" office:value-type="string" calcext:value-type="string">
            <text:p>Type 2 CCS</text:p>
          </table:table-cell>
          <table:table-cell table:style-name="ce49" office:value-type="string" calcext:value-type="string">
            <text:p>Hatchback</text:p>
          </table:table-cell>
          <table:table-cell table:style-name="ce49" office:value-type="string" calcext:value-type="string">
            <text:p>C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33000" calcext:value-type="float">
            <text:p>33000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Volvo</text:p>
          </table:table-cell>
          <table:table-cell table:style-name="ce50" office:value-type="string" calcext:value-type="string">
            <text:p>XC40 P8 AWD Recharge</text:p>
          </table:table-cell>
          <table:table-cell table:style-name="ce49" office:value-type="string" calcext:value-type="string">
            <text:p>4.9 sec</text:p>
          </table:table-cell>
          <table:table-cell table:style-name="ce49" office:value-type="string" calcext:value-type="string">
            <text:p>180 km/h</text:p>
          </table:table-cell>
          <table:table-cell table:style-name="ce49" office:value-type="string" calcext:value-type="string">
            <text:p>375 km</text:p>
          </table:table-cell>
          <table:table-cell table:style-name="ce49" office:value-type="string" calcext:value-type="string">
            <text:p>200 Wh/km</text:p>
          </table:table-cell>
          <table:table-cell table:style-name="ce49" office:value-type="string" calcext:value-type="string">
            <text:p>470 km/h</text:p>
          </table:table-cell>
          <table:table-cell table:style-name="ce49" office:value-type="string" calcext:value-type="string">
            <text:p>Rapid charging possible</text:p>
          </table:table-cell>
          <table:table-cell table:style-name="ce49" office:value-type="string" calcext:value-type="string">
            <text:p>All Wheel Drive</text:p>
          </table:table-cell>
          <table:table-cell table:style-name="ce49" office:value-type="string" calcext:value-type="string">
            <text:p>Type 2 CCS</text:p>
          </table:table-cell>
          <table:table-cell table:style-name="ce49" office:value-type="string" calcext:value-type="string">
            <text:p>SUV</text:p>
          </table:table-cell>
          <table:table-cell table:style-name="ce49" office:value-type="string" calcext:value-type="string">
            <text:p>C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60437" calcext:value-type="float">
            <text:p>60437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BMW</text:p>
          </table:table-cell>
          <table:table-cell table:style-name="ce50" office:value-type="string" calcext:value-type="string">
            <text:p>i3 120 Ah</text:p>
          </table:table-cell>
          <table:table-cell table:style-name="ce49" office:value-type="string" calcext:value-type="string">
            <text:p>7.3 sec</text:p>
          </table:table-cell>
          <table:table-cell table:style-name="ce49" office:value-type="string" calcext:value-type="string">
            <text:p>150 km/h</text:p>
          </table:table-cell>
          <table:table-cell table:style-name="ce49" office:value-type="string" calcext:value-type="string">
            <text:p>235 km</text:p>
          </table:table-cell>
          <table:table-cell table:style-name="ce49" office:value-type="string" calcext:value-type="string">
            <text:p>161 Wh/km</text:p>
          </table:table-cell>
          <table:table-cell table:style-name="ce49" office:value-type="string" calcext:value-type="string">
            <text:p>270 km/h</text:p>
          </table:table-cell>
          <table:table-cell table:style-name="ce49" office:value-type="string" calcext:value-type="string">
            <text:p>Rapid charging possible</text:p>
          </table:table-cell>
          <table:table-cell table:style-name="ce49" office:value-type="string" calcext:value-type="string">
            <text:p>Rear Wheel Drive</text:p>
          </table:table-cell>
          <table:table-cell table:style-name="ce49" office:value-type="string" calcext:value-type="string">
            <text:p>Type 2 CCS</text:p>
          </table:table-cell>
          <table:table-cell table:style-name="ce49" office:value-type="string" calcext:value-type="string">
            <text:p>Hatchback</text:p>
          </table:table-cell>
          <table:table-cell table:style-name="ce49" office:value-type="string" calcext:value-type="string">
            <text:p>B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38017" calcext:value-type="float">
            <text:p>38017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Peugeot</text:p>
          </table:table-cell>
          <table:table-cell table:style-name="ce50" office:value-type="string" calcext:value-type="string">
            <text:p>e-2008 SUV</text:p>
          </table:table-cell>
          <table:table-cell table:style-name="ce49" office:value-type="string" calcext:value-type="string">
            <text:p>8.5 sec</text:p>
          </table:table-cell>
          <table:table-cell table:style-name="ce49" office:value-type="string" calcext:value-type="string">
            <text:p>150 km/h</text:p>
          </table:table-cell>
          <table:table-cell table:style-name="ce49" office:value-type="string" calcext:value-type="string">
            <text:p>250 km</text:p>
          </table:table-cell>
          <table:table-cell table:style-name="ce49" office:value-type="string" calcext:value-type="string">
            <text:p>180 Wh/km</text:p>
          </table:table-cell>
          <table:table-cell table:style-name="ce49" office:value-type="string" calcext:value-type="string">
            <text:p>380 km/h</text:p>
          </table:table-cell>
          <table:table-cell table:style-name="ce49" office:value-type="string" calcext:value-type="string">
            <text:p>Rapid charging possible</text:p>
          </table:table-cell>
          <table:table-cell table:style-name="ce49" office:value-type="string" calcext:value-type="string">
            <text:p>Front Wheel Drive</text:p>
          </table:table-cell>
          <table:table-cell table:style-name="ce49" office:value-type="string" calcext:value-type="string">
            <text:p>Type 2 CCS</text:p>
          </table:table-cell>
          <table:table-cell table:style-name="ce49" office:value-type="string" calcext:value-type="string">
            <text:p>SUV</text:p>
          </table:table-cell>
          <table:table-cell table:style-name="ce49" office:value-type="string" calcext:value-type="string">
            <text:p>B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34361" calcext:value-type="float">
            <text:p>34361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Audi</text:p>
          </table:table-cell>
          <table:table-cell table:style-name="ce50" office:value-type="string" calcext:value-type="string">
            <text:p>e-tron 50 quattro</text:p>
          </table:table-cell>
          <table:table-cell table:style-name="ce49" office:value-type="string" calcext:value-type="string">
            <text:p>6.8 sec</text:p>
          </table:table-cell>
          <table:table-cell table:style-name="ce49" office:value-type="string" calcext:value-type="string">
            <text:p>190 km/h</text:p>
          </table:table-cell>
          <table:table-cell table:style-name="ce49" office:value-type="string" calcext:value-type="string">
            <text:p>280 km</text:p>
          </table:table-cell>
          <table:table-cell table:style-name="ce49" office:value-type="string" calcext:value-type="string">
            <text:p>231 Wh/km</text:p>
          </table:table-cell>
          <table:table-cell table:style-name="ce49" office:value-type="string" calcext:value-type="string">
            <text:p>450 km/h</text:p>
          </table:table-cell>
          <table:table-cell table:style-name="ce49" office:value-type="string" calcext:value-type="string">
            <text:p>Rapid charging possible</text:p>
          </table:table-cell>
          <table:table-cell table:style-name="ce49" office:value-type="string" calcext:value-type="string">
            <text:p>All Wheel Drive</text:p>
          </table:table-cell>
          <table:table-cell table:style-name="ce49" office:value-type="string" calcext:value-type="string">
            <text:p>Type 2 CCS</text:p>
          </table:table-cell>
          <table:table-cell table:style-name="ce49" office:value-type="string" calcext:value-type="string">
            <text:p>SUV</text:p>
          </table:table-cell>
          <table:table-cell table:style-name="ce49" office:value-type="string" calcext:value-type="string">
            <text:p>E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67358" calcext:value-type="float">
            <text:p>67358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Kia</text:p>
          </table:table-cell>
          <table:table-cell table:style-name="ce50" office:value-type="string" calcext:value-type="string">
            <text:p>e-Niro 64 kWh</text:p>
          </table:table-cell>
          <table:table-cell table:style-name="ce49" office:value-type="string" calcext:value-type="string">
            <text:p>7.8 sec</text:p>
          </table:table-cell>
          <table:table-cell table:style-name="ce49" office:value-type="string" calcext:value-type="string">
            <text:p>167 km/h</text:p>
          </table:table-cell>
          <table:table-cell table:style-name="ce49" office:value-type="string" calcext:value-type="string">
            <text:p>370 km</text:p>
          </table:table-cell>
          <table:table-cell table:style-name="ce49" office:value-type="string" calcext:value-type="string">
            <text:p>173 Wh/km</text:p>
          </table:table-cell>
          <table:table-cell table:style-name="ce49" office:value-type="string" calcext:value-type="string">
            <text:p>350 km/h</text:p>
          </table:table-cell>
          <table:table-cell table:style-name="ce49" office:value-type="string" calcext:value-type="string">
            <text:p>Rapid charging possible</text:p>
          </table:table-cell>
          <table:table-cell table:style-name="ce49" office:value-type="string" calcext:value-type="string">
            <text:p>Front Wheel Drive</text:p>
          </table:table-cell>
          <table:table-cell table:style-name="ce49" office:value-type="string" calcext:value-type="string">
            <text:p>Type 2 CCS</text:p>
          </table:table-cell>
          <table:table-cell table:style-name="ce49" office:value-type="string" calcext:value-type="string">
            <text:p>SUV</text:p>
          </table:table-cell>
          <table:table-cell table:style-name="ce49" office:value-type="string" calcext:value-type="string">
            <text:p>C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38105" calcext:value-type="float">
            <text:p>38105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Renault</text:p>
          </table:table-cell>
          <table:table-cell table:style-name="ce50" office:value-type="string" calcext:value-type="string">
            <text:p>Zoe ZE50 R110</text:p>
          </table:table-cell>
          <table:table-cell table:style-name="ce49" office:value-type="string" calcext:value-type="string">
            <text:p>11.4 sec</text:p>
          </table:table-cell>
          <table:table-cell table:style-name="ce49" office:value-type="string" calcext:value-type="string">
            <text:p>135 km/h</text:p>
          </table:table-cell>
          <table:table-cell table:style-name="ce49" office:value-type="string" calcext:value-type="string">
            <text:p>315 km</text:p>
          </table:table-cell>
          <table:table-cell table:style-name="ce49" office:value-type="string" calcext:value-type="string">
            <text:p>165 Wh/km</text:p>
          </table:table-cell>
          <table:table-cell table:style-name="ce49" office:value-type="string" calcext:value-type="string">
            <text:p>230 km/h</text:p>
          </table:table-cell>
          <table:table-cell table:style-name="ce49" office:value-type="string" calcext:value-type="string">
            <text:p>Rapid charging possible</text:p>
          </table:table-cell>
          <table:table-cell table:style-name="ce49" office:value-type="string" calcext:value-type="string">
            <text:p>Front Wheel Drive</text:p>
          </table:table-cell>
          <table:table-cell table:style-name="ce49" office:value-type="string" calcext:value-type="string">
            <text:p>Type 2 CCS</text:p>
          </table:table-cell>
          <table:table-cell table:style-name="ce49" office:value-type="string" calcext:value-type="string">
            <text:p>Hatchback</text:p>
          </table:table-cell>
          <table:table-cell table:style-name="ce49" office:value-type="string" calcext:value-type="string">
            <text:p>B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31184" calcext:value-type="float">
            <text:p>31184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Tesla</text:p>
          </table:table-cell>
          <table:table-cell table:style-name="ce50" office:value-type="string" calcext:value-type="string">
            <text:p>Cybertruck Tri Motor</text:p>
          </table:table-cell>
          <table:table-cell table:style-name="ce49" office:value-type="string" calcext:value-type="string">
            <text:p>3.0 sec</text:p>
          </table:table-cell>
          <table:table-cell table:style-name="ce49" office:value-type="string" calcext:value-type="string">
            <text:p>210 km/h</text:p>
          </table:table-cell>
          <table:table-cell table:style-name="ce49" office:value-type="string" calcext:value-type="string">
            <text:p>750 km</text:p>
          </table:table-cell>
          <table:table-cell table:style-name="ce49" office:value-type="string" calcext:value-type="string">
            <text:p>267 Wh/km</text:p>
          </table:table-cell>
          <table:table-cell table:style-name="ce49" office:value-type="string" calcext:value-type="string">
            <text:p>710 km/h</text:p>
          </table:table-cell>
          <table:table-cell table:style-name="ce49" office:value-type="string" calcext:value-type="string">
            <text:p>Rapid charging possible</text:p>
          </table:table-cell>
          <table:table-cell table:style-name="ce49" office:value-type="string" calcext:value-type="string">
            <text:p>All Wheel Drive</text:p>
          </table:table-cell>
          <table:table-cell table:style-name="ce49" office:value-type="string" calcext:value-type="string">
            <text:p>Type 2 CCS</text:p>
          </table:table-cell>
          <table:table-cell table:style-name="ce49" office:value-type="string" calcext:value-type="string">
            <text:p>Pickup</text:p>
          </table:table-cell>
          <table:table-cell table:style-name="ce49" office:value-type="string" calcext:value-type="string">
            <text:p>N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75000" calcext:value-type="float">
            <text:p>75000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Mazda</text:p>
          </table:table-cell>
          <table:table-cell table:style-name="ce50" office:value-type="string" calcext:value-type="string">
            <text:p>MX-30</text:p>
          </table:table-cell>
          <table:table-cell table:style-name="ce49" office:value-type="string" calcext:value-type="string">
            <text:p>9.0 sec</text:p>
          </table:table-cell>
          <table:table-cell table:style-name="ce49" office:value-type="string" calcext:value-type="string">
            <text:p>150 km/h</text:p>
          </table:table-cell>
          <table:table-cell table:style-name="ce49" office:value-type="string" calcext:value-type="string">
            <text:p>180 km</text:p>
          </table:table-cell>
          <table:table-cell table:style-name="ce49" office:value-type="string" calcext:value-type="string">
            <text:p>178 Wh/km</text:p>
          </table:table-cell>
          <table:table-cell table:style-name="ce49" office:value-type="string" calcext:value-type="string">
            <text:p>240 km/h</text:p>
          </table:table-cell>
          <table:table-cell table:style-name="ce49" office:value-type="string" calcext:value-type="string">
            <text:p>Rapid charging possible</text:p>
          </table:table-cell>
          <table:table-cell table:style-name="ce49" office:value-type="string" calcext:value-type="string">
            <text:p>Front Wheel Drive</text:p>
          </table:table-cell>
          <table:table-cell table:style-name="ce49" office:value-type="string" calcext:value-type="string">
            <text:p>Type 2 CCS</text:p>
          </table:table-cell>
          <table:table-cell table:style-name="ce49" office:value-type="string" calcext:value-type="string">
            <text:p>SUV</text:p>
          </table:table-cell>
          <table:table-cell table:style-name="ce49" office:value-type="string" calcext:value-type="string">
            <text:p>C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32646" calcext:value-type="float">
            <text:p>32646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Nissan</text:p>
          </table:table-cell>
          <table:table-cell table:style-name="ce50" office:value-type="string" calcext:value-type="string">
            <text:p>Leaf e+</text:p>
          </table:table-cell>
          <table:table-cell table:style-name="ce49" office:value-type="string" calcext:value-type="string">
            <text:p>7.3 sec</text:p>
          </table:table-cell>
          <table:table-cell table:style-name="ce49" office:value-type="string" calcext:value-type="string">
            <text:p>157 km/h</text:p>
          </table:table-cell>
          <table:table-cell table:style-name="ce49" office:value-type="string" calcext:value-type="string">
            <text:p>325 km</text:p>
          </table:table-cell>
          <table:table-cell table:style-name="ce49" office:value-type="string" calcext:value-type="string">
            <text:p>172 Wh/km</text:p>
          </table:table-cell>
          <table:table-cell table:style-name="ce49" office:value-type="string" calcext:value-type="string">
            <text:p>390 km/h</text:p>
          </table:table-cell>
          <table:table-cell table:style-name="ce49" office:value-type="string" calcext:value-type="string">
            <text:p>Rapid charging possible</text:p>
          </table:table-cell>
          <table:table-cell table:style-name="ce49" office:value-type="string" calcext:value-type="string">
            <text:p>Front Wheel Drive</text:p>
          </table:table-cell>
          <table:table-cell table:style-name="ce49" office:value-type="string" calcext:value-type="string">
            <text:p>Type 2 CHAdeMO</text:p>
          </table:table-cell>
          <table:table-cell table:style-name="ce49" office:value-type="string" calcext:value-type="string">
            <text:p>Hatchback</text:p>
          </table:table-cell>
          <table:table-cell table:style-name="ce49" office:value-type="string" calcext:value-type="string">
            <text:p>C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37237" calcext:value-type="float">
            <text:p>37237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Lexus</text:p>
          </table:table-cell>
          <table:table-cell table:style-name="ce50" office:value-type="string" calcext:value-type="string">
            <text:p>UX 300e</text:p>
          </table:table-cell>
          <table:table-cell table:style-name="ce49" office:value-type="string" calcext:value-type="string">
            <text:p>7.5 sec</text:p>
          </table:table-cell>
          <table:table-cell table:style-name="ce49" office:value-type="string" calcext:value-type="string">
            <text:p>160 km/h</text:p>
          </table:table-cell>
          <table:table-cell table:style-name="ce49" office:value-type="string" calcext:value-type="string">
            <text:p>270 km</text:p>
          </table:table-cell>
          <table:table-cell table:style-name="ce49" office:value-type="string" calcext:value-type="string">
            <text:p>193 Wh/km</text:p>
          </table:table-cell>
          <table:table-cell table:style-name="ce49" office:value-type="string" calcext:value-type="string">
            <text:p>190 km/h</text:p>
          </table:table-cell>
          <table:table-cell table:style-name="ce49" office:value-type="string" calcext:value-type="string">
            <text:p>Rapid charging possible</text:p>
          </table:table-cell>
          <table:table-cell table:style-name="ce49" office:value-type="string" calcext:value-type="string">
            <text:p>Front Wheel Drive</text:p>
          </table:table-cell>
          <table:table-cell table:style-name="ce49" office:value-type="string" calcext:value-type="string">
            <text:p>Type 2 CHAdeMO</text:p>
          </table:table-cell>
          <table:table-cell table:style-name="ce49" office:value-type="string" calcext:value-type="string">
            <text:p>SUV</text:p>
          </table:table-cell>
          <table:table-cell table:style-name="ce49" office:value-type="string" calcext:value-type="string">
            <text:p>C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50000" calcext:value-type="float">
            <text:p>50000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CUPRA</text:p>
          </table:table-cell>
          <table:table-cell table:style-name="ce50" office:value-type="string" calcext:value-type="string">
            <text:p>el-Born</text:p>
          </table:table-cell>
          <table:table-cell table:style-name="ce49" office:value-type="string" calcext:value-type="string">
            <text:p>6.5 sec</text:p>
          </table:table-cell>
          <table:table-cell table:style-name="ce49" office:value-type="string" calcext:value-type="string">
            <text:p>160 km/h</text:p>
          </table:table-cell>
          <table:table-cell table:style-name="ce49" office:value-type="string" calcext:value-type="string">
            <text:p>425 km</text:p>
          </table:table-cell>
          <table:table-cell table:style-name="ce49" office:value-type="string" calcext:value-type="string">
            <text:p>181 Wh/km</text:p>
          </table:table-cell>
          <table:table-cell table:style-name="ce49" office:value-type="string" calcext:value-type="string">
            <text:p>570 km/h</text:p>
          </table:table-cell>
          <table:table-cell table:style-name="ce49" office:value-type="string" calcext:value-type="string">
            <text:p>Rapid charging possible</text:p>
          </table:table-cell>
          <table:table-cell table:style-name="ce49" office:value-type="string" calcext:value-type="string">
            <text:p>Rear Wheel Drive</text:p>
          </table:table-cell>
          <table:table-cell table:style-name="ce49" office:value-type="string" calcext:value-type="string">
            <text:p>Type 2 CCS</text:p>
          </table:table-cell>
          <table:table-cell table:style-name="ce49" office:value-type="string" calcext:value-type="string">
            <text:p>Hatchback</text:p>
          </table:table-cell>
          <table:table-cell table:style-name="ce49" office:value-type="string" calcext:value-type="string">
            <text:p>C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45000" calcext:value-type="float">
            <text:p>45000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Renault</text:p>
          </table:table-cell>
          <table:table-cell table:style-name="ce50" office:value-type="string" calcext:value-type="string">
            <text:p>Zoe ZE50 R135</text:p>
          </table:table-cell>
          <table:table-cell table:style-name="ce49" office:value-type="string" calcext:value-type="string">
            <text:p>9.5 sec</text:p>
          </table:table-cell>
          <table:table-cell table:style-name="ce49" office:value-type="string" calcext:value-type="string">
            <text:p>140 km/h</text:p>
          </table:table-cell>
          <table:table-cell table:style-name="ce49" office:value-type="string" calcext:value-type="string">
            <text:p>310 km</text:p>
          </table:table-cell>
          <table:table-cell table:style-name="ce49" office:value-type="string" calcext:value-type="string">
            <text:p>168 Wh/km</text:p>
          </table:table-cell>
          <table:table-cell table:style-name="ce49" office:value-type="string" calcext:value-type="string">
            <text:p>230 km/h</text:p>
          </table:table-cell>
          <table:table-cell table:style-name="ce49" office:value-type="string" calcext:value-type="string">
            <text:p>Rapid charging possible</text:p>
          </table:table-cell>
          <table:table-cell table:style-name="ce49" office:value-type="string" calcext:value-type="string">
            <text:p>Front Wheel Drive</text:p>
          </table:table-cell>
          <table:table-cell table:style-name="ce49" office:value-type="string" calcext:value-type="string">
            <text:p>Type 2 CCS</text:p>
          </table:table-cell>
          <table:table-cell table:style-name="ce49" office:value-type="string" calcext:value-type="string">
            <text:p>Hatchback</text:p>
          </table:table-cell>
          <table:table-cell table:style-name="ce49" office:value-type="string" calcext:value-type="string">
            <text:p>B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33133" calcext:value-type="float">
            <text:p>33133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Mercedes</text:p>
          </table:table-cell>
          <table:table-cell table:style-name="ce50" office:value-type="string" calcext:value-type="string">
            <text:p>EQA</text:p>
          </table:table-cell>
          <table:table-cell table:style-name="ce49" office:value-type="string" calcext:value-type="string">
            <text:p>5.0 sec</text:p>
          </table:table-cell>
          <table:table-cell table:style-name="ce49" office:value-type="string" calcext:value-type="string">
            <text:p>200 km/h</text:p>
          </table:table-cell>
          <table:table-cell table:style-name="ce49" office:value-type="string" calcext:value-type="string">
            <text:p>350 km</text:p>
          </table:table-cell>
          <table:table-cell table:style-name="ce49" office:value-type="string" calcext:value-type="string">
            <text:p>171 Wh/km</text:p>
          </table:table-cell>
          <table:table-cell table:style-name="ce49" office:value-type="string" calcext:value-type="string">
            <text:p>440 km/h</text:p>
          </table:table-cell>
          <table:table-cell table:style-name="ce49" office:value-type="string" calcext:value-type="string">
            <text:p>Rapid charging possible</text:p>
          </table:table-cell>
          <table:table-cell table:style-name="ce49" office:value-type="string" calcext:value-type="string">
            <text:p>All Wheel Drive</text:p>
          </table:table-cell>
          <table:table-cell table:style-name="ce49" office:value-type="string" calcext:value-type="string">
            <text:p>Type 2 CCS</text:p>
          </table:table-cell>
          <table:table-cell table:style-name="ce49" office:value-type="string" calcext:value-type="string">
            <text:p>SUV</text:p>
          </table:table-cell>
          <table:table-cell table:style-name="ce49" office:value-type="string" calcext:value-type="string">
            <text:p>C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45000" calcext:value-type="float">
            <text:p>45000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Tesla</text:p>
          </table:table-cell>
          <table:table-cell table:style-name="ce50" office:value-type="string" calcext:value-type="string">
            <text:p>Model S Long Range</text:p>
          </table:table-cell>
          <table:table-cell table:style-name="ce49" office:value-type="string" calcext:value-type="string">
            <text:p>3.8 sec</text:p>
          </table:table-cell>
          <table:table-cell table:style-name="ce49" office:value-type="string" calcext:value-type="string">
            <text:p>250 km/h</text:p>
          </table:table-cell>
          <table:table-cell table:style-name="ce49" office:value-type="string" calcext:value-type="string">
            <text:p>515 km</text:p>
          </table:table-cell>
          <table:table-cell table:style-name="ce49" office:value-type="string" calcext:value-type="string">
            <text:p>184 Wh/km</text:p>
          </table:table-cell>
          <table:table-cell table:style-name="ce49" office:value-type="string" calcext:value-type="string">
            <text:p>560 km/h</text:p>
          </table:table-cell>
          <table:table-cell table:style-name="ce49" office:value-type="string" calcext:value-type="string">
            <text:p>Rapid charging possible</text:p>
          </table:table-cell>
          <table:table-cell table:style-name="ce49" office:value-type="string" calcext:value-type="string">
            <text:p>All Wheel Drive</text:p>
          </table:table-cell>
          <table:table-cell table:style-name="ce49" office:value-type="string" calcext:value-type="string">
            <text:p>Type 2</text:p>
          </table:table-cell>
          <table:table-cell table:style-name="ce49" office:value-type="string" calcext:value-type="string">
            <text:p>Liftback</text:p>
          </table:table-cell>
          <table:table-cell table:style-name="ce49" office:value-type="string" calcext:value-type="string">
            <text:p>F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79990" calcext:value-type="float">
            <text:p>79990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Hyundai</text:p>
          </table:table-cell>
          <table:table-cell table:style-name="ce50" office:value-type="string" calcext:value-type="string">
            <text:p>Kona Electric 39 kWh</text:p>
          </table:table-cell>
          <table:table-cell table:style-name="ce49" office:value-type="string" calcext:value-type="string">
            <text:p>9.9 sec</text:p>
          </table:table-cell>
          <table:table-cell table:style-name="ce49" office:value-type="string" calcext:value-type="string">
            <text:p>155 km/h</text:p>
          </table:table-cell>
          <table:table-cell table:style-name="ce49" office:value-type="string" calcext:value-type="string">
            <text:p>255 km</text:p>
          </table:table-cell>
          <table:table-cell table:style-name="ce49" office:value-type="string" calcext:value-type="string">
            <text:p>154 Wh/km</text:p>
          </table:table-cell>
          <table:table-cell table:style-name="ce49" office:value-type="string" calcext:value-type="string">
            <text:p>210 km/h</text:p>
          </table:table-cell>
          <table:table-cell table:style-name="ce49" office:value-type="string" calcext:value-type="string">
            <text:p>Rapid charging possible</text:p>
          </table:table-cell>
          <table:table-cell table:style-name="ce49" office:value-type="string" calcext:value-type="string">
            <text:p>Front Wheel Drive</text:p>
          </table:table-cell>
          <table:table-cell table:style-name="ce49" office:value-type="string" calcext:value-type="string">
            <text:p>Type 2 CCS</text:p>
          </table:table-cell>
          <table:table-cell table:style-name="ce49" office:value-type="string" calcext:value-type="string">
            <text:p>SUV</text:p>
          </table:table-cell>
          <table:table-cell table:style-name="ce49" office:value-type="string" calcext:value-type="string">
            <text:p>B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33971" calcext:value-type="float">
            <text:p>33971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Audi</text:p>
          </table:table-cell>
          <table:table-cell table:style-name="ce50" office:value-type="string" calcext:value-type="string">
            <text:p>e-tron Sportback 55 quattro</text:p>
          </table:table-cell>
          <table:table-cell table:style-name="ce49" office:value-type="string" calcext:value-type="string">
            <text:p>5.7 sec</text:p>
          </table:table-cell>
          <table:table-cell table:style-name="ce49" office:value-type="string" calcext:value-type="string">
            <text:p>200 km/h</text:p>
          </table:table-cell>
          <table:table-cell table:style-name="ce49" office:value-type="string" calcext:value-type="string">
            <text:p>380 km</text:p>
          </table:table-cell>
          <table:table-cell table:style-name="ce49" office:value-type="string" calcext:value-type="string">
            <text:p>228 Wh/km</text:p>
          </table:table-cell>
          <table:table-cell table:style-name="ce49" office:value-type="string" calcext:value-type="string">
            <text:p>610 km/h</text:p>
          </table:table-cell>
          <table:table-cell table:style-name="ce49" office:value-type="string" calcext:value-type="string">
            <text:p>Rapid charging possible</text:p>
          </table:table-cell>
          <table:table-cell table:style-name="ce49" office:value-type="string" calcext:value-type="string">
            <text:p>All Wheel Drive</text:p>
          </table:table-cell>
          <table:table-cell table:style-name="ce49" office:value-type="string" calcext:value-type="string">
            <text:p>Type 2 CCS</text:p>
          </table:table-cell>
          <table:table-cell table:style-name="ce49" office:value-type="string" calcext:value-type="string">
            <text:p>SUV</text:p>
          </table:table-cell>
          <table:table-cell table:style-name="ce49" office:value-type="string" calcext:value-type="string">
            <text:p>E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81639" calcext:value-type="float">
            <text:p>81639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Skoda</text:p>
          </table:table-cell>
          <table:table-cell table:style-name="ce50" office:value-type="string" calcext:value-type="string">
            <text:p>CITIGOe iV</text:p>
          </table:table-cell>
          <table:table-cell table:style-name="ce49" office:value-type="string" calcext:value-type="string">
            <text:p>12.3 sec</text:p>
          </table:table-cell>
          <table:table-cell table:style-name="ce49" office:value-type="string" calcext:value-type="string">
            <text:p>130 km/h</text:p>
          </table:table-cell>
          <table:table-cell table:style-name="ce49" office:value-type="string" calcext:value-type="string">
            <text:p>195 km</text:p>
          </table:table-cell>
          <table:table-cell table:style-name="ce49" office:value-type="string" calcext:value-type="string">
            <text:p>166 Wh/km</text:p>
          </table:table-cell>
          <table:table-cell table:style-name="ce49" office:value-type="string" calcext:value-type="string">
            <text:p>170 km/h</text:p>
          </table:table-cell>
          <table:table-cell table:style-name="ce49" office:value-type="string" calcext:value-type="string">
            <text:p>Rapid charging possible</text:p>
          </table:table-cell>
          <table:table-cell table:style-name="ce49" office:value-type="string" calcext:value-type="string">
            <text:p>Front Wheel Drive</text:p>
          </table:table-cell>
          <table:table-cell table:style-name="ce49" office:value-type="string" calcext:value-type="string">
            <text:p>Type 2 CCS</text:p>
          </table:table-cell>
          <table:table-cell table:style-name="ce49" office:value-type="string" calcext:value-type="string">
            <text:p>Hatchback</text:p>
          </table:table-cell>
          <table:table-cell table:style-name="ce49" office:value-type="string" calcext:value-type="string">
            <text:p>A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24534" calcext:value-type="float">
            <text:p>24534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SEAT</text:p>
          </table:table-cell>
          <table:table-cell table:style-name="ce50" office:value-type="string" calcext:value-type="string">
            <text:p>Mii Electric</text:p>
          </table:table-cell>
          <table:table-cell table:style-name="ce49" office:value-type="string" calcext:value-type="string">
            <text:p>12.3 sec</text:p>
          </table:table-cell>
          <table:table-cell table:style-name="ce49" office:value-type="string" calcext:value-type="string">
            <text:p>130 km/h</text:p>
          </table:table-cell>
          <table:table-cell table:style-name="ce49" office:value-type="string" calcext:value-type="string">
            <text:p>195 km</text:p>
          </table:table-cell>
          <table:table-cell table:style-name="ce49" office:value-type="string" calcext:value-type="string">
            <text:p>166 Wh/km</text:p>
          </table:table-cell>
          <table:table-cell table:style-name="ce49" office:value-type="string" calcext:value-type="string">
            <text:p>170 km/h</text:p>
          </table:table-cell>
          <table:table-cell table:style-name="ce49" office:value-type="string" calcext:value-type="string">
            <text:p>Rapid charging possible</text:p>
          </table:table-cell>
          <table:table-cell table:style-name="ce49" office:value-type="string" calcext:value-type="string">
            <text:p>Front Wheel Drive</text:p>
          </table:table-cell>
          <table:table-cell table:style-name="ce49" office:value-type="string" calcext:value-type="string">
            <text:p>Type 2 CCS</text:p>
          </table:table-cell>
          <table:table-cell table:style-name="ce49" office:value-type="string" calcext:value-type="string">
            <text:p>Hatchback</text:p>
          </table:table-cell>
          <table:table-cell table:style-name="ce49" office:value-type="string" calcext:value-type="string">
            <text:p>A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20129" calcext:value-type="float">
            <text:p>20129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Kia</text:p>
          </table:table-cell>
          <table:table-cell table:style-name="ce50" office:value-type="string" calcext:value-type="string">
            <text:p>e-Soul 64 kWh</text:p>
          </table:table-cell>
          <table:table-cell table:style-name="ce49" office:value-type="string" calcext:value-type="string">
            <text:p>7.9 sec</text:p>
          </table:table-cell>
          <table:table-cell table:style-name="ce49" office:value-type="string" calcext:value-type="string">
            <text:p>167 km/h</text:p>
          </table:table-cell>
          <table:table-cell table:style-name="ce49" office:value-type="string" calcext:value-type="string">
            <text:p>365 km</text:p>
          </table:table-cell>
          <table:table-cell table:style-name="ce49" office:value-type="string" calcext:value-type="string">
            <text:p>175 Wh/km</text:p>
          </table:table-cell>
          <table:table-cell table:style-name="ce49" office:value-type="string" calcext:value-type="string">
            <text:p>340 km/h</text:p>
          </table:table-cell>
          <table:table-cell table:style-name="ce49" office:value-type="string" calcext:value-type="string">
            <text:p>Rapid charging possible</text:p>
          </table:table-cell>
          <table:table-cell table:style-name="ce49" office:value-type="string" calcext:value-type="string">
            <text:p>Front Wheel Drive</text:p>
          </table:table-cell>
          <table:table-cell table:style-name="ce49" office:value-type="string" calcext:value-type="string">
            <text:p>Type 2 CCS</text:p>
          </table:table-cell>
          <table:table-cell table:style-name="ce49" office:value-type="string" calcext:value-type="string">
            <text:p>SUV</text:p>
          </table:table-cell>
          <table:table-cell table:style-name="ce49" office:value-type="string" calcext:value-type="string">
            <text:p>B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36837" calcext:value-type="float">
            <text:p>36837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Opel</text:p>
          </table:table-cell>
          <table:table-cell table:style-name="ce50" office:value-type="string" calcext:value-type="string">
            <text:p>Ampera-e</text:p>
          </table:table-cell>
          <table:table-cell table:style-name="ce49" office:value-type="string" calcext:value-type="string">
            <text:p>7.3 sec</text:p>
          </table:table-cell>
          <table:table-cell table:style-name="ce49" office:value-type="string" calcext:value-type="string">
            <text:p>150 km/h</text:p>
          </table:table-cell>
          <table:table-cell table:style-name="ce49" office:value-type="string" calcext:value-type="string">
            <text:p>335 km</text:p>
          </table:table-cell>
          <table:table-cell table:style-name="ce49" office:value-type="string" calcext:value-type="string">
            <text:p>173 Wh/km</text:p>
          </table:table-cell>
          <table:table-cell table:style-name="ce49" office:value-type="string" calcext:value-type="string">
            <text:p>210 km/h</text:p>
          </table:table-cell>
          <table:table-cell table:style-name="ce49" office:value-type="string" calcext:value-type="string">
            <text:p>Rapid charging possible</text:p>
          </table:table-cell>
          <table:table-cell table:style-name="ce49" office:value-type="string" calcext:value-type="string">
            <text:p>Front Wheel Drive</text:p>
          </table:table-cell>
          <table:table-cell table:style-name="ce49" office:value-type="string" calcext:value-type="string">
            <text:p>Type 2 CCS</text:p>
          </table:table-cell>
          <table:table-cell table:style-name="ce49" office:value-type="string" calcext:value-type="string">
            <text:p>MPV</text:p>
          </table:table-cell>
          <table:table-cell table:style-name="ce49" office:value-type="string" calcext:value-type="string">
            <text:p>B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41906" calcext:value-type="float">
            <text:p>41906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Porsche</text:p>
          </table:table-cell>
          <table:table-cell table:style-name="ce50" office:value-type="string" calcext:value-type="string">
            <text:p>Taycan 4S</text:p>
          </table:table-cell>
          <table:table-cell table:style-name="ce49" office:value-type="string" calcext:value-type="string">
            <text:p>4.0 sec</text:p>
          </table:table-cell>
          <table:table-cell table:style-name="ce49" office:value-type="string" calcext:value-type="string">
            <text:p>250 km/h</text:p>
          </table:table-cell>
          <table:table-cell table:style-name="ce49" office:value-type="string" calcext:value-type="string">
            <text:p>365 km</text:p>
          </table:table-cell>
          <table:table-cell table:style-name="ce49" office:value-type="string" calcext:value-type="string">
            <text:p>195 Wh/km</text:p>
          </table:table-cell>
          <table:table-cell table:style-name="ce49" office:value-type="string" calcext:value-type="string">
            <text:p>730 km/h</text:p>
          </table:table-cell>
          <table:table-cell table:style-name="ce49" office:value-type="string" calcext:value-type="string">
            <text:p>Rapid charging possible</text:p>
          </table:table-cell>
          <table:table-cell table:style-name="ce49" office:value-type="string" calcext:value-type="string">
            <text:p>All Wheel Drive</text:p>
          </table:table-cell>
          <table:table-cell table:style-name="ce49" office:value-type="string" calcext:value-type="string">
            <text:p>Type 2 CCS</text:p>
          </table:table-cell>
          <table:table-cell table:style-name="ce49" office:value-type="string" calcext:value-type="string">
            <text:p>Sedan</text:p>
          </table:table-cell>
          <table:table-cell table:style-name="ce49" office:value-type="string" calcext:value-type="string">
            <text:p>F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102945" calcext:value-type="float">
            <text:p>102945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Lightyear</text:p>
          </table:table-cell>
          <table:table-cell table:style-name="ce50" office:value-type="string" calcext:value-type="string">
            <text:p>One</text:p>
          </table:table-cell>
          <table:table-cell table:style-name="ce49" office:value-type="string" calcext:value-type="string">
            <text:p>10.0 sec</text:p>
          </table:table-cell>
          <table:table-cell table:style-name="ce49" office:value-type="string" calcext:value-type="string">
            <text:p>150 km/h</text:p>
          </table:table-cell>
          <table:table-cell table:style-name="ce49" office:value-type="string" calcext:value-type="string">
            <text:p>575 km</text:p>
          </table:table-cell>
          <table:table-cell table:style-name="ce49" office:value-type="string" calcext:value-type="string">
            <text:p>104 Wh/km</text:p>
          </table:table-cell>
          <table:table-cell table:style-name="ce49" office:value-type="string" calcext:value-type="string">
            <text:p>540 km/h</text:p>
          </table:table-cell>
          <table:table-cell table:style-name="ce49" office:value-type="string" calcext:value-type="string">
            <text:p>Rapid charging possible</text:p>
          </table:table-cell>
          <table:table-cell table:style-name="ce49" office:value-type="string" calcext:value-type="string">
            <text:p>All Wheel Drive</text:p>
          </table:table-cell>
          <table:table-cell table:style-name="ce49" office:value-type="string" calcext:value-type="string">
            <text:p>Type 2 CCS</text:p>
          </table:table-cell>
          <table:table-cell table:style-name="ce49" office:value-type="string" calcext:value-type="string">
            <text:p>Liftback</text:p>
          </table:table-cell>
          <table:table-cell table:style-name="ce49" office:value-type="string" calcext:value-type="string">
            <text:p>F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149000" calcext:value-type="float">
            <text:p>149000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Aiways</text:p>
          </table:table-cell>
          <table:table-cell table:style-name="ce50" office:value-type="string" calcext:value-type="string">
            <text:p>U5</text:p>
          </table:table-cell>
          <table:table-cell table:style-name="ce49" office:value-type="string" calcext:value-type="string">
            <text:p>9.0 sec</text:p>
          </table:table-cell>
          <table:table-cell table:style-name="ce49" office:value-type="string" calcext:value-type="string">
            <text:p>150 km/h</text:p>
          </table:table-cell>
          <table:table-cell table:style-name="ce49" office:value-type="string" calcext:value-type="string">
            <text:p>335 km</text:p>
          </table:table-cell>
          <table:table-cell table:style-name="ce49" office:value-type="string" calcext:value-type="string">
            <text:p>188 Wh/km</text:p>
          </table:table-cell>
          <table:table-cell table:style-name="ce49" office:value-type="string" calcext:value-type="string">
            <text:p>350 km/h</text:p>
          </table:table-cell>
          <table:table-cell table:style-name="ce49" office:value-type="string" calcext:value-type="string">
            <text:p>Rapid charging possible</text:p>
          </table:table-cell>
          <table:table-cell table:style-name="ce49" office:value-type="string" calcext:value-type="string">
            <text:p>Front Wheel Drive</text:p>
          </table:table-cell>
          <table:table-cell table:style-name="ce49" office:value-type="string" calcext:value-type="string">
            <text:p>Type 2 CCS</text:p>
          </table:table-cell>
          <table:table-cell table:style-name="ce49" office:value-type="string" calcext:value-type="string">
            <text:p>SUV</text:p>
          </table:table-cell>
          <table:table-cell table:style-name="ce49" office:value-type="string" calcext:value-type="string">
            <text:p>C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36057" calcext:value-type="float">
            <text:p>36057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Audi</text:p>
          </table:table-cell>
          <table:table-cell table:style-name="ce50" office:value-type="string" calcext:value-type="string">
            <text:p>e-tron 55 quattro</text:p>
          </table:table-cell>
          <table:table-cell table:style-name="ce49" office:value-type="string" calcext:value-type="string">
            <text:p>5.7 sec</text:p>
          </table:table-cell>
          <table:table-cell table:style-name="ce49" office:value-type="string" calcext:value-type="string">
            <text:p>200 km/h</text:p>
          </table:table-cell>
          <table:table-cell table:style-name="ce49" office:value-type="string" calcext:value-type="string">
            <text:p>365 km</text:p>
          </table:table-cell>
          <table:table-cell table:style-name="ce49" office:value-type="string" calcext:value-type="string">
            <text:p>237 Wh/km</text:p>
          </table:table-cell>
          <table:table-cell table:style-name="ce49" office:value-type="string" calcext:value-type="string">
            <text:p>590 km/h</text:p>
          </table:table-cell>
          <table:table-cell table:style-name="ce49" office:value-type="string" calcext:value-type="string">
            <text:p>Rapid charging possible</text:p>
          </table:table-cell>
          <table:table-cell table:style-name="ce49" office:value-type="string" calcext:value-type="string">
            <text:p>All Wheel Drive</text:p>
          </table:table-cell>
          <table:table-cell table:style-name="ce49" office:value-type="string" calcext:value-type="string">
            <text:p>Type 2 CCS</text:p>
          </table:table-cell>
          <table:table-cell table:style-name="ce49" office:value-type="string" calcext:value-type="string">
            <text:p>SUV</text:p>
          </table:table-cell>
          <table:table-cell table:style-name="ce49" office:value-type="string" calcext:value-type="string">
            <text:p>E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79445" calcext:value-type="float">
            <text:p>79445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Tesla</text:p>
          </table:table-cell>
          <table:table-cell table:style-name="ce50" office:value-type="string" calcext:value-type="string">
            <text:p>Roadster</text:p>
          </table:table-cell>
          <table:table-cell table:style-name="ce49" office:value-type="string" calcext:value-type="string">
            <text:p>2.1 sec</text:p>
          </table:table-cell>
          <table:table-cell table:style-name="ce49" office:value-type="string" calcext:value-type="string">
            <text:p>410 km/h</text:p>
          </table:table-cell>
          <table:table-cell table:style-name="ce49" office:value-type="string" calcext:value-type="string">
            <text:p>970 km</text:p>
          </table:table-cell>
          <table:table-cell table:style-name="ce49" office:value-type="string" calcext:value-type="string">
            <text:p>206 Wh/km</text:p>
          </table:table-cell>
          <table:table-cell table:style-name="ce49" office:value-type="string" calcext:value-type="string">
            <text:p>920 km/h</text:p>
          </table:table-cell>
          <table:table-cell table:style-name="ce49" office:value-type="string" calcext:value-type="string">
            <text:p>Rapid charging possible</text:p>
          </table:table-cell>
          <table:table-cell table:style-name="ce49" office:value-type="string" calcext:value-type="string">
            <text:p>All Wheel Drive</text:p>
          </table:table-cell>
          <table:table-cell table:style-name="ce49" office:value-type="string" calcext:value-type="string">
            <text:p>Type 2 CCS</text:p>
          </table:table-cell>
          <table:table-cell table:style-name="ce49" office:value-type="string" calcext:value-type="string">
            <text:p>Cabrio</text:p>
          </table:table-cell>
          <table:table-cell table:style-name="ce49" office:value-type="string" calcext:value-type="string">
            <text:p>S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215000" calcext:value-type="float">
            <text:p>215000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Opel</text:p>
          </table:table-cell>
          <table:table-cell table:style-name="ce50" office:value-type="string" calcext:value-type="string">
            <text:p>Mokka-e</text:p>
          </table:table-cell>
          <table:table-cell table:style-name="ce49" office:value-type="string" calcext:value-type="string">
            <text:p>8.5 sec</text:p>
          </table:table-cell>
          <table:table-cell table:style-name="ce49" office:value-type="string" calcext:value-type="string">
            <text:p>150 km/h</text:p>
          </table:table-cell>
          <table:table-cell table:style-name="ce49" office:value-type="string" calcext:value-type="string">
            <text:p>255 km</text:p>
          </table:table-cell>
          <table:table-cell table:style-name="ce49" office:value-type="string" calcext:value-type="string">
            <text:p>176 Wh/km</text:p>
          </table:table-cell>
          <table:table-cell table:style-name="ce49" office:value-type="string" calcext:value-type="string">
            <text:p>390 km/h</text:p>
          </table:table-cell>
          <table:table-cell table:style-name="ce49" office:value-type="string" calcext:value-type="string">
            <text:p>Rapid charging possible</text:p>
          </table:table-cell>
          <table:table-cell table:style-name="ce49" office:value-type="string" calcext:value-type="string">
            <text:p>Front Wheel Drive</text:p>
          </table:table-cell>
          <table:table-cell table:style-name="ce49" office:value-type="string" calcext:value-type="string">
            <text:p>Type 2 CCS</text:p>
          </table:table-cell>
          <table:table-cell table:style-name="ce49" office:value-type="string" calcext:value-type="string">
            <text:p>SUV</text:p>
          </table:table-cell>
          <table:table-cell table:style-name="ce49" office:value-type="string" calcext:value-type="string">
            <text:p>B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35000" calcext:value-type="float">
            <text:p>35000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Skoda</text:p>
          </table:table-cell>
          <table:table-cell table:style-name="ce50" office:value-type="string" calcext:value-type="string">
            <text:p>Enyaq iV 80</text:p>
          </table:table-cell>
          <table:table-cell table:style-name="ce49" office:value-type="string" calcext:value-type="string">
            <text:p>8.8 sec</text:p>
          </table:table-cell>
          <table:table-cell table:style-name="ce49" office:value-type="string" calcext:value-type="string">
            <text:p>160 km/h</text:p>
          </table:table-cell>
          <table:table-cell table:style-name="ce49" office:value-type="string" calcext:value-type="string">
            <text:p>420 km</text:p>
          </table:table-cell>
          <table:table-cell table:style-name="ce49" office:value-type="string" calcext:value-type="string">
            <text:p>183 Wh/km</text:p>
          </table:table-cell>
          <table:table-cell table:style-name="ce49" office:value-type="string" calcext:value-type="string">
            <text:p>560 km/h</text:p>
          </table:table-cell>
          <table:table-cell table:style-name="ce49" office:value-type="string" calcext:value-type="string">
            <text:p>Rapid charging possible</text:p>
          </table:table-cell>
          <table:table-cell table:style-name="ce49" office:value-type="string" calcext:value-type="string">
            <text:p>Rear Wheel Drive</text:p>
          </table:table-cell>
          <table:table-cell table:style-name="ce49" office:value-type="string" calcext:value-type="string">
            <text:p>Type 2 CCS</text:p>
          </table:table-cell>
          <table:table-cell table:style-name="ce49" office:value-type="string" calcext:value-type="string">
            <text:p>SUV</text:p>
          </table:table-cell>
          <table:table-cell table:style-name="ce49" office:value-type="string" calcext:value-type="string">
            <text:p>C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40000" calcext:value-type="float">
            <text:p>40000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Tesla</text:p>
          </table:table-cell>
          <table:table-cell table:style-name="ce50" office:value-type="string" calcext:value-type="string">
            <text:p>Model X Long Range</text:p>
          </table:table-cell>
          <table:table-cell table:style-name="ce49" office:value-type="string" calcext:value-type="string">
            <text:p>4.6 sec</text:p>
          </table:table-cell>
          <table:table-cell table:style-name="ce49" office:value-type="string" calcext:value-type="string">
            <text:p>250 km/h</text:p>
          </table:table-cell>
          <table:table-cell table:style-name="ce49" office:value-type="string" calcext:value-type="string">
            <text:p>450 km</text:p>
          </table:table-cell>
          <table:table-cell table:style-name="ce49" office:value-type="string" calcext:value-type="string">
            <text:p>211 Wh/km</text:p>
          </table:table-cell>
          <table:table-cell table:style-name="ce49" office:value-type="string" calcext:value-type="string">
            <text:p>490 km/h</text:p>
          </table:table-cell>
          <table:table-cell table:style-name="ce49" office:value-type="string" calcext:value-type="string">
            <text:p>Rapid charging possible</text:p>
          </table:table-cell>
          <table:table-cell table:style-name="ce49" office:value-type="string" calcext:value-type="string">
            <text:p>All Wheel Drive</text:p>
          </table:table-cell>
          <table:table-cell table:style-name="ce49" office:value-type="string" calcext:value-type="string">
            <text:p>Type 2</text:p>
          </table:table-cell>
          <table:table-cell table:style-name="ce49" office:value-type="string" calcext:value-type="string">
            <text:p>SUV</text:p>
          </table:table-cell>
          <table:table-cell table:style-name="ce49" office:value-type="string" calcext:value-type="string">
            <text:p>F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85990" calcext:value-type="float">
            <text:p>85990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Honda</text:p>
          </table:table-cell>
          <table:table-cell table:style-name="ce50" office:value-type="string" calcext:value-type="string">
            <text:p>e Advance</text:p>
          </table:table-cell>
          <table:table-cell table:style-name="ce49" office:value-type="string" calcext:value-type="string">
            <text:p>8.3 sec</text:p>
          </table:table-cell>
          <table:table-cell table:style-name="ce49" office:value-type="string" calcext:value-type="string">
            <text:p>145 km/h</text:p>
          </table:table-cell>
          <table:table-cell table:style-name="ce49" office:value-type="string" calcext:value-type="string">
            <text:p>170 km</text:p>
          </table:table-cell>
          <table:table-cell table:style-name="ce49" office:value-type="string" calcext:value-type="string">
            <text:p>168 Wh/km</text:p>
          </table:table-cell>
          <table:table-cell table:style-name="ce49" office:value-type="string" calcext:value-type="string">
            <text:p>190 km/h</text:p>
          </table:table-cell>
          <table:table-cell table:style-name="ce49" office:value-type="string" calcext:value-type="string">
            <text:p>Rapid charging possible</text:p>
          </table:table-cell>
          <table:table-cell table:style-name="ce49" office:value-type="string" calcext:value-type="string">
            <text:p>Rear Wheel Drive</text:p>
          </table:table-cell>
          <table:table-cell table:style-name="ce49" office:value-type="string" calcext:value-type="string">
            <text:p>Type 2 CCS</text:p>
          </table:table-cell>
          <table:table-cell table:style-name="ce49" office:value-type="string" calcext:value-type="string">
            <text:p>Hatchback</text:p>
          </table:table-cell>
          <table:table-cell table:style-name="ce49" office:value-type="string" calcext:value-type="string">
            <text:p>B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35921" calcext:value-type="float">
            <text:p>35921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DS</text:p>
          </table:table-cell>
          <table:table-cell table:style-name="ce50" office:value-type="string" calcext:value-type="string">
            <text:p>3 Crossback E-Tense</text:p>
          </table:table-cell>
          <table:table-cell table:style-name="ce49" office:value-type="string" calcext:value-type="string">
            <text:p>8.7 sec</text:p>
          </table:table-cell>
          <table:table-cell table:style-name="ce49" office:value-type="string" calcext:value-type="string">
            <text:p>150 km/h</text:p>
          </table:table-cell>
          <table:table-cell table:style-name="ce49" office:value-type="string" calcext:value-type="string">
            <text:p>250 km</text:p>
          </table:table-cell>
          <table:table-cell table:style-name="ce49" office:value-type="string" calcext:value-type="string">
            <text:p>180 Wh/km</text:p>
          </table:table-cell>
          <table:table-cell table:style-name="ce49" office:value-type="string" calcext:value-type="string">
            <text:p>380 km/h</text:p>
          </table:table-cell>
          <table:table-cell table:style-name="ce49" office:value-type="string" calcext:value-type="string">
            <text:p>Rapid charging possible</text:p>
          </table:table-cell>
          <table:table-cell table:style-name="ce49" office:value-type="string" calcext:value-type="string">
            <text:p>Front Wheel Drive</text:p>
          </table:table-cell>
          <table:table-cell table:style-name="ce49" office:value-type="string" calcext:value-type="string">
            <text:p>Type 2 CCS</text:p>
          </table:table-cell>
          <table:table-cell table:style-name="ce49" office:value-type="string" calcext:value-type="string">
            <text:p>SUV</text:p>
          </table:table-cell>
          <table:table-cell table:style-name="ce49" office:value-type="string" calcext:value-type="string">
            <text:p>B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37422" calcext:value-type="float">
            <text:p>37422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Renault</text:p>
          </table:table-cell>
          <table:table-cell table:style-name="ce50" office:value-type="string" calcext:value-type="string">
            <text:p>Twingo ZE</text:p>
          </table:table-cell>
          <table:table-cell table:style-name="ce49" office:value-type="string" calcext:value-type="string">
            <text:p>12.6 sec</text:p>
          </table:table-cell>
          <table:table-cell table:style-name="ce49" office:value-type="string" calcext:value-type="string">
            <text:p>135 km/h</text:p>
          </table:table-cell>
          <table:table-cell table:style-name="ce49" office:value-type="string" calcext:value-type="string">
            <text:p>130 km</text:p>
          </table:table-cell>
          <table:table-cell table:style-name="ce49" office:value-type="string" calcext:value-type="string">
            <text:p>164 Wh/km</text:p>
          </table:table-cell>
          <table:table-cell table:style-name="ce49" office:value-type="string" calcext:value-type="string">
            <text:p>-</text:p>
          </table:table-cell>
          <table:table-cell table:style-name="ce49" office:value-type="string" calcext:value-type="string">
            <text:p>Rapid charging not possible</text:p>
          </table:table-cell>
          <table:table-cell table:style-name="ce49" office:value-type="string" calcext:value-type="string">
            <text:p>Rear Wheel Drive</text:p>
          </table:table-cell>
          <table:table-cell table:style-name="ce49" office:value-type="string" calcext:value-type="string">
            <text:p>Type 2</text:p>
          </table:table-cell>
          <table:table-cell table:style-name="ce49" office:value-type="string" calcext:value-type="string">
            <text:p>Hatchback</text:p>
          </table:table-cell>
          <table:table-cell table:style-name="ce49" office:value-type="string" calcext:value-type="string">
            <text:p>A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24790" calcext:value-type="float">
            <text:p>24790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Citroen</text:p>
          </table:table-cell>
          <table:table-cell table:style-name="ce50" office:value-type="string" calcext:value-type="string">
            <text:p>e-C4</text:p>
          </table:table-cell>
          <table:table-cell table:style-name="ce49" office:value-type="string" calcext:value-type="string">
            <text:p>9.7 sec</text:p>
          </table:table-cell>
          <table:table-cell table:style-name="ce49" office:value-type="string" calcext:value-type="string">
            <text:p>150 km/h</text:p>
          </table:table-cell>
          <table:table-cell table:style-name="ce49" office:value-type="string" calcext:value-type="string">
            <text:p>250 km</text:p>
          </table:table-cell>
          <table:table-cell table:style-name="ce49" office:value-type="string" calcext:value-type="string">
            <text:p>180 Wh/km</text:p>
          </table:table-cell>
          <table:table-cell table:style-name="ce49" office:value-type="string" calcext:value-type="string">
            <text:p>380 km/h</text:p>
          </table:table-cell>
          <table:table-cell table:style-name="ce49" office:value-type="string" calcext:value-type="string">
            <text:p>Rapid charging possible</text:p>
          </table:table-cell>
          <table:table-cell table:style-name="ce49" office:value-type="string" calcext:value-type="string">
            <text:p>Front Wheel Drive</text:p>
          </table:table-cell>
          <table:table-cell table:style-name="ce49" office:value-type="string" calcext:value-type="string">
            <text:p>Type 2 CCS</text:p>
          </table:table-cell>
          <table:table-cell table:style-name="ce49" office:value-type="string" calcext:value-type="string">
            <text:p>SUV</text:p>
          </table:table-cell>
          <table:table-cell table:style-name="ce49" office:value-type="string" calcext:value-type="string">
            <text:p>C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40000" calcext:value-type="float">
            <text:p>40000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Tesla</text:p>
          </table:table-cell>
          <table:table-cell table:style-name="ce50" office:value-type="string" calcext:value-type="string">
            <text:p>Model S Performance</text:p>
          </table:table-cell>
          <table:table-cell table:style-name="ce49" office:value-type="string" calcext:value-type="string">
            <text:p>2.5 sec</text:p>
          </table:table-cell>
          <table:table-cell table:style-name="ce49" office:value-type="string" calcext:value-type="string">
            <text:p>261 km/h</text:p>
          </table:table-cell>
          <table:table-cell table:style-name="ce49" office:value-type="string" calcext:value-type="string">
            <text:p>505 km</text:p>
          </table:table-cell>
          <table:table-cell table:style-name="ce49" office:value-type="string" calcext:value-type="string">
            <text:p>188 Wh/km</text:p>
          </table:table-cell>
          <table:table-cell table:style-name="ce49" office:value-type="string" calcext:value-type="string">
            <text:p>550 km/h</text:p>
          </table:table-cell>
          <table:table-cell table:style-name="ce49" office:value-type="string" calcext:value-type="string">
            <text:p>Rapid charging possible</text:p>
          </table:table-cell>
          <table:table-cell table:style-name="ce49" office:value-type="string" calcext:value-type="string">
            <text:p>All Wheel Drive</text:p>
          </table:table-cell>
          <table:table-cell table:style-name="ce49" office:value-type="string" calcext:value-type="string">
            <text:p>Type 2</text:p>
          </table:table-cell>
          <table:table-cell table:style-name="ce49" office:value-type="string" calcext:value-type="string">
            <text:p>Liftback</text:p>
          </table:table-cell>
          <table:table-cell table:style-name="ce49" office:value-type="string" calcext:value-type="string">
            <text:p>F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96990" calcext:value-type="float">
            <text:p>96990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Renault</text:p>
          </table:table-cell>
          <table:table-cell table:style-name="ce50" office:value-type="string" calcext:value-type="string">
            <text:p>Zoe ZE40 R110</text:p>
          </table:table-cell>
          <table:table-cell table:style-name="ce49" office:value-type="string" calcext:value-type="string">
            <text:p>11.4 sec</text:p>
          </table:table-cell>
          <table:table-cell table:style-name="ce49" office:value-type="string" calcext:value-type="string">
            <text:p>135 km/h</text:p>
          </table:table-cell>
          <table:table-cell table:style-name="ce49" office:value-type="string" calcext:value-type="string">
            <text:p>255 km</text:p>
          </table:table-cell>
          <table:table-cell table:style-name="ce49" office:value-type="string" calcext:value-type="string">
            <text:p>161 Wh/km</text:p>
          </table:table-cell>
          <table:table-cell table:style-name="ce49" office:value-type="string" calcext:value-type="string">
            <text:p>230 km/h</text:p>
          </table:table-cell>
          <table:table-cell table:style-name="ce49" office:value-type="string" calcext:value-type="string">
            <text:p>Rapid charging possible</text:p>
          </table:table-cell>
          <table:table-cell table:style-name="ce49" office:value-type="string" calcext:value-type="string">
            <text:p>Front Wheel Drive</text:p>
          </table:table-cell>
          <table:table-cell table:style-name="ce49" office:value-type="string" calcext:value-type="string">
            <text:p>Type 2 CCS</text:p>
          </table:table-cell>
          <table:table-cell table:style-name="ce49" office:value-type="string" calcext:value-type="string">
            <text:p>Hatchback</text:p>
          </table:table-cell>
          <table:table-cell table:style-name="ce49" office:value-type="string" calcext:value-type="string">
            <text:p>B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29234" calcext:value-type="float">
            <text:p>29234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Tesla</text:p>
          </table:table-cell>
          <table:table-cell table:style-name="ce50" office:value-type="string" calcext:value-type="string">
            <text:p>Model Y Long Range Performance</text:p>
          </table:table-cell>
          <table:table-cell table:style-name="ce49" office:value-type="string" calcext:value-type="string">
            <text:p>3.7 sec</text:p>
          </table:table-cell>
          <table:table-cell table:style-name="ce49" office:value-type="string" calcext:value-type="string">
            <text:p>241 km/h</text:p>
          </table:table-cell>
          <table:table-cell table:style-name="ce49" office:value-type="string" calcext:value-type="string">
            <text:p>410 km</text:p>
          </table:table-cell>
          <table:table-cell table:style-name="ce49" office:value-type="string" calcext:value-type="string">
            <text:p>177 Wh/km</text:p>
          </table:table-cell>
          <table:table-cell table:style-name="ce49" office:value-type="string" calcext:value-type="string">
            <text:p>900 km/h</text:p>
          </table:table-cell>
          <table:table-cell table:style-name="ce49" office:value-type="string" calcext:value-type="string">
            <text:p>Rapid charging possible</text:p>
          </table:table-cell>
          <table:table-cell table:style-name="ce49" office:value-type="string" calcext:value-type="string">
            <text:p>All Wheel Drive</text:p>
          </table:table-cell>
          <table:table-cell table:style-name="ce49" office:value-type="string" calcext:value-type="string">
            <text:p>Type 2 CCS</text:p>
          </table:table-cell>
          <table:table-cell table:style-name="ce49" office:value-type="string" calcext:value-type="string">
            <text:p>SUV</text:p>
          </table:table-cell>
          <table:table-cell table:style-name="ce49" office:value-type="string" calcext:value-type="string">
            <text:p>D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65620" calcext:value-type="float">
            <text:p>65620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Nissan</text:p>
          </table:table-cell>
          <table:table-cell table:style-name="ce50" office:value-type="string" calcext:value-type="string">
            <text:p>Ariya 87kWh</text:p>
          </table:table-cell>
          <table:table-cell table:style-name="ce49" office:value-type="string" calcext:value-type="string">
            <text:p>7.6 sec</text:p>
          </table:table-cell>
          <table:table-cell table:style-name="ce49" office:value-type="string" calcext:value-type="string">
            <text:p>160 km/h</text:p>
          </table:table-cell>
          <table:table-cell table:style-name="ce49" office:value-type="string" calcext:value-type="string">
            <text:p>440 km</text:p>
          </table:table-cell>
          <table:table-cell table:style-name="ce49" office:value-type="string" calcext:value-type="string">
            <text:p>198 Wh/km</text:p>
          </table:table-cell>
          <table:table-cell table:style-name="ce49" office:value-type="string" calcext:value-type="string">
            <text:p>520 km/h</text:p>
          </table:table-cell>
          <table:table-cell table:style-name="ce49" office:value-type="string" calcext:value-type="string">
            <text:p>Rapid charging possible</text:p>
          </table:table-cell>
          <table:table-cell table:style-name="ce49" office:value-type="string" calcext:value-type="string">
            <text:p>Front Wheel Drive</text:p>
          </table:table-cell>
          <table:table-cell table:style-name="ce49" office:value-type="string" calcext:value-type="string">
            <text:p>Type 2 CCS</text:p>
          </table:table-cell>
          <table:table-cell table:style-name="ce49" office:value-type="string" calcext:value-type="string">
            <text:p>Hatchback</text:p>
          </table:table-cell>
          <table:table-cell table:style-name="ce49" office:value-type="string" calcext:value-type="string">
            <text:p>C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50000" calcext:value-type="float">
            <text:p>50000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Jaguar</text:p>
          </table:table-cell>
          <table:table-cell table:style-name="ce50" office:value-type="string" calcext:value-type="string">
            <text:p>I-Pace</text:p>
          </table:table-cell>
          <table:table-cell table:style-name="ce49" office:value-type="string" calcext:value-type="string">
            <text:p>4.8 sec</text:p>
          </table:table-cell>
          <table:table-cell table:style-name="ce49" office:value-type="string" calcext:value-type="string">
            <text:p>200 km/h</text:p>
          </table:table-cell>
          <table:table-cell table:style-name="ce49" office:value-type="string" calcext:value-type="string">
            <text:p>365 km</text:p>
          </table:table-cell>
          <table:table-cell table:style-name="ce49" office:value-type="string" calcext:value-type="string">
            <text:p>232 Wh/km</text:p>
          </table:table-cell>
          <table:table-cell table:style-name="ce49" office:value-type="string" calcext:value-type="string">
            <text:p>340 km/h</text:p>
          </table:table-cell>
          <table:table-cell table:style-name="ce49" office:value-type="string" calcext:value-type="string">
            <text:p>Rapid charging possible</text:p>
          </table:table-cell>
          <table:table-cell table:style-name="ce49" office:value-type="string" calcext:value-type="string">
            <text:p>All Wheel Drive</text:p>
          </table:table-cell>
          <table:table-cell table:style-name="ce49" office:value-type="string" calcext:value-type="string">
            <text:p>Type 2 CCS</text:p>
          </table:table-cell>
          <table:table-cell table:style-name="ce49" office:value-type="string" calcext:value-type="string">
            <text:p>SUV</text:p>
          </table:table-cell>
          <table:table-cell table:style-name="ce49" office:value-type="string" calcext:value-type="string">
            <text:p>E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75351" calcext:value-type="float">
            <text:p>75351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Ford</text:p>
          </table:table-cell>
          <table:table-cell table:style-name="ce50" office:value-type="string" calcext:value-type="string">
            <text:p>Mustang Mach-E ER RWD</text:p>
          </table:table-cell>
          <table:table-cell table:style-name="ce49" office:value-type="string" calcext:value-type="string">
            <text:p>7.0 sec</text:p>
          </table:table-cell>
          <table:table-cell table:style-name="ce49" office:value-type="string" calcext:value-type="string">
            <text:p>180 km/h</text:p>
          </table:table-cell>
          <table:table-cell table:style-name="ce49" office:value-type="string" calcext:value-type="string">
            <text:p>450 km</text:p>
          </table:table-cell>
          <table:table-cell table:style-name="ce49" office:value-type="string" calcext:value-type="string">
            <text:p>200 Wh/km</text:p>
          </table:table-cell>
          <table:table-cell table:style-name="ce49" office:value-type="string" calcext:value-type="string">
            <text:p>430 km/h</text:p>
          </table:table-cell>
          <table:table-cell table:style-name="ce49" office:value-type="string" calcext:value-type="string">
            <text:p>Rapid charging possible</text:p>
          </table:table-cell>
          <table:table-cell table:style-name="ce49" office:value-type="string" calcext:value-type="string">
            <text:p>Rear Wheel Drive</text:p>
          </table:table-cell>
          <table:table-cell table:style-name="ce49" office:value-type="string" calcext:value-type="string">
            <text:p>Type 2 CCS</text:p>
          </table:table-cell>
          <table:table-cell table:style-name="ce49" office:value-type="string" calcext:value-type="string">
            <text:p>SUV</text:p>
          </table:table-cell>
          <table:table-cell table:style-name="ce49" office:value-type="string" calcext:value-type="string">
            <text:p>D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54475" calcext:value-type="float">
            <text:p>54475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Porsche</text:p>
          </table:table-cell>
          <table:table-cell table:style-name="ce50" office:value-type="string" calcext:value-type="string">
            <text:p>Taycan 4S Plus</text:p>
          </table:table-cell>
          <table:table-cell table:style-name="ce49" office:value-type="string" calcext:value-type="string">
            <text:p>4.0 sec</text:p>
          </table:table-cell>
          <table:table-cell table:style-name="ce49" office:value-type="string" calcext:value-type="string">
            <text:p>250 km/h</text:p>
          </table:table-cell>
          <table:table-cell table:style-name="ce49" office:value-type="string" calcext:value-type="string">
            <text:p>425 km</text:p>
          </table:table-cell>
          <table:table-cell table:style-name="ce49" office:value-type="string" calcext:value-type="string">
            <text:p>197 Wh/km</text:p>
          </table:table-cell>
          <table:table-cell table:style-name="ce49" office:value-type="string" calcext:value-type="string">
            <text:p>890 km/h</text:p>
          </table:table-cell>
          <table:table-cell table:style-name="ce49" office:value-type="string" calcext:value-type="string">
            <text:p>Rapid charging possible</text:p>
          </table:table-cell>
          <table:table-cell table:style-name="ce49" office:value-type="string" calcext:value-type="string">
            <text:p>All Wheel Drive</text:p>
          </table:table-cell>
          <table:table-cell table:style-name="ce49" office:value-type="string" calcext:value-type="string">
            <text:p>Type 2 CCS</text:p>
          </table:table-cell>
          <table:table-cell table:style-name="ce49" office:value-type="string" calcext:value-type="string">
            <text:p>Sedan</text:p>
          </table:table-cell>
          <table:table-cell table:style-name="ce49" office:value-type="string" calcext:value-type="string">
            <text:p>F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109302" calcext:value-type="float">
            <text:p>109302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Nissan</text:p>
          </table:table-cell>
          <table:table-cell table:style-name="ce50" office:value-type="string" calcext:value-type="string">
            <text:p>e-NV200 Evalia</text:p>
          </table:table-cell>
          <table:table-cell table:style-name="ce49" office:value-type="string" calcext:value-type="string">
            <text:p>14.0 sec</text:p>
          </table:table-cell>
          <table:table-cell table:style-name="ce49" office:value-type="string" calcext:value-type="string">
            <text:p>123 km/h</text:p>
          </table:table-cell>
          <table:table-cell table:style-name="ce49" office:value-type="string" calcext:value-type="string">
            <text:p>190 km</text:p>
          </table:table-cell>
          <table:table-cell table:style-name="ce49" office:value-type="string" calcext:value-type="string">
            <text:p>200 Wh/km</text:p>
          </table:table-cell>
          <table:table-cell table:style-name="ce49" office:value-type="string" calcext:value-type="string">
            <text:p>190 km/h</text:p>
          </table:table-cell>
          <table:table-cell table:style-name="ce49" office:value-type="string" calcext:value-type="string">
            <text:p>Rapid charging possible</text:p>
          </table:table-cell>
          <table:table-cell table:style-name="ce49" office:value-type="string" calcext:value-type="string">
            <text:p>Front Wheel Drive</text:p>
          </table:table-cell>
          <table:table-cell table:style-name="ce49" office:value-type="string" calcext:value-type="string">
            <text:p>Type 1 CHAdeMO</text:p>
          </table:table-cell>
          <table:table-cell table:style-name="ce49" office:value-type="string" calcext:value-type="string">
            <text:p>SPV</text:p>
          </table:table-cell>
          <table:table-cell table:style-name="ce49" office:value-type="string" calcext:value-type="string">
            <text:p>N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33246" calcext:value-type="float">
            <text:p>33246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Tesla</text:p>
          </table:table-cell>
          <table:table-cell table:style-name="ce50" office:value-type="string" calcext:value-type="string">
            <text:p>Cybertruck Dual Motor</text:p>
          </table:table-cell>
          <table:table-cell table:style-name="ce49" office:value-type="string" calcext:value-type="string">
            <text:p>5.0 sec</text:p>
          </table:table-cell>
          <table:table-cell table:style-name="ce49" office:value-type="string" calcext:value-type="string">
            <text:p>190 km/h</text:p>
          </table:table-cell>
          <table:table-cell table:style-name="ce49" office:value-type="string" calcext:value-type="string">
            <text:p>460 km</text:p>
          </table:table-cell>
          <table:table-cell table:style-name="ce49" office:value-type="string" calcext:value-type="string">
            <text:p>261 Wh/km</text:p>
          </table:table-cell>
          <table:table-cell table:style-name="ce49" office:value-type="string" calcext:value-type="string">
            <text:p>710 km/h</text:p>
          </table:table-cell>
          <table:table-cell table:style-name="ce49" office:value-type="string" calcext:value-type="string">
            <text:p>Rapid charging possible</text:p>
          </table:table-cell>
          <table:table-cell table:style-name="ce49" office:value-type="string" calcext:value-type="string">
            <text:p>All Wheel Drive</text:p>
          </table:table-cell>
          <table:table-cell table:style-name="ce49" office:value-type="string" calcext:value-type="string">
            <text:p>Type 2 CCS</text:p>
          </table:table-cell>
          <table:table-cell table:style-name="ce49" office:value-type="string" calcext:value-type="string">
            <text:p>Pickup</text:p>
          </table:table-cell>
          <table:table-cell table:style-name="ce49" office:value-type="string" calcext:value-type="string">
            <text:p>N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55000" calcext:value-type="float">
            <text:p>55000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Renault</text:p>
          </table:table-cell>
          <table:table-cell table:style-name="ce50" office:value-type="string" calcext:value-type="string">
            <text:p>Kangoo Maxi ZE 33</text:p>
          </table:table-cell>
          <table:table-cell table:style-name="ce49" office:value-type="string" calcext:value-type="string">
            <text:p>22.4 sec</text:p>
          </table:table-cell>
          <table:table-cell table:style-name="ce49" office:value-type="string" calcext:value-type="string">
            <text:p>130 km/h</text:p>
          </table:table-cell>
          <table:table-cell table:style-name="ce49" office:value-type="string" calcext:value-type="string">
            <text:p>160 km</text:p>
          </table:table-cell>
          <table:table-cell table:style-name="ce49" office:value-type="string" calcext:value-type="string">
            <text:p>194 Wh/km</text:p>
          </table:table-cell>
          <table:table-cell table:style-name="ce49" office:value-type="string" calcext:value-type="string">
            <text:p>-</text:p>
          </table:table-cell>
          <table:table-cell table:style-name="ce49" office:value-type="string" calcext:value-type="string">
            <text:p>Rapid charging not possible</text:p>
          </table:table-cell>
          <table:table-cell table:style-name="ce49" office:value-type="string" calcext:value-type="string">
            <text:p>Front Wheel Drive</text:p>
          </table:table-cell>
          <table:table-cell table:style-name="ce49" office:value-type="string" calcext:value-type="string">
            <text:p>Type 2</text:p>
          </table:table-cell>
          <table:table-cell table:style-name="ce49" office:value-type="string" calcext:value-type="string">
            <text:p>SPV</text:p>
          </table:table-cell>
          <table:table-cell table:style-name="ce49" office:value-type="string" calcext:value-type="string">
            <text:p>N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38000" calcext:value-type="float">
            <text:p>38000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Ford</text:p>
          </table:table-cell>
          <table:table-cell table:style-name="ce50" office:value-type="string" calcext:value-type="string">
            <text:p>Mustang Mach-E ER AWD</text:p>
          </table:table-cell>
          <table:table-cell table:style-name="ce49" office:value-type="string" calcext:value-type="string">
            <text:p>6.0 sec</text:p>
          </table:table-cell>
          <table:table-cell table:style-name="ce49" office:value-type="string" calcext:value-type="string">
            <text:p>180 km/h</text:p>
          </table:table-cell>
          <table:table-cell table:style-name="ce49" office:value-type="string" calcext:value-type="string">
            <text:p>430 km</text:p>
          </table:table-cell>
          <table:table-cell table:style-name="ce49" office:value-type="string" calcext:value-type="string">
            <text:p>209 Wh/km</text:p>
          </table:table-cell>
          <table:table-cell table:style-name="ce49" office:value-type="string" calcext:value-type="string">
            <text:p>410 km/h</text:p>
          </table:table-cell>
          <table:table-cell table:style-name="ce49" office:value-type="string" calcext:value-type="string">
            <text:p>Rapid charging possible</text:p>
          </table:table-cell>
          <table:table-cell table:style-name="ce49" office:value-type="string" calcext:value-type="string">
            <text:p>All Wheel Drive</text:p>
          </table:table-cell>
          <table:table-cell table:style-name="ce49" office:value-type="string" calcext:value-type="string">
            <text:p>Type 2 CCS</text:p>
          </table:table-cell>
          <table:table-cell table:style-name="ce49" office:value-type="string" calcext:value-type="string">
            <text:p>SUV</text:p>
          </table:table-cell>
          <table:table-cell table:style-name="ce49" office:value-type="string" calcext:value-type="string">
            <text:p>D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62900" calcext:value-type="float">
            <text:p>62900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BMW</text:p>
          </table:table-cell>
          <table:table-cell table:style-name="ce50" office:value-type="string" calcext:value-type="string">
            <text:p>i3s 120 Ah</text:p>
          </table:table-cell>
          <table:table-cell table:style-name="ce49" office:value-type="string" calcext:value-type="string">
            <text:p>6.9 sec</text:p>
          </table:table-cell>
          <table:table-cell table:style-name="ce49" office:value-type="string" calcext:value-type="string">
            <text:p>160 km/h</text:p>
          </table:table-cell>
          <table:table-cell table:style-name="ce49" office:value-type="string" calcext:value-type="string">
            <text:p>230 km</text:p>
          </table:table-cell>
          <table:table-cell table:style-name="ce49" office:value-type="string" calcext:value-type="string">
            <text:p>165 Wh/km</text:p>
          </table:table-cell>
          <table:table-cell table:style-name="ce49" office:value-type="string" calcext:value-type="string">
            <text:p>260 km/h</text:p>
          </table:table-cell>
          <table:table-cell table:style-name="ce49" office:value-type="string" calcext:value-type="string">
            <text:p>Rapid charging possible</text:p>
          </table:table-cell>
          <table:table-cell table:style-name="ce49" office:value-type="string" calcext:value-type="string">
            <text:p>Rear Wheel Drive</text:p>
          </table:table-cell>
          <table:table-cell table:style-name="ce49" office:value-type="string" calcext:value-type="string">
            <text:p>Type 2 CCS</text:p>
          </table:table-cell>
          <table:table-cell table:style-name="ce49" office:value-type="string" calcext:value-type="string">
            <text:p>Hatchback</text:p>
          </table:table-cell>
          <table:table-cell table:style-name="ce49" office:value-type="string" calcext:value-type="string">
            <text:p>B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41526" calcext:value-type="float">
            <text:p>41526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Skoda</text:p>
          </table:table-cell>
          <table:table-cell table:style-name="ce50" office:value-type="string" calcext:value-type="string">
            <text:p>Enyaq iV 80X</text:p>
          </table:table-cell>
          <table:table-cell table:style-name="ce49" office:value-type="string" calcext:value-type="string">
            <text:p>7.0 sec</text:p>
          </table:table-cell>
          <table:table-cell table:style-name="ce49" office:value-type="string" calcext:value-type="string">
            <text:p>160 km/h</text:p>
          </table:table-cell>
          <table:table-cell table:style-name="ce49" office:value-type="string" calcext:value-type="string">
            <text:p>400 km</text:p>
          </table:table-cell>
          <table:table-cell table:style-name="ce49" office:value-type="string" calcext:value-type="string">
            <text:p>193 Wh/km</text:p>
          </table:table-cell>
          <table:table-cell table:style-name="ce49" office:value-type="string" calcext:value-type="string">
            <text:p>540 km/h</text:p>
          </table:table-cell>
          <table:table-cell table:style-name="ce49" office:value-type="string" calcext:value-type="string">
            <text:p>Rapid charging possible</text:p>
          </table:table-cell>
          <table:table-cell table:style-name="ce49" office:value-type="string" calcext:value-type="string">
            <text:p>All Wheel Drive</text:p>
          </table:table-cell>
          <table:table-cell table:style-name="ce49" office:value-type="string" calcext:value-type="string">
            <text:p>Type 2 CCS</text:p>
          </table:table-cell>
          <table:table-cell table:style-name="ce49" office:value-type="string" calcext:value-type="string">
            <text:p>SUV</text:p>
          </table:table-cell>
          <table:table-cell table:style-name="ce49" office:value-type="string" calcext:value-type="string">
            <text:p>C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45000" calcext:value-type="float">
            <text:p>45000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Porsche</text:p>
          </table:table-cell>
          <table:table-cell table:style-name="ce50" office:value-type="string" calcext:value-type="string">
            <text:p>Taycan Cross Turismo</text:p>
          </table:table-cell>
          <table:table-cell table:style-name="ce49" office:value-type="string" calcext:value-type="string">
            <text:p>3.5 sec</text:p>
          </table:table-cell>
          <table:table-cell table:style-name="ce49" office:value-type="string" calcext:value-type="string">
            <text:p>250 km/h</text:p>
          </table:table-cell>
          <table:table-cell table:style-name="ce49" office:value-type="string" calcext:value-type="string">
            <text:p>385 km</text:p>
          </table:table-cell>
          <table:table-cell table:style-name="ce49" office:value-type="string" calcext:value-type="string">
            <text:p>217 Wh/km</text:p>
          </table:table-cell>
          <table:table-cell table:style-name="ce49" office:value-type="string" calcext:value-type="string">
            <text:p>770 km/h</text:p>
          </table:table-cell>
          <table:table-cell table:style-name="ce49" office:value-type="string" calcext:value-type="string">
            <text:p>Rapid charging possible</text:p>
          </table:table-cell>
          <table:table-cell table:style-name="ce49" office:value-type="string" calcext:value-type="string">
            <text:p>All Wheel Drive</text:p>
          </table:table-cell>
          <table:table-cell table:style-name="ce49" office:value-type="string" calcext:value-type="string">
            <text:p>Type 2 CCS</text:p>
          </table:table-cell>
          <table:table-cell table:style-name="ce49" office:value-type="string" calcext:value-type="string">
            <text:p>Station</text:p>
          </table:table-cell>
          <table:table-cell table:style-name="ce49" office:value-type="string" calcext:value-type="string">
            <text:p>F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150000" calcext:value-type="float">
            <text:p>150000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Byton</text:p>
          </table:table-cell>
          <table:table-cell table:style-name="ce50" office:value-type="string" calcext:value-type="string">
            <text:p>M-Byte 95 kWh 4WD</text:p>
          </table:table-cell>
          <table:table-cell table:style-name="ce49" office:value-type="string" calcext:value-type="string">
            <text:p>5.5 sec</text:p>
          </table:table-cell>
          <table:table-cell table:style-name="ce49" office:value-type="string" calcext:value-type="string">
            <text:p>190 km/h</text:p>
          </table:table-cell>
          <table:table-cell table:style-name="ce49" office:value-type="string" calcext:value-type="string">
            <text:p>390 km</text:p>
          </table:table-cell>
          <table:table-cell table:style-name="ce49" office:value-type="string" calcext:value-type="string">
            <text:p>244 Wh/km</text:p>
          </table:table-cell>
          <table:table-cell table:style-name="ce49" office:value-type="string" calcext:value-type="string">
            <text:p>460 km/h</text:p>
          </table:table-cell>
          <table:table-cell table:style-name="ce49" office:value-type="string" calcext:value-type="string">
            <text:p>Rapid charging possible</text:p>
          </table:table-cell>
          <table:table-cell table:style-name="ce49" office:value-type="string" calcext:value-type="string">
            <text:p>All Wheel Drive</text:p>
          </table:table-cell>
          <table:table-cell table:style-name="ce49" office:value-type="string" calcext:value-type="string">
            <text:p>Type 2 CCS</text:p>
          </table:table-cell>
          <table:table-cell table:style-name="ce49" office:value-type="string" calcext:value-type="string">
            <text:p>SUV</text:p>
          </table:table-cell>
          <table:table-cell table:style-name="ce49" office:value-type="string" calcext:value-type="string">
            <text:p>E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64000" calcext:value-type="float">
            <text:p>64000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Sono</text:p>
          </table:table-cell>
          <table:table-cell table:style-name="ce50" office:value-type="string" calcext:value-type="string">
            <text:p>Sion</text:p>
          </table:table-cell>
          <table:table-cell table:style-name="ce49" office:value-type="string" calcext:value-type="string">
            <text:p>9.0 sec</text:p>
          </table:table-cell>
          <table:table-cell table:style-name="ce49" office:value-type="string" calcext:value-type="string">
            <text:p>140 km/h</text:p>
          </table:table-cell>
          <table:table-cell table:style-name="ce49" office:value-type="string" calcext:value-type="string">
            <text:p>225 km</text:p>
          </table:table-cell>
          <table:table-cell table:style-name="ce49" office:value-type="string" calcext:value-type="string">
            <text:p>156 Wh/km</text:p>
          </table:table-cell>
          <table:table-cell table:style-name="ce49" office:value-type="string" calcext:value-type="string">
            <text:p>270 km/h</text:p>
          </table:table-cell>
          <table:table-cell table:style-name="ce49" office:value-type="string" calcext:value-type="string">
            <text:p>Rapid charging possible</text:p>
          </table:table-cell>
          <table:table-cell table:style-name="ce49" office:value-type="string" calcext:value-type="string">
            <text:p>Front Wheel Drive</text:p>
          </table:table-cell>
          <table:table-cell table:style-name="ce49" office:value-type="string" calcext:value-type="string">
            <text:p>Type 2 CCS</text:p>
          </table:table-cell>
          <table:table-cell table:style-name="ce49" office:value-type="string" calcext:value-type="string">
            <text:p>Hatchback</text:p>
          </table:table-cell>
          <table:table-cell table:style-name="ce49" office:value-type="string" calcext:value-type="string">
            <text:p>C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25500" calcext:value-type="float">
            <text:p>25500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Kia</text:p>
          </table:table-cell>
          <table:table-cell table:style-name="ce50" office:value-type="string" calcext:value-type="string">
            <text:p>e-Niro 39 kWh</text:p>
          </table:table-cell>
          <table:table-cell table:style-name="ce49" office:value-type="string" calcext:value-type="string">
            <text:p>9.8 sec</text:p>
          </table:table-cell>
          <table:table-cell table:style-name="ce49" office:value-type="string" calcext:value-type="string">
            <text:p>155 km/h</text:p>
          </table:table-cell>
          <table:table-cell table:style-name="ce49" office:value-type="string" calcext:value-type="string">
            <text:p>235 km</text:p>
          </table:table-cell>
          <table:table-cell table:style-name="ce49" office:value-type="string" calcext:value-type="string">
            <text:p>167 Wh/km</text:p>
          </table:table-cell>
          <table:table-cell table:style-name="ce49" office:value-type="string" calcext:value-type="string">
            <text:p>230 km/h</text:p>
          </table:table-cell>
          <table:table-cell table:style-name="ce49" office:value-type="string" calcext:value-type="string">
            <text:p>Rapid charging possible</text:p>
          </table:table-cell>
          <table:table-cell table:style-name="ce49" office:value-type="string" calcext:value-type="string">
            <text:p>Front Wheel Drive</text:p>
          </table:table-cell>
          <table:table-cell table:style-name="ce49" office:value-type="string" calcext:value-type="string">
            <text:p>Type 2 CCS</text:p>
          </table:table-cell>
          <table:table-cell table:style-name="ce49" office:value-type="string" calcext:value-type="string">
            <text:p>SUV</text:p>
          </table:table-cell>
          <table:table-cell table:style-name="ce49" office:value-type="string" calcext:value-type="string">
            <text:p>C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34400" calcext:value-type="float">
            <text:p>34400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Audi</text:p>
          </table:table-cell>
          <table:table-cell table:style-name="ce50" office:value-type="string" calcext:value-type="string">
            <text:p>Q4 Sportback e-tron</text:p>
          </table:table-cell>
          <table:table-cell table:style-name="ce49" office:value-type="string" calcext:value-type="string">
            <text:p>6.3 sec</text:p>
          </table:table-cell>
          <table:table-cell table:style-name="ce49" office:value-type="string" calcext:value-type="string">
            <text:p>180 km/h</text:p>
          </table:table-cell>
          <table:table-cell table:style-name="ce49" office:value-type="string" calcext:value-type="string">
            <text:p>410 km</text:p>
          </table:table-cell>
          <table:table-cell table:style-name="ce49" office:value-type="string" calcext:value-type="string">
            <text:p>188 Wh/km</text:p>
          </table:table-cell>
          <table:table-cell table:style-name="ce49" office:value-type="string" calcext:value-type="string">
            <text:p>550 km/h</text:p>
          </table:table-cell>
          <table:table-cell table:style-name="ce49" office:value-type="string" calcext:value-type="string">
            <text:p>Rapid charging possible</text:p>
          </table:table-cell>
          <table:table-cell table:style-name="ce49" office:value-type="string" calcext:value-type="string">
            <text:p>All Wheel Drive</text:p>
          </table:table-cell>
          <table:table-cell table:style-name="ce49" office:value-type="string" calcext:value-type="string">
            <text:p>Type 2 CCS</text:p>
          </table:table-cell>
          <table:table-cell table:style-name="ce49" office:value-type="string" calcext:value-type="string">
            <text:p>SUV</text:p>
          </table:table-cell>
          <table:table-cell table:style-name="ce49" office:value-type="string" calcext:value-type="string">
            <text:p>D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57500" calcext:value-type="float">
            <text:p>57500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Smart</text:p>
          </table:table-cell>
          <table:table-cell table:style-name="ce50" office:value-type="string" calcext:value-type="string">
            <text:p>EQ forfour</text:p>
          </table:table-cell>
          <table:table-cell table:style-name="ce49" office:value-type="string" calcext:value-type="string">
            <text:p>12.7 sec</text:p>
          </table:table-cell>
          <table:table-cell table:style-name="ce49" office:value-type="string" calcext:value-type="string">
            <text:p>130 km/h</text:p>
          </table:table-cell>
          <table:table-cell table:style-name="ce49" office:value-type="string" calcext:value-type="string">
            <text:p>95 km</text:p>
          </table:table-cell>
          <table:table-cell table:style-name="ce49" office:value-type="string" calcext:value-type="string">
            <text:p>176 Wh/km</text:p>
          </table:table-cell>
          <table:table-cell table:style-name="ce49" office:value-type="string" calcext:value-type="string">
            <text:p>-</text:p>
          </table:table-cell>
          <table:table-cell table:style-name="ce49" office:value-type="string" calcext:value-type="string">
            <text:p>Rapid charging not possible</text:p>
          </table:table-cell>
          <table:table-cell table:style-name="ce49" office:value-type="string" calcext:value-type="string">
            <text:p>Rear Wheel Drive</text:p>
          </table:table-cell>
          <table:table-cell table:style-name="ce49" office:value-type="string" calcext:value-type="string">
            <text:p>Type 2</text:p>
          </table:table-cell>
          <table:table-cell table:style-name="ce49" office:value-type="string" calcext:value-type="string">
            <text:p>Hatchback</text:p>
          </table:table-cell>
          <table:table-cell table:style-name="ce49" office:value-type="string" calcext:value-type="string">
            <text:p>A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22030" calcext:value-type="float">
            <text:p>22030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Ford</text:p>
          </table:table-cell>
          <table:table-cell table:style-name="ce50" office:value-type="string" calcext:value-type="string">
            <text:p>Mustang Mach-E SR AWD</text:p>
          </table:table-cell>
          <table:table-cell table:style-name="ce49" office:value-type="string" calcext:value-type="string">
            <text:p>6.0 sec</text:p>
          </table:table-cell>
          <table:table-cell table:style-name="ce49" office:value-type="string" calcext:value-type="string">
            <text:p>180 km/h</text:p>
          </table:table-cell>
          <table:table-cell table:style-name="ce49" office:value-type="string" calcext:value-type="string">
            <text:p>340 km</text:p>
          </table:table-cell>
          <table:table-cell table:style-name="ce49" office:value-type="string" calcext:value-type="string">
            <text:p>206 Wh/km</text:p>
          </table:table-cell>
          <table:table-cell table:style-name="ce49" office:value-type="string" calcext:value-type="string">
            <text:p>360 km/h</text:p>
          </table:table-cell>
          <table:table-cell table:style-name="ce49" office:value-type="string" calcext:value-type="string">
            <text:p>Rapid charging possible</text:p>
          </table:table-cell>
          <table:table-cell table:style-name="ce49" office:value-type="string" calcext:value-type="string">
            <text:p>All Wheel Drive</text:p>
          </table:table-cell>
          <table:table-cell table:style-name="ce49" office:value-type="string" calcext:value-type="string">
            <text:p>Type 2 CCS</text:p>
          </table:table-cell>
          <table:table-cell table:style-name="ce49" office:value-type="string" calcext:value-type="string">
            <text:p>SUV</text:p>
          </table:table-cell>
          <table:table-cell table:style-name="ce49" office:value-type="string" calcext:value-type="string">
            <text:p>D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54000" calcext:value-type="float">
            <text:p>54000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Porsche</text:p>
          </table:table-cell>
          <table:table-cell table:style-name="ce50" office:value-type="string" calcext:value-type="string">
            <text:p>Taycan Turbo</text:p>
          </table:table-cell>
          <table:table-cell table:style-name="ce49" office:value-type="string" calcext:value-type="string">
            <text:p>3.2 sec</text:p>
          </table:table-cell>
          <table:table-cell table:style-name="ce49" office:value-type="string" calcext:value-type="string">
            <text:p>260 km/h</text:p>
          </table:table-cell>
          <table:table-cell table:style-name="ce49" office:value-type="string" calcext:value-type="string">
            <text:p>390 km</text:p>
          </table:table-cell>
          <table:table-cell table:style-name="ce49" office:value-type="string" calcext:value-type="string">
            <text:p>215 Wh/km</text:p>
          </table:table-cell>
          <table:table-cell table:style-name="ce49" office:value-type="string" calcext:value-type="string">
            <text:p>810 km/h</text:p>
          </table:table-cell>
          <table:table-cell table:style-name="ce49" office:value-type="string" calcext:value-type="string">
            <text:p>Rapid charging possible</text:p>
          </table:table-cell>
          <table:table-cell table:style-name="ce49" office:value-type="string" calcext:value-type="string">
            <text:p>All Wheel Drive</text:p>
          </table:table-cell>
          <table:table-cell table:style-name="ce49" office:value-type="string" calcext:value-type="string">
            <text:p>Type 2 CCS</text:p>
          </table:table-cell>
          <table:table-cell table:style-name="ce49" office:value-type="string" calcext:value-type="string">
            <text:p>Sedan</text:p>
          </table:table-cell>
          <table:table-cell table:style-name="ce49" office:value-type="string" calcext:value-type="string">
            <text:p>F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148301" calcext:value-type="float">
            <text:p>148301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Volkswagen</text:p>
          </table:table-cell>
          <table:table-cell table:style-name="ce50" office:value-type="string" calcext:value-type="string">
            <text:p>ID.3 1st</text:p>
          </table:table-cell>
          <table:table-cell table:style-name="ce49" office:value-type="string" calcext:value-type="string">
            <text:p>7.3 sec</text:p>
          </table:table-cell>
          <table:table-cell table:style-name="ce49" office:value-type="string" calcext:value-type="string">
            <text:p>160 km/h</text:p>
          </table:table-cell>
          <table:table-cell table:style-name="ce49" office:value-type="string" calcext:value-type="string">
            <text:p>340 km</text:p>
          </table:table-cell>
          <table:table-cell table:style-name="ce49" office:value-type="string" calcext:value-type="string">
            <text:p>171 Wh/km</text:p>
          </table:table-cell>
          <table:table-cell table:style-name="ce49" office:value-type="string" calcext:value-type="string">
            <text:p>470 km/h</text:p>
          </table:table-cell>
          <table:table-cell table:style-name="ce49" office:value-type="string" calcext:value-type="string">
            <text:p>Rapid charging possible</text:p>
          </table:table-cell>
          <table:table-cell table:style-name="ce49" office:value-type="string" calcext:value-type="string">
            <text:p>Rear Wheel Drive</text:p>
          </table:table-cell>
          <table:table-cell table:style-name="ce49" office:value-type="string" calcext:value-type="string">
            <text:p>Type 2 CCS</text:p>
          </table:table-cell>
          <table:table-cell table:style-name="ce49" office:value-type="string" calcext:value-type="string">
            <text:p>Hatchback</text:p>
          </table:table-cell>
          <table:table-cell table:style-name="ce49" office:value-type="string" calcext:value-type="string">
            <text:p>C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38987" calcext:value-type="float">
            <text:p>38987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Tesla</text:p>
          </table:table-cell>
          <table:table-cell table:style-name="ce50" office:value-type="string" calcext:value-type="string">
            <text:p>Model X Performance</text:p>
          </table:table-cell>
          <table:table-cell table:style-name="ce49" office:value-type="string" calcext:value-type="string">
            <text:p>2.8 sec</text:p>
          </table:table-cell>
          <table:table-cell table:style-name="ce49" office:value-type="string" calcext:value-type="string">
            <text:p>250 km/h</text:p>
          </table:table-cell>
          <table:table-cell table:style-name="ce49" office:value-type="string" calcext:value-type="string">
            <text:p>440 km</text:p>
          </table:table-cell>
          <table:table-cell table:style-name="ce49" office:value-type="string" calcext:value-type="string">
            <text:p>216 Wh/km</text:p>
          </table:table-cell>
          <table:table-cell table:style-name="ce49" office:value-type="string" calcext:value-type="string">
            <text:p>480 km/h</text:p>
          </table:table-cell>
          <table:table-cell table:style-name="ce49" office:value-type="string" calcext:value-type="string">
            <text:p>Rapid charging possible</text:p>
          </table:table-cell>
          <table:table-cell table:style-name="ce49" office:value-type="string" calcext:value-type="string">
            <text:p>All Wheel Drive</text:p>
          </table:table-cell>
          <table:table-cell table:style-name="ce49" office:value-type="string" calcext:value-type="string">
            <text:p>Type 2</text:p>
          </table:table-cell>
          <table:table-cell table:style-name="ce49" office:value-type="string" calcext:value-type="string">
            <text:p>SUV</text:p>
          </table:table-cell>
          <table:table-cell table:style-name="ce49" office:value-type="string" calcext:value-type="string">
            <text:p>F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102990" calcext:value-type="float">
            <text:p>102990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Smart</text:p>
          </table:table-cell>
          <table:table-cell table:style-name="ce50" office:value-type="string" calcext:value-type="string">
            <text:p>EQ fortwo coupe</text:p>
          </table:table-cell>
          <table:table-cell table:style-name="ce49" office:value-type="string" calcext:value-type="string">
            <text:p>11.6 sec</text:p>
          </table:table-cell>
          <table:table-cell table:style-name="ce49" office:value-type="string" calcext:value-type="string">
            <text:p>130 km/h</text:p>
          </table:table-cell>
          <table:table-cell table:style-name="ce49" office:value-type="string" calcext:value-type="string">
            <text:p>100 km</text:p>
          </table:table-cell>
          <table:table-cell table:style-name="ce49" office:value-type="string" calcext:value-type="string">
            <text:p>167 Wh/km</text:p>
          </table:table-cell>
          <table:table-cell table:style-name="ce49" office:value-type="string" calcext:value-type="string">
            <text:p>-</text:p>
          </table:table-cell>
          <table:table-cell table:style-name="ce49" office:value-type="string" calcext:value-type="string">
            <text:p>Rapid charging not possible</text:p>
          </table:table-cell>
          <table:table-cell table:style-name="ce49" office:value-type="string" calcext:value-type="string">
            <text:p>Rear Wheel Drive</text:p>
          </table:table-cell>
          <table:table-cell table:style-name="ce49" office:value-type="string" calcext:value-type="string">
            <text:p>Type 2</text:p>
          </table:table-cell>
          <table:table-cell table:style-name="ce49" office:value-type="string" calcext:value-type="string">
            <text:p>Hatchback</text:p>
          </table:table-cell>
          <table:table-cell table:style-name="ce49" office:value-type="string" calcext:value-type="string">
            <text:p>A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21387" calcext:value-type="float">
            <text:p>21387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Ford</text:p>
          </table:table-cell>
          <table:table-cell table:style-name="ce50" office:value-type="string" calcext:value-type="string">
            <text:p>Mustang Mach-E SR RWD</text:p>
          </table:table-cell>
          <table:table-cell table:style-name="ce49" office:value-type="string" calcext:value-type="string">
            <text:p>6.6 sec</text:p>
          </table:table-cell>
          <table:table-cell table:style-name="ce49" office:value-type="string" calcext:value-type="string">
            <text:p>180 km/h</text:p>
          </table:table-cell>
          <table:table-cell table:style-name="ce49" office:value-type="string" calcext:value-type="string">
            <text:p>360 km</text:p>
          </table:table-cell>
          <table:table-cell table:style-name="ce49" office:value-type="string" calcext:value-type="string">
            <text:p>194 Wh/km</text:p>
          </table:table-cell>
          <table:table-cell table:style-name="ce49" office:value-type="string" calcext:value-type="string">
            <text:p>380 km/h</text:p>
          </table:table-cell>
          <table:table-cell table:style-name="ce49" office:value-type="string" calcext:value-type="string">
            <text:p>Rapid charging possible</text:p>
          </table:table-cell>
          <table:table-cell table:style-name="ce49" office:value-type="string" calcext:value-type="string">
            <text:p>Rear Wheel Drive</text:p>
          </table:table-cell>
          <table:table-cell table:style-name="ce49" office:value-type="string" calcext:value-type="string">
            <text:p>Type 2 CCS</text:p>
          </table:table-cell>
          <table:table-cell table:style-name="ce49" office:value-type="string" calcext:value-type="string">
            <text:p>SUV</text:p>
          </table:table-cell>
          <table:table-cell table:style-name="ce49" office:value-type="string" calcext:value-type="string">
            <text:p>D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46900" calcext:value-type="float">
            <text:p>46900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Mercedes</text:p>
          </table:table-cell>
          <table:table-cell table:style-name="ce50" office:value-type="string" calcext:value-type="string">
            <text:p>EQV 300 Long</text:p>
          </table:table-cell>
          <table:table-cell table:style-name="ce49" office:value-type="string" calcext:value-type="string">
            <text:p>10.0 sec</text:p>
          </table:table-cell>
          <table:table-cell table:style-name="ce49" office:value-type="string" calcext:value-type="string">
            <text:p>140 km/h</text:p>
          </table:table-cell>
          <table:table-cell table:style-name="ce49" office:value-type="string" calcext:value-type="string">
            <text:p>330 km</text:p>
          </table:table-cell>
          <table:table-cell table:style-name="ce49" office:value-type="string" calcext:value-type="string">
            <text:p>273 Wh/km</text:p>
          </table:table-cell>
          <table:table-cell table:style-name="ce49" office:value-type="string" calcext:value-type="string">
            <text:p>290 km/h</text:p>
          </table:table-cell>
          <table:table-cell table:style-name="ce49" office:value-type="string" calcext:value-type="string">
            <text:p>Rapid charging possible</text:p>
          </table:table-cell>
          <table:table-cell table:style-name="ce49" office:value-type="string" calcext:value-type="string">
            <text:p>Front Wheel Drive</text:p>
          </table:table-cell>
          <table:table-cell table:style-name="ce49" office:value-type="string" calcext:value-type="string">
            <text:p>Type 2 CCS</text:p>
          </table:table-cell>
          <table:table-cell table:style-name="ce49" office:value-type="string" calcext:value-type="string">
            <text:p>SPV</text:p>
          </table:table-cell>
          <table:table-cell table:style-name="ce49" office:value-type="string" calcext:value-type="string">
            <text:p>N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70631" calcext:value-type="float">
            <text:p>70631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Fiat</text:p>
          </table:table-cell>
          <table:table-cell table:style-name="ce50" office:value-type="string" calcext:value-type="string">
            <text:p>500e Hatchback</text:p>
          </table:table-cell>
          <table:table-cell table:style-name="ce49" office:value-type="string" calcext:value-type="string">
            <text:p>9.0 sec</text:p>
          </table:table-cell>
          <table:table-cell table:style-name="ce49" office:value-type="string" calcext:value-type="string">
            <text:p>150 km/h</text:p>
          </table:table-cell>
          <table:table-cell table:style-name="ce49" office:value-type="string" calcext:value-type="string">
            <text:p>250 km</text:p>
          </table:table-cell>
          <table:table-cell table:style-name="ce49" office:value-type="string" calcext:value-type="string">
            <text:p>168 Wh/km</text:p>
          </table:table-cell>
          <table:table-cell table:style-name="ce49" office:value-type="string" calcext:value-type="string">
            <text:p>330 km/h</text:p>
          </table:table-cell>
          <table:table-cell table:style-name="ce49" office:value-type="string" calcext:value-type="string">
            <text:p>Rapid charging possible</text:p>
          </table:table-cell>
          <table:table-cell table:style-name="ce49" office:value-type="string" calcext:value-type="string">
            <text:p>Front Wheel Drive</text:p>
          </table:table-cell>
          <table:table-cell table:style-name="ce49" office:value-type="string" calcext:value-type="string">
            <text:p>Type 2 CCS</text:p>
          </table:table-cell>
          <table:table-cell table:style-name="ce49" office:value-type="string" calcext:value-type="string">
            <text:p>Hatchback</text:p>
          </table:table-cell>
          <table:table-cell table:style-name="ce49" office:value-type="string" calcext:value-type="string">
            <text:p>B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34900" calcext:value-type="float">
            <text:p>34900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Tesla</text:p>
          </table:table-cell>
          <table:table-cell table:style-name="ce50" office:value-type="string" calcext:value-type="string">
            <text:p>Cybertruck Single Motor</text:p>
          </table:table-cell>
          <table:table-cell table:style-name="ce49" office:value-type="string" calcext:value-type="string">
            <text:p>7.0 sec</text:p>
          </table:table-cell>
          <table:table-cell table:style-name="ce49" office:value-type="string" calcext:value-type="string">
            <text:p>180 km/h</text:p>
          </table:table-cell>
          <table:table-cell table:style-name="ce49" office:value-type="string" calcext:value-type="string">
            <text:p>390 km</text:p>
          </table:table-cell>
          <table:table-cell table:style-name="ce49" office:value-type="string" calcext:value-type="string">
            <text:p>256 Wh/km</text:p>
          </table:table-cell>
          <table:table-cell table:style-name="ce49" office:value-type="string" calcext:value-type="string">
            <text:p>740 km/h</text:p>
          </table:table-cell>
          <table:table-cell table:style-name="ce49" office:value-type="string" calcext:value-type="string">
            <text:p>Rapid charging possible</text:p>
          </table:table-cell>
          <table:table-cell table:style-name="ce49" office:value-type="string" calcext:value-type="string">
            <text:p>Rear Wheel Drive</text:p>
          </table:table-cell>
          <table:table-cell table:style-name="ce49" office:value-type="string" calcext:value-type="string">
            <text:p>Type 2 CCS</text:p>
          </table:table-cell>
          <table:table-cell table:style-name="ce49" office:value-type="string" calcext:value-type="string">
            <text:p>Pickup</text:p>
          </table:table-cell>
          <table:table-cell table:style-name="ce49" office:value-type="string" calcext:value-type="string">
            <text:p>N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45000" calcext:value-type="float">
            <text:p>45000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Audi</text:p>
          </table:table-cell>
          <table:table-cell table:style-name="ce50" office:value-type="string" calcext:value-type="string">
            <text:p>e-tron Sportback 50 quattro</text:p>
          </table:table-cell>
          <table:table-cell table:style-name="ce49" office:value-type="string" calcext:value-type="string">
            <text:p>6.8 sec</text:p>
          </table:table-cell>
          <table:table-cell table:style-name="ce49" office:value-type="string" calcext:value-type="string">
            <text:p>190 km/h</text:p>
          </table:table-cell>
          <table:table-cell table:style-name="ce49" office:value-type="string" calcext:value-type="string">
            <text:p>295 km</text:p>
          </table:table-cell>
          <table:table-cell table:style-name="ce49" office:value-type="string" calcext:value-type="string">
            <text:p>219 Wh/km</text:p>
          </table:table-cell>
          <table:table-cell table:style-name="ce49" office:value-type="string" calcext:value-type="string">
            <text:p>470 km/h</text:p>
          </table:table-cell>
          <table:table-cell table:style-name="ce49" office:value-type="string" calcext:value-type="string">
            <text:p>Rapid charging possible</text:p>
          </table:table-cell>
          <table:table-cell table:style-name="ce49" office:value-type="string" calcext:value-type="string">
            <text:p>All Wheel Drive</text:p>
          </table:table-cell>
          <table:table-cell table:style-name="ce49" office:value-type="string" calcext:value-type="string">
            <text:p>Type 2 CCS</text:p>
          </table:table-cell>
          <table:table-cell table:style-name="ce49" office:value-type="string" calcext:value-type="string">
            <text:p>SUV</text:p>
          </table:table-cell>
          <table:table-cell table:style-name="ce49" office:value-type="string" calcext:value-type="string">
            <text:p>E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69551" calcext:value-type="float">
            <text:p>69551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Skoda</text:p>
          </table:table-cell>
          <table:table-cell table:style-name="ce50" office:value-type="string" calcext:value-type="string">
            <text:p>Enyaq iV vRS</text:p>
          </table:table-cell>
          <table:table-cell table:style-name="ce49" office:value-type="string" calcext:value-type="string">
            <text:p>6.2 sec</text:p>
          </table:table-cell>
          <table:table-cell table:style-name="ce49" office:value-type="string" calcext:value-type="string">
            <text:p>180 km/h</text:p>
          </table:table-cell>
          <table:table-cell table:style-name="ce49" office:value-type="string" calcext:value-type="string">
            <text:p>400 km</text:p>
          </table:table-cell>
          <table:table-cell table:style-name="ce49" office:value-type="string" calcext:value-type="string">
            <text:p>193 Wh/km</text:p>
          </table:table-cell>
          <table:table-cell table:style-name="ce49" office:value-type="string" calcext:value-type="string">
            <text:p>540 km/h</text:p>
          </table:table-cell>
          <table:table-cell table:style-name="ce49" office:value-type="string" calcext:value-type="string">
            <text:p>Rapid charging possible</text:p>
          </table:table-cell>
          <table:table-cell table:style-name="ce49" office:value-type="string" calcext:value-type="string">
            <text:p>All Wheel Drive</text:p>
          </table:table-cell>
          <table:table-cell table:style-name="ce49" office:value-type="string" calcext:value-type="string">
            <text:p>Type 2 CCS</text:p>
          </table:table-cell>
          <table:table-cell table:style-name="ce49" office:value-type="string" calcext:value-type="string">
            <text:p>SUV</text:p>
          </table:table-cell>
          <table:table-cell table:style-name="ce49" office:value-type="string" calcext:value-type="string">
            <text:p>C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47500" calcext:value-type="float">
            <text:p>47500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Skoda</text:p>
          </table:table-cell>
          <table:table-cell table:style-name="ce50" office:value-type="string" calcext:value-type="string">
            <text:p>Enyaq iV 60</text:p>
          </table:table-cell>
          <table:table-cell table:style-name="ce49" office:value-type="string" calcext:value-type="string">
            <text:p>9.0 sec</text:p>
          </table:table-cell>
          <table:table-cell table:style-name="ce49" office:value-type="string" calcext:value-type="string">
            <text:p>160 km/h</text:p>
          </table:table-cell>
          <table:table-cell table:style-name="ce49" office:value-type="string" calcext:value-type="string">
            <text:p>320 km</text:p>
          </table:table-cell>
          <table:table-cell table:style-name="ce49" office:value-type="string" calcext:value-type="string">
            <text:p>181 Wh/km</text:p>
          </table:table-cell>
          <table:table-cell table:style-name="ce49" office:value-type="string" calcext:value-type="string">
            <text:p>440 km/h</text:p>
          </table:table-cell>
          <table:table-cell table:style-name="ce49" office:value-type="string" calcext:value-type="string">
            <text:p>Rapid charging possible</text:p>
          </table:table-cell>
          <table:table-cell table:style-name="ce49" office:value-type="string" calcext:value-type="string">
            <text:p>Rear Wheel Drive</text:p>
          </table:table-cell>
          <table:table-cell table:style-name="ce49" office:value-type="string" calcext:value-type="string">
            <text:p>Type 2 CCS</text:p>
          </table:table-cell>
          <table:table-cell table:style-name="ce49" office:value-type="string" calcext:value-type="string">
            <text:p>SUV</text:p>
          </table:table-cell>
          <table:table-cell table:style-name="ce49" office:value-type="string" calcext:value-type="string">
            <text:p>C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37500" calcext:value-type="float">
            <text:p>37500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Audi</text:p>
          </table:table-cell>
          <table:table-cell table:style-name="ce50" office:value-type="string" calcext:value-type="string">
            <text:p>e-tron S 55 quattro</text:p>
          </table:table-cell>
          <table:table-cell table:style-name="ce49" office:value-type="string" calcext:value-type="string">
            <text:p>4.5 sec</text:p>
          </table:table-cell>
          <table:table-cell table:style-name="ce49" office:value-type="string" calcext:value-type="string">
            <text:p>210 km/h</text:p>
          </table:table-cell>
          <table:table-cell table:style-name="ce49" office:value-type="string" calcext:value-type="string">
            <text:p>320 km</text:p>
          </table:table-cell>
          <table:table-cell table:style-name="ce49" office:value-type="string" calcext:value-type="string">
            <text:p>270 Wh/km</text:p>
          </table:table-cell>
          <table:table-cell table:style-name="ce49" office:value-type="string" calcext:value-type="string">
            <text:p>510 km/h</text:p>
          </table:table-cell>
          <table:table-cell table:style-name="ce49" office:value-type="string" calcext:value-type="string">
            <text:p>Rapid charging possible</text:p>
          </table:table-cell>
          <table:table-cell table:style-name="ce49" office:value-type="string" calcext:value-type="string">
            <text:p>All Wheel Drive</text:p>
          </table:table-cell>
          <table:table-cell table:style-name="ce49" office:value-type="string" calcext:value-type="string">
            <text:p>Type 2 CCS</text:p>
          </table:table-cell>
          <table:table-cell table:style-name="ce49" office:value-type="string" calcext:value-type="string">
            <text:p>SUV</text:p>
          </table:table-cell>
          <table:table-cell table:style-name="ce49" office:value-type="string" calcext:value-type="string">
            <text:p>E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93800" calcext:value-type="float">
            <text:p>93800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Smart</text:p>
          </table:table-cell>
          <table:table-cell table:style-name="ce50" office:value-type="string" calcext:value-type="string">
            <text:p>EQ fortwo cabrio</text:p>
          </table:table-cell>
          <table:table-cell table:style-name="ce49" office:value-type="string" calcext:value-type="string">
            <text:p>11.9 sec</text:p>
          </table:table-cell>
          <table:table-cell table:style-name="ce49" office:value-type="string" calcext:value-type="string">
            <text:p>130 km/h</text:p>
          </table:table-cell>
          <table:table-cell table:style-name="ce49" office:value-type="string" calcext:value-type="string">
            <text:p>95 km</text:p>
          </table:table-cell>
          <table:table-cell table:style-name="ce49" office:value-type="string" calcext:value-type="string">
            <text:p>176 Wh/km</text:p>
          </table:table-cell>
          <table:table-cell table:style-name="ce49" office:value-type="string" calcext:value-type="string">
            <text:p>-</text:p>
          </table:table-cell>
          <table:table-cell table:style-name="ce49" office:value-type="string" calcext:value-type="string">
            <text:p>Rapid charging not possible</text:p>
          </table:table-cell>
          <table:table-cell table:style-name="ce49" office:value-type="string" calcext:value-type="string">
            <text:p>Rear Wheel Drive</text:p>
          </table:table-cell>
          <table:table-cell table:style-name="ce49" office:value-type="string" calcext:value-type="string">
            <text:p>Type 2</text:p>
          </table:table-cell>
          <table:table-cell table:style-name="ce49" office:value-type="string" calcext:value-type="string">
            <text:p>Cabrio</text:p>
          </table:table-cell>
          <table:table-cell table:style-name="ce49" office:value-type="string" calcext:value-type="string">
            <text:p>A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24565" calcext:value-type="float">
            <text:p>24565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Kia</text:p>
          </table:table-cell>
          <table:table-cell table:style-name="ce50" office:value-type="string" calcext:value-type="string">
            <text:p>e-Soul 64 kWh</text:p>
          </table:table-cell>
          <table:table-cell table:style-name="ce49" office:value-type="string" calcext:value-type="string">
            <text:p>7.9 sec</text:p>
          </table:table-cell>
          <table:table-cell table:style-name="ce49" office:value-type="string" calcext:value-type="string">
            <text:p>167 km/h</text:p>
          </table:table-cell>
          <table:table-cell table:style-name="ce49" office:value-type="string" calcext:value-type="string">
            <text:p>365 km</text:p>
          </table:table-cell>
          <table:table-cell table:style-name="ce49" office:value-type="string" calcext:value-type="string">
            <text:p>175 Wh/km</text:p>
          </table:table-cell>
          <table:table-cell table:style-name="ce49" office:value-type="string" calcext:value-type="string">
            <text:p>320 km/h</text:p>
          </table:table-cell>
          <table:table-cell table:style-name="ce49" office:value-type="string" calcext:value-type="string">
            <text:p>Rapid charging possible</text:p>
          </table:table-cell>
          <table:table-cell table:style-name="ce49" office:value-type="string" calcext:value-type="string">
            <text:p>Front Wheel Drive</text:p>
          </table:table-cell>
          <table:table-cell table:style-name="ce49" office:value-type="string" calcext:value-type="string">
            <text:p>Type 2 CCS</text:p>
          </table:table-cell>
          <table:table-cell table:style-name="ce49" office:value-type="string" calcext:value-type="string">
            <text:p>SUV</text:p>
          </table:table-cell>
          <table:table-cell table:style-name="ce49" office:value-type="string" calcext:value-type="string">
            <text:p>B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36837" calcext:value-type="float">
            <text:p>36837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Nissan</text:p>
          </table:table-cell>
          <table:table-cell table:style-name="ce50" office:value-type="string" calcext:value-type="string">
            <text:p>Ariya e-4ORCE 87kWh</text:p>
          </table:table-cell>
          <table:table-cell table:style-name="ce49" office:value-type="string" calcext:value-type="string">
            <text:p>5.7 sec</text:p>
          </table:table-cell>
          <table:table-cell table:style-name="ce49" office:value-type="string" calcext:value-type="string">
            <text:p>200 km/h</text:p>
          </table:table-cell>
          <table:table-cell table:style-name="ce49" office:value-type="string" calcext:value-type="string">
            <text:p>420 km</text:p>
          </table:table-cell>
          <table:table-cell table:style-name="ce49" office:value-type="string" calcext:value-type="string">
            <text:p>207 Wh/km</text:p>
          </table:table-cell>
          <table:table-cell table:style-name="ce49" office:value-type="string" calcext:value-type="string">
            <text:p>500 km/h</text:p>
          </table:table-cell>
          <table:table-cell table:style-name="ce49" office:value-type="string" calcext:value-type="string">
            <text:p>Rapid charging possible</text:p>
          </table:table-cell>
          <table:table-cell table:style-name="ce49" office:value-type="string" calcext:value-type="string">
            <text:p>All Wheel Drive</text:p>
          </table:table-cell>
          <table:table-cell table:style-name="ce49" office:value-type="string" calcext:value-type="string">
            <text:p>Type 2 CCS</text:p>
          </table:table-cell>
          <table:table-cell table:style-name="ce49" office:value-type="string" calcext:value-type="string">
            <text:p>Hatchback</text:p>
          </table:table-cell>
          <table:table-cell table:style-name="ce49" office:value-type="string" calcext:value-type="string">
            <text:p>C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57500" calcext:value-type="float">
            <text:p>57500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Fiat</text:p>
          </table:table-cell>
          <table:table-cell table:style-name="ce50" office:value-type="string" calcext:value-type="string">
            <text:p>500e Convertible</text:p>
          </table:table-cell>
          <table:table-cell table:style-name="ce49" office:value-type="string" calcext:value-type="string">
            <text:p>9.0 sec</text:p>
          </table:table-cell>
          <table:table-cell table:style-name="ce49" office:value-type="string" calcext:value-type="string">
            <text:p>150 km/h</text:p>
          </table:table-cell>
          <table:table-cell table:style-name="ce49" office:value-type="string" calcext:value-type="string">
            <text:p>250 km</text:p>
          </table:table-cell>
          <table:table-cell table:style-name="ce49" office:value-type="string" calcext:value-type="string">
            <text:p>168 Wh/km</text:p>
          </table:table-cell>
          <table:table-cell table:style-name="ce49" office:value-type="string" calcext:value-type="string">
            <text:p>330 km/h</text:p>
          </table:table-cell>
          <table:table-cell table:style-name="ce49" office:value-type="string" calcext:value-type="string">
            <text:p>Rapid charging possible</text:p>
          </table:table-cell>
          <table:table-cell table:style-name="ce49" office:value-type="string" calcext:value-type="string">
            <text:p>Front Wheel Drive</text:p>
          </table:table-cell>
          <table:table-cell table:style-name="ce49" office:value-type="string" calcext:value-type="string">
            <text:p>Type 2 CCS</text:p>
          </table:table-cell>
          <table:table-cell table:style-name="ce49" office:value-type="string" calcext:value-type="string">
            <text:p>Cabrio</text:p>
          </table:table-cell>
          <table:table-cell table:style-name="ce49" office:value-type="string" calcext:value-type="string">
            <text:p>B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37900" calcext:value-type="float">
            <text:p>37900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Volkswagen</text:p>
          </table:table-cell>
          <table:table-cell table:style-name="ce50" office:value-type="string" calcext:value-type="string">
            <text:p>ID.3 Pro Performance</text:p>
          </table:table-cell>
          <table:table-cell table:style-name="ce49" office:value-type="string" calcext:value-type="string">
            <text:p>7.3 sec</text:p>
          </table:table-cell>
          <table:table-cell table:style-name="ce49" office:value-type="string" calcext:value-type="string">
            <text:p>160 km/h</text:p>
          </table:table-cell>
          <table:table-cell table:style-name="ce49" office:value-type="string" calcext:value-type="string">
            <text:p>340 km</text:p>
          </table:table-cell>
          <table:table-cell table:style-name="ce49" office:value-type="string" calcext:value-type="string">
            <text:p>171 Wh/km</text:p>
          </table:table-cell>
          <table:table-cell table:style-name="ce49" office:value-type="string" calcext:value-type="string">
            <text:p>470 km/h</text:p>
          </table:table-cell>
          <table:table-cell table:style-name="ce49" office:value-type="string" calcext:value-type="string">
            <text:p>Rapid charging possible</text:p>
          </table:table-cell>
          <table:table-cell table:style-name="ce49" office:value-type="string" calcext:value-type="string">
            <text:p>Rear Wheel Drive</text:p>
          </table:table-cell>
          <table:table-cell table:style-name="ce49" office:value-type="string" calcext:value-type="string">
            <text:p>Type 2 CCS</text:p>
          </table:table-cell>
          <table:table-cell table:style-name="ce49" office:value-type="string" calcext:value-type="string">
            <text:p>Hatchback</text:p>
          </table:table-cell>
          <table:table-cell table:style-name="ce49" office:value-type="string" calcext:value-type="string">
            <text:p>C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35575" calcext:value-type="float">
            <text:p>35575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Kia</text:p>
          </table:table-cell>
          <table:table-cell table:style-name="ce50" office:value-type="string" calcext:value-type="string">
            <text:p>e-Soul 39 kWh</text:p>
          </table:table-cell>
          <table:table-cell table:style-name="ce49" office:value-type="string" calcext:value-type="string">
            <text:p>9.9 sec</text:p>
          </table:table-cell>
          <table:table-cell table:style-name="ce49" office:value-type="string" calcext:value-type="string">
            <text:p>157 km/h</text:p>
          </table:table-cell>
          <table:table-cell table:style-name="ce49" office:value-type="string" calcext:value-type="string">
            <text:p>230 km</text:p>
          </table:table-cell>
          <table:table-cell table:style-name="ce49" office:value-type="string" calcext:value-type="string">
            <text:p>170 Wh/km</text:p>
          </table:table-cell>
          <table:table-cell table:style-name="ce49" office:value-type="string" calcext:value-type="string">
            <text:p>220 km/h</text:p>
          </table:table-cell>
          <table:table-cell table:style-name="ce49" office:value-type="string" calcext:value-type="string">
            <text:p>Rapid charging possible</text:p>
          </table:table-cell>
          <table:table-cell table:style-name="ce49" office:value-type="string" calcext:value-type="string">
            <text:p>Front Wheel Drive</text:p>
          </table:table-cell>
          <table:table-cell table:style-name="ce49" office:value-type="string" calcext:value-type="string">
            <text:p>Type 2 CCS</text:p>
          </table:table-cell>
          <table:table-cell table:style-name="ce49" office:value-type="string" calcext:value-type="string">
            <text:p>SUV</text:p>
          </table:table-cell>
          <table:table-cell table:style-name="ce49" office:value-type="string" calcext:value-type="string">
            <text:p>B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33133" calcext:value-type="float">
            <text:p>33133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Byton</text:p>
          </table:table-cell>
          <table:table-cell table:style-name="ce50" office:value-type="string" calcext:value-type="string">
            <text:p>M-Byte 72 kWh 2WD</text:p>
          </table:table-cell>
          <table:table-cell table:style-name="ce49" office:value-type="string" calcext:value-type="string">
            <text:p>7.5 sec</text:p>
          </table:table-cell>
          <table:table-cell table:style-name="ce49" office:value-type="string" calcext:value-type="string">
            <text:p>190 km/h</text:p>
          </table:table-cell>
          <table:table-cell table:style-name="ce49" office:value-type="string" calcext:value-type="string">
            <text:p>325 km</text:p>
          </table:table-cell>
          <table:table-cell table:style-name="ce49" office:value-type="string" calcext:value-type="string">
            <text:p>222 Wh/km</text:p>
          </table:table-cell>
          <table:table-cell table:style-name="ce49" office:value-type="string" calcext:value-type="string">
            <text:p>420 km/h</text:p>
          </table:table-cell>
          <table:table-cell table:style-name="ce49" office:value-type="string" calcext:value-type="string">
            <text:p>Rapid charging possible</text:p>
          </table:table-cell>
          <table:table-cell table:style-name="ce49" office:value-type="string" calcext:value-type="string">
            <text:p>Rear Wheel Drive</text:p>
          </table:table-cell>
          <table:table-cell table:style-name="ce49" office:value-type="string" calcext:value-type="string">
            <text:p>Type 2 CCS</text:p>
          </table:table-cell>
          <table:table-cell table:style-name="ce49" office:value-type="string" calcext:value-type="string">
            <text:p>SUV</text:p>
          </table:table-cell>
          <table:table-cell table:style-name="ce49" office:value-type="string" calcext:value-type="string">
            <text:p>E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53500" calcext:value-type="float">
            <text:p>53500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Nissan</text:p>
          </table:table-cell>
          <table:table-cell table:style-name="ce50" office:value-type="string" calcext:value-type="string">
            <text:p>Ariya 63kWh</text:p>
          </table:table-cell>
          <table:table-cell table:style-name="ce49" office:value-type="string" calcext:value-type="string">
            <text:p>7.5 sec</text:p>
          </table:table-cell>
          <table:table-cell table:style-name="ce49" office:value-type="string" calcext:value-type="string">
            <text:p>160 km/h</text:p>
          </table:table-cell>
          <table:table-cell table:style-name="ce49" office:value-type="string" calcext:value-type="string">
            <text:p>330 km</text:p>
          </table:table-cell>
          <table:table-cell table:style-name="ce49" office:value-type="string" calcext:value-type="string">
            <text:p>191 Wh/km</text:p>
          </table:table-cell>
          <table:table-cell table:style-name="ce49" office:value-type="string" calcext:value-type="string">
            <text:p>440 km/h</text:p>
          </table:table-cell>
          <table:table-cell table:style-name="ce49" office:value-type="string" calcext:value-type="string">
            <text:p>Rapid charging possible</text:p>
          </table:table-cell>
          <table:table-cell table:style-name="ce49" office:value-type="string" calcext:value-type="string">
            <text:p>Front Wheel Drive</text:p>
          </table:table-cell>
          <table:table-cell table:style-name="ce49" office:value-type="string" calcext:value-type="string">
            <text:p>Type 2 CCS</text:p>
          </table:table-cell>
          <table:table-cell table:style-name="ce49" office:value-type="string" calcext:value-type="string">
            <text:p>Hatchback</text:p>
          </table:table-cell>
          <table:table-cell table:style-name="ce49" office:value-type="string" calcext:value-type="string">
            <text:p>C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45000" calcext:value-type="float">
            <text:p>45000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Audi</text:p>
          </table:table-cell>
          <table:table-cell table:style-name="ce50" office:value-type="string" calcext:value-type="string">
            <text:p>e-tron S Sportback 55 quattro</text:p>
          </table:table-cell>
          <table:table-cell table:style-name="ce49" office:value-type="string" calcext:value-type="string">
            <text:p>4.5 sec</text:p>
          </table:table-cell>
          <table:table-cell table:style-name="ce49" office:value-type="string" calcext:value-type="string">
            <text:p>210 km/h</text:p>
          </table:table-cell>
          <table:table-cell table:style-name="ce49" office:value-type="string" calcext:value-type="string">
            <text:p>335 km</text:p>
          </table:table-cell>
          <table:table-cell table:style-name="ce49" office:value-type="string" calcext:value-type="string">
            <text:p>258 Wh/km</text:p>
          </table:table-cell>
          <table:table-cell table:style-name="ce49" office:value-type="string" calcext:value-type="string">
            <text:p>540 km/h</text:p>
          </table:table-cell>
          <table:table-cell table:style-name="ce49" office:value-type="string" calcext:value-type="string">
            <text:p>Rapid charging possible</text:p>
          </table:table-cell>
          <table:table-cell table:style-name="ce49" office:value-type="string" calcext:value-type="string">
            <text:p>All Wheel Drive</text:p>
          </table:table-cell>
          <table:table-cell table:style-name="ce49" office:value-type="string" calcext:value-type="string">
            <text:p>Type 2 CCS</text:p>
          </table:table-cell>
          <table:table-cell table:style-name="ce49" office:value-type="string" calcext:value-type="string">
            <text:p>SUV</text:p>
          </table:table-cell>
          <table:table-cell table:style-name="ce49" office:value-type="string" calcext:value-type="string">
            <text:p>E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96050" calcext:value-type="float">
            <text:p>96050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Nissan</text:p>
          </table:table-cell>
          <table:table-cell table:style-name="ce50" office:value-type="string" calcext:value-type="string">
            <text:p>Ariya e-4ORCE 63kWh</text:p>
          </table:table-cell>
          <table:table-cell table:style-name="ce49" office:value-type="string" calcext:value-type="string">
            <text:p>5.9 sec</text:p>
          </table:table-cell>
          <table:table-cell table:style-name="ce49" office:value-type="string" calcext:value-type="string">
            <text:p>200 km/h</text:p>
          </table:table-cell>
          <table:table-cell table:style-name="ce49" office:value-type="string" calcext:value-type="string">
            <text:p>325 km</text:p>
          </table:table-cell>
          <table:table-cell table:style-name="ce49" office:value-type="string" calcext:value-type="string">
            <text:p>194 Wh/km</text:p>
          </table:table-cell>
          <table:table-cell table:style-name="ce49" office:value-type="string" calcext:value-type="string">
            <text:p>440 km/h</text:p>
          </table:table-cell>
          <table:table-cell table:style-name="ce49" office:value-type="string" calcext:value-type="string">
            <text:p>Rapid charging possible</text:p>
          </table:table-cell>
          <table:table-cell table:style-name="ce49" office:value-type="string" calcext:value-type="string">
            <text:p>All Wheel Drive</text:p>
          </table:table-cell>
          <table:table-cell table:style-name="ce49" office:value-type="string" calcext:value-type="string">
            <text:p>Type 2 CCS</text:p>
          </table:table-cell>
          <table:table-cell table:style-name="ce49" office:value-type="string" calcext:value-type="string">
            <text:p>Hatchback</text:p>
          </table:table-cell>
          <table:table-cell table:style-name="ce49" office:value-type="string" calcext:value-type="string">
            <text:p>C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50000" calcext:value-type="float">
            <text:p>50000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Nissan</text:p>
          </table:table-cell>
          <table:table-cell table:style-name="ce50" office:value-type="string" calcext:value-type="string">
            <text:p>Ariya e-4ORCE 87kWh Performance</text:p>
          </table:table-cell>
          <table:table-cell table:style-name="ce49" office:value-type="string" calcext:value-type="string">
            <text:p>5.1 sec</text:p>
          </table:table-cell>
          <table:table-cell table:style-name="ce49" office:value-type="string" calcext:value-type="string">
            <text:p>200 km/h</text:p>
          </table:table-cell>
          <table:table-cell table:style-name="ce49" office:value-type="string" calcext:value-type="string">
            <text:p>375 km</text:p>
          </table:table-cell>
          <table:table-cell table:style-name="ce49" office:value-type="string" calcext:value-type="string">
            <text:p>232 Wh/km</text:p>
          </table:table-cell>
          <table:table-cell table:style-name="ce49" office:value-type="string" calcext:value-type="string">
            <text:p>450 km/h</text:p>
          </table:table-cell>
          <table:table-cell table:style-name="ce49" office:value-type="string" calcext:value-type="string">
            <text:p>Rapid charging possible</text:p>
          </table:table-cell>
          <table:table-cell table:style-name="ce49" office:value-type="string" calcext:value-type="string">
            <text:p>All Wheel Drive</text:p>
          </table:table-cell>
          <table:table-cell table:style-name="ce49" office:value-type="string" calcext:value-type="string">
            <text:p>Type 2 CCS</text:p>
          </table:table-cell>
          <table:table-cell table:style-name="ce49" office:value-type="string" calcext:value-type="string">
            <text:p>Hatchback</text:p>
          </table:table-cell>
          <table:table-cell table:style-name="ce49" office:value-type="string" calcext:value-type="string">
            <text:p>C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65000" calcext:value-type="float">
            <text:p>65000</text:p>
          </table:table-cell>
          <table:table-cell table:number-columns-repeated="1010"/>
        </table:table-row>
        <table:table-row table:style-name="ro1">
          <table:table-cell table:style-name="ce49" office:value-type="string" calcext:value-type="string">
            <text:p>Byton</text:p>
          </table:table-cell>
          <table:table-cell table:style-name="ce50" office:value-type="string" calcext:value-type="string">
            <text:p>M-Byte 95 kWh 2WD</text:p>
          </table:table-cell>
          <table:table-cell table:style-name="ce49" office:value-type="string" calcext:value-type="string">
            <text:p>7.5 sec</text:p>
          </table:table-cell>
          <table:table-cell table:style-name="ce49" office:value-type="string" calcext:value-type="string">
            <text:p>190 km/h</text:p>
          </table:table-cell>
          <table:table-cell table:style-name="ce49" office:value-type="string" calcext:value-type="string">
            <text:p>400 km</text:p>
          </table:table-cell>
          <table:table-cell table:style-name="ce49" office:value-type="string" calcext:value-type="string">
            <text:p>238 Wh/km</text:p>
          </table:table-cell>
          <table:table-cell table:style-name="ce49" office:value-type="string" calcext:value-type="string">
            <text:p>480 km/h</text:p>
          </table:table-cell>
          <table:table-cell table:style-name="ce49" office:value-type="string" calcext:value-type="string">
            <text:p>Rapid charging possible</text:p>
          </table:table-cell>
          <table:table-cell table:style-name="ce49" office:value-type="string" calcext:value-type="string">
            <text:p>All Wheel Drive</text:p>
          </table:table-cell>
          <table:table-cell table:style-name="ce49" office:value-type="string" calcext:value-type="string">
            <text:p>Type 2 CCS</text:p>
          </table:table-cell>
          <table:table-cell table:style-name="ce49" office:value-type="string" calcext:value-type="string">
            <text:p>SUV</text:p>
          </table:table-cell>
          <table:table-cell table:style-name="ce49" office:value-type="string" calcext:value-type="string">
            <text:p>E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62000" calcext:value-type="float">
            <text:p>62000</text:p>
          </table:table-cell>
          <table:table-cell table:number-columns-repeated="1010"/>
        </table:table-row>
        <table:table-row table:style-name="ro1" table:number-rows-repeated="896">
          <table:table-cell/>
          <table:table-cell table:style-name="ce5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raw_ElectricCarData.A1:raw_ElectricCarData.N104">
            <calcext:condition calcext:apply-style-name="ConditionalStyle_1" calcext:value="formula-is(LEN(TRIM([.A1]))=0)" calcext:base-cell-address="raw_ElectricCarData.A1"/>
          </calcext:conditional-format>
        </calcext:conditional-formats>
      </table:table>
      <table:named-expressions/>
      <table:database-ranges>
        <table:database-range table:name="__Anonymous_Sheet_DB__0" table:target-range-address="clean_ElectricCarData.A1:clean_ElectricCarData.R104" table:display-filter-buttons="true"/>
      </table:database-ranges>
      <table:data-pilot-tables>
        <table:data-pilot-table table:name="PT- Brand x Price" table:application-data="" table:target-range-address="'PT- Brand x Price'.A1:'PT- Brand x Price'.B34" table:buttons="'PT- Brand x Price'.A1" table:grand-total="column" table:show-filter-button="false">
          <table:source-cell-range table:cell-range-address="clean_ElectricCarData.A1:clean_ElectricCarData.R104"/>
          <table:data-pilot-field table:source-field-name="Model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U5" table:display="true" table:show-details="true"/>
                <table:data-pilot-member table:name="e-tron GT" table:display="true" table:show-details="true"/>
                <table:data-pilot-member table:name="e-tron S Sportback 55 quattro" table:display="true" table:show-details="true"/>
                <table:data-pilot-member table:name="e-tron S 55 quattro" table:display="true" table:show-details="true"/>
                <table:data-pilot-member table:name="e-tron Sportback 55 quattro" table:display="true" table:show-details="true"/>
                <table:data-pilot-member table:name="e-tron 55 quattro" table:display="true" table:show-details="true"/>
                <table:data-pilot-member table:name="e-tron Sportback 50 quattro" table:display="true" table:show-details="true"/>
                <table:data-pilot-member table:name="e-tron 50 quattro" table:display="true" table:show-details="true"/>
                <table:data-pilot-member table:name="Q4 Sportback e-tron" table:display="true" table:show-details="true"/>
                <table:data-pilot-member table:name="Q4 e-tron" table:display="true" table:show-details="true"/>
                <table:data-pilot-member table:name="iX3" table:display="true" table:show-details="true"/>
                <table:data-pilot-member table:name="i4" table:display="true" table:show-details="true"/>
                <table:data-pilot-member table:name="i3s 120 Ah" table:display="true" table:show-details="true"/>
                <table:data-pilot-member table:name="i3 120 Ah" table:display="true" table:show-details="true"/>
                <table:data-pilot-member table:name="M-Byte 95 kWh 4WD" table:display="true" table:show-details="true"/>
                <table:data-pilot-member table:name="M-Byte 95 kWh 2WD" table:display="true" table:show-details="true"/>
                <table:data-pilot-member table:name="M-Byte 72 kWh 2WD" table:display="true" table:show-details="true"/>
                <table:data-pilot-member table:name="e-C4" table:display="true" table:show-details="true"/>
                <table:data-pilot-member table:name="el-Born" table:display="true" table:show-details="true"/>
                <table:data-pilot-member table:name="3 Crossback E-Tense" table:display="true" table:show-details="true"/>
                <table:data-pilot-member table:name="500e Convertible" table:display="true" table:show-details="true"/>
                <table:data-pilot-member table:name="500e Hatchback" table:display="true" table:show-details="true"/>
                <table:data-pilot-member table:name="Mustang Mach-E ER AWD" table:display="true" table:show-details="true"/>
                <table:data-pilot-member table:name="Mustang Mach-E ER RWD" table:display="true" table:show-details="true"/>
                <table:data-pilot-member table:name="Mustang Mach-E SR AWD" table:display="true" table:show-details="true"/>
                <table:data-pilot-member table:name="Mustang Mach-E SR RWD" table:display="true" table:show-details="true"/>
                <table:data-pilot-member table:name="e Advance" table:display="true" table:show-details="true"/>
                <table:data-pilot-member table:name="e" table:display="true" table:show-details="true"/>
                <table:data-pilot-member table:name="Kona Electric 64 kWh" table:display="true" table:show-details="true"/>
                <table:data-pilot-member table:name="IONIQ Electric" table:display="true" table:show-details="true"/>
                <table:data-pilot-member table:name="Kona Electric 39 kWh" table:display="true" table:show-details="true"/>
                <table:data-pilot-member table:name="I-Pace" table:display="true" table:show-details="true"/>
                <table:data-pilot-member table:name="e-Niro 64 kWh" table:display="true" table:show-details="true"/>
                <table:data-pilot-member table:name="e-Soul 64 kWh" table:display="true" table:show-details="true"/>
                <table:data-pilot-member table:name="e-Niro 39 kWh" table:display="true" table:show-details="true"/>
                <table:data-pilot-member table:name="e-Soul 39 kWh" table:display="true" table:show-details="true"/>
                <table:data-pilot-member table:name="UX 300e" table:display="true" table:show-details="true"/>
                <table:data-pilot-member table:name="One" table:display="true" table:show-details="true"/>
                <table:data-pilot-member table:name="Air" table:display="true" table:show-details="true"/>
                <table:data-pilot-member table:name="MX-30" table:display="true" table:show-details="true"/>
                <table:data-pilot-member table:name="EQV 300 Long" table:display="true" table:show-details="true"/>
                <table:data-pilot-member table:name="EQC 400 4MATIC" table:display="true" table:show-details="true"/>
                <table:data-pilot-member table:name="EQA" table:display="true" table:show-details="true"/>
                <table:data-pilot-member table:name="ZS EV" table:display="true" table:show-details="true"/>
                <table:data-pilot-member table:name="Cooper SE" table:display="true" table:show-details="true"/>
                <table:data-pilot-member table:name="Ariya e-4ORCE 87kWh Performance" table:display="true" table:show-details="true"/>
                <table:data-pilot-member table:name="Ariya e-4ORCE 87kWh" table:display="true" table:show-details="true"/>
                <table:data-pilot-member table:name="Ariya 87kWh" table:display="true" table:show-details="true"/>
                <table:data-pilot-member table:name="Ariya e-4ORCE 63kWh" table:display="true" table:show-details="true"/>
                <table:data-pilot-member table:name="Ariya 63kWh" table:display="true" table:show-details="true"/>
                <table:data-pilot-member table:name="Leaf e+" table:display="true" table:show-details="true"/>
                <table:data-pilot-member table:name="e-NV200 Evalia" table:display="true" table:show-details="true"/>
                <table:data-pilot-member table:name="Leaf" table:display="true" table:show-details="true"/>
                <table:data-pilot-member table:name="Ampera-e" table:display="true" table:show-details="true"/>
                <table:data-pilot-member table:name="Mokka-e" table:display="true" table:show-details="true"/>
                <table:data-pilot-member table:name="Corsa-e" table:display="true" table:show-details="true"/>
                <table:data-pilot-member table:name="e-2008 SUV" table:display="true" table:show-details="true"/>
                <table:data-pilot-member table:name="e-208" table:display="true" table:show-details="true"/>
                <table:data-pilot-member table:name="2" table:display="true" table:show-details="true"/>
                <table:data-pilot-member table:name="Taycan Turbo S" table:display="true" table:show-details="true"/>
                <table:data-pilot-member table:name="Taycan Cross Turismo" table:display="true" table:show-details="true"/>
                <table:data-pilot-member table:name="Taycan Turbo" table:display="true" table:show-details="true"/>
                <table:data-pilot-member table:name="Taycan 4S Plus" table:display="true" table:show-details="true"/>
                <table:data-pilot-member table:name="Taycan 4S" table:display="true" table:show-details="true"/>
                <table:data-pilot-member table:name="Kangoo Maxi ZE 33" table:display="true" table:show-details="true"/>
                <table:data-pilot-member table:name="Zoe ZE50 R135" table:display="true" table:show-details="true"/>
                <table:data-pilot-member table:name="Zoe ZE50 R110" table:display="true" table:show-details="true"/>
                <table:data-pilot-member table:name="Zoe ZE40 R110" table:display="true" table:show-details="true"/>
                <table:data-pilot-member table:name="Twingo ZE" table:display="true" table:show-details="true"/>
                <table:data-pilot-member table:name="Mii Electric" table:display="true" table:show-details="true"/>
                <table:data-pilot-member table:name="Enyaq iV vRS" table:display="true" table:show-details="true"/>
                <table:data-pilot-member table:name="Enyaq iV 80X" table:display="true" table:show-details="true"/>
                <table:data-pilot-member table:name="Enyaq iV 80" table:display="true" table:show-details="true"/>
                <table:data-pilot-member table:name="Enyaq iV 60" table:display="true" table:show-details="true"/>
                <table:data-pilot-member table:name="Enyaq iV 50" table:display="true" table:show-details="true"/>
                <table:data-pilot-member table:name="CITIGOe iV" table:display="true" table:show-details="true"/>
                <table:data-pilot-member table:name="EQ fortwo cabrio" table:display="true" table:show-details="true"/>
                <table:data-pilot-member table:name="EQ forfour" table:display="true" table:show-details="true"/>
                <table:data-pilot-member table:name="EQ fortwo coupe" table:display="true" table:show-details="true"/>
                <table:data-pilot-member table:name="Sion" table:display="true" table:show-details="true"/>
                <table:data-pilot-member table:name="Roadster" table:display="true" table:show-details="true"/>
                <table:data-pilot-member table:name="Model X Performance" table:display="true" table:show-details="true"/>
                <table:data-pilot-member table:name="Model S Performance" table:display="true" table:show-details="true"/>
                <table:data-pilot-member table:name="Model X Long Range" table:display="true" table:show-details="true"/>
                <table:data-pilot-member table:name="Model S Long Range" table:display="true" table:show-details="true"/>
                <table:data-pilot-member table:name="Cybertruck Tri Motor" table:display="true" table:show-details="true"/>
                <table:data-pilot-member table:name="Model Y Long Range Performance" table:display="true" table:show-details="true"/>
                <table:data-pilot-member table:name="Model 3 Long Range Performance" table:display="true" table:show-details="true"/>
                <table:data-pilot-member table:name="Model Y Long Range Dual Motor" table:display="true" table:show-details="true"/>
                <table:data-pilot-member table:name="Model 3 Long Range Dual Motor" table:display="true" table:show-details="true"/>
                <table:data-pilot-member table:name="Cybertruck Dual Motor" table:display="true" table:show-details="true"/>
                <table:data-pilot-member table:name="Model 3 Standard Range Plus" table:display="true" table:show-details="true"/>
                <table:data-pilot-member table:name="Cybertruck Single Motor" table:display="true" table:show-details="true"/>
                <table:data-pilot-member table:name="ID.4" table:display="true" table:show-details="true"/>
                <table:data-pilot-member table:name="ID.3 Pro S" table:display="true" table:show-details="true"/>
                <table:data-pilot-member table:name="ID.3 1st" table:display="true" table:show-details="true"/>
                <table:data-pilot-member table:name="ID.3 Pro Performance" table:display="true" table:show-details="true"/>
                <table:data-pilot-member table:name="ID.3 Pro" table:display="true" table:show-details="true"/>
                <table:data-pilot-member table:name="e-Golf" table:display="true" table:show-details="true"/>
                <table:data-pilot-member table:name="ID.3 Pure" table:display="true" table:show-details="true"/>
                <table:data-pilot-member table:name="e-Up!" table:display="true" table:show-details="true"/>
                <table:data-pilot-member table:name="XC40 P8 AWD Recharge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AccelSec_Km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9.0" table:display="true" table:show-details="true"/>
                <table:data-pilot-member table:name="3.5" table:display="true" table:show-details="true"/>
                <table:data-pilot-member table:name="4.5" table:display="true" table:show-details="true"/>
                <table:data-pilot-member table:name="5.7" table:display="true" table:show-details="true"/>
                <table:data-pilot-member table:name="6.8" table:display="true" table:show-details="true"/>
                <table:data-pilot-member table:name="6.3" table:display="true" table:show-details="true"/>
                <table:data-pilot-member table:name="4.0" table:display="true" table:show-details="true"/>
                <table:data-pilot-member table:name="6.9" table:display="true" table:show-details="true"/>
                <table:data-pilot-member table:name="7.3" table:display="true" table:show-details="true"/>
                <table:data-pilot-member table:name="5.5" table:display="true" table:show-details="true"/>
                <table:data-pilot-member table:name="7.5" table:display="true" table:show-details="true"/>
                <table:data-pilot-member table:name="9.7" table:display="true" table:show-details="true"/>
                <table:data-pilot-member table:name="6.5" table:display="true" table:show-details="true"/>
                <table:data-pilot-member table:name="8.7" table:display="true" table:show-details="true"/>
                <table:data-pilot-member table:name="6.0" table:display="true" table:show-details="true"/>
                <table:data-pilot-member table:name="7.0" table:display="true" table:show-details="true"/>
                <table:data-pilot-member table:name="6.6" table:display="true" table:show-details="true"/>
                <table:data-pilot-member table:name="8.3" table:display="true" table:show-details="true"/>
                <table:data-pilot-member table:name="9.5" table:display="true" table:show-details="true"/>
                <table:data-pilot-member table:name="7.9" table:display="true" table:show-details="true"/>
                <table:data-pilot-member table:name="9.9" table:display="true" table:show-details="true"/>
                <table:data-pilot-member table:name="4.8" table:display="true" table:show-details="true"/>
                <table:data-pilot-member table:name="7.8" table:display="true" table:show-details="true"/>
                <table:data-pilot-member table:name="9.8" table:display="true" table:show-details="true"/>
                <table:data-pilot-member table:name="10.0" table:display="true" table:show-details="true"/>
                <table:data-pilot-member table:name="2.8" table:display="true" table:show-details="true"/>
                <table:data-pilot-member table:name="5.1" table:display="true" table:show-details="true"/>
                <table:data-pilot-member table:name="5.0" table:display="true" table:show-details="true"/>
                <table:data-pilot-member table:name="8.2" table:display="true" table:show-details="true"/>
                <table:data-pilot-member table:name="7.6" table:display="true" table:show-details="true"/>
                <table:data-pilot-member table:name="5.9" table:display="true" table:show-details="true"/>
                <table:data-pilot-member table:name="14.0" table:display="true" table:show-details="true"/>
                <table:data-pilot-member table:name="8.5" table:display="true" table:show-details="true"/>
                <table:data-pilot-member table:name="8.1" table:display="true" table:show-details="true"/>
                <table:data-pilot-member table:name="4.7" table:display="true" table:show-details="true"/>
                <table:data-pilot-member table:name="3.2" table:display="true" table:show-details="true"/>
                <table:data-pilot-member table:name="22.4" table:display="true" table:show-details="true"/>
                <table:data-pilot-member table:name="11.4" table:display="true" table:show-details="true"/>
                <table:data-pilot-member table:name="12.6" table:display="true" table:show-details="true"/>
                <table:data-pilot-member table:name="12.3" table:display="true" table:show-details="true"/>
                <table:data-pilot-member table:name="6.2" table:display="true" table:show-details="true"/>
                <table:data-pilot-member table:name="8.8" table:display="true" table:show-details="true"/>
                <table:data-pilot-member table:name="11.9" table:display="true" table:show-details="true"/>
                <table:data-pilot-member table:name="12.7" table:display="true" table:show-details="true"/>
                <table:data-pilot-member table:name="11.6" table:display="true" table:show-details="true"/>
                <table:data-pilot-member table:name="2.1" table:display="true" table:show-details="true"/>
                <table:data-pilot-member table:name="2.5" table:display="true" table:show-details="true"/>
                <table:data-pilot-member table:name="4.6" table:display="true" table:show-details="true"/>
                <table:data-pilot-member table:name="3.8" table:display="true" table:show-details="true"/>
                <table:data-pilot-member table:name="3.0" table:display="true" table:show-details="true"/>
                <table:data-pilot-member table:name="3.7" table:display="true" table:show-details="true"/>
                <table:data-pilot-member table:name="3.4" table:display="true" table:show-details="true"/>
                <table:data-pilot-member table:name="5.6" table:display="true" table:show-details="true"/>
                <table:data-pilot-member table:name="9.6" table:display="true" table:show-details="true"/>
                <table:data-pilot-member table:name="4.9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AccelSec_Mi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8.69 sec" table:display="true" table:show-details="true"/>
                <table:data-pilot-member table:name="3.38 sec" table:display="true" table:show-details="true"/>
                <table:data-pilot-member table:name="4.35 sec" table:display="true" table:show-details="true"/>
                <table:data-pilot-member table:name="5.50 sec" table:display="true" table:show-details="true"/>
                <table:data-pilot-member table:name="6.57 sec" table:display="true" table:show-details="true"/>
                <table:data-pilot-member table:name="6.08 sec" table:display="true" table:show-details="true"/>
                <table:data-pilot-member table:name="3.86 sec" table:display="true" table:show-details="true"/>
                <table:data-pilot-member table:name="6.66 sec" table:display="true" table:show-details="true"/>
                <table:data-pilot-member table:name="7.05 sec" table:display="true" table:show-details="true"/>
                <table:data-pilot-member table:name="5.31 sec" table:display="true" table:show-details="true"/>
                <table:data-pilot-member table:name="7.24 sec" table:display="true" table:show-details="true"/>
                <table:data-pilot-member table:name="9.37 sec" table:display="true" table:show-details="true"/>
                <table:data-pilot-member table:name="6.28 sec" table:display="true" table:show-details="true"/>
                <table:data-pilot-member table:name="8.40 sec" table:display="true" table:show-details="true"/>
                <table:data-pilot-member table:name="5.79 sec" table:display="true" table:show-details="true"/>
                <table:data-pilot-member table:name="6.76 sec" table:display="true" table:show-details="true"/>
                <table:data-pilot-member table:name="6.37 sec" table:display="true" table:show-details="true"/>
                <table:data-pilot-member table:name="8.01 sec" table:display="true" table:show-details="true"/>
                <table:data-pilot-member table:name="9.17 sec" table:display="true" table:show-details="true"/>
                <table:data-pilot-member table:name="7.63 sec" table:display="true" table:show-details="true"/>
                <table:data-pilot-member table:name="9.56 sec" table:display="true" table:show-details="true"/>
                <table:data-pilot-member table:name="4.63 sec" table:display="true" table:show-details="true"/>
                <table:data-pilot-member table:name="7.53 sec" table:display="true" table:show-details="true"/>
                <table:data-pilot-member table:name="9.46 sec" table:display="true" table:show-details="true"/>
                <table:data-pilot-member table:name="9.66 sec" table:display="true" table:show-details="true"/>
                <table:data-pilot-member table:name="2.70 sec" table:display="true" table:show-details="true"/>
                <table:data-pilot-member table:name="4.92 sec" table:display="true" table:show-details="true"/>
                <table:data-pilot-member table:name="4.83 sec" table:display="true" table:show-details="true"/>
                <table:data-pilot-member table:name="7.92 sec" table:display="true" table:show-details="true"/>
                <table:data-pilot-member table:name="7.34 sec" table:display="true" table:show-details="true"/>
                <table:data-pilot-member table:name="5.70 sec" table:display="true" table:show-details="true"/>
                <table:data-pilot-member table:name="13.52 sec" table:display="true" table:show-details="true"/>
                <table:data-pilot-member table:name="8.21 sec" table:display="true" table:show-details="true"/>
                <table:data-pilot-member table:name="7.82 sec" table:display="true" table:show-details="true"/>
                <table:data-pilot-member table:name="4.54 sec" table:display="true" table:show-details="true"/>
                <table:data-pilot-member table:name="3.09 sec" table:display="true" table:show-details="true"/>
                <table:data-pilot-member table:name="21.63 sec" table:display="true" table:show-details="true"/>
                <table:data-pilot-member table:name="11.01 sec" table:display="true" table:show-details="true"/>
                <table:data-pilot-member table:name="12.17 sec" table:display="true" table:show-details="true"/>
                <table:data-pilot-member table:name="11.88 sec" table:display="true" table:show-details="true"/>
                <table:data-pilot-member table:name="5.99 sec" table:display="true" table:show-details="true"/>
                <table:data-pilot-member table:name="8.50 sec" table:display="true" table:show-details="true"/>
                <table:data-pilot-member table:name="11.49 sec" table:display="true" table:show-details="true"/>
                <table:data-pilot-member table:name="12.26 sec" table:display="true" table:show-details="true"/>
                <table:data-pilot-member table:name="11.20 sec" table:display="true" table:show-details="true"/>
                <table:data-pilot-member table:name="2.03 sec" table:display="true" table:show-details="true"/>
                <table:data-pilot-member table:name="2.41 sec" table:display="true" table:show-details="true"/>
                <table:data-pilot-member table:name="4.44 sec" table:display="true" table:show-details="true"/>
                <table:data-pilot-member table:name="3.67 sec" table:display="true" table:show-details="true"/>
                <table:data-pilot-member table:name="2.90 sec" table:display="true" table:show-details="true"/>
                <table:data-pilot-member table:name="3.57 sec" table:display="true" table:show-details="true"/>
                <table:data-pilot-member table:name="3.28 sec" table:display="true" table:show-details="true"/>
                <table:data-pilot-member table:name="5.41 sec" table:display="true" table:show-details="true"/>
                <table:data-pilot-member table:name="9.27 sec" table:display="true" table:show-details="true"/>
                <table:data-pilot-member table:name="4.73 sec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TopSpeed_Km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50" table:display="true" table:show-details="true"/>
                <table:data-pilot-member table:name="240" table:display="true" table:show-details="true"/>
                <table:data-pilot-member table:name="210" table:display="true" table:show-details="true"/>
                <table:data-pilot-member table:name="200" table:display="true" table:show-details="true"/>
                <table:data-pilot-member table:name="190" table:display="true" table:show-details="true"/>
                <table:data-pilot-member table:name="180" table:display="true" table:show-details="true"/>
                <table:data-pilot-member table:name="160" table:display="true" table:show-details="true"/>
                <table:data-pilot-member table:name="145" table:display="true" table:show-details="true"/>
                <table:data-pilot-member table:name="167" table:display="true" table:show-details="true"/>
                <table:data-pilot-member table:name="165" table:display="true" table:show-details="true"/>
                <table:data-pilot-member table:name="155" table:display="true" table:show-details="true"/>
                <table:data-pilot-member table:name="157" table:display="true" table:show-details="true"/>
                <table:data-pilot-member table:name="250" table:display="true" table:show-details="true"/>
                <table:data-pilot-member table:name="140" table:display="true" table:show-details="true"/>
                <table:data-pilot-member table:name="123" table:display="true" table:show-details="true"/>
                <table:data-pilot-member table:name="144" table:display="true" table:show-details="true"/>
                <table:data-pilot-member table:name="260" table:display="true" table:show-details="true"/>
                <table:data-pilot-member table:name="130" table:display="true" table:show-details="true"/>
                <table:data-pilot-member table:name="135" table:display="true" table:show-details="true"/>
                <table:data-pilot-member table:name="410" table:display="true" table:show-details="true"/>
                <table:data-pilot-member table:name="261" table:display="true" table:show-details="true"/>
                <table:data-pilot-member table:name="241" table:display="true" table:show-details="true"/>
                <table:data-pilot-member table:name="217" table:display="true" table:show-details="true"/>
                <table:data-pilot-member table:name="233" table:display="true" table:show-details="true"/>
                <table:data-pilot-member table:name="225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TopSpeed_Mi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93 mi/hr" table:display="true" table:show-details="true"/>
                <table:data-pilot-member table:name="149 mi/hr" table:display="true" table:show-details="true"/>
                <table:data-pilot-member table:name="130 mi/hr" table:display="true" table:show-details="true"/>
                <table:data-pilot-member table:name="124 mi/hr" table:display="true" table:show-details="true"/>
                <table:data-pilot-member table:name="118 mi/hr" table:display="true" table:show-details="true"/>
                <table:data-pilot-member table:name="112 mi/hr" table:display="true" table:show-details="true"/>
                <table:data-pilot-member table:name="99 mi/hr" table:display="true" table:show-details="true"/>
                <table:data-pilot-member table:name="90 mi/hr" table:display="true" table:show-details="true"/>
                <table:data-pilot-member table:name="104 mi/hr" table:display="true" table:show-details="true"/>
                <table:data-pilot-member table:name="102 mi/hr" table:display="true" table:show-details="true"/>
                <table:data-pilot-member table:name="96 mi/hr" table:display="true" table:show-details="true"/>
                <table:data-pilot-member table:name="97 mi/hr" table:display="true" table:show-details="true"/>
                <table:data-pilot-member table:name="155 mi/hr" table:display="true" table:show-details="true"/>
                <table:data-pilot-member table:name="87 mi/hr" table:display="true" table:show-details="true"/>
                <table:data-pilot-member table:name="76 mi/hr" table:display="true" table:show-details="true"/>
                <table:data-pilot-member table:name="89 mi/hr" table:display="true" table:show-details="true"/>
                <table:data-pilot-member table:name="161 mi/hr" table:display="true" table:show-details="true"/>
                <table:data-pilot-member table:name="81 mi/hr" table:display="true" table:show-details="true"/>
                <table:data-pilot-member table:name="84 mi/hr" table:display="true" table:show-details="true"/>
                <table:data-pilot-member table:name="254 mi/hr" table:display="true" table:show-details="true"/>
                <table:data-pilot-member table:name="162 mi/hr" table:display="true" table:show-details="true"/>
                <table:data-pilot-member table:name="135 mi/hr" table:display="true" table:show-details="true"/>
                <table:data-pilot-member table:name="144 mi/hr" table:display="true" table:show-details="true"/>
                <table:data-pilot-member table:name="140 mi/hr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Range_Km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335" table:display="true" table:show-details="true"/>
                <table:data-pilot-member table:name="425" table:display="true" table:show-details="true"/>
                <table:data-pilot-member table:name="320" table:display="true" table:show-details="true"/>
                <table:data-pilot-member table:name="380" table:display="true" table:show-details="true"/>
                <table:data-pilot-member table:name="365" table:display="true" table:show-details="true"/>
                <table:data-pilot-member table:name="295" table:display="true" table:show-details="true"/>
                <table:data-pilot-member table:name="280" table:display="true" table:show-details="true"/>
                <table:data-pilot-member table:name="410" table:display="true" table:show-details="true"/>
                <table:data-pilot-member table:name="400" table:display="true" table:show-details="true"/>
                <table:data-pilot-member table:name="360" table:display="true" table:show-details="true"/>
                <table:data-pilot-member table:name="450" table:display="true" table:show-details="true"/>
                <table:data-pilot-member table:name="230" table:display="true" table:show-details="true"/>
                <table:data-pilot-member table:name="235" table:display="true" table:show-details="true"/>
                <table:data-pilot-member table:name="390" table:display="true" table:show-details="true"/>
                <table:data-pilot-member table:name="325" table:display="true" table:show-details="true"/>
                <table:data-pilot-member table:name="250" table:display="true" table:show-details="true"/>
                <table:data-pilot-member table:name="430" table:display="true" table:show-details="true"/>
                <table:data-pilot-member table:name="340" table:display="true" table:show-details="true"/>
                <table:data-pilot-member table:name="170" table:display="true" table:show-details="true"/>
                <table:data-pilot-member table:name="255" table:display="true" table:show-details="true"/>
                <table:data-pilot-member table:name="370" table:display="true" table:show-details="true"/>
                <table:data-pilot-member table:name="270" table:display="true" table:show-details="true"/>
                <table:data-pilot-member table:name="575" table:display="true" table:show-details="true"/>
                <table:data-pilot-member table:name="610" table:display="true" table:show-details="true"/>
                <table:data-pilot-member table:name="180" table:display="true" table:show-details="true"/>
                <table:data-pilot-member table:name="330" table:display="true" table:show-details="true"/>
                <table:data-pilot-member table:name="350" table:display="true" table:show-details="true"/>
                <table:data-pilot-member table:name="220" table:display="true" table:show-details="true"/>
                <table:data-pilot-member table:name="185" table:display="true" table:show-details="true"/>
                <table:data-pilot-member table:name="375" table:display="true" table:show-details="true"/>
                <table:data-pilot-member table:name="420" table:display="true" table:show-details="true"/>
                <table:data-pilot-member table:name="440" table:display="true" table:show-details="true"/>
                <table:data-pilot-member table:name="190" table:display="true" table:show-details="true"/>
                <table:data-pilot-member table:name="275" table:display="true" table:show-details="true"/>
                <table:data-pilot-member table:name="385" table:display="true" table:show-details="true"/>
                <table:data-pilot-member table:name="160" table:display="true" table:show-details="true"/>
                <table:data-pilot-member table:name="310" table:display="true" table:show-details="true"/>
                <table:data-pilot-member table:name="315" table:display="true" table:show-details="true"/>
                <table:data-pilot-member table:name="130" table:display="true" table:show-details="true"/>
                <table:data-pilot-member table:name="195" table:display="true" table:show-details="true"/>
                <table:data-pilot-member table:name="290" table:display="true" table:show-details="true"/>
                <table:data-pilot-member table:name="95" table:display="true" table:show-details="true"/>
                <table:data-pilot-member table:name="100" table:display="true" table:show-details="true"/>
                <table:data-pilot-member table:name="225" table:display="true" table:show-details="true"/>
                <table:data-pilot-member table:name="970" table:display="true" table:show-details="true"/>
                <table:data-pilot-member table:name="505" table:display="true" table:show-details="true"/>
                <table:data-pilot-member table:name="515" table:display="true" table:show-details="true"/>
                <table:data-pilot-member table:name="750" table:display="true" table:show-details="true"/>
                <table:data-pilot-member table:name="435" table:display="true" table:show-details="true"/>
                <table:data-pilot-member table:name="460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Range_Mi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208 mi" table:display="true" table:show-details="true"/>
                <table:data-pilot-member table:name="264 mi" table:display="true" table:show-details="true"/>
                <table:data-pilot-member table:name="198 mi" table:display="true" table:show-details="true"/>
                <table:data-pilot-member table:name="236 mi" table:display="true" table:show-details="true"/>
                <table:data-pilot-member table:name="226 mi" table:display="true" table:show-details="true"/>
                <table:data-pilot-member table:name="183 mi" table:display="true" table:show-details="true"/>
                <table:data-pilot-member table:name="174 mi" table:display="true" table:show-details="true"/>
                <table:data-pilot-member table:name="254 mi" table:display="true" table:show-details="true"/>
                <table:data-pilot-member table:name="248 mi" table:display="true" table:show-details="true"/>
                <table:data-pilot-member table:name="223 mi" table:display="true" table:show-details="true"/>
                <table:data-pilot-member table:name="279 mi" table:display="true" table:show-details="true"/>
                <table:data-pilot-member table:name="143 mi" table:display="true" table:show-details="true"/>
                <table:data-pilot-member table:name="146 mi" table:display="true" table:show-details="true"/>
                <table:data-pilot-member table:name="242 mi" table:display="true" table:show-details="true"/>
                <table:data-pilot-member table:name="202 mi" table:display="true" table:show-details="true"/>
                <table:data-pilot-member table:name="155 mi" table:display="true" table:show-details="true"/>
                <table:data-pilot-member table:name="267 mi" table:display="true" table:show-details="true"/>
                <table:data-pilot-member table:name="211 mi" table:display="true" table:show-details="true"/>
                <table:data-pilot-member table:name="105 mi" table:display="true" table:show-details="true"/>
                <table:data-pilot-member table:name="158 mi" table:display="true" table:show-details="true"/>
                <table:data-pilot-member table:name="229 mi" table:display="true" table:show-details="true"/>
                <table:data-pilot-member table:name="167 mi" table:display="true" table:show-details="true"/>
                <table:data-pilot-member table:name="357 mi" table:display="true" table:show-details="true"/>
                <table:data-pilot-member table:name="378 mi" table:display="true" table:show-details="true"/>
                <table:data-pilot-member table:name="112 mi" table:display="true" table:show-details="true"/>
                <table:data-pilot-member table:name="205 mi" table:display="true" table:show-details="true"/>
                <table:data-pilot-member table:name="217 mi" table:display="true" table:show-details="true"/>
                <table:data-pilot-member table:name="136 mi" table:display="true" table:show-details="true"/>
                <table:data-pilot-member table:name="115 mi" table:display="true" table:show-details="true"/>
                <table:data-pilot-member table:name="233 mi" table:display="true" table:show-details="true"/>
                <table:data-pilot-member table:name="260 mi" table:display="true" table:show-details="true"/>
                <table:data-pilot-member table:name="273 mi" table:display="true" table:show-details="true"/>
                <table:data-pilot-member table:name="118 mi" table:display="true" table:show-details="true"/>
                <table:data-pilot-member table:name="171 mi" table:display="true" table:show-details="true"/>
                <table:data-pilot-member table:name="239 mi" table:display="true" table:show-details="true"/>
                <table:data-pilot-member table:name="99 mi" table:display="true" table:show-details="true"/>
                <table:data-pilot-member table:name="192 mi" table:display="true" table:show-details="true"/>
                <table:data-pilot-member table:name="195 mi" table:display="true" table:show-details="true"/>
                <table:data-pilot-member table:name="81 mi" table:display="true" table:show-details="true"/>
                <table:data-pilot-member table:name="121 mi" table:display="true" table:show-details="true"/>
                <table:data-pilot-member table:name="180 mi" table:display="true" table:show-details="true"/>
                <table:data-pilot-member table:name="59 mi" table:display="true" table:show-details="true"/>
                <table:data-pilot-member table:name="62 mi" table:display="true" table:show-details="true"/>
                <table:data-pilot-member table:name="140 mi" table:display="true" table:show-details="true"/>
                <table:data-pilot-member table:name="601 mi" table:display="true" table:show-details="true"/>
                <table:data-pilot-member table:name="313 mi" table:display="true" table:show-details="true"/>
                <table:data-pilot-member table:name="319 mi" table:display="true" table:show-details="true"/>
                <table:data-pilot-member table:name="465 mi" table:display="true" table:show-details="true"/>
                <table:data-pilot-member table:name="270 mi" table:display="true" table:show-details="true"/>
                <table:data-pilot-member table:name="285 mi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Efficiency_Km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88" table:display="true" table:show-details="true"/>
                <table:data-pilot-member table:name="197" table:display="true" table:show-details="true"/>
                <table:data-pilot-member table:name="258" table:display="true" table:show-details="true"/>
                <table:data-pilot-member table:name="270" table:display="true" table:show-details="true"/>
                <table:data-pilot-member table:name="228" table:display="true" table:show-details="true"/>
                <table:data-pilot-member table:name="237" table:display="true" table:show-details="true"/>
                <table:data-pilot-member table:name="219" table:display="true" table:show-details="true"/>
                <table:data-pilot-member table:name="231" table:display="true" table:show-details="true"/>
                <table:data-pilot-member table:name="193" table:display="true" table:show-details="true"/>
                <table:data-pilot-member table:name="206" table:display="true" table:show-details="true"/>
                <table:data-pilot-member table:name="178" table:display="true" table:show-details="true"/>
                <table:data-pilot-member table:name="165" table:display="true" table:show-details="true"/>
                <table:data-pilot-member table:name="161" table:display="true" table:show-details="true"/>
                <table:data-pilot-member table:name="244" table:display="true" table:show-details="true"/>
                <table:data-pilot-member table:name="238" table:display="true" table:show-details="true"/>
                <table:data-pilot-member table:name="222" table:display="true" table:show-details="true"/>
                <table:data-pilot-member table:name="180" table:display="true" table:show-details="true"/>
                <table:data-pilot-member table:name="181" table:display="true" table:show-details="true"/>
                <table:data-pilot-member table:name="168" table:display="true" table:show-details="true"/>
                <table:data-pilot-member table:name="209" table:display="true" table:show-details="true"/>
                <table:data-pilot-member table:name="200" table:display="true" table:show-details="true"/>
                <table:data-pilot-member table:name="194" table:display="true" table:show-details="true"/>
                <table:data-pilot-member table:name="160" table:display="true" table:show-details="true"/>
                <table:data-pilot-member table:name="153" table:display="true" table:show-details="true"/>
                <table:data-pilot-member table:name="154" table:display="true" table:show-details="true"/>
                <table:data-pilot-member table:name="232" table:display="true" table:show-details="true"/>
                <table:data-pilot-member table:name="173" table:display="true" table:show-details="true"/>
                <table:data-pilot-member table:name="175" table:display="true" table:show-details="true"/>
                <table:data-pilot-member table:name="167" table:display="true" table:show-details="true"/>
                <table:data-pilot-member table:name="170" table:display="true" table:show-details="true"/>
                <table:data-pilot-member table:name="104" table:display="true" table:show-details="true"/>
                <table:data-pilot-member table:name="273" table:display="true" table:show-details="true"/>
                <table:data-pilot-member table:name="216" table:display="true" table:show-details="true"/>
                <table:data-pilot-member table:name="171" table:display="true" table:show-details="true"/>
                <table:data-pilot-member table:name="156" table:display="true" table:show-details="true"/>
                <table:data-pilot-member table:name="207" table:display="true" table:show-details="true"/>
                <table:data-pilot-member table:name="198" table:display="true" table:show-details="true"/>
                <table:data-pilot-member table:name="191" table:display="true" table:show-details="true"/>
                <table:data-pilot-member table:name="172" table:display="true" table:show-details="true"/>
                <table:data-pilot-member table:name="164" table:display="true" table:show-details="true"/>
                <table:data-pilot-member table:name="176" table:display="true" table:show-details="true"/>
                <table:data-pilot-member table:name="223" table:display="true" table:show-details="true"/>
                <table:data-pilot-member table:name="217" table:display="true" table:show-details="true"/>
                <table:data-pilot-member table:name="215" table:display="true" table:show-details="true"/>
                <table:data-pilot-member table:name="195" table:display="true" table:show-details="true"/>
                <table:data-pilot-member table:name="166" table:display="true" table:show-details="true"/>
                <table:data-pilot-member table:name="183" table:display="true" table:show-details="true"/>
                <table:data-pilot-member table:name="179" table:display="true" table:show-details="true"/>
                <table:data-pilot-member table:name="211" table:display="true" table:show-details="true"/>
                <table:data-pilot-member table:name="184" table:display="true" table:show-details="true"/>
                <table:data-pilot-member table:name="267" table:display="true" table:show-details="true"/>
                <table:data-pilot-member table:name="177" table:display="true" table:show-details="true"/>
                <table:data-pilot-member table:name="261" table:display="true" table:show-details="true"/>
                <table:data-pilot-member table:name="256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Efficiency_Mi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301 Wh/mi" table:display="true" table:show-details="true"/>
                <table:data-pilot-member table:name="315 Wh/mi" table:display="true" table:show-details="true"/>
                <table:data-pilot-member table:name="413 Wh/mi" table:display="true" table:show-details="true"/>
                <table:data-pilot-member table:name="432 Wh/mi" table:display="true" table:show-details="true"/>
                <table:data-pilot-member table:name="365 Wh/mi" table:display="true" table:show-details="true"/>
                <table:data-pilot-member table:name="379 Wh/mi" table:display="true" table:show-details="true"/>
                <table:data-pilot-member table:name="350 Wh/mi" table:display="true" table:show-details="true"/>
                <table:data-pilot-member table:name="370 Wh/mi" table:display="true" table:show-details="true"/>
                <table:data-pilot-member table:name="309 Wh/mi" table:display="true" table:show-details="true"/>
                <table:data-pilot-member table:name="330 Wh/mi" table:display="true" table:show-details="true"/>
                <table:data-pilot-member table:name="285 Wh/mi" table:display="true" table:show-details="true"/>
                <table:data-pilot-member table:name="264 Wh/mi" table:display="true" table:show-details="true"/>
                <table:data-pilot-member table:name="258 Wh/mi" table:display="true" table:show-details="true"/>
                <table:data-pilot-member table:name="390 Wh/mi" table:display="true" table:show-details="true"/>
                <table:data-pilot-member table:name="381 Wh/mi" table:display="true" table:show-details="true"/>
                <table:data-pilot-member table:name="355 Wh/mi" table:display="true" table:show-details="true"/>
                <table:data-pilot-member table:name="288 Wh/mi" table:display="true" table:show-details="true"/>
                <table:data-pilot-member table:name="290 Wh/mi" table:display="true" table:show-details="true"/>
                <table:data-pilot-member table:name="269 Wh/mi" table:display="true" table:show-details="true"/>
                <table:data-pilot-member table:name="334 Wh/mi" table:display="true" table:show-details="true"/>
                <table:data-pilot-member table:name="320 Wh/mi" table:display="true" table:show-details="true"/>
                <table:data-pilot-member table:name="310 Wh/mi" table:display="true" table:show-details="true"/>
                <table:data-pilot-member table:name="256 Wh/mi" table:display="true" table:show-details="true"/>
                <table:data-pilot-member table:name="245 Wh/mi" table:display="true" table:show-details="true"/>
                <table:data-pilot-member table:name="246 Wh/mi" table:display="true" table:show-details="true"/>
                <table:data-pilot-member table:name="371 Wh/mi" table:display="true" table:show-details="true"/>
                <table:data-pilot-member table:name="277 Wh/mi" table:display="true" table:show-details="true"/>
                <table:data-pilot-member table:name="280 Wh/mi" table:display="true" table:show-details="true"/>
                <table:data-pilot-member table:name="267 Wh/mi" table:display="true" table:show-details="true"/>
                <table:data-pilot-member table:name="272 Wh/mi" table:display="true" table:show-details="true"/>
                <table:data-pilot-member table:name="166 Wh/mi" table:display="true" table:show-details="true"/>
                <table:data-pilot-member table:name="437 Wh/mi" table:display="true" table:show-details="true"/>
                <table:data-pilot-member table:name="346 Wh/mi" table:display="true" table:show-details="true"/>
                <table:data-pilot-member table:name="274 Wh/mi" table:display="true" table:show-details="true"/>
                <table:data-pilot-member table:name="250 Wh/mi" table:display="true" table:show-details="true"/>
                <table:data-pilot-member table:name="331 Wh/mi" table:display="true" table:show-details="true"/>
                <table:data-pilot-member table:name="317 Wh/mi" table:display="true" table:show-details="true"/>
                <table:data-pilot-member table:name="306 Wh/mi" table:display="true" table:show-details="true"/>
                <table:data-pilot-member table:name="275 Wh/mi" table:display="true" table:show-details="true"/>
                <table:data-pilot-member table:name="262 Wh/mi" table:display="true" table:show-details="true"/>
                <table:data-pilot-member table:name="282 Wh/mi" table:display="true" table:show-details="true"/>
                <table:data-pilot-member table:name="357 Wh/mi" table:display="true" table:show-details="true"/>
                <table:data-pilot-member table:name="347 Wh/mi" table:display="true" table:show-details="true"/>
                <table:data-pilot-member table:name="344 Wh/mi" table:display="true" table:show-details="true"/>
                <table:data-pilot-member table:name="312 Wh/mi" table:display="true" table:show-details="true"/>
                <table:data-pilot-member table:name="266 Wh/mi" table:display="true" table:show-details="true"/>
                <table:data-pilot-member table:name="293 Wh/mi" table:display="true" table:show-details="true"/>
                <table:data-pilot-member table:name="286 Wh/mi" table:display="true" table:show-details="true"/>
                <table:data-pilot-member table:name="338 Wh/mi" table:display="true" table:show-details="true"/>
                <table:data-pilot-member table:name="294 Wh/mi" table:display="true" table:show-details="true"/>
                <table:data-pilot-member table:name="427 Wh/mi" table:display="true" table:show-details="true"/>
                <table:data-pilot-member table:name="283 Wh/mi" table:display="true" table:show-details="true"/>
                <table:data-pilot-member table:name="418 Wh/mi" table:display="true" table:show-details="true"/>
                <table:data-pilot-member table:name="410 Wh/mi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FastCharge_Km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350" table:display="true" table:show-details="true"/>
                <table:data-pilot-member table:name="850" table:display="true" table:show-details="true"/>
                <table:data-pilot-member table:name="540" table:display="true" table:show-details="true"/>
                <table:data-pilot-member table:name="510" table:display="true" table:show-details="true"/>
                <table:data-pilot-member table:name="610" table:display="true" table:show-details="true"/>
                <table:data-pilot-member table:name="590" table:display="true" table:show-details="true"/>
                <table:data-pilot-member table:name="470" table:display="true" table:show-details="true"/>
                <table:data-pilot-member table:name="450" table:display="true" table:show-details="true"/>
                <table:data-pilot-member table:name="550" table:display="true" table:show-details="true"/>
                <table:data-pilot-member table:name="560" table:display="true" table:show-details="true"/>
                <table:data-pilot-member table:name="650" table:display="true" table:show-details="true"/>
                <table:data-pilot-member table:name="260" table:display="true" table:show-details="true"/>
                <table:data-pilot-member table:name="270" table:display="true" table:show-details="true"/>
                <table:data-pilot-member table:name="460" table:display="true" table:show-details="true"/>
                <table:data-pilot-member table:name="480" table:display="true" table:show-details="true"/>
                <table:data-pilot-member table:name="420" table:display="true" table:show-details="true"/>
                <table:data-pilot-member table:name="380" table:display="true" table:show-details="true"/>
                <table:data-pilot-member table:name="570" table:display="true" table:show-details="true"/>
                <table:data-pilot-member table:name="330" table:display="true" table:show-details="true"/>
                <table:data-pilot-member table:name="410" table:display="true" table:show-details="true"/>
                <table:data-pilot-member table:name="430" table:display="true" table:show-details="true"/>
                <table:data-pilot-member table:name="360" table:display="true" table:show-details="true"/>
                <table:data-pilot-member table:name="190" table:display="true" table:show-details="true"/>
                <table:data-pilot-member table:name="210" table:display="true" table:show-details="true"/>
                <table:data-pilot-member table:name="340" table:display="true" table:show-details="true"/>
                <table:data-pilot-member table:name="320" table:display="true" table:show-details="true"/>
                <table:data-pilot-member table:name="230" table:display="true" table:show-details="true"/>
                <table:data-pilot-member table:name="220" table:display="true" table:show-details="true"/>
                <table:data-pilot-member table:name="620" table:display="true" table:show-details="true"/>
                <table:data-pilot-member table:name="240" table:display="true" table:show-details="true"/>
                <table:data-pilot-member table:name="290" table:display="true" table:show-details="true"/>
                <table:data-pilot-member table:name="440" table:display="true" table:show-details="true"/>
                <table:data-pilot-member table:name="500" table:display="true" table:show-details="true"/>
                <table:data-pilot-member table:name="520" table:display="true" table:show-details="true"/>
                <table:data-pilot-member table:name="390" table:display="true" table:show-details="true"/>
                <table:data-pilot-member table:name="780" table:display="true" table:show-details="true"/>
                <table:data-pilot-member table:name="770" table:display="true" table:show-details="true"/>
                <table:data-pilot-member table:name="810" table:display="true" table:show-details="true"/>
                <table:data-pilot-member table:name="890" table:display="true" table:show-details="true"/>
                <table:data-pilot-member table:name="730" table:display="true" table:show-details="true"/>
                <table:data-pilot-member table:name="N/a" table:display="true" table:show-details="true"/>
                <table:data-pilot-member table:name="170" table:display="true" table:show-details="true"/>
                <table:data-pilot-member table:name="920" table:display="true" table:show-details="true"/>
                <table:data-pilot-member table:name="490" table:display="true" table:show-details="true"/>
                <table:data-pilot-member table:name="710" table:display="true" table:show-details="true"/>
                <table:data-pilot-member table:name="900" table:display="true" table:show-details="true"/>
                <table:data-pilot-member table:name="910" table:display="true" table:show-details="true"/>
                <table:data-pilot-member table:name="930" table:display="true" table:show-details="true"/>
                <table:data-pilot-member table:name="940" table:display="true" table:show-details="true"/>
                <table:data-pilot-member table:name="740" table:display="true" table:show-details="true"/>
                <table:data-pilot-member table:name="250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FastCharge_Mi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338 mi/hr" table:display="true" table:show-details="true"/>
                <table:data-pilot-member table:name="821 mi/hr" table:display="true" table:show-details="true"/>
                <table:data-pilot-member table:name="521 mi/hr" table:display="true" table:show-details="true"/>
                <table:data-pilot-member table:name="492 mi/hr" table:display="true" table:show-details="true"/>
                <table:data-pilot-member table:name="589 mi/hr" table:display="true" table:show-details="true"/>
                <table:data-pilot-member table:name="570 mi/hr" table:display="true" table:show-details="true"/>
                <table:data-pilot-member table:name="454 mi/hr" table:display="true" table:show-details="true"/>
                <table:data-pilot-member table:name="435 mi/hr" table:display="true" table:show-details="true"/>
                <table:data-pilot-member table:name="531 mi/hr" table:display="true" table:show-details="true"/>
                <table:data-pilot-member table:name="541 mi/hr" table:display="true" table:show-details="true"/>
                <table:data-pilot-member table:name="628 mi/hr" table:display="true" table:show-details="true"/>
                <table:data-pilot-member table:name="251 mi/hr" table:display="true" table:show-details="true"/>
                <table:data-pilot-member table:name="261 mi/hr" table:display="true" table:show-details="true"/>
                <table:data-pilot-member table:name="444 mi/hr" table:display="true" table:show-details="true"/>
                <table:data-pilot-member table:name="463 mi/hr" table:display="true" table:show-details="true"/>
                <table:data-pilot-member table:name="406 mi/hr" table:display="true" table:show-details="true"/>
                <table:data-pilot-member table:name="367 mi/hr" table:display="true" table:show-details="true"/>
                <table:data-pilot-member table:name="550 mi/hr" table:display="true" table:show-details="true"/>
                <table:data-pilot-member table:name="319 mi/hr" table:display="true" table:show-details="true"/>
                <table:data-pilot-member table:name="396 mi/hr" table:display="true" table:show-details="true"/>
                <table:data-pilot-member table:name="415 mi/hr" table:display="true" table:show-details="true"/>
                <table:data-pilot-member table:name="348 mi/hr" table:display="true" table:show-details="true"/>
                <table:data-pilot-member table:name="183 mi/hr" table:display="true" table:show-details="true"/>
                <table:data-pilot-member table:name="203 mi/hr" table:display="true" table:show-details="true"/>
                <table:data-pilot-member table:name="328 mi/hr" table:display="true" table:show-details="true"/>
                <table:data-pilot-member table:name="309 mi/hr" table:display="true" table:show-details="true"/>
                <table:data-pilot-member table:name="222 mi/hr" table:display="true" table:show-details="true"/>
                <table:data-pilot-member table:name="212 mi/hr" table:display="true" table:show-details="true"/>
                <table:data-pilot-member table:name="599 mi/hr" table:display="true" table:show-details="true"/>
                <table:data-pilot-member table:name="232 mi/hr" table:display="true" table:show-details="true"/>
                <table:data-pilot-member table:name="280 mi/hr" table:display="true" table:show-details="true"/>
                <table:data-pilot-member table:name="425 mi/hr" table:display="true" table:show-details="true"/>
                <table:data-pilot-member table:name="483 mi/hr" table:display="true" table:show-details="true"/>
                <table:data-pilot-member table:name="502 mi/hr" table:display="true" table:show-details="true"/>
                <table:data-pilot-member table:name="377 mi/hr" table:display="true" table:show-details="true"/>
                <table:data-pilot-member table:name="753 mi/hr" table:display="true" table:show-details="true"/>
                <table:data-pilot-member table:name="744 mi/hr" table:display="true" table:show-details="true"/>
                <table:data-pilot-member table:name="782 mi/hr" table:display="true" table:show-details="true"/>
                <table:data-pilot-member table:name="859 mi/hr" table:display="true" table:show-details="true"/>
                <table:data-pilot-member table:name="705 mi/hr" table:display="true" table:show-details="true"/>
                <table:data-pilot-member table:name="N/a" table:display="true" table:show-details="true"/>
                <table:data-pilot-member table:name="164 mi/hr" table:display="true" table:show-details="true"/>
                <table:data-pilot-member table:name="888 mi/hr" table:display="true" table:show-details="true"/>
                <table:data-pilot-member table:name="473 mi/hr" table:display="true" table:show-details="true"/>
                <table:data-pilot-member table:name="686 mi/hr" table:display="true" table:show-details="true"/>
                <table:data-pilot-member table:name="869 mi/hr" table:display="true" table:show-details="true"/>
                <table:data-pilot-member table:name="879 mi/hr" table:display="true" table:show-details="true"/>
                <table:data-pilot-member table:name="898 mi/hr" table:display="true" table:show-details="true"/>
                <table:data-pilot-member table:name="908 mi/hr" table:display="true" table:show-details="true"/>
                <table:data-pilot-member table:name="715 mi/hr" table:display="true" table:show-details="true"/>
                <table:data-pilot-member table:name="241 mi/hr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RapidCharg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Rapid charging possible" table:display="true" table:show-details="true"/>
                <table:data-pilot-member table:name="Rapid charging not possible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PowerTrai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Front Wheel Drive" table:display="true" table:show-details="true"/>
                <table:data-pilot-member table:name="All Wheel Drive" table:display="true" table:show-details="true"/>
                <table:data-pilot-member table:name="Rear Wheel Drive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BodyStyl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SUV" table:display="true" table:show-details="true"/>
                <table:data-pilot-member table:name="Sedan" table:display="true" table:show-details="true"/>
                <table:data-pilot-member table:name="Hatchback" table:display="true" table:show-details="true"/>
                <table:data-pilot-member table:name="Cabrio" table:display="true" table:show-details="true"/>
                <table:data-pilot-member table:name="Liftback" table:display="true" table:show-details="true"/>
                <table:data-pilot-member table:name="SPV" table:display="true" table:show-details="true"/>
                <table:data-pilot-member table:name="MPV" table:display="true" table:show-details="true"/>
                <table:data-pilot-member table:name="Station" table:display="true" table:show-details="true"/>
                <table:data-pilot-member table:name="Pickup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Seats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5" table:display="true" table:show-details="true"/>
                <table:data-pilot-member table:name="4" table:display="true" table:show-details="true"/>
                <table:data-pilot-member table:name="7" table:display="true" table:show-details="true"/>
                <table:data-pilot-member table:name="2" table:display="true" table:show-details="true"/>
                <table:data-pilot-member table:name="6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PriceEuro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36057" table:display="true" table:show-details="true"/>
                <table:data-pilot-member table:name="125000" table:display="true" table:show-details="true"/>
                <table:data-pilot-member table:name="96050" table:display="true" table:show-details="true"/>
                <table:data-pilot-member table:name="93800" table:display="true" table:show-details="true"/>
                <table:data-pilot-member table:name="81639" table:display="true" table:show-details="true"/>
                <table:data-pilot-member table:name="79445" table:display="true" table:show-details="true"/>
                <table:data-pilot-member table:name="69551" table:display="true" table:show-details="true"/>
                <table:data-pilot-member table:name="67358" table:display="true" table:show-details="true"/>
                <table:data-pilot-member table:name="57500" table:display="true" table:show-details="true"/>
                <table:data-pilot-member table:name="55000" table:display="true" table:show-details="true"/>
                <table:data-pilot-member table:name="68040" table:display="true" table:show-details="true"/>
                <table:data-pilot-member table:name="65000" table:display="true" table:show-details="true"/>
                <table:data-pilot-member table:name="41526" table:display="true" table:show-details="true"/>
                <table:data-pilot-member table:name="38017" table:display="true" table:show-details="true"/>
                <table:data-pilot-member table:name="64000" table:display="true" table:show-details="true"/>
                <table:data-pilot-member table:name="62000" table:display="true" table:show-details="true"/>
                <table:data-pilot-member table:name="53500" table:display="true" table:show-details="true"/>
                <table:data-pilot-member table:name="40000" table:display="true" table:show-details="true"/>
                <table:data-pilot-member table:name="45000" table:display="true" table:show-details="true"/>
                <table:data-pilot-member table:name="37422" table:display="true" table:show-details="true"/>
                <table:data-pilot-member table:name="37900" table:display="true" table:show-details="true"/>
                <table:data-pilot-member table:name="34900" table:display="true" table:show-details="true"/>
                <table:data-pilot-member table:name="62900" table:display="true" table:show-details="true"/>
                <table:data-pilot-member table:name="54475" table:display="true" table:show-details="true"/>
                <table:data-pilot-member table:name="54000" table:display="true" table:show-details="true"/>
                <table:data-pilot-member table:name="46900" table:display="true" table:show-details="true"/>
                <table:data-pilot-member table:name="35921" table:display="true" table:show-details="true"/>
                <table:data-pilot-member table:name="32997" table:display="true" table:show-details="true"/>
                <table:data-pilot-member table:name="40795" table:display="true" table:show-details="true"/>
                <table:data-pilot-member table:name="34459" table:display="true" table:show-details="true"/>
                <table:data-pilot-member table:name="33971" table:display="true" table:show-details="true"/>
                <table:data-pilot-member table:name="75351" table:display="true" table:show-details="true"/>
                <table:data-pilot-member table:name="38105" table:display="true" table:show-details="true"/>
                <table:data-pilot-member table:name="36837" table:display="true" table:show-details="true"/>
                <table:data-pilot-member table:name="34400" table:display="true" table:show-details="true"/>
                <table:data-pilot-member table:name="33133" table:display="true" table:show-details="true"/>
                <table:data-pilot-member table:name="50000" table:display="true" table:show-details="true"/>
                <table:data-pilot-member table:name="149000" table:display="true" table:show-details="true"/>
                <table:data-pilot-member table:name="105000" table:display="true" table:show-details="true"/>
                <table:data-pilot-member table:name="32646" table:display="true" table:show-details="true"/>
                <table:data-pilot-member table:name="70631" table:display="true" table:show-details="true"/>
                <table:data-pilot-member table:name="69484" table:display="true" table:show-details="true"/>
                <table:data-pilot-member table:name="30000" table:display="true" table:show-details="true"/>
                <table:data-pilot-member table:name="31681" table:display="true" table:show-details="true"/>
                <table:data-pilot-member table:name="37237" table:display="true" table:show-details="true"/>
                <table:data-pilot-member table:name="33246" table:display="true" table:show-details="true"/>
                <table:data-pilot-member table:name="29234" table:display="true" table:show-details="true"/>
                <table:data-pilot-member table:name="41906" table:display="true" table:show-details="true"/>
                <table:data-pilot-member table:name="35000" table:display="true" table:show-details="true"/>
                <table:data-pilot-member table:name="29146" table:display="true" table:show-details="true"/>
                <table:data-pilot-member table:name="34361" table:display="true" table:show-details="true"/>
                <table:data-pilot-member table:name="29682" table:display="true" table:show-details="true"/>
                <table:data-pilot-member table:name="56440" table:display="true" table:show-details="true"/>
                <table:data-pilot-member table:name="180781" table:display="true" table:show-details="true"/>
                <table:data-pilot-member table:name="150000" table:display="true" table:show-details="true"/>
                <table:data-pilot-member table:name="148301" table:display="true" table:show-details="true"/>
                <table:data-pilot-member table:name="109302" table:display="true" table:show-details="true"/>
                <table:data-pilot-member table:name="102945" table:display="true" table:show-details="true"/>
                <table:data-pilot-member table:name="38000" table:display="true" table:show-details="true"/>
                <table:data-pilot-member table:name="31184" table:display="true" table:show-details="true"/>
                <table:data-pilot-member table:name="24790" table:display="true" table:show-details="true"/>
                <table:data-pilot-member table:name="20129" table:display="true" table:show-details="true"/>
                <table:data-pilot-member table:name="47500" table:display="true" table:show-details="true"/>
                <table:data-pilot-member table:name="37500" table:display="true" table:show-details="true"/>
                <table:data-pilot-member table:name="24534" table:display="true" table:show-details="true"/>
                <table:data-pilot-member table:name="24565" table:display="true" table:show-details="true"/>
                <table:data-pilot-member table:name="22030" table:display="true" table:show-details="true"/>
                <table:data-pilot-member table:name="21387" table:display="true" table:show-details="true"/>
                <table:data-pilot-member table:name="25500" table:display="true" table:show-details="true"/>
                <table:data-pilot-member table:name="215000" table:display="true" table:show-details="true"/>
                <table:data-pilot-member table:name="102990" table:display="true" table:show-details="true"/>
                <table:data-pilot-member table:name="96990" table:display="true" table:show-details="true"/>
                <table:data-pilot-member table:name="85990" table:display="true" table:show-details="true"/>
                <table:data-pilot-member table:name="79990" table:display="true" table:show-details="true"/>
                <table:data-pilot-member table:name="75000" table:display="true" table:show-details="true"/>
                <table:data-pilot-member table:name="65620" table:display="true" table:show-details="true"/>
                <table:data-pilot-member table:name="61480" table:display="true" table:show-details="true"/>
                <table:data-pilot-member table:name="58620" table:display="true" table:show-details="true"/>
                <table:data-pilot-member table:name="55480" table:display="true" table:show-details="true"/>
                <table:data-pilot-member table:name="46380" table:display="true" table:show-details="true"/>
                <table:data-pilot-member table:name="40936" table:display="true" table:show-details="true"/>
                <table:data-pilot-member table:name="38987" table:display="true" table:show-details="true"/>
                <table:data-pilot-member table:name="35575" table:display="true" table:show-details="true"/>
                <table:data-pilot-member table:name="33000" table:display="true" table:show-details="true"/>
                <table:data-pilot-member table:name="31900" table:display="true" table:show-details="true"/>
                <table:data-pilot-member table:name="21421" table:display="true" table:show-details="true"/>
                <table:data-pilot-member table:name="60437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Brand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Aiways" table:display="true" table:show-details="true"/>
                <table:data-pilot-member table:name="Audi" table:display="true" table:show-details="true"/>
                <table:data-pilot-member table:name="BMW" table:display="true" table:show-details="true"/>
                <table:data-pilot-member table:name="Byton" table:display="true" table:show-details="true"/>
                <table:data-pilot-member table:name="Citroen" table:display="true" table:show-details="true"/>
                <table:data-pilot-member table:name="CUPRA" table:display="true" table:show-details="true"/>
                <table:data-pilot-member table:name="DS" table:display="true" table:show-details="true"/>
                <table:data-pilot-member table:name="Fiat" table:display="true" table:show-details="true"/>
                <table:data-pilot-member table:name="Ford" table:display="true" table:show-details="true"/>
                <table:data-pilot-member table:name="Honda" table:display="true" table:show-details="true"/>
                <table:data-pilot-member table:name="Hyundai" table:display="true" table:show-details="true"/>
                <table:data-pilot-member table:name="Jaguar" table:display="true" table:show-details="true"/>
                <table:data-pilot-member table:name="Kia" table:display="true" table:show-details="true"/>
                <table:data-pilot-member table:name="Lexus" table:display="true" table:show-details="true"/>
                <table:data-pilot-member table:name="Lightyear" table:display="true" table:show-details="true"/>
                <table:data-pilot-member table:name="Lucid" table:display="true" table:show-details="true"/>
                <table:data-pilot-member table:name="Mazda" table:display="true" table:show-details="true"/>
                <table:data-pilot-member table:name="Mercedes" table:display="true" table:show-details="true"/>
                <table:data-pilot-member table:name="MG" table:display="true" table:show-details="true"/>
                <table:data-pilot-member table:name="Mini" table:display="true" table:show-details="true"/>
                <table:data-pilot-member table:name="Nissan" table:display="true" table:show-details="true"/>
                <table:data-pilot-member table:name="Opel" table:display="true" table:show-details="true"/>
                <table:data-pilot-member table:name="Peugeot" table:display="true" table:show-details="true"/>
                <table:data-pilot-member table:name="Polestar" table:display="true" table:show-details="true"/>
                <table:data-pilot-member table:name="Porsche" table:display="true" table:show-details="true"/>
                <table:data-pilot-member table:name="Renault" table:display="true" table:show-details="true"/>
                <table:data-pilot-member table:name="SEAT" table:display="true" table:show-details="true"/>
                <table:data-pilot-member table:name="Skoda" table:display="true" table:show-details="true"/>
                <table:data-pilot-member table:name="Smart" table:display="true" table:show-details="true"/>
                <table:data-pilot-member table:name="Sono" table:display="true" table:show-details="true"/>
                <table:data-pilot-member table:name="Tesla" table:display="true" table:show-details="true"/>
                <table:data-pilot-member table:name="Volkswagen" table:display="true" table:show-details="true"/>
                <table:data-pilot-member table:name="Volvo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iceDollar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32,779" table:display="true" table:show-details="true"/>
                <table:data-pilot-member table:name="113,636" table:display="true" table:show-details="true"/>
                <table:data-pilot-member table:name="87,318" table:display="true" table:show-details="true"/>
                <table:data-pilot-member table:name="85,273" table:display="true" table:show-details="true"/>
                <table:data-pilot-member table:name="74,217" table:display="true" table:show-details="true"/>
                <table:data-pilot-member table:name="72,223" table:display="true" table:show-details="true"/>
                <table:data-pilot-member table:name="63,228" table:display="true" table:show-details="true"/>
                <table:data-pilot-member table:name="61,235" table:display="true" table:show-details="true"/>
                <table:data-pilot-member table:name="52,273" table:display="true" table:show-details="true"/>
                <table:data-pilot-member table:name="50,000" table:display="true" table:show-details="true"/>
                <table:data-pilot-member table:name="61,855" table:display="true" table:show-details="true"/>
                <table:data-pilot-member table:name="59,091" table:display="true" table:show-details="true"/>
                <table:data-pilot-member table:name="37,751" table:display="true" table:show-details="true"/>
                <table:data-pilot-member table:name="34,561" table:display="true" table:show-details="true"/>
                <table:data-pilot-member table:name="58,182" table:display="true" table:show-details="true"/>
                <table:data-pilot-member table:name="56,364" table:display="true" table:show-details="true"/>
                <table:data-pilot-member table:name="48,636" table:display="true" table:show-details="true"/>
                <table:data-pilot-member table:name="36,364" table:display="true" table:show-details="true"/>
                <table:data-pilot-member table:name="40,909" table:display="true" table:show-details="true"/>
                <table:data-pilot-member table:name="34,020" table:display="true" table:show-details="true"/>
                <table:data-pilot-member table:name="34,455" table:display="true" table:show-details="true"/>
                <table:data-pilot-member table:name="31,727" table:display="true" table:show-details="true"/>
                <table:data-pilot-member table:name="57,182" table:display="true" table:show-details="true"/>
                <table:data-pilot-member table:name="49,523" table:display="true" table:show-details="true"/>
                <table:data-pilot-member table:name="49,091" table:display="true" table:show-details="true"/>
                <table:data-pilot-member table:name="42,636" table:display="true" table:show-details="true"/>
                <table:data-pilot-member table:name="32,655" table:display="true" table:show-details="true"/>
                <table:data-pilot-member table:name="29,997" table:display="true" table:show-details="true"/>
                <table:data-pilot-member table:name="37,086" table:display="true" table:show-details="true"/>
                <table:data-pilot-member table:name="31,326" table:display="true" table:show-details="true"/>
                <table:data-pilot-member table:name="30,883" table:display="true" table:show-details="true"/>
                <table:data-pilot-member table:name="68,501" table:display="true" table:show-details="true"/>
                <table:data-pilot-member table:name="34,641" table:display="true" table:show-details="true"/>
                <table:data-pilot-member table:name="33,488" table:display="true" table:show-details="true"/>
                <table:data-pilot-member table:name="31,273" table:display="true" table:show-details="true"/>
                <table:data-pilot-member table:name="30,121" table:display="true" table:show-details="true"/>
                <table:data-pilot-member table:name="45,455" table:display="true" table:show-details="true"/>
                <table:data-pilot-member table:name="135,455" table:display="true" table:show-details="true"/>
                <table:data-pilot-member table:name="95,455" table:display="true" table:show-details="true"/>
                <table:data-pilot-member table:name="29,678" table:display="true" table:show-details="true"/>
                <table:data-pilot-member table:name="64,210" table:display="true" table:show-details="true"/>
                <table:data-pilot-member table:name="63,167" table:display="true" table:show-details="true"/>
                <table:data-pilot-member table:name="27,273" table:display="true" table:show-details="true"/>
                <table:data-pilot-member table:name="28,801" table:display="true" table:show-details="true"/>
                <table:data-pilot-member table:name="33,852" table:display="true" table:show-details="true"/>
                <table:data-pilot-member table:name="30,224" table:display="true" table:show-details="true"/>
                <table:data-pilot-member table:name="26,576" table:display="true" table:show-details="true"/>
                <table:data-pilot-member table:name="38,096" table:display="true" table:show-details="true"/>
                <table:data-pilot-member table:name="31,818" table:display="true" table:show-details="true"/>
                <table:data-pilot-member table:name="26,496" table:display="true" table:show-details="true"/>
                <table:data-pilot-member table:name="31,237" table:display="true" table:show-details="true"/>
                <table:data-pilot-member table:name="26,984" table:display="true" table:show-details="true"/>
                <table:data-pilot-member table:name="51,309" table:display="true" table:show-details="true"/>
                <table:data-pilot-member table:name="164,346" table:display="true" table:show-details="true"/>
                <table:data-pilot-member table:name="136,364" table:display="true" table:show-details="true"/>
                <table:data-pilot-member table:name="134,819" table:display="true" table:show-details="true"/>
                <table:data-pilot-member table:name="99,365" table:display="true" table:show-details="true"/>
                <table:data-pilot-member table:name="93,586" table:display="true" table:show-details="true"/>
                <table:data-pilot-member table:name="34,545" table:display="true" table:show-details="true"/>
                <table:data-pilot-member table:name="28,349" table:display="true" table:show-details="true"/>
                <table:data-pilot-member table:name="22,536" table:display="true" table:show-details="true"/>
                <table:data-pilot-member table:name="18,299" table:display="true" table:show-details="true"/>
                <table:data-pilot-member table:name="43,182" table:display="true" table:show-details="true"/>
                <table:data-pilot-member table:name="34,091" table:display="true" table:show-details="true"/>
                <table:data-pilot-member table:name="22,304" table:display="true" table:show-details="true"/>
                <table:data-pilot-member table:name="22,332" table:display="true" table:show-details="true"/>
                <table:data-pilot-member table:name="20,027" table:display="true" table:show-details="true"/>
                <table:data-pilot-member table:name="19,443" table:display="true" table:show-details="true"/>
                <table:data-pilot-member table:name="23,182" table:display="true" table:show-details="true"/>
                <table:data-pilot-member table:name="195,455" table:display="true" table:show-details="true"/>
                <table:data-pilot-member table:name="93,627" table:display="true" table:show-details="true"/>
                <table:data-pilot-member table:name="88,173" table:display="true" table:show-details="true"/>
                <table:data-pilot-member table:name="78,173" table:display="true" table:show-details="true"/>
                <table:data-pilot-member table:name="72,718" table:display="true" table:show-details="true"/>
                <table:data-pilot-member table:name="68,182" table:display="true" table:show-details="true"/>
                <table:data-pilot-member table:name="59,655" table:display="true" table:show-details="true"/>
                <table:data-pilot-member table:name="55,891" table:display="true" table:show-details="true"/>
                <table:data-pilot-member table:name="53,291" table:display="true" table:show-details="true"/>
                <table:data-pilot-member table:name="50,436" table:display="true" table:show-details="true"/>
                <table:data-pilot-member table:name="42,164" table:display="true" table:show-details="true"/>
                <table:data-pilot-member table:name="37,215" table:display="true" table:show-details="true"/>
                <table:data-pilot-member table:name="35,443" table:display="true" table:show-details="true"/>
                <table:data-pilot-member table:name="32,341" table:display="true" table:show-details="true"/>
                <table:data-pilot-member table:name="30,000" table:display="true" table:show-details="true"/>
                <table:data-pilot-member table:name="29,000" table:display="true" table:show-details="true"/>
                <table:data-pilot-member table:name="19,474" table:display="true" table:show-details="true"/>
                <table:data-pilot-member table:name="54,943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  <table:data-pilot-table table:name="PT- BodyStyle x Price" table:application-data="" table:target-range-address="'PT- BodyStyle x Price'.A1:'PT- BodyStyle x Price'.B10" table:buttons="'PT- BodyStyle x Price'.A1" table:grand-total="column" table:show-filter-button="false">
          <table:source-cell-range table:cell-range-address="clean_ElectricCarData.A1:clean_ElectricCarData.R104"/>
          <table:data-pilot-field table:source-field-name="Brand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Aiways" table:display="true" table:show-details="true"/>
                <table:data-pilot-member table:name="Audi" table:display="true" table:show-details="true"/>
                <table:data-pilot-member table:name="BMW" table:display="true" table:show-details="true"/>
                <table:data-pilot-member table:name="Byton" table:display="true" table:show-details="true"/>
                <table:data-pilot-member table:name="Citroen" table:display="true" table:show-details="true"/>
                <table:data-pilot-member table:name="CUPRA" table:display="true" table:show-details="true"/>
                <table:data-pilot-member table:name="DS" table:display="true" table:show-details="true"/>
                <table:data-pilot-member table:name="Fiat" table:display="true" table:show-details="true"/>
                <table:data-pilot-member table:name="Ford" table:display="true" table:show-details="true"/>
                <table:data-pilot-member table:name="Honda" table:display="true" table:show-details="true"/>
                <table:data-pilot-member table:name="Hyundai" table:display="true" table:show-details="true"/>
                <table:data-pilot-member table:name="Jaguar" table:display="true" table:show-details="true"/>
                <table:data-pilot-member table:name="Kia" table:display="true" table:show-details="true"/>
                <table:data-pilot-member table:name="Lexus" table:display="true" table:show-details="true"/>
                <table:data-pilot-member table:name="Lightyear" table:display="true" table:show-details="true"/>
                <table:data-pilot-member table:name="Lucid" table:display="true" table:show-details="true"/>
                <table:data-pilot-member table:name="Mazda" table:display="true" table:show-details="true"/>
                <table:data-pilot-member table:name="Mercedes" table:display="true" table:show-details="true"/>
                <table:data-pilot-member table:name="MG" table:display="true" table:show-details="true"/>
                <table:data-pilot-member table:name="Mini" table:display="true" table:show-details="true"/>
                <table:data-pilot-member table:name="Nissan" table:display="true" table:show-details="true"/>
                <table:data-pilot-member table:name="Opel" table:display="true" table:show-details="true"/>
                <table:data-pilot-member table:name="Peugeot" table:display="true" table:show-details="true"/>
                <table:data-pilot-member table:name="Polestar" table:display="true" table:show-details="true"/>
                <table:data-pilot-member table:name="Porsche" table:display="true" table:show-details="true"/>
                <table:data-pilot-member table:name="Renault" table:display="true" table:show-details="true"/>
                <table:data-pilot-member table:name="SEAT" table:display="true" table:show-details="true"/>
                <table:data-pilot-member table:name="Skoda" table:display="true" table:show-details="true"/>
                <table:data-pilot-member table:name="Smart" table:display="true" table:show-details="true"/>
                <table:data-pilot-member table:name="Sono" table:display="true" table:show-details="true"/>
                <table:data-pilot-member table:name="Tesla" table:display="true" table:show-details="true"/>
                <table:data-pilot-member table:name="Volkswagen" table:display="true" table:show-details="true"/>
                <table:data-pilot-member table:name="Volvo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Model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U5" table:display="true" table:show-details="true"/>
                <table:data-pilot-member table:name="e-tron GT" table:display="true" table:show-details="true"/>
                <table:data-pilot-member table:name="e-tron S Sportback 55 quattro" table:display="true" table:show-details="true"/>
                <table:data-pilot-member table:name="e-tron S 55 quattro" table:display="true" table:show-details="true"/>
                <table:data-pilot-member table:name="e-tron Sportback 55 quattro" table:display="true" table:show-details="true"/>
                <table:data-pilot-member table:name="e-tron 55 quattro" table:display="true" table:show-details="true"/>
                <table:data-pilot-member table:name="e-tron Sportback 50 quattro" table:display="true" table:show-details="true"/>
                <table:data-pilot-member table:name="e-tron 50 quattro" table:display="true" table:show-details="true"/>
                <table:data-pilot-member table:name="Q4 Sportback e-tron" table:display="true" table:show-details="true"/>
                <table:data-pilot-member table:name="Q4 e-tron" table:display="true" table:show-details="true"/>
                <table:data-pilot-member table:name="iX3" table:display="true" table:show-details="true"/>
                <table:data-pilot-member table:name="i4" table:display="true" table:show-details="true"/>
                <table:data-pilot-member table:name="i3s 120 Ah" table:display="true" table:show-details="true"/>
                <table:data-pilot-member table:name="i3 120 Ah" table:display="true" table:show-details="true"/>
                <table:data-pilot-member table:name="M-Byte 95 kWh 4WD" table:display="true" table:show-details="true"/>
                <table:data-pilot-member table:name="M-Byte 95 kWh 2WD" table:display="true" table:show-details="true"/>
                <table:data-pilot-member table:name="M-Byte 72 kWh 2WD" table:display="true" table:show-details="true"/>
                <table:data-pilot-member table:name="e-C4" table:display="true" table:show-details="true"/>
                <table:data-pilot-member table:name="el-Born" table:display="true" table:show-details="true"/>
                <table:data-pilot-member table:name="3 Crossback E-Tense" table:display="true" table:show-details="true"/>
                <table:data-pilot-member table:name="500e Convertible" table:display="true" table:show-details="true"/>
                <table:data-pilot-member table:name="500e Hatchback" table:display="true" table:show-details="true"/>
                <table:data-pilot-member table:name="Mustang Mach-E ER AWD" table:display="true" table:show-details="true"/>
                <table:data-pilot-member table:name="Mustang Mach-E ER RWD" table:display="true" table:show-details="true"/>
                <table:data-pilot-member table:name="Mustang Mach-E SR AWD" table:display="true" table:show-details="true"/>
                <table:data-pilot-member table:name="Mustang Mach-E SR RWD" table:display="true" table:show-details="true"/>
                <table:data-pilot-member table:name="e Advance" table:display="true" table:show-details="true"/>
                <table:data-pilot-member table:name="e" table:display="true" table:show-details="true"/>
                <table:data-pilot-member table:name="Kona Electric 64 kWh" table:display="true" table:show-details="true"/>
                <table:data-pilot-member table:name="IONIQ Electric" table:display="true" table:show-details="true"/>
                <table:data-pilot-member table:name="Kona Electric 39 kWh" table:display="true" table:show-details="true"/>
                <table:data-pilot-member table:name="I-Pace" table:display="true" table:show-details="true"/>
                <table:data-pilot-member table:name="e-Niro 64 kWh" table:display="true" table:show-details="true"/>
                <table:data-pilot-member table:name="e-Soul 64 kWh" table:display="true" table:show-details="true"/>
                <table:data-pilot-member table:name="e-Niro 39 kWh" table:display="true" table:show-details="true"/>
                <table:data-pilot-member table:name="e-Soul 39 kWh" table:display="true" table:show-details="true"/>
                <table:data-pilot-member table:name="UX 300e" table:display="true" table:show-details="true"/>
                <table:data-pilot-member table:name="One" table:display="true" table:show-details="true"/>
                <table:data-pilot-member table:name="Air" table:display="true" table:show-details="true"/>
                <table:data-pilot-member table:name="MX-30" table:display="true" table:show-details="true"/>
                <table:data-pilot-member table:name="EQV 300 Long" table:display="true" table:show-details="true"/>
                <table:data-pilot-member table:name="EQC 400 4MATIC" table:display="true" table:show-details="true"/>
                <table:data-pilot-member table:name="EQA" table:display="true" table:show-details="true"/>
                <table:data-pilot-member table:name="ZS EV" table:display="true" table:show-details="true"/>
                <table:data-pilot-member table:name="Cooper SE" table:display="true" table:show-details="true"/>
                <table:data-pilot-member table:name="Ariya e-4ORCE 87kWh Performance" table:display="true" table:show-details="true"/>
                <table:data-pilot-member table:name="Ariya e-4ORCE 87kWh" table:display="true" table:show-details="true"/>
                <table:data-pilot-member table:name="Ariya 87kWh" table:display="true" table:show-details="true"/>
                <table:data-pilot-member table:name="Ariya e-4ORCE 63kWh" table:display="true" table:show-details="true"/>
                <table:data-pilot-member table:name="Ariya 63kWh" table:display="true" table:show-details="true"/>
                <table:data-pilot-member table:name="Leaf e+" table:display="true" table:show-details="true"/>
                <table:data-pilot-member table:name="e-NV200 Evalia" table:display="true" table:show-details="true"/>
                <table:data-pilot-member table:name="Leaf" table:display="true" table:show-details="true"/>
                <table:data-pilot-member table:name="Ampera-e" table:display="true" table:show-details="true"/>
                <table:data-pilot-member table:name="Mokka-e" table:display="true" table:show-details="true"/>
                <table:data-pilot-member table:name="Corsa-e" table:display="true" table:show-details="true"/>
                <table:data-pilot-member table:name="e-2008 SUV" table:display="true" table:show-details="true"/>
                <table:data-pilot-member table:name="e-208" table:display="true" table:show-details="true"/>
                <table:data-pilot-member table:name="2" table:display="true" table:show-details="true"/>
                <table:data-pilot-member table:name="Taycan Turbo S" table:display="true" table:show-details="true"/>
                <table:data-pilot-member table:name="Taycan Cross Turismo" table:display="true" table:show-details="true"/>
                <table:data-pilot-member table:name="Taycan Turbo" table:display="true" table:show-details="true"/>
                <table:data-pilot-member table:name="Taycan 4S Plus" table:display="true" table:show-details="true"/>
                <table:data-pilot-member table:name="Taycan 4S" table:display="true" table:show-details="true"/>
                <table:data-pilot-member table:name="Kangoo Maxi ZE 33" table:display="true" table:show-details="true"/>
                <table:data-pilot-member table:name="Zoe ZE50 R135" table:display="true" table:show-details="true"/>
                <table:data-pilot-member table:name="Zoe ZE50 R110" table:display="true" table:show-details="true"/>
                <table:data-pilot-member table:name="Zoe ZE40 R110" table:display="true" table:show-details="true"/>
                <table:data-pilot-member table:name="Twingo ZE" table:display="true" table:show-details="true"/>
                <table:data-pilot-member table:name="Mii Electric" table:display="true" table:show-details="true"/>
                <table:data-pilot-member table:name="Enyaq iV vRS" table:display="true" table:show-details="true"/>
                <table:data-pilot-member table:name="Enyaq iV 80X" table:display="true" table:show-details="true"/>
                <table:data-pilot-member table:name="Enyaq iV 80" table:display="true" table:show-details="true"/>
                <table:data-pilot-member table:name="Enyaq iV 60" table:display="true" table:show-details="true"/>
                <table:data-pilot-member table:name="Enyaq iV 50" table:display="true" table:show-details="true"/>
                <table:data-pilot-member table:name="CITIGOe iV" table:display="true" table:show-details="true"/>
                <table:data-pilot-member table:name="EQ fortwo cabrio" table:display="true" table:show-details="true"/>
                <table:data-pilot-member table:name="EQ forfour" table:display="true" table:show-details="true"/>
                <table:data-pilot-member table:name="EQ fortwo coupe" table:display="true" table:show-details="true"/>
                <table:data-pilot-member table:name="Sion" table:display="true" table:show-details="true"/>
                <table:data-pilot-member table:name="Roadster" table:display="true" table:show-details="true"/>
                <table:data-pilot-member table:name="Model X Performance" table:display="true" table:show-details="true"/>
                <table:data-pilot-member table:name="Model S Performance" table:display="true" table:show-details="true"/>
                <table:data-pilot-member table:name="Model X Long Range" table:display="true" table:show-details="true"/>
                <table:data-pilot-member table:name="Model S Long Range" table:display="true" table:show-details="true"/>
                <table:data-pilot-member table:name="Cybertruck Tri Motor" table:display="true" table:show-details="true"/>
                <table:data-pilot-member table:name="Model Y Long Range Performance" table:display="true" table:show-details="true"/>
                <table:data-pilot-member table:name="Model 3 Long Range Performance" table:display="true" table:show-details="true"/>
                <table:data-pilot-member table:name="Model Y Long Range Dual Motor" table:display="true" table:show-details="true"/>
                <table:data-pilot-member table:name="Model 3 Long Range Dual Motor" table:display="true" table:show-details="true"/>
                <table:data-pilot-member table:name="Cybertruck Dual Motor" table:display="true" table:show-details="true"/>
                <table:data-pilot-member table:name="Model 3 Standard Range Plus" table:display="true" table:show-details="true"/>
                <table:data-pilot-member table:name="Cybertruck Single Motor" table:display="true" table:show-details="true"/>
                <table:data-pilot-member table:name="ID.4" table:display="true" table:show-details="true"/>
                <table:data-pilot-member table:name="ID.3 Pro S" table:display="true" table:show-details="true"/>
                <table:data-pilot-member table:name="ID.3 1st" table:display="true" table:show-details="true"/>
                <table:data-pilot-member table:name="ID.3 Pro Performance" table:display="true" table:show-details="true"/>
                <table:data-pilot-member table:name="ID.3 Pro" table:display="true" table:show-details="true"/>
                <table:data-pilot-member table:name="e-Golf" table:display="true" table:show-details="true"/>
                <table:data-pilot-member table:name="ID.3 Pure" table:display="true" table:show-details="true"/>
                <table:data-pilot-member table:name="e-Up!" table:display="true" table:show-details="true"/>
                <table:data-pilot-member table:name="XC40 P8 AWD Recharge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AccelSec_Km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9.0" table:display="true" table:show-details="true"/>
                <table:data-pilot-member table:name="3.5" table:display="true" table:show-details="true"/>
                <table:data-pilot-member table:name="4.5" table:display="true" table:show-details="true"/>
                <table:data-pilot-member table:name="5.7" table:display="true" table:show-details="true"/>
                <table:data-pilot-member table:name="6.8" table:display="true" table:show-details="true"/>
                <table:data-pilot-member table:name="6.3" table:display="true" table:show-details="true"/>
                <table:data-pilot-member table:name="4.0" table:display="true" table:show-details="true"/>
                <table:data-pilot-member table:name="6.9" table:display="true" table:show-details="true"/>
                <table:data-pilot-member table:name="7.3" table:display="true" table:show-details="true"/>
                <table:data-pilot-member table:name="5.5" table:display="true" table:show-details="true"/>
                <table:data-pilot-member table:name="7.5" table:display="true" table:show-details="true"/>
                <table:data-pilot-member table:name="9.7" table:display="true" table:show-details="true"/>
                <table:data-pilot-member table:name="6.5" table:display="true" table:show-details="true"/>
                <table:data-pilot-member table:name="8.7" table:display="true" table:show-details="true"/>
                <table:data-pilot-member table:name="6.0" table:display="true" table:show-details="true"/>
                <table:data-pilot-member table:name="7.0" table:display="true" table:show-details="true"/>
                <table:data-pilot-member table:name="6.6" table:display="true" table:show-details="true"/>
                <table:data-pilot-member table:name="8.3" table:display="true" table:show-details="true"/>
                <table:data-pilot-member table:name="9.5" table:display="true" table:show-details="true"/>
                <table:data-pilot-member table:name="7.9" table:display="true" table:show-details="true"/>
                <table:data-pilot-member table:name="9.9" table:display="true" table:show-details="true"/>
                <table:data-pilot-member table:name="4.8" table:display="true" table:show-details="true"/>
                <table:data-pilot-member table:name="7.8" table:display="true" table:show-details="true"/>
                <table:data-pilot-member table:name="9.8" table:display="true" table:show-details="true"/>
                <table:data-pilot-member table:name="10.0" table:display="true" table:show-details="true"/>
                <table:data-pilot-member table:name="2.8" table:display="true" table:show-details="true"/>
                <table:data-pilot-member table:name="5.1" table:display="true" table:show-details="true"/>
                <table:data-pilot-member table:name="5.0" table:display="true" table:show-details="true"/>
                <table:data-pilot-member table:name="8.2" table:display="true" table:show-details="true"/>
                <table:data-pilot-member table:name="7.6" table:display="true" table:show-details="true"/>
                <table:data-pilot-member table:name="5.9" table:display="true" table:show-details="true"/>
                <table:data-pilot-member table:name="14.0" table:display="true" table:show-details="true"/>
                <table:data-pilot-member table:name="8.5" table:display="true" table:show-details="true"/>
                <table:data-pilot-member table:name="8.1" table:display="true" table:show-details="true"/>
                <table:data-pilot-member table:name="4.7" table:display="true" table:show-details="true"/>
                <table:data-pilot-member table:name="3.2" table:display="true" table:show-details="true"/>
                <table:data-pilot-member table:name="22.4" table:display="true" table:show-details="true"/>
                <table:data-pilot-member table:name="11.4" table:display="true" table:show-details="true"/>
                <table:data-pilot-member table:name="12.6" table:display="true" table:show-details="true"/>
                <table:data-pilot-member table:name="12.3" table:display="true" table:show-details="true"/>
                <table:data-pilot-member table:name="6.2" table:display="true" table:show-details="true"/>
                <table:data-pilot-member table:name="8.8" table:display="true" table:show-details="true"/>
                <table:data-pilot-member table:name="11.9" table:display="true" table:show-details="true"/>
                <table:data-pilot-member table:name="12.7" table:display="true" table:show-details="true"/>
                <table:data-pilot-member table:name="11.6" table:display="true" table:show-details="true"/>
                <table:data-pilot-member table:name="2.1" table:display="true" table:show-details="true"/>
                <table:data-pilot-member table:name="2.5" table:display="true" table:show-details="true"/>
                <table:data-pilot-member table:name="4.6" table:display="true" table:show-details="true"/>
                <table:data-pilot-member table:name="3.8" table:display="true" table:show-details="true"/>
                <table:data-pilot-member table:name="3.0" table:display="true" table:show-details="true"/>
                <table:data-pilot-member table:name="3.7" table:display="true" table:show-details="true"/>
                <table:data-pilot-member table:name="3.4" table:display="true" table:show-details="true"/>
                <table:data-pilot-member table:name="5.6" table:display="true" table:show-details="true"/>
                <table:data-pilot-member table:name="9.6" table:display="true" table:show-details="true"/>
                <table:data-pilot-member table:name="4.9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AccelSec_Mi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8.69 sec" table:display="true" table:show-details="true"/>
                <table:data-pilot-member table:name="3.38 sec" table:display="true" table:show-details="true"/>
                <table:data-pilot-member table:name="4.35 sec" table:display="true" table:show-details="true"/>
                <table:data-pilot-member table:name="5.50 sec" table:display="true" table:show-details="true"/>
                <table:data-pilot-member table:name="6.57 sec" table:display="true" table:show-details="true"/>
                <table:data-pilot-member table:name="6.08 sec" table:display="true" table:show-details="true"/>
                <table:data-pilot-member table:name="3.86 sec" table:display="true" table:show-details="true"/>
                <table:data-pilot-member table:name="6.66 sec" table:display="true" table:show-details="true"/>
                <table:data-pilot-member table:name="7.05 sec" table:display="true" table:show-details="true"/>
                <table:data-pilot-member table:name="5.31 sec" table:display="true" table:show-details="true"/>
                <table:data-pilot-member table:name="7.24 sec" table:display="true" table:show-details="true"/>
                <table:data-pilot-member table:name="9.37 sec" table:display="true" table:show-details="true"/>
                <table:data-pilot-member table:name="6.28 sec" table:display="true" table:show-details="true"/>
                <table:data-pilot-member table:name="8.40 sec" table:display="true" table:show-details="true"/>
                <table:data-pilot-member table:name="5.79 sec" table:display="true" table:show-details="true"/>
                <table:data-pilot-member table:name="6.76 sec" table:display="true" table:show-details="true"/>
                <table:data-pilot-member table:name="6.37 sec" table:display="true" table:show-details="true"/>
                <table:data-pilot-member table:name="8.01 sec" table:display="true" table:show-details="true"/>
                <table:data-pilot-member table:name="9.17 sec" table:display="true" table:show-details="true"/>
                <table:data-pilot-member table:name="7.63 sec" table:display="true" table:show-details="true"/>
                <table:data-pilot-member table:name="9.56 sec" table:display="true" table:show-details="true"/>
                <table:data-pilot-member table:name="4.63 sec" table:display="true" table:show-details="true"/>
                <table:data-pilot-member table:name="7.53 sec" table:display="true" table:show-details="true"/>
                <table:data-pilot-member table:name="9.46 sec" table:display="true" table:show-details="true"/>
                <table:data-pilot-member table:name="9.66 sec" table:display="true" table:show-details="true"/>
                <table:data-pilot-member table:name="2.70 sec" table:display="true" table:show-details="true"/>
                <table:data-pilot-member table:name="4.92 sec" table:display="true" table:show-details="true"/>
                <table:data-pilot-member table:name="4.83 sec" table:display="true" table:show-details="true"/>
                <table:data-pilot-member table:name="7.92 sec" table:display="true" table:show-details="true"/>
                <table:data-pilot-member table:name="7.34 sec" table:display="true" table:show-details="true"/>
                <table:data-pilot-member table:name="5.70 sec" table:display="true" table:show-details="true"/>
                <table:data-pilot-member table:name="13.52 sec" table:display="true" table:show-details="true"/>
                <table:data-pilot-member table:name="8.21 sec" table:display="true" table:show-details="true"/>
                <table:data-pilot-member table:name="7.82 sec" table:display="true" table:show-details="true"/>
                <table:data-pilot-member table:name="4.54 sec" table:display="true" table:show-details="true"/>
                <table:data-pilot-member table:name="3.09 sec" table:display="true" table:show-details="true"/>
                <table:data-pilot-member table:name="21.63 sec" table:display="true" table:show-details="true"/>
                <table:data-pilot-member table:name="11.01 sec" table:display="true" table:show-details="true"/>
                <table:data-pilot-member table:name="12.17 sec" table:display="true" table:show-details="true"/>
                <table:data-pilot-member table:name="11.88 sec" table:display="true" table:show-details="true"/>
                <table:data-pilot-member table:name="5.99 sec" table:display="true" table:show-details="true"/>
                <table:data-pilot-member table:name="8.50 sec" table:display="true" table:show-details="true"/>
                <table:data-pilot-member table:name="11.49 sec" table:display="true" table:show-details="true"/>
                <table:data-pilot-member table:name="12.26 sec" table:display="true" table:show-details="true"/>
                <table:data-pilot-member table:name="11.20 sec" table:display="true" table:show-details="true"/>
                <table:data-pilot-member table:name="2.03 sec" table:display="true" table:show-details="true"/>
                <table:data-pilot-member table:name="2.41 sec" table:display="true" table:show-details="true"/>
                <table:data-pilot-member table:name="4.44 sec" table:display="true" table:show-details="true"/>
                <table:data-pilot-member table:name="3.67 sec" table:display="true" table:show-details="true"/>
                <table:data-pilot-member table:name="2.90 sec" table:display="true" table:show-details="true"/>
                <table:data-pilot-member table:name="3.57 sec" table:display="true" table:show-details="true"/>
                <table:data-pilot-member table:name="3.28 sec" table:display="true" table:show-details="true"/>
                <table:data-pilot-member table:name="5.41 sec" table:display="true" table:show-details="true"/>
                <table:data-pilot-member table:name="9.27 sec" table:display="true" table:show-details="true"/>
                <table:data-pilot-member table:name="4.73 sec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TopSpeed_Km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50" table:display="true" table:show-details="true"/>
                <table:data-pilot-member table:name="240" table:display="true" table:show-details="true"/>
                <table:data-pilot-member table:name="210" table:display="true" table:show-details="true"/>
                <table:data-pilot-member table:name="200" table:display="true" table:show-details="true"/>
                <table:data-pilot-member table:name="190" table:display="true" table:show-details="true"/>
                <table:data-pilot-member table:name="180" table:display="true" table:show-details="true"/>
                <table:data-pilot-member table:name="160" table:display="true" table:show-details="true"/>
                <table:data-pilot-member table:name="145" table:display="true" table:show-details="true"/>
                <table:data-pilot-member table:name="167" table:display="true" table:show-details="true"/>
                <table:data-pilot-member table:name="165" table:display="true" table:show-details="true"/>
                <table:data-pilot-member table:name="155" table:display="true" table:show-details="true"/>
                <table:data-pilot-member table:name="157" table:display="true" table:show-details="true"/>
                <table:data-pilot-member table:name="250" table:display="true" table:show-details="true"/>
                <table:data-pilot-member table:name="140" table:display="true" table:show-details="true"/>
                <table:data-pilot-member table:name="123" table:display="true" table:show-details="true"/>
                <table:data-pilot-member table:name="144" table:display="true" table:show-details="true"/>
                <table:data-pilot-member table:name="260" table:display="true" table:show-details="true"/>
                <table:data-pilot-member table:name="130" table:display="true" table:show-details="true"/>
                <table:data-pilot-member table:name="135" table:display="true" table:show-details="true"/>
                <table:data-pilot-member table:name="410" table:display="true" table:show-details="true"/>
                <table:data-pilot-member table:name="261" table:display="true" table:show-details="true"/>
                <table:data-pilot-member table:name="241" table:display="true" table:show-details="true"/>
                <table:data-pilot-member table:name="217" table:display="true" table:show-details="true"/>
                <table:data-pilot-member table:name="233" table:display="true" table:show-details="true"/>
                <table:data-pilot-member table:name="225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TopSpeed_Mi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93 mi/hr" table:display="true" table:show-details="true"/>
                <table:data-pilot-member table:name="149 mi/hr" table:display="true" table:show-details="true"/>
                <table:data-pilot-member table:name="130 mi/hr" table:display="true" table:show-details="true"/>
                <table:data-pilot-member table:name="124 mi/hr" table:display="true" table:show-details="true"/>
                <table:data-pilot-member table:name="118 mi/hr" table:display="true" table:show-details="true"/>
                <table:data-pilot-member table:name="112 mi/hr" table:display="true" table:show-details="true"/>
                <table:data-pilot-member table:name="99 mi/hr" table:display="true" table:show-details="true"/>
                <table:data-pilot-member table:name="90 mi/hr" table:display="true" table:show-details="true"/>
                <table:data-pilot-member table:name="104 mi/hr" table:display="true" table:show-details="true"/>
                <table:data-pilot-member table:name="102 mi/hr" table:display="true" table:show-details="true"/>
                <table:data-pilot-member table:name="96 mi/hr" table:display="true" table:show-details="true"/>
                <table:data-pilot-member table:name="97 mi/hr" table:display="true" table:show-details="true"/>
                <table:data-pilot-member table:name="155 mi/hr" table:display="true" table:show-details="true"/>
                <table:data-pilot-member table:name="87 mi/hr" table:display="true" table:show-details="true"/>
                <table:data-pilot-member table:name="76 mi/hr" table:display="true" table:show-details="true"/>
                <table:data-pilot-member table:name="89 mi/hr" table:display="true" table:show-details="true"/>
                <table:data-pilot-member table:name="161 mi/hr" table:display="true" table:show-details="true"/>
                <table:data-pilot-member table:name="81 mi/hr" table:display="true" table:show-details="true"/>
                <table:data-pilot-member table:name="84 mi/hr" table:display="true" table:show-details="true"/>
                <table:data-pilot-member table:name="254 mi/hr" table:display="true" table:show-details="true"/>
                <table:data-pilot-member table:name="162 mi/hr" table:display="true" table:show-details="true"/>
                <table:data-pilot-member table:name="135 mi/hr" table:display="true" table:show-details="true"/>
                <table:data-pilot-member table:name="144 mi/hr" table:display="true" table:show-details="true"/>
                <table:data-pilot-member table:name="140 mi/hr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Range_Km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335" table:display="true" table:show-details="true"/>
                <table:data-pilot-member table:name="425" table:display="true" table:show-details="true"/>
                <table:data-pilot-member table:name="320" table:display="true" table:show-details="true"/>
                <table:data-pilot-member table:name="380" table:display="true" table:show-details="true"/>
                <table:data-pilot-member table:name="365" table:display="true" table:show-details="true"/>
                <table:data-pilot-member table:name="295" table:display="true" table:show-details="true"/>
                <table:data-pilot-member table:name="280" table:display="true" table:show-details="true"/>
                <table:data-pilot-member table:name="410" table:display="true" table:show-details="true"/>
                <table:data-pilot-member table:name="400" table:display="true" table:show-details="true"/>
                <table:data-pilot-member table:name="360" table:display="true" table:show-details="true"/>
                <table:data-pilot-member table:name="450" table:display="true" table:show-details="true"/>
                <table:data-pilot-member table:name="230" table:display="true" table:show-details="true"/>
                <table:data-pilot-member table:name="235" table:display="true" table:show-details="true"/>
                <table:data-pilot-member table:name="390" table:display="true" table:show-details="true"/>
                <table:data-pilot-member table:name="325" table:display="true" table:show-details="true"/>
                <table:data-pilot-member table:name="250" table:display="true" table:show-details="true"/>
                <table:data-pilot-member table:name="430" table:display="true" table:show-details="true"/>
                <table:data-pilot-member table:name="340" table:display="true" table:show-details="true"/>
                <table:data-pilot-member table:name="170" table:display="true" table:show-details="true"/>
                <table:data-pilot-member table:name="255" table:display="true" table:show-details="true"/>
                <table:data-pilot-member table:name="370" table:display="true" table:show-details="true"/>
                <table:data-pilot-member table:name="270" table:display="true" table:show-details="true"/>
                <table:data-pilot-member table:name="575" table:display="true" table:show-details="true"/>
                <table:data-pilot-member table:name="610" table:display="true" table:show-details="true"/>
                <table:data-pilot-member table:name="180" table:display="true" table:show-details="true"/>
                <table:data-pilot-member table:name="330" table:display="true" table:show-details="true"/>
                <table:data-pilot-member table:name="350" table:display="true" table:show-details="true"/>
                <table:data-pilot-member table:name="220" table:display="true" table:show-details="true"/>
                <table:data-pilot-member table:name="185" table:display="true" table:show-details="true"/>
                <table:data-pilot-member table:name="375" table:display="true" table:show-details="true"/>
                <table:data-pilot-member table:name="420" table:display="true" table:show-details="true"/>
                <table:data-pilot-member table:name="440" table:display="true" table:show-details="true"/>
                <table:data-pilot-member table:name="190" table:display="true" table:show-details="true"/>
                <table:data-pilot-member table:name="275" table:display="true" table:show-details="true"/>
                <table:data-pilot-member table:name="385" table:display="true" table:show-details="true"/>
                <table:data-pilot-member table:name="160" table:display="true" table:show-details="true"/>
                <table:data-pilot-member table:name="310" table:display="true" table:show-details="true"/>
                <table:data-pilot-member table:name="315" table:display="true" table:show-details="true"/>
                <table:data-pilot-member table:name="130" table:display="true" table:show-details="true"/>
                <table:data-pilot-member table:name="195" table:display="true" table:show-details="true"/>
                <table:data-pilot-member table:name="290" table:display="true" table:show-details="true"/>
                <table:data-pilot-member table:name="95" table:display="true" table:show-details="true"/>
                <table:data-pilot-member table:name="100" table:display="true" table:show-details="true"/>
                <table:data-pilot-member table:name="225" table:display="true" table:show-details="true"/>
                <table:data-pilot-member table:name="970" table:display="true" table:show-details="true"/>
                <table:data-pilot-member table:name="505" table:display="true" table:show-details="true"/>
                <table:data-pilot-member table:name="515" table:display="true" table:show-details="true"/>
                <table:data-pilot-member table:name="750" table:display="true" table:show-details="true"/>
                <table:data-pilot-member table:name="435" table:display="true" table:show-details="true"/>
                <table:data-pilot-member table:name="460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Range_Mi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208 mi" table:display="true" table:show-details="true"/>
                <table:data-pilot-member table:name="264 mi" table:display="true" table:show-details="true"/>
                <table:data-pilot-member table:name="198 mi" table:display="true" table:show-details="true"/>
                <table:data-pilot-member table:name="236 mi" table:display="true" table:show-details="true"/>
                <table:data-pilot-member table:name="226 mi" table:display="true" table:show-details="true"/>
                <table:data-pilot-member table:name="183 mi" table:display="true" table:show-details="true"/>
                <table:data-pilot-member table:name="174 mi" table:display="true" table:show-details="true"/>
                <table:data-pilot-member table:name="254 mi" table:display="true" table:show-details="true"/>
                <table:data-pilot-member table:name="248 mi" table:display="true" table:show-details="true"/>
                <table:data-pilot-member table:name="223 mi" table:display="true" table:show-details="true"/>
                <table:data-pilot-member table:name="279 mi" table:display="true" table:show-details="true"/>
                <table:data-pilot-member table:name="143 mi" table:display="true" table:show-details="true"/>
                <table:data-pilot-member table:name="146 mi" table:display="true" table:show-details="true"/>
                <table:data-pilot-member table:name="242 mi" table:display="true" table:show-details="true"/>
                <table:data-pilot-member table:name="202 mi" table:display="true" table:show-details="true"/>
                <table:data-pilot-member table:name="155 mi" table:display="true" table:show-details="true"/>
                <table:data-pilot-member table:name="267 mi" table:display="true" table:show-details="true"/>
                <table:data-pilot-member table:name="211 mi" table:display="true" table:show-details="true"/>
                <table:data-pilot-member table:name="105 mi" table:display="true" table:show-details="true"/>
                <table:data-pilot-member table:name="158 mi" table:display="true" table:show-details="true"/>
                <table:data-pilot-member table:name="229 mi" table:display="true" table:show-details="true"/>
                <table:data-pilot-member table:name="167 mi" table:display="true" table:show-details="true"/>
                <table:data-pilot-member table:name="357 mi" table:display="true" table:show-details="true"/>
                <table:data-pilot-member table:name="378 mi" table:display="true" table:show-details="true"/>
                <table:data-pilot-member table:name="112 mi" table:display="true" table:show-details="true"/>
                <table:data-pilot-member table:name="205 mi" table:display="true" table:show-details="true"/>
                <table:data-pilot-member table:name="217 mi" table:display="true" table:show-details="true"/>
                <table:data-pilot-member table:name="136 mi" table:display="true" table:show-details="true"/>
                <table:data-pilot-member table:name="115 mi" table:display="true" table:show-details="true"/>
                <table:data-pilot-member table:name="233 mi" table:display="true" table:show-details="true"/>
                <table:data-pilot-member table:name="260 mi" table:display="true" table:show-details="true"/>
                <table:data-pilot-member table:name="273 mi" table:display="true" table:show-details="true"/>
                <table:data-pilot-member table:name="118 mi" table:display="true" table:show-details="true"/>
                <table:data-pilot-member table:name="171 mi" table:display="true" table:show-details="true"/>
                <table:data-pilot-member table:name="239 mi" table:display="true" table:show-details="true"/>
                <table:data-pilot-member table:name="99 mi" table:display="true" table:show-details="true"/>
                <table:data-pilot-member table:name="192 mi" table:display="true" table:show-details="true"/>
                <table:data-pilot-member table:name="195 mi" table:display="true" table:show-details="true"/>
                <table:data-pilot-member table:name="81 mi" table:display="true" table:show-details="true"/>
                <table:data-pilot-member table:name="121 mi" table:display="true" table:show-details="true"/>
                <table:data-pilot-member table:name="180 mi" table:display="true" table:show-details="true"/>
                <table:data-pilot-member table:name="59 mi" table:display="true" table:show-details="true"/>
                <table:data-pilot-member table:name="62 mi" table:display="true" table:show-details="true"/>
                <table:data-pilot-member table:name="140 mi" table:display="true" table:show-details="true"/>
                <table:data-pilot-member table:name="601 mi" table:display="true" table:show-details="true"/>
                <table:data-pilot-member table:name="313 mi" table:display="true" table:show-details="true"/>
                <table:data-pilot-member table:name="319 mi" table:display="true" table:show-details="true"/>
                <table:data-pilot-member table:name="465 mi" table:display="true" table:show-details="true"/>
                <table:data-pilot-member table:name="270 mi" table:display="true" table:show-details="true"/>
                <table:data-pilot-member table:name="285 mi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Efficiency_Km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88" table:display="true" table:show-details="true"/>
                <table:data-pilot-member table:name="197" table:display="true" table:show-details="true"/>
                <table:data-pilot-member table:name="258" table:display="true" table:show-details="true"/>
                <table:data-pilot-member table:name="270" table:display="true" table:show-details="true"/>
                <table:data-pilot-member table:name="228" table:display="true" table:show-details="true"/>
                <table:data-pilot-member table:name="237" table:display="true" table:show-details="true"/>
                <table:data-pilot-member table:name="219" table:display="true" table:show-details="true"/>
                <table:data-pilot-member table:name="231" table:display="true" table:show-details="true"/>
                <table:data-pilot-member table:name="193" table:display="true" table:show-details="true"/>
                <table:data-pilot-member table:name="206" table:display="true" table:show-details="true"/>
                <table:data-pilot-member table:name="178" table:display="true" table:show-details="true"/>
                <table:data-pilot-member table:name="165" table:display="true" table:show-details="true"/>
                <table:data-pilot-member table:name="161" table:display="true" table:show-details="true"/>
                <table:data-pilot-member table:name="244" table:display="true" table:show-details="true"/>
                <table:data-pilot-member table:name="238" table:display="true" table:show-details="true"/>
                <table:data-pilot-member table:name="222" table:display="true" table:show-details="true"/>
                <table:data-pilot-member table:name="180" table:display="true" table:show-details="true"/>
                <table:data-pilot-member table:name="181" table:display="true" table:show-details="true"/>
                <table:data-pilot-member table:name="168" table:display="true" table:show-details="true"/>
                <table:data-pilot-member table:name="209" table:display="true" table:show-details="true"/>
                <table:data-pilot-member table:name="200" table:display="true" table:show-details="true"/>
                <table:data-pilot-member table:name="194" table:display="true" table:show-details="true"/>
                <table:data-pilot-member table:name="160" table:display="true" table:show-details="true"/>
                <table:data-pilot-member table:name="153" table:display="true" table:show-details="true"/>
                <table:data-pilot-member table:name="154" table:display="true" table:show-details="true"/>
                <table:data-pilot-member table:name="232" table:display="true" table:show-details="true"/>
                <table:data-pilot-member table:name="173" table:display="true" table:show-details="true"/>
                <table:data-pilot-member table:name="175" table:display="true" table:show-details="true"/>
                <table:data-pilot-member table:name="167" table:display="true" table:show-details="true"/>
                <table:data-pilot-member table:name="170" table:display="true" table:show-details="true"/>
                <table:data-pilot-member table:name="104" table:display="true" table:show-details="true"/>
                <table:data-pilot-member table:name="273" table:display="true" table:show-details="true"/>
                <table:data-pilot-member table:name="216" table:display="true" table:show-details="true"/>
                <table:data-pilot-member table:name="171" table:display="true" table:show-details="true"/>
                <table:data-pilot-member table:name="156" table:display="true" table:show-details="true"/>
                <table:data-pilot-member table:name="207" table:display="true" table:show-details="true"/>
                <table:data-pilot-member table:name="198" table:display="true" table:show-details="true"/>
                <table:data-pilot-member table:name="191" table:display="true" table:show-details="true"/>
                <table:data-pilot-member table:name="172" table:display="true" table:show-details="true"/>
                <table:data-pilot-member table:name="164" table:display="true" table:show-details="true"/>
                <table:data-pilot-member table:name="176" table:display="true" table:show-details="true"/>
                <table:data-pilot-member table:name="223" table:display="true" table:show-details="true"/>
                <table:data-pilot-member table:name="217" table:display="true" table:show-details="true"/>
                <table:data-pilot-member table:name="215" table:display="true" table:show-details="true"/>
                <table:data-pilot-member table:name="195" table:display="true" table:show-details="true"/>
                <table:data-pilot-member table:name="166" table:display="true" table:show-details="true"/>
                <table:data-pilot-member table:name="183" table:display="true" table:show-details="true"/>
                <table:data-pilot-member table:name="179" table:display="true" table:show-details="true"/>
                <table:data-pilot-member table:name="211" table:display="true" table:show-details="true"/>
                <table:data-pilot-member table:name="184" table:display="true" table:show-details="true"/>
                <table:data-pilot-member table:name="267" table:display="true" table:show-details="true"/>
                <table:data-pilot-member table:name="177" table:display="true" table:show-details="true"/>
                <table:data-pilot-member table:name="261" table:display="true" table:show-details="true"/>
                <table:data-pilot-member table:name="256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Efficiency_Mi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301 Wh/mi" table:display="true" table:show-details="true"/>
                <table:data-pilot-member table:name="315 Wh/mi" table:display="true" table:show-details="true"/>
                <table:data-pilot-member table:name="413 Wh/mi" table:display="true" table:show-details="true"/>
                <table:data-pilot-member table:name="432 Wh/mi" table:display="true" table:show-details="true"/>
                <table:data-pilot-member table:name="365 Wh/mi" table:display="true" table:show-details="true"/>
                <table:data-pilot-member table:name="379 Wh/mi" table:display="true" table:show-details="true"/>
                <table:data-pilot-member table:name="350 Wh/mi" table:display="true" table:show-details="true"/>
                <table:data-pilot-member table:name="370 Wh/mi" table:display="true" table:show-details="true"/>
                <table:data-pilot-member table:name="309 Wh/mi" table:display="true" table:show-details="true"/>
                <table:data-pilot-member table:name="330 Wh/mi" table:display="true" table:show-details="true"/>
                <table:data-pilot-member table:name="285 Wh/mi" table:display="true" table:show-details="true"/>
                <table:data-pilot-member table:name="264 Wh/mi" table:display="true" table:show-details="true"/>
                <table:data-pilot-member table:name="258 Wh/mi" table:display="true" table:show-details="true"/>
                <table:data-pilot-member table:name="390 Wh/mi" table:display="true" table:show-details="true"/>
                <table:data-pilot-member table:name="381 Wh/mi" table:display="true" table:show-details="true"/>
                <table:data-pilot-member table:name="355 Wh/mi" table:display="true" table:show-details="true"/>
                <table:data-pilot-member table:name="288 Wh/mi" table:display="true" table:show-details="true"/>
                <table:data-pilot-member table:name="290 Wh/mi" table:display="true" table:show-details="true"/>
                <table:data-pilot-member table:name="269 Wh/mi" table:display="true" table:show-details="true"/>
                <table:data-pilot-member table:name="334 Wh/mi" table:display="true" table:show-details="true"/>
                <table:data-pilot-member table:name="320 Wh/mi" table:display="true" table:show-details="true"/>
                <table:data-pilot-member table:name="310 Wh/mi" table:display="true" table:show-details="true"/>
                <table:data-pilot-member table:name="256 Wh/mi" table:display="true" table:show-details="true"/>
                <table:data-pilot-member table:name="245 Wh/mi" table:display="true" table:show-details="true"/>
                <table:data-pilot-member table:name="246 Wh/mi" table:display="true" table:show-details="true"/>
                <table:data-pilot-member table:name="371 Wh/mi" table:display="true" table:show-details="true"/>
                <table:data-pilot-member table:name="277 Wh/mi" table:display="true" table:show-details="true"/>
                <table:data-pilot-member table:name="280 Wh/mi" table:display="true" table:show-details="true"/>
                <table:data-pilot-member table:name="267 Wh/mi" table:display="true" table:show-details="true"/>
                <table:data-pilot-member table:name="272 Wh/mi" table:display="true" table:show-details="true"/>
                <table:data-pilot-member table:name="166 Wh/mi" table:display="true" table:show-details="true"/>
                <table:data-pilot-member table:name="437 Wh/mi" table:display="true" table:show-details="true"/>
                <table:data-pilot-member table:name="346 Wh/mi" table:display="true" table:show-details="true"/>
                <table:data-pilot-member table:name="274 Wh/mi" table:display="true" table:show-details="true"/>
                <table:data-pilot-member table:name="250 Wh/mi" table:display="true" table:show-details="true"/>
                <table:data-pilot-member table:name="331 Wh/mi" table:display="true" table:show-details="true"/>
                <table:data-pilot-member table:name="317 Wh/mi" table:display="true" table:show-details="true"/>
                <table:data-pilot-member table:name="306 Wh/mi" table:display="true" table:show-details="true"/>
                <table:data-pilot-member table:name="275 Wh/mi" table:display="true" table:show-details="true"/>
                <table:data-pilot-member table:name="262 Wh/mi" table:display="true" table:show-details="true"/>
                <table:data-pilot-member table:name="282 Wh/mi" table:display="true" table:show-details="true"/>
                <table:data-pilot-member table:name="357 Wh/mi" table:display="true" table:show-details="true"/>
                <table:data-pilot-member table:name="347 Wh/mi" table:display="true" table:show-details="true"/>
                <table:data-pilot-member table:name="344 Wh/mi" table:display="true" table:show-details="true"/>
                <table:data-pilot-member table:name="312 Wh/mi" table:display="true" table:show-details="true"/>
                <table:data-pilot-member table:name="266 Wh/mi" table:display="true" table:show-details="true"/>
                <table:data-pilot-member table:name="293 Wh/mi" table:display="true" table:show-details="true"/>
                <table:data-pilot-member table:name="286 Wh/mi" table:display="true" table:show-details="true"/>
                <table:data-pilot-member table:name="338 Wh/mi" table:display="true" table:show-details="true"/>
                <table:data-pilot-member table:name="294 Wh/mi" table:display="true" table:show-details="true"/>
                <table:data-pilot-member table:name="427 Wh/mi" table:display="true" table:show-details="true"/>
                <table:data-pilot-member table:name="283 Wh/mi" table:display="true" table:show-details="true"/>
                <table:data-pilot-member table:name="418 Wh/mi" table:display="true" table:show-details="true"/>
                <table:data-pilot-member table:name="410 Wh/mi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FastCharge_Km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350" table:display="true" table:show-details="true"/>
                <table:data-pilot-member table:name="850" table:display="true" table:show-details="true"/>
                <table:data-pilot-member table:name="540" table:display="true" table:show-details="true"/>
                <table:data-pilot-member table:name="510" table:display="true" table:show-details="true"/>
                <table:data-pilot-member table:name="610" table:display="true" table:show-details="true"/>
                <table:data-pilot-member table:name="590" table:display="true" table:show-details="true"/>
                <table:data-pilot-member table:name="470" table:display="true" table:show-details="true"/>
                <table:data-pilot-member table:name="450" table:display="true" table:show-details="true"/>
                <table:data-pilot-member table:name="550" table:display="true" table:show-details="true"/>
                <table:data-pilot-member table:name="560" table:display="true" table:show-details="true"/>
                <table:data-pilot-member table:name="650" table:display="true" table:show-details="true"/>
                <table:data-pilot-member table:name="260" table:display="true" table:show-details="true"/>
                <table:data-pilot-member table:name="270" table:display="true" table:show-details="true"/>
                <table:data-pilot-member table:name="460" table:display="true" table:show-details="true"/>
                <table:data-pilot-member table:name="480" table:display="true" table:show-details="true"/>
                <table:data-pilot-member table:name="420" table:display="true" table:show-details="true"/>
                <table:data-pilot-member table:name="380" table:display="true" table:show-details="true"/>
                <table:data-pilot-member table:name="570" table:display="true" table:show-details="true"/>
                <table:data-pilot-member table:name="330" table:display="true" table:show-details="true"/>
                <table:data-pilot-member table:name="410" table:display="true" table:show-details="true"/>
                <table:data-pilot-member table:name="430" table:display="true" table:show-details="true"/>
                <table:data-pilot-member table:name="360" table:display="true" table:show-details="true"/>
                <table:data-pilot-member table:name="190" table:display="true" table:show-details="true"/>
                <table:data-pilot-member table:name="210" table:display="true" table:show-details="true"/>
                <table:data-pilot-member table:name="340" table:display="true" table:show-details="true"/>
                <table:data-pilot-member table:name="320" table:display="true" table:show-details="true"/>
                <table:data-pilot-member table:name="230" table:display="true" table:show-details="true"/>
                <table:data-pilot-member table:name="220" table:display="true" table:show-details="true"/>
                <table:data-pilot-member table:name="620" table:display="true" table:show-details="true"/>
                <table:data-pilot-member table:name="240" table:display="true" table:show-details="true"/>
                <table:data-pilot-member table:name="290" table:display="true" table:show-details="true"/>
                <table:data-pilot-member table:name="440" table:display="true" table:show-details="true"/>
                <table:data-pilot-member table:name="500" table:display="true" table:show-details="true"/>
                <table:data-pilot-member table:name="520" table:display="true" table:show-details="true"/>
                <table:data-pilot-member table:name="390" table:display="true" table:show-details="true"/>
                <table:data-pilot-member table:name="780" table:display="true" table:show-details="true"/>
                <table:data-pilot-member table:name="770" table:display="true" table:show-details="true"/>
                <table:data-pilot-member table:name="810" table:display="true" table:show-details="true"/>
                <table:data-pilot-member table:name="890" table:display="true" table:show-details="true"/>
                <table:data-pilot-member table:name="730" table:display="true" table:show-details="true"/>
                <table:data-pilot-member table:name="N/a" table:display="true" table:show-details="true"/>
                <table:data-pilot-member table:name="170" table:display="true" table:show-details="true"/>
                <table:data-pilot-member table:name="920" table:display="true" table:show-details="true"/>
                <table:data-pilot-member table:name="490" table:display="true" table:show-details="true"/>
                <table:data-pilot-member table:name="710" table:display="true" table:show-details="true"/>
                <table:data-pilot-member table:name="900" table:display="true" table:show-details="true"/>
                <table:data-pilot-member table:name="910" table:display="true" table:show-details="true"/>
                <table:data-pilot-member table:name="930" table:display="true" table:show-details="true"/>
                <table:data-pilot-member table:name="940" table:display="true" table:show-details="true"/>
                <table:data-pilot-member table:name="740" table:display="true" table:show-details="true"/>
                <table:data-pilot-member table:name="250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FastCharge_Mi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338 mi/hr" table:display="true" table:show-details="true"/>
                <table:data-pilot-member table:name="821 mi/hr" table:display="true" table:show-details="true"/>
                <table:data-pilot-member table:name="521 mi/hr" table:display="true" table:show-details="true"/>
                <table:data-pilot-member table:name="492 mi/hr" table:display="true" table:show-details="true"/>
                <table:data-pilot-member table:name="589 mi/hr" table:display="true" table:show-details="true"/>
                <table:data-pilot-member table:name="570 mi/hr" table:display="true" table:show-details="true"/>
                <table:data-pilot-member table:name="454 mi/hr" table:display="true" table:show-details="true"/>
                <table:data-pilot-member table:name="435 mi/hr" table:display="true" table:show-details="true"/>
                <table:data-pilot-member table:name="531 mi/hr" table:display="true" table:show-details="true"/>
                <table:data-pilot-member table:name="541 mi/hr" table:display="true" table:show-details="true"/>
                <table:data-pilot-member table:name="628 mi/hr" table:display="true" table:show-details="true"/>
                <table:data-pilot-member table:name="251 mi/hr" table:display="true" table:show-details="true"/>
                <table:data-pilot-member table:name="261 mi/hr" table:display="true" table:show-details="true"/>
                <table:data-pilot-member table:name="444 mi/hr" table:display="true" table:show-details="true"/>
                <table:data-pilot-member table:name="463 mi/hr" table:display="true" table:show-details="true"/>
                <table:data-pilot-member table:name="406 mi/hr" table:display="true" table:show-details="true"/>
                <table:data-pilot-member table:name="367 mi/hr" table:display="true" table:show-details="true"/>
                <table:data-pilot-member table:name="550 mi/hr" table:display="true" table:show-details="true"/>
                <table:data-pilot-member table:name="319 mi/hr" table:display="true" table:show-details="true"/>
                <table:data-pilot-member table:name="396 mi/hr" table:display="true" table:show-details="true"/>
                <table:data-pilot-member table:name="415 mi/hr" table:display="true" table:show-details="true"/>
                <table:data-pilot-member table:name="348 mi/hr" table:display="true" table:show-details="true"/>
                <table:data-pilot-member table:name="183 mi/hr" table:display="true" table:show-details="true"/>
                <table:data-pilot-member table:name="203 mi/hr" table:display="true" table:show-details="true"/>
                <table:data-pilot-member table:name="328 mi/hr" table:display="true" table:show-details="true"/>
                <table:data-pilot-member table:name="309 mi/hr" table:display="true" table:show-details="true"/>
                <table:data-pilot-member table:name="222 mi/hr" table:display="true" table:show-details="true"/>
                <table:data-pilot-member table:name="212 mi/hr" table:display="true" table:show-details="true"/>
                <table:data-pilot-member table:name="599 mi/hr" table:display="true" table:show-details="true"/>
                <table:data-pilot-member table:name="232 mi/hr" table:display="true" table:show-details="true"/>
                <table:data-pilot-member table:name="280 mi/hr" table:display="true" table:show-details="true"/>
                <table:data-pilot-member table:name="425 mi/hr" table:display="true" table:show-details="true"/>
                <table:data-pilot-member table:name="483 mi/hr" table:display="true" table:show-details="true"/>
                <table:data-pilot-member table:name="502 mi/hr" table:display="true" table:show-details="true"/>
                <table:data-pilot-member table:name="377 mi/hr" table:display="true" table:show-details="true"/>
                <table:data-pilot-member table:name="753 mi/hr" table:display="true" table:show-details="true"/>
                <table:data-pilot-member table:name="744 mi/hr" table:display="true" table:show-details="true"/>
                <table:data-pilot-member table:name="782 mi/hr" table:display="true" table:show-details="true"/>
                <table:data-pilot-member table:name="859 mi/hr" table:display="true" table:show-details="true"/>
                <table:data-pilot-member table:name="705 mi/hr" table:display="true" table:show-details="true"/>
                <table:data-pilot-member table:name="N/a" table:display="true" table:show-details="true"/>
                <table:data-pilot-member table:name="164 mi/hr" table:display="true" table:show-details="true"/>
                <table:data-pilot-member table:name="888 mi/hr" table:display="true" table:show-details="true"/>
                <table:data-pilot-member table:name="473 mi/hr" table:display="true" table:show-details="true"/>
                <table:data-pilot-member table:name="686 mi/hr" table:display="true" table:show-details="true"/>
                <table:data-pilot-member table:name="869 mi/hr" table:display="true" table:show-details="true"/>
                <table:data-pilot-member table:name="879 mi/hr" table:display="true" table:show-details="true"/>
                <table:data-pilot-member table:name="898 mi/hr" table:display="true" table:show-details="true"/>
                <table:data-pilot-member table:name="908 mi/hr" table:display="true" table:show-details="true"/>
                <table:data-pilot-member table:name="715 mi/hr" table:display="true" table:show-details="true"/>
                <table:data-pilot-member table:name="241 mi/hr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RapidCharg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Rapid charging possible" table:display="true" table:show-details="true"/>
                <table:data-pilot-member table:name="Rapid charging not possible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PowerTrai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Front Wheel Drive" table:display="true" table:show-details="true"/>
                <table:data-pilot-member table:name="All Wheel Drive" table:display="true" table:show-details="true"/>
                <table:data-pilot-member table:name="Rear Wheel Drive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Seats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5" table:display="true" table:show-details="true"/>
                <table:data-pilot-member table:name="4" table:display="true" table:show-details="true"/>
                <table:data-pilot-member table:name="7" table:display="true" table:show-details="true"/>
                <table:data-pilot-member table:name="2" table:display="true" table:show-details="true"/>
                <table:data-pilot-member table:name="6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PriceEuro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36057" table:display="true" table:show-details="true"/>
                <table:data-pilot-member table:name="125000" table:display="true" table:show-details="true"/>
                <table:data-pilot-member table:name="96050" table:display="true" table:show-details="true"/>
                <table:data-pilot-member table:name="93800" table:display="true" table:show-details="true"/>
                <table:data-pilot-member table:name="81639" table:display="true" table:show-details="true"/>
                <table:data-pilot-member table:name="79445" table:display="true" table:show-details="true"/>
                <table:data-pilot-member table:name="69551" table:display="true" table:show-details="true"/>
                <table:data-pilot-member table:name="67358" table:display="true" table:show-details="true"/>
                <table:data-pilot-member table:name="57500" table:display="true" table:show-details="true"/>
                <table:data-pilot-member table:name="55000" table:display="true" table:show-details="true"/>
                <table:data-pilot-member table:name="68040" table:display="true" table:show-details="true"/>
                <table:data-pilot-member table:name="65000" table:display="true" table:show-details="true"/>
                <table:data-pilot-member table:name="41526" table:display="true" table:show-details="true"/>
                <table:data-pilot-member table:name="38017" table:display="true" table:show-details="true"/>
                <table:data-pilot-member table:name="64000" table:display="true" table:show-details="true"/>
                <table:data-pilot-member table:name="62000" table:display="true" table:show-details="true"/>
                <table:data-pilot-member table:name="53500" table:display="true" table:show-details="true"/>
                <table:data-pilot-member table:name="40000" table:display="true" table:show-details="true"/>
                <table:data-pilot-member table:name="45000" table:display="true" table:show-details="true"/>
                <table:data-pilot-member table:name="37422" table:display="true" table:show-details="true"/>
                <table:data-pilot-member table:name="37900" table:display="true" table:show-details="true"/>
                <table:data-pilot-member table:name="34900" table:display="true" table:show-details="true"/>
                <table:data-pilot-member table:name="62900" table:display="true" table:show-details="true"/>
                <table:data-pilot-member table:name="54475" table:display="true" table:show-details="true"/>
                <table:data-pilot-member table:name="54000" table:display="true" table:show-details="true"/>
                <table:data-pilot-member table:name="46900" table:display="true" table:show-details="true"/>
                <table:data-pilot-member table:name="35921" table:display="true" table:show-details="true"/>
                <table:data-pilot-member table:name="32997" table:display="true" table:show-details="true"/>
                <table:data-pilot-member table:name="40795" table:display="true" table:show-details="true"/>
                <table:data-pilot-member table:name="34459" table:display="true" table:show-details="true"/>
                <table:data-pilot-member table:name="33971" table:display="true" table:show-details="true"/>
                <table:data-pilot-member table:name="75351" table:display="true" table:show-details="true"/>
                <table:data-pilot-member table:name="38105" table:display="true" table:show-details="true"/>
                <table:data-pilot-member table:name="36837" table:display="true" table:show-details="true"/>
                <table:data-pilot-member table:name="34400" table:display="true" table:show-details="true"/>
                <table:data-pilot-member table:name="33133" table:display="true" table:show-details="true"/>
                <table:data-pilot-member table:name="50000" table:display="true" table:show-details="true"/>
                <table:data-pilot-member table:name="149000" table:display="true" table:show-details="true"/>
                <table:data-pilot-member table:name="105000" table:display="true" table:show-details="true"/>
                <table:data-pilot-member table:name="32646" table:display="true" table:show-details="true"/>
                <table:data-pilot-member table:name="70631" table:display="true" table:show-details="true"/>
                <table:data-pilot-member table:name="69484" table:display="true" table:show-details="true"/>
                <table:data-pilot-member table:name="30000" table:display="true" table:show-details="true"/>
                <table:data-pilot-member table:name="31681" table:display="true" table:show-details="true"/>
                <table:data-pilot-member table:name="37237" table:display="true" table:show-details="true"/>
                <table:data-pilot-member table:name="33246" table:display="true" table:show-details="true"/>
                <table:data-pilot-member table:name="29234" table:display="true" table:show-details="true"/>
                <table:data-pilot-member table:name="41906" table:display="true" table:show-details="true"/>
                <table:data-pilot-member table:name="35000" table:display="true" table:show-details="true"/>
                <table:data-pilot-member table:name="29146" table:display="true" table:show-details="true"/>
                <table:data-pilot-member table:name="34361" table:display="true" table:show-details="true"/>
                <table:data-pilot-member table:name="29682" table:display="true" table:show-details="true"/>
                <table:data-pilot-member table:name="56440" table:display="true" table:show-details="true"/>
                <table:data-pilot-member table:name="180781" table:display="true" table:show-details="true"/>
                <table:data-pilot-member table:name="150000" table:display="true" table:show-details="true"/>
                <table:data-pilot-member table:name="148301" table:display="true" table:show-details="true"/>
                <table:data-pilot-member table:name="109302" table:display="true" table:show-details="true"/>
                <table:data-pilot-member table:name="102945" table:display="true" table:show-details="true"/>
                <table:data-pilot-member table:name="38000" table:display="true" table:show-details="true"/>
                <table:data-pilot-member table:name="31184" table:display="true" table:show-details="true"/>
                <table:data-pilot-member table:name="24790" table:display="true" table:show-details="true"/>
                <table:data-pilot-member table:name="20129" table:display="true" table:show-details="true"/>
                <table:data-pilot-member table:name="47500" table:display="true" table:show-details="true"/>
                <table:data-pilot-member table:name="37500" table:display="true" table:show-details="true"/>
                <table:data-pilot-member table:name="24534" table:display="true" table:show-details="true"/>
                <table:data-pilot-member table:name="24565" table:display="true" table:show-details="true"/>
                <table:data-pilot-member table:name="22030" table:display="true" table:show-details="true"/>
                <table:data-pilot-member table:name="21387" table:display="true" table:show-details="true"/>
                <table:data-pilot-member table:name="25500" table:display="true" table:show-details="true"/>
                <table:data-pilot-member table:name="215000" table:display="true" table:show-details="true"/>
                <table:data-pilot-member table:name="102990" table:display="true" table:show-details="true"/>
                <table:data-pilot-member table:name="96990" table:display="true" table:show-details="true"/>
                <table:data-pilot-member table:name="85990" table:display="true" table:show-details="true"/>
                <table:data-pilot-member table:name="79990" table:display="true" table:show-details="true"/>
                <table:data-pilot-member table:name="75000" table:display="true" table:show-details="true"/>
                <table:data-pilot-member table:name="65620" table:display="true" table:show-details="true"/>
                <table:data-pilot-member table:name="61480" table:display="true" table:show-details="true"/>
                <table:data-pilot-member table:name="58620" table:display="true" table:show-details="true"/>
                <table:data-pilot-member table:name="55480" table:display="true" table:show-details="true"/>
                <table:data-pilot-member table:name="46380" table:display="true" table:show-details="true"/>
                <table:data-pilot-member table:name="40936" table:display="true" table:show-details="true"/>
                <table:data-pilot-member table:name="38987" table:display="true" table:show-details="true"/>
                <table:data-pilot-member table:name="35575" table:display="true" table:show-details="true"/>
                <table:data-pilot-member table:name="33000" table:display="true" table:show-details="true"/>
                <table:data-pilot-member table:name="31900" table:display="true" table:show-details="true"/>
                <table:data-pilot-member table:name="21421" table:display="true" table:show-details="true"/>
                <table:data-pilot-member table:name="60437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BodyStyle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Cabrio" table:display="true" table:show-details="true"/>
                <table:data-pilot-member table:name="Hatchback" table:display="true" table:show-details="true"/>
                <table:data-pilot-member table:name="Liftback" table:display="true" table:show-details="true"/>
                <table:data-pilot-member table:name="MPV" table:display="true" table:show-details="true"/>
                <table:data-pilot-member table:name="Pickup" table:display="true" table:show-details="true"/>
                <table:data-pilot-member table:name="Sedan" table:display="true" table:show-details="true"/>
                <table:data-pilot-member table:name="SPV" table:display="true" table:show-details="true"/>
                <table:data-pilot-member table:name="Station" table:display="true" table:show-details="true"/>
                <table:data-pilot-member table:name="SUV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iceDollar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32,779" table:display="true" table:show-details="true"/>
                <table:data-pilot-member table:name="113,636" table:display="true" table:show-details="true"/>
                <table:data-pilot-member table:name="87,318" table:display="true" table:show-details="true"/>
                <table:data-pilot-member table:name="85,273" table:display="true" table:show-details="true"/>
                <table:data-pilot-member table:name="74,217" table:display="true" table:show-details="true"/>
                <table:data-pilot-member table:name="72,223" table:display="true" table:show-details="true"/>
                <table:data-pilot-member table:name="63,228" table:display="true" table:show-details="true"/>
                <table:data-pilot-member table:name="61,235" table:display="true" table:show-details="true"/>
                <table:data-pilot-member table:name="52,273" table:display="true" table:show-details="true"/>
                <table:data-pilot-member table:name="50,000" table:display="true" table:show-details="true"/>
                <table:data-pilot-member table:name="61,855" table:display="true" table:show-details="true"/>
                <table:data-pilot-member table:name="59,091" table:display="true" table:show-details="true"/>
                <table:data-pilot-member table:name="37,751" table:display="true" table:show-details="true"/>
                <table:data-pilot-member table:name="34,561" table:display="true" table:show-details="true"/>
                <table:data-pilot-member table:name="58,182" table:display="true" table:show-details="true"/>
                <table:data-pilot-member table:name="56,364" table:display="true" table:show-details="true"/>
                <table:data-pilot-member table:name="48,636" table:display="true" table:show-details="true"/>
                <table:data-pilot-member table:name="36,364" table:display="true" table:show-details="true"/>
                <table:data-pilot-member table:name="40,909" table:display="true" table:show-details="true"/>
                <table:data-pilot-member table:name="34,020" table:display="true" table:show-details="true"/>
                <table:data-pilot-member table:name="34,455" table:display="true" table:show-details="true"/>
                <table:data-pilot-member table:name="31,727" table:display="true" table:show-details="true"/>
                <table:data-pilot-member table:name="57,182" table:display="true" table:show-details="true"/>
                <table:data-pilot-member table:name="49,523" table:display="true" table:show-details="true"/>
                <table:data-pilot-member table:name="49,091" table:display="true" table:show-details="true"/>
                <table:data-pilot-member table:name="42,636" table:display="true" table:show-details="true"/>
                <table:data-pilot-member table:name="32,655" table:display="true" table:show-details="true"/>
                <table:data-pilot-member table:name="29,997" table:display="true" table:show-details="true"/>
                <table:data-pilot-member table:name="37,086" table:display="true" table:show-details="true"/>
                <table:data-pilot-member table:name="31,326" table:display="true" table:show-details="true"/>
                <table:data-pilot-member table:name="30,883" table:display="true" table:show-details="true"/>
                <table:data-pilot-member table:name="68,501" table:display="true" table:show-details="true"/>
                <table:data-pilot-member table:name="34,641" table:display="true" table:show-details="true"/>
                <table:data-pilot-member table:name="33,488" table:display="true" table:show-details="true"/>
                <table:data-pilot-member table:name="31,273" table:display="true" table:show-details="true"/>
                <table:data-pilot-member table:name="30,121" table:display="true" table:show-details="true"/>
                <table:data-pilot-member table:name="45,455" table:display="true" table:show-details="true"/>
                <table:data-pilot-member table:name="135,455" table:display="true" table:show-details="true"/>
                <table:data-pilot-member table:name="95,455" table:display="true" table:show-details="true"/>
                <table:data-pilot-member table:name="29,678" table:display="true" table:show-details="true"/>
                <table:data-pilot-member table:name="64,210" table:display="true" table:show-details="true"/>
                <table:data-pilot-member table:name="63,167" table:display="true" table:show-details="true"/>
                <table:data-pilot-member table:name="27,273" table:display="true" table:show-details="true"/>
                <table:data-pilot-member table:name="28,801" table:display="true" table:show-details="true"/>
                <table:data-pilot-member table:name="33,852" table:display="true" table:show-details="true"/>
                <table:data-pilot-member table:name="30,224" table:display="true" table:show-details="true"/>
                <table:data-pilot-member table:name="26,576" table:display="true" table:show-details="true"/>
                <table:data-pilot-member table:name="38,096" table:display="true" table:show-details="true"/>
                <table:data-pilot-member table:name="31,818" table:display="true" table:show-details="true"/>
                <table:data-pilot-member table:name="26,496" table:display="true" table:show-details="true"/>
                <table:data-pilot-member table:name="31,237" table:display="true" table:show-details="true"/>
                <table:data-pilot-member table:name="26,984" table:display="true" table:show-details="true"/>
                <table:data-pilot-member table:name="51,309" table:display="true" table:show-details="true"/>
                <table:data-pilot-member table:name="164,346" table:display="true" table:show-details="true"/>
                <table:data-pilot-member table:name="136,364" table:display="true" table:show-details="true"/>
                <table:data-pilot-member table:name="134,819" table:display="true" table:show-details="true"/>
                <table:data-pilot-member table:name="99,365" table:display="true" table:show-details="true"/>
                <table:data-pilot-member table:name="93,586" table:display="true" table:show-details="true"/>
                <table:data-pilot-member table:name="34,545" table:display="true" table:show-details="true"/>
                <table:data-pilot-member table:name="28,349" table:display="true" table:show-details="true"/>
                <table:data-pilot-member table:name="22,536" table:display="true" table:show-details="true"/>
                <table:data-pilot-member table:name="18,299" table:display="true" table:show-details="true"/>
                <table:data-pilot-member table:name="43,182" table:display="true" table:show-details="true"/>
                <table:data-pilot-member table:name="34,091" table:display="true" table:show-details="true"/>
                <table:data-pilot-member table:name="22,304" table:display="true" table:show-details="true"/>
                <table:data-pilot-member table:name="22,332" table:display="true" table:show-details="true"/>
                <table:data-pilot-member table:name="20,027" table:display="true" table:show-details="true"/>
                <table:data-pilot-member table:name="19,443" table:display="true" table:show-details="true"/>
                <table:data-pilot-member table:name="23,182" table:display="true" table:show-details="true"/>
                <table:data-pilot-member table:name="195,455" table:display="true" table:show-details="true"/>
                <table:data-pilot-member table:name="93,627" table:display="true" table:show-details="true"/>
                <table:data-pilot-member table:name="88,173" table:display="true" table:show-details="true"/>
                <table:data-pilot-member table:name="78,173" table:display="true" table:show-details="true"/>
                <table:data-pilot-member table:name="72,718" table:display="true" table:show-details="true"/>
                <table:data-pilot-member table:name="68,182" table:display="true" table:show-details="true"/>
                <table:data-pilot-member table:name="59,655" table:display="true" table:show-details="true"/>
                <table:data-pilot-member table:name="55,891" table:display="true" table:show-details="true"/>
                <table:data-pilot-member table:name="53,291" table:display="true" table:show-details="true"/>
                <table:data-pilot-member table:name="50,436" table:display="true" table:show-details="true"/>
                <table:data-pilot-member table:name="42,164" table:display="true" table:show-details="true"/>
                <table:data-pilot-member table:name="37,215" table:display="true" table:show-details="true"/>
                <table:data-pilot-member table:name="35,443" table:display="true" table:show-details="true"/>
                <table:data-pilot-member table:name="32,341" table:display="true" table:show-details="true"/>
                <table:data-pilot-member table:name="30,000" table:display="true" table:show-details="true"/>
                <table:data-pilot-member table:name="29,000" table:display="true" table:show-details="true"/>
                <table:data-pilot-member table:name="19,474" table:display="true" table:show-details="true"/>
                <table:data-pilot-member table:name="54,943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  <table:data-pilot-table table:name="PT- PowerTrain x AccelSec" table:application-data="" table:target-range-address="'PT- PowerTrain x AccelSec'.A1:'PT- PowerTrain x AccelSec'.B4" table:buttons="'PT- PowerTrain x AccelSec'.A1" table:grand-total="column" table:show-filter-button="false">
          <table:source-cell-range table:cell-range-address="clean_ElectricCarData.A1:clean_ElectricCarData.R104"/>
          <table:data-pilot-field table:source-field-name="Brand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Aiways" table:display="true" table:show-details="true"/>
                <table:data-pilot-member table:name="Audi" table:display="true" table:show-details="true"/>
                <table:data-pilot-member table:name="BMW" table:display="true" table:show-details="true"/>
                <table:data-pilot-member table:name="Byton" table:display="true" table:show-details="true"/>
                <table:data-pilot-member table:name="Citroen" table:display="true" table:show-details="true"/>
                <table:data-pilot-member table:name="CUPRA" table:display="true" table:show-details="true"/>
                <table:data-pilot-member table:name="DS" table:display="true" table:show-details="true"/>
                <table:data-pilot-member table:name="Fiat" table:display="true" table:show-details="true"/>
                <table:data-pilot-member table:name="Ford" table:display="true" table:show-details="true"/>
                <table:data-pilot-member table:name="Honda" table:display="true" table:show-details="true"/>
                <table:data-pilot-member table:name="Hyundai" table:display="true" table:show-details="true"/>
                <table:data-pilot-member table:name="Jaguar" table:display="true" table:show-details="true"/>
                <table:data-pilot-member table:name="Kia" table:display="true" table:show-details="true"/>
                <table:data-pilot-member table:name="Lexus" table:display="true" table:show-details="true"/>
                <table:data-pilot-member table:name="Lightyear" table:display="true" table:show-details="true"/>
                <table:data-pilot-member table:name="Lucid" table:display="true" table:show-details="true"/>
                <table:data-pilot-member table:name="Mazda" table:display="true" table:show-details="true"/>
                <table:data-pilot-member table:name="Mercedes" table:display="true" table:show-details="true"/>
                <table:data-pilot-member table:name="MG" table:display="true" table:show-details="true"/>
                <table:data-pilot-member table:name="Mini" table:display="true" table:show-details="true"/>
                <table:data-pilot-member table:name="Nissan" table:display="true" table:show-details="true"/>
                <table:data-pilot-member table:name="Opel" table:display="true" table:show-details="true"/>
                <table:data-pilot-member table:name="Peugeot" table:display="true" table:show-details="true"/>
                <table:data-pilot-member table:name="Polestar" table:display="true" table:show-details="true"/>
                <table:data-pilot-member table:name="Porsche" table:display="true" table:show-details="true"/>
                <table:data-pilot-member table:name="Renault" table:display="true" table:show-details="true"/>
                <table:data-pilot-member table:name="SEAT" table:display="true" table:show-details="true"/>
                <table:data-pilot-member table:name="Skoda" table:display="true" table:show-details="true"/>
                <table:data-pilot-member table:name="Smart" table:display="true" table:show-details="true"/>
                <table:data-pilot-member table:name="Sono" table:display="true" table:show-details="true"/>
                <table:data-pilot-member table:name="Tesla" table:display="true" table:show-details="true"/>
                <table:data-pilot-member table:name="Volkswagen" table:display="true" table:show-details="true"/>
                <table:data-pilot-member table:name="Volvo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Model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U5" table:display="true" table:show-details="true"/>
                <table:data-pilot-member table:name="e-tron GT" table:display="true" table:show-details="true"/>
                <table:data-pilot-member table:name="e-tron S Sportback 55 quattro" table:display="true" table:show-details="true"/>
                <table:data-pilot-member table:name="e-tron S 55 quattro" table:display="true" table:show-details="true"/>
                <table:data-pilot-member table:name="e-tron Sportback 55 quattro" table:display="true" table:show-details="true"/>
                <table:data-pilot-member table:name="e-tron 55 quattro" table:display="true" table:show-details="true"/>
                <table:data-pilot-member table:name="e-tron Sportback 50 quattro" table:display="true" table:show-details="true"/>
                <table:data-pilot-member table:name="e-tron 50 quattro" table:display="true" table:show-details="true"/>
                <table:data-pilot-member table:name="Q4 Sportback e-tron" table:display="true" table:show-details="true"/>
                <table:data-pilot-member table:name="Q4 e-tron" table:display="true" table:show-details="true"/>
                <table:data-pilot-member table:name="iX3" table:display="true" table:show-details="true"/>
                <table:data-pilot-member table:name="i4" table:display="true" table:show-details="true"/>
                <table:data-pilot-member table:name="i3s 120 Ah" table:display="true" table:show-details="true"/>
                <table:data-pilot-member table:name="i3 120 Ah" table:display="true" table:show-details="true"/>
                <table:data-pilot-member table:name="M-Byte 95 kWh 4WD" table:display="true" table:show-details="true"/>
                <table:data-pilot-member table:name="M-Byte 95 kWh 2WD" table:display="true" table:show-details="true"/>
                <table:data-pilot-member table:name="M-Byte 72 kWh 2WD" table:display="true" table:show-details="true"/>
                <table:data-pilot-member table:name="e-C4" table:display="true" table:show-details="true"/>
                <table:data-pilot-member table:name="el-Born" table:display="true" table:show-details="true"/>
                <table:data-pilot-member table:name="3 Crossback E-Tense" table:display="true" table:show-details="true"/>
                <table:data-pilot-member table:name="500e Convertible" table:display="true" table:show-details="true"/>
                <table:data-pilot-member table:name="500e Hatchback" table:display="true" table:show-details="true"/>
                <table:data-pilot-member table:name="Mustang Mach-E ER AWD" table:display="true" table:show-details="true"/>
                <table:data-pilot-member table:name="Mustang Mach-E ER RWD" table:display="true" table:show-details="true"/>
                <table:data-pilot-member table:name="Mustang Mach-E SR AWD" table:display="true" table:show-details="true"/>
                <table:data-pilot-member table:name="Mustang Mach-E SR RWD" table:display="true" table:show-details="true"/>
                <table:data-pilot-member table:name="e Advance" table:display="true" table:show-details="true"/>
                <table:data-pilot-member table:name="e" table:display="true" table:show-details="true"/>
                <table:data-pilot-member table:name="Kona Electric 64 kWh" table:display="true" table:show-details="true"/>
                <table:data-pilot-member table:name="IONIQ Electric" table:display="true" table:show-details="true"/>
                <table:data-pilot-member table:name="Kona Electric 39 kWh" table:display="true" table:show-details="true"/>
                <table:data-pilot-member table:name="I-Pace" table:display="true" table:show-details="true"/>
                <table:data-pilot-member table:name="e-Niro 64 kWh" table:display="true" table:show-details="true"/>
                <table:data-pilot-member table:name="e-Soul 64 kWh" table:display="true" table:show-details="true"/>
                <table:data-pilot-member table:name="e-Niro 39 kWh" table:display="true" table:show-details="true"/>
                <table:data-pilot-member table:name="e-Soul 39 kWh" table:display="true" table:show-details="true"/>
                <table:data-pilot-member table:name="UX 300e" table:display="true" table:show-details="true"/>
                <table:data-pilot-member table:name="One" table:display="true" table:show-details="true"/>
                <table:data-pilot-member table:name="Air" table:display="true" table:show-details="true"/>
                <table:data-pilot-member table:name="MX-30" table:display="true" table:show-details="true"/>
                <table:data-pilot-member table:name="EQV 300 Long" table:display="true" table:show-details="true"/>
                <table:data-pilot-member table:name="EQC 400 4MATIC" table:display="true" table:show-details="true"/>
                <table:data-pilot-member table:name="EQA" table:display="true" table:show-details="true"/>
                <table:data-pilot-member table:name="ZS EV" table:display="true" table:show-details="true"/>
                <table:data-pilot-member table:name="Cooper SE" table:display="true" table:show-details="true"/>
                <table:data-pilot-member table:name="Ariya e-4ORCE 87kWh Performance" table:display="true" table:show-details="true"/>
                <table:data-pilot-member table:name="Ariya e-4ORCE 87kWh" table:display="true" table:show-details="true"/>
                <table:data-pilot-member table:name="Ariya 87kWh" table:display="true" table:show-details="true"/>
                <table:data-pilot-member table:name="Ariya e-4ORCE 63kWh" table:display="true" table:show-details="true"/>
                <table:data-pilot-member table:name="Ariya 63kWh" table:display="true" table:show-details="true"/>
                <table:data-pilot-member table:name="Leaf e+" table:display="true" table:show-details="true"/>
                <table:data-pilot-member table:name="e-NV200 Evalia" table:display="true" table:show-details="true"/>
                <table:data-pilot-member table:name="Leaf" table:display="true" table:show-details="true"/>
                <table:data-pilot-member table:name="Ampera-e" table:display="true" table:show-details="true"/>
                <table:data-pilot-member table:name="Mokka-e" table:display="true" table:show-details="true"/>
                <table:data-pilot-member table:name="Corsa-e" table:display="true" table:show-details="true"/>
                <table:data-pilot-member table:name="e-2008 SUV" table:display="true" table:show-details="true"/>
                <table:data-pilot-member table:name="e-208" table:display="true" table:show-details="true"/>
                <table:data-pilot-member table:name="2" table:display="true" table:show-details="true"/>
                <table:data-pilot-member table:name="Taycan Turbo S" table:display="true" table:show-details="true"/>
                <table:data-pilot-member table:name="Taycan Cross Turismo" table:display="true" table:show-details="true"/>
                <table:data-pilot-member table:name="Taycan Turbo" table:display="true" table:show-details="true"/>
                <table:data-pilot-member table:name="Taycan 4S Plus" table:display="true" table:show-details="true"/>
                <table:data-pilot-member table:name="Taycan 4S" table:display="true" table:show-details="true"/>
                <table:data-pilot-member table:name="Kangoo Maxi ZE 33" table:display="true" table:show-details="true"/>
                <table:data-pilot-member table:name="Zoe ZE50 R135" table:display="true" table:show-details="true"/>
                <table:data-pilot-member table:name="Zoe ZE50 R110" table:display="true" table:show-details="true"/>
                <table:data-pilot-member table:name="Zoe ZE40 R110" table:display="true" table:show-details="true"/>
                <table:data-pilot-member table:name="Twingo ZE" table:display="true" table:show-details="true"/>
                <table:data-pilot-member table:name="Mii Electric" table:display="true" table:show-details="true"/>
                <table:data-pilot-member table:name="Enyaq iV vRS" table:display="true" table:show-details="true"/>
                <table:data-pilot-member table:name="Enyaq iV 80X" table:display="true" table:show-details="true"/>
                <table:data-pilot-member table:name="Enyaq iV 80" table:display="true" table:show-details="true"/>
                <table:data-pilot-member table:name="Enyaq iV 60" table:display="true" table:show-details="true"/>
                <table:data-pilot-member table:name="Enyaq iV 50" table:display="true" table:show-details="true"/>
                <table:data-pilot-member table:name="CITIGOe iV" table:display="true" table:show-details="true"/>
                <table:data-pilot-member table:name="EQ fortwo cabrio" table:display="true" table:show-details="true"/>
                <table:data-pilot-member table:name="EQ forfour" table:display="true" table:show-details="true"/>
                <table:data-pilot-member table:name="EQ fortwo coupe" table:display="true" table:show-details="true"/>
                <table:data-pilot-member table:name="Sion" table:display="true" table:show-details="true"/>
                <table:data-pilot-member table:name="Roadster" table:display="true" table:show-details="true"/>
                <table:data-pilot-member table:name="Model X Performance" table:display="true" table:show-details="true"/>
                <table:data-pilot-member table:name="Model S Performance" table:display="true" table:show-details="true"/>
                <table:data-pilot-member table:name="Model X Long Range" table:display="true" table:show-details="true"/>
                <table:data-pilot-member table:name="Model S Long Range" table:display="true" table:show-details="true"/>
                <table:data-pilot-member table:name="Cybertruck Tri Motor" table:display="true" table:show-details="true"/>
                <table:data-pilot-member table:name="Model Y Long Range Performance" table:display="true" table:show-details="true"/>
                <table:data-pilot-member table:name="Model 3 Long Range Performance" table:display="true" table:show-details="true"/>
                <table:data-pilot-member table:name="Model Y Long Range Dual Motor" table:display="true" table:show-details="true"/>
                <table:data-pilot-member table:name="Model 3 Long Range Dual Motor" table:display="true" table:show-details="true"/>
                <table:data-pilot-member table:name="Cybertruck Dual Motor" table:display="true" table:show-details="true"/>
                <table:data-pilot-member table:name="Model 3 Standard Range Plus" table:display="true" table:show-details="true"/>
                <table:data-pilot-member table:name="Cybertruck Single Motor" table:display="true" table:show-details="true"/>
                <table:data-pilot-member table:name="ID.4" table:display="true" table:show-details="true"/>
                <table:data-pilot-member table:name="ID.3 Pro S" table:display="true" table:show-details="true"/>
                <table:data-pilot-member table:name="ID.3 1st" table:display="true" table:show-details="true"/>
                <table:data-pilot-member table:name="ID.3 Pro Performance" table:display="true" table:show-details="true"/>
                <table:data-pilot-member table:name="ID.3 Pro" table:display="true" table:show-details="true"/>
                <table:data-pilot-member table:name="e-Golf" table:display="true" table:show-details="true"/>
                <table:data-pilot-member table:name="ID.3 Pure" table:display="true" table:show-details="true"/>
                <table:data-pilot-member table:name="e-Up!" table:display="true" table:show-details="true"/>
                <table:data-pilot-member table:name="XC40 P8 AWD Recharge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AccelSec_Km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9.0" table:display="true" table:show-details="true"/>
                <table:data-pilot-member table:name="3.5" table:display="true" table:show-details="true"/>
                <table:data-pilot-member table:name="4.5" table:display="true" table:show-details="true"/>
                <table:data-pilot-member table:name="5.7" table:display="true" table:show-details="true"/>
                <table:data-pilot-member table:name="6.8" table:display="true" table:show-details="true"/>
                <table:data-pilot-member table:name="6.3" table:display="true" table:show-details="true"/>
                <table:data-pilot-member table:name="4.0" table:display="true" table:show-details="true"/>
                <table:data-pilot-member table:name="6.9" table:display="true" table:show-details="true"/>
                <table:data-pilot-member table:name="7.3" table:display="true" table:show-details="true"/>
                <table:data-pilot-member table:name="5.5" table:display="true" table:show-details="true"/>
                <table:data-pilot-member table:name="7.5" table:display="true" table:show-details="true"/>
                <table:data-pilot-member table:name="9.7" table:display="true" table:show-details="true"/>
                <table:data-pilot-member table:name="6.5" table:display="true" table:show-details="true"/>
                <table:data-pilot-member table:name="8.7" table:display="true" table:show-details="true"/>
                <table:data-pilot-member table:name="6.0" table:display="true" table:show-details="true"/>
                <table:data-pilot-member table:name="7.0" table:display="true" table:show-details="true"/>
                <table:data-pilot-member table:name="6.6" table:display="true" table:show-details="true"/>
                <table:data-pilot-member table:name="8.3" table:display="true" table:show-details="true"/>
                <table:data-pilot-member table:name="9.5" table:display="true" table:show-details="true"/>
                <table:data-pilot-member table:name="7.9" table:display="true" table:show-details="true"/>
                <table:data-pilot-member table:name="9.9" table:display="true" table:show-details="true"/>
                <table:data-pilot-member table:name="4.8" table:display="true" table:show-details="true"/>
                <table:data-pilot-member table:name="7.8" table:display="true" table:show-details="true"/>
                <table:data-pilot-member table:name="9.8" table:display="true" table:show-details="true"/>
                <table:data-pilot-member table:name="10.0" table:display="true" table:show-details="true"/>
                <table:data-pilot-member table:name="2.8" table:display="true" table:show-details="true"/>
                <table:data-pilot-member table:name="5.1" table:display="true" table:show-details="true"/>
                <table:data-pilot-member table:name="5.0" table:display="true" table:show-details="true"/>
                <table:data-pilot-member table:name="8.2" table:display="true" table:show-details="true"/>
                <table:data-pilot-member table:name="7.6" table:display="true" table:show-details="true"/>
                <table:data-pilot-member table:name="5.9" table:display="true" table:show-details="true"/>
                <table:data-pilot-member table:name="14.0" table:display="true" table:show-details="true"/>
                <table:data-pilot-member table:name="8.5" table:display="true" table:show-details="true"/>
                <table:data-pilot-member table:name="8.1" table:display="true" table:show-details="true"/>
                <table:data-pilot-member table:name="4.7" table:display="true" table:show-details="true"/>
                <table:data-pilot-member table:name="3.2" table:display="true" table:show-details="true"/>
                <table:data-pilot-member table:name="22.4" table:display="true" table:show-details="true"/>
                <table:data-pilot-member table:name="11.4" table:display="true" table:show-details="true"/>
                <table:data-pilot-member table:name="12.6" table:display="true" table:show-details="true"/>
                <table:data-pilot-member table:name="12.3" table:display="true" table:show-details="true"/>
                <table:data-pilot-member table:name="6.2" table:display="true" table:show-details="true"/>
                <table:data-pilot-member table:name="8.8" table:display="true" table:show-details="true"/>
                <table:data-pilot-member table:name="11.9" table:display="true" table:show-details="true"/>
                <table:data-pilot-member table:name="12.7" table:display="true" table:show-details="true"/>
                <table:data-pilot-member table:name="11.6" table:display="true" table:show-details="true"/>
                <table:data-pilot-member table:name="2.1" table:display="true" table:show-details="true"/>
                <table:data-pilot-member table:name="2.5" table:display="true" table:show-details="true"/>
                <table:data-pilot-member table:name="4.6" table:display="true" table:show-details="true"/>
                <table:data-pilot-member table:name="3.8" table:display="true" table:show-details="true"/>
                <table:data-pilot-member table:name="3.0" table:display="true" table:show-details="true"/>
                <table:data-pilot-member table:name="3.7" table:display="true" table:show-details="true"/>
                <table:data-pilot-member table:name="3.4" table:display="true" table:show-details="true"/>
                <table:data-pilot-member table:name="5.6" table:display="true" table:show-details="true"/>
                <table:data-pilot-member table:name="9.6" table:display="true" table:show-details="true"/>
                <table:data-pilot-member table:name="4.9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TopSpeed_Km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50" table:display="true" table:show-details="true"/>
                <table:data-pilot-member table:name="240" table:display="true" table:show-details="true"/>
                <table:data-pilot-member table:name="210" table:display="true" table:show-details="true"/>
                <table:data-pilot-member table:name="200" table:display="true" table:show-details="true"/>
                <table:data-pilot-member table:name="190" table:display="true" table:show-details="true"/>
                <table:data-pilot-member table:name="180" table:display="true" table:show-details="true"/>
                <table:data-pilot-member table:name="160" table:display="true" table:show-details="true"/>
                <table:data-pilot-member table:name="145" table:display="true" table:show-details="true"/>
                <table:data-pilot-member table:name="167" table:display="true" table:show-details="true"/>
                <table:data-pilot-member table:name="165" table:display="true" table:show-details="true"/>
                <table:data-pilot-member table:name="155" table:display="true" table:show-details="true"/>
                <table:data-pilot-member table:name="157" table:display="true" table:show-details="true"/>
                <table:data-pilot-member table:name="250" table:display="true" table:show-details="true"/>
                <table:data-pilot-member table:name="140" table:display="true" table:show-details="true"/>
                <table:data-pilot-member table:name="123" table:display="true" table:show-details="true"/>
                <table:data-pilot-member table:name="144" table:display="true" table:show-details="true"/>
                <table:data-pilot-member table:name="260" table:display="true" table:show-details="true"/>
                <table:data-pilot-member table:name="130" table:display="true" table:show-details="true"/>
                <table:data-pilot-member table:name="135" table:display="true" table:show-details="true"/>
                <table:data-pilot-member table:name="410" table:display="true" table:show-details="true"/>
                <table:data-pilot-member table:name="261" table:display="true" table:show-details="true"/>
                <table:data-pilot-member table:name="241" table:display="true" table:show-details="true"/>
                <table:data-pilot-member table:name="217" table:display="true" table:show-details="true"/>
                <table:data-pilot-member table:name="233" table:display="true" table:show-details="true"/>
                <table:data-pilot-member table:name="225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TopSpeed_Mi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93 mi/hr" table:display="true" table:show-details="true"/>
                <table:data-pilot-member table:name="149 mi/hr" table:display="true" table:show-details="true"/>
                <table:data-pilot-member table:name="130 mi/hr" table:display="true" table:show-details="true"/>
                <table:data-pilot-member table:name="124 mi/hr" table:display="true" table:show-details="true"/>
                <table:data-pilot-member table:name="118 mi/hr" table:display="true" table:show-details="true"/>
                <table:data-pilot-member table:name="112 mi/hr" table:display="true" table:show-details="true"/>
                <table:data-pilot-member table:name="99 mi/hr" table:display="true" table:show-details="true"/>
                <table:data-pilot-member table:name="90 mi/hr" table:display="true" table:show-details="true"/>
                <table:data-pilot-member table:name="104 mi/hr" table:display="true" table:show-details="true"/>
                <table:data-pilot-member table:name="102 mi/hr" table:display="true" table:show-details="true"/>
                <table:data-pilot-member table:name="96 mi/hr" table:display="true" table:show-details="true"/>
                <table:data-pilot-member table:name="97 mi/hr" table:display="true" table:show-details="true"/>
                <table:data-pilot-member table:name="155 mi/hr" table:display="true" table:show-details="true"/>
                <table:data-pilot-member table:name="87 mi/hr" table:display="true" table:show-details="true"/>
                <table:data-pilot-member table:name="76 mi/hr" table:display="true" table:show-details="true"/>
                <table:data-pilot-member table:name="89 mi/hr" table:display="true" table:show-details="true"/>
                <table:data-pilot-member table:name="161 mi/hr" table:display="true" table:show-details="true"/>
                <table:data-pilot-member table:name="81 mi/hr" table:display="true" table:show-details="true"/>
                <table:data-pilot-member table:name="84 mi/hr" table:display="true" table:show-details="true"/>
                <table:data-pilot-member table:name="254 mi/hr" table:display="true" table:show-details="true"/>
                <table:data-pilot-member table:name="162 mi/hr" table:display="true" table:show-details="true"/>
                <table:data-pilot-member table:name="135 mi/hr" table:display="true" table:show-details="true"/>
                <table:data-pilot-member table:name="144 mi/hr" table:display="true" table:show-details="true"/>
                <table:data-pilot-member table:name="140 mi/hr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Range_Km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335" table:display="true" table:show-details="true"/>
                <table:data-pilot-member table:name="425" table:display="true" table:show-details="true"/>
                <table:data-pilot-member table:name="320" table:display="true" table:show-details="true"/>
                <table:data-pilot-member table:name="380" table:display="true" table:show-details="true"/>
                <table:data-pilot-member table:name="365" table:display="true" table:show-details="true"/>
                <table:data-pilot-member table:name="295" table:display="true" table:show-details="true"/>
                <table:data-pilot-member table:name="280" table:display="true" table:show-details="true"/>
                <table:data-pilot-member table:name="410" table:display="true" table:show-details="true"/>
                <table:data-pilot-member table:name="400" table:display="true" table:show-details="true"/>
                <table:data-pilot-member table:name="360" table:display="true" table:show-details="true"/>
                <table:data-pilot-member table:name="450" table:display="true" table:show-details="true"/>
                <table:data-pilot-member table:name="230" table:display="true" table:show-details="true"/>
                <table:data-pilot-member table:name="235" table:display="true" table:show-details="true"/>
                <table:data-pilot-member table:name="390" table:display="true" table:show-details="true"/>
                <table:data-pilot-member table:name="325" table:display="true" table:show-details="true"/>
                <table:data-pilot-member table:name="250" table:display="true" table:show-details="true"/>
                <table:data-pilot-member table:name="430" table:display="true" table:show-details="true"/>
                <table:data-pilot-member table:name="340" table:display="true" table:show-details="true"/>
                <table:data-pilot-member table:name="170" table:display="true" table:show-details="true"/>
                <table:data-pilot-member table:name="255" table:display="true" table:show-details="true"/>
                <table:data-pilot-member table:name="370" table:display="true" table:show-details="true"/>
                <table:data-pilot-member table:name="270" table:display="true" table:show-details="true"/>
                <table:data-pilot-member table:name="575" table:display="true" table:show-details="true"/>
                <table:data-pilot-member table:name="610" table:display="true" table:show-details="true"/>
                <table:data-pilot-member table:name="180" table:display="true" table:show-details="true"/>
                <table:data-pilot-member table:name="330" table:display="true" table:show-details="true"/>
                <table:data-pilot-member table:name="350" table:display="true" table:show-details="true"/>
                <table:data-pilot-member table:name="220" table:display="true" table:show-details="true"/>
                <table:data-pilot-member table:name="185" table:display="true" table:show-details="true"/>
                <table:data-pilot-member table:name="375" table:display="true" table:show-details="true"/>
                <table:data-pilot-member table:name="420" table:display="true" table:show-details="true"/>
                <table:data-pilot-member table:name="440" table:display="true" table:show-details="true"/>
                <table:data-pilot-member table:name="190" table:display="true" table:show-details="true"/>
                <table:data-pilot-member table:name="275" table:display="true" table:show-details="true"/>
                <table:data-pilot-member table:name="385" table:display="true" table:show-details="true"/>
                <table:data-pilot-member table:name="160" table:display="true" table:show-details="true"/>
                <table:data-pilot-member table:name="310" table:display="true" table:show-details="true"/>
                <table:data-pilot-member table:name="315" table:display="true" table:show-details="true"/>
                <table:data-pilot-member table:name="130" table:display="true" table:show-details="true"/>
                <table:data-pilot-member table:name="195" table:display="true" table:show-details="true"/>
                <table:data-pilot-member table:name="290" table:display="true" table:show-details="true"/>
                <table:data-pilot-member table:name="95" table:display="true" table:show-details="true"/>
                <table:data-pilot-member table:name="100" table:display="true" table:show-details="true"/>
                <table:data-pilot-member table:name="225" table:display="true" table:show-details="true"/>
                <table:data-pilot-member table:name="970" table:display="true" table:show-details="true"/>
                <table:data-pilot-member table:name="505" table:display="true" table:show-details="true"/>
                <table:data-pilot-member table:name="515" table:display="true" table:show-details="true"/>
                <table:data-pilot-member table:name="750" table:display="true" table:show-details="true"/>
                <table:data-pilot-member table:name="435" table:display="true" table:show-details="true"/>
                <table:data-pilot-member table:name="460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Range_Mi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208 mi" table:display="true" table:show-details="true"/>
                <table:data-pilot-member table:name="264 mi" table:display="true" table:show-details="true"/>
                <table:data-pilot-member table:name="198 mi" table:display="true" table:show-details="true"/>
                <table:data-pilot-member table:name="236 mi" table:display="true" table:show-details="true"/>
                <table:data-pilot-member table:name="226 mi" table:display="true" table:show-details="true"/>
                <table:data-pilot-member table:name="183 mi" table:display="true" table:show-details="true"/>
                <table:data-pilot-member table:name="174 mi" table:display="true" table:show-details="true"/>
                <table:data-pilot-member table:name="254 mi" table:display="true" table:show-details="true"/>
                <table:data-pilot-member table:name="248 mi" table:display="true" table:show-details="true"/>
                <table:data-pilot-member table:name="223 mi" table:display="true" table:show-details="true"/>
                <table:data-pilot-member table:name="279 mi" table:display="true" table:show-details="true"/>
                <table:data-pilot-member table:name="143 mi" table:display="true" table:show-details="true"/>
                <table:data-pilot-member table:name="146 mi" table:display="true" table:show-details="true"/>
                <table:data-pilot-member table:name="242 mi" table:display="true" table:show-details="true"/>
                <table:data-pilot-member table:name="202 mi" table:display="true" table:show-details="true"/>
                <table:data-pilot-member table:name="155 mi" table:display="true" table:show-details="true"/>
                <table:data-pilot-member table:name="267 mi" table:display="true" table:show-details="true"/>
                <table:data-pilot-member table:name="211 mi" table:display="true" table:show-details="true"/>
                <table:data-pilot-member table:name="105 mi" table:display="true" table:show-details="true"/>
                <table:data-pilot-member table:name="158 mi" table:display="true" table:show-details="true"/>
                <table:data-pilot-member table:name="229 mi" table:display="true" table:show-details="true"/>
                <table:data-pilot-member table:name="167 mi" table:display="true" table:show-details="true"/>
                <table:data-pilot-member table:name="357 mi" table:display="true" table:show-details="true"/>
                <table:data-pilot-member table:name="378 mi" table:display="true" table:show-details="true"/>
                <table:data-pilot-member table:name="112 mi" table:display="true" table:show-details="true"/>
                <table:data-pilot-member table:name="205 mi" table:display="true" table:show-details="true"/>
                <table:data-pilot-member table:name="217 mi" table:display="true" table:show-details="true"/>
                <table:data-pilot-member table:name="136 mi" table:display="true" table:show-details="true"/>
                <table:data-pilot-member table:name="115 mi" table:display="true" table:show-details="true"/>
                <table:data-pilot-member table:name="233 mi" table:display="true" table:show-details="true"/>
                <table:data-pilot-member table:name="260 mi" table:display="true" table:show-details="true"/>
                <table:data-pilot-member table:name="273 mi" table:display="true" table:show-details="true"/>
                <table:data-pilot-member table:name="118 mi" table:display="true" table:show-details="true"/>
                <table:data-pilot-member table:name="171 mi" table:display="true" table:show-details="true"/>
                <table:data-pilot-member table:name="239 mi" table:display="true" table:show-details="true"/>
                <table:data-pilot-member table:name="99 mi" table:display="true" table:show-details="true"/>
                <table:data-pilot-member table:name="192 mi" table:display="true" table:show-details="true"/>
                <table:data-pilot-member table:name="195 mi" table:display="true" table:show-details="true"/>
                <table:data-pilot-member table:name="81 mi" table:display="true" table:show-details="true"/>
                <table:data-pilot-member table:name="121 mi" table:display="true" table:show-details="true"/>
                <table:data-pilot-member table:name="180 mi" table:display="true" table:show-details="true"/>
                <table:data-pilot-member table:name="59 mi" table:display="true" table:show-details="true"/>
                <table:data-pilot-member table:name="62 mi" table:display="true" table:show-details="true"/>
                <table:data-pilot-member table:name="140 mi" table:display="true" table:show-details="true"/>
                <table:data-pilot-member table:name="601 mi" table:display="true" table:show-details="true"/>
                <table:data-pilot-member table:name="313 mi" table:display="true" table:show-details="true"/>
                <table:data-pilot-member table:name="319 mi" table:display="true" table:show-details="true"/>
                <table:data-pilot-member table:name="465 mi" table:display="true" table:show-details="true"/>
                <table:data-pilot-member table:name="270 mi" table:display="true" table:show-details="true"/>
                <table:data-pilot-member table:name="285 mi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Efficiency_Km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88" table:display="true" table:show-details="true"/>
                <table:data-pilot-member table:name="197" table:display="true" table:show-details="true"/>
                <table:data-pilot-member table:name="258" table:display="true" table:show-details="true"/>
                <table:data-pilot-member table:name="270" table:display="true" table:show-details="true"/>
                <table:data-pilot-member table:name="228" table:display="true" table:show-details="true"/>
                <table:data-pilot-member table:name="237" table:display="true" table:show-details="true"/>
                <table:data-pilot-member table:name="219" table:display="true" table:show-details="true"/>
                <table:data-pilot-member table:name="231" table:display="true" table:show-details="true"/>
                <table:data-pilot-member table:name="193" table:display="true" table:show-details="true"/>
                <table:data-pilot-member table:name="206" table:display="true" table:show-details="true"/>
                <table:data-pilot-member table:name="178" table:display="true" table:show-details="true"/>
                <table:data-pilot-member table:name="165" table:display="true" table:show-details="true"/>
                <table:data-pilot-member table:name="161" table:display="true" table:show-details="true"/>
                <table:data-pilot-member table:name="244" table:display="true" table:show-details="true"/>
                <table:data-pilot-member table:name="238" table:display="true" table:show-details="true"/>
                <table:data-pilot-member table:name="222" table:display="true" table:show-details="true"/>
                <table:data-pilot-member table:name="180" table:display="true" table:show-details="true"/>
                <table:data-pilot-member table:name="181" table:display="true" table:show-details="true"/>
                <table:data-pilot-member table:name="168" table:display="true" table:show-details="true"/>
                <table:data-pilot-member table:name="209" table:display="true" table:show-details="true"/>
                <table:data-pilot-member table:name="200" table:display="true" table:show-details="true"/>
                <table:data-pilot-member table:name="194" table:display="true" table:show-details="true"/>
                <table:data-pilot-member table:name="160" table:display="true" table:show-details="true"/>
                <table:data-pilot-member table:name="153" table:display="true" table:show-details="true"/>
                <table:data-pilot-member table:name="154" table:display="true" table:show-details="true"/>
                <table:data-pilot-member table:name="232" table:display="true" table:show-details="true"/>
                <table:data-pilot-member table:name="173" table:display="true" table:show-details="true"/>
                <table:data-pilot-member table:name="175" table:display="true" table:show-details="true"/>
                <table:data-pilot-member table:name="167" table:display="true" table:show-details="true"/>
                <table:data-pilot-member table:name="170" table:display="true" table:show-details="true"/>
                <table:data-pilot-member table:name="104" table:display="true" table:show-details="true"/>
                <table:data-pilot-member table:name="273" table:display="true" table:show-details="true"/>
                <table:data-pilot-member table:name="216" table:display="true" table:show-details="true"/>
                <table:data-pilot-member table:name="171" table:display="true" table:show-details="true"/>
                <table:data-pilot-member table:name="156" table:display="true" table:show-details="true"/>
                <table:data-pilot-member table:name="207" table:display="true" table:show-details="true"/>
                <table:data-pilot-member table:name="198" table:display="true" table:show-details="true"/>
                <table:data-pilot-member table:name="191" table:display="true" table:show-details="true"/>
                <table:data-pilot-member table:name="172" table:display="true" table:show-details="true"/>
                <table:data-pilot-member table:name="164" table:display="true" table:show-details="true"/>
                <table:data-pilot-member table:name="176" table:display="true" table:show-details="true"/>
                <table:data-pilot-member table:name="223" table:display="true" table:show-details="true"/>
                <table:data-pilot-member table:name="217" table:display="true" table:show-details="true"/>
                <table:data-pilot-member table:name="215" table:display="true" table:show-details="true"/>
                <table:data-pilot-member table:name="195" table:display="true" table:show-details="true"/>
                <table:data-pilot-member table:name="166" table:display="true" table:show-details="true"/>
                <table:data-pilot-member table:name="183" table:display="true" table:show-details="true"/>
                <table:data-pilot-member table:name="179" table:display="true" table:show-details="true"/>
                <table:data-pilot-member table:name="211" table:display="true" table:show-details="true"/>
                <table:data-pilot-member table:name="184" table:display="true" table:show-details="true"/>
                <table:data-pilot-member table:name="267" table:display="true" table:show-details="true"/>
                <table:data-pilot-member table:name="177" table:display="true" table:show-details="true"/>
                <table:data-pilot-member table:name="261" table:display="true" table:show-details="true"/>
                <table:data-pilot-member table:name="256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Efficiency_Mi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301 Wh/mi" table:display="true" table:show-details="true"/>
                <table:data-pilot-member table:name="315 Wh/mi" table:display="true" table:show-details="true"/>
                <table:data-pilot-member table:name="413 Wh/mi" table:display="true" table:show-details="true"/>
                <table:data-pilot-member table:name="432 Wh/mi" table:display="true" table:show-details="true"/>
                <table:data-pilot-member table:name="365 Wh/mi" table:display="true" table:show-details="true"/>
                <table:data-pilot-member table:name="379 Wh/mi" table:display="true" table:show-details="true"/>
                <table:data-pilot-member table:name="350 Wh/mi" table:display="true" table:show-details="true"/>
                <table:data-pilot-member table:name="370 Wh/mi" table:display="true" table:show-details="true"/>
                <table:data-pilot-member table:name="309 Wh/mi" table:display="true" table:show-details="true"/>
                <table:data-pilot-member table:name="330 Wh/mi" table:display="true" table:show-details="true"/>
                <table:data-pilot-member table:name="285 Wh/mi" table:display="true" table:show-details="true"/>
                <table:data-pilot-member table:name="264 Wh/mi" table:display="true" table:show-details="true"/>
                <table:data-pilot-member table:name="258 Wh/mi" table:display="true" table:show-details="true"/>
                <table:data-pilot-member table:name="390 Wh/mi" table:display="true" table:show-details="true"/>
                <table:data-pilot-member table:name="381 Wh/mi" table:display="true" table:show-details="true"/>
                <table:data-pilot-member table:name="355 Wh/mi" table:display="true" table:show-details="true"/>
                <table:data-pilot-member table:name="288 Wh/mi" table:display="true" table:show-details="true"/>
                <table:data-pilot-member table:name="290 Wh/mi" table:display="true" table:show-details="true"/>
                <table:data-pilot-member table:name="269 Wh/mi" table:display="true" table:show-details="true"/>
                <table:data-pilot-member table:name="334 Wh/mi" table:display="true" table:show-details="true"/>
                <table:data-pilot-member table:name="320 Wh/mi" table:display="true" table:show-details="true"/>
                <table:data-pilot-member table:name="310 Wh/mi" table:display="true" table:show-details="true"/>
                <table:data-pilot-member table:name="256 Wh/mi" table:display="true" table:show-details="true"/>
                <table:data-pilot-member table:name="245 Wh/mi" table:display="true" table:show-details="true"/>
                <table:data-pilot-member table:name="246 Wh/mi" table:display="true" table:show-details="true"/>
                <table:data-pilot-member table:name="371 Wh/mi" table:display="true" table:show-details="true"/>
                <table:data-pilot-member table:name="277 Wh/mi" table:display="true" table:show-details="true"/>
                <table:data-pilot-member table:name="280 Wh/mi" table:display="true" table:show-details="true"/>
                <table:data-pilot-member table:name="267 Wh/mi" table:display="true" table:show-details="true"/>
                <table:data-pilot-member table:name="272 Wh/mi" table:display="true" table:show-details="true"/>
                <table:data-pilot-member table:name="166 Wh/mi" table:display="true" table:show-details="true"/>
                <table:data-pilot-member table:name="437 Wh/mi" table:display="true" table:show-details="true"/>
                <table:data-pilot-member table:name="346 Wh/mi" table:display="true" table:show-details="true"/>
                <table:data-pilot-member table:name="274 Wh/mi" table:display="true" table:show-details="true"/>
                <table:data-pilot-member table:name="250 Wh/mi" table:display="true" table:show-details="true"/>
                <table:data-pilot-member table:name="331 Wh/mi" table:display="true" table:show-details="true"/>
                <table:data-pilot-member table:name="317 Wh/mi" table:display="true" table:show-details="true"/>
                <table:data-pilot-member table:name="306 Wh/mi" table:display="true" table:show-details="true"/>
                <table:data-pilot-member table:name="275 Wh/mi" table:display="true" table:show-details="true"/>
                <table:data-pilot-member table:name="262 Wh/mi" table:display="true" table:show-details="true"/>
                <table:data-pilot-member table:name="282 Wh/mi" table:display="true" table:show-details="true"/>
                <table:data-pilot-member table:name="357 Wh/mi" table:display="true" table:show-details="true"/>
                <table:data-pilot-member table:name="347 Wh/mi" table:display="true" table:show-details="true"/>
                <table:data-pilot-member table:name="344 Wh/mi" table:display="true" table:show-details="true"/>
                <table:data-pilot-member table:name="312 Wh/mi" table:display="true" table:show-details="true"/>
                <table:data-pilot-member table:name="266 Wh/mi" table:display="true" table:show-details="true"/>
                <table:data-pilot-member table:name="293 Wh/mi" table:display="true" table:show-details="true"/>
                <table:data-pilot-member table:name="286 Wh/mi" table:display="true" table:show-details="true"/>
                <table:data-pilot-member table:name="338 Wh/mi" table:display="true" table:show-details="true"/>
                <table:data-pilot-member table:name="294 Wh/mi" table:display="true" table:show-details="true"/>
                <table:data-pilot-member table:name="427 Wh/mi" table:display="true" table:show-details="true"/>
                <table:data-pilot-member table:name="283 Wh/mi" table:display="true" table:show-details="true"/>
                <table:data-pilot-member table:name="418 Wh/mi" table:display="true" table:show-details="true"/>
                <table:data-pilot-member table:name="410 Wh/mi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FastCharge_Km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350" table:display="true" table:show-details="true"/>
                <table:data-pilot-member table:name="850" table:display="true" table:show-details="true"/>
                <table:data-pilot-member table:name="540" table:display="true" table:show-details="true"/>
                <table:data-pilot-member table:name="510" table:display="true" table:show-details="true"/>
                <table:data-pilot-member table:name="610" table:display="true" table:show-details="true"/>
                <table:data-pilot-member table:name="590" table:display="true" table:show-details="true"/>
                <table:data-pilot-member table:name="470" table:display="true" table:show-details="true"/>
                <table:data-pilot-member table:name="450" table:display="true" table:show-details="true"/>
                <table:data-pilot-member table:name="550" table:display="true" table:show-details="true"/>
                <table:data-pilot-member table:name="560" table:display="true" table:show-details="true"/>
                <table:data-pilot-member table:name="650" table:display="true" table:show-details="true"/>
                <table:data-pilot-member table:name="260" table:display="true" table:show-details="true"/>
                <table:data-pilot-member table:name="270" table:display="true" table:show-details="true"/>
                <table:data-pilot-member table:name="460" table:display="true" table:show-details="true"/>
                <table:data-pilot-member table:name="480" table:display="true" table:show-details="true"/>
                <table:data-pilot-member table:name="420" table:display="true" table:show-details="true"/>
                <table:data-pilot-member table:name="380" table:display="true" table:show-details="true"/>
                <table:data-pilot-member table:name="570" table:display="true" table:show-details="true"/>
                <table:data-pilot-member table:name="330" table:display="true" table:show-details="true"/>
                <table:data-pilot-member table:name="410" table:display="true" table:show-details="true"/>
                <table:data-pilot-member table:name="430" table:display="true" table:show-details="true"/>
                <table:data-pilot-member table:name="360" table:display="true" table:show-details="true"/>
                <table:data-pilot-member table:name="190" table:display="true" table:show-details="true"/>
                <table:data-pilot-member table:name="210" table:display="true" table:show-details="true"/>
                <table:data-pilot-member table:name="340" table:display="true" table:show-details="true"/>
                <table:data-pilot-member table:name="320" table:display="true" table:show-details="true"/>
                <table:data-pilot-member table:name="230" table:display="true" table:show-details="true"/>
                <table:data-pilot-member table:name="220" table:display="true" table:show-details="true"/>
                <table:data-pilot-member table:name="620" table:display="true" table:show-details="true"/>
                <table:data-pilot-member table:name="240" table:display="true" table:show-details="true"/>
                <table:data-pilot-member table:name="290" table:display="true" table:show-details="true"/>
                <table:data-pilot-member table:name="440" table:display="true" table:show-details="true"/>
                <table:data-pilot-member table:name="500" table:display="true" table:show-details="true"/>
                <table:data-pilot-member table:name="520" table:display="true" table:show-details="true"/>
                <table:data-pilot-member table:name="390" table:display="true" table:show-details="true"/>
                <table:data-pilot-member table:name="780" table:display="true" table:show-details="true"/>
                <table:data-pilot-member table:name="770" table:display="true" table:show-details="true"/>
                <table:data-pilot-member table:name="810" table:display="true" table:show-details="true"/>
                <table:data-pilot-member table:name="890" table:display="true" table:show-details="true"/>
                <table:data-pilot-member table:name="730" table:display="true" table:show-details="true"/>
                <table:data-pilot-member table:name="N/a" table:display="true" table:show-details="true"/>
                <table:data-pilot-member table:name="170" table:display="true" table:show-details="true"/>
                <table:data-pilot-member table:name="920" table:display="true" table:show-details="true"/>
                <table:data-pilot-member table:name="490" table:display="true" table:show-details="true"/>
                <table:data-pilot-member table:name="710" table:display="true" table:show-details="true"/>
                <table:data-pilot-member table:name="900" table:display="true" table:show-details="true"/>
                <table:data-pilot-member table:name="910" table:display="true" table:show-details="true"/>
                <table:data-pilot-member table:name="930" table:display="true" table:show-details="true"/>
                <table:data-pilot-member table:name="940" table:display="true" table:show-details="true"/>
                <table:data-pilot-member table:name="740" table:display="true" table:show-details="true"/>
                <table:data-pilot-member table:name="250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FastCharge_Mi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338 mi/hr" table:display="true" table:show-details="true"/>
                <table:data-pilot-member table:name="821 mi/hr" table:display="true" table:show-details="true"/>
                <table:data-pilot-member table:name="521 mi/hr" table:display="true" table:show-details="true"/>
                <table:data-pilot-member table:name="492 mi/hr" table:display="true" table:show-details="true"/>
                <table:data-pilot-member table:name="589 mi/hr" table:display="true" table:show-details="true"/>
                <table:data-pilot-member table:name="570 mi/hr" table:display="true" table:show-details="true"/>
                <table:data-pilot-member table:name="454 mi/hr" table:display="true" table:show-details="true"/>
                <table:data-pilot-member table:name="435 mi/hr" table:display="true" table:show-details="true"/>
                <table:data-pilot-member table:name="531 mi/hr" table:display="true" table:show-details="true"/>
                <table:data-pilot-member table:name="541 mi/hr" table:display="true" table:show-details="true"/>
                <table:data-pilot-member table:name="628 mi/hr" table:display="true" table:show-details="true"/>
                <table:data-pilot-member table:name="251 mi/hr" table:display="true" table:show-details="true"/>
                <table:data-pilot-member table:name="261 mi/hr" table:display="true" table:show-details="true"/>
                <table:data-pilot-member table:name="444 mi/hr" table:display="true" table:show-details="true"/>
                <table:data-pilot-member table:name="463 mi/hr" table:display="true" table:show-details="true"/>
                <table:data-pilot-member table:name="406 mi/hr" table:display="true" table:show-details="true"/>
                <table:data-pilot-member table:name="367 mi/hr" table:display="true" table:show-details="true"/>
                <table:data-pilot-member table:name="550 mi/hr" table:display="true" table:show-details="true"/>
                <table:data-pilot-member table:name="319 mi/hr" table:display="true" table:show-details="true"/>
                <table:data-pilot-member table:name="396 mi/hr" table:display="true" table:show-details="true"/>
                <table:data-pilot-member table:name="415 mi/hr" table:display="true" table:show-details="true"/>
                <table:data-pilot-member table:name="348 mi/hr" table:display="true" table:show-details="true"/>
                <table:data-pilot-member table:name="183 mi/hr" table:display="true" table:show-details="true"/>
                <table:data-pilot-member table:name="203 mi/hr" table:display="true" table:show-details="true"/>
                <table:data-pilot-member table:name="328 mi/hr" table:display="true" table:show-details="true"/>
                <table:data-pilot-member table:name="309 mi/hr" table:display="true" table:show-details="true"/>
                <table:data-pilot-member table:name="222 mi/hr" table:display="true" table:show-details="true"/>
                <table:data-pilot-member table:name="212 mi/hr" table:display="true" table:show-details="true"/>
                <table:data-pilot-member table:name="599 mi/hr" table:display="true" table:show-details="true"/>
                <table:data-pilot-member table:name="232 mi/hr" table:display="true" table:show-details="true"/>
                <table:data-pilot-member table:name="280 mi/hr" table:display="true" table:show-details="true"/>
                <table:data-pilot-member table:name="425 mi/hr" table:display="true" table:show-details="true"/>
                <table:data-pilot-member table:name="483 mi/hr" table:display="true" table:show-details="true"/>
                <table:data-pilot-member table:name="502 mi/hr" table:display="true" table:show-details="true"/>
                <table:data-pilot-member table:name="377 mi/hr" table:display="true" table:show-details="true"/>
                <table:data-pilot-member table:name="753 mi/hr" table:display="true" table:show-details="true"/>
                <table:data-pilot-member table:name="744 mi/hr" table:display="true" table:show-details="true"/>
                <table:data-pilot-member table:name="782 mi/hr" table:display="true" table:show-details="true"/>
                <table:data-pilot-member table:name="859 mi/hr" table:display="true" table:show-details="true"/>
                <table:data-pilot-member table:name="705 mi/hr" table:display="true" table:show-details="true"/>
                <table:data-pilot-member table:name="N/a" table:display="true" table:show-details="true"/>
                <table:data-pilot-member table:name="164 mi/hr" table:display="true" table:show-details="true"/>
                <table:data-pilot-member table:name="888 mi/hr" table:display="true" table:show-details="true"/>
                <table:data-pilot-member table:name="473 mi/hr" table:display="true" table:show-details="true"/>
                <table:data-pilot-member table:name="686 mi/hr" table:display="true" table:show-details="true"/>
                <table:data-pilot-member table:name="869 mi/hr" table:display="true" table:show-details="true"/>
                <table:data-pilot-member table:name="879 mi/hr" table:display="true" table:show-details="true"/>
                <table:data-pilot-member table:name="898 mi/hr" table:display="true" table:show-details="true"/>
                <table:data-pilot-member table:name="908 mi/hr" table:display="true" table:show-details="true"/>
                <table:data-pilot-member table:name="715 mi/hr" table:display="true" table:show-details="true"/>
                <table:data-pilot-member table:name="241 mi/hr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RapidCharg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Rapid charging possible" table:display="true" table:show-details="true"/>
                <table:data-pilot-member table:name="Rapid charging not possible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BodyStyl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SUV" table:display="true" table:show-details="true"/>
                <table:data-pilot-member table:name="Sedan" table:display="true" table:show-details="true"/>
                <table:data-pilot-member table:name="Hatchback" table:display="true" table:show-details="true"/>
                <table:data-pilot-member table:name="Cabrio" table:display="true" table:show-details="true"/>
                <table:data-pilot-member table:name="Liftback" table:display="true" table:show-details="true"/>
                <table:data-pilot-member table:name="SPV" table:display="true" table:show-details="true"/>
                <table:data-pilot-member table:name="MPV" table:display="true" table:show-details="true"/>
                <table:data-pilot-member table:name="Station" table:display="true" table:show-details="true"/>
                <table:data-pilot-member table:name="Pickup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Seats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5" table:display="true" table:show-details="true"/>
                <table:data-pilot-member table:name="4" table:display="true" table:show-details="true"/>
                <table:data-pilot-member table:name="7" table:display="true" table:show-details="true"/>
                <table:data-pilot-member table:name="2" table:display="true" table:show-details="true"/>
                <table:data-pilot-member table:name="6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PriceEuro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36057" table:display="true" table:show-details="true"/>
                <table:data-pilot-member table:name="125000" table:display="true" table:show-details="true"/>
                <table:data-pilot-member table:name="96050" table:display="true" table:show-details="true"/>
                <table:data-pilot-member table:name="93800" table:display="true" table:show-details="true"/>
                <table:data-pilot-member table:name="81639" table:display="true" table:show-details="true"/>
                <table:data-pilot-member table:name="79445" table:display="true" table:show-details="true"/>
                <table:data-pilot-member table:name="69551" table:display="true" table:show-details="true"/>
                <table:data-pilot-member table:name="67358" table:display="true" table:show-details="true"/>
                <table:data-pilot-member table:name="57500" table:display="true" table:show-details="true"/>
                <table:data-pilot-member table:name="55000" table:display="true" table:show-details="true"/>
                <table:data-pilot-member table:name="68040" table:display="true" table:show-details="true"/>
                <table:data-pilot-member table:name="65000" table:display="true" table:show-details="true"/>
                <table:data-pilot-member table:name="41526" table:display="true" table:show-details="true"/>
                <table:data-pilot-member table:name="38017" table:display="true" table:show-details="true"/>
                <table:data-pilot-member table:name="64000" table:display="true" table:show-details="true"/>
                <table:data-pilot-member table:name="62000" table:display="true" table:show-details="true"/>
                <table:data-pilot-member table:name="53500" table:display="true" table:show-details="true"/>
                <table:data-pilot-member table:name="40000" table:display="true" table:show-details="true"/>
                <table:data-pilot-member table:name="45000" table:display="true" table:show-details="true"/>
                <table:data-pilot-member table:name="37422" table:display="true" table:show-details="true"/>
                <table:data-pilot-member table:name="37900" table:display="true" table:show-details="true"/>
                <table:data-pilot-member table:name="34900" table:display="true" table:show-details="true"/>
                <table:data-pilot-member table:name="62900" table:display="true" table:show-details="true"/>
                <table:data-pilot-member table:name="54475" table:display="true" table:show-details="true"/>
                <table:data-pilot-member table:name="54000" table:display="true" table:show-details="true"/>
                <table:data-pilot-member table:name="46900" table:display="true" table:show-details="true"/>
                <table:data-pilot-member table:name="35921" table:display="true" table:show-details="true"/>
                <table:data-pilot-member table:name="32997" table:display="true" table:show-details="true"/>
                <table:data-pilot-member table:name="40795" table:display="true" table:show-details="true"/>
                <table:data-pilot-member table:name="34459" table:display="true" table:show-details="true"/>
                <table:data-pilot-member table:name="33971" table:display="true" table:show-details="true"/>
                <table:data-pilot-member table:name="75351" table:display="true" table:show-details="true"/>
                <table:data-pilot-member table:name="38105" table:display="true" table:show-details="true"/>
                <table:data-pilot-member table:name="36837" table:display="true" table:show-details="true"/>
                <table:data-pilot-member table:name="34400" table:display="true" table:show-details="true"/>
                <table:data-pilot-member table:name="33133" table:display="true" table:show-details="true"/>
                <table:data-pilot-member table:name="50000" table:display="true" table:show-details="true"/>
                <table:data-pilot-member table:name="149000" table:display="true" table:show-details="true"/>
                <table:data-pilot-member table:name="105000" table:display="true" table:show-details="true"/>
                <table:data-pilot-member table:name="32646" table:display="true" table:show-details="true"/>
                <table:data-pilot-member table:name="70631" table:display="true" table:show-details="true"/>
                <table:data-pilot-member table:name="69484" table:display="true" table:show-details="true"/>
                <table:data-pilot-member table:name="30000" table:display="true" table:show-details="true"/>
                <table:data-pilot-member table:name="31681" table:display="true" table:show-details="true"/>
                <table:data-pilot-member table:name="37237" table:display="true" table:show-details="true"/>
                <table:data-pilot-member table:name="33246" table:display="true" table:show-details="true"/>
                <table:data-pilot-member table:name="29234" table:display="true" table:show-details="true"/>
                <table:data-pilot-member table:name="41906" table:display="true" table:show-details="true"/>
                <table:data-pilot-member table:name="35000" table:display="true" table:show-details="true"/>
                <table:data-pilot-member table:name="29146" table:display="true" table:show-details="true"/>
                <table:data-pilot-member table:name="34361" table:display="true" table:show-details="true"/>
                <table:data-pilot-member table:name="29682" table:display="true" table:show-details="true"/>
                <table:data-pilot-member table:name="56440" table:display="true" table:show-details="true"/>
                <table:data-pilot-member table:name="180781" table:display="true" table:show-details="true"/>
                <table:data-pilot-member table:name="150000" table:display="true" table:show-details="true"/>
                <table:data-pilot-member table:name="148301" table:display="true" table:show-details="true"/>
                <table:data-pilot-member table:name="109302" table:display="true" table:show-details="true"/>
                <table:data-pilot-member table:name="102945" table:display="true" table:show-details="true"/>
                <table:data-pilot-member table:name="38000" table:display="true" table:show-details="true"/>
                <table:data-pilot-member table:name="31184" table:display="true" table:show-details="true"/>
                <table:data-pilot-member table:name="24790" table:display="true" table:show-details="true"/>
                <table:data-pilot-member table:name="20129" table:display="true" table:show-details="true"/>
                <table:data-pilot-member table:name="47500" table:display="true" table:show-details="true"/>
                <table:data-pilot-member table:name="37500" table:display="true" table:show-details="true"/>
                <table:data-pilot-member table:name="24534" table:display="true" table:show-details="true"/>
                <table:data-pilot-member table:name="24565" table:display="true" table:show-details="true"/>
                <table:data-pilot-member table:name="22030" table:display="true" table:show-details="true"/>
                <table:data-pilot-member table:name="21387" table:display="true" table:show-details="true"/>
                <table:data-pilot-member table:name="25500" table:display="true" table:show-details="true"/>
                <table:data-pilot-member table:name="215000" table:display="true" table:show-details="true"/>
                <table:data-pilot-member table:name="102990" table:display="true" table:show-details="true"/>
                <table:data-pilot-member table:name="96990" table:display="true" table:show-details="true"/>
                <table:data-pilot-member table:name="85990" table:display="true" table:show-details="true"/>
                <table:data-pilot-member table:name="79990" table:display="true" table:show-details="true"/>
                <table:data-pilot-member table:name="75000" table:display="true" table:show-details="true"/>
                <table:data-pilot-member table:name="65620" table:display="true" table:show-details="true"/>
                <table:data-pilot-member table:name="61480" table:display="true" table:show-details="true"/>
                <table:data-pilot-member table:name="58620" table:display="true" table:show-details="true"/>
                <table:data-pilot-member table:name="55480" table:display="true" table:show-details="true"/>
                <table:data-pilot-member table:name="46380" table:display="true" table:show-details="true"/>
                <table:data-pilot-member table:name="40936" table:display="true" table:show-details="true"/>
                <table:data-pilot-member table:name="38987" table:display="true" table:show-details="true"/>
                <table:data-pilot-member table:name="35575" table:display="true" table:show-details="true"/>
                <table:data-pilot-member table:name="33000" table:display="true" table:show-details="true"/>
                <table:data-pilot-member table:name="31900" table:display="true" table:show-details="true"/>
                <table:data-pilot-member table:name="21421" table:display="true" table:show-details="true"/>
                <table:data-pilot-member table:name="60437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PriceDollar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32,779" table:display="true" table:show-details="true"/>
                <table:data-pilot-member table:name="113,636" table:display="true" table:show-details="true"/>
                <table:data-pilot-member table:name="87,318" table:display="true" table:show-details="true"/>
                <table:data-pilot-member table:name="85,273" table:display="true" table:show-details="true"/>
                <table:data-pilot-member table:name="74,217" table:display="true" table:show-details="true"/>
                <table:data-pilot-member table:name="72,223" table:display="true" table:show-details="true"/>
                <table:data-pilot-member table:name="63,228" table:display="true" table:show-details="true"/>
                <table:data-pilot-member table:name="61,235" table:display="true" table:show-details="true"/>
                <table:data-pilot-member table:name="52,273" table:display="true" table:show-details="true"/>
                <table:data-pilot-member table:name="50,000" table:display="true" table:show-details="true"/>
                <table:data-pilot-member table:name="61,855" table:display="true" table:show-details="true"/>
                <table:data-pilot-member table:name="59,091" table:display="true" table:show-details="true"/>
                <table:data-pilot-member table:name="37,751" table:display="true" table:show-details="true"/>
                <table:data-pilot-member table:name="34,561" table:display="true" table:show-details="true"/>
                <table:data-pilot-member table:name="58,182" table:display="true" table:show-details="true"/>
                <table:data-pilot-member table:name="56,364" table:display="true" table:show-details="true"/>
                <table:data-pilot-member table:name="48,636" table:display="true" table:show-details="true"/>
                <table:data-pilot-member table:name="36,364" table:display="true" table:show-details="true"/>
                <table:data-pilot-member table:name="40,909" table:display="true" table:show-details="true"/>
                <table:data-pilot-member table:name="34,020" table:display="true" table:show-details="true"/>
                <table:data-pilot-member table:name="34,455" table:display="true" table:show-details="true"/>
                <table:data-pilot-member table:name="31,727" table:display="true" table:show-details="true"/>
                <table:data-pilot-member table:name="57,182" table:display="true" table:show-details="true"/>
                <table:data-pilot-member table:name="49,523" table:display="true" table:show-details="true"/>
                <table:data-pilot-member table:name="49,091" table:display="true" table:show-details="true"/>
                <table:data-pilot-member table:name="42,636" table:display="true" table:show-details="true"/>
                <table:data-pilot-member table:name="32,655" table:display="true" table:show-details="true"/>
                <table:data-pilot-member table:name="29,997" table:display="true" table:show-details="true"/>
                <table:data-pilot-member table:name="37,086" table:display="true" table:show-details="true"/>
                <table:data-pilot-member table:name="31,326" table:display="true" table:show-details="true"/>
                <table:data-pilot-member table:name="30,883" table:display="true" table:show-details="true"/>
                <table:data-pilot-member table:name="68,501" table:display="true" table:show-details="true"/>
                <table:data-pilot-member table:name="34,641" table:display="true" table:show-details="true"/>
                <table:data-pilot-member table:name="33,488" table:display="true" table:show-details="true"/>
                <table:data-pilot-member table:name="31,273" table:display="true" table:show-details="true"/>
                <table:data-pilot-member table:name="30,121" table:display="true" table:show-details="true"/>
                <table:data-pilot-member table:name="45,455" table:display="true" table:show-details="true"/>
                <table:data-pilot-member table:name="135,455" table:display="true" table:show-details="true"/>
                <table:data-pilot-member table:name="95,455" table:display="true" table:show-details="true"/>
                <table:data-pilot-member table:name="29,678" table:display="true" table:show-details="true"/>
                <table:data-pilot-member table:name="64,210" table:display="true" table:show-details="true"/>
                <table:data-pilot-member table:name="63,167" table:display="true" table:show-details="true"/>
                <table:data-pilot-member table:name="27,273" table:display="true" table:show-details="true"/>
                <table:data-pilot-member table:name="28,801" table:display="true" table:show-details="true"/>
                <table:data-pilot-member table:name="33,852" table:display="true" table:show-details="true"/>
                <table:data-pilot-member table:name="30,224" table:display="true" table:show-details="true"/>
                <table:data-pilot-member table:name="26,576" table:display="true" table:show-details="true"/>
                <table:data-pilot-member table:name="38,096" table:display="true" table:show-details="true"/>
                <table:data-pilot-member table:name="31,818" table:display="true" table:show-details="true"/>
                <table:data-pilot-member table:name="26,496" table:display="true" table:show-details="true"/>
                <table:data-pilot-member table:name="31,237" table:display="true" table:show-details="true"/>
                <table:data-pilot-member table:name="26,984" table:display="true" table:show-details="true"/>
                <table:data-pilot-member table:name="51,309" table:display="true" table:show-details="true"/>
                <table:data-pilot-member table:name="164,346" table:display="true" table:show-details="true"/>
                <table:data-pilot-member table:name="136,364" table:display="true" table:show-details="true"/>
                <table:data-pilot-member table:name="134,819" table:display="true" table:show-details="true"/>
                <table:data-pilot-member table:name="99,365" table:display="true" table:show-details="true"/>
                <table:data-pilot-member table:name="93,586" table:display="true" table:show-details="true"/>
                <table:data-pilot-member table:name="34,545" table:display="true" table:show-details="true"/>
                <table:data-pilot-member table:name="28,349" table:display="true" table:show-details="true"/>
                <table:data-pilot-member table:name="22,536" table:display="true" table:show-details="true"/>
                <table:data-pilot-member table:name="18,299" table:display="true" table:show-details="true"/>
                <table:data-pilot-member table:name="43,182" table:display="true" table:show-details="true"/>
                <table:data-pilot-member table:name="34,091" table:display="true" table:show-details="true"/>
                <table:data-pilot-member table:name="22,304" table:display="true" table:show-details="true"/>
                <table:data-pilot-member table:name="22,332" table:display="true" table:show-details="true"/>
                <table:data-pilot-member table:name="20,027" table:display="true" table:show-details="true"/>
                <table:data-pilot-member table:name="19,443" table:display="true" table:show-details="true"/>
                <table:data-pilot-member table:name="23,182" table:display="true" table:show-details="true"/>
                <table:data-pilot-member table:name="195,455" table:display="true" table:show-details="true"/>
                <table:data-pilot-member table:name="93,627" table:display="true" table:show-details="true"/>
                <table:data-pilot-member table:name="88,173" table:display="true" table:show-details="true"/>
                <table:data-pilot-member table:name="78,173" table:display="true" table:show-details="true"/>
                <table:data-pilot-member table:name="72,718" table:display="true" table:show-details="true"/>
                <table:data-pilot-member table:name="68,182" table:display="true" table:show-details="true"/>
                <table:data-pilot-member table:name="59,655" table:display="true" table:show-details="true"/>
                <table:data-pilot-member table:name="55,891" table:display="true" table:show-details="true"/>
                <table:data-pilot-member table:name="53,291" table:display="true" table:show-details="true"/>
                <table:data-pilot-member table:name="50,436" table:display="true" table:show-details="true"/>
                <table:data-pilot-member table:name="42,164" table:display="true" table:show-details="true"/>
                <table:data-pilot-member table:name="37,215" table:display="true" table:show-details="true"/>
                <table:data-pilot-member table:name="35,443" table:display="true" table:show-details="true"/>
                <table:data-pilot-member table:name="32,341" table:display="true" table:show-details="true"/>
                <table:data-pilot-member table:name="30,000" table:display="true" table:show-details="true"/>
                <table:data-pilot-member table:name="29,000" table:display="true" table:show-details="true"/>
                <table:data-pilot-member table:name="19,474" table:display="true" table:show-details="true"/>
                <table:data-pilot-member table:name="54,943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PowerTrain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All Wheel Drive" table:display="true" table:show-details="true"/>
                <table:data-pilot-member table:name="Front Wheel Drive" table:display="true" table:show-details="true"/>
                <table:data-pilot-member table:name="Rear Wheel Drive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ccelSec_Mi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8.69 sec" table:display="true" table:show-details="true"/>
                <table:data-pilot-member table:name="3.38 sec" table:display="true" table:show-details="true"/>
                <table:data-pilot-member table:name="4.35 sec" table:display="true" table:show-details="true"/>
                <table:data-pilot-member table:name="5.50 sec" table:display="true" table:show-details="true"/>
                <table:data-pilot-member table:name="6.57 sec" table:display="true" table:show-details="true"/>
                <table:data-pilot-member table:name="6.08 sec" table:display="true" table:show-details="true"/>
                <table:data-pilot-member table:name="3.86 sec" table:display="true" table:show-details="true"/>
                <table:data-pilot-member table:name="6.66 sec" table:display="true" table:show-details="true"/>
                <table:data-pilot-member table:name="7.05 sec" table:display="true" table:show-details="true"/>
                <table:data-pilot-member table:name="5.31 sec" table:display="true" table:show-details="true"/>
                <table:data-pilot-member table:name="7.24 sec" table:display="true" table:show-details="true"/>
                <table:data-pilot-member table:name="9.37 sec" table:display="true" table:show-details="true"/>
                <table:data-pilot-member table:name="6.28 sec" table:display="true" table:show-details="true"/>
                <table:data-pilot-member table:name="8.40 sec" table:display="true" table:show-details="true"/>
                <table:data-pilot-member table:name="5.79 sec" table:display="true" table:show-details="true"/>
                <table:data-pilot-member table:name="6.76 sec" table:display="true" table:show-details="true"/>
                <table:data-pilot-member table:name="6.37 sec" table:display="true" table:show-details="true"/>
                <table:data-pilot-member table:name="8.01 sec" table:display="true" table:show-details="true"/>
                <table:data-pilot-member table:name="9.17 sec" table:display="true" table:show-details="true"/>
                <table:data-pilot-member table:name="7.63 sec" table:display="true" table:show-details="true"/>
                <table:data-pilot-member table:name="9.56 sec" table:display="true" table:show-details="true"/>
                <table:data-pilot-member table:name="4.63 sec" table:display="true" table:show-details="true"/>
                <table:data-pilot-member table:name="7.53 sec" table:display="true" table:show-details="true"/>
                <table:data-pilot-member table:name="9.46 sec" table:display="true" table:show-details="true"/>
                <table:data-pilot-member table:name="9.66 sec" table:display="true" table:show-details="true"/>
                <table:data-pilot-member table:name="2.70 sec" table:display="true" table:show-details="true"/>
                <table:data-pilot-member table:name="4.92 sec" table:display="true" table:show-details="true"/>
                <table:data-pilot-member table:name="4.83 sec" table:display="true" table:show-details="true"/>
                <table:data-pilot-member table:name="7.92 sec" table:display="true" table:show-details="true"/>
                <table:data-pilot-member table:name="7.34 sec" table:display="true" table:show-details="true"/>
                <table:data-pilot-member table:name="5.70 sec" table:display="true" table:show-details="true"/>
                <table:data-pilot-member table:name="13.52 sec" table:display="true" table:show-details="true"/>
                <table:data-pilot-member table:name="8.21 sec" table:display="true" table:show-details="true"/>
                <table:data-pilot-member table:name="7.82 sec" table:display="true" table:show-details="true"/>
                <table:data-pilot-member table:name="4.54 sec" table:display="true" table:show-details="true"/>
                <table:data-pilot-member table:name="3.09 sec" table:display="true" table:show-details="true"/>
                <table:data-pilot-member table:name="21.63 sec" table:display="true" table:show-details="true"/>
                <table:data-pilot-member table:name="11.01 sec" table:display="true" table:show-details="true"/>
                <table:data-pilot-member table:name="12.17 sec" table:display="true" table:show-details="true"/>
                <table:data-pilot-member table:name="11.88 sec" table:display="true" table:show-details="true"/>
                <table:data-pilot-member table:name="5.99 sec" table:display="true" table:show-details="true"/>
                <table:data-pilot-member table:name="8.50 sec" table:display="true" table:show-details="true"/>
                <table:data-pilot-member table:name="11.49 sec" table:display="true" table:show-details="true"/>
                <table:data-pilot-member table:name="12.26 sec" table:display="true" table:show-details="true"/>
                <table:data-pilot-member table:name="11.20 sec" table:display="true" table:show-details="true"/>
                <table:data-pilot-member table:name="2.03 sec" table:display="true" table:show-details="true"/>
                <table:data-pilot-member table:name="2.41 sec" table:display="true" table:show-details="true"/>
                <table:data-pilot-member table:name="4.44 sec" table:display="true" table:show-details="true"/>
                <table:data-pilot-member table:name="3.67 sec" table:display="true" table:show-details="true"/>
                <table:data-pilot-member table:name="2.90 sec" table:display="true" table:show-details="true"/>
                <table:data-pilot-member table:name="3.57 sec" table:display="true" table:show-details="true"/>
                <table:data-pilot-member table:name="3.28 sec" table:display="true" table:show-details="true"/>
                <table:data-pilot-member table:name="5.41 sec" table:display="true" table:show-details="true"/>
                <table:data-pilot-member table:name="9.27 sec" table:display="true" table:show-details="true"/>
                <table:data-pilot-member table:name="4.73 sec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 number:grouping="true"/>
    </number:number-style>
    <number:number-style style:name="N126">
      <number:number number:decimal-places="2" loext:min-decimal-places="2" number:min-integer-digits="1"/>
      <number:text> sec</number:text>
    </number:number-style>
    <number:number-style style:name="N127">
      <number:number number:decimal-places="0" loext:min-decimal-places="0" number:min-integer-digits="1"/>
      <number:text> mi/hr</number:text>
    </number:number-style>
    <number:number-style style:name="N128">
      <number:number number:decimal-places="0" loext:min-decimal-places="0" number:min-integer-digits="1"/>
      <number:text> mi</number:text>
    </number:number-style>
    <number:number-style style:name="N129">
      <number:number number:decimal-places="0" loext:min-decimal-places="0" number:min-integer-digits="1"/>
      <number:text> Wh/mi</number:text>
    </number:number-style>
    <number:number-style style:name="N130">
      <number:text>$</number:text>
      <number:number number:decimal-places="0" loext:min-decimal-places="0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f000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lean_5f_ElectricCarData" style:display-name="PageStyle_clean_ElectricCar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ngelog" style:display-name="PageStyle_Change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DA" style:display-name="PageStyle_E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T-_20_Brand_20_x_20_Price" style:display-name="PageStyle_PT- Brand x Pri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T-_20_BodyStyle_20_x_20_Price" style:display-name="PageStyle_PT- BodyStyle x Pri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T-_20_PowerTrain_20_x_20_AccelSec" style:display-name="PageStyle_PT- PowerTrain x AccelSe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s_5f_ElectricCarData" style:display-name="PageStyle_Stats_ElectricCar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aw_5f_ElectricCarData" style:display-name="PageStyle_raw_ElectricCar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" meta:cell-count="5681" meta:object-count="2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vertical="tru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fo:font-weight="bold" style:font-family-asian="Arial" style:font-size-asian="10pt" style:font-weight-asian="bold" style:font-family-complex="Arial" style:font-size-complex="10pt" style:font-weight-complex="bold"/>
    </style:style>
    <style:style style:name="ch5" style:family="chart">
      <style:chart-properties style:rotation-angle="90"/>
      <style:text-properties fo:color="#000000" style:text-position="0% 100%" fo:font-family="Arial" fo:font-size="12pt" fo:font-weight="bold" style:font-family-asian="Arial" style:font-size-asian="12pt" style:font-weight-asian="bold" style:font-family-complex="Arial" style:font-size-complex="12pt" style:font-weight-complex="bold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style:rotation-angle="0"/>
      <style:text-properties fo:color="#000000" style:text-position="0% 100%" fo:font-family="Arial" fo:font-size="10pt" fo:font-weight="bold" style:font-family-asian="Arial" style:font-size-asian="10pt" style:font-weight-asian="bold" style:font-family-complex="Arial" style:font-size-complex="10pt" style:font-weight-complex="bold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10" style:family="chart">
      <style:graphic-properties draw:fill-color="#004586"/>
    </style:style>
    <style:style style:name="ch11" style:family="chart">
      <style:graphic-properties draw:fill-color="#ff420e"/>
    </style:style>
    <style:style style:name="ch12" style:family="chart">
      <style:graphic-properties draw:fill-color="#ffd320"/>
    </style:style>
    <style:style style:name="ch13" style:family="chart">
      <style:graphic-properties draw:fill-color="#579d1c"/>
    </style:style>
    <style:style style:name="ch14" style:family="chart">
      <style:graphic-properties draw:fill-color="#7e0021"/>
    </style:style>
    <style:style style:name="ch15" style:family="chart">
      <style:graphic-properties draw:fill-color="#83caff"/>
    </style:style>
    <style:style style:name="ch16" style:family="chart">
      <style:graphic-properties draw:fill-color="#314004"/>
    </style:style>
    <style:style style:name="ch17" style:family="chart">
      <style:graphic-properties draw:fill-color="#aecf00"/>
    </style:style>
    <style:style style:name="ch18" style:family="chart">
      <style:graphic-properties draw:fill-color="#4b1f6f"/>
    </style:style>
    <style:style style:name="ch19" style:family="chart">
      <style:graphic-properties draw:fill-color="#ff950e"/>
    </style:style>
    <style:style style:name="ch20" style:family="chart">
      <style:graphic-properties draw:fill-color="#c5000b"/>
    </style:style>
    <style:style style:name="ch21" style:family="chart">
      <style:graphic-properties draw:fill-color="#0084d1"/>
    </style:style>
    <style:style style:name="ch22" style:family="chart">
      <style:graphic-properties draw:fill="solid" draw:fill-color="#ffffff"/>
    </style:style>
    <style:style style:name="ch23" style:family="chart">
      <style:graphic-properties draw:fill-color="#d9d9d9"/>
    </style:style>
  </office:automatic-styles>
  <office:body>
    <office:chart>
      <chart:chart svg:width="13.679cm" svg:height="8.467cm" xlink:href=".." xlink:type="simple" chart:class="chart:bar" chart:style-name="ch1">
        <chart:legend chart:legend-position="end" svg:x="7.204cm" svg:y="1.195cm" style:legend-expansion="high" chart:style-name="ch2"/>
        <chart:plot-area chart:style-name="ch3" table:cell-range-address="'PT- Brand x Price'.A1:'PT- Brand x Price'.B35" chart:data-source-has-labels="both" svg:x="1.428cm" svg:y="0.169cm" svg:width="5.503cm" svg:height="7.099cm">
          <chartooo:coordinate-region svg:x="2.878cm" svg:y="0.277cm" svg:width="3.496cm" svg:height="6.494cm"/>
          <chart:axis chart:dimension="x" chart:name="primary-x" chart:style-name="ch4" chartooo:axis-type="text">
            <chart:title svg:x="0.767cm" svg:y="1.26cm" chart:style-name="ch5">
              <text:p>Brand (A-Z)</text:p>
            </chart:title>
            <chart:categories table:cell-range-address="'PT- Brand x Price'.A2:'PT- Brand x Price'.A35"/>
          </chart:axis>
          <chart:axis chart:dimension="y" chart:name="primary-y" chart:style-name="ch6">
            <chart:title svg:x="2.182cm" svg:y="7.7cm" chart:style-name="ch7">
              <text:p>Average Price in Dollars</text:p>
            </chart:title>
            <chart:grid chart:style-name="ch8" chart:class="major"/>
          </chart:axis>
          <chart:series chart:style-name="ch9" chart:values-cell-range-address="'PT- Brand x Price'.B2:'PT- Brand x Price'.B35" chart:label-cell-address="'PT- Brand x Price'.B1:'PT- Brand x Price'.B1" chart:class="chart:bar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- PriceDollar</text:p>
                <draw:g>
                  <svg:desc>'PT- Brand x Price'.B1:'PT- Brand x Price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iways</text:p>
                <draw:g>
                  <svg:desc>'PT- Brand x Price'.A2:'PT- Brand x Price'.A35</svg:desc>
                </draw:g>
              </table:table-cell>
              <table:table-cell office:value-type="float" office:value="32779.0909090909">
                <text:p>32779.0909090909</text:p>
                <draw:g>
                  <svg:desc>'PT- Brand x Price'.B2:'PT- Brand x Price'.B35</svg:desc>
                </draw:g>
              </table:table-cell>
            </table:table-row>
            <table:table-row>
              <table:table-cell office:value-type="string">
                <text:p>Audi</text:p>
              </table:table-cell>
              <table:table-cell office:value-type="float" office:value="73266.9696969697">
                <text:p>73266.9696969697</text:p>
              </table:table-cell>
            </table:table-row>
            <table:table-row>
              <table:table-cell office:value-type="string">
                <text:p>BMW</text:p>
              </table:table-cell>
              <table:table-cell office:value-type="float" office:value="48314.3181818182">
                <text:p>48314.3181818182</text:p>
              </table:table-cell>
            </table:table-row>
            <table:table-row>
              <table:table-cell office:value-type="string">
                <text:p>Byton</text:p>
              </table:table-cell>
              <table:table-cell office:value-type="float" office:value="54393.9393939394">
                <text:p>54393.9393939394</text:p>
              </table:table-cell>
            </table:table-row>
            <table:table-row>
              <table:table-cell office:value-type="string">
                <text:p>Citroen</text:p>
              </table:table-cell>
              <table:table-cell office:value-type="float" office:value="36363.6363636364">
                <text:p>36363.6363636364</text:p>
              </table:table-cell>
            </table:table-row>
            <table:table-row>
              <table:table-cell office:value-type="string">
                <text:p>CUPRA</text:p>
              </table:table-cell>
              <table:table-cell office:value-type="float" office:value="40909.0909090909">
                <text:p>40909.0909090909</text:p>
              </table:table-cell>
            </table:table-row>
            <table:table-row>
              <table:table-cell office:value-type="string">
                <text:p>DS</text:p>
              </table:table-cell>
              <table:table-cell office:value-type="float" office:value="34020">
                <text:p>34020</text:p>
              </table:table-cell>
            </table:table-row>
            <table:table-row>
              <table:table-cell office:value-type="string">
                <text:p>Fiat</text:p>
              </table:table-cell>
              <table:table-cell office:value-type="float" office:value="33090.9090909091">
                <text:p>33090.9090909091</text:p>
              </table:table-cell>
            </table:table-row>
            <table:table-row>
              <table:table-cell office:value-type="string">
                <text:p>Ford</text:p>
              </table:table-cell>
              <table:table-cell office:value-type="float" office:value="49607.9545454546">
                <text:p>49607.9545454546</text:p>
              </table:table-cell>
            </table:table-row>
            <table:table-row>
              <table:table-cell office:value-type="string">
                <text:p>Honda</text:p>
              </table:table-cell>
              <table:table-cell office:value-type="float" office:value="31326.3636363636">
                <text:p>31326.3636363636</text:p>
              </table:table-cell>
            </table:table-row>
            <table:table-row>
              <table:table-cell office:value-type="string">
                <text:p>Hyundai</text:p>
              </table:table-cell>
              <table:table-cell office:value-type="float" office:value="33098.4848484848">
                <text:p>33098.4848484848</text:p>
              </table:table-cell>
            </table:table-row>
            <table:table-row>
              <table:table-cell office:value-type="string">
                <text:p>Jaguar</text:p>
              </table:table-cell>
              <table:table-cell office:value-type="float" office:value="68500.9090909091">
                <text:p>68500.9090909091</text:p>
              </table:table-cell>
            </table:table-row>
            <table:table-row>
              <table:table-cell office:value-type="string">
                <text:p>Kia</text:p>
              </table:table-cell>
              <table:table-cell office:value-type="float" office:value="32602.1818181818">
                <text:p>32602.1818181818</text:p>
              </table:table-cell>
            </table:table-row>
            <table:table-row>
              <table:table-cell office:value-type="string">
                <text:p>Lexus</text:p>
              </table:table-cell>
              <table:table-cell office:value-type="float" office:value="45454.5454545455">
                <text:p>45454.5454545455</text:p>
              </table:table-cell>
            </table:table-row>
            <table:table-row>
              <table:table-cell office:value-type="string">
                <text:p>Lightyear</text:p>
              </table:table-cell>
              <table:table-cell office:value-type="float" office:value="135454.545454545">
                <text:p>135454.545454545</text:p>
              </table:table-cell>
            </table:table-row>
            <table:table-row>
              <table:table-cell office:value-type="string">
                <text:p>Lucid</text:p>
              </table:table-cell>
              <table:table-cell office:value-type="float" office:value="95454.5454545455">
                <text:p>95454.5454545455</text:p>
              </table:table-cell>
            </table:table-row>
            <table:table-row>
              <table:table-cell office:value-type="string">
                <text:p>Mazda</text:p>
              </table:table-cell>
              <table:table-cell office:value-type="float" office:value="29678.1818181818">
                <text:p>29678.1818181818</text:p>
              </table:table-cell>
            </table:table-row>
            <table:table-row>
              <table:table-cell office:value-type="string">
                <text:p>Mercedes</text:p>
              </table:table-cell>
              <table:table-cell office:value-type="float" office:value="56095.4545454545">
                <text:p>56095.4545454545</text:p>
              </table:table-cell>
            </table:table-row>
            <table:table-row>
              <table:table-cell office:value-type="string">
                <text:p>MG</text:p>
              </table:table-cell>
              <table:table-cell office:value-type="float" office:value="27272.7272727273">
                <text:p>27272.7272727273</text:p>
              </table:table-cell>
            </table:table-row>
            <table:table-row>
              <table:table-cell office:value-type="string">
                <text:p>Mini</text:p>
              </table:table-cell>
              <table:table-cell office:value-type="float" office:value="28800.9090909091">
                <text:p>28800.9090909091</text:p>
              </table:table-cell>
            </table:table-row>
            <table:table-row>
              <table:table-cell office:value-type="string">
                <text:p>Nissan</text:p>
              </table:table-cell>
              <table:table-cell office:value-type="float" office:value="41729.2045454545">
                <text:p>41729.2045454545</text:p>
              </table:table-cell>
            </table:table-row>
            <table:table-row>
              <table:table-cell office:value-type="string">
                <text:p>Opel</text:p>
              </table:table-cell>
              <table:table-cell office:value-type="float" office:value="32136.9696969697">
                <text:p>32136.9696969697</text:p>
              </table:table-cell>
            </table:table-row>
            <table:table-row>
              <table:table-cell office:value-type="string">
                <text:p>Peugeot</text:p>
              </table:table-cell>
              <table:table-cell office:value-type="float" office:value="29110.4545454545">
                <text:p>29110.4545454545</text:p>
              </table:table-cell>
            </table:table-row>
            <table:table-row>
              <table:table-cell office:value-type="string">
                <text:p>Polestar</text:p>
              </table:table-cell>
              <table:table-cell office:value-type="float" office:value="51309.0909090909">
                <text:p>51309.0909090909</text:p>
              </table:table-cell>
            </table:table-row>
            <table:table-row>
              <table:table-cell office:value-type="string">
                <text:p>Porsche</text:p>
              </table:table-cell>
              <table:table-cell office:value-type="float" office:value="125696.181818182">
                <text:p>125696.181818182</text:p>
              </table:table-cell>
            </table:table-row>
            <table:table-row>
              <table:table-cell office:value-type="string">
                <text:p>Renault</text:p>
              </table:table-cell>
              <table:table-cell office:value-type="float" office:value="28425.6363636364">
                <text:p>28425.6363636364</text:p>
              </table:table-cell>
            </table:table-row>
            <table:table-row>
              <table:table-cell office:value-type="string">
                <text:p>SEAT</text:p>
              </table:table-cell>
              <table:table-cell office:value-type="float" office:value="18299.0909090909">
                <text:p>18299.0909090909</text:p>
              </table:table-cell>
            </table:table-row>
            <table:table-row>
              <table:table-cell office:value-type="string">
                <text:p>Skoda</text:p>
              </table:table-cell>
              <table:table-cell office:value-type="float" office:value="34777.8787878788">
                <text:p>34777.8787878788</text:p>
              </table:table-cell>
            </table:table-row>
            <table:table-row>
              <table:table-cell office:value-type="string">
                <text:p>Smart</text:p>
              </table:table-cell>
              <table:table-cell office:value-type="float" office:value="20600.6060606061">
                <text:p>20600.6060606061</text:p>
              </table:table-cell>
            </table:table-row>
            <table:table-row>
              <table:table-cell office:value-type="string">
                <text:p>Sono</text:p>
              </table:table-cell>
              <table:table-cell office:value-type="float" office:value="23181.8181818182">
                <text:p>23181.8181818182</text:p>
              </table:table-cell>
            </table:table-row>
            <table:table-row>
              <table:table-cell office:value-type="string">
                <text:p>Tesla</text:p>
              </table:table-cell>
              <table:table-cell office:value-type="float" office:value="72974.8251748252">
                <text:p>72974.8251748252</text:p>
              </table:table-cell>
            </table:table-row>
            <table:table-row>
              <table:table-cell office:value-type="string">
                <text:p>Volkswagen</text:p>
              </table:table-cell>
              <table:table-cell office:value-type="float" office:value="31456.7045454545">
                <text:p>31456.7045454545</text:p>
              </table:table-cell>
            </table:table-row>
            <table:table-row>
              <table:table-cell office:value-type="string">
                <text:p>Volvo</text:p>
              </table:table-cell>
              <table:table-cell office:value-type="float" office:value="54942.7272727273">
                <text:p>54942.72727272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vertical="tru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style:rotation-angle="90"/>
      <style:text-properties fo:color="#000000" style:text-position="0% 100%" fo:font-family="Arial" fo:font-size="10pt" fo:font-weight="bold" style:font-family-asian="Arial" style:font-size-asian="10pt" style:font-weight-asian="bold" style:font-family-complex="Arial" style:font-size-complex="10pt" style:font-weight-complex="bold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10" style:family="chart">
      <style:graphic-properties draw:fill-color="#004586"/>
    </style:style>
    <style:style style:name="ch11" style:family="chart">
      <style:graphic-properties draw:fill-color="#ff420e"/>
    </style:style>
    <style:style style:name="ch12" style:family="chart">
      <style:graphic-properties draw:fill-color="#ffd320"/>
    </style:style>
    <style:style style:name="ch13" style:family="chart">
      <style:graphic-properties draw:fill-color="#579d1c"/>
    </style:style>
    <style:style style:name="ch14" style:family="chart">
      <style:graphic-properties draw:fill-color="#7e0021"/>
    </style:style>
    <style:style style:name="ch15" style:family="chart">
      <style:graphic-properties draw:fill-color="#83caff"/>
    </style:style>
    <style:style style:name="ch16" style:family="chart">
      <style:graphic-properties draw:fill-color="#314004"/>
    </style:style>
    <style:style style:name="ch17" style:family="chart">
      <style:graphic-properties draw:fill-color="#aecf00"/>
    </style:style>
    <style:style style:name="ch18" style:family="chart">
      <style:graphic-properties draw:fill-color="#4b1f6f"/>
    </style:style>
    <style:style style:name="ch19" style:family="chart">
      <style:graphic-properties draw:fill="solid" draw:fill-color="#ffffff"/>
    </style:style>
    <style:style style:name="ch20" style:family="chart">
      <style:graphic-properties draw:fill-color="#d9d9d9"/>
    </style:style>
  </office:automatic-styles>
  <office:body>
    <office:chart>
      <chart:chart svg:width="10.345cm" svg:height="6.376cm" xlink:href=".." xlink:type="simple" chart:class="chart:bar" chart:style-name="ch1">
        <chart:legend chart:legend-position="end" svg:x="7.95cm" svg:y="0.897cm" style:legend-expansion="high" chart:style-name="ch2"/>
        <chart:plot-area chart:style-name="ch3" table:cell-range-address="'PT- BodyStyle x Price'.A1:'PT- BodyStyle x Price'.B10" chart:data-source-has-labels="both" svg:x="1.266cm" svg:y="0.127cm" svg:width="6.478cm" svg:height="5.092cm">
          <chartooo:coordinate-region svg:x="3.007cm" svg:y="0.127cm" svg:width="4.181cm" svg:height="4.595cm"/>
          <chart:axis chart:dimension="x" chart:name="primary-x" chart:style-name="ch4" chartooo:axis-type="text">
            <chart:title svg:x="0.479cm" svg:y="1.06cm" chart:style-name="ch5">
              <text:p>Body Style</text:p>
            </chart:title>
            <chart:categories table:cell-range-address="'PT- BodyStyle x Price'.A2:'PT- BodyStyle x Price'.A10"/>
          </chart:axis>
          <chart:axis chart:dimension="y" chart:name="primary-y" chart:style-name="ch6">
            <chart:title svg:x="2.137cm" svg:y="5.74cm" chart:style-name="ch7">
              <text:p>Average Price in Dollars</text:p>
            </chart:title>
            <chart:grid chart:style-name="ch8" chart:class="major"/>
          </chart:axis>
          <chart:series chart:style-name="ch9" chart:values-cell-range-address="'PT- BodyStyle x Price'.B2:'PT- BodyStyle x Price'.B10" chart:label-cell-address="'PT- BodyStyle x Price'.B1:'PT- BodyStyle x Price'.B1" chart:class="chart:bar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- PriceDollar</text:p>
                <draw:g>
                  <svg:desc>'PT- BodyStyle x Price'.B1:'PT- BodyStyle x Price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brio</text:p>
                <draw:g>
                  <svg:desc>'PT- BodyStyle x Price'.A2:'PT- BodyStyle x Price'.A10</svg:desc>
                </draw:g>
              </table:table-cell>
              <table:table-cell office:value-type="float" office:value="84080.303030303">
                <text:p>84080.303030303</text:p>
                <draw:g>
                  <svg:desc>'PT- BodyStyle x Price'.B2:'PT- BodyStyle x Price'.B10</svg:desc>
                </draw:g>
              </table:table-cell>
            </table:table-row>
            <table:table-row>
              <table:table-cell office:value-type="string">
                <text:p>Hatchback</text:p>
              </table:table-cell>
              <table:table-cell office:value-type="float" office:value="31721.0511363636">
                <text:p>31721.0511363636</text:p>
              </table:table-cell>
            </table:table-row>
            <table:table-row>
              <table:table-cell office:value-type="string">
                <text:p>Liftback</text:p>
              </table:table-cell>
              <table:table-cell office:value-type="float" office:value="75796.1818181818">
                <text:p>75796.1818181818</text:p>
              </table:table-cell>
            </table:table-row>
            <table:table-row>
              <table:table-cell office:value-type="string">
                <text:p>MPV</text:p>
              </table:table-cell>
              <table:table-cell office:value-type="float" office:value="38096.3636363636">
                <text:p>38096.3636363636</text:p>
              </table:table-cell>
            </table:table-row>
            <table:table-row>
              <table:table-cell office:value-type="string">
                <text:p>Pickup</text:p>
              </table:table-cell>
              <table:table-cell office:value-type="float" office:value="53030.303030303">
                <text:p>53030.303030303</text:p>
              </table:table-cell>
            </table:table-row>
            <table:table-row>
              <table:table-cell office:value-type="string">
                <text:p>Sedan</text:p>
              </table:table-cell>
              <table:table-cell office:value-type="float" office:value="90879">
                <text:p>90879</text:p>
              </table:table-cell>
            </table:table-row>
            <table:table-row>
              <table:table-cell office:value-type="string">
                <text:p>SPV</text:p>
              </table:table-cell>
              <table:table-cell office:value-type="float" office:value="42993.0303030303">
                <text:p>42993.0303030303</text:p>
              </table:table-cell>
            </table:table-row>
            <table:table-row>
              <table:table-cell office:value-type="string">
                <text:p>Station</text:p>
              </table:table-cell>
              <table:table-cell office:value-type="float" office:value="136363.636363636">
                <text:p>136363.636363636</text:p>
              </table:table-cell>
            </table:table-row>
            <table:table-row>
              <table:table-cell office:value-type="string">
                <text:p>SUV</text:p>
              </table:table-cell>
              <table:table-cell office:value-type="float" office:value="49075.0303030303">
                <text:p>49075.03030303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